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130_153812conf_memo" table:style-name="ta1">
        <table:shapes>
          <draw:frame draw:z-index="0" draw:style-name="gr1" draw:text-style-name="P1" svg:width="15.987cm" svg:height="9.005cm" svg:x="5.613cm" svg:y="1.487cm">
            <draw:object draw:notify-on-update-of-ranges="20230130_153812conf_memo.A1:20230130_153812conf_memo.A41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445656567811966" calcext:value-type="float">
            <text:p>0.445656567811966</text:p>
          </table:table-cell>
          <table:table-cell table:number-columns-repeated="2"/>
        </table:table-row>
        <table:table-row table:style-name="ro1">
          <table:table-cell office:value-type="float" office:value="0.814300179481506" calcext:value-type="float">
            <text:p>0.814300179481506</text:p>
          </table:table-cell>
          <table:table-cell/>
          <table:table-cell table:style-name="ce1" office:value-type="string" calcext:value-type="string">
            <text:p>認識率</text:p>
          </table:table-cell>
        </table:table-row>
        <table:table-row table:style-name="ro1">
          <table:table-cell office:value-type="float" office:value="0.946922659873962" calcext:value-type="float">
            <text:p>0.946922659873962</text:p>
          </table:table-cell>
          <table:table-cell/>
          <table:table-cell table:style-name="ce1" table:formula="of:=AVERAGE([.A1:.A4160])" office:value-type="float" office:value="0.819773801423323" calcext:value-type="float">
            <text:p>0.819773801423323</text:p>
          </table:table-cell>
        </table:table-row>
        <table:table-row table:style-name="ro1">
          <table:table-cell office:value-type="float" office:value="0.426915913820267" calcext:value-type="float">
            <text:p>0.426915913820267</text:p>
          </table:table-cell>
          <table:table-cell table:number-columns-repeated="2"/>
        </table:table-row>
        <table:table-row table:style-name="ro1">
          <table:table-cell office:value-type="float" office:value="0.819497585296631" calcext:value-type="float">
            <text:p>0.819497585296631</text:p>
          </table:table-cell>
          <table:table-cell table:number-columns-repeated="2"/>
        </table:table-row>
        <table:table-row table:style-name="ro1">
          <table:table-cell office:value-type="float" office:value="0.927305817604065" calcext:value-type="float">
            <text:p>0.927305817604065</text:p>
          </table:table-cell>
          <table:table-cell table:number-columns-repeated="2"/>
        </table:table-row>
        <table:table-row table:style-name="ro1">
          <table:table-cell office:value-type="float" office:value="0.411446243524551" calcext:value-type="float">
            <text:p>0.411446243524551</text:p>
          </table:table-cell>
          <table:table-cell table:number-columns-repeated="2"/>
        </table:table-row>
        <table:table-row table:style-name="ro1">
          <table:table-cell office:value-type="float" office:value="0.820285439491272" calcext:value-type="float">
            <text:p>0.820285439491272</text:p>
          </table:table-cell>
          <table:table-cell table:number-columns-repeated="2"/>
        </table:table-row>
        <table:table-row table:style-name="ro1">
          <table:table-cell office:value-type="float" office:value="0.920373499393463" calcext:value-type="float">
            <text:p>0.920373499393463</text:p>
          </table:table-cell>
          <table:table-cell table:number-columns-repeated="2"/>
        </table:table-row>
        <table:table-row table:style-name="ro1">
          <table:table-cell office:value-type="float" office:value="0.470362097024918" calcext:value-type="float">
            <text:p>0.470362097024918</text:p>
          </table:table-cell>
          <table:table-cell table:number-columns-repeated="2"/>
        </table:table-row>
        <table:table-row table:style-name="ro1">
          <table:table-cell office:value-type="float" office:value="0.821324467658997" calcext:value-type="float">
            <text:p>0.821324467658997</text:p>
          </table:table-cell>
          <table:table-cell table:number-columns-repeated="2"/>
        </table:table-row>
        <table:table-row table:style-name="ro1">
          <table:table-cell office:value-type="float" office:value="0.942290127277374" calcext:value-type="float">
            <text:p>0.942290127277374</text:p>
          </table:table-cell>
          <table:table-cell table:number-columns-repeated="2"/>
        </table:table-row>
        <table:table-row table:style-name="ro1">
          <table:table-cell office:value-type="float" office:value="0.486876487731934" calcext:value-type="float">
            <text:p>0.486876487731934</text:p>
          </table:table-cell>
          <table:table-cell table:number-columns-repeated="2"/>
        </table:table-row>
        <table:table-row table:style-name="ro1">
          <table:table-cell office:value-type="float" office:value="0.82205867767334" calcext:value-type="float">
            <text:p>0.82205867767334</text:p>
          </table:table-cell>
          <table:table-cell table:number-columns-repeated="2"/>
        </table:table-row>
        <table:table-row table:style-name="ro1">
          <table:table-cell office:value-type="float" office:value="0.944993317127228" calcext:value-type="float">
            <text:p>0.944993317127228</text:p>
          </table:table-cell>
          <table:table-cell table:number-columns-repeated="2"/>
        </table:table-row>
        <table:table-row table:style-name="ro1">
          <table:table-cell office:value-type="float" office:value="0.483657330274582" calcext:value-type="float">
            <text:p>0.483657330274582</text:p>
          </table:table-cell>
          <table:table-cell table:number-columns-repeated="2"/>
        </table:table-row>
        <table:table-row table:style-name="ro1">
          <table:table-cell office:value-type="float" office:value="0.822632014751434" calcext:value-type="float">
            <text:p>0.822632014751434</text:p>
          </table:table-cell>
          <table:table-cell table:number-columns-repeated="2"/>
        </table:table-row>
        <table:table-row table:style-name="ro1">
          <table:table-cell office:value-type="float" office:value="0.941843748092651" calcext:value-type="float">
            <text:p>0.941843748092651</text:p>
          </table:table-cell>
          <table:table-cell table:number-columns-repeated="2"/>
        </table:table-row>
        <table:table-row table:style-name="ro1">
          <table:table-cell office:value-type="float" office:value="0.479600489139557" calcext:value-type="float">
            <text:p>0.479600489139557</text:p>
          </table:table-cell>
          <table:table-cell table:number-columns-repeated="2"/>
        </table:table-row>
        <table:table-row table:style-name="ro1">
          <table:table-cell office:value-type="float" office:value="0.825506508350372" calcext:value-type="float">
            <text:p>0.825506508350372</text:p>
          </table:table-cell>
          <table:table-cell table:number-columns-repeated="2"/>
        </table:table-row>
        <table:table-row table:style-name="ro1">
          <table:table-cell office:value-type="float" office:value="0.952756822109222" calcext:value-type="float">
            <text:p>0.952756822109222</text:p>
          </table:table-cell>
          <table:table-cell table:number-columns-repeated="2"/>
        </table:table-row>
        <table:table-row table:style-name="ro1">
          <table:table-cell office:value-type="float" office:value="0.47310420870781" calcext:value-type="float">
            <text:p>0.47310420870781</text:p>
          </table:table-cell>
          <table:table-cell table:number-columns-repeated="2"/>
        </table:table-row>
        <table:table-row table:style-name="ro1">
          <table:table-cell office:value-type="float" office:value="0.824292302131653" calcext:value-type="float">
            <text:p>0.824292302131653</text:p>
          </table:table-cell>
          <table:table-cell table:number-columns-repeated="2"/>
        </table:table-row>
        <table:table-row table:style-name="ro1">
          <table:table-cell office:value-type="float" office:value="0.955873787403107" calcext:value-type="float">
            <text:p>0.955873787403107</text:p>
          </table:table-cell>
          <table:table-cell table:number-columns-repeated="2"/>
        </table:table-row>
        <table:table-row table:style-name="ro1">
          <table:table-cell office:value-type="float" office:value="0.475912630558014" calcext:value-type="float">
            <text:p>0.475912630558014</text:p>
          </table:table-cell>
          <table:table-cell table:number-columns-repeated="2"/>
        </table:table-row>
        <table:table-row table:style-name="ro1">
          <table:table-cell office:value-type="float" office:value="0.824285805225372" calcext:value-type="float">
            <text:p>0.824285805225372</text:p>
          </table:table-cell>
          <table:table-cell table:number-columns-repeated="2"/>
        </table:table-row>
        <table:table-row table:style-name="ro1">
          <table:table-cell office:value-type="float" office:value="0.946574866771698" calcext:value-type="float">
            <text:p>0.946574866771698</text:p>
          </table:table-cell>
          <table:table-cell table:number-columns-repeated="2"/>
        </table:table-row>
        <table:table-row table:style-name="ro1">
          <table:table-cell office:value-type="float" office:value="0.485861331224442" calcext:value-type="float">
            <text:p>0.485861331224442</text:p>
          </table:table-cell>
          <table:table-cell table:number-columns-repeated="2"/>
        </table:table-row>
        <table:table-row table:style-name="ro1">
          <table:table-cell office:value-type="float" office:value="0.824646592140198" calcext:value-type="float">
            <text:p>0.824646592140198</text:p>
          </table:table-cell>
          <table:table-cell table:number-columns-repeated="2"/>
        </table:table-row>
        <table:table-row table:style-name="ro1">
          <table:table-cell office:value-type="float" office:value="0.957654297351837" calcext:value-type="float">
            <text:p>0.957654297351837</text:p>
          </table:table-cell>
          <table:table-cell table:number-columns-repeated="2"/>
        </table:table-row>
        <table:table-row table:style-name="ro1">
          <table:table-cell office:value-type="float" office:value="0.501622974872589" calcext:value-type="float">
            <text:p>0.501622974872589</text:p>
          </table:table-cell>
          <table:table-cell table:number-columns-repeated="2"/>
        </table:table-row>
        <table:table-row table:style-name="ro1">
          <table:table-cell office:value-type="float" office:value="0.824987053871155" calcext:value-type="float">
            <text:p>0.824987053871155</text:p>
          </table:table-cell>
          <table:table-cell table:number-columns-repeated="2"/>
        </table:table-row>
        <table:table-row table:style-name="ro1">
          <table:table-cell office:value-type="float" office:value="0.946461975574493" calcext:value-type="float">
            <text:p>0.946461975574493</text:p>
          </table:table-cell>
          <table:table-cell table:number-columns-repeated="2"/>
        </table:table-row>
        <table:table-row table:style-name="ro1">
          <table:table-cell office:value-type="float" office:value="0.491060763597488" calcext:value-type="float">
            <text:p>0.491060763597488</text:p>
          </table:table-cell>
          <table:table-cell table:number-columns-repeated="2"/>
        </table:table-row>
        <table:table-row table:style-name="ro1">
          <table:table-cell office:value-type="float" office:value="0.825124740600586" calcext:value-type="float">
            <text:p>0.825124740600586</text:p>
          </table:table-cell>
          <table:table-cell table:number-columns-repeated="2"/>
        </table:table-row>
        <table:table-row table:style-name="ro1">
          <table:table-cell office:value-type="float" office:value="0.938935875892639" calcext:value-type="float">
            <text:p>0.938935875892639</text:p>
          </table:table-cell>
          <table:table-cell table:number-columns-repeated="2"/>
        </table:table-row>
        <table:table-row table:style-name="ro1">
          <table:table-cell office:value-type="float" office:value="0.500321567058563" calcext:value-type="float">
            <text:p>0.500321567058563</text:p>
          </table:table-cell>
          <table:table-cell table:number-columns-repeated="2"/>
        </table:table-row>
        <table:table-row table:style-name="ro1">
          <table:table-cell office:value-type="float" office:value="0.832027733325958" calcext:value-type="float">
            <text:p>0.832027733325958</text:p>
          </table:table-cell>
          <table:table-cell table:number-columns-repeated="2"/>
        </table:table-row>
        <table:table-row table:style-name="ro1">
          <table:table-cell office:value-type="float" office:value="0.941150784492493" calcext:value-type="float">
            <text:p>0.941150784492493</text:p>
          </table:table-cell>
          <table:table-cell table:number-columns-repeated="2"/>
        </table:table-row>
        <table:table-row table:style-name="ro1">
          <table:table-cell office:value-type="float" office:value="0.502995729446411" calcext:value-type="float">
            <text:p>0.502995729446411</text:p>
          </table:table-cell>
          <table:table-cell table:number-columns-repeated="2"/>
        </table:table-row>
        <table:table-row table:style-name="ro1">
          <table:table-cell office:value-type="float" office:value="0.831642508506775" calcext:value-type="float">
            <text:p>0.831642508506775</text:p>
          </table:table-cell>
          <table:table-cell table:number-columns-repeated="2"/>
        </table:table-row>
        <table:table-row table:style-name="ro1">
          <table:table-cell office:value-type="float" office:value="0.949263870716095" calcext:value-type="float">
            <text:p>0.949263870716095</text:p>
          </table:table-cell>
          <table:table-cell table:number-columns-repeated="2"/>
        </table:table-row>
        <table:table-row table:style-name="ro1">
          <table:table-cell office:value-type="float" office:value="0.489601016044617" calcext:value-type="float">
            <text:p>0.489601016044617</text:p>
          </table:table-cell>
          <table:table-cell table:number-columns-repeated="2"/>
        </table:table-row>
        <table:table-row table:style-name="ro1">
          <table:table-cell office:value-type="float" office:value="0.832459211349487" calcext:value-type="float">
            <text:p>0.832459211349487</text:p>
          </table:table-cell>
          <table:table-cell table:number-columns-repeated="2"/>
        </table:table-row>
        <table:table-row table:style-name="ro1">
          <table:table-cell office:value-type="float" office:value="0.954125165939331" calcext:value-type="float">
            <text:p>0.954125165939331</text:p>
          </table:table-cell>
          <table:table-cell table:number-columns-repeated="2"/>
        </table:table-row>
        <table:table-row table:style-name="ro1">
          <table:table-cell office:value-type="float" office:value="0.474537521600723" calcext:value-type="float">
            <text:p>0.474537521600723</text:p>
          </table:table-cell>
          <table:table-cell table:number-columns-repeated="2"/>
        </table:table-row>
        <table:table-row table:style-name="ro1">
          <table:table-cell office:value-type="float" office:value="0.8289874792099" calcext:value-type="float">
            <text:p>0.8289874792099</text:p>
          </table:table-cell>
          <table:table-cell table:number-columns-repeated="2"/>
        </table:table-row>
        <table:table-row table:style-name="ro1">
          <table:table-cell office:value-type="float" office:value="0.940561413764954" calcext:value-type="float">
            <text:p>0.940561413764954</text:p>
          </table:table-cell>
          <table:table-cell table:number-columns-repeated="2"/>
        </table:table-row>
        <table:table-row table:style-name="ro1">
          <table:table-cell office:value-type="float" office:value="0.465103030204773" calcext:value-type="float">
            <text:p>0.465103030204773</text:p>
          </table:table-cell>
          <table:table-cell table:number-columns-repeated="2"/>
        </table:table-row>
        <table:table-row table:style-name="ro1">
          <table:table-cell office:value-type="float" office:value="0.832962095737457" calcext:value-type="float">
            <text:p>0.832962095737457</text:p>
          </table:table-cell>
          <table:table-cell table:number-columns-repeated="2"/>
        </table:table-row>
        <table:table-row table:style-name="ro1">
          <table:table-cell office:value-type="float" office:value="0.944324910640717" calcext:value-type="float">
            <text:p>0.944324910640717</text:p>
          </table:table-cell>
          <table:table-cell table:number-columns-repeated="2"/>
        </table:table-row>
        <table:table-row table:style-name="ro1">
          <table:table-cell office:value-type="float" office:value="0.45920467376709" calcext:value-type="float">
            <text:p>0.45920467376709</text:p>
          </table:table-cell>
          <table:table-cell table:number-columns-repeated="2"/>
        </table:table-row>
        <table:table-row table:style-name="ro1">
          <table:table-cell office:value-type="float" office:value="0.833927154541016" calcext:value-type="float">
            <text:p>0.833927154541016</text:p>
          </table:table-cell>
          <table:table-cell table:number-columns-repeated="2"/>
        </table:table-row>
        <table:table-row table:style-name="ro1">
          <table:table-cell office:value-type="float" office:value="0.944435834884644" calcext:value-type="float">
            <text:p>0.944435834884644</text:p>
          </table:table-cell>
          <table:table-cell table:number-columns-repeated="2"/>
        </table:table-row>
        <table:table-row table:style-name="ro1">
          <table:table-cell office:value-type="float" office:value="0.479731500148773" calcext:value-type="float">
            <text:p>0.479731500148773</text:p>
          </table:table-cell>
          <table:table-cell table:number-columns-repeated="2"/>
        </table:table-row>
        <table:table-row table:style-name="ro1">
          <table:table-cell office:value-type="float" office:value="0.833857357501983" calcext:value-type="float">
            <text:p>0.833857357501983</text:p>
          </table:table-cell>
          <table:table-cell table:number-columns-repeated="2"/>
        </table:table-row>
        <table:table-row table:style-name="ro1">
          <table:table-cell office:value-type="float" office:value="0.931617200374603" calcext:value-type="float">
            <text:p>0.931617200374603</text:p>
          </table:table-cell>
          <table:table-cell table:number-columns-repeated="2"/>
        </table:table-row>
        <table:table-row table:style-name="ro1">
          <table:table-cell office:value-type="float" office:value="0.472804009914398" calcext:value-type="float">
            <text:p>0.472804009914398</text:p>
          </table:table-cell>
          <table:table-cell table:number-columns-repeated="2"/>
        </table:table-row>
        <table:table-row table:style-name="ro1">
          <table:table-cell office:value-type="float" office:value="0.834199488162994" calcext:value-type="float">
            <text:p>0.834199488162994</text:p>
          </table:table-cell>
          <table:table-cell table:number-columns-repeated="2"/>
        </table:table-row>
        <table:table-row table:style-name="ro1">
          <table:table-cell office:value-type="float" office:value="0.945261478424072" calcext:value-type="float">
            <text:p>0.945261478424072</text:p>
          </table:table-cell>
          <table:table-cell table:number-columns-repeated="2"/>
        </table:table-row>
        <table:table-row table:style-name="ro1">
          <table:table-cell office:value-type="float" office:value="0.47695592045784" calcext:value-type="float">
            <text:p>0.47695592045784</text:p>
          </table:table-cell>
          <table:table-cell table:number-columns-repeated="2"/>
        </table:table-row>
        <table:table-row table:style-name="ro1">
          <table:table-cell office:value-type="float" office:value="0.834012508392334" calcext:value-type="float">
            <text:p>0.834012508392334</text:p>
          </table:table-cell>
          <table:table-cell table:number-columns-repeated="2"/>
        </table:table-row>
        <table:table-row table:style-name="ro1">
          <table:table-cell office:value-type="float" office:value="0.951642096042633" calcext:value-type="float">
            <text:p>0.951642096042633</text:p>
          </table:table-cell>
          <table:table-cell table:number-columns-repeated="2"/>
        </table:table-row>
        <table:table-row table:style-name="ro1">
          <table:table-cell office:value-type="float" office:value="0.340463399887085" calcext:value-type="float">
            <text:p>0.340463399887085</text:p>
          </table:table-cell>
          <table:table-cell table:number-columns-repeated="2"/>
        </table:table-row>
        <table:table-row table:style-name="ro1">
          <table:table-cell office:value-type="float" office:value="0.831971049308777" calcext:value-type="float">
            <text:p>0.831971049308777</text:p>
          </table:table-cell>
          <table:table-cell table:number-columns-repeated="2"/>
        </table:table-row>
        <table:table-row table:style-name="ro1">
          <table:table-cell office:value-type="float" office:value="0.953843891620636" calcext:value-type="float">
            <text:p>0.953843891620636</text:p>
          </table:table-cell>
          <table:table-cell table:number-columns-repeated="2"/>
        </table:table-row>
        <table:table-row table:style-name="ro1">
          <table:table-cell office:value-type="float" office:value="0.35146301984787" calcext:value-type="float">
            <text:p>0.35146301984787</text:p>
          </table:table-cell>
          <table:table-cell table:number-columns-repeated="2"/>
        </table:table-row>
        <table:table-row table:style-name="ro1">
          <table:table-cell office:value-type="float" office:value="0.834221065044403" calcext:value-type="float">
            <text:p>0.834221065044403</text:p>
          </table:table-cell>
          <table:table-cell table:number-columns-repeated="2"/>
        </table:table-row>
        <table:table-row table:style-name="ro1">
          <table:table-cell office:value-type="float" office:value="0.93645191192627" calcext:value-type="float">
            <text:p>0.93645191192627</text:p>
          </table:table-cell>
          <table:table-cell table:number-columns-repeated="2"/>
        </table:table-row>
        <table:table-row table:style-name="ro1">
          <table:table-cell office:value-type="float" office:value="0.356606125831604" calcext:value-type="float">
            <text:p>0.356606125831604</text:p>
          </table:table-cell>
          <table:table-cell table:number-columns-repeated="2"/>
        </table:table-row>
        <table:table-row table:style-name="ro1">
          <table:table-cell office:value-type="float" office:value="0.833401560783386" calcext:value-type="float">
            <text:p>0.833401560783386</text:p>
          </table:table-cell>
          <table:table-cell table:number-columns-repeated="2"/>
        </table:table-row>
        <table:table-row table:style-name="ro1">
          <table:table-cell office:value-type="float" office:value="0.929211020469666" calcext:value-type="float">
            <text:p>0.929211020469666</text:p>
          </table:table-cell>
          <table:table-cell table:number-columns-repeated="2"/>
        </table:table-row>
        <table:table-row table:style-name="ro1">
          <table:table-cell office:value-type="float" office:value="0.367592722177505" calcext:value-type="float">
            <text:p>0.367592722177505</text:p>
          </table:table-cell>
          <table:table-cell table:number-columns-repeated="2"/>
        </table:table-row>
        <table:table-row table:style-name="ro1">
          <table:table-cell office:value-type="float" office:value="0.841693639755249" calcext:value-type="float">
            <text:p>0.841693639755249</text:p>
          </table:table-cell>
          <table:table-cell table:number-columns-repeated="2"/>
        </table:table-row>
        <table:table-row table:style-name="ro1">
          <table:table-cell office:value-type="float" office:value="0.941707253456116" calcext:value-type="float">
            <text:p>0.941707253456116</text:p>
          </table:table-cell>
          <table:table-cell table:number-columns-repeated="2"/>
        </table:table-row>
        <table:table-row table:style-name="ro1">
          <table:table-cell office:value-type="float" office:value="0.314128071069717" calcext:value-type="float">
            <text:p>0.314128071069717</text:p>
          </table:table-cell>
          <table:table-cell table:number-columns-repeated="2"/>
        </table:table-row>
        <table:table-row table:style-name="ro1">
          <table:table-cell office:value-type="float" office:value="0.841905832290649" calcext:value-type="float">
            <text:p>0.841905832290649</text:p>
          </table:table-cell>
          <table:table-cell table:number-columns-repeated="2"/>
        </table:table-row>
        <table:table-row table:style-name="ro1">
          <table:table-cell office:value-type="float" office:value="0.940498471260071" calcext:value-type="float">
            <text:p>0.940498471260071</text:p>
          </table:table-cell>
          <table:table-cell table:number-columns-repeated="2"/>
        </table:table-row>
        <table:table-row table:style-name="ro1">
          <table:table-cell office:value-type="float" office:value="0.329306155443192" calcext:value-type="float">
            <text:p>0.329306155443192</text:p>
          </table:table-cell>
          <table:table-cell table:number-columns-repeated="2"/>
        </table:table-row>
        <table:table-row table:style-name="ro1">
          <table:table-cell office:value-type="float" office:value="0.842118680477142" calcext:value-type="float">
            <text:p>0.842118680477142</text:p>
          </table:table-cell>
          <table:table-cell table:number-columns-repeated="2"/>
        </table:table-row>
        <table:table-row table:style-name="ro1">
          <table:table-cell office:value-type="float" office:value="0.9023317694664" calcext:value-type="float">
            <text:p>0.9023317694664</text:p>
          </table:table-cell>
          <table:table-cell table:number-columns-repeated="2"/>
        </table:table-row>
        <table:table-row table:style-name="ro1">
          <table:table-cell office:value-type="float" office:value="0.351278871297836" calcext:value-type="float">
            <text:p>0.351278871297836</text:p>
          </table:table-cell>
          <table:table-cell table:number-columns-repeated="2"/>
        </table:table-row>
        <table:table-row table:style-name="ro1">
          <table:table-cell office:value-type="float" office:value="0.84185004234314" calcext:value-type="float">
            <text:p>0.84185004234314</text:p>
          </table:table-cell>
          <table:table-cell table:number-columns-repeated="2"/>
        </table:table-row>
        <table:table-row table:style-name="ro1">
          <table:table-cell office:value-type="float" office:value="0.895744919776917" calcext:value-type="float">
            <text:p>0.895744919776917</text:p>
          </table:table-cell>
          <table:table-cell table:number-columns-repeated="2"/>
        </table:table-row>
        <table:table-row table:style-name="ro1">
          <table:table-cell office:value-type="float" office:value="0.373024165630341" calcext:value-type="float">
            <text:p>0.373024165630341</text:p>
          </table:table-cell>
          <table:table-cell table:number-columns-repeated="2"/>
        </table:table-row>
        <table:table-row table:style-name="ro1">
          <table:table-cell office:value-type="float" office:value="0.841911792755127" calcext:value-type="float">
            <text:p>0.841911792755127</text:p>
          </table:table-cell>
          <table:table-cell table:number-columns-repeated="2"/>
        </table:table-row>
        <table:table-row table:style-name="ro1">
          <table:table-cell office:value-type="float" office:value="0.878507673740387" calcext:value-type="float">
            <text:p>0.878507673740387</text:p>
          </table:table-cell>
          <table:table-cell table:number-columns-repeated="2"/>
        </table:table-row>
        <table:table-row table:style-name="ro1">
          <table:table-cell office:value-type="float" office:value="0.368721127510071" calcext:value-type="float">
            <text:p>0.368721127510071</text:p>
          </table:table-cell>
          <table:table-cell table:number-columns-repeated="2"/>
        </table:table-row>
        <table:table-row table:style-name="ro1">
          <table:table-cell office:value-type="float" office:value="0.841094672679901" calcext:value-type="float">
            <text:p>0.841094672679901</text:p>
          </table:table-cell>
          <table:table-cell table:number-columns-repeated="2"/>
        </table:table-row>
        <table:table-row table:style-name="ro1">
          <table:table-cell office:value-type="float" office:value="0.870950102806091" calcext:value-type="float">
            <text:p>0.870950102806091</text:p>
          </table:table-cell>
          <table:table-cell table:number-columns-repeated="2"/>
        </table:table-row>
        <table:table-row table:style-name="ro1">
          <table:table-cell office:value-type="float" office:value="0.337613433599472" calcext:value-type="float">
            <text:p>0.337613433599472</text:p>
          </table:table-cell>
          <table:table-cell table:number-columns-repeated="2"/>
        </table:table-row>
        <table:table-row table:style-name="ro1">
          <table:table-cell office:value-type="float" office:value="0.840936899185181" calcext:value-type="float">
            <text:p>0.840936899185181</text:p>
          </table:table-cell>
          <table:table-cell table:number-columns-repeated="2"/>
        </table:table-row>
        <table:table-row table:style-name="ro1">
          <table:table-cell office:value-type="float" office:value="0.852541208267212" calcext:value-type="float">
            <text:p>0.852541208267212</text:p>
          </table:table-cell>
          <table:table-cell table:number-columns-repeated="2"/>
        </table:table-row>
        <table:table-row table:style-name="ro1">
          <table:table-cell office:value-type="float" office:value="0.325940728187561" calcext:value-type="float">
            <text:p>0.325940728187561</text:p>
          </table:table-cell>
          <table:table-cell table:number-columns-repeated="2"/>
        </table:table-row>
        <table:table-row table:style-name="ro1">
          <table:table-cell office:value-type="float" office:value="0.84054559469223" calcext:value-type="float">
            <text:p>0.84054559469223</text:p>
          </table:table-cell>
          <table:table-cell table:number-columns-repeated="2"/>
        </table:table-row>
        <table:table-row table:style-name="ro1">
          <table:table-cell office:value-type="float" office:value="0.884135961532593" calcext:value-type="float">
            <text:p>0.884135961532593</text:p>
          </table:table-cell>
          <table:table-cell table:number-columns-repeated="2"/>
        </table:table-row>
        <table:table-row table:style-name="ro1">
          <table:table-cell office:value-type="float" office:value="0.316815972328186" calcext:value-type="float">
            <text:p>0.316815972328186</text:p>
          </table:table-cell>
          <table:table-cell table:number-columns-repeated="2"/>
        </table:table-row>
        <table:table-row table:style-name="ro1">
          <table:table-cell office:value-type="float" office:value="0.840855777263641" calcext:value-type="float">
            <text:p>0.840855777263641</text:p>
          </table:table-cell>
          <table:table-cell table:number-columns-repeated="2"/>
        </table:table-row>
        <table:table-row table:style-name="ro1">
          <table:table-cell office:value-type="float" office:value="0.880967795848846" calcext:value-type="float">
            <text:p>0.880967795848846</text:p>
          </table:table-cell>
          <table:table-cell table:number-columns-repeated="2"/>
        </table:table-row>
        <table:table-row table:style-name="ro1">
          <table:table-cell office:value-type="float" office:value="0.316776514053345" calcext:value-type="float">
            <text:p>0.316776514053345</text:p>
          </table:table-cell>
          <table:table-cell table:number-columns-repeated="2"/>
        </table:table-row>
        <table:table-row table:style-name="ro1">
          <table:table-cell office:value-type="float" office:value="0.840772211551666" calcext:value-type="float">
            <text:p>0.840772211551666</text:p>
          </table:table-cell>
          <table:table-cell table:number-columns-repeated="2"/>
        </table:table-row>
        <table:table-row table:style-name="ro1">
          <table:table-cell office:value-type="float" office:value="0.904511451721191" calcext:value-type="float">
            <text:p>0.904511451721191</text:p>
          </table:table-cell>
          <table:table-cell table:number-columns-repeated="2"/>
        </table:table-row>
        <table:table-row table:style-name="ro1">
          <table:table-cell office:value-type="float" office:value="0.276017814874649" calcext:value-type="float">
            <text:p>0.276017814874649</text:p>
          </table:table-cell>
          <table:table-cell table:number-columns-repeated="2"/>
        </table:table-row>
        <table:table-row table:style-name="ro1">
          <table:table-cell office:value-type="float" office:value="0.841381549835205" calcext:value-type="float">
            <text:p>0.841381549835205</text:p>
          </table:table-cell>
          <table:table-cell table:number-columns-repeated="2"/>
        </table:table-row>
        <table:table-row table:style-name="ro1">
          <table:table-cell office:value-type="float" office:value="0.915701448917389" calcext:value-type="float">
            <text:p>0.915701448917389</text:p>
          </table:table-cell>
          <table:table-cell table:number-columns-repeated="2"/>
        </table:table-row>
        <table:table-row table:style-name="ro1">
          <table:table-cell office:value-type="float" office:value="0.303363859653473" calcext:value-type="float">
            <text:p>0.303363859653473</text:p>
          </table:table-cell>
          <table:table-cell table:number-columns-repeated="2"/>
        </table:table-row>
        <table:table-row table:style-name="ro1">
          <table:table-cell office:value-type="float" office:value="0.841709673404694" calcext:value-type="float">
            <text:p>0.841709673404694</text:p>
          </table:table-cell>
          <table:table-cell table:number-columns-repeated="2"/>
        </table:table-row>
        <table:table-row table:style-name="ro1">
          <table:table-cell office:value-type="float" office:value="0.872891485691071" calcext:value-type="float">
            <text:p>0.872891485691071</text:p>
          </table:table-cell>
          <table:table-cell table:number-columns-repeated="2"/>
        </table:table-row>
        <table:table-row table:style-name="ro1">
          <table:table-cell office:value-type="float" office:value="0.297923266887665" calcext:value-type="float">
            <text:p>0.297923266887665</text:p>
          </table:table-cell>
          <table:table-cell table:number-columns-repeated="2"/>
        </table:table-row>
        <table:table-row table:style-name="ro1">
          <table:table-cell office:value-type="float" office:value="0.305888265371323" calcext:value-type="float">
            <text:p>0.305888265371323</text:p>
          </table:table-cell>
          <table:table-cell table:number-columns-repeated="2"/>
        </table:table-row>
        <table:table-row table:style-name="ro1">
          <table:table-cell office:value-type="float" office:value="0.318971753120422" calcext:value-type="float">
            <text:p>0.318971753120422</text:p>
          </table:table-cell>
          <table:table-cell table:number-columns-repeated="2"/>
        </table:table-row>
        <table:table-row table:style-name="ro1">
          <table:table-cell office:value-type="float" office:value="0.848531186580658" calcext:value-type="float">
            <text:p>0.848531186580658</text:p>
          </table:table-cell>
          <table:table-cell table:number-columns-repeated="2"/>
        </table:table-row>
        <table:table-row table:style-name="ro1">
          <table:table-cell office:value-type="float" office:value="0.33852407336235" calcext:value-type="float">
            <text:p>0.33852407336235</text:p>
          </table:table-cell>
          <table:table-cell table:number-columns-repeated="2"/>
        </table:table-row>
        <table:table-row table:style-name="ro1">
          <table:table-cell office:value-type="float" office:value="0.455631583929062" calcext:value-type="float">
            <text:p>0.455631583929062</text:p>
          </table:table-cell>
          <table:table-cell table:number-columns-repeated="2"/>
        </table:table-row>
        <table:table-row table:style-name="ro1">
          <table:table-cell office:value-type="float" office:value="0.848276317119598" calcext:value-type="float">
            <text:p>0.848276317119598</text:p>
          </table:table-cell>
          <table:table-cell table:number-columns-repeated="2"/>
        </table:table-row>
        <table:table-row table:style-name="ro1">
          <table:table-cell office:value-type="float" office:value="0.383951783180237" calcext:value-type="float">
            <text:p>0.383951783180237</text:p>
          </table:table-cell>
          <table:table-cell table:number-columns-repeated="2"/>
        </table:table-row>
        <table:table-row table:style-name="ro1">
          <table:table-cell office:value-type="float" office:value="0.849427759647369" calcext:value-type="float">
            <text:p>0.849427759647369</text:p>
          </table:table-cell>
          <table:table-cell table:number-columns-repeated="2"/>
        </table:table-row>
        <table:table-row table:style-name="ro1">
          <table:table-cell office:value-type="float" office:value="0.265890181064606" calcext:value-type="float">
            <text:p>0.265890181064606</text:p>
          </table:table-cell>
          <table:table-cell table:number-columns-repeated="2"/>
        </table:table-row>
        <table:table-row table:style-name="ro1">
          <table:table-cell office:value-type="float" office:value="0.386194050312042" calcext:value-type="float">
            <text:p>0.386194050312042</text:p>
          </table:table-cell>
          <table:table-cell table:number-columns-repeated="2"/>
        </table:table-row>
        <table:table-row table:style-name="ro1">
          <table:table-cell office:value-type="float" office:value="0.848164021968842" calcext:value-type="float">
            <text:p>0.848164021968842</text:p>
          </table:table-cell>
          <table:table-cell table:number-columns-repeated="2"/>
        </table:table-row>
        <table:table-row table:style-name="ro1">
          <table:table-cell office:value-type="float" office:value="0.384051501750946" calcext:value-type="float">
            <text:p>0.384051501750946</text:p>
          </table:table-cell>
          <table:table-cell table:number-columns-repeated="2"/>
        </table:table-row>
        <table:table-row table:style-name="ro1">
          <table:table-cell office:value-type="float" office:value="0.847394227981567" calcext:value-type="float">
            <text:p>0.847394227981567</text:p>
          </table:table-cell>
          <table:table-cell table:number-columns-repeated="2"/>
        </table:table-row>
        <table:table-row table:style-name="ro1">
          <table:table-cell office:value-type="float" office:value="0.384895592927933" calcext:value-type="float">
            <text:p>0.384895592927933</text:p>
          </table:table-cell>
          <table:table-cell table:number-columns-repeated="2"/>
        </table:table-row>
        <table:table-row table:style-name="ro1">
          <table:table-cell office:value-type="float" office:value="0.84710019826889" calcext:value-type="float">
            <text:p>0.84710019826889</text:p>
          </table:table-cell>
          <table:table-cell table:number-columns-repeated="2"/>
        </table:table-row>
        <table:table-row table:style-name="ro1">
          <table:table-cell office:value-type="float" office:value="0.40742227435112" calcext:value-type="float">
            <text:p>0.40742227435112</text:p>
          </table:table-cell>
          <table:table-cell table:number-columns-repeated="2"/>
        </table:table-row>
        <table:table-row table:style-name="ro1">
          <table:table-cell office:value-type="float" office:value="0.849657356739044" calcext:value-type="float">
            <text:p>0.849657356739044</text:p>
          </table:table-cell>
          <table:table-cell table:number-columns-repeated="2"/>
        </table:table-row>
        <table:table-row table:style-name="ro1">
          <table:table-cell office:value-type="float" office:value="0.394825398921967" calcext:value-type="float">
            <text:p>0.394825398921967</text:p>
          </table:table-cell>
          <table:table-cell table:number-columns-repeated="2"/>
        </table:table-row>
        <table:table-row table:style-name="ro1">
          <table:table-cell office:value-type="float" office:value="0.849985659122467" calcext:value-type="float">
            <text:p>0.849985659122467</text:p>
          </table:table-cell>
          <table:table-cell table:number-columns-repeated="2"/>
        </table:table-row>
        <table:table-row table:style-name="ro1">
          <table:table-cell office:value-type="float" office:value="0.340091794729233" calcext:value-type="float">
            <text:p>0.340091794729233</text:p>
          </table:table-cell>
          <table:table-cell table:number-columns-repeated="2"/>
        </table:table-row>
        <table:table-row table:style-name="ro1">
          <table:table-cell office:value-type="float" office:value="0.849857807159424" calcext:value-type="float">
            <text:p>0.849857807159424</text:p>
          </table:table-cell>
          <table:table-cell table:number-columns-repeated="2"/>
        </table:table-row>
        <table:table-row table:style-name="ro1">
          <table:table-cell office:value-type="float" office:value="0.283231347799301" calcext:value-type="float">
            <text:p>0.283231347799301</text:p>
          </table:table-cell>
          <table:table-cell table:number-columns-repeated="2"/>
        </table:table-row>
        <table:table-row table:style-name="ro1">
          <table:table-cell office:value-type="float" office:value="0.30451112985611" calcext:value-type="float">
            <text:p>0.30451112985611</text:p>
          </table:table-cell>
          <table:table-cell table:number-columns-repeated="2"/>
        </table:table-row>
        <table:table-row table:style-name="ro1">
          <table:table-cell office:value-type="float" office:value="0.849746823310852" calcext:value-type="float">
            <text:p>0.849746823310852</text:p>
          </table:table-cell>
          <table:table-cell table:number-columns-repeated="2"/>
        </table:table-row>
        <table:table-row table:style-name="ro1">
          <table:table-cell office:value-type="float" office:value="0.28870090842247" calcext:value-type="float">
            <text:p>0.28870090842247</text:p>
          </table:table-cell>
          <table:table-cell table:number-columns-repeated="2"/>
        </table:table-row>
        <table:table-row table:style-name="ro1">
          <table:table-cell office:value-type="float" office:value="0.849878549575806" calcext:value-type="float">
            <text:p>0.849878549575806</text:p>
          </table:table-cell>
          <table:table-cell table:number-columns-repeated="2"/>
        </table:table-row>
        <table:table-row table:style-name="ro1">
          <table:table-cell office:value-type="float" office:value="0.851821660995483" calcext:value-type="float">
            <text:p>0.851821660995483</text:p>
          </table:table-cell>
          <table:table-cell table:number-columns-repeated="2"/>
        </table:table-row>
        <table:table-row table:style-name="ro1">
          <table:table-cell office:value-type="float" office:value="0.272232443094254" calcext:value-type="float">
            <text:p>0.272232443094254</text:p>
          </table:table-cell>
          <table:table-cell table:number-columns-repeated="2"/>
        </table:table-row>
        <table:table-row table:style-name="ro1">
          <table:table-cell office:value-type="float" office:value="0.334839671850205" calcext:value-type="float">
            <text:p>0.334839671850205</text:p>
          </table:table-cell>
          <table:table-cell table:number-columns-repeated="2"/>
        </table:table-row>
        <table:table-row table:style-name="ro1">
          <table:table-cell office:value-type="float" office:value="0.849760830402374" calcext:value-type="float">
            <text:p>0.849760830402374</text:p>
          </table:table-cell>
          <table:table-cell table:number-columns-repeated="2"/>
        </table:table-row>
        <table:table-row table:style-name="ro1">
          <table:table-cell office:value-type="float" office:value="0.909164607524872" calcext:value-type="float">
            <text:p>0.909164607524872</text:p>
          </table:table-cell>
          <table:table-cell table:number-columns-repeated="2"/>
        </table:table-row>
        <table:table-row table:style-name="ro1">
          <table:table-cell office:value-type="float" office:value="0.266438901424408" calcext:value-type="float">
            <text:p>0.266438901424408</text:p>
          </table:table-cell>
          <table:table-cell table:number-columns-repeated="2"/>
        </table:table-row>
        <table:table-row table:style-name="ro1">
          <table:table-cell office:value-type="float" office:value="0.397479236125946" calcext:value-type="float">
            <text:p>0.397479236125946</text:p>
          </table:table-cell>
          <table:table-cell table:number-columns-repeated="2"/>
        </table:table-row>
        <table:table-row table:style-name="ro1">
          <table:table-cell office:value-type="float" office:value="0.808702111244202" calcext:value-type="float">
            <text:p>0.808702111244202</text:p>
          </table:table-cell>
          <table:table-cell table:number-columns-repeated="2"/>
        </table:table-row>
        <table:table-row table:style-name="ro1">
          <table:table-cell office:value-type="float" office:value="0.847583532333374" calcext:value-type="float">
            <text:p>0.847583532333374</text:p>
          </table:table-cell>
          <table:table-cell table:number-columns-repeated="2"/>
        </table:table-row>
        <table:table-row table:style-name="ro1">
          <table:table-cell office:value-type="float" office:value="0.330979973077774" calcext:value-type="float">
            <text:p>0.330979973077774</text:p>
          </table:table-cell>
          <table:table-cell table:number-columns-repeated="2"/>
        </table:table-row>
        <table:table-row table:style-name="ro1">
          <table:table-cell office:value-type="float" office:value="0.847196221351624" calcext:value-type="float">
            <text:p>0.847196221351624</text:p>
          </table:table-cell>
          <table:table-cell table:number-columns-repeated="2"/>
        </table:table-row>
        <table:table-row table:style-name="ro1">
          <table:table-cell office:value-type="float" office:value="0.90166038274765" calcext:value-type="float">
            <text:p>0.90166038274765</text:p>
          </table:table-cell>
          <table:table-cell table:number-columns-repeated="2"/>
        </table:table-row>
        <table:table-row table:style-name="ro1">
          <table:table-cell office:value-type="float" office:value="0.320767760276794" calcext:value-type="float">
            <text:p>0.320767760276794</text:p>
          </table:table-cell>
          <table:table-cell table:number-columns-repeated="2"/>
        </table:table-row>
        <table:table-row table:style-name="ro1">
          <table:table-cell office:value-type="float" office:value="0.847452640533447" calcext:value-type="float">
            <text:p>0.847452640533447</text:p>
          </table:table-cell>
          <table:table-cell table:number-columns-repeated="2"/>
        </table:table-row>
        <table:table-row table:style-name="ro1">
          <table:table-cell office:value-type="float" office:value="0.887000799179077" calcext:value-type="float">
            <text:p>0.887000799179077</text:p>
          </table:table-cell>
          <table:table-cell table:number-columns-repeated="2"/>
        </table:table-row>
        <table:table-row table:style-name="ro1">
          <table:table-cell office:value-type="float" office:value="0.348408758640289" calcext:value-type="float">
            <text:p>0.348408758640289</text:p>
          </table:table-cell>
          <table:table-cell table:number-columns-repeated="2"/>
        </table:table-row>
        <table:table-row table:style-name="ro1">
          <table:table-cell office:value-type="float" office:value="0.847461819648743" calcext:value-type="float">
            <text:p>0.847461819648743</text:p>
          </table:table-cell>
          <table:table-cell table:number-columns-repeated="2"/>
        </table:table-row>
        <table:table-row table:style-name="ro1">
          <table:table-cell office:value-type="float" office:value="0.866412878036499" calcext:value-type="float">
            <text:p>0.866412878036499</text:p>
          </table:table-cell>
          <table:table-cell table:number-columns-repeated="2"/>
        </table:table-row>
        <table:table-row table:style-name="ro1">
          <table:table-cell office:value-type="float" office:value="0.348516434431076" calcext:value-type="float">
            <text:p>0.348516434431076</text:p>
          </table:table-cell>
          <table:table-cell table:number-columns-repeated="2"/>
        </table:table-row>
        <table:table-row table:style-name="ro1">
          <table:table-cell office:value-type="float" office:value="0.617664396762848" calcext:value-type="float">
            <text:p>0.617664396762848</text:p>
          </table:table-cell>
          <table:table-cell table:number-columns-repeated="2"/>
        </table:table-row>
        <table:table-row table:style-name="ro1">
          <table:table-cell office:value-type="float" office:value="0.847483575344086" calcext:value-type="float">
            <text:p>0.847483575344086</text:p>
          </table:table-cell>
          <table:table-cell table:number-columns-repeated="2"/>
        </table:table-row>
        <table:table-row table:style-name="ro1">
          <table:table-cell office:value-type="float" office:value="0.344617038965225" calcext:value-type="float">
            <text:p>0.344617038965225</text:p>
          </table:table-cell>
          <table:table-cell table:number-columns-repeated="2"/>
        </table:table-row>
        <table:table-row table:style-name="ro1">
          <table:table-cell office:value-type="float" office:value="0.773636937141418" calcext:value-type="float">
            <text:p>0.773636937141418</text:p>
          </table:table-cell>
          <table:table-cell table:number-columns-repeated="2"/>
        </table:table-row>
        <table:table-row table:style-name="ro1">
          <table:table-cell office:value-type="float" office:value="0.842785775661469" calcext:value-type="float">
            <text:p>0.842785775661469</text:p>
          </table:table-cell>
          <table:table-cell table:number-columns-repeated="2"/>
        </table:table-row>
        <table:table-row table:style-name="ro1">
          <table:table-cell office:value-type="float" office:value="0.339151382446289" calcext:value-type="float">
            <text:p>0.339151382446289</text:p>
          </table:table-cell>
          <table:table-cell table:number-columns-repeated="2"/>
        </table:table-row>
        <table:table-row table:style-name="ro1">
          <table:table-cell office:value-type="float" office:value="0.843070149421692" calcext:value-type="float">
            <text:p>0.843070149421692</text:p>
          </table:table-cell>
          <table:table-cell table:number-columns-repeated="2"/>
        </table:table-row>
        <table:table-row table:style-name="ro1">
          <table:table-cell office:value-type="float" office:value="0.897226572036743" calcext:value-type="float">
            <text:p>0.897226572036743</text:p>
          </table:table-cell>
          <table:table-cell table:number-columns-repeated="2"/>
        </table:table-row>
        <table:table-row table:style-name="ro1">
          <table:table-cell office:value-type="float" office:value="0.342715412378311" calcext:value-type="float">
            <text:p>0.342715412378311</text:p>
          </table:table-cell>
          <table:table-cell table:number-columns-repeated="2"/>
        </table:table-row>
        <table:table-row table:style-name="ro1">
          <table:table-cell office:value-type="float" office:value="0.842939853668213" calcext:value-type="float">
            <text:p>0.842939853668213</text:p>
          </table:table-cell>
          <table:table-cell table:number-columns-repeated="2"/>
        </table:table-row>
        <table:table-row table:style-name="ro1">
          <table:table-cell office:value-type="float" office:value="0.907030582427978" calcext:value-type="float">
            <text:p>0.907030582427978</text:p>
          </table:table-cell>
          <table:table-cell table:number-columns-repeated="2"/>
        </table:table-row>
        <table:table-row table:style-name="ro1">
          <table:table-cell office:value-type="float" office:value="0.36263170838356" calcext:value-type="float">
            <text:p>0.36263170838356</text:p>
          </table:table-cell>
          <table:table-cell table:number-columns-repeated="2"/>
        </table:table-row>
        <table:table-row table:style-name="ro1">
          <table:table-cell office:value-type="float" office:value="0.842583656311035" calcext:value-type="float">
            <text:p>0.842583656311035</text:p>
          </table:table-cell>
          <table:table-cell table:number-columns-repeated="2"/>
        </table:table-row>
        <table:table-row table:style-name="ro1">
          <table:table-cell office:value-type="float" office:value="0.913903892040253" calcext:value-type="float">
            <text:p>0.913903892040253</text:p>
          </table:table-cell>
          <table:table-cell table:number-columns-repeated="2"/>
        </table:table-row>
        <table:table-row table:style-name="ro1">
          <table:table-cell office:value-type="float" office:value="0.36442044377327" calcext:value-type="float">
            <text:p>0.36442044377327</text:p>
          </table:table-cell>
          <table:table-cell table:number-columns-repeated="2"/>
        </table:table-row>
        <table:table-row table:style-name="ro1">
          <table:table-cell office:value-type="float" office:value="0.84364378452301" calcext:value-type="float">
            <text:p>0.84364378452301</text:p>
          </table:table-cell>
          <table:table-cell table:number-columns-repeated="2"/>
        </table:table-row>
        <table:table-row table:style-name="ro1">
          <table:table-cell office:value-type="float" office:value="0.90321296453476" calcext:value-type="float">
            <text:p>0.90321296453476</text:p>
          </table:table-cell>
          <table:table-cell table:number-columns-repeated="2"/>
        </table:table-row>
        <table:table-row table:style-name="ro1">
          <table:table-cell office:value-type="float" office:value="0.353685587644577" calcext:value-type="float">
            <text:p>0.353685587644577</text:p>
          </table:table-cell>
          <table:table-cell table:number-columns-repeated="2"/>
        </table:table-row>
        <table:table-row table:style-name="ro1">
          <table:table-cell office:value-type="float" office:value="0.844022750854492" calcext:value-type="float">
            <text:p>0.844022750854492</text:p>
          </table:table-cell>
          <table:table-cell table:number-columns-repeated="2"/>
        </table:table-row>
        <table:table-row table:style-name="ro1">
          <table:table-cell office:value-type="float" office:value="0.902342081069946" calcext:value-type="float">
            <text:p>0.902342081069946</text:p>
          </table:table-cell>
          <table:table-cell table:number-columns-repeated="2"/>
        </table:table-row>
        <table:table-row table:style-name="ro1">
          <table:table-cell office:value-type="float" office:value="0.334416121244431" calcext:value-type="float">
            <text:p>0.334416121244431</text:p>
          </table:table-cell>
          <table:table-cell table:number-columns-repeated="2"/>
        </table:table-row>
        <table:table-row table:style-name="ro1">
          <table:table-cell office:value-type="float" office:value="0.843594551086426" calcext:value-type="float">
            <text:p>0.843594551086426</text:p>
          </table:table-cell>
          <table:table-cell table:number-columns-repeated="2"/>
        </table:table-row>
        <table:table-row table:style-name="ro1">
          <table:table-cell office:value-type="float" office:value="0.917513787746429" calcext:value-type="float">
            <text:p>0.917513787746429</text:p>
          </table:table-cell>
          <table:table-cell table:number-columns-repeated="2"/>
        </table:table-row>
        <table:table-row table:style-name="ro1">
          <table:table-cell office:value-type="float" office:value="0.362112790346146" calcext:value-type="float">
            <text:p>0.362112790346146</text:p>
          </table:table-cell>
          <table:table-cell table:number-columns-repeated="2"/>
        </table:table-row>
        <table:table-row table:style-name="ro1">
          <table:table-cell office:value-type="float" office:value="0.843204259872437" calcext:value-type="float">
            <text:p>0.843204259872437</text:p>
          </table:table-cell>
          <table:table-cell table:number-columns-repeated="2"/>
        </table:table-row>
        <table:table-row table:style-name="ro1">
          <table:table-cell office:value-type="float" office:value="0.894795954227448" calcext:value-type="float">
            <text:p>0.894795954227448</text:p>
          </table:table-cell>
          <table:table-cell table:number-columns-repeated="2"/>
        </table:table-row>
        <table:table-row table:style-name="ro1">
          <table:table-cell office:value-type="float" office:value="0.364376753568649" calcext:value-type="float">
            <text:p>0.364376753568649</text:p>
          </table:table-cell>
          <table:table-cell table:number-columns-repeated="2"/>
        </table:table-row>
        <table:table-row table:style-name="ro1">
          <table:table-cell office:value-type="float" office:value="0.842198371887207" calcext:value-type="float">
            <text:p>0.842198371887207</text:p>
          </table:table-cell>
          <table:table-cell table:number-columns-repeated="2"/>
        </table:table-row>
        <table:table-row table:style-name="ro1">
          <table:table-cell office:value-type="float" office:value="0.922760546207428" calcext:value-type="float">
            <text:p>0.922760546207428</text:p>
          </table:table-cell>
          <table:table-cell table:number-columns-repeated="2"/>
        </table:table-row>
        <table:table-row table:style-name="ro1">
          <table:table-cell office:value-type="float" office:value="0.35123211145401" calcext:value-type="float">
            <text:p>0.35123211145401</text:p>
          </table:table-cell>
          <table:table-cell table:number-columns-repeated="2"/>
        </table:table-row>
        <table:table-row table:style-name="ro1">
          <table:table-cell office:value-type="float" office:value="0.842820048332214" calcext:value-type="float">
            <text:p>0.842820048332214</text:p>
          </table:table-cell>
          <table:table-cell table:number-columns-repeated="2"/>
        </table:table-row>
        <table:table-row table:style-name="ro1">
          <table:table-cell office:value-type="float" office:value="0.936203896999359" calcext:value-type="float">
            <text:p>0.936203896999359</text:p>
          </table:table-cell>
          <table:table-cell table:number-columns-repeated="2"/>
        </table:table-row>
        <table:table-row table:style-name="ro1">
          <table:table-cell office:value-type="float" office:value="0.351722002029419" calcext:value-type="float">
            <text:p>0.351722002029419</text:p>
          </table:table-cell>
          <table:table-cell table:number-columns-repeated="2"/>
        </table:table-row>
        <table:table-row table:style-name="ro1">
          <table:table-cell office:value-type="float" office:value="0.842458367347717" calcext:value-type="float">
            <text:p>0.842458367347717</text:p>
          </table:table-cell>
          <table:table-cell table:number-columns-repeated="2"/>
        </table:table-row>
        <table:table-row table:style-name="ro1">
          <table:table-cell office:value-type="float" office:value="0.931216776371002" calcext:value-type="float">
            <text:p>0.931216776371002</text:p>
          </table:table-cell>
          <table:table-cell table:number-columns-repeated="2"/>
        </table:table-row>
        <table:table-row table:style-name="ro1">
          <table:table-cell office:value-type="float" office:value="0.344425499439239" calcext:value-type="float">
            <text:p>0.344425499439239</text:p>
          </table:table-cell>
          <table:table-cell table:number-columns-repeated="2"/>
        </table:table-row>
        <table:table-row table:style-name="ro1">
          <table:table-cell office:value-type="float" office:value="0.843217432498932" calcext:value-type="float">
            <text:p>0.843217432498932</text:p>
          </table:table-cell>
          <table:table-cell table:number-columns-repeated="2"/>
        </table:table-row>
        <table:table-row table:style-name="ro1">
          <table:table-cell office:value-type="float" office:value="0.929352819919586" calcext:value-type="float">
            <text:p>0.929352819919586</text:p>
          </table:table-cell>
          <table:table-cell table:number-columns-repeated="2"/>
        </table:table-row>
        <table:table-row table:style-name="ro1">
          <table:table-cell office:value-type="float" office:value="0.335223317146301" calcext:value-type="float">
            <text:p>0.335223317146301</text:p>
          </table:table-cell>
          <table:table-cell table:number-columns-repeated="2"/>
        </table:table-row>
        <table:table-row table:style-name="ro1">
          <table:table-cell office:value-type="float" office:value="0.842951834201813" calcext:value-type="float">
            <text:p>0.842951834201813</text:p>
          </table:table-cell>
          <table:table-cell table:number-columns-repeated="2"/>
        </table:table-row>
        <table:table-row table:style-name="ro1">
          <table:table-cell office:value-type="float" office:value="0.924594044685364" calcext:value-type="float">
            <text:p>0.924594044685364</text:p>
          </table:table-cell>
          <table:table-cell table:number-columns-repeated="2"/>
        </table:table-row>
        <table:table-row table:style-name="ro1">
          <table:table-cell office:value-type="float" office:value="0.329438716173172" calcext:value-type="float">
            <text:p>0.329438716173172</text:p>
          </table:table-cell>
          <table:table-cell table:number-columns-repeated="2"/>
        </table:table-row>
        <table:table-row table:style-name="ro1">
          <table:table-cell office:value-type="float" office:value="0.843016624450684" calcext:value-type="float">
            <text:p>0.843016624450684</text:p>
          </table:table-cell>
          <table:table-cell table:number-columns-repeated="2"/>
        </table:table-row>
        <table:table-row table:style-name="ro1">
          <table:table-cell office:value-type="float" office:value="0.92681473493576" calcext:value-type="float">
            <text:p>0.92681473493576</text:p>
          </table:table-cell>
          <table:table-cell table:number-columns-repeated="2"/>
        </table:table-row>
        <table:table-row table:style-name="ro1">
          <table:table-cell office:value-type="float" office:value="0.326207011938095" calcext:value-type="float">
            <text:p>0.326207011938095</text:p>
          </table:table-cell>
          <table:table-cell table:number-columns-repeated="2"/>
        </table:table-row>
        <table:table-row table:style-name="ro1">
          <table:table-cell office:value-type="float" office:value="0.842715322971344" calcext:value-type="float">
            <text:p>0.842715322971344</text:p>
          </table:table-cell>
          <table:table-cell table:number-columns-repeated="2"/>
        </table:table-row>
        <table:table-row table:style-name="ro1">
          <table:table-cell office:value-type="float" office:value="0.927685737609863" calcext:value-type="float">
            <text:p>0.927685737609863</text:p>
          </table:table-cell>
          <table:table-cell table:number-columns-repeated="2"/>
        </table:table-row>
        <table:table-row table:style-name="ro1">
          <table:table-cell office:value-type="float" office:value="0.334584623575211" calcext:value-type="float">
            <text:p>0.334584623575211</text:p>
          </table:table-cell>
          <table:table-cell table:number-columns-repeated="2"/>
        </table:table-row>
        <table:table-row table:style-name="ro1">
          <table:table-cell office:value-type="float" office:value="0.842964708805084" calcext:value-type="float">
            <text:p>0.842964708805084</text:p>
          </table:table-cell>
          <table:table-cell table:number-columns-repeated="2"/>
        </table:table-row>
        <table:table-row table:style-name="ro1">
          <table:table-cell office:value-type="float" office:value="0.931167900562286" calcext:value-type="float">
            <text:p>0.931167900562286</text:p>
          </table:table-cell>
          <table:table-cell table:number-columns-repeated="2"/>
        </table:table-row>
        <table:table-row table:style-name="ro1">
          <table:table-cell office:value-type="float" office:value="0.341765463352203" calcext:value-type="float">
            <text:p>0.341765463352203</text:p>
          </table:table-cell>
          <table:table-cell table:number-columns-repeated="2"/>
        </table:table-row>
        <table:table-row table:style-name="ro1">
          <table:table-cell office:value-type="float" office:value="0.842967092990875" calcext:value-type="float">
            <text:p>0.842967092990875</text:p>
          </table:table-cell>
          <table:table-cell table:number-columns-repeated="2"/>
        </table:table-row>
        <table:table-row table:style-name="ro1">
          <table:table-cell office:value-type="float" office:value="0.929809033870697" calcext:value-type="float">
            <text:p>0.929809033870697</text:p>
          </table:table-cell>
          <table:table-cell table:number-columns-repeated="2"/>
        </table:table-row>
        <table:table-row table:style-name="ro1">
          <table:table-cell office:value-type="float" office:value="0.338020235300064" calcext:value-type="float">
            <text:p>0.338020235300064</text:p>
          </table:table-cell>
          <table:table-cell table:number-columns-repeated="2"/>
        </table:table-row>
        <table:table-row table:style-name="ro1">
          <table:table-cell office:value-type="float" office:value="0.842967092990875" calcext:value-type="float">
            <text:p>0.842967092990875</text:p>
          </table:table-cell>
          <table:table-cell table:number-columns-repeated="2"/>
        </table:table-row>
        <table:table-row table:style-name="ro1">
          <table:table-cell office:value-type="float" office:value="0.931810140609741" calcext:value-type="float">
            <text:p>0.931810140609741</text:p>
          </table:table-cell>
          <table:table-cell table:number-columns-repeated="2"/>
        </table:table-row>
        <table:table-row table:style-name="ro1">
          <table:table-cell office:value-type="float" office:value="0.339351028203964" calcext:value-type="float">
            <text:p>0.339351028203964</text:p>
          </table:table-cell>
          <table:table-cell table:number-columns-repeated="2"/>
        </table:table-row>
        <table:table-row table:style-name="ro1">
          <table:table-cell office:value-type="float" office:value="0.84301632642746" calcext:value-type="float">
            <text:p>0.84301632642746</text:p>
          </table:table-cell>
          <table:table-cell table:number-columns-repeated="2"/>
        </table:table-row>
        <table:table-row table:style-name="ro1">
          <table:table-cell office:value-type="float" office:value="0.922392904758453" calcext:value-type="float">
            <text:p>0.922392904758453</text:p>
          </table:table-cell>
          <table:table-cell table:number-columns-repeated="2"/>
        </table:table-row>
        <table:table-row table:style-name="ro1">
          <table:table-cell office:value-type="float" office:value="0.330146551132202" calcext:value-type="float">
            <text:p>0.330146551132202</text:p>
          </table:table-cell>
          <table:table-cell table:number-columns-repeated="2"/>
        </table:table-row>
        <table:table-row table:style-name="ro1">
          <table:table-cell office:value-type="float" office:value="0.844514906406403" calcext:value-type="float">
            <text:p>0.844514906406403</text:p>
          </table:table-cell>
          <table:table-cell table:number-columns-repeated="2"/>
        </table:table-row>
        <table:table-row table:style-name="ro1">
          <table:table-cell office:value-type="float" office:value="0.919584929943085" calcext:value-type="float">
            <text:p>0.919584929943085</text:p>
          </table:table-cell>
          <table:table-cell table:number-columns-repeated="2"/>
        </table:table-row>
        <table:table-row table:style-name="ro1">
          <table:table-cell office:value-type="float" office:value="0.330867350101471" calcext:value-type="float">
            <text:p>0.330867350101471</text:p>
          </table:table-cell>
          <table:table-cell table:number-columns-repeated="2"/>
        </table:table-row>
        <table:table-row table:style-name="ro1">
          <table:table-cell office:value-type="float" office:value="0.842249929904938" calcext:value-type="float">
            <text:p>0.842249929904938</text:p>
          </table:table-cell>
          <table:table-cell table:number-columns-repeated="2"/>
        </table:table-row>
        <table:table-row table:style-name="ro1">
          <table:table-cell office:value-type="float" office:value="0.9151331782341" calcext:value-type="float">
            <text:p>0.9151331782341</text:p>
          </table:table-cell>
          <table:table-cell table:number-columns-repeated="2"/>
        </table:table-row>
        <table:table-row table:style-name="ro1">
          <table:table-cell office:value-type="float" office:value="0.332947134971619" calcext:value-type="float">
            <text:p>0.332947134971619</text:p>
          </table:table-cell>
          <table:table-cell table:number-columns-repeated="2"/>
        </table:table-row>
        <table:table-row table:style-name="ro1">
          <table:table-cell office:value-type="float" office:value="0.844259917736053" calcext:value-type="float">
            <text:p>0.844259917736053</text:p>
          </table:table-cell>
          <table:table-cell table:number-columns-repeated="2"/>
        </table:table-row>
        <table:table-row table:style-name="ro1">
          <table:table-cell office:value-type="float" office:value="0.908001005649567" calcext:value-type="float">
            <text:p>0.908001005649567</text:p>
          </table:table-cell>
          <table:table-cell table:number-columns-repeated="2"/>
        </table:table-row>
        <table:table-row table:style-name="ro1">
          <table:table-cell office:value-type="float" office:value="0.34272226691246" calcext:value-type="float">
            <text:p>0.34272226691246</text:p>
          </table:table-cell>
          <table:table-cell table:number-columns-repeated="2"/>
        </table:table-row>
        <table:table-row table:style-name="ro1">
          <table:table-cell office:value-type="float" office:value="0.844136774539948" calcext:value-type="float">
            <text:p>0.844136774539948</text:p>
          </table:table-cell>
          <table:table-cell table:number-columns-repeated="2"/>
        </table:table-row>
        <table:table-row table:style-name="ro1">
          <table:table-cell office:value-type="float" office:value="0.86997789144516" calcext:value-type="float">
            <text:p>0.86997789144516</text:p>
          </table:table-cell>
          <table:table-cell table:number-columns-repeated="2"/>
        </table:table-row>
        <table:table-row table:style-name="ro1">
          <table:table-cell office:value-type="float" office:value="0.349985778331757" calcext:value-type="float">
            <text:p>0.349985778331757</text:p>
          </table:table-cell>
          <table:table-cell table:number-columns-repeated="2"/>
        </table:table-row>
        <table:table-row table:style-name="ro1">
          <table:table-cell office:value-type="float" office:value="0.751620471477508" calcext:value-type="float">
            <text:p>0.751620471477508</text:p>
          </table:table-cell>
          <table:table-cell table:number-columns-repeated="2"/>
        </table:table-row>
        <table:table-row table:style-name="ro1">
          <table:table-cell office:value-type="float" office:value="0.84607595205307" calcext:value-type="float">
            <text:p>0.84607595205307</text:p>
          </table:table-cell>
          <table:table-cell table:number-columns-repeated="2"/>
        </table:table-row>
        <table:table-row table:style-name="ro1">
          <table:table-cell office:value-type="float" office:value="0.345818489789963" calcext:value-type="float">
            <text:p>0.345818489789963</text:p>
          </table:table-cell>
          <table:table-cell table:number-columns-repeated="2"/>
        </table:table-row>
        <table:table-row table:style-name="ro1">
          <table:table-cell office:value-type="float" office:value="0.847446382045746" calcext:value-type="float">
            <text:p>0.847446382045746</text:p>
          </table:table-cell>
          <table:table-cell table:number-columns-repeated="2"/>
        </table:table-row>
        <table:table-row table:style-name="ro1">
          <table:table-cell office:value-type="float" office:value="0.85971736907959" calcext:value-type="float">
            <text:p>0.85971736907959</text:p>
          </table:table-cell>
          <table:table-cell table:number-columns-repeated="2"/>
        </table:table-row>
        <table:table-row table:style-name="ro1">
          <table:table-cell office:value-type="float" office:value="0.353509038686752" calcext:value-type="float">
            <text:p>0.353509038686752</text:p>
          </table:table-cell>
          <table:table-cell table:number-columns-repeated="2"/>
        </table:table-row>
        <table:table-row table:style-name="ro1">
          <table:table-cell office:value-type="float" office:value="0.848063230514526" calcext:value-type="float">
            <text:p>0.848063230514526</text:p>
          </table:table-cell>
          <table:table-cell table:number-columns-repeated="2"/>
        </table:table-row>
        <table:table-row table:style-name="ro1">
          <table:table-cell office:value-type="float" office:value="0.902488350868225" calcext:value-type="float">
            <text:p>0.902488350868225</text:p>
          </table:table-cell>
          <table:table-cell table:number-columns-repeated="2"/>
        </table:table-row>
        <table:table-row table:style-name="ro1">
          <table:table-cell office:value-type="float" office:value="0.349676638841629" calcext:value-type="float">
            <text:p>0.349676638841629</text:p>
          </table:table-cell>
          <table:table-cell table:number-columns-repeated="2"/>
        </table:table-row>
        <table:table-row table:style-name="ro1">
          <table:table-cell office:value-type="float" office:value="0.847809493541718" calcext:value-type="float">
            <text:p>0.847809493541718</text:p>
          </table:table-cell>
          <table:table-cell table:number-columns-repeated="2"/>
        </table:table-row>
        <table:table-row table:style-name="ro1">
          <table:table-cell office:value-type="float" office:value="0.905751347541809" calcext:value-type="float">
            <text:p>0.905751347541809</text:p>
          </table:table-cell>
          <table:table-cell table:number-columns-repeated="2"/>
        </table:table-row>
        <table:table-row table:style-name="ro1">
          <table:table-cell office:value-type="float" office:value="0.351081997156143" calcext:value-type="float">
            <text:p>0.351081997156143</text:p>
          </table:table-cell>
          <table:table-cell table:number-columns-repeated="2"/>
        </table:table-row>
        <table:table-row table:style-name="ro1">
          <table:table-cell office:value-type="float" office:value="0.848003506660461" calcext:value-type="float">
            <text:p>0.848003506660461</text:p>
          </table:table-cell>
          <table:table-cell table:number-columns-repeated="2"/>
        </table:table-row>
        <table:table-row table:style-name="ro1">
          <table:table-cell office:value-type="float" office:value="0.901878535747528" calcext:value-type="float">
            <text:p>0.901878535747528</text:p>
          </table:table-cell>
          <table:table-cell table:number-columns-repeated="2"/>
        </table:table-row>
        <table:table-row table:style-name="ro1">
          <table:table-cell office:value-type="float" office:value="0.338697969913483" calcext:value-type="float">
            <text:p>0.338697969913483</text:p>
          </table:table-cell>
          <table:table-cell table:number-columns-repeated="2"/>
        </table:table-row>
        <table:table-row table:style-name="ro1">
          <table:table-cell office:value-type="float" office:value="0.847829401493073" calcext:value-type="float">
            <text:p>0.847829401493073</text:p>
          </table:table-cell>
          <table:table-cell table:number-columns-repeated="2"/>
        </table:table-row>
        <table:table-row table:style-name="ro1">
          <table:table-cell office:value-type="float" office:value="0.917143702507019" calcext:value-type="float">
            <text:p>0.917143702507019</text:p>
          </table:table-cell>
          <table:table-cell table:number-columns-repeated="2"/>
        </table:table-row>
        <table:table-row table:style-name="ro1">
          <table:table-cell office:value-type="float" office:value="0.340362429618835" calcext:value-type="float">
            <text:p>0.340362429618835</text:p>
          </table:table-cell>
          <table:table-cell table:number-columns-repeated="2"/>
        </table:table-row>
        <table:table-row table:style-name="ro1">
          <table:table-cell office:value-type="float" office:value="0.847514688968658" calcext:value-type="float">
            <text:p>0.847514688968658</text:p>
          </table:table-cell>
          <table:table-cell table:number-columns-repeated="2"/>
        </table:table-row>
        <table:table-row table:style-name="ro1">
          <table:table-cell office:value-type="float" office:value="0.910888493061066" calcext:value-type="float">
            <text:p>0.910888493061066</text:p>
          </table:table-cell>
          <table:table-cell table:number-columns-repeated="2"/>
        </table:table-row>
        <table:table-row table:style-name="ro1">
          <table:table-cell office:value-type="float" office:value="0.325810611248016" calcext:value-type="float">
            <text:p>0.325810611248016</text:p>
          </table:table-cell>
          <table:table-cell table:number-columns-repeated="2"/>
        </table:table-row>
        <table:table-row table:style-name="ro1">
          <table:table-cell office:value-type="float" office:value="0.847796440124512" calcext:value-type="float">
            <text:p>0.847796440124512</text:p>
          </table:table-cell>
          <table:table-cell table:number-columns-repeated="2"/>
        </table:table-row>
        <table:table-row table:style-name="ro1">
          <table:table-cell office:value-type="float" office:value="0.921755194664001" calcext:value-type="float">
            <text:p>0.921755194664001</text:p>
          </table:table-cell>
          <table:table-cell table:number-columns-repeated="2"/>
        </table:table-row>
        <table:table-row table:style-name="ro1">
          <table:table-cell office:value-type="float" office:value="0.339262068271637" calcext:value-type="float">
            <text:p>0.339262068271637</text:p>
          </table:table-cell>
          <table:table-cell table:number-columns-repeated="2"/>
        </table:table-row>
        <table:table-row table:style-name="ro1">
          <table:table-cell office:value-type="float" office:value="0.845177590847015" calcext:value-type="float">
            <text:p>0.845177590847015</text:p>
          </table:table-cell>
          <table:table-cell table:number-columns-repeated="2"/>
        </table:table-row>
        <table:table-row table:style-name="ro1">
          <table:table-cell office:value-type="float" office:value="0.899214148521423" calcext:value-type="float">
            <text:p>0.899214148521423</text:p>
          </table:table-cell>
          <table:table-cell table:number-columns-repeated="2"/>
        </table:table-row>
        <table:table-row table:style-name="ro1">
          <table:table-cell office:value-type="float" office:value="0.836482107639313" calcext:value-type="float">
            <text:p>0.836482107639313</text:p>
          </table:table-cell>
          <table:table-cell table:number-columns-repeated="2"/>
        </table:table-row>
        <table:table-row table:style-name="ro1">
          <table:table-cell office:value-type="float" office:value="0.880623817443848" calcext:value-type="float">
            <text:p>0.880623817443848</text:p>
          </table:table-cell>
          <table:table-cell table:number-columns-repeated="2"/>
        </table:table-row>
        <table:table-row table:style-name="ro1">
          <table:table-cell office:value-type="float" office:value="0.689508557319641" calcext:value-type="float">
            <text:p>0.689508557319641</text:p>
          </table:table-cell>
          <table:table-cell table:number-columns-repeated="2"/>
        </table:table-row>
        <table:table-row table:style-name="ro1">
          <table:table-cell office:value-type="float" office:value="0.837710022926331" calcext:value-type="float">
            <text:p>0.837710022926331</text:p>
          </table:table-cell>
          <table:table-cell table:number-columns-repeated="2"/>
        </table:table-row>
        <table:table-row table:style-name="ro1">
          <table:table-cell office:value-type="float" office:value="0.836650192737579" calcext:value-type="float">
            <text:p>0.836650192737579</text:p>
          </table:table-cell>
          <table:table-cell table:number-columns-repeated="2"/>
        </table:table-row>
        <table:table-row table:style-name="ro1">
          <table:table-cell office:value-type="float" office:value="0.838556110858917" calcext:value-type="float">
            <text:p>0.838556110858917</text:p>
          </table:table-cell>
          <table:table-cell table:number-columns-repeated="2"/>
        </table:table-row>
        <table:table-row table:style-name="ro1">
          <table:table-cell office:value-type="float" office:value="0.837302923202515" calcext:value-type="float">
            <text:p>0.837302923202515</text:p>
          </table:table-cell>
          <table:table-cell table:number-columns-repeated="2"/>
        </table:table-row>
        <table:table-row table:style-name="ro1">
          <table:table-cell office:value-type="float" office:value="0.871779799461365" calcext:value-type="float">
            <text:p>0.871779799461365</text:p>
          </table:table-cell>
          <table:table-cell table:number-columns-repeated="2"/>
        </table:table-row>
        <table:table-row table:style-name="ro1">
          <table:table-cell office:value-type="float" office:value="0.836619019508362" calcext:value-type="float">
            <text:p>0.836619019508362</text:p>
          </table:table-cell>
          <table:table-cell table:number-columns-repeated="2"/>
        </table:table-row>
        <table:table-row table:style-name="ro1">
          <table:table-cell office:value-type="float" office:value="0.884131014347076" calcext:value-type="float">
            <text:p>0.884131014347076</text:p>
          </table:table-cell>
          <table:table-cell table:number-columns-repeated="2"/>
        </table:table-row>
        <table:table-row table:style-name="ro1">
          <table:table-cell office:value-type="float" office:value="0.837144613265991" calcext:value-type="float">
            <text:p>0.837144613265991</text:p>
          </table:table-cell>
          <table:table-cell table:number-columns-repeated="2"/>
        </table:table-row>
        <table:table-row table:style-name="ro1">
          <table:table-cell office:value-type="float" office:value="0.89912211894989" calcext:value-type="float">
            <text:p>0.89912211894989</text:p>
          </table:table-cell>
          <table:table-cell table:number-columns-repeated="2"/>
        </table:table-row>
        <table:table-row table:style-name="ro1">
          <table:table-cell office:value-type="float" office:value="0.816493093967438" calcext:value-type="float">
            <text:p>0.816493093967438</text:p>
          </table:table-cell>
          <table:table-cell table:number-columns-repeated="2"/>
        </table:table-row>
        <table:table-row table:style-name="ro1">
          <table:table-cell office:value-type="float" office:value="0.837327539920807" calcext:value-type="float">
            <text:p>0.837327539920807</text:p>
          </table:table-cell>
          <table:table-cell table:number-columns-repeated="2"/>
        </table:table-row>
        <table:table-row table:style-name="ro1">
          <table:table-cell office:value-type="float" office:value="0.253495633602142" calcext:value-type="float">
            <text:p>0.253495633602142</text:p>
          </table:table-cell>
          <table:table-cell table:number-columns-repeated="2"/>
        </table:table-row>
        <table:table-row table:style-name="ro1">
          <table:table-cell office:value-type="float" office:value="0.836855888366699" calcext:value-type="float">
            <text:p>0.836855888366699</text:p>
          </table:table-cell>
          <table:table-cell table:number-columns-repeated="2"/>
        </table:table-row>
        <table:table-row table:style-name="ro1">
          <table:table-cell office:value-type="float" office:value="0.837516665458679" calcext:value-type="float">
            <text:p>0.837516665458679</text:p>
          </table:table-cell>
          <table:table-cell table:number-columns-repeated="2"/>
        </table:table-row>
        <table:table-row table:style-name="ro1">
          <table:table-cell office:value-type="float" office:value="0.835408627986908" calcext:value-type="float">
            <text:p>0.835408627986908</text:p>
          </table:table-cell>
          <table:table-cell table:number-columns-repeated="2"/>
        </table:table-row>
        <table:table-row table:style-name="ro1">
          <table:table-cell office:value-type="float" office:value="0.8926642537117" calcext:value-type="float">
            <text:p>0.8926642537117</text:p>
          </table:table-cell>
          <table:table-cell table:number-columns-repeated="2"/>
        </table:table-row>
        <table:table-row table:style-name="ro1">
          <table:table-cell office:value-type="float" office:value="0.83546906709671" calcext:value-type="float">
            <text:p>0.83546906709671</text:p>
          </table:table-cell>
          <table:table-cell table:number-columns-repeated="2"/>
        </table:table-row>
        <table:table-row table:style-name="ro1">
          <table:table-cell office:value-type="float" office:value="0.881665050983429" calcext:value-type="float">
            <text:p>0.881665050983429</text:p>
          </table:table-cell>
          <table:table-cell table:number-columns-repeated="2"/>
        </table:table-row>
        <table:table-row table:style-name="ro1">
          <table:table-cell office:value-type="float" office:value="0.815783202648163" calcext:value-type="float">
            <text:p>0.815783202648163</text:p>
          </table:table-cell>
          <table:table-cell table:number-columns-repeated="2"/>
        </table:table-row>
        <table:table-row table:style-name="ro1">
          <table:table-cell office:value-type="float" office:value="0.835194170475006" calcext:value-type="float">
            <text:p>0.835194170475006</text:p>
          </table:table-cell>
          <table:table-cell table:number-columns-repeated="2"/>
        </table:table-row>
        <table:table-row table:style-name="ro1">
          <table:table-cell office:value-type="float" office:value="0.838746964931488" calcext:value-type="float">
            <text:p>0.838746964931488</text:p>
          </table:table-cell>
          <table:table-cell table:number-columns-repeated="2"/>
        </table:table-row>
        <table:table-row table:style-name="ro1">
          <table:table-cell office:value-type="float" office:value="0.863676428794861" calcext:value-type="float">
            <text:p>0.863676428794861</text:p>
          </table:table-cell>
          <table:table-cell table:number-columns-repeated="2"/>
        </table:table-row>
        <table:table-row table:style-name="ro1">
          <table:table-cell office:value-type="float" office:value="0.8385950922966" calcext:value-type="float">
            <text:p>0.8385950922966</text:p>
          </table:table-cell>
          <table:table-cell table:number-columns-repeated="2"/>
        </table:table-row>
        <table:table-row table:style-name="ro1">
          <table:table-cell office:value-type="float" office:value="0.86570018529892" calcext:value-type="float">
            <text:p>0.86570018529892</text:p>
          </table:table-cell>
          <table:table-cell table:number-columns-repeated="2"/>
        </table:table-row>
        <table:table-row table:style-name="ro1">
          <table:table-cell office:value-type="float" office:value="0.839034259319305" calcext:value-type="float">
            <text:p>0.839034259319305</text:p>
          </table:table-cell>
          <table:table-cell table:number-columns-repeated="2"/>
        </table:table-row>
        <table:table-row table:style-name="ro1">
          <table:table-cell office:value-type="float" office:value="0.860674321651459" calcext:value-type="float">
            <text:p>0.860674321651459</text:p>
          </table:table-cell>
          <table:table-cell table:number-columns-repeated="2"/>
        </table:table-row>
        <table:table-row table:style-name="ro1">
          <table:table-cell office:value-type="float" office:value="0.256830364465713" calcext:value-type="float">
            <text:p>0.256830364465713</text:p>
          </table:table-cell>
          <table:table-cell table:number-columns-repeated="2"/>
        </table:table-row>
        <table:table-row table:style-name="ro1">
          <table:table-cell office:value-type="float" office:value="0.838829755783081" calcext:value-type="float">
            <text:p>0.838829755783081</text:p>
          </table:table-cell>
          <table:table-cell table:number-columns-repeated="2"/>
        </table:table-row>
        <table:table-row table:style-name="ro1">
          <table:table-cell office:value-type="float" office:value="0.920131623744965" calcext:value-type="float">
            <text:p>0.920131623744965</text:p>
          </table:table-cell>
          <table:table-cell table:number-columns-repeated="2"/>
        </table:table-row>
        <table:table-row table:style-name="ro1">
          <table:table-cell office:value-type="float" office:value="0.839335322380066" calcext:value-type="float">
            <text:p>0.839335322380066</text:p>
          </table:table-cell>
          <table:table-cell table:number-columns-repeated="2"/>
        </table:table-row>
        <table:table-row table:style-name="ro1">
          <table:table-cell office:value-type="float" office:value="0.917173743247986" calcext:value-type="float">
            <text:p>0.917173743247986</text:p>
          </table:table-cell>
          <table:table-cell table:number-columns-repeated="2"/>
        </table:table-row>
        <table:table-row table:style-name="ro1">
          <table:table-cell office:value-type="float" office:value="0.839479625225067" calcext:value-type="float">
            <text:p>0.839479625225067</text:p>
          </table:table-cell>
          <table:table-cell table:number-columns-repeated="2"/>
        </table:table-row>
        <table:table-row table:style-name="ro1">
          <table:table-cell office:value-type="float" office:value="0.919873178005218" calcext:value-type="float">
            <text:p>0.919873178005218</text:p>
          </table:table-cell>
          <table:table-cell table:number-columns-repeated="2"/>
        </table:table-row>
        <table:table-row table:style-name="ro1">
          <table:table-cell office:value-type="float" office:value="0.839748919010162" calcext:value-type="float">
            <text:p>0.839748919010162</text:p>
          </table:table-cell>
          <table:table-cell table:number-columns-repeated="2"/>
        </table:table-row>
        <table:table-row table:style-name="ro1">
          <table:table-cell office:value-type="float" office:value="0.931039810180664" calcext:value-type="float">
            <text:p>0.931039810180664</text:p>
          </table:table-cell>
          <table:table-cell table:number-columns-repeated="2"/>
        </table:table-row>
        <table:table-row table:style-name="ro1">
          <table:table-cell office:value-type="float" office:value="0.84004020690918" calcext:value-type="float">
            <text:p>0.84004020690918</text:p>
          </table:table-cell>
          <table:table-cell table:number-columns-repeated="2"/>
        </table:table-row>
        <table:table-row table:style-name="ro1">
          <table:table-cell office:value-type="float" office:value="0.926845550537109" calcext:value-type="float">
            <text:p>0.926845550537109</text:p>
          </table:table-cell>
          <table:table-cell table:number-columns-repeated="2"/>
        </table:table-row>
        <table:table-row table:style-name="ro1">
          <table:table-cell office:value-type="float" office:value="0.840309321880341" calcext:value-type="float">
            <text:p>0.840309321880341</text:p>
          </table:table-cell>
          <table:table-cell table:number-columns-repeated="2"/>
        </table:table-row>
        <table:table-row table:style-name="ro1">
          <table:table-cell office:value-type="float" office:value="0.913339912891388" calcext:value-type="float">
            <text:p>0.913339912891388</text:p>
          </table:table-cell>
          <table:table-cell table:number-columns-repeated="2"/>
        </table:table-row>
        <table:table-row table:style-name="ro1">
          <table:table-cell office:value-type="float" office:value="0.840863943099976" calcext:value-type="float">
            <text:p>0.840863943099976</text:p>
          </table:table-cell>
          <table:table-cell table:number-columns-repeated="2"/>
        </table:table-row>
        <table:table-row table:style-name="ro1">
          <table:table-cell office:value-type="float" office:value="0.906915187835693" calcext:value-type="float">
            <text:p>0.906915187835693</text:p>
          </table:table-cell>
          <table:table-cell table:number-columns-repeated="2"/>
        </table:table-row>
        <table:table-row table:style-name="ro1">
          <table:table-cell office:value-type="float" office:value="0.840708196163178" calcext:value-type="float">
            <text:p>0.840708196163178</text:p>
          </table:table-cell>
          <table:table-cell table:number-columns-repeated="2"/>
        </table:table-row>
        <table:table-row table:style-name="ro1">
          <table:table-cell office:value-type="float" office:value="0.926361382007599" calcext:value-type="float">
            <text:p>0.926361382007599</text:p>
          </table:table-cell>
          <table:table-cell table:number-columns-repeated="2"/>
        </table:table-row>
        <table:table-row table:style-name="ro1">
          <table:table-cell office:value-type="float" office:value="0.840777099132538" calcext:value-type="float">
            <text:p>0.840777099132538</text:p>
          </table:table-cell>
          <table:table-cell table:number-columns-repeated="2"/>
        </table:table-row>
        <table:table-row table:style-name="ro1">
          <table:table-cell office:value-type="float" office:value="0.902771532535553" calcext:value-type="float">
            <text:p>0.902771532535553</text:p>
          </table:table-cell>
          <table:table-cell table:number-columns-repeated="2"/>
        </table:table-row>
        <table:table-row table:style-name="ro1">
          <table:table-cell office:value-type="float" office:value="0.840185523033142" calcext:value-type="float">
            <text:p>0.840185523033142</text:p>
          </table:table-cell>
          <table:table-cell table:number-columns-repeated="2"/>
        </table:table-row>
        <table:table-row table:style-name="ro1">
          <table:table-cell office:value-type="float" office:value="0.876779317855835" calcext:value-type="float">
            <text:p>0.876779317855835</text:p>
          </table:table-cell>
          <table:table-cell table:number-columns-repeated="2"/>
        </table:table-row>
        <table:table-row table:style-name="ro1">
          <table:table-cell office:value-type="float" office:value="0.84150493144989" calcext:value-type="float">
            <text:p>0.84150493144989</text:p>
          </table:table-cell>
          <table:table-cell table:number-columns-repeated="2"/>
        </table:table-row>
        <table:table-row table:style-name="ro1">
          <table:table-cell office:value-type="float" office:value="0.88149905204773" calcext:value-type="float">
            <text:p>0.88149905204773</text:p>
          </table:table-cell>
          <table:table-cell table:number-columns-repeated="2"/>
        </table:table-row>
        <table:table-row table:style-name="ro1">
          <table:table-cell office:value-type="float" office:value="0.841120064258575" calcext:value-type="float">
            <text:p>0.841120064258575</text:p>
          </table:table-cell>
          <table:table-cell table:number-columns-repeated="2"/>
        </table:table-row>
        <table:table-row table:style-name="ro1">
          <table:table-cell office:value-type="float" office:value="0.896969616413116" calcext:value-type="float">
            <text:p>0.896969616413116</text:p>
          </table:table-cell>
          <table:table-cell table:number-columns-repeated="2"/>
        </table:table-row>
        <table:table-row table:style-name="ro1">
          <table:table-cell office:value-type="float" office:value="0.833124876022339" calcext:value-type="float">
            <text:p>0.833124876022339</text:p>
          </table:table-cell>
          <table:table-cell table:number-columns-repeated="2"/>
        </table:table-row>
        <table:table-row table:style-name="ro1">
          <table:table-cell office:value-type="float" office:value="0.840507447719574" calcext:value-type="float">
            <text:p>0.840507447719574</text:p>
          </table:table-cell>
          <table:table-cell table:number-columns-repeated="2"/>
        </table:table-row>
        <table:table-row table:style-name="ro1">
          <table:table-cell office:value-type="float" office:value="0.839494526386261" calcext:value-type="float">
            <text:p>0.839494526386261</text:p>
          </table:table-cell>
          <table:table-cell table:number-columns-repeated="2"/>
        </table:table-row>
        <table:table-row table:style-name="ro1">
          <table:table-cell office:value-type="float" office:value="0.890386879444122" calcext:value-type="float">
            <text:p>0.890386879444122</text:p>
          </table:table-cell>
          <table:table-cell table:number-columns-repeated="2"/>
        </table:table-row>
        <table:table-row table:style-name="ro1">
          <table:table-cell office:value-type="float" office:value="0.839735865592956" calcext:value-type="float">
            <text:p>0.839735865592956</text:p>
          </table:table-cell>
          <table:table-cell table:number-columns-repeated="2"/>
        </table:table-row>
        <table:table-row table:style-name="ro1">
          <table:table-cell office:value-type="float" office:value="0.877446949481964" calcext:value-type="float">
            <text:p>0.877446949481964</text:p>
          </table:table-cell>
          <table:table-cell table:number-columns-repeated="2"/>
        </table:table-row>
        <table:table-row table:style-name="ro1">
          <table:table-cell office:value-type="float" office:value="0.83964878320694" calcext:value-type="float">
            <text:p>0.83964878320694</text:p>
          </table:table-cell>
          <table:table-cell table:number-columns-repeated="2"/>
        </table:table-row>
        <table:table-row table:style-name="ro1">
          <table:table-cell office:value-type="float" office:value="0.905687153339386" calcext:value-type="float">
            <text:p>0.905687153339386</text:p>
          </table:table-cell>
          <table:table-cell table:number-columns-repeated="2"/>
        </table:table-row>
        <table:table-row table:style-name="ro1">
          <table:table-cell office:value-type="float" office:value="0.838960409164429" calcext:value-type="float">
            <text:p>0.838960409164429</text:p>
          </table:table-cell>
          <table:table-cell table:number-columns-repeated="2"/>
        </table:table-row>
        <table:table-row table:style-name="ro1">
          <table:table-cell office:value-type="float" office:value="0.941031157970428" calcext:value-type="float">
            <text:p>0.941031157970428</text:p>
          </table:table-cell>
          <table:table-cell table:number-columns-repeated="2"/>
        </table:table-row>
        <table:table-row table:style-name="ro1">
          <table:table-cell office:value-type="float" office:value="0.838361799716949" calcext:value-type="float">
            <text:p>0.838361799716949</text:p>
          </table:table-cell>
          <table:table-cell table:number-columns-repeated="2"/>
        </table:table-row>
        <table:table-row table:style-name="ro1">
          <table:table-cell office:value-type="float" office:value="0.939040005207062" calcext:value-type="float">
            <text:p>0.939040005207062</text:p>
          </table:table-cell>
          <table:table-cell table:number-columns-repeated="2"/>
        </table:table-row>
        <table:table-row table:style-name="ro1">
          <table:table-cell office:value-type="float" office:value="0.820805430412293" calcext:value-type="float">
            <text:p>0.820805430412293</text:p>
          </table:table-cell>
          <table:table-cell table:number-columns-repeated="2"/>
        </table:table-row>
        <table:table-row table:style-name="ro1">
          <table:table-cell office:value-type="float" office:value="0.946062624454498" calcext:value-type="float">
            <text:p>0.946062624454498</text:p>
          </table:table-cell>
          <table:table-cell table:number-columns-repeated="2"/>
        </table:table-row>
        <table:table-row table:style-name="ro1">
          <table:table-cell office:value-type="float" office:value="0.825915813446045" calcext:value-type="float">
            <text:p>0.825915813446045</text:p>
          </table:table-cell>
          <table:table-cell table:number-columns-repeated="2"/>
        </table:table-row>
        <table:table-row table:style-name="ro1">
          <table:table-cell office:value-type="float" office:value="0.922446250915527" calcext:value-type="float">
            <text:p>0.922446250915527</text:p>
          </table:table-cell>
          <table:table-cell table:number-columns-repeated="2"/>
        </table:table-row>
        <table:table-row table:style-name="ro1">
          <table:table-cell office:value-type="float" office:value="0.825430274009705" calcext:value-type="float">
            <text:p>0.825430274009705</text:p>
          </table:table-cell>
          <table:table-cell table:number-columns-repeated="2"/>
        </table:table-row>
        <table:table-row table:style-name="ro1">
          <table:table-cell office:value-type="float" office:value="0.936150014400482" calcext:value-type="float">
            <text:p>0.936150014400482</text:p>
          </table:table-cell>
          <table:table-cell table:number-columns-repeated="2"/>
        </table:table-row>
        <table:table-row table:style-name="ro1">
          <table:table-cell office:value-type="float" office:value="0.803774535655975" calcext:value-type="float">
            <text:p>0.803774535655975</text:p>
          </table:table-cell>
          <table:table-cell table:number-columns-repeated="2"/>
        </table:table-row>
        <table:table-row table:style-name="ro1">
          <table:table-cell office:value-type="float" office:value="0.933429002761841" calcext:value-type="float">
            <text:p>0.933429002761841</text:p>
          </table:table-cell>
          <table:table-cell table:number-columns-repeated="2"/>
        </table:table-row>
        <table:table-row table:style-name="ro1">
          <table:table-cell office:value-type="float" office:value="0.809673845767975" calcext:value-type="float">
            <text:p>0.809673845767975</text:p>
          </table:table-cell>
          <table:table-cell table:number-columns-repeated="2"/>
        </table:table-row>
        <table:table-row table:style-name="ro1">
          <table:table-cell office:value-type="float" office:value="0.9322469830513" calcext:value-type="float">
            <text:p>0.9322469830513</text:p>
          </table:table-cell>
          <table:table-cell table:number-columns-repeated="2"/>
        </table:table-row>
        <table:table-row table:style-name="ro1">
          <table:table-cell office:value-type="float" office:value="0.816000103950501" calcext:value-type="float">
            <text:p>0.816000103950501</text:p>
          </table:table-cell>
          <table:table-cell table:number-columns-repeated="2"/>
        </table:table-row>
        <table:table-row table:style-name="ro1">
          <table:table-cell office:value-type="float" office:value="0.956845462322235" calcext:value-type="float">
            <text:p>0.956845462322235</text:p>
          </table:table-cell>
          <table:table-cell table:number-columns-repeated="2"/>
        </table:table-row>
        <table:table-row table:style-name="ro1">
          <table:table-cell office:value-type="float" office:value="0.815063238143921" calcext:value-type="float">
            <text:p>0.815063238143921</text:p>
          </table:table-cell>
          <table:table-cell table:number-columns-repeated="2"/>
        </table:table-row>
        <table:table-row table:style-name="ro1">
          <table:table-cell office:value-type="float" office:value="0.942934453487396" calcext:value-type="float">
            <text:p>0.942934453487396</text:p>
          </table:table-cell>
          <table:table-cell table:number-columns-repeated="2"/>
        </table:table-row>
        <table:table-row table:style-name="ro1">
          <table:table-cell office:value-type="float" office:value="0.801766037940979" calcext:value-type="float">
            <text:p>0.801766037940979</text:p>
          </table:table-cell>
          <table:table-cell table:number-columns-repeated="2"/>
        </table:table-row>
        <table:table-row table:style-name="ro1">
          <table:table-cell office:value-type="float" office:value="0.955146014690399" calcext:value-type="float">
            <text:p>0.955146014690399</text:p>
          </table:table-cell>
          <table:table-cell table:number-columns-repeated="2"/>
        </table:table-row>
        <table:table-row table:style-name="ro1">
          <table:table-cell office:value-type="float" office:value="0.805989682674408" calcext:value-type="float">
            <text:p>0.805989682674408</text:p>
          </table:table-cell>
          <table:table-cell table:number-columns-repeated="2"/>
        </table:table-row>
        <table:table-row table:style-name="ro1">
          <table:table-cell office:value-type="float" office:value="0.95751541852951" calcext:value-type="float">
            <text:p>0.95751541852951</text:p>
          </table:table-cell>
          <table:table-cell table:number-columns-repeated="2"/>
        </table:table-row>
        <table:table-row table:style-name="ro1">
          <table:table-cell office:value-type="float" office:value="0.798939108848572" calcext:value-type="float">
            <text:p>0.798939108848572</text:p>
          </table:table-cell>
          <table:table-cell table:number-columns-repeated="2"/>
        </table:table-row>
        <table:table-row table:style-name="ro1">
          <table:table-cell office:value-type="float" office:value="0.9582080245018" calcext:value-type="float">
            <text:p>0.9582080245018</text:p>
          </table:table-cell>
          <table:table-cell table:number-columns-repeated="2"/>
        </table:table-row>
        <table:table-row table:style-name="ro1">
          <table:table-cell office:value-type="float" office:value="0.808039307594299" calcext:value-type="float">
            <text:p>0.808039307594299</text:p>
          </table:table-cell>
          <table:table-cell table:number-columns-repeated="2"/>
        </table:table-row>
        <table:table-row table:style-name="ro1">
          <table:table-cell office:value-type="float" office:value="0.967290639877319" calcext:value-type="float">
            <text:p>0.967290639877319</text:p>
          </table:table-cell>
          <table:table-cell table:number-columns-repeated="2"/>
        </table:table-row>
        <table:table-row table:style-name="ro1">
          <table:table-cell office:value-type="float" office:value="0.807169318199158" calcext:value-type="float">
            <text:p>0.807169318199158</text:p>
          </table:table-cell>
          <table:table-cell table:number-columns-repeated="2"/>
        </table:table-row>
        <table:table-row table:style-name="ro1">
          <table:table-cell office:value-type="float" office:value="0.959546267986298" calcext:value-type="float">
            <text:p>0.959546267986298</text:p>
          </table:table-cell>
          <table:table-cell table:number-columns-repeated="2"/>
        </table:table-row>
        <table:table-row table:style-name="ro1">
          <table:table-cell office:value-type="float" office:value="0.792074501514435" calcext:value-type="float">
            <text:p>0.792074501514435</text:p>
          </table:table-cell>
          <table:table-cell table:number-columns-repeated="2"/>
        </table:table-row>
        <table:table-row table:style-name="ro1">
          <table:table-cell office:value-type="float" office:value="0.972176015377045" calcext:value-type="float">
            <text:p>0.972176015377045</text:p>
          </table:table-cell>
          <table:table-cell table:number-columns-repeated="2"/>
        </table:table-row>
        <table:table-row table:style-name="ro1">
          <table:table-cell office:value-type="float" office:value="0.784893095493317" calcext:value-type="float">
            <text:p>0.784893095493317</text:p>
          </table:table-cell>
          <table:table-cell table:number-columns-repeated="2"/>
        </table:table-row>
        <table:table-row table:style-name="ro1">
          <table:table-cell office:value-type="float" office:value="0.953781127929688" calcext:value-type="float">
            <text:p>0.953781127929688</text:p>
          </table:table-cell>
          <table:table-cell table:number-columns-repeated="2"/>
        </table:table-row>
        <table:table-row table:style-name="ro1">
          <table:table-cell office:value-type="float" office:value="0.788899779319763" calcext:value-type="float">
            <text:p>0.788899779319763</text:p>
          </table:table-cell>
          <table:table-cell table:number-columns-repeated="2"/>
        </table:table-row>
        <table:table-row table:style-name="ro1">
          <table:table-cell office:value-type="float" office:value="0.960567474365234" calcext:value-type="float">
            <text:p>0.960567474365234</text:p>
          </table:table-cell>
          <table:table-cell table:number-columns-repeated="2"/>
        </table:table-row>
        <table:table-row table:style-name="ro1">
          <table:table-cell office:value-type="float" office:value="0.802157402038574" calcext:value-type="float">
            <text:p>0.802157402038574</text:p>
          </table:table-cell>
          <table:table-cell table:number-columns-repeated="2"/>
        </table:table-row>
        <table:table-row table:style-name="ro1">
          <table:table-cell office:value-type="float" office:value="0.957562386989594" calcext:value-type="float">
            <text:p>0.957562386989594</text:p>
          </table:table-cell>
          <table:table-cell table:number-columns-repeated="2"/>
        </table:table-row>
        <table:table-row table:style-name="ro1">
          <table:table-cell office:value-type="float" office:value="0.796323120594025" calcext:value-type="float">
            <text:p>0.796323120594025</text:p>
          </table:table-cell>
          <table:table-cell table:number-columns-repeated="2"/>
        </table:table-row>
        <table:table-row table:style-name="ro1">
          <table:table-cell office:value-type="float" office:value="0.959810316562653" calcext:value-type="float">
            <text:p>0.959810316562653</text:p>
          </table:table-cell>
          <table:table-cell table:number-columns-repeated="2"/>
        </table:table-row>
        <table:table-row table:style-name="ro1">
          <table:table-cell office:value-type="float" office:value="0.33604770898819" calcext:value-type="float">
            <text:p>0.33604770898819</text:p>
          </table:table-cell>
          <table:table-cell table:number-columns-repeated="2"/>
        </table:table-row>
        <table:table-row table:style-name="ro1">
          <table:table-cell office:value-type="float" office:value="0.789432048797607" calcext:value-type="float">
            <text:p>0.789432048797607</text:p>
          </table:table-cell>
          <table:table-cell table:number-columns-repeated="2"/>
        </table:table-row>
        <table:table-row table:style-name="ro1">
          <table:table-cell office:value-type="float" office:value="0.966410338878632" calcext:value-type="float">
            <text:p>0.966410338878632</text:p>
          </table:table-cell>
          <table:table-cell table:number-columns-repeated="2"/>
        </table:table-row>
        <table:table-row table:style-name="ro1">
          <table:table-cell office:value-type="float" office:value="0.718821465969086" calcext:value-type="float">
            <text:p>0.718821465969086</text:p>
          </table:table-cell>
          <table:table-cell table:number-columns-repeated="2"/>
        </table:table-row>
        <table:table-row table:style-name="ro1">
          <table:table-cell office:value-type="float" office:value="0.950947701931" calcext:value-type="float">
            <text:p>0.950947701931</text:p>
          </table:table-cell>
          <table:table-cell table:number-columns-repeated="2"/>
        </table:table-row>
        <table:table-row table:style-name="ro1">
          <table:table-cell office:value-type="float" office:value="0.434429436922073" calcext:value-type="float">
            <text:p>0.434429436922073</text:p>
          </table:table-cell>
          <table:table-cell table:number-columns-repeated="2"/>
        </table:table-row>
        <table:table-row table:style-name="ro1">
          <table:table-cell office:value-type="float" office:value="0.589405000209808" calcext:value-type="float">
            <text:p>0.589405000209808</text:p>
          </table:table-cell>
          <table:table-cell table:number-columns-repeated="2"/>
        </table:table-row>
        <table:table-row table:style-name="ro1">
          <table:table-cell office:value-type="float" office:value="0.949187994003296" calcext:value-type="float">
            <text:p>0.949187994003296</text:p>
          </table:table-cell>
          <table:table-cell table:number-columns-repeated="2"/>
        </table:table-row>
        <table:table-row table:style-name="ro1">
          <table:table-cell office:value-type="float" office:value="0.438931703567505" calcext:value-type="float">
            <text:p>0.438931703567505</text:p>
          </table:table-cell>
          <table:table-cell table:number-columns-repeated="2"/>
        </table:table-row>
        <table:table-row table:style-name="ro1">
          <table:table-cell office:value-type="float" office:value="0.55325049161911" calcext:value-type="float">
            <text:p>0.55325049161911</text:p>
          </table:table-cell>
          <table:table-cell table:number-columns-repeated="2"/>
        </table:table-row>
        <table:table-row table:style-name="ro1">
          <table:table-cell office:value-type="float" office:value="0.951305449008942" calcext:value-type="float">
            <text:p>0.951305449008942</text:p>
          </table:table-cell>
          <table:table-cell table:number-columns-repeated="2"/>
        </table:table-row>
        <table:table-row table:style-name="ro1">
          <table:table-cell office:value-type="float" office:value="0.43656799197197" calcext:value-type="float">
            <text:p>0.43656799197197</text:p>
          </table:table-cell>
          <table:table-cell table:number-columns-repeated="2"/>
        </table:table-row>
        <table:table-row table:style-name="ro1">
          <table:table-cell office:value-type="float" office:value="0.487444490194321" calcext:value-type="float">
            <text:p>0.487444490194321</text:p>
          </table:table-cell>
          <table:table-cell table:number-columns-repeated="2"/>
        </table:table-row>
        <table:table-row table:style-name="ro1">
          <table:table-cell office:value-type="float" office:value="0.94928503036499" calcext:value-type="float">
            <text:p>0.94928503036499</text:p>
          </table:table-cell>
          <table:table-cell table:number-columns-repeated="2"/>
        </table:table-row>
        <table:table-row table:style-name="ro1">
          <table:table-cell office:value-type="float" office:value="0.444535434246063" calcext:value-type="float">
            <text:p>0.444535434246063</text:p>
          </table:table-cell>
          <table:table-cell table:number-columns-repeated="2"/>
        </table:table-row>
        <table:table-row table:style-name="ro1">
          <table:table-cell office:value-type="float" office:value="0.466591536998749" calcext:value-type="float">
            <text:p>0.466591536998749</text:p>
          </table:table-cell>
          <table:table-cell table:number-columns-repeated="2"/>
        </table:table-row>
        <table:table-row table:style-name="ro1">
          <table:table-cell office:value-type="float" office:value="0.948605537414551" calcext:value-type="float">
            <text:p>0.948605537414551</text:p>
          </table:table-cell>
          <table:table-cell table:number-columns-repeated="2"/>
        </table:table-row>
        <table:table-row table:style-name="ro1">
          <table:table-cell office:value-type="float" office:value="0.459275633096695" calcext:value-type="float">
            <text:p>0.459275633096695</text:p>
          </table:table-cell>
          <table:table-cell table:number-columns-repeated="2"/>
        </table:table-row>
        <table:table-row table:style-name="ro1">
          <table:table-cell office:value-type="float" office:value="0.477040767669678" calcext:value-type="float">
            <text:p>0.477040767669678</text:p>
          </table:table-cell>
          <table:table-cell table:number-columns-repeated="2"/>
        </table:table-row>
        <table:table-row table:style-name="ro1">
          <table:table-cell office:value-type="float" office:value="0.94217449426651" calcext:value-type="float">
            <text:p>0.94217449426651</text:p>
          </table:table-cell>
          <table:table-cell table:number-columns-repeated="2"/>
        </table:table-row>
        <table:table-row table:style-name="ro1">
          <table:table-cell office:value-type="float" office:value="0.442192912101746" calcext:value-type="float">
            <text:p>0.442192912101746</text:p>
          </table:table-cell>
          <table:table-cell table:number-columns-repeated="2"/>
        </table:table-row>
        <table:table-row table:style-name="ro1">
          <table:table-cell office:value-type="float" office:value="0.460545688867569" calcext:value-type="float">
            <text:p>0.460545688867569</text:p>
          </table:table-cell>
          <table:table-cell table:number-columns-repeated="2"/>
        </table:table-row>
        <table:table-row table:style-name="ro1">
          <table:table-cell office:value-type="float" office:value="0.93914407491684" calcext:value-type="float">
            <text:p>0.93914407491684</text:p>
          </table:table-cell>
          <table:table-cell table:number-columns-repeated="2"/>
        </table:table-row>
        <table:table-row table:style-name="ro1">
          <table:table-cell office:value-type="float" office:value="0.474780917167664" calcext:value-type="float">
            <text:p>0.474780917167664</text:p>
          </table:table-cell>
          <table:table-cell table:number-columns-repeated="2"/>
        </table:table-row>
        <table:table-row table:style-name="ro1">
          <table:table-cell office:value-type="float" office:value="0.485973954200745" calcext:value-type="float">
            <text:p>0.485973954200745</text:p>
          </table:table-cell>
          <table:table-cell table:number-columns-repeated="2"/>
        </table:table-row>
        <table:table-row table:style-name="ro1">
          <table:table-cell office:value-type="float" office:value="0.93565821647644" calcext:value-type="float">
            <text:p>0.93565821647644</text:p>
          </table:table-cell>
          <table:table-cell table:number-columns-repeated="2"/>
        </table:table-row>
        <table:table-row table:style-name="ro1">
          <table:table-cell office:value-type="float" office:value="0.578556418418884" calcext:value-type="float">
            <text:p>0.578556418418884</text:p>
          </table:table-cell>
          <table:table-cell table:number-columns-repeated="2"/>
        </table:table-row>
        <table:table-row table:style-name="ro1">
          <table:table-cell office:value-type="float" office:value="0.930867910385132" calcext:value-type="float">
            <text:p>0.930867910385132</text:p>
          </table:table-cell>
          <table:table-cell table:number-columns-repeated="2"/>
        </table:table-row>
        <table:table-row table:style-name="ro1">
          <table:table-cell office:value-type="float" office:value="0.650664269924164" calcext:value-type="float">
            <text:p>0.650664269924164</text:p>
          </table:table-cell>
          <table:table-cell table:number-columns-repeated="2"/>
        </table:table-row>
        <table:table-row table:style-name="ro1">
          <table:table-cell office:value-type="float" office:value="0.936788380146027" calcext:value-type="float">
            <text:p>0.936788380146027</text:p>
          </table:table-cell>
          <table:table-cell table:number-columns-repeated="2"/>
        </table:table-row>
        <table:table-row table:style-name="ro1">
          <table:table-cell office:value-type="float" office:value="0.714825212955475" calcext:value-type="float">
            <text:p>0.714825212955475</text:p>
          </table:table-cell>
          <table:table-cell table:number-columns-repeated="2"/>
        </table:table-row>
        <table:table-row table:style-name="ro1">
          <table:table-cell office:value-type="float" office:value="0.934802353382111" calcext:value-type="float">
            <text:p>0.934802353382111</text:p>
          </table:table-cell>
          <table:table-cell table:number-columns-repeated="2"/>
        </table:table-row>
        <table:table-row table:style-name="ro1">
          <table:table-cell office:value-type="float" office:value="0.747735798358917" calcext:value-type="float">
            <text:p>0.747735798358917</text:p>
          </table:table-cell>
          <table:table-cell table:number-columns-repeated="2"/>
        </table:table-row>
        <table:table-row table:style-name="ro1">
          <table:table-cell office:value-type="float" office:value="0.934966862201691" calcext:value-type="float">
            <text:p>0.934966862201691</text:p>
          </table:table-cell>
          <table:table-cell table:number-columns-repeated="2"/>
        </table:table-row>
        <table:table-row table:style-name="ro1">
          <table:table-cell office:value-type="float" office:value="0.681721746921539" calcext:value-type="float">
            <text:p>0.681721746921539</text:p>
          </table:table-cell>
          <table:table-cell table:number-columns-repeated="2"/>
        </table:table-row>
        <table:table-row table:style-name="ro1">
          <table:table-cell office:value-type="float" office:value="0.955326914787292" calcext:value-type="float">
            <text:p>0.955326914787292</text:p>
          </table:table-cell>
          <table:table-cell table:number-columns-repeated="2"/>
        </table:table-row>
        <table:table-row table:style-name="ro1">
          <table:table-cell office:value-type="float" office:value="0.415665984153748" calcext:value-type="float">
            <text:p>0.415665984153748</text:p>
          </table:table-cell>
          <table:table-cell table:number-columns-repeated="2"/>
        </table:table-row>
        <table:table-row table:style-name="ro1">
          <table:table-cell office:value-type="float" office:value="0.680365145206451" calcext:value-type="float">
            <text:p>0.680365145206451</text:p>
          </table:table-cell>
          <table:table-cell table:number-columns-repeated="2"/>
        </table:table-row>
        <table:table-row table:style-name="ro1">
          <table:table-cell office:value-type="float" office:value="0.963901996612549" calcext:value-type="float">
            <text:p>0.963901996612549</text:p>
          </table:table-cell>
          <table:table-cell table:number-columns-repeated="2"/>
        </table:table-row>
        <table:table-row table:style-name="ro1">
          <table:table-cell office:value-type="float" office:value="0.642910182476044" calcext:value-type="float">
            <text:p>0.642910182476044</text:p>
          </table:table-cell>
          <table:table-cell table:number-columns-repeated="2"/>
        </table:table-row>
        <table:table-row table:style-name="ro1">
          <table:table-cell office:value-type="float" office:value="0.963923573493958" calcext:value-type="float">
            <text:p>0.963923573493958</text:p>
          </table:table-cell>
          <table:table-cell table:number-columns-repeated="2"/>
        </table:table-row>
        <table:table-row table:style-name="ro1">
          <table:table-cell office:value-type="float" office:value="0.570263564586639" calcext:value-type="float">
            <text:p>0.570263564586639</text:p>
          </table:table-cell>
          <table:table-cell table:number-columns-repeated="2"/>
        </table:table-row>
        <table:table-row table:style-name="ro1">
          <table:table-cell office:value-type="float" office:value="0.960666239261627" calcext:value-type="float">
            <text:p>0.960666239261627</text:p>
          </table:table-cell>
          <table:table-cell table:number-columns-repeated="2"/>
        </table:table-row>
        <table:table-row table:style-name="ro1">
          <table:table-cell office:value-type="float" office:value="0.694483518600464" calcext:value-type="float">
            <text:p>0.694483518600464</text:p>
          </table:table-cell>
          <table:table-cell table:number-columns-repeated="2"/>
        </table:table-row>
        <table:table-row table:style-name="ro1">
          <table:table-cell office:value-type="float" office:value="0.961773037910461" calcext:value-type="float">
            <text:p>0.961773037910461</text:p>
          </table:table-cell>
          <table:table-cell table:number-columns-repeated="2"/>
        </table:table-row>
        <table:table-row table:style-name="ro1">
          <table:table-cell office:value-type="float" office:value="0.672917664051056" calcext:value-type="float">
            <text:p>0.672917664051056</text:p>
          </table:table-cell>
          <table:table-cell table:number-columns-repeated="2"/>
        </table:table-row>
        <table:table-row table:style-name="ro1">
          <table:table-cell office:value-type="float" office:value="0.961152255535126" calcext:value-type="float">
            <text:p>0.961152255535126</text:p>
          </table:table-cell>
          <table:table-cell table:number-columns-repeated="2"/>
        </table:table-row>
        <table:table-row table:style-name="ro1">
          <table:table-cell office:value-type="float" office:value="0.742794573307037" calcext:value-type="float">
            <text:p>0.742794573307037</text:p>
          </table:table-cell>
          <table:table-cell table:number-columns-repeated="2"/>
        </table:table-row>
        <table:table-row table:style-name="ro1">
          <table:table-cell office:value-type="float" office:value="0.95840311050415" calcext:value-type="float">
            <text:p>0.95840311050415</text:p>
          </table:table-cell>
          <table:table-cell table:number-columns-repeated="2"/>
        </table:table-row>
        <table:table-row table:style-name="ro1">
          <table:table-cell office:value-type="float" office:value="0.769597113132477" calcext:value-type="float">
            <text:p>0.769597113132477</text:p>
          </table:table-cell>
          <table:table-cell table:number-columns-repeated="2"/>
        </table:table-row>
        <table:table-row table:style-name="ro1">
          <table:table-cell office:value-type="float" office:value="0.943159699440002" calcext:value-type="float">
            <text:p>0.943159699440002</text:p>
          </table:table-cell>
          <table:table-cell table:number-columns-repeated="2"/>
        </table:table-row>
        <table:table-row table:style-name="ro1">
          <table:table-cell office:value-type="float" office:value="0.759335935115814" calcext:value-type="float">
            <text:p>0.759335935115814</text:p>
          </table:table-cell>
          <table:table-cell table:number-columns-repeated="2"/>
        </table:table-row>
        <table:table-row table:style-name="ro1">
          <table:table-cell office:value-type="float" office:value="0.942014575004577" calcext:value-type="float">
            <text:p>0.942014575004577</text:p>
          </table:table-cell>
          <table:table-cell table:number-columns-repeated="2"/>
        </table:table-row>
        <table:table-row table:style-name="ro1">
          <table:table-cell office:value-type="float" office:value="0.800193667411804" calcext:value-type="float">
            <text:p>0.800193667411804</text:p>
          </table:table-cell>
          <table:table-cell table:number-columns-repeated="2"/>
        </table:table-row>
        <table:table-row table:style-name="ro1">
          <table:table-cell office:value-type="float" office:value="0.927951335906982" calcext:value-type="float">
            <text:p>0.927951335906982</text:p>
          </table:table-cell>
          <table:table-cell table:number-columns-repeated="2"/>
        </table:table-row>
        <table:table-row table:style-name="ro1">
          <table:table-cell office:value-type="float" office:value="0.821910977363586" calcext:value-type="float">
            <text:p>0.821910977363586</text:p>
          </table:table-cell>
          <table:table-cell table:number-columns-repeated="2"/>
        </table:table-row>
        <table:table-row table:style-name="ro1">
          <table:table-cell office:value-type="float" office:value="0.939913690090179" calcext:value-type="float">
            <text:p>0.939913690090179</text:p>
          </table:table-cell>
          <table:table-cell table:number-columns-repeated="2"/>
        </table:table-row>
        <table:table-row table:style-name="ro1">
          <table:table-cell office:value-type="float" office:value="0.812871634960175" calcext:value-type="float">
            <text:p>0.812871634960175</text:p>
          </table:table-cell>
          <table:table-cell table:number-columns-repeated="2"/>
        </table:table-row>
        <table:table-row table:style-name="ro1">
          <table:table-cell office:value-type="float" office:value="0.953938066959381" calcext:value-type="float">
            <text:p>0.953938066959381</text:p>
          </table:table-cell>
          <table:table-cell table:number-columns-repeated="2"/>
        </table:table-row>
        <table:table-row table:style-name="ro1">
          <table:table-cell office:value-type="float" office:value="0.785826027393341" calcext:value-type="float">
            <text:p>0.785826027393341</text:p>
          </table:table-cell>
          <table:table-cell table:number-columns-repeated="2"/>
        </table:table-row>
        <table:table-row table:style-name="ro1">
          <table:table-cell office:value-type="float" office:value="0.946754574775696" calcext:value-type="float">
            <text:p>0.946754574775696</text:p>
          </table:table-cell>
          <table:table-cell table:number-columns-repeated="2"/>
        </table:table-row>
        <table:table-row table:style-name="ro1">
          <table:table-cell office:value-type="float" office:value="0.789149880409241" calcext:value-type="float">
            <text:p>0.789149880409241</text:p>
          </table:table-cell>
          <table:table-cell table:number-columns-repeated="2"/>
        </table:table-row>
        <table:table-row table:style-name="ro1">
          <table:table-cell office:value-type="float" office:value="0.954597890377045" calcext:value-type="float">
            <text:p>0.954597890377045</text:p>
          </table:table-cell>
          <table:table-cell table:number-columns-repeated="2"/>
        </table:table-row>
        <table:table-row table:style-name="ro1">
          <table:table-cell office:value-type="float" office:value="0.741905212402344" calcext:value-type="float">
            <text:p>0.741905212402344</text:p>
          </table:table-cell>
          <table:table-cell table:number-columns-repeated="2"/>
        </table:table-row>
        <table:table-row table:style-name="ro1">
          <table:table-cell office:value-type="float" office:value="0.941074132919312" calcext:value-type="float">
            <text:p>0.941074132919312</text:p>
          </table:table-cell>
          <table:table-cell table:number-columns-repeated="2"/>
        </table:table-row>
        <table:table-row table:style-name="ro1">
          <table:table-cell office:value-type="float" office:value="0.722389876842499" calcext:value-type="float">
            <text:p>0.722389876842499</text:p>
          </table:table-cell>
          <table:table-cell table:number-columns-repeated="2"/>
        </table:table-row>
        <table:table-row table:style-name="ro1">
          <table:table-cell office:value-type="float" office:value="0.950281918048858" calcext:value-type="float">
            <text:p>0.950281918048858</text:p>
          </table:table-cell>
          <table:table-cell table:number-columns-repeated="2"/>
        </table:table-row>
        <table:table-row table:style-name="ro1">
          <table:table-cell office:value-type="float" office:value="0.795136988162994" calcext:value-type="float">
            <text:p>0.795136988162994</text:p>
          </table:table-cell>
          <table:table-cell table:number-columns-repeated="2"/>
        </table:table-row>
        <table:table-row table:style-name="ro1">
          <table:table-cell office:value-type="float" office:value="0.956464886665344" calcext:value-type="float">
            <text:p>0.956464886665344</text:p>
          </table:table-cell>
          <table:table-cell table:number-columns-repeated="2"/>
        </table:table-row>
        <table:table-row table:style-name="ro1">
          <table:table-cell office:value-type="float" office:value="0.799727499485016" calcext:value-type="float">
            <text:p>0.799727499485016</text:p>
          </table:table-cell>
          <table:table-cell table:number-columns-repeated="2"/>
        </table:table-row>
        <table:table-row table:style-name="ro1">
          <table:table-cell office:value-type="float" office:value="0.945638358592987" calcext:value-type="float">
            <text:p>0.945638358592987</text:p>
          </table:table-cell>
          <table:table-cell table:number-columns-repeated="2"/>
        </table:table-row>
        <table:table-row table:style-name="ro1">
          <table:table-cell office:value-type="float" office:value="0.774523913860321" calcext:value-type="float">
            <text:p>0.774523913860321</text:p>
          </table:table-cell>
          <table:table-cell table:number-columns-repeated="2"/>
        </table:table-row>
        <table:table-row table:style-name="ro1">
          <table:table-cell office:value-type="float" office:value="0.961031496524811" calcext:value-type="float">
            <text:p>0.961031496524811</text:p>
          </table:table-cell>
          <table:table-cell table:number-columns-repeated="2"/>
        </table:table-row>
        <table:table-row table:style-name="ro1">
          <table:table-cell office:value-type="float" office:value="0.790513575077057" calcext:value-type="float">
            <text:p>0.790513575077057</text:p>
          </table:table-cell>
          <table:table-cell table:number-columns-repeated="2"/>
        </table:table-row>
        <table:table-row table:style-name="ro1">
          <table:table-cell office:value-type="float" office:value="0.939429342746735" calcext:value-type="float">
            <text:p>0.939429342746735</text:p>
          </table:table-cell>
          <table:table-cell table:number-columns-repeated="2"/>
        </table:table-row>
        <table:table-row table:style-name="ro1">
          <table:table-cell office:value-type="float" office:value="0.789516985416412" calcext:value-type="float">
            <text:p>0.789516985416412</text:p>
          </table:table-cell>
          <table:table-cell table:number-columns-repeated="2"/>
        </table:table-row>
        <table:table-row table:style-name="ro1">
          <table:table-cell office:value-type="float" office:value="0.965083479881287" calcext:value-type="float">
            <text:p>0.965083479881287</text:p>
          </table:table-cell>
          <table:table-cell table:number-columns-repeated="2"/>
        </table:table-row>
        <table:table-row table:style-name="ro1">
          <table:table-cell office:value-type="float" office:value="0.805924952030182" calcext:value-type="float">
            <text:p>0.805924952030182</text:p>
          </table:table-cell>
          <table:table-cell table:number-columns-repeated="2"/>
        </table:table-row>
        <table:table-row table:style-name="ro1">
          <table:table-cell office:value-type="float" office:value="0.952681064605713" calcext:value-type="float">
            <text:p>0.952681064605713</text:p>
          </table:table-cell>
          <table:table-cell table:number-columns-repeated="2"/>
        </table:table-row>
        <table:table-row table:style-name="ro1">
          <table:table-cell office:value-type="float" office:value="0.797965943813324" calcext:value-type="float">
            <text:p>0.797965943813324</text:p>
          </table:table-cell>
          <table:table-cell table:number-columns-repeated="2"/>
        </table:table-row>
        <table:table-row table:style-name="ro1">
          <table:table-cell office:value-type="float" office:value="0.95597368478775" calcext:value-type="float">
            <text:p>0.95597368478775</text:p>
          </table:table-cell>
          <table:table-cell table:number-columns-repeated="2"/>
        </table:table-row>
        <table:table-row table:style-name="ro1">
          <table:table-cell office:value-type="float" office:value="0.810003042221069" calcext:value-type="float">
            <text:p>0.810003042221069</text:p>
          </table:table-cell>
          <table:table-cell table:number-columns-repeated="2"/>
        </table:table-row>
        <table:table-row table:style-name="ro1">
          <table:table-cell office:value-type="float" office:value="0.958772897720337" calcext:value-type="float">
            <text:p>0.958772897720337</text:p>
          </table:table-cell>
          <table:table-cell table:number-columns-repeated="2"/>
        </table:table-row>
        <table:table-row table:style-name="ro1">
          <table:table-cell office:value-type="float" office:value="0.806565821170807" calcext:value-type="float">
            <text:p>0.806565821170807</text:p>
          </table:table-cell>
          <table:table-cell table:number-columns-repeated="2"/>
        </table:table-row>
        <table:table-row table:style-name="ro1">
          <table:table-cell office:value-type="float" office:value="0.954482197761535" calcext:value-type="float">
            <text:p>0.954482197761535</text:p>
          </table:table-cell>
          <table:table-cell table:number-columns-repeated="2"/>
        </table:table-row>
        <table:table-row table:style-name="ro1">
          <table:table-cell office:value-type="float" office:value="0.819404780864716" calcext:value-type="float">
            <text:p>0.819404780864716</text:p>
          </table:table-cell>
          <table:table-cell table:number-columns-repeated="2"/>
        </table:table-row>
        <table:table-row table:style-name="ro1">
          <table:table-cell office:value-type="float" office:value="0.966788589954376" calcext:value-type="float">
            <text:p>0.966788589954376</text:p>
          </table:table-cell>
          <table:table-cell table:number-columns-repeated="2"/>
        </table:table-row>
        <table:table-row table:style-name="ro1">
          <table:table-cell office:value-type="float" office:value="0.821070373058319" calcext:value-type="float">
            <text:p>0.821070373058319</text:p>
          </table:table-cell>
          <table:table-cell table:number-columns-repeated="2"/>
        </table:table-row>
        <table:table-row table:style-name="ro1">
          <table:table-cell office:value-type="float" office:value="0.958299338817596" calcext:value-type="float">
            <text:p>0.958299338817596</text:p>
          </table:table-cell>
          <table:table-cell table:number-columns-repeated="2"/>
        </table:table-row>
        <table:table-row table:style-name="ro1">
          <table:table-cell office:value-type="float" office:value="0.824407160282135" calcext:value-type="float">
            <text:p>0.824407160282135</text:p>
          </table:table-cell>
          <table:table-cell table:number-columns-repeated="2"/>
        </table:table-row>
        <table:table-row table:style-name="ro1">
          <table:table-cell office:value-type="float" office:value="0.953689515590668" calcext:value-type="float">
            <text:p>0.953689515590668</text:p>
          </table:table-cell>
          <table:table-cell table:number-columns-repeated="2"/>
        </table:table-row>
        <table:table-row table:style-name="ro1">
          <table:table-cell office:value-type="float" office:value="0.836754620075226" calcext:value-type="float">
            <text:p>0.836754620075226</text:p>
          </table:table-cell>
          <table:table-cell table:number-columns-repeated="2"/>
        </table:table-row>
        <table:table-row table:style-name="ro1">
          <table:table-cell office:value-type="float" office:value="0.965652644634247" calcext:value-type="float">
            <text:p>0.965652644634247</text:p>
          </table:table-cell>
          <table:table-cell table:number-columns-repeated="2"/>
        </table:table-row>
        <table:table-row table:style-name="ro1">
          <table:table-cell office:value-type="float" office:value="0.835359752178192" calcext:value-type="float">
            <text:p>0.835359752178192</text:p>
          </table:table-cell>
          <table:table-cell table:number-columns-repeated="2"/>
        </table:table-row>
        <table:table-row table:style-name="ro1">
          <table:table-cell office:value-type="float" office:value="0.954129874706268" calcext:value-type="float">
            <text:p>0.954129874706268</text:p>
          </table:table-cell>
          <table:table-cell table:number-columns-repeated="2"/>
        </table:table-row>
        <table:table-row table:style-name="ro1">
          <table:table-cell office:value-type="float" office:value="0.839454293251038" calcext:value-type="float">
            <text:p>0.839454293251038</text:p>
          </table:table-cell>
          <table:table-cell table:number-columns-repeated="2"/>
        </table:table-row>
        <table:table-row table:style-name="ro1">
          <table:table-cell office:value-type="float" office:value="0.946029245853424" calcext:value-type="float">
            <text:p>0.946029245853424</text:p>
          </table:table-cell>
          <table:table-cell table:number-columns-repeated="2"/>
        </table:table-row>
        <table:table-row table:style-name="ro1">
          <table:table-cell office:value-type="float" office:value="0.843009412288666" calcext:value-type="float">
            <text:p>0.843009412288666</text:p>
          </table:table-cell>
          <table:table-cell table:number-columns-repeated="2"/>
        </table:table-row>
        <table:table-row table:style-name="ro1">
          <table:table-cell office:value-type="float" office:value="0.960010528564453" calcext:value-type="float">
            <text:p>0.960010528564453</text:p>
          </table:table-cell>
          <table:table-cell table:number-columns-repeated="2"/>
        </table:table-row>
        <table:table-row table:style-name="ro1">
          <table:table-cell office:value-type="float" office:value="0.842178523540497" calcext:value-type="float">
            <text:p>0.842178523540497</text:p>
          </table:table-cell>
          <table:table-cell table:number-columns-repeated="2"/>
        </table:table-row>
        <table:table-row table:style-name="ro1">
          <table:table-cell office:value-type="float" office:value="0.955943822860718" calcext:value-type="float">
            <text:p>0.955943822860718</text:p>
          </table:table-cell>
          <table:table-cell table:number-columns-repeated="2"/>
        </table:table-row>
        <table:table-row table:style-name="ro1">
          <table:table-cell office:value-type="float" office:value="0.843531668186188" calcext:value-type="float">
            <text:p>0.843531668186188</text:p>
          </table:table-cell>
          <table:table-cell table:number-columns-repeated="2"/>
        </table:table-row>
        <table:table-row table:style-name="ro1">
          <table:table-cell office:value-type="float" office:value="0.957399845123291" calcext:value-type="float">
            <text:p>0.957399845123291</text:p>
          </table:table-cell>
          <table:table-cell table:number-columns-repeated="2"/>
        </table:table-row>
        <table:table-row table:style-name="ro1">
          <table:table-cell office:value-type="float" office:value="0.830805659294128" calcext:value-type="float">
            <text:p>0.830805659294128</text:p>
          </table:table-cell>
          <table:table-cell table:number-columns-repeated="2"/>
        </table:table-row>
        <table:table-row table:style-name="ro1">
          <table:table-cell office:value-type="float" office:value="0.960379958152771" calcext:value-type="float">
            <text:p>0.960379958152771</text:p>
          </table:table-cell>
          <table:table-cell table:number-columns-repeated="2"/>
        </table:table-row>
        <table:table-row table:style-name="ro1">
          <table:table-cell office:value-type="float" office:value="0.831753253936768" calcext:value-type="float">
            <text:p>0.831753253936768</text:p>
          </table:table-cell>
          <table:table-cell table:number-columns-repeated="2"/>
        </table:table-row>
        <table:table-row table:style-name="ro1">
          <table:table-cell office:value-type="float" office:value="0.942938685417175" calcext:value-type="float">
            <text:p>0.942938685417175</text:p>
          </table:table-cell>
          <table:table-cell table:number-columns-repeated="2"/>
        </table:table-row>
        <table:table-row table:style-name="ro1">
          <table:table-cell office:value-type="float" office:value="0.832234144210815" calcext:value-type="float">
            <text:p>0.832234144210815</text:p>
          </table:table-cell>
          <table:table-cell table:number-columns-repeated="2"/>
        </table:table-row>
        <table:table-row table:style-name="ro1">
          <table:table-cell office:value-type="float" office:value="0.936091601848602" calcext:value-type="float">
            <text:p>0.936091601848602</text:p>
          </table:table-cell>
          <table:table-cell table:number-columns-repeated="2"/>
        </table:table-row>
        <table:table-row table:style-name="ro1">
          <table:table-cell office:value-type="float" office:value="0.832653224468231" calcext:value-type="float">
            <text:p>0.832653224468231</text:p>
          </table:table-cell>
          <table:table-cell table:number-columns-repeated="2"/>
        </table:table-row>
        <table:table-row table:style-name="ro1">
          <table:table-cell office:value-type="float" office:value="0.925016760826111" calcext:value-type="float">
            <text:p>0.925016760826111</text:p>
          </table:table-cell>
          <table:table-cell table:number-columns-repeated="2"/>
        </table:table-row>
        <table:table-row table:style-name="ro1">
          <table:table-cell office:value-type="float" office:value="0.831120669841766" calcext:value-type="float">
            <text:p>0.831120669841766</text:p>
          </table:table-cell>
          <table:table-cell table:number-columns-repeated="2"/>
        </table:table-row>
        <table:table-row table:style-name="ro1">
          <table:table-cell office:value-type="float" office:value="0.928921580314636" calcext:value-type="float">
            <text:p>0.928921580314636</text:p>
          </table:table-cell>
          <table:table-cell table:number-columns-repeated="2"/>
        </table:table-row>
        <table:table-row table:style-name="ro1">
          <table:table-cell office:value-type="float" office:value="0.830365300178528" calcext:value-type="float">
            <text:p>0.830365300178528</text:p>
          </table:table-cell>
          <table:table-cell table:number-columns-repeated="2"/>
        </table:table-row>
        <table:table-row table:style-name="ro1">
          <table:table-cell office:value-type="float" office:value="0.893771171569824" calcext:value-type="float">
            <text:p>0.893771171569824</text:p>
          </table:table-cell>
          <table:table-cell table:number-columns-repeated="2"/>
        </table:table-row>
        <table:table-row table:style-name="ro1">
          <table:table-cell office:value-type="float" office:value="0.830730557441711" calcext:value-type="float">
            <text:p>0.830730557441711</text:p>
          </table:table-cell>
          <table:table-cell table:number-columns-repeated="2"/>
        </table:table-row>
        <table:table-row table:style-name="ro1">
          <table:table-cell office:value-type="float" office:value="0.928661227226257" calcext:value-type="float">
            <text:p>0.928661227226257</text:p>
          </table:table-cell>
          <table:table-cell table:number-columns-repeated="2"/>
        </table:table-row>
        <table:table-row table:style-name="ro1">
          <table:table-cell office:value-type="float" office:value="0.790149331092835" calcext:value-type="float">
            <text:p>0.790149331092835</text:p>
          </table:table-cell>
          <table:table-cell table:number-columns-repeated="2"/>
        </table:table-row>
        <table:table-row table:style-name="ro1">
          <table:table-cell office:value-type="float" office:value="0.83110922574997" calcext:value-type="float">
            <text:p>0.83110922574997</text:p>
          </table:table-cell>
          <table:table-cell table:number-columns-repeated="2"/>
        </table:table-row>
        <table:table-row table:style-name="ro1">
          <table:table-cell office:value-type="float" office:value="0.830244302749634" calcext:value-type="float">
            <text:p>0.830244302749634</text:p>
          </table:table-cell>
          <table:table-cell table:number-columns-repeated="2"/>
        </table:table-row>
        <table:table-row table:style-name="ro1">
          <table:table-cell office:value-type="float" office:value="0.855817556381226" calcext:value-type="float">
            <text:p>0.855817556381226</text:p>
          </table:table-cell>
          <table:table-cell table:number-columns-repeated="2"/>
        </table:table-row>
        <table:table-row table:style-name="ro1">
          <table:table-cell office:value-type="float" office:value="0.83174204826355" calcext:value-type="float">
            <text:p>0.83174204826355</text:p>
          </table:table-cell>
          <table:table-cell table:number-columns-repeated="2"/>
        </table:table-row>
        <table:table-row table:style-name="ro1">
          <table:table-cell office:value-type="float" office:value="0.917714297771454" calcext:value-type="float">
            <text:p>0.917714297771454</text:p>
          </table:table-cell>
          <table:table-cell table:number-columns-repeated="2"/>
        </table:table-row>
        <table:table-row table:style-name="ro1">
          <table:table-cell office:value-type="float" office:value="0.831756293773651" calcext:value-type="float">
            <text:p>0.831756293773651</text:p>
          </table:table-cell>
          <table:table-cell table:number-columns-repeated="2"/>
        </table:table-row>
        <table:table-row table:style-name="ro1">
          <table:table-cell office:value-type="float" office:value="0.915574431419373" calcext:value-type="float">
            <text:p>0.915574431419373</text:p>
          </table:table-cell>
          <table:table-cell table:number-columns-repeated="2"/>
        </table:table-row>
        <table:table-row table:style-name="ro1">
          <table:table-cell office:value-type="float" office:value="0.838917970657349" calcext:value-type="float">
            <text:p>0.838917970657349</text:p>
          </table:table-cell>
          <table:table-cell table:number-columns-repeated="2"/>
        </table:table-row>
        <table:table-row table:style-name="ro1">
          <table:table-cell office:value-type="float" office:value="0.919554591178894" calcext:value-type="float">
            <text:p>0.919554591178894</text:p>
          </table:table-cell>
          <table:table-cell table:number-columns-repeated="2"/>
        </table:table-row>
        <table:table-row table:style-name="ro1">
          <table:table-cell office:value-type="float" office:value="0.829817235469818" calcext:value-type="float">
            <text:p>0.829817235469818</text:p>
          </table:table-cell>
          <table:table-cell table:number-columns-repeated="2"/>
        </table:table-row>
        <table:table-row table:style-name="ro1">
          <table:table-cell office:value-type="float" office:value="0.838642358779907" calcext:value-type="float">
            <text:p>0.838642358779907</text:p>
          </table:table-cell>
          <table:table-cell table:number-columns-repeated="2"/>
        </table:table-row>
        <table:table-row table:style-name="ro1">
          <table:table-cell office:value-type="float" office:value="0.840201258659363" calcext:value-type="float">
            <text:p>0.840201258659363</text:p>
          </table:table-cell>
          <table:table-cell table:number-columns-repeated="2"/>
        </table:table-row>
        <table:table-row table:style-name="ro1">
          <table:table-cell office:value-type="float" office:value="0.919629514217377" calcext:value-type="float">
            <text:p>0.919629514217377</text:p>
          </table:table-cell>
          <table:table-cell table:number-columns-repeated="2"/>
        </table:table-row>
        <table:table-row table:style-name="ro1">
          <table:table-cell office:value-type="float" office:value="0.838853120803833" calcext:value-type="float">
            <text:p>0.838853120803833</text:p>
          </table:table-cell>
          <table:table-cell table:number-columns-repeated="2"/>
        </table:table-row>
        <table:table-row table:style-name="ro1">
          <table:table-cell office:value-type="float" office:value="0.86688631772995" calcext:value-type="float">
            <text:p>0.86688631772995</text:p>
          </table:table-cell>
          <table:table-cell table:number-columns-repeated="2"/>
        </table:table-row>
        <table:table-row table:style-name="ro1">
          <table:table-cell office:value-type="float" office:value="0.838644325733185" calcext:value-type="float">
            <text:p>0.838644325733185</text:p>
          </table:table-cell>
          <table:table-cell table:number-columns-repeated="2"/>
        </table:table-row>
        <table:table-row table:style-name="ro1">
          <table:table-cell office:value-type="float" office:value="0.86613792181015" calcext:value-type="float">
            <text:p>0.86613792181015</text:p>
          </table:table-cell>
          <table:table-cell table:number-columns-repeated="2"/>
        </table:table-row>
        <table:table-row table:style-name="ro1">
          <table:table-cell office:value-type="float" office:value="0.825998783111572" calcext:value-type="float">
            <text:p>0.825998783111572</text:p>
          </table:table-cell>
          <table:table-cell table:number-columns-repeated="2"/>
        </table:table-row>
        <table:table-row table:style-name="ro1">
          <table:table-cell office:value-type="float" office:value="0.838474571704865" calcext:value-type="float">
            <text:p>0.838474571704865</text:p>
          </table:table-cell>
          <table:table-cell table:number-columns-repeated="2"/>
        </table:table-row>
        <table:table-row table:style-name="ro1">
          <table:table-cell office:value-type="float" office:value="0.838564336299896" calcext:value-type="float">
            <text:p>0.838564336299896</text:p>
          </table:table-cell>
          <table:table-cell table:number-columns-repeated="2"/>
        </table:table-row>
        <table:table-row table:style-name="ro1">
          <table:table-cell office:value-type="float" office:value="0.857530176639557" calcext:value-type="float">
            <text:p>0.857530176639557</text:p>
          </table:table-cell>
          <table:table-cell table:number-columns-repeated="2"/>
        </table:table-row>
        <table:table-row table:style-name="ro1">
          <table:table-cell office:value-type="float" office:value="0.837437927722931" calcext:value-type="float">
            <text:p>0.837437927722931</text:p>
          </table:table-cell>
          <table:table-cell table:number-columns-repeated="2"/>
        </table:table-row>
        <table:table-row table:style-name="ro1">
          <table:table-cell office:value-type="float" office:value="0.908001720905304" calcext:value-type="float">
            <text:p>0.908001720905304</text:p>
          </table:table-cell>
          <table:table-cell table:number-columns-repeated="2"/>
        </table:table-row>
        <table:table-row table:style-name="ro1">
          <table:table-cell office:value-type="float" office:value="0.775018632411957" calcext:value-type="float">
            <text:p>0.775018632411957</text:p>
          </table:table-cell>
          <table:table-cell table:number-columns-repeated="2"/>
        </table:table-row>
        <table:table-row table:style-name="ro1">
          <table:table-cell office:value-type="float" office:value="0.837213933467865" calcext:value-type="float">
            <text:p>0.837213933467865</text:p>
          </table:table-cell>
          <table:table-cell table:number-columns-repeated="2"/>
        </table:table-row>
        <table:table-row table:style-name="ro1">
          <table:table-cell office:value-type="float" office:value="0.815406620502472" calcext:value-type="float">
            <text:p>0.815406620502472</text:p>
          </table:table-cell>
          <table:table-cell table:number-columns-repeated="2"/>
        </table:table-row>
        <table:table-row table:style-name="ro1">
          <table:table-cell office:value-type="float" office:value="0.837581753730774" calcext:value-type="float">
            <text:p>0.837581753730774</text:p>
          </table:table-cell>
          <table:table-cell table:number-columns-repeated="2"/>
        </table:table-row>
        <table:table-row table:style-name="ro1">
          <table:table-cell office:value-type="float" office:value="0.837089598178864" calcext:value-type="float">
            <text:p>0.837089598178864</text:p>
          </table:table-cell>
          <table:table-cell table:number-columns-repeated="2"/>
        </table:table-row>
        <table:table-row table:style-name="ro1">
          <table:table-cell office:value-type="float" office:value="0.894197285175324" calcext:value-type="float">
            <text:p>0.894197285175324</text:p>
          </table:table-cell>
          <table:table-cell table:number-columns-repeated="2"/>
        </table:table-row>
        <table:table-row table:style-name="ro1">
          <table:table-cell office:value-type="float" office:value="0.83776980638504" calcext:value-type="float">
            <text:p>0.83776980638504</text:p>
          </table:table-cell>
          <table:table-cell table:number-columns-repeated="2"/>
        </table:table-row>
        <table:table-row table:style-name="ro1">
          <table:table-cell office:value-type="float" office:value="0.91679984331131" calcext:value-type="float">
            <text:p>0.91679984331131</text:p>
          </table:table-cell>
          <table:table-cell table:number-columns-repeated="2"/>
        </table:table-row>
        <table:table-row table:style-name="ro1">
          <table:table-cell office:value-type="float" office:value="0.834287166595459" calcext:value-type="float">
            <text:p>0.834287166595459</text:p>
          </table:table-cell>
          <table:table-cell table:number-columns-repeated="2"/>
        </table:table-row>
        <table:table-row table:style-name="ro1">
          <table:table-cell office:value-type="float" office:value="0.918987095355988" calcext:value-type="float">
            <text:p>0.918987095355988</text:p>
          </table:table-cell>
          <table:table-cell table:number-columns-repeated="2"/>
        </table:table-row>
        <table:table-row table:style-name="ro1">
          <table:table-cell office:value-type="float" office:value="0.834416389465332" calcext:value-type="float">
            <text:p>0.834416389465332</text:p>
          </table:table-cell>
          <table:table-cell table:number-columns-repeated="2"/>
        </table:table-row>
        <table:table-row table:style-name="ro1">
          <table:table-cell office:value-type="float" office:value="0.876567482948303" calcext:value-type="float">
            <text:p>0.876567482948303</text:p>
          </table:table-cell>
          <table:table-cell table:number-columns-repeated="2"/>
        </table:table-row>
        <table:table-row table:style-name="ro1">
          <table:table-cell office:value-type="float" office:value="0.777422428131104" calcext:value-type="float">
            <text:p>0.777422428131104</text:p>
          </table:table-cell>
          <table:table-cell table:number-columns-repeated="2"/>
        </table:table-row>
        <table:table-row table:style-name="ro1">
          <table:table-cell office:value-type="float" office:value="0.834580719470978" calcext:value-type="float">
            <text:p>0.834580719470978</text:p>
          </table:table-cell>
          <table:table-cell table:number-columns-repeated="2"/>
        </table:table-row>
        <table:table-row table:style-name="ro1">
          <table:table-cell office:value-type="float" office:value="0.773166239261627" calcext:value-type="float">
            <text:p>0.773166239261627</text:p>
          </table:table-cell>
          <table:table-cell table:number-columns-repeated="2"/>
        </table:table-row>
        <table:table-row table:style-name="ro1">
          <table:table-cell office:value-type="float" office:value="0.834917426109314" calcext:value-type="float">
            <text:p>0.834917426109314</text:p>
          </table:table-cell>
          <table:table-cell table:number-columns-repeated="2"/>
        </table:table-row>
        <table:table-row table:style-name="ro1">
          <table:table-cell office:value-type="float" office:value="0.751375436782837" calcext:value-type="float">
            <text:p>0.751375436782837</text:p>
          </table:table-cell>
          <table:table-cell table:number-columns-repeated="2"/>
        </table:table-row>
        <table:table-row table:style-name="ro1">
          <table:table-cell office:value-type="float" office:value="0.835866034030914" calcext:value-type="float">
            <text:p>0.835866034030914</text:p>
          </table:table-cell>
          <table:table-cell table:number-columns-repeated="2"/>
        </table:table-row>
        <table:table-row table:style-name="ro1">
          <table:table-cell office:value-type="float" office:value="0.784369111061096" calcext:value-type="float">
            <text:p>0.784369111061096</text:p>
          </table:table-cell>
          <table:table-cell table:number-columns-repeated="2"/>
        </table:table-row>
        <table:table-row table:style-name="ro1">
          <table:table-cell office:value-type="float" office:value="0.836177527904511" calcext:value-type="float">
            <text:p>0.836177527904511</text:p>
          </table:table-cell>
          <table:table-cell table:number-columns-repeated="2"/>
        </table:table-row>
        <table:table-row table:style-name="ro1">
          <table:table-cell office:value-type="float" office:value="0.767363905906677" calcext:value-type="float">
            <text:p>0.767363905906677</text:p>
          </table:table-cell>
          <table:table-cell table:number-columns-repeated="2"/>
        </table:table-row>
        <table:table-row table:style-name="ro1">
          <table:table-cell office:value-type="float" office:value="0.836128830909729" calcext:value-type="float">
            <text:p>0.836128830909729</text:p>
          </table:table-cell>
          <table:table-cell table:number-columns-repeated="2"/>
        </table:table-row>
        <table:table-row table:style-name="ro1">
          <table:table-cell office:value-type="float" office:value="0.751083314418793" calcext:value-type="float">
            <text:p>0.751083314418793</text:p>
          </table:table-cell>
          <table:table-cell table:number-columns-repeated="2"/>
        </table:table-row>
        <table:table-row table:style-name="ro1">
          <table:table-cell office:value-type="float" office:value="0.836355924606323" calcext:value-type="float">
            <text:p>0.836355924606323</text:p>
          </table:table-cell>
          <table:table-cell table:number-columns-repeated="2"/>
        </table:table-row>
        <table:table-row table:style-name="ro1">
          <table:table-cell office:value-type="float" office:value="0.722305119037628" calcext:value-type="float">
            <text:p>0.722305119037628</text:p>
          </table:table-cell>
          <table:table-cell table:number-columns-repeated="2"/>
        </table:table-row>
        <table:table-row table:style-name="ro1">
          <table:table-cell office:value-type="float" office:value="0.836068391799927" calcext:value-type="float">
            <text:p>0.836068391799927</text:p>
          </table:table-cell>
          <table:table-cell table:number-columns-repeated="2"/>
        </table:table-row>
        <table:table-row table:style-name="ro1">
          <table:table-cell office:value-type="float" office:value="0.662704169750214" calcext:value-type="float">
            <text:p>0.662704169750214</text:p>
          </table:table-cell>
          <table:table-cell table:number-columns-repeated="2"/>
        </table:table-row>
        <table:table-row table:style-name="ro1">
          <table:table-cell office:value-type="float" office:value="0.840072572231293" calcext:value-type="float">
            <text:p>0.840072572231293</text:p>
          </table:table-cell>
          <table:table-cell table:number-columns-repeated="2"/>
        </table:table-row>
        <table:table-row table:style-name="ro1">
          <table:table-cell office:value-type="float" office:value="0.626914620399475" calcext:value-type="float">
            <text:p>0.626914620399475</text:p>
          </table:table-cell>
          <table:table-cell table:number-columns-repeated="2"/>
        </table:table-row>
        <table:table-row table:style-name="ro1">
          <table:table-cell office:value-type="float" office:value="0.840197026729584" calcext:value-type="float">
            <text:p>0.840197026729584</text:p>
          </table:table-cell>
          <table:table-cell table:number-columns-repeated="2"/>
        </table:table-row>
        <table:table-row table:style-name="ro1">
          <table:table-cell office:value-type="float" office:value="0.558008670806885" calcext:value-type="float">
            <text:p>0.558008670806885</text:p>
          </table:table-cell>
          <table:table-cell table:number-columns-repeated="2"/>
        </table:table-row>
        <table:table-row table:style-name="ro1">
          <table:table-cell office:value-type="float" office:value="0.841832756996155" calcext:value-type="float">
            <text:p>0.841832756996155</text:p>
          </table:table-cell>
          <table:table-cell table:number-columns-repeated="2"/>
        </table:table-row>
        <table:table-row table:style-name="ro1">
          <table:table-cell office:value-type="float" office:value="0.476334989070892" calcext:value-type="float">
            <text:p>0.476334989070892</text:p>
          </table:table-cell>
          <table:table-cell table:number-columns-repeated="2"/>
        </table:table-row>
        <table:table-row table:style-name="ro1">
          <table:table-cell office:value-type="float" office:value="0.844070255756378" calcext:value-type="float">
            <text:p>0.844070255756378</text:p>
          </table:table-cell>
          <table:table-cell table:number-columns-repeated="2"/>
        </table:table-row>
        <table:table-row table:style-name="ro1">
          <table:table-cell office:value-type="float" office:value="0.627686679363251" calcext:value-type="float">
            <text:p>0.627686679363251</text:p>
          </table:table-cell>
          <table:table-cell table:number-columns-repeated="2"/>
        </table:table-row>
        <table:table-row table:style-name="ro1">
          <table:table-cell office:value-type="float" office:value="0.844686567783356" calcext:value-type="float">
            <text:p>0.844686567783356</text:p>
          </table:table-cell>
          <table:table-cell table:number-columns-repeated="2"/>
        </table:table-row>
        <table:table-row table:style-name="ro1">
          <table:table-cell office:value-type="float" office:value="0.730695486068726" calcext:value-type="float">
            <text:p>0.730695486068726</text:p>
          </table:table-cell>
          <table:table-cell table:number-columns-repeated="2"/>
        </table:table-row>
        <table:table-row table:style-name="ro1">
          <table:table-cell office:value-type="float" office:value="0.844039618968964" calcext:value-type="float">
            <text:p>0.844039618968964</text:p>
          </table:table-cell>
          <table:table-cell table:number-columns-repeated="2"/>
        </table:table-row>
        <table:table-row table:style-name="ro1">
          <table:table-cell office:value-type="float" office:value="0.744675934314728" calcext:value-type="float">
            <text:p>0.744675934314728</text:p>
          </table:table-cell>
          <table:table-cell table:number-columns-repeated="2"/>
        </table:table-row>
        <table:table-row table:style-name="ro1">
          <table:table-cell office:value-type="float" office:value="0.84367299079895" calcext:value-type="float">
            <text:p>0.84367299079895</text:p>
          </table:table-cell>
          <table:table-cell table:number-columns-repeated="2"/>
        </table:table-row>
        <table:table-row table:style-name="ro1">
          <table:table-cell office:value-type="float" office:value="0.820401251316071" calcext:value-type="float">
            <text:p>0.820401251316071</text:p>
          </table:table-cell>
          <table:table-cell table:number-columns-repeated="2"/>
        </table:table-row>
        <table:table-row table:style-name="ro1">
          <table:table-cell office:value-type="float" office:value="0.843627035617828" calcext:value-type="float">
            <text:p>0.843627035617828</text:p>
          </table:table-cell>
          <table:table-cell table:number-columns-repeated="2"/>
        </table:table-row>
        <table:table-row table:style-name="ro1">
          <table:table-cell office:value-type="float" office:value="0.61309677362442" calcext:value-type="float">
            <text:p>0.61309677362442</text:p>
          </table:table-cell>
          <table:table-cell table:number-columns-repeated="2"/>
        </table:table-row>
        <table:table-row table:style-name="ro1">
          <table:table-cell office:value-type="float" office:value="0.843392372131348" calcext:value-type="float">
            <text:p>0.843392372131348</text:p>
          </table:table-cell>
          <table:table-cell table:number-columns-repeated="2"/>
        </table:table-row>
        <table:table-row table:style-name="ro1">
          <table:table-cell office:value-type="float" office:value="0.726412117481232" calcext:value-type="float">
            <text:p>0.726412117481232</text:p>
          </table:table-cell>
          <table:table-cell table:number-columns-repeated="2"/>
        </table:table-row>
        <table:table-row table:style-name="ro1">
          <table:table-cell office:value-type="float" office:value="0.843571960926056" calcext:value-type="float">
            <text:p>0.843571960926056</text:p>
          </table:table-cell>
          <table:table-cell table:number-columns-repeated="2"/>
        </table:table-row>
        <table:table-row table:style-name="ro1">
          <table:table-cell office:value-type="float" office:value="0.641459226608276" calcext:value-type="float">
            <text:p>0.641459226608276</text:p>
          </table:table-cell>
          <table:table-cell table:number-columns-repeated="2"/>
        </table:table-row>
        <table:table-row table:style-name="ro1">
          <table:table-cell office:value-type="float" office:value="0.843225836753845" calcext:value-type="float">
            <text:p>0.843225836753845</text:p>
          </table:table-cell>
          <table:table-cell table:number-columns-repeated="2"/>
        </table:table-row>
        <table:table-row table:style-name="ro1">
          <table:table-cell office:value-type="float" office:value="0.779220461845398" calcext:value-type="float">
            <text:p>0.779220461845398</text:p>
          </table:table-cell>
          <table:table-cell table:number-columns-repeated="2"/>
        </table:table-row>
        <table:table-row table:style-name="ro1">
          <table:table-cell office:value-type="float" office:value="0.843962252140045" calcext:value-type="float">
            <text:p>0.843962252140045</text:p>
          </table:table-cell>
          <table:table-cell table:number-columns-repeated="2"/>
        </table:table-row>
        <table:table-row table:style-name="ro1">
          <table:table-cell office:value-type="float" office:value="0.658961772918701" calcext:value-type="float">
            <text:p>0.658961772918701</text:p>
          </table:table-cell>
          <table:table-cell table:number-columns-repeated="2"/>
        </table:table-row>
        <table:table-row table:style-name="ro1">
          <table:table-cell office:value-type="float" office:value="0.843481600284576" calcext:value-type="float">
            <text:p>0.843481600284576</text:p>
          </table:table-cell>
          <table:table-cell table:number-columns-repeated="2"/>
        </table:table-row>
        <table:table-row table:style-name="ro1">
          <table:table-cell office:value-type="float" office:value="0.763618111610413" calcext:value-type="float">
            <text:p>0.763618111610413</text:p>
          </table:table-cell>
          <table:table-cell table:number-columns-repeated="2"/>
        </table:table-row>
        <table:table-row table:style-name="ro1">
          <table:table-cell office:value-type="float" office:value="0.842841982841492" calcext:value-type="float">
            <text:p>0.842841982841492</text:p>
          </table:table-cell>
          <table:table-cell table:number-columns-repeated="2"/>
        </table:table-row>
        <table:table-row table:style-name="ro1">
          <table:table-cell office:value-type="float" office:value="0.842877626419067" calcext:value-type="float">
            <text:p>0.842877626419067</text:p>
          </table:table-cell>
          <table:table-cell table:number-columns-repeated="2"/>
        </table:table-row>
        <table:table-row table:style-name="ro1">
          <table:table-cell office:value-type="float" office:value="0.886977434158325" calcext:value-type="float">
            <text:p>0.886977434158325</text:p>
          </table:table-cell>
          <table:table-cell table:number-columns-repeated="2"/>
        </table:table-row>
        <table:table-row table:style-name="ro1">
          <table:table-cell office:value-type="float" office:value="0.843666911125183" calcext:value-type="float">
            <text:p>0.843666911125183</text:p>
          </table:table-cell>
          <table:table-cell table:number-columns-repeated="2"/>
        </table:table-row>
        <table:table-row table:style-name="ro1">
          <table:table-cell office:value-type="float" office:value="0.906816780567169" calcext:value-type="float">
            <text:p>0.906816780567169</text:p>
          </table:table-cell>
          <table:table-cell table:number-columns-repeated="2"/>
        </table:table-row>
        <table:table-row table:style-name="ro1">
          <table:table-cell office:value-type="float" office:value="0.843107044696808" calcext:value-type="float">
            <text:p>0.843107044696808</text:p>
          </table:table-cell>
          <table:table-cell table:number-columns-repeated="2"/>
        </table:table-row>
        <table:table-row table:style-name="ro1">
          <table:table-cell office:value-type="float" office:value="0.873667001724243" calcext:value-type="float">
            <text:p>0.873667001724243</text:p>
          </table:table-cell>
          <table:table-cell table:number-columns-repeated="2"/>
        </table:table-row>
        <table:table-row table:style-name="ro1">
          <table:table-cell office:value-type="float" office:value="0.814590513706207" calcext:value-type="float">
            <text:p>0.814590513706207</text:p>
          </table:table-cell>
          <table:table-cell table:number-columns-repeated="2"/>
        </table:table-row>
        <table:table-row table:style-name="ro1">
          <table:table-cell office:value-type="float" office:value="0.844055354595184" calcext:value-type="float">
            <text:p>0.844055354595184</text:p>
          </table:table-cell>
          <table:table-cell table:number-columns-repeated="2"/>
        </table:table-row>
        <table:table-row table:style-name="ro1">
          <table:table-cell office:value-type="float" office:value="0.824265480041504" calcext:value-type="float">
            <text:p>0.824265480041504</text:p>
          </table:table-cell>
          <table:table-cell table:number-columns-repeated="2"/>
        </table:table-row>
        <table:table-row table:style-name="ro1">
          <table:table-cell office:value-type="float" office:value="0.843662798404694" calcext:value-type="float">
            <text:p>0.843662798404694</text:p>
          </table:table-cell>
          <table:table-cell table:number-columns-repeated="2"/>
        </table:table-row>
        <table:table-row table:style-name="ro1">
          <table:table-cell office:value-type="float" office:value="0.822841763496399" calcext:value-type="float">
            <text:p>0.822841763496399</text:p>
          </table:table-cell>
          <table:table-cell table:number-columns-repeated="2"/>
        </table:table-row>
        <table:table-row table:style-name="ro1">
          <table:table-cell office:value-type="float" office:value="0.843700051307678" calcext:value-type="float">
            <text:p>0.843700051307678</text:p>
          </table:table-cell>
          <table:table-cell table:number-columns-repeated="2"/>
        </table:table-row>
        <table:table-row table:style-name="ro1">
          <table:table-cell office:value-type="float" office:value="0.844156324863434" calcext:value-type="float">
            <text:p>0.844156324863434</text:p>
          </table:table-cell>
          <table:table-cell table:number-columns-repeated="2"/>
        </table:table-row>
        <table:table-row table:style-name="ro1">
          <table:table-cell office:value-type="float" office:value="0.878976106643677" calcext:value-type="float">
            <text:p>0.878976106643677</text:p>
          </table:table-cell>
          <table:table-cell table:number-columns-repeated="2"/>
        </table:table-row>
        <table:table-row table:style-name="ro1">
          <table:table-cell office:value-type="float" office:value="0.844167947769165" calcext:value-type="float">
            <text:p>0.844167947769165</text:p>
          </table:table-cell>
          <table:table-cell table:number-columns-repeated="2"/>
        </table:table-row>
        <table:table-row table:style-name="ro1">
          <table:table-cell office:value-type="float" office:value="0.910980343818665" calcext:value-type="float">
            <text:p>0.910980343818665</text:p>
          </table:table-cell>
          <table:table-cell table:number-columns-repeated="2"/>
        </table:table-row>
        <table:table-row table:style-name="ro1">
          <table:table-cell office:value-type="float" office:value="0.844330608844757" calcext:value-type="float">
            <text:p>0.844330608844757</text:p>
          </table:table-cell>
          <table:table-cell table:number-columns-repeated="2"/>
        </table:table-row>
        <table:table-row table:style-name="ro1">
          <table:table-cell office:value-type="float" office:value="0.85641747713089" calcext:value-type="float">
            <text:p>0.85641747713089</text:p>
          </table:table-cell>
          <table:table-cell table:number-columns-repeated="2"/>
        </table:table-row>
        <table:table-row table:style-name="ro1">
          <table:table-cell office:value-type="float" office:value="0.844078660011292" calcext:value-type="float">
            <text:p>0.844078660011292</text:p>
          </table:table-cell>
          <table:table-cell table:number-columns-repeated="2"/>
        </table:table-row>
        <table:table-row table:style-name="ro1">
          <table:table-cell office:value-type="float" office:value="0.867869973182678" calcext:value-type="float">
            <text:p>0.867869973182678</text:p>
          </table:table-cell>
          <table:table-cell table:number-columns-repeated="2"/>
        </table:table-row>
        <table:table-row table:style-name="ro1">
          <table:table-cell office:value-type="float" office:value="0.84384423494339" calcext:value-type="float">
            <text:p>0.84384423494339</text:p>
          </table:table-cell>
          <table:table-cell table:number-columns-repeated="2"/>
        </table:table-row>
        <table:table-row table:style-name="ro1">
          <table:table-cell office:value-type="float" office:value="0.86586856842041" calcext:value-type="float">
            <text:p>0.86586856842041</text:p>
          </table:table-cell>
          <table:table-cell table:number-columns-repeated="2"/>
        </table:table-row>
        <table:table-row table:style-name="ro1">
          <table:table-cell office:value-type="float" office:value="0.843875885009766" calcext:value-type="float">
            <text:p>0.843875885009766</text:p>
          </table:table-cell>
          <table:table-cell table:number-columns-repeated="2"/>
        </table:table-row>
        <table:table-row table:style-name="ro1">
          <table:table-cell office:value-type="float" office:value="0.863802015781403" calcext:value-type="float">
            <text:p>0.863802015781403</text:p>
          </table:table-cell>
          <table:table-cell table:number-columns-repeated="2"/>
        </table:table-row>
        <table:table-row table:style-name="ro1">
          <table:table-cell office:value-type="float" office:value="0.844127178192139" calcext:value-type="float">
            <text:p>0.844127178192139</text:p>
          </table:table-cell>
          <table:table-cell table:number-columns-repeated="2"/>
        </table:table-row>
        <table:table-row table:style-name="ro1">
          <table:table-cell office:value-type="float" office:value="0.851583659648895" calcext:value-type="float">
            <text:p>0.851583659648895</text:p>
          </table:table-cell>
          <table:table-cell table:number-columns-repeated="2"/>
        </table:table-row>
        <table:table-row table:style-name="ro1">
          <table:table-cell office:value-type="float" office:value="0.849716305732727" calcext:value-type="float">
            <text:p>0.849716305732727</text:p>
          </table:table-cell>
          <table:table-cell table:number-columns-repeated="2"/>
        </table:table-row>
        <table:table-row table:style-name="ro1">
          <table:table-cell office:value-type="float" office:value="0.870178937911987" calcext:value-type="float">
            <text:p>0.870178937911987</text:p>
          </table:table-cell>
          <table:table-cell table:number-columns-repeated="2"/>
        </table:table-row>
        <table:table-row table:style-name="ro1">
          <table:table-cell office:value-type="float" office:value="0.822750926017761" calcext:value-type="float">
            <text:p>0.822750926017761</text:p>
          </table:table-cell>
          <table:table-cell table:number-columns-repeated="2"/>
        </table:table-row>
        <table:table-row table:style-name="ro1">
          <table:table-cell office:value-type="float" office:value="0.848293840885162" calcext:value-type="float">
            <text:p>0.848293840885162</text:p>
          </table:table-cell>
          <table:table-cell table:number-columns-repeated="2"/>
        </table:table-row>
        <table:table-row table:style-name="ro1">
          <table:table-cell office:value-type="float" office:value="0.849890649318695" calcext:value-type="float">
            <text:p>0.849890649318695</text:p>
          </table:table-cell>
          <table:table-cell table:number-columns-repeated="2"/>
        </table:table-row>
        <table:table-row table:style-name="ro1">
          <table:table-cell office:value-type="float" office:value="0.908695340156555" calcext:value-type="float">
            <text:p>0.908695340156555</text:p>
          </table:table-cell>
          <table:table-cell table:number-columns-repeated="2"/>
        </table:table-row>
        <table:table-row table:style-name="ro1">
          <table:table-cell office:value-type="float" office:value="0.850268304347992" calcext:value-type="float">
            <text:p>0.850268304347992</text:p>
          </table:table-cell>
          <table:table-cell table:number-columns-repeated="2"/>
        </table:table-row>
        <table:table-row table:style-name="ro1">
          <table:table-cell office:value-type="float" office:value="0.927541017532349" calcext:value-type="float">
            <text:p>0.927541017532349</text:p>
          </table:table-cell>
          <table:table-cell table:number-columns-repeated="2"/>
        </table:table-row>
        <table:table-row table:style-name="ro1">
          <table:table-cell office:value-type="float" office:value="0.850216209888458" calcext:value-type="float">
            <text:p>0.850216209888458</text:p>
          </table:table-cell>
          <table:table-cell table:number-columns-repeated="2"/>
        </table:table-row>
        <table:table-row table:style-name="ro1">
          <table:table-cell office:value-type="float" office:value="0.935535967350006" calcext:value-type="float">
            <text:p>0.935535967350006</text:p>
          </table:table-cell>
          <table:table-cell table:number-columns-repeated="2"/>
        </table:table-row>
        <table:table-row table:style-name="ro1">
          <table:table-cell office:value-type="float" office:value="0.84197610616684" calcext:value-type="float">
            <text:p>0.84197610616684</text:p>
          </table:table-cell>
          <table:table-cell table:number-columns-repeated="2"/>
        </table:table-row>
        <table:table-row table:style-name="ro1">
          <table:table-cell office:value-type="float" office:value="0.933149755001068" calcext:value-type="float">
            <text:p>0.933149755001068</text:p>
          </table:table-cell>
          <table:table-cell table:number-columns-repeated="2"/>
        </table:table-row>
        <table:table-row table:style-name="ro1">
          <table:table-cell office:value-type="float" office:value="0.842593431472778" calcext:value-type="float">
            <text:p>0.842593431472778</text:p>
          </table:table-cell>
          <table:table-cell table:number-columns-repeated="2"/>
        </table:table-row>
        <table:table-row table:style-name="ro1">
          <table:table-cell office:value-type="float" office:value="0.948270499706268" calcext:value-type="float">
            <text:p>0.948270499706268</text:p>
          </table:table-cell>
          <table:table-cell table:number-columns-repeated="2"/>
        </table:table-row>
        <table:table-row table:style-name="ro1">
          <table:table-cell office:value-type="float" office:value="0.842218995094299" calcext:value-type="float">
            <text:p>0.842218995094299</text:p>
          </table:table-cell>
          <table:table-cell table:number-columns-repeated="2"/>
        </table:table-row>
        <table:table-row table:style-name="ro1">
          <table:table-cell office:value-type="float" office:value="0.928416430950165" calcext:value-type="float">
            <text:p>0.928416430950165</text:p>
          </table:table-cell>
          <table:table-cell table:number-columns-repeated="2"/>
        </table:table-row>
        <table:table-row table:style-name="ro1">
          <table:table-cell office:value-type="float" office:value="0.840843379497528" calcext:value-type="float">
            <text:p>0.840843379497528</text:p>
          </table:table-cell>
          <table:table-cell table:number-columns-repeated="2"/>
        </table:table-row>
        <table:table-row table:style-name="ro1">
          <table:table-cell office:value-type="float" office:value="0.952956855297089" calcext:value-type="float">
            <text:p>0.952956855297089</text:p>
          </table:table-cell>
          <table:table-cell table:number-columns-repeated="2"/>
        </table:table-row>
        <table:table-row table:style-name="ro1">
          <table:table-cell office:value-type="float" office:value="0.837551653385162" calcext:value-type="float">
            <text:p>0.837551653385162</text:p>
          </table:table-cell>
          <table:table-cell table:number-columns-repeated="2"/>
        </table:table-row>
        <table:table-row table:style-name="ro1">
          <table:table-cell office:value-type="float" office:value="0.961356282234192" calcext:value-type="float">
            <text:p>0.961356282234192</text:p>
          </table:table-cell>
          <table:table-cell table:number-columns-repeated="2"/>
        </table:table-row>
        <table:table-row table:style-name="ro1">
          <table:table-cell office:value-type="float" office:value="0.837389945983887" calcext:value-type="float">
            <text:p>0.837389945983887</text:p>
          </table:table-cell>
          <table:table-cell table:number-columns-repeated="2"/>
        </table:table-row>
        <table:table-row table:style-name="ro1">
          <table:table-cell office:value-type="float" office:value="0.961795508861541" calcext:value-type="float">
            <text:p>0.961795508861541</text:p>
          </table:table-cell>
          <table:table-cell table:number-columns-repeated="2"/>
        </table:table-row>
        <table:table-row table:style-name="ro1">
          <table:table-cell office:value-type="float" office:value="0.836979329586029" calcext:value-type="float">
            <text:p>0.836979329586029</text:p>
          </table:table-cell>
          <table:table-cell table:number-columns-repeated="2"/>
        </table:table-row>
        <table:table-row table:style-name="ro1">
          <table:table-cell office:value-type="float" office:value="0.960871338844299" calcext:value-type="float">
            <text:p>0.960871338844299</text:p>
          </table:table-cell>
          <table:table-cell table:number-columns-repeated="2"/>
        </table:table-row>
        <table:table-row table:style-name="ro1">
          <table:table-cell office:value-type="float" office:value="0.828023493289948" calcext:value-type="float">
            <text:p>0.828023493289948</text:p>
          </table:table-cell>
          <table:table-cell table:number-columns-repeated="2"/>
        </table:table-row>
        <table:table-row table:style-name="ro1">
          <table:table-cell office:value-type="float" office:value="0.953644454479218" calcext:value-type="float">
            <text:p>0.953644454479218</text:p>
          </table:table-cell>
          <table:table-cell table:number-columns-repeated="2"/>
        </table:table-row>
        <table:table-row table:style-name="ro1">
          <table:table-cell office:value-type="float" office:value="0.829042017459869" calcext:value-type="float">
            <text:p>0.829042017459869</text:p>
          </table:table-cell>
          <table:table-cell table:number-columns-repeated="2"/>
        </table:table-row>
        <table:table-row table:style-name="ro1">
          <table:table-cell office:value-type="float" office:value="0.933478713035584" calcext:value-type="float">
            <text:p>0.933478713035584</text:p>
          </table:table-cell>
          <table:table-cell table:number-columns-repeated="2"/>
        </table:table-row>
        <table:table-row table:style-name="ro1">
          <table:table-cell office:value-type="float" office:value="0.82887601852417" calcext:value-type="float">
            <text:p>0.82887601852417</text:p>
          </table:table-cell>
          <table:table-cell table:number-columns-repeated="2"/>
        </table:table-row>
        <table:table-row table:style-name="ro1">
          <table:table-cell office:value-type="float" office:value="0.945859909057617" calcext:value-type="float">
            <text:p>0.945859909057617</text:p>
          </table:table-cell>
          <table:table-cell table:number-columns-repeated="2"/>
        </table:table-row>
        <table:table-row table:style-name="ro1">
          <table:table-cell office:value-type="float" office:value="0.829092383384705" calcext:value-type="float">
            <text:p>0.829092383384705</text:p>
          </table:table-cell>
          <table:table-cell table:number-columns-repeated="2"/>
        </table:table-row>
        <table:table-row table:style-name="ro1">
          <table:table-cell office:value-type="float" office:value="0.94681841135025" calcext:value-type="float">
            <text:p>0.94681841135025</text:p>
          </table:table-cell>
          <table:table-cell table:number-columns-repeated="2"/>
        </table:table-row>
        <table:table-row table:style-name="ro1">
          <table:table-cell office:value-type="float" office:value="0.830393552780151" calcext:value-type="float">
            <text:p>0.830393552780151</text:p>
          </table:table-cell>
          <table:table-cell table:number-columns-repeated="2"/>
        </table:table-row>
        <table:table-row table:style-name="ro1">
          <table:table-cell office:value-type="float" office:value="0.960467636585236" calcext:value-type="float">
            <text:p>0.960467636585236</text:p>
          </table:table-cell>
          <table:table-cell table:number-columns-repeated="2"/>
        </table:table-row>
        <table:table-row table:style-name="ro1">
          <table:table-cell office:value-type="float" office:value="0.831404745578766" calcext:value-type="float">
            <text:p>0.831404745578766</text:p>
          </table:table-cell>
          <table:table-cell table:number-columns-repeated="2"/>
        </table:table-row>
        <table:table-row table:style-name="ro1">
          <table:table-cell office:value-type="float" office:value="0.954883933067322" calcext:value-type="float">
            <text:p>0.954883933067322</text:p>
          </table:table-cell>
          <table:table-cell table:number-columns-repeated="2"/>
        </table:table-row>
        <table:table-row table:style-name="ro1">
          <table:table-cell office:value-type="float" office:value="0.831809461116791" calcext:value-type="float">
            <text:p>0.831809461116791</text:p>
          </table:table-cell>
          <table:table-cell table:number-columns-repeated="2"/>
        </table:table-row>
        <table:table-row table:style-name="ro1">
          <table:table-cell office:value-type="float" office:value="0.946114838123322" calcext:value-type="float">
            <text:p>0.946114838123322</text:p>
          </table:table-cell>
          <table:table-cell table:number-columns-repeated="2"/>
        </table:table-row>
        <table:table-row table:style-name="ro1">
          <table:table-cell office:value-type="float" office:value="0.831080317497253" calcext:value-type="float">
            <text:p>0.831080317497253</text:p>
          </table:table-cell>
          <table:table-cell table:number-columns-repeated="2"/>
        </table:table-row>
        <table:table-row table:style-name="ro1">
          <table:table-cell office:value-type="float" office:value="0.954375207424164" calcext:value-type="float">
            <text:p>0.954375207424164</text:p>
          </table:table-cell>
          <table:table-cell table:number-columns-repeated="2"/>
        </table:table-row>
        <table:table-row table:style-name="ro1">
          <table:table-cell office:value-type="float" office:value="0.833536446094513" calcext:value-type="float">
            <text:p>0.833536446094513</text:p>
          </table:table-cell>
          <table:table-cell table:number-columns-repeated="2"/>
        </table:table-row>
        <table:table-row table:style-name="ro1">
          <table:table-cell office:value-type="float" office:value="0.948567986488342" calcext:value-type="float">
            <text:p>0.948567986488342</text:p>
          </table:table-cell>
          <table:table-cell table:number-columns-repeated="2"/>
        </table:table-row>
        <table:table-row table:style-name="ro1">
          <table:table-cell office:value-type="float" office:value="0.833609282970428" calcext:value-type="float">
            <text:p>0.833609282970428</text:p>
          </table:table-cell>
          <table:table-cell table:number-columns-repeated="2"/>
        </table:table-row>
        <table:table-row table:style-name="ro1">
          <table:table-cell office:value-type="float" office:value="0.9488086104393" calcext:value-type="float">
            <text:p>0.9488086104393</text:p>
          </table:table-cell>
          <table:table-cell table:number-columns-repeated="2"/>
        </table:table-row>
        <table:table-row table:style-name="ro1">
          <table:table-cell office:value-type="float" office:value="0.833131432533264" calcext:value-type="float">
            <text:p>0.833131432533264</text:p>
          </table:table-cell>
          <table:table-cell table:number-columns-repeated="2"/>
        </table:table-row>
        <table:table-row table:style-name="ro1">
          <table:table-cell office:value-type="float" office:value="0.957296550273895" calcext:value-type="float">
            <text:p>0.957296550273895</text:p>
          </table:table-cell>
          <table:table-cell table:number-columns-repeated="2"/>
        </table:table-row>
        <table:table-row table:style-name="ro1">
          <table:table-cell office:value-type="float" office:value="0.832718133926392" calcext:value-type="float">
            <text:p>0.832718133926392</text:p>
          </table:table-cell>
          <table:table-cell table:number-columns-repeated="2"/>
        </table:table-row>
        <table:table-row table:style-name="ro1">
          <table:table-cell office:value-type="float" office:value="0.953149199485779" calcext:value-type="float">
            <text:p>0.953149199485779</text:p>
          </table:table-cell>
          <table:table-cell table:number-columns-repeated="2"/>
        </table:table-row>
        <table:table-row table:style-name="ro1">
          <table:table-cell office:value-type="float" office:value="0.831323564052582" calcext:value-type="float">
            <text:p>0.831323564052582</text:p>
          </table:table-cell>
          <table:table-cell table:number-columns-repeated="2"/>
        </table:table-row>
        <table:table-row table:style-name="ro1">
          <table:table-cell office:value-type="float" office:value="0.953015565872192" calcext:value-type="float">
            <text:p>0.953015565872192</text:p>
          </table:table-cell>
          <table:table-cell table:number-columns-repeated="2"/>
        </table:table-row>
        <table:table-row table:style-name="ro1">
          <table:table-cell office:value-type="float" office:value="0.830146193504334" calcext:value-type="float">
            <text:p>0.830146193504334</text:p>
          </table:table-cell>
          <table:table-cell table:number-columns-repeated="2"/>
        </table:table-row>
        <table:table-row table:style-name="ro1">
          <table:table-cell office:value-type="float" office:value="0.955435216426849" calcext:value-type="float">
            <text:p>0.955435216426849</text:p>
          </table:table-cell>
          <table:table-cell table:number-columns-repeated="2"/>
        </table:table-row>
        <table:table-row table:style-name="ro1">
          <table:table-cell office:value-type="float" office:value="0.830436766147614" calcext:value-type="float">
            <text:p>0.830436766147614</text:p>
          </table:table-cell>
          <table:table-cell table:number-columns-repeated="2"/>
        </table:table-row>
        <table:table-row table:style-name="ro1">
          <table:table-cell office:value-type="float" office:value="0.955110847949982" calcext:value-type="float">
            <text:p>0.955110847949982</text:p>
          </table:table-cell>
          <table:table-cell table:number-columns-repeated="2"/>
        </table:table-row>
        <table:table-row table:style-name="ro1">
          <table:table-cell office:value-type="float" office:value="0.830114185810089" calcext:value-type="float">
            <text:p>0.830114185810089</text:p>
          </table:table-cell>
          <table:table-cell table:number-columns-repeated="2"/>
        </table:table-row>
        <table:table-row table:style-name="ro1">
          <table:table-cell office:value-type="float" office:value="0.956506371498108" calcext:value-type="float">
            <text:p>0.956506371498108</text:p>
          </table:table-cell>
          <table:table-cell table:number-columns-repeated="2"/>
        </table:table-row>
        <table:table-row table:style-name="ro1">
          <table:table-cell office:value-type="float" office:value="0.831538856029511" calcext:value-type="float">
            <text:p>0.831538856029511</text:p>
          </table:table-cell>
          <table:table-cell table:number-columns-repeated="2"/>
        </table:table-row>
        <table:table-row table:style-name="ro1">
          <table:table-cell office:value-type="float" office:value="0.949844002723694" calcext:value-type="float">
            <text:p>0.949844002723694</text:p>
          </table:table-cell>
          <table:table-cell table:number-columns-repeated="2"/>
        </table:table-row>
        <table:table-row table:style-name="ro1">
          <table:table-cell office:value-type="float" office:value="0.830534040927887" calcext:value-type="float">
            <text:p>0.830534040927887</text:p>
          </table:table-cell>
          <table:table-cell table:number-columns-repeated="2"/>
        </table:table-row>
        <table:table-row table:style-name="ro1">
          <table:table-cell office:value-type="float" office:value="0.943230509757996" calcext:value-type="float">
            <text:p>0.943230509757996</text:p>
          </table:table-cell>
          <table:table-cell table:number-columns-repeated="2"/>
        </table:table-row>
        <table:table-row table:style-name="ro1">
          <table:table-cell office:value-type="float" office:value="0.831831395626068" calcext:value-type="float">
            <text:p>0.831831395626068</text:p>
          </table:table-cell>
          <table:table-cell table:number-columns-repeated="2"/>
        </table:table-row>
        <table:table-row table:style-name="ro1">
          <table:table-cell office:value-type="float" office:value="0.946627497673035" calcext:value-type="float">
            <text:p>0.946627497673035</text:p>
          </table:table-cell>
          <table:table-cell table:number-columns-repeated="2"/>
        </table:table-row>
        <table:table-row table:style-name="ro1">
          <table:table-cell office:value-type="float" office:value="0.830522239208221" calcext:value-type="float">
            <text:p>0.830522239208221</text:p>
          </table:table-cell>
          <table:table-cell table:number-columns-repeated="2"/>
        </table:table-row>
        <table:table-row table:style-name="ro1">
          <table:table-cell office:value-type="float" office:value="0.930217444896698" calcext:value-type="float">
            <text:p>0.930217444896698</text:p>
          </table:table-cell>
          <table:table-cell table:number-columns-repeated="2"/>
        </table:table-row>
        <table:table-row table:style-name="ro1">
          <table:table-cell office:value-type="float" office:value="0.830324053764343" calcext:value-type="float">
            <text:p>0.830324053764343</text:p>
          </table:table-cell>
          <table:table-cell table:number-columns-repeated="2"/>
        </table:table-row>
        <table:table-row table:style-name="ro1">
          <table:table-cell office:value-type="float" office:value="0.935864448547363" calcext:value-type="float">
            <text:p>0.935864448547363</text:p>
          </table:table-cell>
          <table:table-cell table:number-columns-repeated="2"/>
        </table:table-row>
        <table:table-row table:style-name="ro1">
          <table:table-cell office:value-type="float" office:value="0.830052018165588" calcext:value-type="float">
            <text:p>0.830052018165588</text:p>
          </table:table-cell>
          <table:table-cell table:number-columns-repeated="2"/>
        </table:table-row>
        <table:table-row table:style-name="ro1">
          <table:table-cell office:value-type="float" office:value="0.934695363044739" calcext:value-type="float">
            <text:p>0.934695363044739</text:p>
          </table:table-cell>
          <table:table-cell table:number-columns-repeated="2"/>
        </table:table-row>
        <table:table-row table:style-name="ro1">
          <table:table-cell office:value-type="float" office:value="0.829867780208588" calcext:value-type="float">
            <text:p>0.829867780208588</text:p>
          </table:table-cell>
          <table:table-cell table:number-columns-repeated="2"/>
        </table:table-row>
        <table:table-row table:style-name="ro1">
          <table:table-cell office:value-type="float" office:value="0.926783919334412" calcext:value-type="float">
            <text:p>0.926783919334412</text:p>
          </table:table-cell>
          <table:table-cell table:number-columns-repeated="2"/>
        </table:table-row>
        <table:table-row table:style-name="ro1">
          <table:table-cell office:value-type="float" office:value="0.829339027404785" calcext:value-type="float">
            <text:p>0.829339027404785</text:p>
          </table:table-cell>
          <table:table-cell table:number-columns-repeated="2"/>
        </table:table-row>
        <table:table-row table:style-name="ro1">
          <table:table-cell office:value-type="float" office:value="0.923395156860352" calcext:value-type="float">
            <text:p>0.923395156860352</text:p>
          </table:table-cell>
          <table:table-cell table:number-columns-repeated="2"/>
        </table:table-row>
        <table:table-row table:style-name="ro1">
          <table:table-cell office:value-type="float" office:value="0.829591810703278" calcext:value-type="float">
            <text:p>0.829591810703278</text:p>
          </table:table-cell>
          <table:table-cell table:number-columns-repeated="2"/>
        </table:table-row>
        <table:table-row table:style-name="ro1">
          <table:table-cell office:value-type="float" office:value="0.924226403236389" calcext:value-type="float">
            <text:p>0.924226403236389</text:p>
          </table:table-cell>
          <table:table-cell table:number-columns-repeated="2"/>
        </table:table-row>
        <table:table-row table:style-name="ro1">
          <table:table-cell office:value-type="float" office:value="0.820511341094971" calcext:value-type="float">
            <text:p>0.820511341094971</text:p>
          </table:table-cell>
          <table:table-cell table:number-columns-repeated="2"/>
        </table:table-row>
        <table:table-row table:style-name="ro1">
          <table:table-cell office:value-type="float" office:value="0.921983301639557" calcext:value-type="float">
            <text:p>0.921983301639557</text:p>
          </table:table-cell>
          <table:table-cell table:number-columns-repeated="2"/>
        </table:table-row>
        <table:table-row table:style-name="ro1">
          <table:table-cell office:value-type="float" office:value="0.821325480937958" calcext:value-type="float">
            <text:p>0.821325480937958</text:p>
          </table:table-cell>
          <table:table-cell table:number-columns-repeated="2"/>
        </table:table-row>
        <table:table-row table:style-name="ro1">
          <table:table-cell office:value-type="float" office:value="0.92026150226593" calcext:value-type="float">
            <text:p>0.92026150226593</text:p>
          </table:table-cell>
          <table:table-cell table:number-columns-repeated="2"/>
        </table:table-row>
        <table:table-row table:style-name="ro1">
          <table:table-cell office:value-type="float" office:value="0.81999123096466" calcext:value-type="float">
            <text:p>0.81999123096466</text:p>
          </table:table-cell>
          <table:table-cell table:number-columns-repeated="2"/>
        </table:table-row>
        <table:table-row table:style-name="ro1">
          <table:table-cell office:value-type="float" office:value="0.916024088859558" calcext:value-type="float">
            <text:p>0.916024088859558</text:p>
          </table:table-cell>
          <table:table-cell table:number-columns-repeated="2"/>
        </table:table-row>
        <table:table-row table:style-name="ro1">
          <table:table-cell office:value-type="float" office:value="0.821773111820221" calcext:value-type="float">
            <text:p>0.821773111820221</text:p>
          </table:table-cell>
          <table:table-cell table:number-columns-repeated="2"/>
        </table:table-row>
        <table:table-row table:style-name="ro1">
          <table:table-cell office:value-type="float" office:value="0.915403068065643" calcext:value-type="float">
            <text:p>0.915403068065643</text:p>
          </table:table-cell>
          <table:table-cell table:number-columns-repeated="2"/>
        </table:table-row>
        <table:table-row table:style-name="ro1">
          <table:table-cell office:value-type="float" office:value="0.822043299674988" calcext:value-type="float">
            <text:p>0.822043299674988</text:p>
          </table:table-cell>
          <table:table-cell table:number-columns-repeated="2"/>
        </table:table-row>
        <table:table-row table:style-name="ro1">
          <table:table-cell office:value-type="float" office:value="0.922848582267761" calcext:value-type="float">
            <text:p>0.922848582267761</text:p>
          </table:table-cell>
          <table:table-cell table:number-columns-repeated="2"/>
        </table:table-row>
        <table:table-row table:style-name="ro1">
          <table:table-cell office:value-type="float" office:value="0.822956383228302" calcext:value-type="float">
            <text:p>0.822956383228302</text:p>
          </table:table-cell>
          <table:table-cell table:number-columns-repeated="2"/>
        </table:table-row>
        <table:table-row table:style-name="ro1">
          <table:table-cell office:value-type="float" office:value="0.926922142505646" calcext:value-type="float">
            <text:p>0.926922142505646</text:p>
          </table:table-cell>
          <table:table-cell table:number-columns-repeated="2"/>
        </table:table-row>
        <table:table-row table:style-name="ro1">
          <table:table-cell office:value-type="float" office:value="0.824101567268372" calcext:value-type="float">
            <text:p>0.824101567268372</text:p>
          </table:table-cell>
          <table:table-cell table:number-columns-repeated="2"/>
        </table:table-row>
        <table:table-row table:style-name="ro1">
          <table:table-cell office:value-type="float" office:value="0.906729400157928" calcext:value-type="float">
            <text:p>0.906729400157928</text:p>
          </table:table-cell>
          <table:table-cell table:number-columns-repeated="2"/>
        </table:table-row>
        <table:table-row table:style-name="ro1">
          <table:table-cell office:value-type="float" office:value="0.826332807540894" calcext:value-type="float">
            <text:p>0.826332807540894</text:p>
          </table:table-cell>
          <table:table-cell table:number-columns-repeated="2"/>
        </table:table-row>
        <table:table-row table:style-name="ro1">
          <table:table-cell office:value-type="float" office:value="0.850483357906342" calcext:value-type="float">
            <text:p>0.850483357906342</text:p>
          </table:table-cell>
          <table:table-cell table:number-columns-repeated="2"/>
        </table:table-row>
        <table:table-row table:style-name="ro1">
          <table:table-cell office:value-type="float" office:value="0.827056884765625" calcext:value-type="float">
            <text:p>0.827056884765625</text:p>
          </table:table-cell>
          <table:table-cell table:number-columns-repeated="2"/>
        </table:table-row>
        <table:table-row table:style-name="ro1">
          <table:table-cell office:value-type="float" office:value="0.888790249824524" calcext:value-type="float">
            <text:p>0.888790249824524</text:p>
          </table:table-cell>
          <table:table-cell table:number-columns-repeated="2"/>
        </table:table-row>
        <table:table-row table:style-name="ro1">
          <table:table-cell office:value-type="float" office:value="0.827305734157562" calcext:value-type="float">
            <text:p>0.827305734157562</text:p>
          </table:table-cell>
          <table:table-cell table:number-columns-repeated="2"/>
        </table:table-row>
        <table:table-row table:style-name="ro1">
          <table:table-cell office:value-type="float" office:value="0.915795385837555" calcext:value-type="float">
            <text:p>0.915795385837555</text:p>
          </table:table-cell>
          <table:table-cell table:number-columns-repeated="2"/>
        </table:table-row>
        <table:table-row table:style-name="ro1">
          <table:table-cell office:value-type="float" office:value="0.826821982860565" calcext:value-type="float">
            <text:p>0.826821982860565</text:p>
          </table:table-cell>
          <table:table-cell table:number-columns-repeated="2"/>
        </table:table-row>
        <table:table-row table:style-name="ro1">
          <table:table-cell office:value-type="float" office:value="0.934673607349396" calcext:value-type="float">
            <text:p>0.934673607349396</text:p>
          </table:table-cell>
          <table:table-cell table:number-columns-repeated="2"/>
        </table:table-row>
        <table:table-row table:style-name="ro1">
          <table:table-cell office:value-type="float" office:value="0.826198399066925" calcext:value-type="float">
            <text:p>0.826198399066925</text:p>
          </table:table-cell>
          <table:table-cell table:number-columns-repeated="2"/>
        </table:table-row>
        <table:table-row table:style-name="ro1">
          <table:table-cell office:value-type="float" office:value="0.956082046031952" calcext:value-type="float">
            <text:p>0.956082046031952</text:p>
          </table:table-cell>
          <table:table-cell table:number-columns-repeated="2"/>
        </table:table-row>
        <table:table-row table:style-name="ro1">
          <table:table-cell office:value-type="float" office:value="0.825212359428406" calcext:value-type="float">
            <text:p>0.825212359428406</text:p>
          </table:table-cell>
          <table:table-cell table:number-columns-repeated="2"/>
        </table:table-row>
        <table:table-row table:style-name="ro1">
          <table:table-cell office:value-type="float" office:value="0.954896092414856" calcext:value-type="float">
            <text:p>0.954896092414856</text:p>
          </table:table-cell>
          <table:table-cell table:number-columns-repeated="2"/>
        </table:table-row>
        <table:table-row table:style-name="ro1">
          <table:table-cell office:value-type="float" office:value="0.821824550628662" calcext:value-type="float">
            <text:p>0.821824550628662</text:p>
          </table:table-cell>
          <table:table-cell table:number-columns-repeated="2"/>
        </table:table-row>
        <table:table-row table:style-name="ro1">
          <table:table-cell office:value-type="float" office:value="0.954851567745209" calcext:value-type="float">
            <text:p>0.954851567745209</text:p>
          </table:table-cell>
          <table:table-cell table:number-columns-repeated="2"/>
        </table:table-row>
        <table:table-row table:style-name="ro1">
          <table:table-cell office:value-type="float" office:value="0.817313015460968" calcext:value-type="float">
            <text:p>0.817313015460968</text:p>
          </table:table-cell>
          <table:table-cell table:number-columns-repeated="2"/>
        </table:table-row>
        <table:table-row table:style-name="ro1">
          <table:table-cell office:value-type="float" office:value="0.960979223251343" calcext:value-type="float">
            <text:p>0.960979223251343</text:p>
          </table:table-cell>
          <table:table-cell table:number-columns-repeated="2"/>
        </table:table-row>
        <table:table-row table:style-name="ro1">
          <table:table-cell office:value-type="float" office:value="0.816043019294739" calcext:value-type="float">
            <text:p>0.816043019294739</text:p>
          </table:table-cell>
          <table:table-cell table:number-columns-repeated="2"/>
        </table:table-row>
        <table:table-row table:style-name="ro1">
          <table:table-cell office:value-type="float" office:value="0.907876431941986" calcext:value-type="float">
            <text:p>0.907876431941986</text:p>
          </table:table-cell>
          <table:table-cell table:number-columns-repeated="2"/>
        </table:table-row>
        <table:table-row table:style-name="ro1">
          <table:table-cell office:value-type="float" office:value="0.818054437637329" calcext:value-type="float">
            <text:p>0.818054437637329</text:p>
          </table:table-cell>
          <table:table-cell table:number-columns-repeated="2"/>
        </table:table-row>
        <table:table-row table:style-name="ro1">
          <table:table-cell office:value-type="float" office:value="0.971772611141205" calcext:value-type="float">
            <text:p>0.971772611141205</text:p>
          </table:table-cell>
          <table:table-cell table:number-columns-repeated="2"/>
        </table:table-row>
        <table:table-row table:style-name="ro1">
          <table:table-cell office:value-type="float" office:value="0.81835812330246" calcext:value-type="float">
            <text:p>0.81835812330246</text:p>
          </table:table-cell>
          <table:table-cell table:number-columns-repeated="2"/>
        </table:table-row>
        <table:table-row table:style-name="ro1">
          <table:table-cell office:value-type="float" office:value="0.950191080570221" calcext:value-type="float">
            <text:p>0.950191080570221</text:p>
          </table:table-cell>
          <table:table-cell table:number-columns-repeated="2"/>
        </table:table-row>
        <table:table-row table:style-name="ro1">
          <table:table-cell office:value-type="float" office:value="0.81617659330368" calcext:value-type="float">
            <text:p>0.81617659330368</text:p>
          </table:table-cell>
          <table:table-cell table:number-columns-repeated="2"/>
        </table:table-row>
        <table:table-row table:style-name="ro1">
          <table:table-cell office:value-type="float" office:value="0.961503803730011" calcext:value-type="float">
            <text:p>0.961503803730011</text:p>
          </table:table-cell>
          <table:table-cell table:number-columns-repeated="2"/>
        </table:table-row>
        <table:table-row table:style-name="ro1">
          <table:table-cell office:value-type="float" office:value="0.815855205059052" calcext:value-type="float">
            <text:p>0.815855205059052</text:p>
          </table:table-cell>
          <table:table-cell table:number-columns-repeated="2"/>
        </table:table-row>
        <table:table-row table:style-name="ro1">
          <table:table-cell office:value-type="float" office:value="0.962517082691193" calcext:value-type="float">
            <text:p>0.962517082691193</text:p>
          </table:table-cell>
          <table:table-cell table:number-columns-repeated="2"/>
        </table:table-row>
        <table:table-row table:style-name="ro1">
          <table:table-cell office:value-type="float" office:value="0.814852297306061" calcext:value-type="float">
            <text:p>0.814852297306061</text:p>
          </table:table-cell>
          <table:table-cell table:number-columns-repeated="2"/>
        </table:table-row>
        <table:table-row table:style-name="ro1">
          <table:table-cell office:value-type="float" office:value="0.958556354045868" calcext:value-type="float">
            <text:p>0.958556354045868</text:p>
          </table:table-cell>
          <table:table-cell table:number-columns-repeated="2"/>
        </table:table-row>
        <table:table-row table:style-name="ro1">
          <table:table-cell office:value-type="float" office:value="0.809144377708435" calcext:value-type="float">
            <text:p>0.809144377708435</text:p>
          </table:table-cell>
          <table:table-cell table:number-columns-repeated="2"/>
        </table:table-row>
        <table:table-row table:style-name="ro1">
          <table:table-cell office:value-type="float" office:value="0.954596042633056" calcext:value-type="float">
            <text:p>0.954596042633056</text:p>
          </table:table-cell>
          <table:table-cell table:number-columns-repeated="2"/>
        </table:table-row>
        <table:table-row table:style-name="ro1">
          <table:table-cell office:value-type="float" office:value="0.806600511074066" calcext:value-type="float">
            <text:p>0.806600511074066</text:p>
          </table:table-cell>
          <table:table-cell table:number-columns-repeated="2"/>
        </table:table-row>
        <table:table-row table:style-name="ro1">
          <table:table-cell office:value-type="float" office:value="0.944175839424133" calcext:value-type="float">
            <text:p>0.944175839424133</text:p>
          </table:table-cell>
          <table:table-cell table:number-columns-repeated="2"/>
        </table:table-row>
        <table:table-row table:style-name="ro1">
          <table:table-cell office:value-type="float" office:value="0.809479296207428" calcext:value-type="float">
            <text:p>0.809479296207428</text:p>
          </table:table-cell>
          <table:table-cell table:number-columns-repeated="2"/>
        </table:table-row>
        <table:table-row table:style-name="ro1">
          <table:table-cell office:value-type="float" office:value="0.948877930641174" calcext:value-type="float">
            <text:p>0.948877930641174</text:p>
          </table:table-cell>
          <table:table-cell table:number-columns-repeated="2"/>
        </table:table-row>
        <table:table-row table:style-name="ro1">
          <table:table-cell office:value-type="float" office:value="0.812787771224976" calcext:value-type="float">
            <text:p>0.812787771224976</text:p>
          </table:table-cell>
          <table:table-cell table:number-columns-repeated="2"/>
        </table:table-row>
        <table:table-row table:style-name="ro1">
          <table:table-cell office:value-type="float" office:value="0.952126502990723" calcext:value-type="float">
            <text:p>0.952126502990723</text:p>
          </table:table-cell>
          <table:table-cell table:number-columns-repeated="2"/>
        </table:table-row>
        <table:table-row table:style-name="ro1">
          <table:table-cell office:value-type="float" office:value="0.812334358692169" calcext:value-type="float">
            <text:p>0.812334358692169</text:p>
          </table:table-cell>
          <table:table-cell table:number-columns-repeated="2"/>
        </table:table-row>
        <table:table-row table:style-name="ro1">
          <table:table-cell office:value-type="float" office:value="0.941013932228088" calcext:value-type="float">
            <text:p>0.941013932228088</text:p>
          </table:table-cell>
          <table:table-cell table:number-columns-repeated="2"/>
        </table:table-row>
        <table:table-row table:style-name="ro1">
          <table:table-cell office:value-type="float" office:value="0.813787579536438" calcext:value-type="float">
            <text:p>0.813787579536438</text:p>
          </table:table-cell>
          <table:table-cell table:number-columns-repeated="2"/>
        </table:table-row>
        <table:table-row table:style-name="ro1">
          <table:table-cell office:value-type="float" office:value="0.936530470848084" calcext:value-type="float">
            <text:p>0.936530470848084</text:p>
          </table:table-cell>
          <table:table-cell table:number-columns-repeated="2"/>
        </table:table-row>
        <table:table-row table:style-name="ro1">
          <table:table-cell office:value-type="float" office:value="0.812706470489502" calcext:value-type="float">
            <text:p>0.812706470489502</text:p>
          </table:table-cell>
          <table:table-cell table:number-columns-repeated="2"/>
        </table:table-row>
        <table:table-row table:style-name="ro1">
          <table:table-cell office:value-type="float" office:value="0.938425540924072" calcext:value-type="float">
            <text:p>0.938425540924072</text:p>
          </table:table-cell>
          <table:table-cell table:number-columns-repeated="2"/>
        </table:table-row>
        <table:table-row table:style-name="ro1">
          <table:table-cell office:value-type="float" office:value="0.810506582260132" calcext:value-type="float">
            <text:p>0.810506582260132</text:p>
          </table:table-cell>
          <table:table-cell table:number-columns-repeated="2"/>
        </table:table-row>
        <table:table-row table:style-name="ro1">
          <table:table-cell office:value-type="float" office:value="0.950106024742126" calcext:value-type="float">
            <text:p>0.950106024742126</text:p>
          </table:table-cell>
          <table:table-cell table:number-columns-repeated="2"/>
        </table:table-row>
        <table:table-row table:style-name="ro1">
          <table:table-cell office:value-type="float" office:value="0.810615003108978" calcext:value-type="float">
            <text:p>0.810615003108978</text:p>
          </table:table-cell>
          <table:table-cell table:number-columns-repeated="2"/>
        </table:table-row>
        <table:table-row table:style-name="ro1">
          <table:table-cell office:value-type="float" office:value="0.959076762199402" calcext:value-type="float">
            <text:p>0.959076762199402</text:p>
          </table:table-cell>
          <table:table-cell table:number-columns-repeated="2"/>
        </table:table-row>
        <table:table-row table:style-name="ro1">
          <table:table-cell office:value-type="float" office:value="0.811615645885468" calcext:value-type="float">
            <text:p>0.811615645885468</text:p>
          </table:table-cell>
          <table:table-cell table:number-columns-repeated="2"/>
        </table:table-row>
        <table:table-row table:style-name="ro1">
          <table:table-cell office:value-type="float" office:value="0.966494679450989" calcext:value-type="float">
            <text:p>0.966494679450989</text:p>
          </table:table-cell>
          <table:table-cell table:number-columns-repeated="2"/>
        </table:table-row>
        <table:table-row table:style-name="ro1">
          <table:table-cell office:value-type="float" office:value="0.809774458408356" calcext:value-type="float">
            <text:p>0.809774458408356</text:p>
          </table:table-cell>
          <table:table-cell table:number-columns-repeated="2"/>
        </table:table-row>
        <table:table-row table:style-name="ro1">
          <table:table-cell office:value-type="float" office:value="0.958022236824035" calcext:value-type="float">
            <text:p>0.958022236824035</text:p>
          </table:table-cell>
          <table:table-cell table:number-columns-repeated="2"/>
        </table:table-row>
        <table:table-row table:style-name="ro1">
          <table:table-cell office:value-type="float" office:value="0.810584127902985" calcext:value-type="float">
            <text:p>0.810584127902985</text:p>
          </table:table-cell>
          <table:table-cell table:number-columns-repeated="2"/>
        </table:table-row>
        <table:table-row table:style-name="ro1">
          <table:table-cell office:value-type="float" office:value="0.950766384601593" calcext:value-type="float">
            <text:p>0.950766384601593</text:p>
          </table:table-cell>
          <table:table-cell table:number-columns-repeated="2"/>
        </table:table-row>
        <table:table-row table:style-name="ro1">
          <table:table-cell office:value-type="float" office:value="0.815752148628235" calcext:value-type="float">
            <text:p>0.815752148628235</text:p>
          </table:table-cell>
          <table:table-cell table:number-columns-repeated="2"/>
        </table:table-row>
        <table:table-row table:style-name="ro1">
          <table:table-cell office:value-type="float" office:value="0.946678519248962" calcext:value-type="float">
            <text:p>0.946678519248962</text:p>
          </table:table-cell>
          <table:table-cell table:number-columns-repeated="2"/>
        </table:table-row>
        <table:table-row table:style-name="ro1">
          <table:table-cell office:value-type="float" office:value="0.816571712493897" calcext:value-type="float">
            <text:p>0.816571712493897</text:p>
          </table:table-cell>
          <table:table-cell table:number-columns-repeated="2"/>
        </table:table-row>
        <table:table-row table:style-name="ro1">
          <table:table-cell office:value-type="float" office:value="0.952819228172302" calcext:value-type="float">
            <text:p>0.952819228172302</text:p>
          </table:table-cell>
          <table:table-cell table:number-columns-repeated="2"/>
        </table:table-row>
        <table:table-row table:style-name="ro1">
          <table:table-cell office:value-type="float" office:value="0.815527737140656" calcext:value-type="float">
            <text:p>0.815527737140656</text:p>
          </table:table-cell>
          <table:table-cell table:number-columns-repeated="2"/>
        </table:table-row>
        <table:table-row table:style-name="ro1">
          <table:table-cell office:value-type="float" office:value="0.945656776428223" calcext:value-type="float">
            <text:p>0.945656776428223</text:p>
          </table:table-cell>
          <table:table-cell table:number-columns-repeated="2"/>
        </table:table-row>
        <table:table-row table:style-name="ro1">
          <table:table-cell office:value-type="float" office:value="0.815411329269409" calcext:value-type="float">
            <text:p>0.815411329269409</text:p>
          </table:table-cell>
          <table:table-cell table:number-columns-repeated="2"/>
        </table:table-row>
        <table:table-row table:style-name="ro1">
          <table:table-cell office:value-type="float" office:value="0.954324543476105" calcext:value-type="float">
            <text:p>0.954324543476105</text:p>
          </table:table-cell>
          <table:table-cell table:number-columns-repeated="2"/>
        </table:table-row>
        <table:table-row table:style-name="ro1">
          <table:table-cell office:value-type="float" office:value="0.811534345149994" calcext:value-type="float">
            <text:p>0.811534345149994</text:p>
          </table:table-cell>
          <table:table-cell table:number-columns-repeated="2"/>
        </table:table-row>
        <table:table-row table:style-name="ro1">
          <table:table-cell office:value-type="float" office:value="0.945661544799805" calcext:value-type="float">
            <text:p>0.945661544799805</text:p>
          </table:table-cell>
          <table:table-cell table:number-columns-repeated="2"/>
        </table:table-row>
        <table:table-row table:style-name="ro1">
          <table:table-cell office:value-type="float" office:value="0.810295939445496" calcext:value-type="float">
            <text:p>0.810295939445496</text:p>
          </table:table-cell>
          <table:table-cell table:number-columns-repeated="2"/>
        </table:table-row>
        <table:table-row table:style-name="ro1">
          <table:table-cell office:value-type="float" office:value="0.930094242095947" calcext:value-type="float">
            <text:p>0.930094242095947</text:p>
          </table:table-cell>
          <table:table-cell table:number-columns-repeated="2"/>
        </table:table-row>
        <table:table-row table:style-name="ro1">
          <table:table-cell office:value-type="float" office:value="0.818118155002594" calcext:value-type="float">
            <text:p>0.818118155002594</text:p>
          </table:table-cell>
          <table:table-cell table:number-columns-repeated="2"/>
        </table:table-row>
        <table:table-row table:style-name="ro1">
          <table:table-cell office:value-type="float" office:value="0.941206634044647" calcext:value-type="float">
            <text:p>0.941206634044647</text:p>
          </table:table-cell>
          <table:table-cell table:number-columns-repeated="2"/>
        </table:table-row>
        <table:table-row table:style-name="ro1">
          <table:table-cell office:value-type="float" office:value="0.815886437892914" calcext:value-type="float">
            <text:p>0.815886437892914</text:p>
          </table:table-cell>
          <table:table-cell table:number-columns-repeated="2"/>
        </table:table-row>
        <table:table-row table:style-name="ro1">
          <table:table-cell office:value-type="float" office:value="0.941321313381195" calcext:value-type="float">
            <text:p>0.941321313381195</text:p>
          </table:table-cell>
          <table:table-cell table:number-columns-repeated="2"/>
        </table:table-row>
        <table:table-row table:style-name="ro1">
          <table:table-cell office:value-type="float" office:value="0.82378488779068" calcext:value-type="float">
            <text:p>0.82378488779068</text:p>
          </table:table-cell>
          <table:table-cell table:number-columns-repeated="2"/>
        </table:table-row>
        <table:table-row table:style-name="ro1">
          <table:table-cell office:value-type="float" office:value="0.963844358921051" calcext:value-type="float">
            <text:p>0.963844358921051</text:p>
          </table:table-cell>
          <table:table-cell table:number-columns-repeated="2"/>
        </table:table-row>
        <table:table-row table:style-name="ro1">
          <table:table-cell office:value-type="float" office:value="0.622658252716064" calcext:value-type="float">
            <text:p>0.622658252716064</text:p>
          </table:table-cell>
          <table:table-cell table:number-columns-repeated="2"/>
        </table:table-row>
        <table:table-row table:style-name="ro1">
          <table:table-cell office:value-type="float" office:value="0.828452706336975" calcext:value-type="float">
            <text:p>0.828452706336975</text:p>
          </table:table-cell>
          <table:table-cell table:number-columns-repeated="2"/>
        </table:table-row>
        <table:table-row table:style-name="ro1">
          <table:table-cell office:value-type="float" office:value="0.964192628860474" calcext:value-type="float">
            <text:p>0.964192628860474</text:p>
          </table:table-cell>
          <table:table-cell table:number-columns-repeated="2"/>
        </table:table-row>
        <table:table-row table:style-name="ro1">
          <table:table-cell office:value-type="float" office:value="0.637168526649475" calcext:value-type="float">
            <text:p>0.637168526649475</text:p>
          </table:table-cell>
          <table:table-cell table:number-columns-repeated="2"/>
        </table:table-row>
        <table:table-row table:style-name="ro1">
          <table:table-cell office:value-type="float" office:value="0.828504085540772" calcext:value-type="float">
            <text:p>0.828504085540772</text:p>
          </table:table-cell>
          <table:table-cell table:number-columns-repeated="2"/>
        </table:table-row>
        <table:table-row table:style-name="ro1">
          <table:table-cell office:value-type="float" office:value="0.93867415189743" calcext:value-type="float">
            <text:p>0.93867415189743</text:p>
          </table:table-cell>
          <table:table-cell table:number-columns-repeated="2"/>
        </table:table-row>
        <table:table-row table:style-name="ro1">
          <table:table-cell office:value-type="float" office:value="0.619660198688507" calcext:value-type="float">
            <text:p>0.619660198688507</text:p>
          </table:table-cell>
          <table:table-cell table:number-columns-repeated="2"/>
        </table:table-row>
        <table:table-row table:style-name="ro1">
          <table:table-cell office:value-type="float" office:value="0.828694999217987" calcext:value-type="float">
            <text:p>0.828694999217987</text:p>
          </table:table-cell>
          <table:table-cell table:number-columns-repeated="2"/>
        </table:table-row>
        <table:table-row table:style-name="ro1">
          <table:table-cell office:value-type="float" office:value="0.961598992347717" calcext:value-type="float">
            <text:p>0.961598992347717</text:p>
          </table:table-cell>
          <table:table-cell table:number-columns-repeated="2"/>
        </table:table-row>
        <table:table-row table:style-name="ro1">
          <table:table-cell office:value-type="float" office:value="0.713945925235748" calcext:value-type="float">
            <text:p>0.713945925235748</text:p>
          </table:table-cell>
          <table:table-cell table:number-columns-repeated="2"/>
        </table:table-row>
        <table:table-row table:style-name="ro1">
          <table:table-cell office:value-type="float" office:value="0.827390313148499" calcext:value-type="float">
            <text:p>0.827390313148499</text:p>
          </table:table-cell>
          <table:table-cell table:number-columns-repeated="2"/>
        </table:table-row>
        <table:table-row table:style-name="ro1">
          <table:table-cell office:value-type="float" office:value="0.948311626911163" calcext:value-type="float">
            <text:p>0.948311626911163</text:p>
          </table:table-cell>
          <table:table-cell table:number-columns-repeated="2"/>
        </table:table-row>
        <table:table-row table:style-name="ro1">
          <table:table-cell office:value-type="float" office:value="0.678680121898651" calcext:value-type="float">
            <text:p>0.678680121898651</text:p>
          </table:table-cell>
          <table:table-cell table:number-columns-repeated="2"/>
        </table:table-row>
        <table:table-row table:style-name="ro1">
          <table:table-cell office:value-type="float" office:value="0.825653612613678" calcext:value-type="float">
            <text:p>0.825653612613678</text:p>
          </table:table-cell>
          <table:table-cell table:number-columns-repeated="2"/>
        </table:table-row>
        <table:table-row table:style-name="ro1">
          <table:table-cell office:value-type="float" office:value="0.930445492267608" calcext:value-type="float">
            <text:p>0.930445492267608</text:p>
          </table:table-cell>
          <table:table-cell table:number-columns-repeated="2"/>
        </table:table-row>
        <table:table-row table:style-name="ro1">
          <table:table-cell office:value-type="float" office:value="0.718867123126983" calcext:value-type="float">
            <text:p>0.718867123126983</text:p>
          </table:table-cell>
          <table:table-cell table:number-columns-repeated="2"/>
        </table:table-row>
        <table:table-row table:style-name="ro1">
          <table:table-cell office:value-type="float" office:value="0.822848081588745" calcext:value-type="float">
            <text:p>0.822848081588745</text:p>
          </table:table-cell>
          <table:table-cell table:number-columns-repeated="2"/>
        </table:table-row>
        <table:table-row table:style-name="ro1">
          <table:table-cell office:value-type="float" office:value="0.934646606445312" calcext:value-type="float">
            <text:p>0.934646606445312</text:p>
          </table:table-cell>
          <table:table-cell table:number-columns-repeated="2"/>
        </table:table-row>
        <table:table-row table:style-name="ro1">
          <table:table-cell office:value-type="float" office:value="0.719193398952484" calcext:value-type="float">
            <text:p>0.719193398952484</text:p>
          </table:table-cell>
          <table:table-cell table:number-columns-repeated="2"/>
        </table:table-row>
        <table:table-row table:style-name="ro1">
          <table:table-cell office:value-type="float" office:value="0.822202563285828" calcext:value-type="float">
            <text:p>0.822202563285828</text:p>
          </table:table-cell>
          <table:table-cell table:number-columns-repeated="2"/>
        </table:table-row>
        <table:table-row table:style-name="ro1">
          <table:table-cell office:value-type="float" office:value="0.934974610805512" calcext:value-type="float">
            <text:p>0.934974610805512</text:p>
          </table:table-cell>
          <table:table-cell table:number-columns-repeated="2"/>
        </table:table-row>
        <table:table-row table:style-name="ro1">
          <table:table-cell office:value-type="float" office:value="0.71922641992569" calcext:value-type="float">
            <text:p>0.71922641992569</text:p>
          </table:table-cell>
          <table:table-cell table:number-columns-repeated="2"/>
        </table:table-row>
        <table:table-row table:style-name="ro1">
          <table:table-cell office:value-type="float" office:value="0.822277426719666" calcext:value-type="float">
            <text:p>0.822277426719666</text:p>
          </table:table-cell>
          <table:table-cell table:number-columns-repeated="2"/>
        </table:table-row>
        <table:table-row table:style-name="ro1">
          <table:table-cell office:value-type="float" office:value="0.933100879192352" calcext:value-type="float">
            <text:p>0.933100879192352</text:p>
          </table:table-cell>
          <table:table-cell table:number-columns-repeated="2"/>
        </table:table-row>
        <table:table-row table:style-name="ro1">
          <table:table-cell office:value-type="float" office:value="0.706122815608978" calcext:value-type="float">
            <text:p>0.706122815608978</text:p>
          </table:table-cell>
          <table:table-cell table:number-columns-repeated="2"/>
        </table:table-row>
        <table:table-row table:style-name="ro1">
          <table:table-cell office:value-type="float" office:value="0.82151585817337" calcext:value-type="float">
            <text:p>0.82151585817337</text:p>
          </table:table-cell>
          <table:table-cell table:number-columns-repeated="2"/>
        </table:table-row>
        <table:table-row table:style-name="ro1">
          <table:table-cell office:value-type="float" office:value="0.929050445556641" calcext:value-type="float">
            <text:p>0.929050445556641</text:p>
          </table:table-cell>
          <table:table-cell table:number-columns-repeated="2"/>
        </table:table-row>
        <table:table-row table:style-name="ro1">
          <table:table-cell office:value-type="float" office:value="0.709636092185974" calcext:value-type="float">
            <text:p>0.709636092185974</text:p>
          </table:table-cell>
          <table:table-cell table:number-columns-repeated="2"/>
        </table:table-row>
        <table:table-row table:style-name="ro1">
          <table:table-cell office:value-type="float" office:value="0.822050094604492" calcext:value-type="float">
            <text:p>0.822050094604492</text:p>
          </table:table-cell>
          <table:table-cell table:number-columns-repeated="2"/>
        </table:table-row>
        <table:table-row table:style-name="ro1">
          <table:table-cell office:value-type="float" office:value="0.92913830280304" calcext:value-type="float">
            <text:p>0.92913830280304</text:p>
          </table:table-cell>
          <table:table-cell table:number-columns-repeated="2"/>
        </table:table-row>
        <table:table-row table:style-name="ro1">
          <table:table-cell office:value-type="float" office:value="0.712398648262024" calcext:value-type="float">
            <text:p>0.712398648262024</text:p>
          </table:table-cell>
          <table:table-cell table:number-columns-repeated="2"/>
        </table:table-row>
        <table:table-row table:style-name="ro1">
          <table:table-cell office:value-type="float" office:value="0.820765435695648" calcext:value-type="float">
            <text:p>0.820765435695648</text:p>
          </table:table-cell>
          <table:table-cell table:number-columns-repeated="2"/>
        </table:table-row>
        <table:table-row table:style-name="ro1">
          <table:table-cell office:value-type="float" office:value="0.930063128471374" calcext:value-type="float">
            <text:p>0.930063128471374</text:p>
          </table:table-cell>
          <table:table-cell table:number-columns-repeated="2"/>
        </table:table-row>
        <table:table-row table:style-name="ro1">
          <table:table-cell office:value-type="float" office:value="0.706253170967102" calcext:value-type="float">
            <text:p>0.706253170967102</text:p>
          </table:table-cell>
          <table:table-cell table:number-columns-repeated="2"/>
        </table:table-row>
        <table:table-row table:style-name="ro1">
          <table:table-cell office:value-type="float" office:value="0.8210489153862" calcext:value-type="float">
            <text:p>0.8210489153862</text:p>
          </table:table-cell>
          <table:table-cell table:number-columns-repeated="2"/>
        </table:table-row>
        <table:table-row table:style-name="ro1">
          <table:table-cell office:value-type="float" office:value="0.930910646915436" calcext:value-type="float">
            <text:p>0.930910646915436</text:p>
          </table:table-cell>
          <table:table-cell table:number-columns-repeated="2"/>
        </table:table-row>
        <table:table-row table:style-name="ro1">
          <table:table-cell office:value-type="float" office:value="0.697755575180054" calcext:value-type="float">
            <text:p>0.697755575180054</text:p>
          </table:table-cell>
          <table:table-cell table:number-columns-repeated="2"/>
        </table:table-row>
        <table:table-row table:style-name="ro1">
          <table:table-cell office:value-type="float" office:value="0.821359992027283" calcext:value-type="float">
            <text:p>0.821359992027283</text:p>
          </table:table-cell>
          <table:table-cell table:number-columns-repeated="2"/>
        </table:table-row>
        <table:table-row table:style-name="ro1">
          <table:table-cell office:value-type="float" office:value="0.931252181529999" calcext:value-type="float">
            <text:p>0.931252181529999</text:p>
          </table:table-cell>
          <table:table-cell table:number-columns-repeated="2"/>
        </table:table-row>
        <table:table-row table:style-name="ro1">
          <table:table-cell office:value-type="float" office:value="0.699422478675842" calcext:value-type="float">
            <text:p>0.699422478675842</text:p>
          </table:table-cell>
          <table:table-cell table:number-columns-repeated="2"/>
        </table:table-row>
        <table:table-row table:style-name="ro1">
          <table:table-cell office:value-type="float" office:value="0.822029590606689" calcext:value-type="float">
            <text:p>0.822029590606689</text:p>
          </table:table-cell>
          <table:table-cell table:number-columns-repeated="2"/>
        </table:table-row>
        <table:table-row table:style-name="ro1">
          <table:table-cell office:value-type="float" office:value="0.932151079177856" calcext:value-type="float">
            <text:p>0.932151079177856</text:p>
          </table:table-cell>
          <table:table-cell table:number-columns-repeated="2"/>
        </table:table-row>
        <table:table-row table:style-name="ro1">
          <table:table-cell office:value-type="float" office:value="0.713525533676147" calcext:value-type="float">
            <text:p>0.713525533676147</text:p>
          </table:table-cell>
          <table:table-cell table:number-columns-repeated="2"/>
        </table:table-row>
        <table:table-row table:style-name="ro1">
          <table:table-cell office:value-type="float" office:value="0.82178658246994" calcext:value-type="float">
            <text:p>0.82178658246994</text:p>
          </table:table-cell>
          <table:table-cell table:number-columns-repeated="2"/>
        </table:table-row>
        <table:table-row table:style-name="ro1">
          <table:table-cell office:value-type="float" office:value="0.936229526996612" calcext:value-type="float">
            <text:p>0.936229526996612</text:p>
          </table:table-cell>
          <table:table-cell table:number-columns-repeated="2"/>
        </table:table-row>
        <table:table-row table:style-name="ro1">
          <table:table-cell office:value-type="float" office:value="0.698832869529724" calcext:value-type="float">
            <text:p>0.698832869529724</text:p>
          </table:table-cell>
          <table:table-cell table:number-columns-repeated="2"/>
        </table:table-row>
        <table:table-row table:style-name="ro1">
          <table:table-cell office:value-type="float" office:value="0.823392868041992" calcext:value-type="float">
            <text:p>0.823392868041992</text:p>
          </table:table-cell>
          <table:table-cell table:number-columns-repeated="2"/>
        </table:table-row>
        <table:table-row table:style-name="ro1">
          <table:table-cell office:value-type="float" office:value="0.930975019931793" calcext:value-type="float">
            <text:p>0.930975019931793</text:p>
          </table:table-cell>
          <table:table-cell table:number-columns-repeated="2"/>
        </table:table-row>
        <table:table-row table:style-name="ro1">
          <table:table-cell office:value-type="float" office:value="0.699197173118591" calcext:value-type="float">
            <text:p>0.699197173118591</text:p>
          </table:table-cell>
          <table:table-cell table:number-columns-repeated="2"/>
        </table:table-row>
        <table:table-row table:style-name="ro1">
          <table:table-cell office:value-type="float" office:value="0.823519468307495" calcext:value-type="float">
            <text:p>0.823519468307495</text:p>
          </table:table-cell>
          <table:table-cell table:number-columns-repeated="2"/>
        </table:table-row>
        <table:table-row table:style-name="ro1">
          <table:table-cell office:value-type="float" office:value="0.931495487689972" calcext:value-type="float">
            <text:p>0.931495487689972</text:p>
          </table:table-cell>
          <table:table-cell table:number-columns-repeated="2"/>
        </table:table-row>
        <table:table-row table:style-name="ro1">
          <table:table-cell office:value-type="float" office:value="0.692730367183685" calcext:value-type="float">
            <text:p>0.692730367183685</text:p>
          </table:table-cell>
          <table:table-cell table:number-columns-repeated="2"/>
        </table:table-row>
        <table:table-row table:style-name="ro1">
          <table:table-cell office:value-type="float" office:value="0.82971328496933" calcext:value-type="float">
            <text:p>0.82971328496933</text:p>
          </table:table-cell>
          <table:table-cell table:number-columns-repeated="2"/>
        </table:table-row>
        <table:table-row table:style-name="ro1">
          <table:table-cell office:value-type="float" office:value="0.930034875869751" calcext:value-type="float">
            <text:p>0.930034875869751</text:p>
          </table:table-cell>
          <table:table-cell table:number-columns-repeated="2"/>
        </table:table-row>
        <table:table-row table:style-name="ro1">
          <table:table-cell office:value-type="float" office:value="0.830174326896668" calcext:value-type="float">
            <text:p>0.830174326896668</text:p>
          </table:table-cell>
          <table:table-cell table:number-columns-repeated="2"/>
        </table:table-row>
        <table:table-row table:style-name="ro1">
          <table:table-cell office:value-type="float" office:value="0.925638139247894" calcext:value-type="float">
            <text:p>0.925638139247894</text:p>
          </table:table-cell>
          <table:table-cell table:number-columns-repeated="2"/>
        </table:table-row>
        <table:table-row table:style-name="ro1">
          <table:table-cell office:value-type="float" office:value="0.667803108692169" calcext:value-type="float">
            <text:p>0.667803108692169</text:p>
          </table:table-cell>
          <table:table-cell table:number-columns-repeated="2"/>
        </table:table-row>
        <table:table-row table:style-name="ro1">
          <table:table-cell office:value-type="float" office:value="0.82973039150238" calcext:value-type="float">
            <text:p>0.82973039150238</text:p>
          </table:table-cell>
          <table:table-cell table:number-columns-repeated="2"/>
        </table:table-row>
        <table:table-row table:style-name="ro1">
          <table:table-cell office:value-type="float" office:value="0.932413578033447" calcext:value-type="float">
            <text:p>0.932413578033447</text:p>
          </table:table-cell>
          <table:table-cell table:number-columns-repeated="2"/>
        </table:table-row>
        <table:table-row table:style-name="ro1">
          <table:table-cell office:value-type="float" office:value="0.829630136489868" calcext:value-type="float">
            <text:p>0.829630136489868</text:p>
          </table:table-cell>
          <table:table-cell table:number-columns-repeated="2"/>
        </table:table-row>
        <table:table-row table:style-name="ro1">
          <table:table-cell office:value-type="float" office:value="0.93281364440918" calcext:value-type="float">
            <text:p>0.93281364440918</text:p>
          </table:table-cell>
          <table:table-cell table:number-columns-repeated="2"/>
        </table:table-row>
        <table:table-row table:style-name="ro1">
          <table:table-cell office:value-type="float" office:value="0.704990208148956" calcext:value-type="float">
            <text:p>0.704990208148956</text:p>
          </table:table-cell>
          <table:table-cell table:number-columns-repeated="2"/>
        </table:table-row>
        <table:table-row table:style-name="ro1">
          <table:table-cell office:value-type="float" office:value="0.830288589000702" calcext:value-type="float">
            <text:p>0.830288589000702</text:p>
          </table:table-cell>
          <table:table-cell table:number-columns-repeated="2"/>
        </table:table-row>
        <table:table-row table:style-name="ro1">
          <table:table-cell office:value-type="float" office:value="0.93841964006424" calcext:value-type="float">
            <text:p>0.93841964006424</text:p>
          </table:table-cell>
          <table:table-cell table:number-columns-repeated="2"/>
        </table:table-row>
        <table:table-row table:style-name="ro1">
          <table:table-cell office:value-type="float" office:value="0.646621346473694" calcext:value-type="float">
            <text:p>0.646621346473694</text:p>
          </table:table-cell>
          <table:table-cell table:number-columns-repeated="2"/>
        </table:table-row>
        <table:table-row table:style-name="ro1">
          <table:table-cell office:value-type="float" office:value="0.822194159030914" calcext:value-type="float">
            <text:p>0.822194159030914</text:p>
          </table:table-cell>
          <table:table-cell table:number-columns-repeated="2"/>
        </table:table-row>
        <table:table-row table:style-name="ro1">
          <table:table-cell office:value-type="float" office:value="0.956427276134491" calcext:value-type="float">
            <text:p>0.956427276134491</text:p>
          </table:table-cell>
          <table:table-cell table:number-columns-repeated="2"/>
        </table:table-row>
        <table:table-row table:style-name="ro1">
          <table:table-cell office:value-type="float" office:value="0.825847327709198" calcext:value-type="float">
            <text:p>0.825847327709198</text:p>
          </table:table-cell>
          <table:table-cell table:number-columns-repeated="2"/>
        </table:table-row>
        <table:table-row table:style-name="ro1">
          <table:table-cell office:value-type="float" office:value="0.946243226528168" calcext:value-type="float">
            <text:p>0.946243226528168</text:p>
          </table:table-cell>
          <table:table-cell table:number-columns-repeated="2"/>
        </table:table-row>
        <table:table-row table:style-name="ro1">
          <table:table-cell office:value-type="float" office:value="0.67848002910614" calcext:value-type="float">
            <text:p>0.67848002910614</text:p>
          </table:table-cell>
          <table:table-cell table:number-columns-repeated="2"/>
        </table:table-row>
        <table:table-row table:style-name="ro1">
          <table:table-cell office:value-type="float" office:value="0.823738038539887" calcext:value-type="float">
            <text:p>0.823738038539887</text:p>
          </table:table-cell>
          <table:table-cell table:number-columns-repeated="2"/>
        </table:table-row>
        <table:table-row table:style-name="ro1">
          <table:table-cell office:value-type="float" office:value="0.937250792980194" calcext:value-type="float">
            <text:p>0.937250792980194</text:p>
          </table:table-cell>
          <table:table-cell table:number-columns-repeated="2"/>
        </table:table-row>
        <table:table-row table:style-name="ro1">
          <table:table-cell office:value-type="float" office:value="0.687441051006317" calcext:value-type="float">
            <text:p>0.687441051006317</text:p>
          </table:table-cell>
          <table:table-cell table:number-columns-repeated="2"/>
        </table:table-row>
        <table:table-row table:style-name="ro1">
          <table:table-cell office:value-type="float" office:value="0.819045424461365" calcext:value-type="float">
            <text:p>0.819045424461365</text:p>
          </table:table-cell>
          <table:table-cell table:number-columns-repeated="2"/>
        </table:table-row>
        <table:table-row table:style-name="ro1">
          <table:table-cell office:value-type="float" office:value="0.955414652824402" calcext:value-type="float">
            <text:p>0.955414652824402</text:p>
          </table:table-cell>
          <table:table-cell table:number-columns-repeated="2"/>
        </table:table-row>
        <table:table-row table:style-name="ro1">
          <table:table-cell office:value-type="float" office:value="0.818559348583221" calcext:value-type="float">
            <text:p>0.818559348583221</text:p>
          </table:table-cell>
          <table:table-cell table:number-columns-repeated="2"/>
        </table:table-row>
        <table:table-row table:style-name="ro1">
          <table:table-cell office:value-type="float" office:value="0.954594194889069" calcext:value-type="float">
            <text:p>0.954594194889069</text:p>
          </table:table-cell>
          <table:table-cell table:number-columns-repeated="2"/>
        </table:table-row>
        <table:table-row table:style-name="ro1">
          <table:table-cell office:value-type="float" office:value="0.819679737091064" calcext:value-type="float">
            <text:p>0.819679737091064</text:p>
          </table:table-cell>
          <table:table-cell table:number-columns-repeated="2"/>
        </table:table-row>
        <table:table-row table:style-name="ro1">
          <table:table-cell office:value-type="float" office:value="0.948391854763031" calcext:value-type="float">
            <text:p>0.948391854763031</text:p>
          </table:table-cell>
          <table:table-cell table:number-columns-repeated="2"/>
        </table:table-row>
        <table:table-row table:style-name="ro1">
          <table:table-cell office:value-type="float" office:value="0.818970024585724" calcext:value-type="float">
            <text:p>0.818970024585724</text:p>
          </table:table-cell>
          <table:table-cell table:number-columns-repeated="2"/>
        </table:table-row>
        <table:table-row table:style-name="ro1">
          <table:table-cell office:value-type="float" office:value="0.954869449138641" calcext:value-type="float">
            <text:p>0.954869449138641</text:p>
          </table:table-cell>
          <table:table-cell table:number-columns-repeated="2"/>
        </table:table-row>
        <table:table-row table:style-name="ro1">
          <table:table-cell office:value-type="float" office:value="0.819479107856751" calcext:value-type="float">
            <text:p>0.819479107856751</text:p>
          </table:table-cell>
          <table:table-cell table:number-columns-repeated="2"/>
        </table:table-row>
        <table:table-row table:style-name="ro1">
          <table:table-cell office:value-type="float" office:value="0.9377321600914" calcext:value-type="float">
            <text:p>0.9377321600914</text:p>
          </table:table-cell>
          <table:table-cell table:number-columns-repeated="2"/>
        </table:table-row>
        <table:table-row table:style-name="ro1">
          <table:table-cell office:value-type="float" office:value="0.821726858615875" calcext:value-type="float">
            <text:p>0.821726858615875</text:p>
          </table:table-cell>
          <table:table-cell table:number-columns-repeated="2"/>
        </table:table-row>
        <table:table-row table:style-name="ro1">
          <table:table-cell office:value-type="float" office:value="0.957531571388245" calcext:value-type="float">
            <text:p>0.957531571388245</text:p>
          </table:table-cell>
          <table:table-cell table:number-columns-repeated="2"/>
        </table:table-row>
        <table:table-row table:style-name="ro1">
          <table:table-cell office:value-type="float" office:value="0.824042081832886" calcext:value-type="float">
            <text:p>0.824042081832886</text:p>
          </table:table-cell>
          <table:table-cell table:number-columns-repeated="2"/>
        </table:table-row>
        <table:table-row table:style-name="ro1">
          <table:table-cell office:value-type="float" office:value="0.951866984367371" calcext:value-type="float">
            <text:p>0.951866984367371</text:p>
          </table:table-cell>
          <table:table-cell table:number-columns-repeated="2"/>
        </table:table-row>
        <table:table-row table:style-name="ro1">
          <table:table-cell office:value-type="float" office:value="0.824826121330261" calcext:value-type="float">
            <text:p>0.824826121330261</text:p>
          </table:table-cell>
          <table:table-cell table:number-columns-repeated="2"/>
        </table:table-row>
        <table:table-row table:style-name="ro1">
          <table:table-cell office:value-type="float" office:value="0.928594887256622" calcext:value-type="float">
            <text:p>0.928594887256622</text:p>
          </table:table-cell>
          <table:table-cell table:number-columns-repeated="2"/>
        </table:table-row>
        <table:table-row table:style-name="ro1">
          <table:table-cell office:value-type="float" office:value="0.829674601554871" calcext:value-type="float">
            <text:p>0.829674601554871</text:p>
          </table:table-cell>
          <table:table-cell table:number-columns-repeated="2"/>
        </table:table-row>
        <table:table-row table:style-name="ro1">
          <table:table-cell office:value-type="float" office:value="0.937520623207092" calcext:value-type="float">
            <text:p>0.937520623207092</text:p>
          </table:table-cell>
          <table:table-cell table:number-columns-repeated="2"/>
        </table:table-row>
        <table:table-row table:style-name="ro1">
          <table:table-cell office:value-type="float" office:value="0.830694556236267" calcext:value-type="float">
            <text:p>0.830694556236267</text:p>
          </table:table-cell>
          <table:table-cell table:number-columns-repeated="2"/>
        </table:table-row>
        <table:table-row table:style-name="ro1">
          <table:table-cell office:value-type="float" office:value="0.942705869674683" calcext:value-type="float">
            <text:p>0.942705869674683</text:p>
          </table:table-cell>
          <table:table-cell table:number-columns-repeated="2"/>
        </table:table-row>
        <table:table-row table:style-name="ro1">
          <table:table-cell office:value-type="float" office:value="0.831733226776123" calcext:value-type="float">
            <text:p>0.831733226776123</text:p>
          </table:table-cell>
          <table:table-cell table:number-columns-repeated="2"/>
        </table:table-row>
        <table:table-row table:style-name="ro1">
          <table:table-cell office:value-type="float" office:value="0.943830788135529" calcext:value-type="float">
            <text:p>0.943830788135529</text:p>
          </table:table-cell>
          <table:table-cell table:number-columns-repeated="2"/>
        </table:table-row>
        <table:table-row table:style-name="ro1">
          <table:table-cell office:value-type="float" office:value="0.831791818141937" calcext:value-type="float">
            <text:p>0.831791818141937</text:p>
          </table:table-cell>
          <table:table-cell table:number-columns-repeated="2"/>
        </table:table-row>
        <table:table-row table:style-name="ro1">
          <table:table-cell office:value-type="float" office:value="0.943030655384064" calcext:value-type="float">
            <text:p>0.943030655384064</text:p>
          </table:table-cell>
          <table:table-cell table:number-columns-repeated="2"/>
        </table:table-row>
        <table:table-row table:style-name="ro1">
          <table:table-cell office:value-type="float" office:value="0.831619679927826" calcext:value-type="float">
            <text:p>0.831619679927826</text:p>
          </table:table-cell>
          <table:table-cell table:number-columns-repeated="2"/>
        </table:table-row>
        <table:table-row table:style-name="ro1">
          <table:table-cell office:value-type="float" office:value="0.94581550359726" calcext:value-type="float">
            <text:p>0.94581550359726</text:p>
          </table:table-cell>
          <table:table-cell table:number-columns-repeated="2"/>
        </table:table-row>
        <table:table-row table:style-name="ro1">
          <table:table-cell office:value-type="float" office:value="0.829712629318237" calcext:value-type="float">
            <text:p>0.829712629318237</text:p>
          </table:table-cell>
          <table:table-cell table:number-columns-repeated="2"/>
        </table:table-row>
        <table:table-row table:style-name="ro1">
          <table:table-cell office:value-type="float" office:value="0.937229573726654" calcext:value-type="float">
            <text:p>0.937229573726654</text:p>
          </table:table-cell>
          <table:table-cell table:number-columns-repeated="2"/>
        </table:table-row>
        <table:table-row table:style-name="ro1">
          <table:table-cell office:value-type="float" office:value="0.830657780170441" calcext:value-type="float">
            <text:p>0.830657780170441</text:p>
          </table:table-cell>
          <table:table-cell table:number-columns-repeated="2"/>
        </table:table-row>
        <table:table-row table:style-name="ro1">
          <table:table-cell office:value-type="float" office:value="0.954123556613922" calcext:value-type="float">
            <text:p>0.954123556613922</text:p>
          </table:table-cell>
          <table:table-cell table:number-columns-repeated="2"/>
        </table:table-row>
        <table:table-row table:style-name="ro1">
          <table:table-cell office:value-type="float" office:value="0.830711483955383" calcext:value-type="float">
            <text:p>0.830711483955383</text:p>
          </table:table-cell>
          <table:table-cell table:number-columns-repeated="2"/>
        </table:table-row>
        <table:table-row table:style-name="ro1">
          <table:table-cell office:value-type="float" office:value="0.950572848320007" calcext:value-type="float">
            <text:p>0.950572848320007</text:p>
          </table:table-cell>
          <table:table-cell table:number-columns-repeated="2"/>
        </table:table-row>
        <table:table-row table:style-name="ro1">
          <table:table-cell office:value-type="float" office:value="0.828098952770233" calcext:value-type="float">
            <text:p>0.828098952770233</text:p>
          </table:table-cell>
          <table:table-cell table:number-columns-repeated="2"/>
        </table:table-row>
        <table:table-row table:style-name="ro1">
          <table:table-cell office:value-type="float" office:value="0.93585193157196" calcext:value-type="float">
            <text:p>0.93585193157196</text:p>
          </table:table-cell>
          <table:table-cell table:number-columns-repeated="2"/>
        </table:table-row>
        <table:table-row table:style-name="ro1">
          <table:table-cell office:value-type="float" office:value="0.827605724334717" calcext:value-type="float">
            <text:p>0.827605724334717</text:p>
          </table:table-cell>
          <table:table-cell table:number-columns-repeated="2"/>
        </table:table-row>
        <table:table-row table:style-name="ro1">
          <table:table-cell office:value-type="float" office:value="0.939334332942963" calcext:value-type="float">
            <text:p>0.939334332942963</text:p>
          </table:table-cell>
          <table:table-cell table:number-columns-repeated="2"/>
        </table:table-row>
        <table:table-row table:style-name="ro1">
          <table:table-cell office:value-type="float" office:value="0.828795433044434" calcext:value-type="float">
            <text:p>0.828795433044434</text:p>
          </table:table-cell>
          <table:table-cell table:number-columns-repeated="2"/>
        </table:table-row>
        <table:table-row table:style-name="ro1">
          <table:table-cell office:value-type="float" office:value="0.926472663879394" calcext:value-type="float">
            <text:p>0.926472663879394</text:p>
          </table:table-cell>
          <table:table-cell table:number-columns-repeated="2"/>
        </table:table-row>
        <table:table-row table:style-name="ro1">
          <table:table-cell office:value-type="float" office:value="0.829520463943481" calcext:value-type="float">
            <text:p>0.829520463943481</text:p>
          </table:table-cell>
          <table:table-cell table:number-columns-repeated="2"/>
        </table:table-row>
        <table:table-row table:style-name="ro1">
          <table:table-cell office:value-type="float" office:value="0.932989716529846" calcext:value-type="float">
            <text:p>0.932989716529846</text:p>
          </table:table-cell>
          <table:table-cell table:number-columns-repeated="2"/>
        </table:table-row>
        <table:table-row table:style-name="ro1">
          <table:table-cell office:value-type="float" office:value="0.829411745071411" calcext:value-type="float">
            <text:p>0.829411745071411</text:p>
          </table:table-cell>
          <table:table-cell table:number-columns-repeated="2"/>
        </table:table-row>
        <table:table-row table:style-name="ro1">
          <table:table-cell office:value-type="float" office:value="0.931077361106873" calcext:value-type="float">
            <text:p>0.931077361106873</text:p>
          </table:table-cell>
          <table:table-cell table:number-columns-repeated="2"/>
        </table:table-row>
        <table:table-row table:style-name="ro1">
          <table:table-cell office:value-type="float" office:value="0.829010605812073" calcext:value-type="float">
            <text:p>0.829010605812073</text:p>
          </table:table-cell>
          <table:table-cell table:number-columns-repeated="2"/>
        </table:table-row>
        <table:table-row table:style-name="ro1">
          <table:table-cell office:value-type="float" office:value="0.93217658996582" calcext:value-type="float">
            <text:p>0.93217658996582</text:p>
          </table:table-cell>
          <table:table-cell table:number-columns-repeated="2"/>
        </table:table-row>
        <table:table-row table:style-name="ro1">
          <table:table-cell office:value-type="float" office:value="0.828782379627228" calcext:value-type="float">
            <text:p>0.828782379627228</text:p>
          </table:table-cell>
          <table:table-cell table:number-columns-repeated="2"/>
        </table:table-row>
        <table:table-row table:style-name="ro1">
          <table:table-cell office:value-type="float" office:value="0.933598756790161" calcext:value-type="float">
            <text:p>0.933598756790161</text:p>
          </table:table-cell>
          <table:table-cell table:number-columns-repeated="2"/>
        </table:table-row>
        <table:table-row table:style-name="ro1">
          <table:table-cell office:value-type="float" office:value="0.828704595565796" calcext:value-type="float">
            <text:p>0.828704595565796</text:p>
          </table:table-cell>
          <table:table-cell table:number-columns-repeated="2"/>
        </table:table-row>
        <table:table-row table:style-name="ro1">
          <table:table-cell office:value-type="float" office:value="0.950412929058075" calcext:value-type="float">
            <text:p>0.950412929058075</text:p>
          </table:table-cell>
          <table:table-cell table:number-columns-repeated="2"/>
        </table:table-row>
        <table:table-row table:style-name="ro1">
          <table:table-cell office:value-type="float" office:value="0.827188491821289" calcext:value-type="float">
            <text:p>0.827188491821289</text:p>
          </table:table-cell>
          <table:table-cell table:number-columns-repeated="2"/>
        </table:table-row>
        <table:table-row table:style-name="ro1">
          <table:table-cell office:value-type="float" office:value="0.949485898017883" calcext:value-type="float">
            <text:p>0.949485898017883</text:p>
          </table:table-cell>
          <table:table-cell table:number-columns-repeated="2"/>
        </table:table-row>
        <table:table-row table:style-name="ro1">
          <table:table-cell office:value-type="float" office:value="0.827638387680054" calcext:value-type="float">
            <text:p>0.827638387680054</text:p>
          </table:table-cell>
          <table:table-cell table:number-columns-repeated="2"/>
        </table:table-row>
        <table:table-row table:style-name="ro1">
          <table:table-cell office:value-type="float" office:value="0.943725407123566" calcext:value-type="float">
            <text:p>0.943725407123566</text:p>
          </table:table-cell>
          <table:table-cell table:number-columns-repeated="2"/>
        </table:table-row>
        <table:table-row table:style-name="ro1">
          <table:table-cell office:value-type="float" office:value="0.828018009662628" calcext:value-type="float">
            <text:p>0.828018009662628</text:p>
          </table:table-cell>
          <table:table-cell table:number-columns-repeated="2"/>
        </table:table-row>
        <table:table-row table:style-name="ro1">
          <table:table-cell office:value-type="float" office:value="0.945833563804626" calcext:value-type="float">
            <text:p>0.945833563804626</text:p>
          </table:table-cell>
          <table:table-cell table:number-columns-repeated="2"/>
        </table:table-row>
        <table:table-row table:style-name="ro1">
          <table:table-cell office:value-type="float" office:value="0.82622617483139" calcext:value-type="float">
            <text:p>0.82622617483139</text:p>
          </table:table-cell>
          <table:table-cell table:number-columns-repeated="2"/>
        </table:table-row>
        <table:table-row table:style-name="ro1">
          <table:table-cell office:value-type="float" office:value="0.966102778911591" calcext:value-type="float">
            <text:p>0.966102778911591</text:p>
          </table:table-cell>
          <table:table-cell table:number-columns-repeated="2"/>
        </table:table-row>
        <table:table-row table:style-name="ro1">
          <table:table-cell office:value-type="float" office:value="0.824003100395203" calcext:value-type="float">
            <text:p>0.824003100395203</text:p>
          </table:table-cell>
          <table:table-cell table:number-columns-repeated="2"/>
        </table:table-row>
        <table:table-row table:style-name="ro1">
          <table:table-cell office:value-type="float" office:value="0.951449990272522" calcext:value-type="float">
            <text:p>0.951449990272522</text:p>
          </table:table-cell>
          <table:table-cell table:number-columns-repeated="2"/>
        </table:table-row>
        <table:table-row table:style-name="ro1">
          <table:table-cell office:value-type="float" office:value="0.83494246006012" calcext:value-type="float">
            <text:p>0.83494246006012</text:p>
          </table:table-cell>
          <table:table-cell table:number-columns-repeated="2"/>
        </table:table-row>
        <table:table-row table:style-name="ro1">
          <table:table-cell office:value-type="float" office:value="0.95591127872467" calcext:value-type="float">
            <text:p>0.95591127872467</text:p>
          </table:table-cell>
          <table:table-cell table:number-columns-repeated="2"/>
        </table:table-row>
        <table:table-row table:style-name="ro1">
          <table:table-cell office:value-type="float" office:value="0.835623204708099" calcext:value-type="float">
            <text:p>0.835623204708099</text:p>
          </table:table-cell>
          <table:table-cell table:number-columns-repeated="2"/>
        </table:table-row>
        <table:table-row table:style-name="ro1">
          <table:table-cell office:value-type="float" office:value="0.946129679679871" calcext:value-type="float">
            <text:p>0.946129679679871</text:p>
          </table:table-cell>
          <table:table-cell table:number-columns-repeated="2"/>
        </table:table-row>
        <table:table-row table:style-name="ro1">
          <table:table-cell office:value-type="float" office:value="0.833595633506775" calcext:value-type="float">
            <text:p>0.833595633506775</text:p>
          </table:table-cell>
          <table:table-cell table:number-columns-repeated="2"/>
        </table:table-row>
        <table:table-row table:style-name="ro1">
          <table:table-cell office:value-type="float" office:value="0.944232225418091" calcext:value-type="float">
            <text:p>0.944232225418091</text:p>
          </table:table-cell>
          <table:table-cell table:number-columns-repeated="2"/>
        </table:table-row>
        <table:table-row table:style-name="ro1">
          <table:table-cell office:value-type="float" office:value="0.83186686038971" calcext:value-type="float">
            <text:p>0.83186686038971</text:p>
          </table:table-cell>
          <table:table-cell table:number-columns-repeated="2"/>
        </table:table-row>
        <table:table-row table:style-name="ro1">
          <table:table-cell office:value-type="float" office:value="0.947835385799408" calcext:value-type="float">
            <text:p>0.947835385799408</text:p>
          </table:table-cell>
          <table:table-cell table:number-columns-repeated="2"/>
        </table:table-row>
        <table:table-row table:style-name="ro1">
          <table:table-cell office:value-type="float" office:value="0.827777922153473" calcext:value-type="float">
            <text:p>0.827777922153473</text:p>
          </table:table-cell>
          <table:table-cell table:number-columns-repeated="2"/>
        </table:table-row>
        <table:table-row table:style-name="ro1">
          <table:table-cell office:value-type="float" office:value="0.965303063392639" calcext:value-type="float">
            <text:p>0.965303063392639</text:p>
          </table:table-cell>
          <table:table-cell table:number-columns-repeated="2"/>
        </table:table-row>
        <table:table-row table:style-name="ro1">
          <table:table-cell office:value-type="float" office:value="0.827687799930573" calcext:value-type="float">
            <text:p>0.827687799930573</text:p>
          </table:table-cell>
          <table:table-cell table:number-columns-repeated="2"/>
        </table:table-row>
        <table:table-row table:style-name="ro1">
          <table:table-cell office:value-type="float" office:value="0.968189418315887" calcext:value-type="float">
            <text:p>0.968189418315887</text:p>
          </table:table-cell>
          <table:table-cell table:number-columns-repeated="2"/>
        </table:table-row>
        <table:table-row table:style-name="ro1">
          <table:table-cell office:value-type="float" office:value="0.828213274478912" calcext:value-type="float">
            <text:p>0.828213274478912</text:p>
          </table:table-cell>
          <table:table-cell table:number-columns-repeated="2"/>
        </table:table-row>
        <table:table-row table:style-name="ro1">
          <table:table-cell office:value-type="float" office:value="0.966848254203796" calcext:value-type="float">
            <text:p>0.966848254203796</text:p>
          </table:table-cell>
          <table:table-cell table:number-columns-repeated="2"/>
        </table:table-row>
        <table:table-row table:style-name="ro1">
          <table:table-cell office:value-type="float" office:value="0.830206871032715" calcext:value-type="float">
            <text:p>0.830206871032715</text:p>
          </table:table-cell>
          <table:table-cell table:number-columns-repeated="2"/>
        </table:table-row>
        <table:table-row table:style-name="ro1">
          <table:table-cell office:value-type="float" office:value="0.94180029630661" calcext:value-type="float">
            <text:p>0.94180029630661</text:p>
          </table:table-cell>
          <table:table-cell table:number-columns-repeated="2"/>
        </table:table-row>
        <table:table-row table:style-name="ro1">
          <table:table-cell office:value-type="float" office:value="0.8285071849823" calcext:value-type="float">
            <text:p>0.8285071849823</text:p>
          </table:table-cell>
          <table:table-cell table:number-columns-repeated="2"/>
        </table:table-row>
        <table:table-row table:style-name="ro1">
          <table:table-cell office:value-type="float" office:value="0.953348875045776" calcext:value-type="float">
            <text:p>0.953348875045776</text:p>
          </table:table-cell>
          <table:table-cell table:number-columns-repeated="2"/>
        </table:table-row>
        <table:table-row table:style-name="ro1">
          <table:table-cell office:value-type="float" office:value="0.830021679401398" calcext:value-type="float">
            <text:p>0.830021679401398</text:p>
          </table:table-cell>
          <table:table-cell table:number-columns-repeated="2"/>
        </table:table-row>
        <table:table-row table:style-name="ro1">
          <table:table-cell office:value-type="float" office:value="0.947192311286926" calcext:value-type="float">
            <text:p>0.947192311286926</text:p>
          </table:table-cell>
          <table:table-cell table:number-columns-repeated="2"/>
        </table:table-row>
        <table:table-row table:style-name="ro1">
          <table:table-cell office:value-type="float" office:value="0.828921318054199" calcext:value-type="float">
            <text:p>0.828921318054199</text:p>
          </table:table-cell>
          <table:table-cell table:number-columns-repeated="2"/>
        </table:table-row>
        <table:table-row table:style-name="ro1">
          <table:table-cell office:value-type="float" office:value="0.943069815635681" calcext:value-type="float">
            <text:p>0.943069815635681</text:p>
          </table:table-cell>
          <table:table-cell table:number-columns-repeated="2"/>
        </table:table-row>
        <table:table-row table:style-name="ro1">
          <table:table-cell office:value-type="float" office:value="0.822844564914703" calcext:value-type="float">
            <text:p>0.822844564914703</text:p>
          </table:table-cell>
          <table:table-cell table:number-columns-repeated="2"/>
        </table:table-row>
        <table:table-row table:style-name="ro1">
          <table:table-cell office:value-type="float" office:value="0.944356322288513" calcext:value-type="float">
            <text:p>0.944356322288513</text:p>
          </table:table-cell>
          <table:table-cell table:number-columns-repeated="2"/>
        </table:table-row>
        <table:table-row table:style-name="ro1">
          <table:table-cell office:value-type="float" office:value="0.822283864021301" calcext:value-type="float">
            <text:p>0.822283864021301</text:p>
          </table:table-cell>
          <table:table-cell table:number-columns-repeated="2"/>
        </table:table-row>
        <table:table-row table:style-name="ro1">
          <table:table-cell office:value-type="float" office:value="0.929866135120392" calcext:value-type="float">
            <text:p>0.929866135120392</text:p>
          </table:table-cell>
          <table:table-cell table:number-columns-repeated="2"/>
        </table:table-row>
        <table:table-row table:style-name="ro1">
          <table:table-cell office:value-type="float" office:value="0.825357139110565" calcext:value-type="float">
            <text:p>0.825357139110565</text:p>
          </table:table-cell>
          <table:table-cell table:number-columns-repeated="2"/>
        </table:table-row>
        <table:table-row table:style-name="ro1">
          <table:table-cell office:value-type="float" office:value="0.934995412826538" calcext:value-type="float">
            <text:p>0.934995412826538</text:p>
          </table:table-cell>
          <table:table-cell table:number-columns-repeated="2"/>
        </table:table-row>
        <table:table-row table:style-name="ro1">
          <table:table-cell office:value-type="float" office:value="0.827272534370422" calcext:value-type="float">
            <text:p>0.827272534370422</text:p>
          </table:table-cell>
          <table:table-cell table:number-columns-repeated="2"/>
        </table:table-row>
        <table:table-row table:style-name="ro1">
          <table:table-cell office:value-type="float" office:value="0.940679848194122" calcext:value-type="float">
            <text:p>0.940679848194122</text:p>
          </table:table-cell>
          <table:table-cell table:number-columns-repeated="2"/>
        </table:table-row>
        <table:table-row table:style-name="ro1">
          <table:table-cell office:value-type="float" office:value="0.829092442989349" calcext:value-type="float">
            <text:p>0.829092442989349</text:p>
          </table:table-cell>
          <table:table-cell table:number-columns-repeated="2"/>
        </table:table-row>
        <table:table-row table:style-name="ro1">
          <table:table-cell office:value-type="float" office:value="0.94914048910141" calcext:value-type="float">
            <text:p>0.94914048910141</text:p>
          </table:table-cell>
          <table:table-cell table:number-columns-repeated="2"/>
        </table:table-row>
        <table:table-row table:style-name="ro1">
          <table:table-cell office:value-type="float" office:value="0.826859176158905" calcext:value-type="float">
            <text:p>0.826859176158905</text:p>
          </table:table-cell>
          <table:table-cell table:number-columns-repeated="2"/>
        </table:table-row>
        <table:table-row table:style-name="ro1">
          <table:table-cell office:value-type="float" office:value="0.958563387393951" calcext:value-type="float">
            <text:p>0.958563387393951</text:p>
          </table:table-cell>
          <table:table-cell table:number-columns-repeated="2"/>
        </table:table-row>
        <table:table-row table:style-name="ro1">
          <table:table-cell office:value-type="float" office:value="0.822505474090576" calcext:value-type="float">
            <text:p>0.822505474090576</text:p>
          </table:table-cell>
          <table:table-cell table:number-columns-repeated="2"/>
        </table:table-row>
        <table:table-row table:style-name="ro1">
          <table:table-cell office:value-type="float" office:value="0.930124044418335" calcext:value-type="float">
            <text:p>0.930124044418335</text:p>
          </table:table-cell>
          <table:table-cell table:number-columns-repeated="2"/>
        </table:table-row>
        <table:table-row table:style-name="ro1">
          <table:table-cell office:value-type="float" office:value="0.824053466320038" calcext:value-type="float">
            <text:p>0.824053466320038</text:p>
          </table:table-cell>
          <table:table-cell table:number-columns-repeated="2"/>
        </table:table-row>
        <table:table-row table:style-name="ro1">
          <table:table-cell office:value-type="float" office:value="0.934628844261169" calcext:value-type="float">
            <text:p>0.934628844261169</text:p>
          </table:table-cell>
          <table:table-cell table:number-columns-repeated="2"/>
        </table:table-row>
        <table:table-row table:style-name="ro1">
          <table:table-cell office:value-type="float" office:value="0.823809385299683" calcext:value-type="float">
            <text:p>0.823809385299683</text:p>
          </table:table-cell>
          <table:table-cell table:number-columns-repeated="2"/>
        </table:table-row>
        <table:table-row table:style-name="ro1">
          <table:table-cell office:value-type="float" office:value="0.939255058765411" calcext:value-type="float">
            <text:p>0.939255058765411</text:p>
          </table:table-cell>
          <table:table-cell table:number-columns-repeated="2"/>
        </table:table-row>
        <table:table-row table:style-name="ro1">
          <table:table-cell office:value-type="float" office:value="0.824848115444183" calcext:value-type="float">
            <text:p>0.824848115444183</text:p>
          </table:table-cell>
          <table:table-cell table:number-columns-repeated="2"/>
        </table:table-row>
        <table:table-row table:style-name="ro1">
          <table:table-cell office:value-type="float" office:value="0.948961079120636" calcext:value-type="float">
            <text:p>0.948961079120636</text:p>
          </table:table-cell>
          <table:table-cell table:number-columns-repeated="2"/>
        </table:table-row>
        <table:table-row table:style-name="ro1">
          <table:table-cell office:value-type="float" office:value="0.827515363693237" calcext:value-type="float">
            <text:p>0.827515363693237</text:p>
          </table:table-cell>
          <table:table-cell table:number-columns-repeated="2"/>
        </table:table-row>
        <table:table-row table:style-name="ro1">
          <table:table-cell office:value-type="float" office:value="0.94766104221344" calcext:value-type="float">
            <text:p>0.94766104221344</text:p>
          </table:table-cell>
          <table:table-cell table:number-columns-repeated="2"/>
        </table:table-row>
        <table:table-row table:style-name="ro1">
          <table:table-cell office:value-type="float" office:value="0.828149855136871" calcext:value-type="float">
            <text:p>0.828149855136871</text:p>
          </table:table-cell>
          <table:table-cell table:number-columns-repeated="2"/>
        </table:table-row>
        <table:table-row table:style-name="ro1">
          <table:table-cell office:value-type="float" office:value="0.942150056362152" calcext:value-type="float">
            <text:p>0.942150056362152</text:p>
          </table:table-cell>
          <table:table-cell table:number-columns-repeated="2"/>
        </table:table-row>
        <table:table-row table:style-name="ro1">
          <table:table-cell office:value-type="float" office:value="0.830157399177551" calcext:value-type="float">
            <text:p>0.830157399177551</text:p>
          </table:table-cell>
          <table:table-cell table:number-columns-repeated="2"/>
        </table:table-row>
        <table:table-row table:style-name="ro1">
          <table:table-cell office:value-type="float" office:value="0.942457616329193" calcext:value-type="float">
            <text:p>0.942457616329193</text:p>
          </table:table-cell>
          <table:table-cell table:number-columns-repeated="2"/>
        </table:table-row>
        <table:table-row table:style-name="ro1">
          <table:table-cell office:value-type="float" office:value="0.830767512321472" calcext:value-type="float">
            <text:p>0.830767512321472</text:p>
          </table:table-cell>
          <table:table-cell table:number-columns-repeated="2"/>
        </table:table-row>
        <table:table-row table:style-name="ro1">
          <table:table-cell office:value-type="float" office:value="0.929175019264221" calcext:value-type="float">
            <text:p>0.929175019264221</text:p>
          </table:table-cell>
          <table:table-cell table:number-columns-repeated="2"/>
        </table:table-row>
        <table:table-row table:style-name="ro1">
          <table:table-cell office:value-type="float" office:value="0.831487059593201" calcext:value-type="float">
            <text:p>0.831487059593201</text:p>
          </table:table-cell>
          <table:table-cell table:number-columns-repeated="2"/>
        </table:table-row>
        <table:table-row table:style-name="ro1">
          <table:table-cell office:value-type="float" office:value="0.936729192733765" calcext:value-type="float">
            <text:p>0.936729192733765</text:p>
          </table:table-cell>
          <table:table-cell table:number-columns-repeated="2"/>
        </table:table-row>
        <table:table-row table:style-name="ro1">
          <table:table-cell office:value-type="float" office:value="0.820834398269653" calcext:value-type="float">
            <text:p>0.820834398269653</text:p>
          </table:table-cell>
          <table:table-cell table:number-columns-repeated="2"/>
        </table:table-row>
        <table:table-row table:style-name="ro1">
          <table:table-cell office:value-type="float" office:value="0.94424444437027" calcext:value-type="float">
            <text:p>0.94424444437027</text:p>
          </table:table-cell>
          <table:table-cell table:number-columns-repeated="2"/>
        </table:table-row>
        <table:table-row table:style-name="ro1">
          <table:table-cell office:value-type="float" office:value="0.813343822956085" calcext:value-type="float">
            <text:p>0.813343822956085</text:p>
          </table:table-cell>
          <table:table-cell table:number-columns-repeated="2"/>
        </table:table-row>
        <table:table-row table:style-name="ro1">
          <table:table-cell office:value-type="float" office:value="0.93723976612091" calcext:value-type="float">
            <text:p>0.93723976612091</text:p>
          </table:table-cell>
          <table:table-cell table:number-columns-repeated="2"/>
        </table:table-row>
        <table:table-row table:style-name="ro1">
          <table:table-cell office:value-type="float" office:value="0.792650997638702" calcext:value-type="float">
            <text:p>0.792650997638702</text:p>
          </table:table-cell>
          <table:table-cell table:number-columns-repeated="2"/>
        </table:table-row>
        <table:table-row table:style-name="ro1">
          <table:table-cell office:value-type="float" office:value="0.947580754756928" calcext:value-type="float">
            <text:p>0.947580754756928</text:p>
          </table:table-cell>
          <table:table-cell table:number-columns-repeated="2"/>
        </table:table-row>
        <table:table-row table:style-name="ro1">
          <table:table-cell office:value-type="float" office:value="0.790701150894165" calcext:value-type="float">
            <text:p>0.790701150894165</text:p>
          </table:table-cell>
          <table:table-cell table:number-columns-repeated="2"/>
        </table:table-row>
        <table:table-row table:style-name="ro1">
          <table:table-cell office:value-type="float" office:value="0.954911291599274" calcext:value-type="float">
            <text:p>0.954911291599274</text:p>
          </table:table-cell>
          <table:table-cell table:number-columns-repeated="2"/>
        </table:table-row>
        <table:table-row table:style-name="ro1">
          <table:table-cell office:value-type="float" office:value="0.781590521335602" calcext:value-type="float">
            <text:p>0.781590521335602</text:p>
          </table:table-cell>
          <table:table-cell table:number-columns-repeated="2"/>
        </table:table-row>
        <table:table-row table:style-name="ro1">
          <table:table-cell office:value-type="float" office:value="0.966304183006287" calcext:value-type="float">
            <text:p>0.966304183006287</text:p>
          </table:table-cell>
          <table:table-cell table:number-columns-repeated="2"/>
        </table:table-row>
        <table:table-row table:style-name="ro1">
          <table:table-cell office:value-type="float" office:value="0.779168367385864" calcext:value-type="float">
            <text:p>0.779168367385864</text:p>
          </table:table-cell>
          <table:table-cell table:number-columns-repeated="2"/>
        </table:table-row>
        <table:table-row table:style-name="ro1">
          <table:table-cell office:value-type="float" office:value="0.958697080612183" calcext:value-type="float">
            <text:p>0.958697080612183</text:p>
          </table:table-cell>
          <table:table-cell table:number-columns-repeated="2"/>
        </table:table-row>
        <table:table-row table:style-name="ro1">
          <table:table-cell office:value-type="float" office:value="0.791011929512024" calcext:value-type="float">
            <text:p>0.791011929512024</text:p>
          </table:table-cell>
          <table:table-cell table:number-columns-repeated="2"/>
        </table:table-row>
        <table:table-row table:style-name="ro1">
          <table:table-cell office:value-type="float" office:value="0.956210970878601" calcext:value-type="float">
            <text:p>0.956210970878601</text:p>
          </table:table-cell>
          <table:table-cell table:number-columns-repeated="2"/>
        </table:table-row>
        <table:table-row table:style-name="ro1">
          <table:table-cell office:value-type="float" office:value="0.792076349258423" calcext:value-type="float">
            <text:p>0.792076349258423</text:p>
          </table:table-cell>
          <table:table-cell table:number-columns-repeated="2"/>
        </table:table-row>
        <table:table-row table:style-name="ro1">
          <table:table-cell office:value-type="float" office:value="0.931556642055512" calcext:value-type="float">
            <text:p>0.931556642055512</text:p>
          </table:table-cell>
          <table:table-cell table:number-columns-repeated="2"/>
        </table:table-row>
        <table:table-row table:style-name="ro1">
          <table:table-cell office:value-type="float" office:value="0.804186761379242" calcext:value-type="float">
            <text:p>0.804186761379242</text:p>
          </table:table-cell>
          <table:table-cell table:number-columns-repeated="2"/>
        </table:table-row>
        <table:table-row table:style-name="ro1">
          <table:table-cell office:value-type="float" office:value="0.946226418018341" calcext:value-type="float">
            <text:p>0.946226418018341</text:p>
          </table:table-cell>
          <table:table-cell table:number-columns-repeated="2"/>
        </table:table-row>
        <table:table-row table:style-name="ro1">
          <table:table-cell office:value-type="float" office:value="0.809110283851624" calcext:value-type="float">
            <text:p>0.809110283851624</text:p>
          </table:table-cell>
          <table:table-cell table:number-columns-repeated="2"/>
        </table:table-row>
        <table:table-row table:style-name="ro1">
          <table:table-cell office:value-type="float" office:value="0.944738447666168" calcext:value-type="float">
            <text:p>0.944738447666168</text:p>
          </table:table-cell>
          <table:table-cell table:number-columns-repeated="2"/>
        </table:table-row>
        <table:table-row table:style-name="ro1">
          <table:table-cell office:value-type="float" office:value="0.815091073513031" calcext:value-type="float">
            <text:p>0.815091073513031</text:p>
          </table:table-cell>
          <table:table-cell table:number-columns-repeated="2"/>
        </table:table-row>
        <table:table-row table:style-name="ro1">
          <table:table-cell office:value-type="float" office:value="0.943228125572205" calcext:value-type="float">
            <text:p>0.943228125572205</text:p>
          </table:table-cell>
          <table:table-cell table:number-columns-repeated="2"/>
        </table:table-row>
        <table:table-row table:style-name="ro1">
          <table:table-cell office:value-type="float" office:value="0.809310913085938" calcext:value-type="float">
            <text:p>0.809310913085938</text:p>
          </table:table-cell>
          <table:table-cell table:number-columns-repeated="2"/>
        </table:table-row>
        <table:table-row table:style-name="ro1">
          <table:table-cell office:value-type="float" office:value="0.947342693805695" calcext:value-type="float">
            <text:p>0.947342693805695</text:p>
          </table:table-cell>
          <table:table-cell table:number-columns-repeated="2"/>
        </table:table-row>
        <table:table-row table:style-name="ro1">
          <table:table-cell office:value-type="float" office:value="0.807470321655273" calcext:value-type="float">
            <text:p>0.807470321655273</text:p>
          </table:table-cell>
          <table:table-cell table:number-columns-repeated="2"/>
        </table:table-row>
        <table:table-row table:style-name="ro1">
          <table:table-cell office:value-type="float" office:value="0.940627455711365" calcext:value-type="float">
            <text:p>0.940627455711365</text:p>
          </table:table-cell>
          <table:table-cell table:number-columns-repeated="2"/>
        </table:table-row>
        <table:table-row table:style-name="ro1">
          <table:table-cell office:value-type="float" office:value="0.811218976974487" calcext:value-type="float">
            <text:p>0.811218976974487</text:p>
          </table:table-cell>
          <table:table-cell table:number-columns-repeated="2"/>
        </table:table-row>
        <table:table-row table:style-name="ro1">
          <table:table-cell office:value-type="float" office:value="0.952774941921234" calcext:value-type="float">
            <text:p>0.952774941921234</text:p>
          </table:table-cell>
          <table:table-cell table:number-columns-repeated="2"/>
        </table:table-row>
        <table:table-row table:style-name="ro1">
          <table:table-cell office:value-type="float" office:value="0.819394111633301" calcext:value-type="float">
            <text:p>0.819394111633301</text:p>
          </table:table-cell>
          <table:table-cell table:number-columns-repeated="2"/>
        </table:table-row>
        <table:table-row table:style-name="ro1">
          <table:table-cell office:value-type="float" office:value="0.927379667758942" calcext:value-type="float">
            <text:p>0.927379667758942</text:p>
          </table:table-cell>
          <table:table-cell table:number-columns-repeated="2"/>
        </table:table-row>
        <table:table-row table:style-name="ro1">
          <table:table-cell office:value-type="float" office:value="0.825176239013672" calcext:value-type="float">
            <text:p>0.825176239013672</text:p>
          </table:table-cell>
          <table:table-cell table:number-columns-repeated="2"/>
        </table:table-row>
        <table:table-row table:style-name="ro1">
          <table:table-cell office:value-type="float" office:value="0.869605004787445" calcext:value-type="float">
            <text:p>0.869605004787445</text:p>
          </table:table-cell>
          <table:table-cell table:number-columns-repeated="2"/>
        </table:table-row>
        <table:table-row table:style-name="ro1">
          <table:table-cell office:value-type="float" office:value="0.826160788536072" calcext:value-type="float">
            <text:p>0.826160788536072</text:p>
          </table:table-cell>
          <table:table-cell table:number-columns-repeated="2"/>
        </table:table-row>
        <table:table-row table:style-name="ro1">
          <table:table-cell office:value-type="float" office:value="0.935032486915588" calcext:value-type="float">
            <text:p>0.935032486915588</text:p>
          </table:table-cell>
          <table:table-cell table:number-columns-repeated="2"/>
        </table:table-row>
        <table:table-row table:style-name="ro1">
          <table:table-cell office:value-type="float" office:value="0.830536365509033" calcext:value-type="float">
            <text:p>0.830536365509033</text:p>
          </table:table-cell>
          <table:table-cell table:number-columns-repeated="2"/>
        </table:table-row>
        <table:table-row table:style-name="ro1">
          <table:table-cell office:value-type="float" office:value="0.871373653411865" calcext:value-type="float">
            <text:p>0.871373653411865</text:p>
          </table:table-cell>
          <table:table-cell table:number-columns-repeated="2"/>
        </table:table-row>
        <table:table-row table:style-name="ro1">
          <table:table-cell office:value-type="float" office:value="0.830835282802582" calcext:value-type="float">
            <text:p>0.830835282802582</text:p>
          </table:table-cell>
          <table:table-cell table:number-columns-repeated="2"/>
        </table:table-row>
        <table:table-row table:style-name="ro1">
          <table:table-cell office:value-type="float" office:value="0.831887304782867" calcext:value-type="float">
            <text:p>0.831887304782867</text:p>
          </table:table-cell>
          <table:table-cell table:number-columns-repeated="2"/>
        </table:table-row>
        <table:table-row table:style-name="ro1">
          <table:table-cell office:value-type="float" office:value="0.834037184715271" calcext:value-type="float">
            <text:p>0.834037184715271</text:p>
          </table:table-cell>
          <table:table-cell table:number-columns-repeated="2"/>
        </table:table-row>
        <table:table-row table:style-name="ro1">
          <table:table-cell office:value-type="float" office:value="0.933919668197632" calcext:value-type="float">
            <text:p>0.933919668197632</text:p>
          </table:table-cell>
          <table:table-cell table:number-columns-repeated="2"/>
        </table:table-row>
        <table:table-row table:style-name="ro1">
          <table:table-cell office:value-type="float" office:value="0.833105504512787" calcext:value-type="float">
            <text:p>0.833105504512787</text:p>
          </table:table-cell>
          <table:table-cell table:number-columns-repeated="2"/>
        </table:table-row>
        <table:table-row table:style-name="ro1">
          <table:table-cell office:value-type="float" office:value="0.940492928028107" calcext:value-type="float">
            <text:p>0.940492928028107</text:p>
          </table:table-cell>
          <table:table-cell table:number-columns-repeated="2"/>
        </table:table-row>
        <table:table-row table:style-name="ro1">
          <table:table-cell office:value-type="float" office:value="0.836291015148163" calcext:value-type="float">
            <text:p>0.836291015148163</text:p>
          </table:table-cell>
          <table:table-cell table:number-columns-repeated="2"/>
        </table:table-row>
        <table:table-row table:style-name="ro1">
          <table:table-cell office:value-type="float" office:value="0.931260585784912" calcext:value-type="float">
            <text:p>0.931260585784912</text:p>
          </table:table-cell>
          <table:table-cell table:number-columns-repeated="2"/>
        </table:table-row>
        <table:table-row table:style-name="ro1">
          <table:table-cell office:value-type="float" office:value="0.83451771736145" calcext:value-type="float">
            <text:p>0.83451771736145</text:p>
          </table:table-cell>
          <table:table-cell table:number-columns-repeated="2"/>
        </table:table-row>
        <table:table-row table:style-name="ro1">
          <table:table-cell office:value-type="float" office:value="0.902866661548614" calcext:value-type="float">
            <text:p>0.902866661548614</text:p>
          </table:table-cell>
          <table:table-cell table:number-columns-repeated="2"/>
        </table:table-row>
        <table:table-row table:style-name="ro1">
          <table:table-cell office:value-type="float" office:value="0.831630706787109" calcext:value-type="float">
            <text:p>0.831630706787109</text:p>
          </table:table-cell>
          <table:table-cell table:number-columns-repeated="2"/>
        </table:table-row>
        <table:table-row table:style-name="ro1">
          <table:table-cell office:value-type="float" office:value="0.919196546077728" calcext:value-type="float">
            <text:p>0.919196546077728</text:p>
          </table:table-cell>
          <table:table-cell table:number-columns-repeated="2"/>
        </table:table-row>
        <table:table-row table:style-name="ro1">
          <table:table-cell office:value-type="float" office:value="0.83140641450882" calcext:value-type="float">
            <text:p>0.83140641450882</text:p>
          </table:table-cell>
          <table:table-cell table:number-columns-repeated="2"/>
        </table:table-row>
        <table:table-row table:style-name="ro1">
          <table:table-cell office:value-type="float" office:value="0.872358679771423" calcext:value-type="float">
            <text:p>0.872358679771423</text:p>
          </table:table-cell>
          <table:table-cell table:number-columns-repeated="2"/>
        </table:table-row>
        <table:table-row table:style-name="ro1">
          <table:table-cell office:value-type="float" office:value="0.811160862445831" calcext:value-type="float">
            <text:p>0.811160862445831</text:p>
          </table:table-cell>
          <table:table-cell table:number-columns-repeated="2"/>
        </table:table-row>
        <table:table-row table:style-name="ro1">
          <table:table-cell office:value-type="float" office:value="0.834454119205475" calcext:value-type="float">
            <text:p>0.834454119205475</text:p>
          </table:table-cell>
          <table:table-cell table:number-columns-repeated="2"/>
        </table:table-row>
        <table:table-row table:style-name="ro1">
          <table:table-cell office:value-type="float" office:value="0.837466478347778" calcext:value-type="float">
            <text:p>0.837466478347778</text:p>
          </table:table-cell>
          <table:table-cell table:number-columns-repeated="2"/>
        </table:table-row>
        <table:table-row table:style-name="ro1">
          <table:table-cell office:value-type="float" office:value="0.845019638538361" calcext:value-type="float">
            <text:p>0.845019638538361</text:p>
          </table:table-cell>
          <table:table-cell table:number-columns-repeated="2"/>
        </table:table-row>
        <table:table-row table:style-name="ro1">
          <table:table-cell office:value-type="float" office:value="0.841215312480927" calcext:value-type="float">
            <text:p>0.841215312480927</text:p>
          </table:table-cell>
          <table:table-cell table:number-columns-repeated="2"/>
        </table:table-row>
        <table:table-row table:style-name="ro1">
          <table:table-cell office:value-type="float" office:value="0.900528967380524" calcext:value-type="float">
            <text:p>0.900528967380524</text:p>
          </table:table-cell>
          <table:table-cell table:number-columns-repeated="2"/>
        </table:table-row>
        <table:table-row table:style-name="ro1">
          <table:table-cell office:value-type="float" office:value="0.839852631092072" calcext:value-type="float">
            <text:p>0.839852631092072</text:p>
          </table:table-cell>
          <table:table-cell table:number-columns-repeated="2"/>
        </table:table-row>
        <table:table-row table:style-name="ro1">
          <table:table-cell office:value-type="float" office:value="0.913596987724304" calcext:value-type="float">
            <text:p>0.913596987724304</text:p>
          </table:table-cell>
          <table:table-cell table:number-columns-repeated="2"/>
        </table:table-row>
        <table:table-row table:style-name="ro1">
          <table:table-cell office:value-type="float" office:value="0.838096022605896" calcext:value-type="float">
            <text:p>0.838096022605896</text:p>
          </table:table-cell>
          <table:table-cell table:number-columns-repeated="2"/>
        </table:table-row>
        <table:table-row table:style-name="ro1">
          <table:table-cell office:value-type="float" office:value="0.917611002922058" calcext:value-type="float">
            <text:p>0.917611002922058</text:p>
          </table:table-cell>
          <table:table-cell table:number-columns-repeated="2"/>
        </table:table-row>
        <table:table-row table:style-name="ro1">
          <table:table-cell office:value-type="float" office:value="0.836982488632202" calcext:value-type="float">
            <text:p>0.836982488632202</text:p>
          </table:table-cell>
          <table:table-cell table:number-columns-repeated="2"/>
        </table:table-row>
        <table:table-row table:style-name="ro1">
          <table:table-cell office:value-type="float" office:value="0.967545330524445" calcext:value-type="float">
            <text:p>0.967545330524445</text:p>
          </table:table-cell>
          <table:table-cell table:number-columns-repeated="2"/>
        </table:table-row>
        <table:table-row table:style-name="ro1">
          <table:table-cell office:value-type="float" office:value="0.833477437496185" calcext:value-type="float">
            <text:p>0.833477437496185</text:p>
          </table:table-cell>
          <table:table-cell table:number-columns-repeated="2"/>
        </table:table-row>
        <table:table-row table:style-name="ro1">
          <table:table-cell office:value-type="float" office:value="0.962322175502777" calcext:value-type="float">
            <text:p>0.962322175502777</text:p>
          </table:table-cell>
          <table:table-cell table:number-columns-repeated="2"/>
        </table:table-row>
        <table:table-row table:style-name="ro1">
          <table:table-cell office:value-type="float" office:value="0.828938543796539" calcext:value-type="float">
            <text:p>0.828938543796539</text:p>
          </table:table-cell>
          <table:table-cell table:number-columns-repeated="2"/>
        </table:table-row>
        <table:table-row table:style-name="ro1">
          <table:table-cell office:value-type="float" office:value="0.95573091506958" calcext:value-type="float">
            <text:p>0.95573091506958</text:p>
          </table:table-cell>
          <table:table-cell table:number-columns-repeated="2"/>
        </table:table-row>
        <table:table-row table:style-name="ro1">
          <table:table-cell office:value-type="float" office:value="0.821645140647888" calcext:value-type="float">
            <text:p>0.821645140647888</text:p>
          </table:table-cell>
          <table:table-cell table:number-columns-repeated="2"/>
        </table:table-row>
        <table:table-row table:style-name="ro1">
          <table:table-cell office:value-type="float" office:value="0.949526250362396" calcext:value-type="float">
            <text:p>0.949526250362396</text:p>
          </table:table-cell>
          <table:table-cell table:number-columns-repeated="2"/>
        </table:table-row>
        <table:table-row table:style-name="ro1">
          <table:table-cell office:value-type="float" office:value="0.814274251461029" calcext:value-type="float">
            <text:p>0.814274251461029</text:p>
          </table:table-cell>
          <table:table-cell table:number-columns-repeated="2"/>
        </table:table-row>
        <table:table-row table:style-name="ro1">
          <table:table-cell office:value-type="float" office:value="0.955518066883087" calcext:value-type="float">
            <text:p>0.955518066883087</text:p>
          </table:table-cell>
          <table:table-cell table:number-columns-repeated="2"/>
        </table:table-row>
        <table:table-row table:style-name="ro1">
          <table:table-cell office:value-type="float" office:value="0.821932077407837" calcext:value-type="float">
            <text:p>0.821932077407837</text:p>
          </table:table-cell>
          <table:table-cell table:number-columns-repeated="2"/>
        </table:table-row>
        <table:table-row table:style-name="ro1">
          <table:table-cell office:value-type="float" office:value="0.944322645664215" calcext:value-type="float">
            <text:p>0.944322645664215</text:p>
          </table:table-cell>
          <table:table-cell table:number-columns-repeated="2"/>
        </table:table-row>
        <table:table-row table:style-name="ro1">
          <table:table-cell office:value-type="float" office:value="0.800594508647919" calcext:value-type="float">
            <text:p>0.800594508647919</text:p>
          </table:table-cell>
          <table:table-cell table:number-columns-repeated="2"/>
        </table:table-row>
        <table:table-row table:style-name="ro1">
          <table:table-cell office:value-type="float" office:value="0.960770070552826" calcext:value-type="float">
            <text:p>0.960770070552826</text:p>
          </table:table-cell>
          <table:table-cell table:number-columns-repeated="2"/>
        </table:table-row>
        <table:table-row table:style-name="ro1">
          <table:table-cell office:value-type="float" office:value="0.819512128829956" calcext:value-type="float">
            <text:p>0.819512128829956</text:p>
          </table:table-cell>
          <table:table-cell table:number-columns-repeated="2"/>
        </table:table-row>
        <table:table-row table:style-name="ro1">
          <table:table-cell office:value-type="float" office:value="0.953007102012634" calcext:value-type="float">
            <text:p>0.953007102012634</text:p>
          </table:table-cell>
          <table:table-cell table:number-columns-repeated="2"/>
        </table:table-row>
        <table:table-row table:style-name="ro1">
          <table:table-cell office:value-type="float" office:value="0.832809746265411" calcext:value-type="float">
            <text:p>0.832809746265411</text:p>
          </table:table-cell>
          <table:table-cell table:number-columns-repeated="2"/>
        </table:table-row>
        <table:table-row table:style-name="ro1">
          <table:table-cell office:value-type="float" office:value="0.951762318611145" calcext:value-type="float">
            <text:p>0.951762318611145</text:p>
          </table:table-cell>
          <table:table-cell table:number-columns-repeated="2"/>
        </table:table-row>
        <table:table-row table:style-name="ro1">
          <table:table-cell office:value-type="float" office:value="0.834870994091034" calcext:value-type="float">
            <text:p>0.834870994091034</text:p>
          </table:table-cell>
          <table:table-cell table:number-columns-repeated="2"/>
        </table:table-row>
        <table:table-row table:style-name="ro1">
          <table:table-cell office:value-type="float" office:value="0.940306484699249" calcext:value-type="float">
            <text:p>0.940306484699249</text:p>
          </table:table-cell>
          <table:table-cell table:number-columns-repeated="2"/>
        </table:table-row>
        <table:table-row table:style-name="ro1">
          <table:table-cell office:value-type="float" office:value="0.829081475734711" calcext:value-type="float">
            <text:p>0.829081475734711</text:p>
          </table:table-cell>
          <table:table-cell table:number-columns-repeated="2"/>
        </table:table-row>
        <table:table-row table:style-name="ro1">
          <table:table-cell office:value-type="float" office:value="0.952103614807129" calcext:value-type="float">
            <text:p>0.952103614807129</text:p>
          </table:table-cell>
          <table:table-cell table:number-columns-repeated="2"/>
        </table:table-row>
        <table:table-row table:style-name="ro1">
          <table:table-cell office:value-type="float" office:value="0.821779251098633" calcext:value-type="float">
            <text:p>0.821779251098633</text:p>
          </table:table-cell>
          <table:table-cell table:number-columns-repeated="2"/>
        </table:table-row>
        <table:table-row table:style-name="ro1">
          <table:table-cell office:value-type="float" office:value="0.948047816753387" calcext:value-type="float">
            <text:p>0.948047816753387</text:p>
          </table:table-cell>
          <table:table-cell table:number-columns-repeated="2"/>
        </table:table-row>
        <table:table-row table:style-name="ro1">
          <table:table-cell office:value-type="float" office:value="0.839829027652741" calcext:value-type="float">
            <text:p>0.839829027652741</text:p>
          </table:table-cell>
          <table:table-cell table:number-columns-repeated="2"/>
        </table:table-row>
        <table:table-row table:style-name="ro1">
          <table:table-cell office:value-type="float" office:value="0.954217910766602" calcext:value-type="float">
            <text:p>0.954217910766602</text:p>
          </table:table-cell>
          <table:table-cell table:number-columns-repeated="2"/>
        </table:table-row>
        <table:table-row table:style-name="ro1">
          <table:table-cell office:value-type="float" office:value="0.845751464366913" calcext:value-type="float">
            <text:p>0.845751464366913</text:p>
          </table:table-cell>
          <table:table-cell table:number-columns-repeated="2"/>
        </table:table-row>
        <table:table-row table:style-name="ro1">
          <table:table-cell office:value-type="float" office:value="0.947084844112396" calcext:value-type="float">
            <text:p>0.947084844112396</text:p>
          </table:table-cell>
          <table:table-cell table:number-columns-repeated="2"/>
        </table:table-row>
        <table:table-row table:style-name="ro1">
          <table:table-cell office:value-type="float" office:value="0.843463063240051" calcext:value-type="float">
            <text:p>0.843463063240051</text:p>
          </table:table-cell>
          <table:table-cell table:number-columns-repeated="2"/>
        </table:table-row>
        <table:table-row table:style-name="ro1">
          <table:table-cell office:value-type="float" office:value="0.952594995498657" calcext:value-type="float">
            <text:p>0.952594995498657</text:p>
          </table:table-cell>
          <table:table-cell table:number-columns-repeated="2"/>
        </table:table-row>
        <table:table-row table:style-name="ro1">
          <table:table-cell office:value-type="float" office:value="0.845878958702087" calcext:value-type="float">
            <text:p>0.845878958702087</text:p>
          </table:table-cell>
          <table:table-cell table:number-columns-repeated="2"/>
        </table:table-row>
        <table:table-row table:style-name="ro1">
          <table:table-cell office:value-type="float" office:value="0.959721446037292" calcext:value-type="float">
            <text:p>0.959721446037292</text:p>
          </table:table-cell>
          <table:table-cell table:number-columns-repeated="2"/>
        </table:table-row>
        <table:table-row table:style-name="ro1">
          <table:table-cell office:value-type="float" office:value="0.842998683452606" calcext:value-type="float">
            <text:p>0.842998683452606</text:p>
          </table:table-cell>
          <table:table-cell table:number-columns-repeated="2"/>
        </table:table-row>
        <table:table-row table:style-name="ro1">
          <table:table-cell office:value-type="float" office:value="0.949601352214813" calcext:value-type="float">
            <text:p>0.949601352214813</text:p>
          </table:table-cell>
          <table:table-cell table:number-columns-repeated="2"/>
        </table:table-row>
        <table:table-row table:style-name="ro1">
          <table:table-cell office:value-type="float" office:value="0.842212200164795" calcext:value-type="float">
            <text:p>0.842212200164795</text:p>
          </table:table-cell>
          <table:table-cell table:number-columns-repeated="2"/>
        </table:table-row>
        <table:table-row table:style-name="ro1">
          <table:table-cell office:value-type="float" office:value="0.950234889984131" calcext:value-type="float">
            <text:p>0.950234889984131</text:p>
          </table:table-cell>
          <table:table-cell table:number-columns-repeated="2"/>
        </table:table-row>
        <table:table-row table:style-name="ro1">
          <table:table-cell office:value-type="float" office:value="0.843797862529754" calcext:value-type="float">
            <text:p>0.843797862529754</text:p>
          </table:table-cell>
          <table:table-cell table:number-columns-repeated="2"/>
        </table:table-row>
        <table:table-row table:style-name="ro1">
          <table:table-cell office:value-type="float" office:value="0.950194776058197" calcext:value-type="float">
            <text:p>0.950194776058197</text:p>
          </table:table-cell>
          <table:table-cell table:number-columns-repeated="2"/>
        </table:table-row>
        <table:table-row table:style-name="ro1">
          <table:table-cell office:value-type="float" office:value="0.844225168228149" calcext:value-type="float">
            <text:p>0.844225168228149</text:p>
          </table:table-cell>
          <table:table-cell table:number-columns-repeated="2"/>
        </table:table-row>
        <table:table-row table:style-name="ro1">
          <table:table-cell office:value-type="float" office:value="0.946910381317139" calcext:value-type="float">
            <text:p>0.946910381317139</text:p>
          </table:table-cell>
          <table:table-cell table:number-columns-repeated="2"/>
        </table:table-row>
        <table:table-row table:style-name="ro1">
          <table:table-cell office:value-type="float" office:value="0.845616519451141" calcext:value-type="float">
            <text:p>0.845616519451141</text:p>
          </table:table-cell>
          <table:table-cell table:number-columns-repeated="2"/>
        </table:table-row>
        <table:table-row table:style-name="ro1">
          <table:table-cell office:value-type="float" office:value="0.946379125118256" calcext:value-type="float">
            <text:p>0.946379125118256</text:p>
          </table:table-cell>
          <table:table-cell table:number-columns-repeated="2"/>
        </table:table-row>
        <table:table-row table:style-name="ro1">
          <table:table-cell office:value-type="float" office:value="0.846057176589966" calcext:value-type="float">
            <text:p>0.846057176589966</text:p>
          </table:table-cell>
          <table:table-cell table:number-columns-repeated="2"/>
        </table:table-row>
        <table:table-row table:style-name="ro1">
          <table:table-cell office:value-type="float" office:value="0.946715831756592" calcext:value-type="float">
            <text:p>0.946715831756592</text:p>
          </table:table-cell>
          <table:table-cell table:number-columns-repeated="2"/>
        </table:table-row>
        <table:table-row table:style-name="ro1">
          <table:table-cell office:value-type="float" office:value="0.844939529895783" calcext:value-type="float">
            <text:p>0.844939529895783</text:p>
          </table:table-cell>
          <table:table-cell table:number-columns-repeated="2"/>
        </table:table-row>
        <table:table-row table:style-name="ro1">
          <table:table-cell office:value-type="float" office:value="0.939414978027344" calcext:value-type="float">
            <text:p>0.939414978027344</text:p>
          </table:table-cell>
          <table:table-cell table:number-columns-repeated="2"/>
        </table:table-row>
        <table:table-row table:style-name="ro1">
          <table:table-cell office:value-type="float" office:value="0.848346471786499" calcext:value-type="float">
            <text:p>0.848346471786499</text:p>
          </table:table-cell>
          <table:table-cell table:number-columns-repeated="2"/>
        </table:table-row>
        <table:table-row table:style-name="ro1">
          <table:table-cell office:value-type="float" office:value="0.941733419895172" calcext:value-type="float">
            <text:p>0.941733419895172</text:p>
          </table:table-cell>
          <table:table-cell table:number-columns-repeated="2"/>
        </table:table-row>
        <table:table-row table:style-name="ro1">
          <table:table-cell office:value-type="float" office:value="0.848661124706268" calcext:value-type="float">
            <text:p>0.848661124706268</text:p>
          </table:table-cell>
          <table:table-cell table:number-columns-repeated="2"/>
        </table:table-row>
        <table:table-row table:style-name="ro1">
          <table:table-cell office:value-type="float" office:value="0.927269041538238" calcext:value-type="float">
            <text:p>0.927269041538238</text:p>
          </table:table-cell>
          <table:table-cell table:number-columns-repeated="2"/>
        </table:table-row>
        <table:table-row table:style-name="ro1">
          <table:table-cell office:value-type="float" office:value="0.847830891609192" calcext:value-type="float">
            <text:p>0.847830891609192</text:p>
          </table:table-cell>
          <table:table-cell table:number-columns-repeated="2"/>
        </table:table-row>
        <table:table-row table:style-name="ro1">
          <table:table-cell office:value-type="float" office:value="0.919809937477112" calcext:value-type="float">
            <text:p>0.919809937477112</text:p>
          </table:table-cell>
          <table:table-cell table:number-columns-repeated="2"/>
        </table:table-row>
        <table:table-row table:style-name="ro1">
          <table:table-cell office:value-type="float" office:value="0.848330199718475" calcext:value-type="float">
            <text:p>0.848330199718475</text:p>
          </table:table-cell>
          <table:table-cell table:number-columns-repeated="2"/>
        </table:table-row>
        <table:table-row table:style-name="ro1">
          <table:table-cell office:value-type="float" office:value="0.925144493579864" calcext:value-type="float">
            <text:p>0.925144493579864</text:p>
          </table:table-cell>
          <table:table-cell table:number-columns-repeated="2"/>
        </table:table-row>
        <table:table-row table:style-name="ro1">
          <table:table-cell office:value-type="float" office:value="0.842380106449127" calcext:value-type="float">
            <text:p>0.842380106449127</text:p>
          </table:table-cell>
          <table:table-cell table:number-columns-repeated="2"/>
        </table:table-row>
        <table:table-row table:style-name="ro1">
          <table:table-cell office:value-type="float" office:value="0.909187376499176" calcext:value-type="float">
            <text:p>0.909187376499176</text:p>
          </table:table-cell>
          <table:table-cell table:number-columns-repeated="2"/>
        </table:table-row>
        <table:table-row table:style-name="ro1">
          <table:table-cell office:value-type="float" office:value="0.84159654378891" calcext:value-type="float">
            <text:p>0.84159654378891</text:p>
          </table:table-cell>
          <table:table-cell table:number-columns-repeated="2"/>
        </table:table-row>
        <table:table-row table:style-name="ro1">
          <table:table-cell office:value-type="float" office:value="0.841619908809662" calcext:value-type="float">
            <text:p>0.841619908809662</text:p>
          </table:table-cell>
          <table:table-cell table:number-columns-repeated="2"/>
        </table:table-row>
        <table:table-row table:style-name="ro1">
          <table:table-cell office:value-type="float" office:value="0.841921448707581" calcext:value-type="float">
            <text:p>0.841921448707581</text:p>
          </table:table-cell>
          <table:table-cell table:number-columns-repeated="2"/>
        </table:table-row>
        <table:table-row table:style-name="ro1">
          <table:table-cell office:value-type="float" office:value="0.926441013813019" calcext:value-type="float">
            <text:p>0.926441013813019</text:p>
          </table:table-cell>
          <table:table-cell table:number-columns-repeated="2"/>
        </table:table-row>
        <table:table-row table:style-name="ro1">
          <table:table-cell office:value-type="float" office:value="0.843971133232117" calcext:value-type="float">
            <text:p>0.843971133232117</text:p>
          </table:table-cell>
          <table:table-cell table:number-columns-repeated="2"/>
        </table:table-row>
        <table:table-row table:style-name="ro1">
          <table:table-cell office:value-type="float" office:value="0.952665090560913" calcext:value-type="float">
            <text:p>0.952665090560913</text:p>
          </table:table-cell>
          <table:table-cell table:number-columns-repeated="2"/>
        </table:table-row>
        <table:table-row table:style-name="ro1">
          <table:table-cell office:value-type="float" office:value="0.844687640666962" calcext:value-type="float">
            <text:p>0.844687640666962</text:p>
          </table:table-cell>
          <table:table-cell table:number-columns-repeated="2"/>
        </table:table-row>
        <table:table-row table:style-name="ro1">
          <table:table-cell office:value-type="float" office:value="0.957604050636292" calcext:value-type="float">
            <text:p>0.957604050636292</text:p>
          </table:table-cell>
          <table:table-cell table:number-columns-repeated="2"/>
        </table:table-row>
        <table:table-row table:style-name="ro1">
          <table:table-cell office:value-type="float" office:value="0.845816016197205" calcext:value-type="float">
            <text:p>0.845816016197205</text:p>
          </table:table-cell>
          <table:table-cell table:number-columns-repeated="2"/>
        </table:table-row>
        <table:table-row table:style-name="ro1">
          <table:table-cell office:value-type="float" office:value="0.963327467441559" calcext:value-type="float">
            <text:p>0.963327467441559</text:p>
          </table:table-cell>
          <table:table-cell table:number-columns-repeated="2"/>
        </table:table-row>
        <table:table-row table:style-name="ro1">
          <table:table-cell office:value-type="float" office:value="0.846003830432892" calcext:value-type="float">
            <text:p>0.846003830432892</text:p>
          </table:table-cell>
          <table:table-cell table:number-columns-repeated="2"/>
        </table:table-row>
        <table:table-row table:style-name="ro1">
          <table:table-cell office:value-type="float" office:value="0.957704365253448" calcext:value-type="float">
            <text:p>0.957704365253448</text:p>
          </table:table-cell>
          <table:table-cell table:number-columns-repeated="2"/>
        </table:table-row>
        <table:table-row table:style-name="ro1">
          <table:table-cell office:value-type="float" office:value="0.846968293190002" calcext:value-type="float">
            <text:p>0.846968293190002</text:p>
          </table:table-cell>
          <table:table-cell table:number-columns-repeated="2"/>
        </table:table-row>
        <table:table-row table:style-name="ro1">
          <table:table-cell office:value-type="float" office:value="0.94470340013504" calcext:value-type="float">
            <text:p>0.94470340013504</text:p>
          </table:table-cell>
          <table:table-cell table:number-columns-repeated="2"/>
        </table:table-row>
        <table:table-row table:style-name="ro1">
          <table:table-cell office:value-type="float" office:value="0.846324801445007" calcext:value-type="float">
            <text:p>0.846324801445007</text:p>
          </table:table-cell>
          <table:table-cell table:number-columns-repeated="2"/>
        </table:table-row>
        <table:table-row table:style-name="ro1">
          <table:table-cell office:value-type="float" office:value="0.938480138778686" calcext:value-type="float">
            <text:p>0.938480138778686</text:p>
          </table:table-cell>
          <table:table-cell table:number-columns-repeated="2"/>
        </table:table-row>
        <table:table-row table:style-name="ro1">
          <table:table-cell office:value-type="float" office:value="0.845324397087097" calcext:value-type="float">
            <text:p>0.845324397087097</text:p>
          </table:table-cell>
          <table:table-cell table:number-columns-repeated="2"/>
        </table:table-row>
        <table:table-row table:style-name="ro1">
          <table:table-cell office:value-type="float" office:value="0.935727953910827" calcext:value-type="float">
            <text:p>0.935727953910827</text:p>
          </table:table-cell>
          <table:table-cell table:number-columns-repeated="2"/>
        </table:table-row>
        <table:table-row table:style-name="ro1">
          <table:table-cell office:value-type="float" office:value="0.8452388048172" calcext:value-type="float">
            <text:p>0.8452388048172</text:p>
          </table:table-cell>
          <table:table-cell table:number-columns-repeated="2"/>
        </table:table-row>
        <table:table-row table:style-name="ro1">
          <table:table-cell office:value-type="float" office:value="0.937752068042755" calcext:value-type="float">
            <text:p>0.937752068042755</text:p>
          </table:table-cell>
          <table:table-cell table:number-columns-repeated="2"/>
        </table:table-row>
        <table:table-row table:style-name="ro1">
          <table:table-cell office:value-type="float" office:value="0.845339000225067" calcext:value-type="float">
            <text:p>0.845339000225067</text:p>
          </table:table-cell>
          <table:table-cell table:number-columns-repeated="2"/>
        </table:table-row>
        <table:table-row table:style-name="ro1">
          <table:table-cell office:value-type="float" office:value="0.938303053379059" calcext:value-type="float">
            <text:p>0.938303053379059</text:p>
          </table:table-cell>
          <table:table-cell table:number-columns-repeated="2"/>
        </table:table-row>
        <table:table-row table:style-name="ro1">
          <table:table-cell office:value-type="float" office:value="0.847137331962585" calcext:value-type="float">
            <text:p>0.847137331962585</text:p>
          </table:table-cell>
          <table:table-cell table:number-columns-repeated="2"/>
        </table:table-row>
        <table:table-row table:style-name="ro1">
          <table:table-cell office:value-type="float" office:value="0.941446900367737" calcext:value-type="float">
            <text:p>0.941446900367737</text:p>
          </table:table-cell>
          <table:table-cell table:number-columns-repeated="2"/>
        </table:table-row>
        <table:table-row table:style-name="ro1">
          <table:table-cell office:value-type="float" office:value="0.840699315071106" calcext:value-type="float">
            <text:p>0.840699315071106</text:p>
          </table:table-cell>
          <table:table-cell table:number-columns-repeated="2"/>
        </table:table-row>
        <table:table-row table:style-name="ro1">
          <table:table-cell office:value-type="float" office:value="0.941411733627319" calcext:value-type="float">
            <text:p>0.941411733627319</text:p>
          </table:table-cell>
          <table:table-cell table:number-columns-repeated="2"/>
        </table:table-row>
        <table:table-row table:style-name="ro1">
          <table:table-cell office:value-type="float" office:value="0.841903328895569" calcext:value-type="float">
            <text:p>0.841903328895569</text:p>
          </table:table-cell>
          <table:table-cell table:number-columns-repeated="2"/>
        </table:table-row>
        <table:table-row table:style-name="ro1">
          <table:table-cell office:value-type="float" office:value="0.945265591144562" calcext:value-type="float">
            <text:p>0.945265591144562</text:p>
          </table:table-cell>
          <table:table-cell table:number-columns-repeated="2"/>
        </table:table-row>
        <table:table-row table:style-name="ro1">
          <table:table-cell office:value-type="float" office:value="0.840535581111908" calcext:value-type="float">
            <text:p>0.840535581111908</text:p>
          </table:table-cell>
          <table:table-cell table:number-columns-repeated="2"/>
        </table:table-row>
        <table:table-row table:style-name="ro1">
          <table:table-cell office:value-type="float" office:value="0.950253427028656" calcext:value-type="float">
            <text:p>0.950253427028656</text:p>
          </table:table-cell>
          <table:table-cell table:number-columns-repeated="2"/>
        </table:table-row>
        <table:table-row table:style-name="ro1">
          <table:table-cell office:value-type="float" office:value="0.838471293449402" calcext:value-type="float">
            <text:p>0.838471293449402</text:p>
          </table:table-cell>
          <table:table-cell table:number-columns-repeated="2"/>
        </table:table-row>
        <table:table-row table:style-name="ro1">
          <table:table-cell office:value-type="float" office:value="0.943565368652344" calcext:value-type="float">
            <text:p>0.943565368652344</text:p>
          </table:table-cell>
          <table:table-cell table:number-columns-repeated="2"/>
        </table:table-row>
        <table:table-row table:style-name="ro1">
          <table:table-cell office:value-type="float" office:value="0.837590157985687" calcext:value-type="float">
            <text:p>0.837590157985687</text:p>
          </table:table-cell>
          <table:table-cell table:number-columns-repeated="2"/>
        </table:table-row>
        <table:table-row table:style-name="ro1">
          <table:table-cell office:value-type="float" office:value="0.928833067417145" calcext:value-type="float">
            <text:p>0.928833067417145</text:p>
          </table:table-cell>
          <table:table-cell table:number-columns-repeated="2"/>
        </table:table-row>
        <table:table-row table:style-name="ro1">
          <table:table-cell office:value-type="float" office:value="0.837590634822845" calcext:value-type="float">
            <text:p>0.837590634822845</text:p>
          </table:table-cell>
          <table:table-cell table:number-columns-repeated="2"/>
        </table:table-row>
        <table:table-row table:style-name="ro1">
          <table:table-cell office:value-type="float" office:value="0.918813228607178" calcext:value-type="float">
            <text:p>0.918813228607178</text:p>
          </table:table-cell>
          <table:table-cell table:number-columns-repeated="2"/>
        </table:table-row>
        <table:table-row table:style-name="ro1">
          <table:table-cell office:value-type="float" office:value="0.36394065618515" calcext:value-type="float">
            <text:p>0.36394065618515</text:p>
          </table:table-cell>
          <table:table-cell table:number-columns-repeated="2"/>
        </table:table-row>
        <table:table-row table:style-name="ro1">
          <table:table-cell office:value-type="float" office:value="0.832005500793457" calcext:value-type="float">
            <text:p>0.832005500793457</text:p>
          </table:table-cell>
          <table:table-cell table:number-columns-repeated="2"/>
        </table:table-row>
        <table:table-row table:style-name="ro1">
          <table:table-cell office:value-type="float" office:value="0.836215138435364" calcext:value-type="float">
            <text:p>0.836215138435364</text:p>
          </table:table-cell>
          <table:table-cell table:number-columns-repeated="2"/>
        </table:table-row>
        <table:table-row table:style-name="ro1">
          <table:table-cell office:value-type="float" office:value="0.546029031276703" calcext:value-type="float">
            <text:p>0.546029031276703</text:p>
          </table:table-cell>
          <table:table-cell table:number-columns-repeated="2"/>
        </table:table-row>
        <table:table-row table:style-name="ro1">
          <table:table-cell office:value-type="float" office:value="0.837976694107056" calcext:value-type="float">
            <text:p>0.837976694107056</text:p>
          </table:table-cell>
          <table:table-cell table:number-columns-repeated="2"/>
        </table:table-row>
        <table:table-row table:style-name="ro1">
          <table:table-cell office:value-type="float" office:value="0.837044060230255" calcext:value-type="float">
            <text:p>0.837044060230255</text:p>
          </table:table-cell>
          <table:table-cell table:number-columns-repeated="2"/>
        </table:table-row>
        <table:table-row table:style-name="ro1">
          <table:table-cell office:value-type="float" office:value="0.872552573680878" calcext:value-type="float">
            <text:p>0.872552573680878</text:p>
          </table:table-cell>
          <table:table-cell table:number-columns-repeated="2"/>
        </table:table-row>
        <table:table-row table:style-name="ro1">
          <table:table-cell office:value-type="float" office:value="0.835166394710541" calcext:value-type="float">
            <text:p>0.835166394710541</text:p>
          </table:table-cell>
          <table:table-cell table:number-columns-repeated="2"/>
        </table:table-row>
        <table:table-row table:style-name="ro1">
          <table:table-cell office:value-type="float" office:value="0.882632195949554" calcext:value-type="float">
            <text:p>0.882632195949554</text:p>
          </table:table-cell>
          <table:table-cell table:number-columns-repeated="2"/>
        </table:table-row>
        <table:table-row table:style-name="ro1">
          <table:table-cell office:value-type="float" office:value="0.832754909992218" calcext:value-type="float">
            <text:p>0.832754909992218</text:p>
          </table:table-cell>
          <table:table-cell table:number-columns-repeated="2"/>
        </table:table-row>
        <table:table-row table:style-name="ro1">
          <table:table-cell office:value-type="float" office:value="0.891394674777985" calcext:value-type="float">
            <text:p>0.891394674777985</text:p>
          </table:table-cell>
          <table:table-cell table:number-columns-repeated="2"/>
        </table:table-row>
        <table:table-row table:style-name="ro1">
          <table:table-cell office:value-type="float" office:value="0.531294763088226" calcext:value-type="float">
            <text:p>0.531294763088226</text:p>
          </table:table-cell>
          <table:table-cell table:number-columns-repeated="2"/>
        </table:table-row>
        <table:table-row table:style-name="ro1">
          <table:table-cell office:value-type="float" office:value="0.821146786212921" calcext:value-type="float">
            <text:p>0.821146786212921</text:p>
          </table:table-cell>
          <table:table-cell table:number-columns-repeated="2"/>
        </table:table-row>
        <table:table-row table:style-name="ro1">
          <table:table-cell office:value-type="float" office:value="0.818803071975708" calcext:value-type="float">
            <text:p>0.818803071975708</text:p>
          </table:table-cell>
          <table:table-cell table:number-columns-repeated="2"/>
        </table:table-row>
        <table:table-row table:style-name="ro1">
          <table:table-cell office:value-type="float" office:value="0.816500186920166" calcext:value-type="float">
            <text:p>0.816500186920166</text:p>
          </table:table-cell>
          <table:table-cell table:number-columns-repeated="2"/>
        </table:table-row>
        <table:table-row table:style-name="ro1">
          <table:table-cell office:value-type="float" office:value="0.817454040050507" calcext:value-type="float">
            <text:p>0.817454040050507</text:p>
          </table:table-cell>
          <table:table-cell table:number-columns-repeated="2"/>
        </table:table-row>
        <table:table-row table:style-name="ro1">
          <table:table-cell office:value-type="float" office:value="0.816505193710327" calcext:value-type="float">
            <text:p>0.816505193710327</text:p>
          </table:table-cell>
          <table:table-cell table:number-columns-repeated="2"/>
        </table:table-row>
        <table:table-row table:style-name="ro1">
          <table:table-cell office:value-type="float" office:value="0.815187275409699" calcext:value-type="float">
            <text:p>0.815187275409699</text:p>
          </table:table-cell>
          <table:table-cell table:number-columns-repeated="2"/>
        </table:table-row>
        <table:table-row table:style-name="ro1">
          <table:table-cell office:value-type="float" office:value="0.81672203540802" calcext:value-type="float">
            <text:p>0.81672203540802</text:p>
          </table:table-cell>
          <table:table-cell table:number-columns-repeated="2"/>
        </table:table-row>
        <table:table-row table:style-name="ro1">
          <table:table-cell office:value-type="float" office:value="0.815494954586029" calcext:value-type="float">
            <text:p>0.815494954586029</text:p>
          </table:table-cell>
          <table:table-cell table:number-columns-repeated="2"/>
        </table:table-row>
        <table:table-row table:style-name="ro1">
          <table:table-cell office:value-type="float" office:value="0.814657330513001" calcext:value-type="float">
            <text:p>0.814657330513001</text:p>
          </table:table-cell>
          <table:table-cell table:number-columns-repeated="2"/>
        </table:table-row>
        <table:table-row table:style-name="ro1">
          <table:table-cell office:value-type="float" office:value="0.813424110412598" calcext:value-type="float">
            <text:p>0.813424110412598</text:p>
          </table:table-cell>
          <table:table-cell table:number-columns-repeated="2"/>
        </table:table-row>
        <table:table-row table:style-name="ro1">
          <table:table-cell office:value-type="float" office:value="0.817051529884338" calcext:value-type="float">
            <text:p>0.817051529884338</text:p>
          </table:table-cell>
          <table:table-cell table:number-columns-repeated="2"/>
        </table:table-row>
        <table:table-row table:style-name="ro1">
          <table:table-cell office:value-type="float" office:value="0.813682675361633" calcext:value-type="float">
            <text:p>0.813682675361633</text:p>
          </table:table-cell>
          <table:table-cell table:number-columns-repeated="2"/>
        </table:table-row>
        <table:table-row table:style-name="ro1">
          <table:table-cell office:value-type="float" office:value="0.809402525424957" calcext:value-type="float">
            <text:p>0.809402525424957</text:p>
          </table:table-cell>
          <table:table-cell table:number-columns-repeated="2"/>
        </table:table-row>
        <table:table-row table:style-name="ro1">
          <table:table-cell office:value-type="float" office:value="0.807551622390747" calcext:value-type="float">
            <text:p>0.807551622390747</text:p>
          </table:table-cell>
          <table:table-cell table:number-columns-repeated="2"/>
        </table:table-row>
        <table:table-row table:style-name="ro1">
          <table:table-cell office:value-type="float" office:value="0.807938516139984" calcext:value-type="float">
            <text:p>0.807938516139984</text:p>
          </table:table-cell>
          <table:table-cell table:number-columns-repeated="2"/>
        </table:table-row>
        <table:table-row table:style-name="ro1">
          <table:table-cell office:value-type="float" office:value="0.805377900600433" calcext:value-type="float">
            <text:p>0.805377900600433</text:p>
          </table:table-cell>
          <table:table-cell table:number-columns-repeated="2"/>
        </table:table-row>
        <table:table-row table:style-name="ro1">
          <table:table-cell office:value-type="float" office:value="0.806315302848816" calcext:value-type="float">
            <text:p>0.806315302848816</text:p>
          </table:table-cell>
          <table:table-cell table:number-columns-repeated="2"/>
        </table:table-row>
        <table:table-row table:style-name="ro1">
          <table:table-cell office:value-type="float" office:value="0.802913308143616" calcext:value-type="float">
            <text:p>0.802913308143616</text:p>
          </table:table-cell>
          <table:table-cell table:number-columns-repeated="2"/>
        </table:table-row>
        <table:table-row table:style-name="ro1">
          <table:table-cell office:value-type="float" office:value="0.802259981632233" calcext:value-type="float">
            <text:p>0.802259981632233</text:p>
          </table:table-cell>
          <table:table-cell table:number-columns-repeated="2"/>
        </table:table-row>
        <table:table-row table:style-name="ro1">
          <table:table-cell office:value-type="float" office:value="0.801540434360504" calcext:value-type="float">
            <text:p>0.801540434360504</text:p>
          </table:table-cell>
          <table:table-cell table:number-columns-repeated="2"/>
        </table:table-row>
        <table:table-row table:style-name="ro1">
          <table:table-cell office:value-type="float" office:value="0.801008999347687" calcext:value-type="float">
            <text:p>0.801008999347687</text:p>
          </table:table-cell>
          <table:table-cell table:number-columns-repeated="2"/>
        </table:table-row>
        <table:table-row table:style-name="ro1">
          <table:table-cell office:value-type="float" office:value="0.81393301486969" calcext:value-type="float">
            <text:p>0.81393301486969</text:p>
          </table:table-cell>
          <table:table-cell table:number-columns-repeated="2"/>
        </table:table-row>
        <table:table-row table:style-name="ro1">
          <table:table-cell office:value-type="float" office:value="0.821279942989349" calcext:value-type="float">
            <text:p>0.821279942989349</text:p>
          </table:table-cell>
          <table:table-cell table:number-columns-repeated="2"/>
        </table:table-row>
        <table:table-row table:style-name="ro1">
          <table:table-cell office:value-type="float" office:value="0.820947885513306" calcext:value-type="float">
            <text:p>0.820947885513306</text:p>
          </table:table-cell>
          <table:table-cell table:number-columns-repeated="2"/>
        </table:table-row>
        <table:table-row table:style-name="ro1">
          <table:table-cell office:value-type="float" office:value="0.826023399829865" calcext:value-type="float">
            <text:p>0.826023399829865</text:p>
          </table:table-cell>
          <table:table-cell table:number-columns-repeated="2"/>
        </table:table-row>
        <table:table-row table:style-name="ro1">
          <table:table-cell office:value-type="float" office:value="0.824804365634918" calcext:value-type="float">
            <text:p>0.824804365634918</text:p>
          </table:table-cell>
          <table:table-cell table:number-columns-repeated="2"/>
        </table:table-row>
        <table:table-row table:style-name="ro1">
          <table:table-cell office:value-type="float" office:value="0.824932396411896" calcext:value-type="float">
            <text:p>0.824932396411896</text:p>
          </table:table-cell>
          <table:table-cell table:number-columns-repeated="2"/>
        </table:table-row>
        <table:table-row table:style-name="ro1">
          <table:table-cell office:value-type="float" office:value="0.82100248336792" calcext:value-type="float">
            <text:p>0.82100248336792</text:p>
          </table:table-cell>
          <table:table-cell table:number-columns-repeated="2"/>
        </table:table-row>
        <table:table-row table:style-name="ro1">
          <table:table-cell office:value-type="float" office:value="0.821857750415802" calcext:value-type="float">
            <text:p>0.821857750415802</text:p>
          </table:table-cell>
          <table:table-cell table:number-columns-repeated="2"/>
        </table:table-row>
        <table:table-row table:style-name="ro1">
          <table:table-cell office:value-type="float" office:value="0.82127845287323" calcext:value-type="float">
            <text:p>0.82127845287323</text:p>
          </table:table-cell>
          <table:table-cell table:number-columns-repeated="2"/>
        </table:table-row>
        <table:table-row table:style-name="ro1">
          <table:table-cell office:value-type="float" office:value="0.82101446390152" calcext:value-type="float">
            <text:p>0.82101446390152</text:p>
          </table:table-cell>
          <table:table-cell table:number-columns-repeated="2"/>
        </table:table-row>
        <table:table-row table:style-name="ro1">
          <table:table-cell office:value-type="float" office:value="0.821693420410156" calcext:value-type="float">
            <text:p>0.821693420410156</text:p>
          </table:table-cell>
          <table:table-cell table:number-columns-repeated="2"/>
        </table:table-row>
        <table:table-row table:style-name="ro1">
          <table:table-cell office:value-type="float" office:value="0.822386622428894" calcext:value-type="float">
            <text:p>0.822386622428894</text:p>
          </table:table-cell>
          <table:table-cell table:number-columns-repeated="2"/>
        </table:table-row>
        <table:table-row table:style-name="ro1">
          <table:table-cell office:value-type="float" office:value="0.822493076324463" calcext:value-type="float">
            <text:p>0.822493076324463</text:p>
          </table:table-cell>
          <table:table-cell table:number-columns-repeated="2"/>
        </table:table-row>
        <table:table-row table:style-name="ro1">
          <table:table-cell office:value-type="float" office:value="0.8226358294487" calcext:value-type="float">
            <text:p>0.8226358294487</text:p>
          </table:table-cell>
          <table:table-cell table:number-columns-repeated="2"/>
        </table:table-row>
        <table:table-row table:style-name="ro1">
          <table:table-cell office:value-type="float" office:value="0.823126614093781" calcext:value-type="float">
            <text:p>0.823126614093781</text:p>
          </table:table-cell>
          <table:table-cell table:number-columns-repeated="2"/>
        </table:table-row>
        <table:table-row table:style-name="ro1">
          <table:table-cell office:value-type="float" office:value="0.820625245571137" calcext:value-type="float">
            <text:p>0.820625245571137</text:p>
          </table:table-cell>
          <table:table-cell table:number-columns-repeated="2"/>
        </table:table-row>
        <table:table-row table:style-name="ro1">
          <table:table-cell office:value-type="float" office:value="0.820692420005798" calcext:value-type="float">
            <text:p>0.820692420005798</text:p>
          </table:table-cell>
          <table:table-cell table:number-columns-repeated="2"/>
        </table:table-row>
        <table:table-row table:style-name="ro1">
          <table:table-cell office:value-type="float" office:value="0.822891414165497" calcext:value-type="float">
            <text:p>0.822891414165497</text:p>
          </table:table-cell>
          <table:table-cell table:number-columns-repeated="2"/>
        </table:table-row>
        <table:table-row table:style-name="ro1">
          <table:table-cell office:value-type="float" office:value="0.81823080778122" calcext:value-type="float">
            <text:p>0.81823080778122</text:p>
          </table:table-cell>
          <table:table-cell table:number-columns-repeated="2"/>
        </table:table-row>
        <table:table-row table:style-name="ro1">
          <table:table-cell office:value-type="float" office:value="0.819508969783783" calcext:value-type="float">
            <text:p>0.819508969783783</text:p>
          </table:table-cell>
          <table:table-cell table:number-columns-repeated="2"/>
        </table:table-row>
        <table:table-row table:style-name="ro1">
          <table:table-cell office:value-type="float" office:value="0.819725453853607" calcext:value-type="float">
            <text:p>0.819725453853607</text:p>
          </table:table-cell>
          <table:table-cell table:number-columns-repeated="2"/>
        </table:table-row>
        <table:table-row table:style-name="ro1">
          <table:table-cell office:value-type="float" office:value="0.819670677185059" calcext:value-type="float">
            <text:p>0.819670677185059</text:p>
          </table:table-cell>
          <table:table-cell table:number-columns-repeated="2"/>
        </table:table-row>
        <table:table-row table:style-name="ro1">
          <table:table-cell office:value-type="float" office:value="0.819637060165405" calcext:value-type="float">
            <text:p>0.819637060165405</text:p>
          </table:table-cell>
          <table:table-cell table:number-columns-repeated="2"/>
        </table:table-row>
        <table:table-row table:style-name="ro1">
          <table:table-cell office:value-type="float" office:value="0.818975865840912" calcext:value-type="float">
            <text:p>0.818975865840912</text:p>
          </table:table-cell>
          <table:table-cell table:number-columns-repeated="2"/>
        </table:table-row>
        <table:table-row table:style-name="ro1">
          <table:table-cell office:value-type="float" office:value="0.817574501037598" calcext:value-type="float">
            <text:p>0.817574501037598</text:p>
          </table:table-cell>
          <table:table-cell table:number-columns-repeated="2"/>
        </table:table-row>
        <table:table-row table:style-name="ro1">
          <table:table-cell office:value-type="float" office:value="0.817366182804108" calcext:value-type="float">
            <text:p>0.817366182804108</text:p>
          </table:table-cell>
          <table:table-cell table:number-columns-repeated="2"/>
        </table:table-row>
        <table:table-row table:style-name="ro1">
          <table:table-cell office:value-type="float" office:value="0.816947996616364" calcext:value-type="float">
            <text:p>0.816947996616364</text:p>
          </table:table-cell>
          <table:table-cell table:number-columns-repeated="2"/>
        </table:table-row>
        <table:table-row table:style-name="ro1">
          <table:table-cell office:value-type="float" office:value="0.817606031894684" calcext:value-type="float">
            <text:p>0.817606031894684</text:p>
          </table:table-cell>
          <table:table-cell table:number-columns-repeated="2"/>
        </table:table-row>
        <table:table-row table:style-name="ro1">
          <table:table-cell office:value-type="float" office:value="0.817189037799835" calcext:value-type="float">
            <text:p>0.817189037799835</text:p>
          </table:table-cell>
          <table:table-cell table:number-columns-repeated="2"/>
        </table:table-row>
        <table:table-row table:style-name="ro1">
          <table:table-cell office:value-type="float" office:value="0.8160080909729" calcext:value-type="float">
            <text:p>0.8160080909729</text:p>
          </table:table-cell>
          <table:table-cell table:number-columns-repeated="2"/>
        </table:table-row>
        <table:table-row table:style-name="ro1">
          <table:table-cell office:value-type="float" office:value="0.815271139144897" calcext:value-type="float">
            <text:p>0.815271139144897</text:p>
          </table:table-cell>
          <table:table-cell table:number-columns-repeated="2"/>
        </table:table-row>
        <table:table-row table:style-name="ro1">
          <table:table-cell office:value-type="float" office:value="0.81693309545517" calcext:value-type="float">
            <text:p>0.81693309545517</text:p>
          </table:table-cell>
          <table:table-cell table:number-columns-repeated="2"/>
        </table:table-row>
        <table:table-row table:style-name="ro1">
          <table:table-cell office:value-type="float" office:value="0.815552890300751" calcext:value-type="float">
            <text:p>0.815552890300751</text:p>
          </table:table-cell>
          <table:table-cell table:number-columns-repeated="2"/>
        </table:table-row>
        <table:table-row table:style-name="ro1">
          <table:table-cell office:value-type="float" office:value="0.817358374595642" calcext:value-type="float">
            <text:p>0.817358374595642</text:p>
          </table:table-cell>
          <table:table-cell table:number-columns-repeated="2"/>
        </table:table-row>
        <table:table-row table:style-name="ro1">
          <table:table-cell office:value-type="float" office:value="0.816956043243408" calcext:value-type="float">
            <text:p>0.816956043243408</text:p>
          </table:table-cell>
          <table:table-cell table:number-columns-repeated="2"/>
        </table:table-row>
        <table:table-row table:style-name="ro1">
          <table:table-cell office:value-type="float" office:value="0.816782295703888" calcext:value-type="float">
            <text:p>0.816782295703888</text:p>
          </table:table-cell>
          <table:table-cell table:number-columns-repeated="2"/>
        </table:table-row>
        <table:table-row table:style-name="ro1">
          <table:table-cell office:value-type="float" office:value="0.814286291599274" calcext:value-type="float">
            <text:p>0.814286291599274</text:p>
          </table:table-cell>
          <table:table-cell table:number-columns-repeated="2"/>
        </table:table-row>
        <table:table-row table:style-name="ro1">
          <table:table-cell office:value-type="float" office:value="0.814799845218658" calcext:value-type="float">
            <text:p>0.814799845218658</text:p>
          </table:table-cell>
          <table:table-cell table:number-columns-repeated="2"/>
        </table:table-row>
        <table:table-row table:style-name="ro1">
          <table:table-cell office:value-type="float" office:value="0.81504213809967" calcext:value-type="float">
            <text:p>0.81504213809967</text:p>
          </table:table-cell>
          <table:table-cell table:number-columns-repeated="2"/>
        </table:table-row>
        <table:table-row table:style-name="ro1">
          <table:table-cell office:value-type="float" office:value="0.80820220708847" calcext:value-type="float">
            <text:p>0.80820220708847</text:p>
          </table:table-cell>
          <table:table-cell table:number-columns-repeated="2"/>
        </table:table-row>
        <table:table-row table:style-name="ro1">
          <table:table-cell office:value-type="float" office:value="0.807386577129364" calcext:value-type="float">
            <text:p>0.807386577129364</text:p>
          </table:table-cell>
          <table:table-cell table:number-columns-repeated="2"/>
        </table:table-row>
        <table:table-row table:style-name="ro1">
          <table:table-cell office:value-type="float" office:value="0.812298893928528" calcext:value-type="float">
            <text:p>0.812298893928528</text:p>
          </table:table-cell>
          <table:table-cell table:number-columns-repeated="2"/>
        </table:table-row>
        <table:table-row table:style-name="ro1">
          <table:table-cell office:value-type="float" office:value="0.809565186500549" calcext:value-type="float">
            <text:p>0.809565186500549</text:p>
          </table:table-cell>
          <table:table-cell table:number-columns-repeated="2"/>
        </table:table-row>
        <table:table-row table:style-name="ro1">
          <table:table-cell office:value-type="float" office:value="0.812628626823425" calcext:value-type="float">
            <text:p>0.812628626823425</text:p>
          </table:table-cell>
          <table:table-cell table:number-columns-repeated="2"/>
        </table:table-row>
        <table:table-row table:style-name="ro1">
          <table:table-cell office:value-type="float" office:value="0.80975079536438" calcext:value-type="float">
            <text:p>0.80975079536438</text:p>
          </table:table-cell>
          <table:table-cell table:number-columns-repeated="2"/>
        </table:table-row>
        <table:table-row table:style-name="ro1">
          <table:table-cell office:value-type="float" office:value="0.809673249721527" calcext:value-type="float">
            <text:p>0.809673249721527</text:p>
          </table:table-cell>
          <table:table-cell table:number-columns-repeated="2"/>
        </table:table-row>
        <table:table-row table:style-name="ro1">
          <table:table-cell office:value-type="float" office:value="0.809279084205627" calcext:value-type="float">
            <text:p>0.809279084205627</text:p>
          </table:table-cell>
          <table:table-cell table:number-columns-repeated="2"/>
        </table:table-row>
        <table:table-row table:style-name="ro1">
          <table:table-cell office:value-type="float" office:value="0.809125781059265" calcext:value-type="float">
            <text:p>0.809125781059265</text:p>
          </table:table-cell>
          <table:table-cell table:number-columns-repeated="2"/>
        </table:table-row>
        <table:table-row table:style-name="ro1">
          <table:table-cell office:value-type="float" office:value="0.809130489826202" calcext:value-type="float">
            <text:p>0.809130489826202</text:p>
          </table:table-cell>
          <table:table-cell table:number-columns-repeated="2"/>
        </table:table-row>
        <table:table-row table:style-name="ro1">
          <table:table-cell office:value-type="float" office:value="0.809114754199982" calcext:value-type="float">
            <text:p>0.809114754199982</text:p>
          </table:table-cell>
          <table:table-cell table:number-columns-repeated="2"/>
        </table:table-row>
        <table:table-row table:style-name="ro1">
          <table:table-cell office:value-type="float" office:value="0.809104025363922" calcext:value-type="float">
            <text:p>0.809104025363922</text:p>
          </table:table-cell>
          <table:table-cell table:number-columns-repeated="2"/>
        </table:table-row>
        <table:table-row table:style-name="ro1">
          <table:table-cell office:value-type="float" office:value="0.808666527271271" calcext:value-type="float">
            <text:p>0.808666527271271</text:p>
          </table:table-cell>
          <table:table-cell table:number-columns-repeated="2"/>
        </table:table-row>
        <table:table-row table:style-name="ro1">
          <table:table-cell office:value-type="float" office:value="0.807784020900726" calcext:value-type="float">
            <text:p>0.807784020900726</text:p>
          </table:table-cell>
          <table:table-cell table:number-columns-repeated="2"/>
        </table:table-row>
        <table:table-row table:style-name="ro1">
          <table:table-cell office:value-type="float" office:value="0.813492059707642" calcext:value-type="float">
            <text:p>0.813492059707642</text:p>
          </table:table-cell>
          <table:table-cell table:number-columns-repeated="2"/>
        </table:table-row>
        <table:table-row table:style-name="ro1">
          <table:table-cell office:value-type="float" office:value="0.810830950737" calcext:value-type="float">
            <text:p>0.810830950737</text:p>
          </table:table-cell>
          <table:table-cell table:number-columns-repeated="2"/>
        </table:table-row>
        <table:table-row table:style-name="ro1">
          <table:table-cell office:value-type="float" office:value="0.816343784332275" calcext:value-type="float">
            <text:p>0.816343784332275</text:p>
          </table:table-cell>
          <table:table-cell table:number-columns-repeated="2"/>
        </table:table-row>
        <table:table-row table:style-name="ro1">
          <table:table-cell office:value-type="float" office:value="0.815990030765533" calcext:value-type="float">
            <text:p>0.815990030765533</text:p>
          </table:table-cell>
          <table:table-cell table:number-columns-repeated="2"/>
        </table:table-row>
        <table:table-row table:style-name="ro1">
          <table:table-cell office:value-type="float" office:value="0.81579327583313" calcext:value-type="float">
            <text:p>0.81579327583313</text:p>
          </table:table-cell>
          <table:table-cell table:number-columns-repeated="2"/>
        </table:table-row>
        <table:table-row table:style-name="ro1">
          <table:table-cell office:value-type="float" office:value="0.816031634807587" calcext:value-type="float">
            <text:p>0.816031634807587</text:p>
          </table:table-cell>
          <table:table-cell table:number-columns-repeated="2"/>
        </table:table-row>
        <table:table-row table:style-name="ro1">
          <table:table-cell office:value-type="float" office:value="0.815877854824066" calcext:value-type="float">
            <text:p>0.815877854824066</text:p>
          </table:table-cell>
          <table:table-cell table:number-columns-repeated="2"/>
        </table:table-row>
        <table:table-row table:style-name="ro1">
          <table:table-cell office:value-type="float" office:value="0.817362010478973" calcext:value-type="float">
            <text:p>0.817362010478973</text:p>
          </table:table-cell>
          <table:table-cell table:number-columns-repeated="2"/>
        </table:table-row>
        <table:table-row table:style-name="ro1">
          <table:table-cell office:value-type="float" office:value="0.817519664764404" calcext:value-type="float">
            <text:p>0.817519664764404</text:p>
          </table:table-cell>
          <table:table-cell table:number-columns-repeated="2"/>
        </table:table-row>
        <table:table-row table:style-name="ro1">
          <table:table-cell office:value-type="float" office:value="0.817101657390595" calcext:value-type="float">
            <text:p>0.817101657390595</text:p>
          </table:table-cell>
          <table:table-cell table:number-columns-repeated="2"/>
        </table:table-row>
        <table:table-row table:style-name="ro1">
          <table:table-cell office:value-type="float" office:value="0.8130823969841" calcext:value-type="float">
            <text:p>0.8130823969841</text:p>
          </table:table-cell>
          <table:table-cell table:number-columns-repeated="2"/>
        </table:table-row>
        <table:table-row table:style-name="ro1">
          <table:table-cell office:value-type="float" office:value="0.823282301425934" calcext:value-type="float">
            <text:p>0.823282301425934</text:p>
          </table:table-cell>
          <table:table-cell table:number-columns-repeated="2"/>
        </table:table-row>
        <table:table-row table:style-name="ro1">
          <table:table-cell office:value-type="float" office:value="0.824785172939301" calcext:value-type="float">
            <text:p>0.824785172939301</text:p>
          </table:table-cell>
          <table:table-cell table:number-columns-repeated="2"/>
        </table:table-row>
        <table:table-row table:style-name="ro1">
          <table:table-cell office:value-type="float" office:value="0.824009776115418" calcext:value-type="float">
            <text:p>0.824009776115418</text:p>
          </table:table-cell>
          <table:table-cell table:number-columns-repeated="2"/>
        </table:table-row>
        <table:table-row table:style-name="ro1">
          <table:table-cell office:value-type="float" office:value="0.823991239070892" calcext:value-type="float">
            <text:p>0.823991239070892</text:p>
          </table:table-cell>
          <table:table-cell table:number-columns-repeated="2"/>
        </table:table-row>
        <table:table-row table:style-name="ro1">
          <table:table-cell office:value-type="float" office:value="0.823525130748749" calcext:value-type="float">
            <text:p>0.823525130748749</text:p>
          </table:table-cell>
          <table:table-cell table:number-columns-repeated="2"/>
        </table:table-row>
        <table:table-row table:style-name="ro1">
          <table:table-cell office:value-type="float" office:value="0.822830021381378" calcext:value-type="float">
            <text:p>0.822830021381378</text:p>
          </table:table-cell>
          <table:table-cell table:number-columns-repeated="2"/>
        </table:table-row>
        <table:table-row table:style-name="ro1">
          <table:table-cell office:value-type="float" office:value="0.822934925556183" calcext:value-type="float">
            <text:p>0.822934925556183</text:p>
          </table:table-cell>
          <table:table-cell table:number-columns-repeated="2"/>
        </table:table-row>
        <table:table-row table:style-name="ro1">
          <table:table-cell office:value-type="float" office:value="0.823467493057251" calcext:value-type="float">
            <text:p>0.823467493057251</text:p>
          </table:table-cell>
          <table:table-cell table:number-columns-repeated="2"/>
        </table:table-row>
        <table:table-row table:style-name="ro1">
          <table:table-cell office:value-type="float" office:value="0.823095262050629" calcext:value-type="float">
            <text:p>0.823095262050629</text:p>
          </table:table-cell>
          <table:table-cell table:number-columns-repeated="2"/>
        </table:table-row>
        <table:table-row table:style-name="ro1">
          <table:table-cell office:value-type="float" office:value="0.820914566516876" calcext:value-type="float">
            <text:p>0.820914566516876</text:p>
          </table:table-cell>
          <table:table-cell table:number-columns-repeated="2"/>
        </table:table-row>
        <table:table-row table:style-name="ro1">
          <table:table-cell office:value-type="float" office:value="0.822168290615082" calcext:value-type="float">
            <text:p>0.822168290615082</text:p>
          </table:table-cell>
          <table:table-cell table:number-columns-repeated="2"/>
        </table:table-row>
        <table:table-row table:style-name="ro1">
          <table:table-cell office:value-type="float" office:value="0.817114233970642" calcext:value-type="float">
            <text:p>0.817114233970642</text:p>
          </table:table-cell>
          <table:table-cell table:number-columns-repeated="2"/>
        </table:table-row>
        <table:table-row table:style-name="ro1">
          <table:table-cell office:value-type="float" office:value="0.814842641353607" calcext:value-type="float">
            <text:p>0.814842641353607</text:p>
          </table:table-cell>
          <table:table-cell table:number-columns-repeated="2"/>
        </table:table-row>
        <table:table-row table:style-name="ro1">
          <table:table-cell office:value-type="float" office:value="0.81792688369751" calcext:value-type="float">
            <text:p>0.81792688369751</text:p>
          </table:table-cell>
          <table:table-cell table:number-columns-repeated="2"/>
        </table:table-row>
        <table:table-row table:style-name="ro1">
          <table:table-cell office:value-type="float" office:value="0.81600958108902" calcext:value-type="float">
            <text:p>0.81600958108902</text:p>
          </table:table-cell>
          <table:table-cell table:number-columns-repeated="2"/>
        </table:table-row>
        <table:table-row table:style-name="ro1">
          <table:table-cell office:value-type="float" office:value="0.817992031574249" calcext:value-type="float">
            <text:p>0.817992031574249</text:p>
          </table:table-cell>
          <table:table-cell table:number-columns-repeated="2"/>
        </table:table-row>
        <table:table-row table:style-name="ro1">
          <table:table-cell office:value-type="float" office:value="0.81632912158966" calcext:value-type="float">
            <text:p>0.81632912158966</text:p>
          </table:table-cell>
          <table:table-cell table:number-columns-repeated="2"/>
        </table:table-row>
        <table:table-row table:style-name="ro1">
          <table:table-cell office:value-type="float" office:value="0.818143665790558" calcext:value-type="float">
            <text:p>0.818143665790558</text:p>
          </table:table-cell>
          <table:table-cell table:number-columns-repeated="2"/>
        </table:table-row>
        <table:table-row table:style-name="ro1">
          <table:table-cell office:value-type="float" office:value="0.816343605518341" calcext:value-type="float">
            <text:p>0.816343605518341</text:p>
          </table:table-cell>
          <table:table-cell table:number-columns-repeated="2"/>
        </table:table-row>
        <table:table-row table:style-name="ro1">
          <table:table-cell office:value-type="float" office:value="0.250137567520142" calcext:value-type="float">
            <text:p>0.250137567520142</text:p>
          </table:table-cell>
          <table:table-cell table:number-columns-repeated="2"/>
        </table:table-row>
        <table:table-row table:style-name="ro1">
          <table:table-cell office:value-type="float" office:value="0.818600356578827" calcext:value-type="float">
            <text:p>0.818600356578827</text:p>
          </table:table-cell>
          <table:table-cell table:number-columns-repeated="2"/>
        </table:table-row>
        <table:table-row table:style-name="ro1">
          <table:table-cell office:value-type="float" office:value="0.816508293151856" calcext:value-type="float">
            <text:p>0.816508293151856</text:p>
          </table:table-cell>
          <table:table-cell table:number-columns-repeated="2"/>
        </table:table-row>
        <table:table-row table:style-name="ro1">
          <table:table-cell office:value-type="float" office:value="0.818338811397553" calcext:value-type="float">
            <text:p>0.818338811397553</text:p>
          </table:table-cell>
          <table:table-cell table:number-columns-repeated="2"/>
        </table:table-row>
        <table:table-row table:style-name="ro1">
          <table:table-cell office:value-type="float" office:value="0.816501319408417" calcext:value-type="float">
            <text:p>0.816501319408417</text:p>
          </table:table-cell>
          <table:table-cell table:number-columns-repeated="2"/>
        </table:table-row>
        <table:table-row table:style-name="ro1">
          <table:table-cell office:value-type="float" office:value="0.818108379840851" calcext:value-type="float">
            <text:p>0.818108379840851</text:p>
          </table:table-cell>
          <table:table-cell table:number-columns-repeated="2"/>
        </table:table-row>
        <table:table-row table:style-name="ro1">
          <table:table-cell office:value-type="float" office:value="0.816152632236481" calcext:value-type="float">
            <text:p>0.816152632236481</text:p>
          </table:table-cell>
          <table:table-cell table:number-columns-repeated="2"/>
        </table:table-row>
        <table:table-row table:style-name="ro1">
          <table:table-cell office:value-type="float" office:value="0.819486200809479" calcext:value-type="float">
            <text:p>0.819486200809479</text:p>
          </table:table-cell>
          <table:table-cell table:number-columns-repeated="2"/>
        </table:table-row>
        <table:table-row table:style-name="ro1">
          <table:table-cell office:value-type="float" office:value="0.817470669746399" calcext:value-type="float">
            <text:p>0.817470669746399</text:p>
          </table:table-cell>
          <table:table-cell table:number-columns-repeated="2"/>
        </table:table-row>
        <table:table-row table:style-name="ro1">
          <table:table-cell office:value-type="float" office:value="0.819530665874481" calcext:value-type="float">
            <text:p>0.819530665874481</text:p>
          </table:table-cell>
          <table:table-cell table:number-columns-repeated="2"/>
        </table:table-row>
        <table:table-row table:style-name="ro1">
          <table:table-cell office:value-type="float" office:value="0.817399084568024" calcext:value-type="float">
            <text:p>0.817399084568024</text:p>
          </table:table-cell>
          <table:table-cell table:number-columns-repeated="2"/>
        </table:table-row>
        <table:table-row table:style-name="ro1">
          <table:table-cell office:value-type="float" office:value="0.819503545761108" calcext:value-type="float">
            <text:p>0.819503545761108</text:p>
          </table:table-cell>
          <table:table-cell table:number-columns-repeated="2"/>
        </table:table-row>
        <table:table-row table:style-name="ro1">
          <table:table-cell office:value-type="float" office:value="0.817694365978241" calcext:value-type="float">
            <text:p>0.817694365978241</text:p>
          </table:table-cell>
          <table:table-cell table:number-columns-repeated="2"/>
        </table:table-row>
        <table:table-row table:style-name="ro1">
          <table:table-cell office:value-type="float" office:value="0.8195720911026" calcext:value-type="float">
            <text:p>0.8195720911026</text:p>
          </table:table-cell>
          <table:table-cell table:number-columns-repeated="2"/>
        </table:table-row>
        <table:table-row table:style-name="ro1">
          <table:table-cell office:value-type="float" office:value="0.812717497348785" calcext:value-type="float">
            <text:p>0.812717497348785</text:p>
          </table:table-cell>
          <table:table-cell table:number-columns-repeated="2"/>
        </table:table-row>
        <table:table-row table:style-name="ro1">
          <table:table-cell office:value-type="float" office:value="0.816059112548828" calcext:value-type="float">
            <text:p>0.816059112548828</text:p>
          </table:table-cell>
          <table:table-cell table:number-columns-repeated="2"/>
        </table:table-row>
        <table:table-row table:style-name="ro1">
          <table:table-cell office:value-type="float" office:value="0.813283741474152" calcext:value-type="float">
            <text:p>0.813283741474152</text:p>
          </table:table-cell>
          <table:table-cell table:number-columns-repeated="2"/>
        </table:table-row>
        <table:table-row table:style-name="ro1">
          <table:table-cell office:value-type="float" office:value="0.820179522037506" calcext:value-type="float">
            <text:p>0.820179522037506</text:p>
          </table:table-cell>
          <table:table-cell table:number-columns-repeated="2"/>
        </table:table-row>
        <table:table-row table:style-name="ro1">
          <table:table-cell office:value-type="float" office:value="0.81638115644455" calcext:value-type="float">
            <text:p>0.81638115644455</text:p>
          </table:table-cell>
          <table:table-cell table:number-columns-repeated="2"/>
        </table:table-row>
        <table:table-row table:style-name="ro1">
          <table:table-cell office:value-type="float" office:value="0.81700325012207" calcext:value-type="float">
            <text:p>0.81700325012207</text:p>
          </table:table-cell>
          <table:table-cell table:number-columns-repeated="2"/>
        </table:table-row>
        <table:table-row table:style-name="ro1">
          <table:table-cell office:value-type="float" office:value="0.816290497779846" calcext:value-type="float">
            <text:p>0.816290497779846</text:p>
          </table:table-cell>
          <table:table-cell table:number-columns-repeated="2"/>
        </table:table-row>
        <table:table-row table:style-name="ro1">
          <table:table-cell office:value-type="float" office:value="0.817082107067108" calcext:value-type="float">
            <text:p>0.817082107067108</text:p>
          </table:table-cell>
          <table:table-cell table:number-columns-repeated="2"/>
        </table:table-row>
        <table:table-row table:style-name="ro1">
          <table:table-cell office:value-type="float" office:value="0.815320253372192" calcext:value-type="float">
            <text:p>0.815320253372192</text:p>
          </table:table-cell>
          <table:table-cell table:number-columns-repeated="2"/>
        </table:table-row>
        <table:table-row table:style-name="ro1">
          <table:table-cell office:value-type="float" office:value="0.815837502479553" calcext:value-type="float">
            <text:p>0.815837502479553</text:p>
          </table:table-cell>
          <table:table-cell table:number-columns-repeated="2"/>
        </table:table-row>
        <table:table-row table:style-name="ro1">
          <table:table-cell office:value-type="float" office:value="0.816378355026245" calcext:value-type="float">
            <text:p>0.816378355026245</text:p>
          </table:table-cell>
          <table:table-cell table:number-columns-repeated="2"/>
        </table:table-row>
        <table:table-row table:style-name="ro1">
          <table:table-cell office:value-type="float" office:value="0.816127777099609" calcext:value-type="float">
            <text:p>0.816127777099609</text:p>
          </table:table-cell>
          <table:table-cell table:number-columns-repeated="2"/>
        </table:table-row>
        <table:table-row table:style-name="ro1">
          <table:table-cell office:value-type="float" office:value="0.814837336540222" calcext:value-type="float">
            <text:p>0.814837336540222</text:p>
          </table:table-cell>
          <table:table-cell table:number-columns-repeated="2"/>
        </table:table-row>
        <table:table-row table:style-name="ro1">
          <table:table-cell office:value-type="float" office:value="0.816130042076111" calcext:value-type="float">
            <text:p>0.816130042076111</text:p>
          </table:table-cell>
          <table:table-cell table:number-columns-repeated="2"/>
        </table:table-row>
        <table:table-row table:style-name="ro1">
          <table:table-cell office:value-type="float" office:value="0.815137922763824" calcext:value-type="float">
            <text:p>0.815137922763824</text:p>
          </table:table-cell>
          <table:table-cell table:number-columns-repeated="2"/>
        </table:table-row>
        <table:table-row table:style-name="ro1">
          <table:table-cell office:value-type="float" office:value="0.813354671001434" calcext:value-type="float">
            <text:p>0.813354671001434</text:p>
          </table:table-cell>
          <table:table-cell table:number-columns-repeated="2"/>
        </table:table-row>
        <table:table-row table:style-name="ro1">
          <table:table-cell office:value-type="float" office:value="0.81397420167923" calcext:value-type="float">
            <text:p>0.81397420167923</text:p>
          </table:table-cell>
          <table:table-cell table:number-columns-repeated="2"/>
        </table:table-row>
        <table:table-row table:style-name="ro1">
          <table:table-cell office:value-type="float" office:value="0.813742816448212" calcext:value-type="float">
            <text:p>0.813742816448212</text:p>
          </table:table-cell>
          <table:table-cell table:number-columns-repeated="2"/>
        </table:table-row>
        <table:table-row table:style-name="ro1">
          <table:table-cell office:value-type="float" office:value="0.813733875751495" calcext:value-type="float">
            <text:p>0.813733875751495</text:p>
          </table:table-cell>
          <table:table-cell table:number-columns-repeated="2"/>
        </table:table-row>
        <table:table-row table:style-name="ro1">
          <table:table-cell office:value-type="float" office:value="0.813540101051331" calcext:value-type="float">
            <text:p>0.813540101051331</text:p>
          </table:table-cell>
          <table:table-cell table:number-columns-repeated="2"/>
        </table:table-row>
        <table:table-row table:style-name="ro1">
          <table:table-cell office:value-type="float" office:value="0.81257575750351" calcext:value-type="float">
            <text:p>0.81257575750351</text:p>
          </table:table-cell>
          <table:table-cell table:number-columns-repeated="2"/>
        </table:table-row>
        <table:table-row table:style-name="ro1">
          <table:table-cell office:value-type="float" office:value="0.813546001911163" calcext:value-type="float">
            <text:p>0.813546001911163</text:p>
          </table:table-cell>
          <table:table-cell table:number-columns-repeated="2"/>
        </table:table-row>
        <table:table-row table:style-name="ro1">
          <table:table-cell office:value-type="float" office:value="0.813633620738983" calcext:value-type="float">
            <text:p>0.813633620738983</text:p>
          </table:table-cell>
          <table:table-cell table:number-columns-repeated="2"/>
        </table:table-row>
        <table:table-row table:style-name="ro1">
          <table:table-cell office:value-type="float" office:value="0.813387215137482" calcext:value-type="float">
            <text:p>0.813387215137482</text:p>
          </table:table-cell>
          <table:table-cell table:number-columns-repeated="2"/>
        </table:table-row>
        <table:table-row table:style-name="ro1">
          <table:table-cell office:value-type="float" office:value="0.813331782817841" calcext:value-type="float">
            <text:p>0.813331782817841</text:p>
          </table:table-cell>
          <table:table-cell table:number-columns-repeated="2"/>
        </table:table-row>
        <table:table-row table:style-name="ro1">
          <table:table-cell office:value-type="float" office:value="0.812940955162048" calcext:value-type="float">
            <text:p>0.812940955162048</text:p>
          </table:table-cell>
          <table:table-cell table:number-columns-repeated="2"/>
        </table:table-row>
        <table:table-row table:style-name="ro1">
          <table:table-cell office:value-type="float" office:value="0.812983870506287" calcext:value-type="float">
            <text:p>0.812983870506287</text:p>
          </table:table-cell>
          <table:table-cell table:number-columns-repeated="2"/>
        </table:table-row>
        <table:table-row table:style-name="ro1">
          <table:table-cell office:value-type="float" office:value="0.81419038772583" calcext:value-type="float">
            <text:p>0.81419038772583</text:p>
          </table:table-cell>
          <table:table-cell table:number-columns-repeated="2"/>
        </table:table-row>
        <table:table-row table:style-name="ro1">
          <table:table-cell office:value-type="float" office:value="0.812832951545715" calcext:value-type="float">
            <text:p>0.812832951545715</text:p>
          </table:table-cell>
          <table:table-cell table:number-columns-repeated="2"/>
        </table:table-row>
        <table:table-row table:style-name="ro1">
          <table:table-cell office:value-type="float" office:value="0.815586686134338" calcext:value-type="float">
            <text:p>0.815586686134338</text:p>
          </table:table-cell>
          <table:table-cell table:number-columns-repeated="2"/>
        </table:table-row>
        <table:table-row table:style-name="ro1">
          <table:table-cell office:value-type="float" office:value="0.815829813480377" calcext:value-type="float">
            <text:p>0.815829813480377</text:p>
          </table:table-cell>
          <table:table-cell table:number-columns-repeated="2"/>
        </table:table-row>
        <table:table-row table:style-name="ro1">
          <table:table-cell office:value-type="float" office:value="0.816217422485352" calcext:value-type="float">
            <text:p>0.816217422485352</text:p>
          </table:table-cell>
          <table:table-cell table:number-columns-repeated="2"/>
        </table:table-row>
        <table:table-row table:style-name="ro1">
          <table:table-cell office:value-type="float" office:value="0.816199421882629" calcext:value-type="float">
            <text:p>0.816199421882629</text:p>
          </table:table-cell>
          <table:table-cell table:number-columns-repeated="2"/>
        </table:table-row>
        <table:table-row table:style-name="ro1">
          <table:table-cell office:value-type="float" office:value="0.818892180919647" calcext:value-type="float">
            <text:p>0.818892180919647</text:p>
          </table:table-cell>
          <table:table-cell table:number-columns-repeated="2"/>
        </table:table-row>
        <table:table-row table:style-name="ro1">
          <table:table-cell office:value-type="float" office:value="0.816286265850067" calcext:value-type="float">
            <text:p>0.816286265850067</text:p>
          </table:table-cell>
          <table:table-cell table:number-columns-repeated="2"/>
        </table:table-row>
        <table:table-row table:style-name="ro1">
          <table:table-cell office:value-type="float" office:value="0.815267443656921" calcext:value-type="float">
            <text:p>0.815267443656921</text:p>
          </table:table-cell>
          <table:table-cell table:number-columns-repeated="2"/>
        </table:table-row>
        <table:table-row table:style-name="ro1">
          <table:table-cell office:value-type="float" office:value="0.814752161502838" calcext:value-type="float">
            <text:p>0.814752161502838</text:p>
          </table:table-cell>
          <table:table-cell table:number-columns-repeated="2"/>
        </table:table-row>
        <table:table-row table:style-name="ro1">
          <table:table-cell office:value-type="float" office:value="0.81558233499527" calcext:value-type="float">
            <text:p>0.81558233499527</text:p>
          </table:table-cell>
          <table:table-cell table:number-columns-repeated="2"/>
        </table:table-row>
        <table:table-row table:style-name="ro1">
          <table:table-cell office:value-type="float" office:value="0.81649786233902" calcext:value-type="float">
            <text:p>0.81649786233902</text:p>
          </table:table-cell>
          <table:table-cell table:number-columns-repeated="2"/>
        </table:table-row>
        <table:table-row table:style-name="ro1">
          <table:table-cell office:value-type="float" office:value="0.810625612735748" calcext:value-type="float">
            <text:p>0.810625612735748</text:p>
          </table:table-cell>
          <table:table-cell table:number-columns-repeated="2"/>
        </table:table-row>
        <table:table-row table:style-name="ro1">
          <table:table-cell office:value-type="float" office:value="0.809987723827362" calcext:value-type="float">
            <text:p>0.809987723827362</text:p>
          </table:table-cell>
          <table:table-cell table:number-columns-repeated="2"/>
        </table:table-row>
        <table:table-row table:style-name="ro1">
          <table:table-cell office:value-type="float" office:value="0.810219049453735" calcext:value-type="float">
            <text:p>0.810219049453735</text:p>
          </table:table-cell>
          <table:table-cell table:number-columns-repeated="2"/>
        </table:table-row>
        <table:table-row table:style-name="ro1">
          <table:table-cell office:value-type="float" office:value="0.809656918048858" calcext:value-type="float">
            <text:p>0.809656918048858</text:p>
          </table:table-cell>
          <table:table-cell table:number-columns-repeated="2"/>
        </table:table-row>
        <table:table-row table:style-name="ro1">
          <table:table-cell office:value-type="float" office:value="0.809608817100525" calcext:value-type="float">
            <text:p>0.809608817100525</text:p>
          </table:table-cell>
          <table:table-cell table:number-columns-repeated="2"/>
        </table:table-row>
        <table:table-row table:style-name="ro1">
          <table:table-cell office:value-type="float" office:value="0.808996438980102" calcext:value-type="float">
            <text:p>0.808996438980102</text:p>
          </table:table-cell>
          <table:table-cell table:number-columns-repeated="2"/>
        </table:table-row>
        <table:table-row table:style-name="ro1">
          <table:table-cell office:value-type="float" office:value="0.809860169887543" calcext:value-type="float">
            <text:p>0.809860169887543</text:p>
          </table:table-cell>
          <table:table-cell table:number-columns-repeated="2"/>
        </table:table-row>
        <table:table-row table:style-name="ro1">
          <table:table-cell office:value-type="float" office:value="0.808185636997223" calcext:value-type="float">
            <text:p>0.808185636997223</text:p>
          </table:table-cell>
          <table:table-cell table:number-columns-repeated="2"/>
        </table:table-row>
        <table:table-row table:style-name="ro1">
          <table:table-cell office:value-type="float" office:value="0.808390378952026" calcext:value-type="float">
            <text:p>0.808390378952026</text:p>
          </table:table-cell>
          <table:table-cell table:number-columns-repeated="2"/>
        </table:table-row>
        <table:table-row table:style-name="ro1">
          <table:table-cell office:value-type="float" office:value="0.808584928512573" calcext:value-type="float">
            <text:p>0.808584928512573</text:p>
          </table:table-cell>
          <table:table-cell table:number-columns-repeated="2"/>
        </table:table-row>
        <table:table-row table:style-name="ro1">
          <table:table-cell office:value-type="float" office:value="0.807979285717011" calcext:value-type="float">
            <text:p>0.807979285717011</text:p>
          </table:table-cell>
          <table:table-cell table:number-columns-repeated="2"/>
        </table:table-row>
        <table:table-row table:style-name="ro1">
          <table:table-cell office:value-type="float" office:value="0.806058168411255" calcext:value-type="float">
            <text:p>0.806058168411255</text:p>
          </table:table-cell>
          <table:table-cell table:number-columns-repeated="2"/>
        </table:table-row>
        <table:table-row table:style-name="ro1">
          <table:table-cell office:value-type="float" office:value="0.807589471340179" calcext:value-type="float">
            <text:p>0.807589471340179</text:p>
          </table:table-cell>
          <table:table-cell table:number-columns-repeated="2"/>
        </table:table-row>
        <table:table-row table:style-name="ro1">
          <table:table-cell office:value-type="float" office:value="0.807115316390991" calcext:value-type="float">
            <text:p>0.807115316390991</text:p>
          </table:table-cell>
          <table:table-cell table:number-columns-repeated="2"/>
        </table:table-row>
        <table:table-row table:style-name="ro1">
          <table:table-cell office:value-type="float" office:value="0.808064699172974" calcext:value-type="float">
            <text:p>0.808064699172974</text:p>
          </table:table-cell>
          <table:table-cell table:number-columns-repeated="2"/>
        </table:table-row>
        <table:table-row table:style-name="ro1">
          <table:table-cell office:value-type="float" office:value="0.807012319564819" calcext:value-type="float">
            <text:p>0.807012319564819</text:p>
          </table:table-cell>
          <table:table-cell table:number-columns-repeated="2"/>
        </table:table-row>
        <table:table-row table:style-name="ro1">
          <table:table-cell office:value-type="float" office:value="0.809496462345123" calcext:value-type="float">
            <text:p>0.809496462345123</text:p>
          </table:table-cell>
          <table:table-cell table:number-columns-repeated="2"/>
        </table:table-row>
        <table:table-row table:style-name="ro1">
          <table:table-cell office:value-type="float" office:value="0.809628009796143" calcext:value-type="float">
            <text:p>0.809628009796143</text:p>
          </table:table-cell>
          <table:table-cell table:number-columns-repeated="2"/>
        </table:table-row>
        <table:table-row table:style-name="ro1">
          <table:table-cell office:value-type="float" office:value="0.809784531593323" calcext:value-type="float">
            <text:p>0.809784531593323</text:p>
          </table:table-cell>
          <table:table-cell table:number-columns-repeated="2"/>
        </table:table-row>
        <table:table-row table:style-name="ro1">
          <table:table-cell office:value-type="float" office:value="0.809442639350891" calcext:value-type="float">
            <text:p>0.809442639350891</text:p>
          </table:table-cell>
          <table:table-cell table:number-columns-repeated="2"/>
        </table:table-row>
        <table:table-row table:style-name="ro1">
          <table:table-cell office:value-type="float" office:value="0.810911059379578" calcext:value-type="float">
            <text:p>0.810911059379578</text:p>
          </table:table-cell>
          <table:table-cell table:number-columns-repeated="2"/>
        </table:table-row>
        <table:table-row table:style-name="ro1">
          <table:table-cell office:value-type="float" office:value="0.810783982276917" calcext:value-type="float">
            <text:p>0.810783982276917</text:p>
          </table:table-cell>
          <table:table-cell table:number-columns-repeated="2"/>
        </table:table-row>
        <table:table-row table:style-name="ro1">
          <table:table-cell office:value-type="float" office:value="0.810965538024902" calcext:value-type="float">
            <text:p>0.810965538024902</text:p>
          </table:table-cell>
          <table:table-cell table:number-columns-repeated="2"/>
        </table:table-row>
        <table:table-row table:style-name="ro1">
          <table:table-cell office:value-type="float" office:value="0.810598433017731" calcext:value-type="float">
            <text:p>0.810598433017731</text:p>
          </table:table-cell>
          <table:table-cell table:number-columns-repeated="2"/>
        </table:table-row>
        <table:table-row table:style-name="ro1">
          <table:table-cell office:value-type="float" office:value="0.80922269821167" calcext:value-type="float">
            <text:p>0.80922269821167</text:p>
          </table:table-cell>
          <table:table-cell table:number-columns-repeated="2"/>
        </table:table-row>
        <table:table-row table:style-name="ro1">
          <table:table-cell office:value-type="float" office:value="0.807346880435944" calcext:value-type="float">
            <text:p>0.807346880435944</text:p>
          </table:table-cell>
          <table:table-cell table:number-columns-repeated="2"/>
        </table:table-row>
        <table:table-row table:style-name="ro1">
          <table:table-cell office:value-type="float" office:value="0.809343039989471" calcext:value-type="float">
            <text:p>0.809343039989471</text:p>
          </table:table-cell>
          <table:table-cell table:number-columns-repeated="2"/>
        </table:table-row>
        <table:table-row table:style-name="ro1">
          <table:table-cell office:value-type="float" office:value="0.810254991054535" calcext:value-type="float">
            <text:p>0.810254991054535</text:p>
          </table:table-cell>
          <table:table-cell table:number-columns-repeated="2"/>
        </table:table-row>
        <table:table-row table:style-name="ro1">
          <table:table-cell office:value-type="float" office:value="0.809666574001312" calcext:value-type="float">
            <text:p>0.809666574001312</text:p>
          </table:table-cell>
          <table:table-cell table:number-columns-repeated="2"/>
        </table:table-row>
        <table:table-row table:style-name="ro1">
          <table:table-cell office:value-type="float" office:value="0.80809736251831" calcext:value-type="float">
            <text:p>0.80809736251831</text:p>
          </table:table-cell>
          <table:table-cell table:number-columns-repeated="2"/>
        </table:table-row>
        <table:table-row table:style-name="ro1">
          <table:table-cell office:value-type="float" office:value="0.809067606925964" calcext:value-type="float">
            <text:p>0.809067606925964</text:p>
          </table:table-cell>
          <table:table-cell table:number-columns-repeated="2"/>
        </table:table-row>
        <table:table-row table:style-name="ro1">
          <table:table-cell office:value-type="float" office:value="0.808574616909027" calcext:value-type="float">
            <text:p>0.808574616909027</text:p>
          </table:table-cell>
          <table:table-cell table:number-columns-repeated="2"/>
        </table:table-row>
        <table:table-row table:style-name="ro1">
          <table:table-cell office:value-type="float" office:value="0.809084355831146" calcext:value-type="float">
            <text:p>0.809084355831146</text:p>
          </table:table-cell>
          <table:table-cell table:number-columns-repeated="2"/>
        </table:table-row>
        <table:table-row table:style-name="ro1">
          <table:table-cell office:value-type="float" office:value="0.809987902641296" calcext:value-type="float">
            <text:p>0.809987902641296</text:p>
          </table:table-cell>
          <table:table-cell table:number-columns-repeated="2"/>
        </table:table-row>
        <table:table-row table:style-name="ro1">
          <table:table-cell office:value-type="float" office:value="0.80971896648407" calcext:value-type="float">
            <text:p>0.80971896648407</text:p>
          </table:table-cell>
          <table:table-cell table:number-columns-repeated="2"/>
        </table:table-row>
        <table:table-row table:style-name="ro1">
          <table:table-cell office:value-type="float" office:value="0.810689151287079" calcext:value-type="float">
            <text:p>0.810689151287079</text:p>
          </table:table-cell>
          <table:table-cell table:number-columns-repeated="2"/>
        </table:table-row>
        <table:table-row table:style-name="ro1">
          <table:table-cell office:value-type="float" office:value="0.819142460823059" calcext:value-type="float">
            <text:p>0.819142460823059</text:p>
          </table:table-cell>
          <table:table-cell table:number-columns-repeated="2"/>
        </table:table-row>
        <table:table-row table:style-name="ro1">
          <table:table-cell office:value-type="float" office:value="0.819432854652405" calcext:value-type="float">
            <text:p>0.819432854652405</text:p>
          </table:table-cell>
          <table:table-cell table:number-columns-repeated="2"/>
        </table:table-row>
        <table:table-row table:style-name="ro1">
          <table:table-cell office:value-type="float" office:value="0.819837331771851" calcext:value-type="float">
            <text:p>0.819837331771851</text:p>
          </table:table-cell>
          <table:table-cell table:number-columns-repeated="2"/>
        </table:table-row>
        <table:table-row table:style-name="ro1">
          <table:table-cell office:value-type="float" office:value="0.820252537727356" calcext:value-type="float">
            <text:p>0.820252537727356</text:p>
          </table:table-cell>
          <table:table-cell table:number-columns-repeated="2"/>
        </table:table-row>
        <table:table-row table:style-name="ro1">
          <table:table-cell office:value-type="float" office:value="0.820470631122589" calcext:value-type="float">
            <text:p>0.820470631122589</text:p>
          </table:table-cell>
          <table:table-cell table:number-columns-repeated="2"/>
        </table:table-row>
        <table:table-row table:style-name="ro1">
          <table:table-cell office:value-type="float" office:value="0.820697128772736" calcext:value-type="float">
            <text:p>0.820697128772736</text:p>
          </table:table-cell>
          <table:table-cell table:number-columns-repeated="2"/>
        </table:table-row>
        <table:table-row table:style-name="ro1">
          <table:table-cell office:value-type="float" office:value="0.820492267608643" calcext:value-type="float">
            <text:p>0.820492267608643</text:p>
          </table:table-cell>
          <table:table-cell table:number-columns-repeated="2"/>
        </table:table-row>
        <table:table-row table:style-name="ro1">
          <table:table-cell office:value-type="float" office:value="0.820888102054596" calcext:value-type="float">
            <text:p>0.820888102054596</text:p>
          </table:table-cell>
          <table:table-cell table:number-columns-repeated="2"/>
        </table:table-row>
        <table:table-row table:style-name="ro1">
          <table:table-cell office:value-type="float" office:value="0.820809125900269" calcext:value-type="float">
            <text:p>0.820809125900269</text:p>
          </table:table-cell>
          <table:table-cell table:number-columns-repeated="2"/>
        </table:table-row>
        <table:table-row table:style-name="ro1">
          <table:table-cell office:value-type="float" office:value="0.820754826068878" calcext:value-type="float">
            <text:p>0.820754826068878</text:p>
          </table:table-cell>
          <table:table-cell table:number-columns-repeated="2"/>
        </table:table-row>
        <table:table-row table:style-name="ro1">
          <table:table-cell office:value-type="float" office:value="0.820562064647675" calcext:value-type="float">
            <text:p>0.820562064647675</text:p>
          </table:table-cell>
          <table:table-cell table:number-columns-repeated="2"/>
        </table:table-row>
        <table:table-row table:style-name="ro1">
          <table:table-cell office:value-type="float" office:value="0.820893287658691" calcext:value-type="float">
            <text:p>0.820893287658691</text:p>
          </table:table-cell>
          <table:table-cell table:number-columns-repeated="2"/>
        </table:table-row>
        <table:table-row table:style-name="ro1">
          <table:table-cell office:value-type="float" office:value="0.816421866416931" calcext:value-type="float">
            <text:p>0.816421866416931</text:p>
          </table:table-cell>
          <table:table-cell table:number-columns-repeated="2"/>
        </table:table-row>
        <table:table-row table:style-name="ro1">
          <table:table-cell office:value-type="float" office:value="0.81616747379303" calcext:value-type="float">
            <text:p>0.81616747379303</text:p>
          </table:table-cell>
          <table:table-cell table:number-columns-repeated="2"/>
        </table:table-row>
        <table:table-row table:style-name="ro1">
          <table:table-cell office:value-type="float" office:value="0.815855741500855" calcext:value-type="float">
            <text:p>0.815855741500855</text:p>
          </table:table-cell>
          <table:table-cell table:number-columns-repeated="2"/>
        </table:table-row>
        <table:table-row table:style-name="ro1">
          <table:table-cell office:value-type="float" office:value="0.815701544284821" calcext:value-type="float">
            <text:p>0.815701544284821</text:p>
          </table:table-cell>
          <table:table-cell table:number-columns-repeated="2"/>
        </table:table-row>
        <table:table-row table:style-name="ro1">
          <table:table-cell office:value-type="float" office:value="0.815585672855377" calcext:value-type="float">
            <text:p>0.815585672855377</text:p>
          </table:table-cell>
          <table:table-cell table:number-columns-repeated="2"/>
        </table:table-row>
        <table:table-row table:style-name="ro1">
          <table:table-cell office:value-type="float" office:value="0.815440952777862" calcext:value-type="float">
            <text:p>0.815440952777862</text:p>
          </table:table-cell>
          <table:table-cell table:number-columns-repeated="2"/>
        </table:table-row>
        <table:table-row table:style-name="ro1">
          <table:table-cell office:value-type="float" office:value="0.815248727798462" calcext:value-type="float">
            <text:p>0.815248727798462</text:p>
          </table:table-cell>
          <table:table-cell table:number-columns-repeated="2"/>
        </table:table-row>
        <table:table-row table:style-name="ro1">
          <table:table-cell office:value-type="float" office:value="0.815672874450684" calcext:value-type="float">
            <text:p>0.815672874450684</text:p>
          </table:table-cell>
          <table:table-cell table:number-columns-repeated="2"/>
        </table:table-row>
        <table:table-row table:style-name="ro1">
          <table:table-cell office:value-type="float" office:value="0.815984010696411" calcext:value-type="float">
            <text:p>0.815984010696411</text:p>
          </table:table-cell>
          <table:table-cell table:number-columns-repeated="2"/>
        </table:table-row>
        <table:table-row table:style-name="ro1">
          <table:table-cell office:value-type="float" office:value="0.817679107189178" calcext:value-type="float">
            <text:p>0.817679107189178</text:p>
          </table:table-cell>
          <table:table-cell table:number-columns-repeated="2"/>
        </table:table-row>
        <table:table-row table:style-name="ro1">
          <table:table-cell office:value-type="float" office:value="0.81891131401062" calcext:value-type="float">
            <text:p>0.81891131401062</text:p>
          </table:table-cell>
          <table:table-cell table:number-columns-repeated="2"/>
        </table:table-row>
        <table:table-row table:style-name="ro1">
          <table:table-cell office:value-type="float" office:value="0.819784343242645" calcext:value-type="float">
            <text:p>0.819784343242645</text:p>
          </table:table-cell>
          <table:table-cell table:number-columns-repeated="2"/>
        </table:table-row>
        <table:table-row table:style-name="ro1">
          <table:table-cell office:value-type="float" office:value="0.812056183815002" calcext:value-type="float">
            <text:p>0.812056183815002</text:p>
          </table:table-cell>
          <table:table-cell table:number-columns-repeated="2"/>
        </table:table-row>
        <table:table-row table:style-name="ro1">
          <table:table-cell office:value-type="float" office:value="0.811350524425507" calcext:value-type="float">
            <text:p>0.811350524425507</text:p>
          </table:table-cell>
          <table:table-cell table:number-columns-repeated="2"/>
        </table:table-row>
        <table:table-row table:style-name="ro1">
          <table:table-cell office:value-type="float" office:value="0.811738610267639" calcext:value-type="float">
            <text:p>0.811738610267639</text:p>
          </table:table-cell>
          <table:table-cell table:number-columns-repeated="2"/>
        </table:table-row>
        <table:table-row table:style-name="ro1">
          <table:table-cell office:value-type="float" office:value="0.811375617980957" calcext:value-type="float">
            <text:p>0.811375617980957</text:p>
          </table:table-cell>
          <table:table-cell table:number-columns-repeated="2"/>
        </table:table-row>
        <table:table-row table:style-name="ro1">
          <table:table-cell office:value-type="float" office:value="0.812420189380646" calcext:value-type="float">
            <text:p>0.812420189380646</text:p>
          </table:table-cell>
          <table:table-cell table:number-columns-repeated="2"/>
        </table:table-row>
        <table:table-row table:style-name="ro1">
          <table:table-cell office:value-type="float" office:value="0.811560153961181" calcext:value-type="float">
            <text:p>0.811560153961181</text:p>
          </table:table-cell>
          <table:table-cell table:number-columns-repeated="2"/>
        </table:table-row>
        <table:table-row table:style-name="ro1">
          <table:table-cell office:value-type="float" office:value="0.811652302742004" calcext:value-type="float">
            <text:p>0.811652302742004</text:p>
          </table:table-cell>
          <table:table-cell table:number-columns-repeated="2"/>
        </table:table-row>
        <table:table-row table:style-name="ro1">
          <table:table-cell office:value-type="float" office:value="0.811768651008606" calcext:value-type="float">
            <text:p>0.811768651008606</text:p>
          </table:table-cell>
          <table:table-cell table:number-columns-repeated="2"/>
        </table:table-row>
        <table:table-row table:style-name="ro1">
          <table:table-cell office:value-type="float" office:value="0.812679409980774" calcext:value-type="float">
            <text:p>0.812679409980774</text:p>
          </table:table-cell>
          <table:table-cell table:number-columns-repeated="2"/>
        </table:table-row>
        <table:table-row table:style-name="ro1">
          <table:table-cell office:value-type="float" office:value="0.812378823757172" calcext:value-type="float">
            <text:p>0.812378823757172</text:p>
          </table:table-cell>
          <table:table-cell table:number-columns-repeated="2"/>
        </table:table-row>
        <table:table-row table:style-name="ro1">
          <table:table-cell office:value-type="float" office:value="0.81231153011322" calcext:value-type="float">
            <text:p>0.81231153011322</text:p>
          </table:table-cell>
          <table:table-cell table:number-columns-repeated="2"/>
        </table:table-row>
        <table:table-row table:style-name="ro1">
          <table:table-cell office:value-type="float" office:value="0.812493562698364" calcext:value-type="float">
            <text:p>0.812493562698364</text:p>
          </table:table-cell>
          <table:table-cell table:number-columns-repeated="2"/>
        </table:table-row>
        <table:table-row table:style-name="ro1">
          <table:table-cell office:value-type="float" office:value="0.810552060604095" calcext:value-type="float">
            <text:p>0.810552060604095</text:p>
          </table:table-cell>
          <table:table-cell table:number-columns-repeated="2"/>
        </table:table-row>
        <table:table-row table:style-name="ro1">
          <table:table-cell office:value-type="float" office:value="0.809876263141632" calcext:value-type="float">
            <text:p>0.809876263141632</text:p>
          </table:table-cell>
          <table:table-cell table:number-columns-repeated="2"/>
        </table:table-row>
        <table:table-row table:style-name="ro1">
          <table:table-cell office:value-type="float" office:value="0.810958862304688" calcext:value-type="float">
            <text:p>0.810958862304688</text:p>
          </table:table-cell>
          <table:table-cell table:number-columns-repeated="2"/>
        </table:table-row>
        <table:table-row table:style-name="ro1">
          <table:table-cell office:value-type="float" office:value="0.810515522956848" calcext:value-type="float">
            <text:p>0.810515522956848</text:p>
          </table:table-cell>
          <table:table-cell table:number-columns-repeated="2"/>
        </table:table-row>
        <table:table-row table:style-name="ro1">
          <table:table-cell office:value-type="float" office:value="0.810148417949677" calcext:value-type="float">
            <text:p>0.810148417949677</text:p>
          </table:table-cell>
          <table:table-cell table:number-columns-repeated="2"/>
        </table:table-row>
        <table:table-row table:style-name="ro1">
          <table:table-cell office:value-type="float" office:value="0.810173630714417" calcext:value-type="float">
            <text:p>0.810173630714417</text:p>
          </table:table-cell>
          <table:table-cell table:number-columns-repeated="2"/>
        </table:table-row>
        <table:table-row table:style-name="ro1">
          <table:table-cell office:value-type="float" office:value="0.810435891151428" calcext:value-type="float">
            <text:p>0.810435891151428</text:p>
          </table:table-cell>
          <table:table-cell table:number-columns-repeated="2"/>
        </table:table-row>
        <table:table-row table:style-name="ro1">
          <table:table-cell office:value-type="float" office:value="0.810250699520111" calcext:value-type="float">
            <text:p>0.810250699520111</text:p>
          </table:table-cell>
          <table:table-cell table:number-columns-repeated="2"/>
        </table:table-row>
        <table:table-row table:style-name="ro1">
          <table:table-cell office:value-type="float" office:value="0.810808658599854" calcext:value-type="float">
            <text:p>0.810808658599854</text:p>
          </table:table-cell>
          <table:table-cell table:number-columns-repeated="2"/>
        </table:table-row>
        <table:table-row table:style-name="ro1">
          <table:table-cell office:value-type="float" office:value="0.811161875724793" calcext:value-type="float">
            <text:p>0.811161875724793</text:p>
          </table:table-cell>
          <table:table-cell table:number-columns-repeated="2"/>
        </table:table-row>
        <table:table-row table:style-name="ro1">
          <table:table-cell office:value-type="float" office:value="0.811967372894287" calcext:value-type="float">
            <text:p>0.811967372894287</text:p>
          </table:table-cell>
          <table:table-cell table:number-columns-repeated="2"/>
        </table:table-row>
        <table:table-row table:style-name="ro1">
          <table:table-cell office:value-type="float" office:value="0.811585068702698" calcext:value-type="float">
            <text:p>0.811585068702698</text:p>
          </table:table-cell>
          <table:table-cell table:number-columns-repeated="2"/>
        </table:table-row>
        <table:table-row table:style-name="ro1">
          <table:table-cell office:value-type="float" office:value="0.813693046569824" calcext:value-type="float">
            <text:p>0.813693046569824</text:p>
          </table:table-cell>
          <table:table-cell table:number-columns-repeated="2"/>
        </table:table-row>
        <table:table-row table:style-name="ro1">
          <table:table-cell office:value-type="float" office:value="0.813011109828949" calcext:value-type="float">
            <text:p>0.813011109828949</text:p>
          </table:table-cell>
          <table:table-cell table:number-columns-repeated="2"/>
        </table:table-row>
        <table:table-row table:style-name="ro1">
          <table:table-cell office:value-type="float" office:value="0.813399374485016" calcext:value-type="float">
            <text:p>0.813399374485016</text:p>
          </table:table-cell>
          <table:table-cell table:number-columns-repeated="2"/>
        </table:table-row>
        <table:table-row table:style-name="ro1">
          <table:table-cell office:value-type="float" office:value="0.809837698936462" calcext:value-type="float">
            <text:p>0.809837698936462</text:p>
          </table:table-cell>
          <table:table-cell table:number-columns-repeated="2"/>
        </table:table-row>
        <table:table-row table:style-name="ro1">
          <table:table-cell office:value-type="float" office:value="0.812599420547485" calcext:value-type="float">
            <text:p>0.812599420547485</text:p>
          </table:table-cell>
          <table:table-cell table:number-columns-repeated="2"/>
        </table:table-row>
        <table:table-row table:style-name="ro1">
          <table:table-cell office:value-type="float" office:value="0.801550447940826" calcext:value-type="float">
            <text:p>0.801550447940826</text:p>
          </table:table-cell>
          <table:table-cell table:number-columns-repeated="2"/>
        </table:table-row>
        <table:table-row table:style-name="ro1">
          <table:table-cell office:value-type="float" office:value="0.803978502750397" calcext:value-type="float">
            <text:p>0.803978502750397</text:p>
          </table:table-cell>
          <table:table-cell table:number-columns-repeated="2"/>
        </table:table-row>
        <table:table-row table:style-name="ro1">
          <table:table-cell office:value-type="float" office:value="0.802503228187561" calcext:value-type="float">
            <text:p>0.802503228187561</text:p>
          </table:table-cell>
          <table:table-cell table:number-columns-repeated="2"/>
        </table:table-row>
        <table:table-row table:style-name="ro1">
          <table:table-cell office:value-type="float" office:value="0.805223226547241" calcext:value-type="float">
            <text:p>0.805223226547241</text:p>
          </table:table-cell>
          <table:table-cell table:number-columns-repeated="2"/>
        </table:table-row>
        <table:table-row table:style-name="ro1">
          <table:table-cell office:value-type="float" office:value="0.802672684192658" calcext:value-type="float">
            <text:p>0.802672684192658</text:p>
          </table:table-cell>
          <table:table-cell table:number-columns-repeated="2"/>
        </table:table-row>
        <table:table-row table:style-name="ro1">
          <table:table-cell office:value-type="float" office:value="0.802724063396454" calcext:value-type="float">
            <text:p>0.802724063396454</text:p>
          </table:table-cell>
          <table:table-cell table:number-columns-repeated="2"/>
        </table:table-row>
        <table:table-row table:style-name="ro1">
          <table:table-cell office:value-type="float" office:value="0.804179191589356" calcext:value-type="float">
            <text:p>0.804179191589356</text:p>
          </table:table-cell>
          <table:table-cell table:number-columns-repeated="2"/>
        </table:table-row>
        <table:table-row table:style-name="ro1">
          <table:table-cell office:value-type="float" office:value="0.807467997074127" calcext:value-type="float">
            <text:p>0.807467997074127</text:p>
          </table:table-cell>
          <table:table-cell table:number-columns-repeated="2"/>
        </table:table-row>
        <table:table-row table:style-name="ro1">
          <table:table-cell office:value-type="float" office:value="0.807035863399506" calcext:value-type="float">
            <text:p>0.807035863399506</text:p>
          </table:table-cell>
          <table:table-cell table:number-columns-repeated="2"/>
        </table:table-row>
        <table:table-row table:style-name="ro1">
          <table:table-cell office:value-type="float" office:value="0.807325541973114" calcext:value-type="float">
            <text:p>0.807325541973114</text:p>
          </table:table-cell>
          <table:table-cell table:number-columns-repeated="2"/>
        </table:table-row>
        <table:table-row table:style-name="ro1">
          <table:table-cell office:value-type="float" office:value="0.805190145969391" calcext:value-type="float">
            <text:p>0.805190145969391</text:p>
          </table:table-cell>
          <table:table-cell table:number-columns-repeated="2"/>
        </table:table-row>
        <table:table-row table:style-name="ro1">
          <table:table-cell office:value-type="float" office:value="0.807981967926025" calcext:value-type="float">
            <text:p>0.807981967926025</text:p>
          </table:table-cell>
          <table:table-cell table:number-columns-repeated="2"/>
        </table:table-row>
        <table:table-row table:style-name="ro1">
          <table:table-cell office:value-type="float" office:value="0.810396194458008" calcext:value-type="float">
            <text:p>0.810396194458008</text:p>
          </table:table-cell>
          <table:table-cell table:number-columns-repeated="2"/>
        </table:table-row>
        <table:table-row table:style-name="ro1">
          <table:table-cell office:value-type="float" office:value="0.808367371559143" calcext:value-type="float">
            <text:p>0.808367371559143</text:p>
          </table:table-cell>
          <table:table-cell table:number-columns-repeated="2"/>
        </table:table-row>
        <table:table-row table:style-name="ro1">
          <table:table-cell office:value-type="float" office:value="0.810460269451141" calcext:value-type="float">
            <text:p>0.810460269451141</text:p>
          </table:table-cell>
          <table:table-cell table:number-columns-repeated="2"/>
        </table:table-row>
        <table:table-row table:style-name="ro1">
          <table:table-cell office:value-type="float" office:value="0.811392724514008" calcext:value-type="float">
            <text:p>0.811392724514008</text:p>
          </table:table-cell>
          <table:table-cell table:number-columns-repeated="2"/>
        </table:table-row>
        <table:table-row table:style-name="ro1">
          <table:table-cell office:value-type="float" office:value="0.811593651771545" calcext:value-type="float">
            <text:p>0.811593651771545</text:p>
          </table:table-cell>
          <table:table-cell table:number-columns-repeated="2"/>
        </table:table-row>
        <table:table-row table:style-name="ro1">
          <table:table-cell office:value-type="float" office:value="0.811350405216217" calcext:value-type="float">
            <text:p>0.811350405216217</text:p>
          </table:table-cell>
          <table:table-cell table:number-columns-repeated="2"/>
        </table:table-row>
        <table:table-row table:style-name="ro1">
          <table:table-cell office:value-type="float" office:value="0.811907887458801" calcext:value-type="float">
            <text:p>0.811907887458801</text:p>
          </table:table-cell>
          <table:table-cell table:number-columns-repeated="2"/>
        </table:table-row>
        <table:table-row table:style-name="ro1">
          <table:table-cell office:value-type="float" office:value="0.801921546459198" calcext:value-type="float">
            <text:p>0.801921546459198</text:p>
          </table:table-cell>
          <table:table-cell table:number-columns-repeated="2"/>
        </table:table-row>
        <table:table-row table:style-name="ro1">
          <table:table-cell office:value-type="float" office:value="0.801342010498047" calcext:value-type="float">
            <text:p>0.801342010498047</text:p>
          </table:table-cell>
          <table:table-cell table:number-columns-repeated="2"/>
        </table:table-row>
        <table:table-row table:style-name="ro1">
          <table:table-cell office:value-type="float" office:value="0.800822556018829" calcext:value-type="float">
            <text:p>0.800822556018829</text:p>
          </table:table-cell>
          <table:table-cell table:number-columns-repeated="2"/>
        </table:table-row>
        <table:table-row table:style-name="ro1">
          <table:table-cell office:value-type="float" office:value="0.800951957702637" calcext:value-type="float">
            <text:p>0.800951957702637</text:p>
          </table:table-cell>
          <table:table-cell table:number-columns-repeated="2"/>
        </table:table-row>
        <table:table-row table:style-name="ro1">
          <table:table-cell office:value-type="float" office:value="0.800915598869324" calcext:value-type="float">
            <text:p>0.800915598869324</text:p>
          </table:table-cell>
          <table:table-cell table:number-columns-repeated="2"/>
        </table:table-row>
        <table:table-row table:style-name="ro1">
          <table:table-cell office:value-type="float" office:value="0.80091005563736" calcext:value-type="float">
            <text:p>0.80091005563736</text:p>
          </table:table-cell>
          <table:table-cell table:number-columns-repeated="2"/>
        </table:table-row>
        <table:table-row table:style-name="ro1">
          <table:table-cell office:value-type="float" office:value="0.801310062408447" calcext:value-type="float">
            <text:p>0.801310062408447</text:p>
          </table:table-cell>
          <table:table-cell table:number-columns-repeated="2"/>
        </table:table-row>
        <table:table-row table:style-name="ro1">
          <table:table-cell office:value-type="float" office:value="0.80092716217041" calcext:value-type="float">
            <text:p>0.80092716217041</text:p>
          </table:table-cell>
          <table:table-cell table:number-columns-repeated="2"/>
        </table:table-row>
        <table:table-row table:style-name="ro1">
          <table:table-cell office:value-type="float" office:value="0.801484346389771" calcext:value-type="float">
            <text:p>0.801484346389771</text:p>
          </table:table-cell>
          <table:table-cell table:number-columns-repeated="2"/>
        </table:table-row>
        <table:table-row table:style-name="ro1">
          <table:table-cell office:value-type="float" office:value="0.801330924034119" calcext:value-type="float">
            <text:p>0.801330924034119</text:p>
          </table:table-cell>
          <table:table-cell table:number-columns-repeated="2"/>
        </table:table-row>
        <table:table-row table:style-name="ro1">
          <table:table-cell office:value-type="float" office:value="0.801125705242157" calcext:value-type="float">
            <text:p>0.801125705242157</text:p>
          </table:table-cell>
          <table:table-cell table:number-columns-repeated="2"/>
        </table:table-row>
        <table:table-row table:style-name="ro1">
          <table:table-cell office:value-type="float" office:value="0.80103987455368" calcext:value-type="float">
            <text:p>0.80103987455368</text:p>
          </table:table-cell>
          <table:table-cell table:number-columns-repeated="2"/>
        </table:table-row>
        <table:table-row table:style-name="ro1">
          <table:table-cell office:value-type="float" office:value="0.800861954689026" calcext:value-type="float">
            <text:p>0.800861954689026</text:p>
          </table:table-cell>
          <table:table-cell table:number-columns-repeated="2"/>
        </table:table-row>
        <table:table-row table:style-name="ro1">
          <table:table-cell office:value-type="float" office:value="0.795709669589996" calcext:value-type="float">
            <text:p>0.795709669589996</text:p>
          </table:table-cell>
          <table:table-cell table:number-columns-repeated="2"/>
        </table:table-row>
        <table:table-row table:style-name="ro1">
          <table:table-cell office:value-type="float" office:value="0.798695385456085" calcext:value-type="float">
            <text:p>0.798695385456085</text:p>
          </table:table-cell>
          <table:table-cell table:number-columns-repeated="2"/>
        </table:table-row>
        <table:table-row table:style-name="ro1">
          <table:table-cell office:value-type="float" office:value="0.794637620449066" calcext:value-type="float">
            <text:p>0.794637620449066</text:p>
          </table:table-cell>
          <table:table-cell table:number-columns-repeated="2"/>
        </table:table-row>
        <table:table-row table:style-name="ro1">
          <table:table-cell office:value-type="float" office:value="0.79774820804596" calcext:value-type="float">
            <text:p>0.79774820804596</text:p>
          </table:table-cell>
          <table:table-cell table:number-columns-repeated="2"/>
        </table:table-row>
        <table:table-row table:style-name="ro1">
          <table:table-cell office:value-type="float" office:value="0.797676503658295" calcext:value-type="float">
            <text:p>0.797676503658295</text:p>
          </table:table-cell>
          <table:table-cell table:number-columns-repeated="2"/>
        </table:table-row>
        <table:table-row table:style-name="ro1">
          <table:table-cell office:value-type="float" office:value="0.798050582408905" calcext:value-type="float">
            <text:p>0.798050582408905</text:p>
          </table:table-cell>
          <table:table-cell table:number-columns-repeated="2"/>
        </table:table-row>
        <table:table-row table:style-name="ro1">
          <table:table-cell office:value-type="float" office:value="0.799587249755859" calcext:value-type="float">
            <text:p>0.799587249755859</text:p>
          </table:table-cell>
          <table:table-cell table:number-columns-repeated="2"/>
        </table:table-row>
        <table:table-row table:style-name="ro1">
          <table:table-cell office:value-type="float" office:value="0.799070954322815" calcext:value-type="float">
            <text:p>0.799070954322815</text:p>
          </table:table-cell>
          <table:table-cell table:number-columns-repeated="2"/>
        </table:table-row>
        <table:table-row table:style-name="ro1">
          <table:table-cell office:value-type="float" office:value="0.799382507801056" calcext:value-type="float">
            <text:p>0.799382507801056</text:p>
          </table:table-cell>
          <table:table-cell table:number-columns-repeated="2"/>
        </table:table-row>
        <table:table-row table:style-name="ro1">
          <table:table-cell office:value-type="float" office:value="0.800077199935913" calcext:value-type="float">
            <text:p>0.800077199935913</text:p>
          </table:table-cell>
          <table:table-cell table:number-columns-repeated="2"/>
        </table:table-row>
        <table:table-row table:style-name="ro1">
          <table:table-cell office:value-type="float" office:value="0.799686431884766" calcext:value-type="float">
            <text:p>0.799686431884766</text:p>
          </table:table-cell>
          <table:table-cell table:number-columns-repeated="2"/>
        </table:table-row>
        <table:table-row table:style-name="ro1">
          <table:table-cell office:value-type="float" office:value="0.801513195037842" calcext:value-type="float">
            <text:p>0.801513195037842</text:p>
          </table:table-cell>
          <table:table-cell table:number-columns-repeated="2"/>
        </table:table-row>
        <table:table-row table:style-name="ro1">
          <table:table-cell office:value-type="float" office:value="0.802458226680756" calcext:value-type="float">
            <text:p>0.802458226680756</text:p>
          </table:table-cell>
          <table:table-cell table:number-columns-repeated="2"/>
        </table:table-row>
        <table:table-row table:style-name="ro1">
          <table:table-cell office:value-type="float" office:value="0.803132891654968" calcext:value-type="float">
            <text:p>0.803132891654968</text:p>
          </table:table-cell>
          <table:table-cell table:number-columns-repeated="2"/>
        </table:table-row>
        <table:table-row table:style-name="ro1">
          <table:table-cell office:value-type="float" office:value="0.803078711032867" calcext:value-type="float">
            <text:p>0.803078711032867</text:p>
          </table:table-cell>
          <table:table-cell table:number-columns-repeated="2"/>
        </table:table-row>
        <table:table-row table:style-name="ro1">
          <table:table-cell office:value-type="float" office:value="0.802608847618103" calcext:value-type="float">
            <text:p>0.802608847618103</text:p>
          </table:table-cell>
          <table:table-cell table:number-columns-repeated="2"/>
        </table:table-row>
        <table:table-row table:style-name="ro1">
          <table:table-cell office:value-type="float" office:value="0.802644014358521" calcext:value-type="float">
            <text:p>0.802644014358521</text:p>
          </table:table-cell>
          <table:table-cell table:number-columns-repeated="2"/>
        </table:table-row>
        <table:table-row table:style-name="ro1">
          <table:table-cell office:value-type="float" office:value="0.802809178829193" calcext:value-type="float">
            <text:p>0.802809178829193</text:p>
          </table:table-cell>
          <table:table-cell table:number-columns-repeated="2"/>
        </table:table-row>
        <table:table-row table:style-name="ro1">
          <table:table-cell office:value-type="float" office:value="0.802721977233887" calcext:value-type="float">
            <text:p>0.802721977233887</text:p>
          </table:table-cell>
          <table:table-cell table:number-columns-repeated="2"/>
        </table:table-row>
        <table:table-row table:style-name="ro1">
          <table:table-cell office:value-type="float" office:value="0.803755939006805" calcext:value-type="float">
            <text:p>0.803755939006805</text:p>
          </table:table-cell>
          <table:table-cell table:number-columns-repeated="2"/>
        </table:table-row>
        <table:table-row table:style-name="ro1">
          <table:table-cell office:value-type="float" office:value="0.803718149662018" calcext:value-type="float">
            <text:p>0.803718149662018</text:p>
          </table:table-cell>
          <table:table-cell table:number-columns-repeated="2"/>
        </table:table-row>
        <table:table-row table:style-name="ro1">
          <table:table-cell office:value-type="float" office:value="0.804213404655456" calcext:value-type="float">
            <text:p>0.804213404655456</text:p>
          </table:table-cell>
          <table:table-cell table:number-columns-repeated="2"/>
        </table:table-row>
        <table:table-row table:style-name="ro1">
          <table:table-cell office:value-type="float" office:value="0.804253160953522" calcext:value-type="float">
            <text:p>0.804253160953522</text:p>
          </table:table-cell>
          <table:table-cell table:number-columns-repeated="2"/>
        </table:table-row>
        <table:table-row table:style-name="ro1">
          <table:table-cell office:value-type="float" office:value="0.803330779075623" calcext:value-type="float">
            <text:p>0.803330779075623</text:p>
          </table:table-cell>
          <table:table-cell table:number-columns-repeated="2"/>
        </table:table-row>
        <table:table-row table:style-name="ro1">
          <table:table-cell office:value-type="float" office:value="0.803730309009552" calcext:value-type="float">
            <text:p>0.803730309009552</text:p>
          </table:table-cell>
          <table:table-cell table:number-columns-repeated="2"/>
        </table:table-row>
        <table:table-row table:style-name="ro1">
          <table:table-cell office:value-type="float" office:value="0.804015696048737" calcext:value-type="float">
            <text:p>0.804015696048737</text:p>
          </table:table-cell>
          <table:table-cell table:number-columns-repeated="2"/>
        </table:table-row>
        <table:table-row table:style-name="ro1">
          <table:table-cell office:value-type="float" office:value="0.804188072681427" calcext:value-type="float">
            <text:p>0.804188072681427</text:p>
          </table:table-cell>
          <table:table-cell table:number-columns-repeated="2"/>
        </table:table-row>
        <table:table-row table:style-name="ro1">
          <table:table-cell office:value-type="float" office:value="0.804713785648346" calcext:value-type="float">
            <text:p>0.804713785648346</text:p>
          </table:table-cell>
          <table:table-cell table:number-columns-repeated="2"/>
        </table:table-row>
        <table:table-row table:style-name="ro1">
          <table:table-cell office:value-type="float" office:value="0.80501526594162" calcext:value-type="float">
            <text:p>0.80501526594162</text:p>
          </table:table-cell>
          <table:table-cell table:number-columns-repeated="2"/>
        </table:table-row>
        <table:table-row table:style-name="ro1">
          <table:table-cell office:value-type="float" office:value="0.804790079593658" calcext:value-type="float">
            <text:p>0.804790079593658</text:p>
          </table:table-cell>
          <table:table-cell table:number-columns-repeated="2"/>
        </table:table-row>
        <table:table-row table:style-name="ro1">
          <table:table-cell office:value-type="float" office:value="0.804933071136475" calcext:value-type="float">
            <text:p>0.804933071136475</text:p>
          </table:table-cell>
          <table:table-cell table:number-columns-repeated="2"/>
        </table:table-row>
        <table:table-row table:style-name="ro1">
          <table:table-cell office:value-type="float" office:value="0.805252909660339" calcext:value-type="float">
            <text:p>0.805252909660339</text:p>
          </table:table-cell>
          <table:table-cell table:number-columns-repeated="2"/>
        </table:table-row>
        <table:table-row table:style-name="ro1">
          <table:table-cell office:value-type="float" office:value="0.819767534732819" calcext:value-type="float">
            <text:p>0.819767534732819</text:p>
          </table:table-cell>
          <table:table-cell table:number-columns-repeated="2"/>
        </table:table-row>
        <table:table-row table:style-name="ro1">
          <table:table-cell office:value-type="float" office:value="0.821439146995544" calcext:value-type="float">
            <text:p>0.821439146995544</text:p>
          </table:table-cell>
          <table:table-cell table:number-columns-repeated="2"/>
        </table:table-row>
        <table:table-row table:style-name="ro1">
          <table:table-cell office:value-type="float" office:value="0.820634424686432" calcext:value-type="float">
            <text:p>0.820634424686432</text:p>
          </table:table-cell>
          <table:table-cell table:number-columns-repeated="2"/>
        </table:table-row>
        <table:table-row table:style-name="ro1">
          <table:table-cell office:value-type="float" office:value="0.809368073940277" calcext:value-type="float">
            <text:p>0.809368073940277</text:p>
          </table:table-cell>
          <table:table-cell table:number-columns-repeated="2"/>
        </table:table-row>
        <table:table-row table:style-name="ro1">
          <table:table-cell office:value-type="float" office:value="0.810460925102234" calcext:value-type="float">
            <text:p>0.810460925102234</text:p>
          </table:table-cell>
          <table:table-cell table:number-columns-repeated="2"/>
        </table:table-row>
        <table:table-row table:style-name="ro1">
          <table:table-cell office:value-type="float" office:value="0.811258971691132" calcext:value-type="float">
            <text:p>0.811258971691132</text:p>
          </table:table-cell>
          <table:table-cell table:number-columns-repeated="2"/>
        </table:table-row>
        <table:table-row table:style-name="ro1">
          <table:table-cell office:value-type="float" office:value="0.808221876621246" calcext:value-type="float">
            <text:p>0.808221876621246</text:p>
          </table:table-cell>
          <table:table-cell table:number-columns-repeated="2"/>
        </table:table-row>
        <table:table-row table:style-name="ro1">
          <table:table-cell office:value-type="float" office:value="0.812697291374206" calcext:value-type="float">
            <text:p>0.812697291374206</text:p>
          </table:table-cell>
          <table:table-cell table:number-columns-repeated="2"/>
        </table:table-row>
        <table:table-row table:style-name="ro1">
          <table:table-cell office:value-type="float" office:value="0.81307852268219" calcext:value-type="float">
            <text:p>0.81307852268219</text:p>
          </table:table-cell>
          <table:table-cell table:number-columns-repeated="2"/>
        </table:table-row>
        <table:table-row table:style-name="ro1">
          <table:table-cell office:value-type="float" office:value="0.815406322479248" calcext:value-type="float">
            <text:p>0.815406322479248</text:p>
          </table:table-cell>
          <table:table-cell table:number-columns-repeated="2"/>
        </table:table-row>
        <table:table-row table:style-name="ro1">
          <table:table-cell office:value-type="float" office:value="0.815351545810699" calcext:value-type="float">
            <text:p>0.815351545810699</text:p>
          </table:table-cell>
          <table:table-cell table:number-columns-repeated="2"/>
        </table:table-row>
        <table:table-row table:style-name="ro1">
          <table:table-cell office:value-type="float" office:value="0.81667298078537" calcext:value-type="float">
            <text:p>0.81667298078537</text:p>
          </table:table-cell>
          <table:table-cell table:number-columns-repeated="2"/>
        </table:table-row>
        <table:table-row table:style-name="ro1">
          <table:table-cell office:value-type="float" office:value="0.815516650676727" calcext:value-type="float">
            <text:p>0.815516650676727</text:p>
          </table:table-cell>
          <table:table-cell table:number-columns-repeated="2"/>
        </table:table-row>
        <table:table-row table:style-name="ro1">
          <table:table-cell office:value-type="float" office:value="0.816745221614838" calcext:value-type="float">
            <text:p>0.816745221614838</text:p>
          </table:table-cell>
          <table:table-cell table:number-columns-repeated="2"/>
        </table:table-row>
        <table:table-row table:style-name="ro1">
          <table:table-cell office:value-type="float" office:value="0.815388143062592" calcext:value-type="float">
            <text:p>0.815388143062592</text:p>
          </table:table-cell>
          <table:table-cell table:number-columns-repeated="2"/>
        </table:table-row>
        <table:table-row table:style-name="ro1">
          <table:table-cell office:value-type="float" office:value="0.818651258945465" calcext:value-type="float">
            <text:p>0.818651258945465</text:p>
          </table:table-cell>
          <table:table-cell table:number-columns-repeated="2"/>
        </table:table-row>
        <table:table-row table:style-name="ro1">
          <table:table-cell office:value-type="float" office:value="0.816979765892029" calcext:value-type="float">
            <text:p>0.816979765892029</text:p>
          </table:table-cell>
          <table:table-cell table:number-columns-repeated="2"/>
        </table:table-row>
        <table:table-row table:style-name="ro1">
          <table:table-cell office:value-type="float" office:value="0.816903293132782" calcext:value-type="float">
            <text:p>0.816903293132782</text:p>
          </table:table-cell>
          <table:table-cell table:number-columns-repeated="2"/>
        </table:table-row>
        <table:table-row table:style-name="ro1">
          <table:table-cell office:value-type="float" office:value="0.817193865776062" calcext:value-type="float">
            <text:p>0.817193865776062</text:p>
          </table:table-cell>
          <table:table-cell table:number-columns-repeated="2"/>
        </table:table-row>
        <table:table-row table:style-name="ro1">
          <table:table-cell office:value-type="float" office:value="0.818927228450775" calcext:value-type="float">
            <text:p>0.818927228450775</text:p>
          </table:table-cell>
          <table:table-cell table:number-columns-repeated="2"/>
        </table:table-row>
        <table:table-row table:style-name="ro1">
          <table:table-cell office:value-type="float" office:value="0.819052577018738" calcext:value-type="float">
            <text:p>0.819052577018738</text:p>
          </table:table-cell>
          <table:table-cell table:number-columns-repeated="2"/>
        </table:table-row>
        <table:table-row table:style-name="ro1">
          <table:table-cell office:value-type="float" office:value="0.819034099578857" calcext:value-type="float">
            <text:p>0.819034099578857</text:p>
          </table:table-cell>
          <table:table-cell table:number-columns-repeated="2"/>
        </table:table-row>
        <table:table-row table:style-name="ro1">
          <table:table-cell office:value-type="float" office:value="0.819364666938782" calcext:value-type="float">
            <text:p>0.819364666938782</text:p>
          </table:table-cell>
          <table:table-cell table:number-columns-repeated="2"/>
        </table:table-row>
        <table:table-row table:style-name="ro1">
          <table:table-cell office:value-type="float" office:value="0.819266974925995" calcext:value-type="float">
            <text:p>0.819266974925995</text:p>
          </table:table-cell>
          <table:table-cell table:number-columns-repeated="2"/>
        </table:table-row>
        <table:table-row table:style-name="ro1">
          <table:table-cell office:value-type="float" office:value="0.816330671310425" calcext:value-type="float">
            <text:p>0.816330671310425</text:p>
          </table:table-cell>
          <table:table-cell table:number-columns-repeated="2"/>
        </table:table-row>
        <table:table-row table:style-name="ro1">
          <table:table-cell office:value-type="float" office:value="0.818240761756897" calcext:value-type="float">
            <text:p>0.818240761756897</text:p>
          </table:table-cell>
          <table:table-cell table:number-columns-repeated="2"/>
        </table:table-row>
        <table:table-row table:style-name="ro1">
          <table:table-cell office:value-type="float" office:value="0.816714107990265" calcext:value-type="float">
            <text:p>0.816714107990265</text:p>
          </table:table-cell>
          <table:table-cell table:number-columns-repeated="2"/>
        </table:table-row>
        <table:table-row table:style-name="ro1">
          <table:table-cell office:value-type="float" office:value="0.813560664653778" calcext:value-type="float">
            <text:p>0.813560664653778</text:p>
          </table:table-cell>
          <table:table-cell table:number-columns-repeated="2"/>
        </table:table-row>
        <table:table-row table:style-name="ro1">
          <table:table-cell office:value-type="float" office:value="0.812257647514343" calcext:value-type="float">
            <text:p>0.812257647514343</text:p>
          </table:table-cell>
          <table:table-cell table:number-columns-repeated="2"/>
        </table:table-row>
        <table:table-row table:style-name="ro1">
          <table:table-cell office:value-type="float" office:value="0.815452814102173" calcext:value-type="float">
            <text:p>0.815452814102173</text:p>
          </table:table-cell>
          <table:table-cell table:number-columns-repeated="2"/>
        </table:table-row>
        <table:table-row table:style-name="ro1">
          <table:table-cell office:value-type="float" office:value="0.815013349056244" calcext:value-type="float">
            <text:p>0.815013349056244</text:p>
          </table:table-cell>
          <table:table-cell table:number-columns-repeated="2"/>
        </table:table-row>
        <table:table-row table:style-name="ro1">
          <table:table-cell office:value-type="float" office:value="0.814782500267029" calcext:value-type="float">
            <text:p>0.814782500267029</text:p>
          </table:table-cell>
          <table:table-cell table:number-columns-repeated="2"/>
        </table:table-row>
        <table:table-row table:style-name="ro1">
          <table:table-cell office:value-type="float" office:value="0.793161153793335" calcext:value-type="float">
            <text:p>0.793161153793335</text:p>
          </table:table-cell>
          <table:table-cell table:number-columns-repeated="2"/>
        </table:table-row>
        <table:table-row table:style-name="ro1">
          <table:table-cell office:value-type="float" office:value="0.795767366886139" calcext:value-type="float">
            <text:p>0.795767366886139</text:p>
          </table:table-cell>
          <table:table-cell table:number-columns-repeated="2"/>
        </table:table-row>
        <table:table-row table:style-name="ro1">
          <table:table-cell office:value-type="float" office:value="0.792355000972748" calcext:value-type="float">
            <text:p>0.792355000972748</text:p>
          </table:table-cell>
          <table:table-cell table:number-columns-repeated="2"/>
        </table:table-row>
        <table:table-row table:style-name="ro1">
          <table:table-cell office:value-type="float" office:value="0.798280119895935" calcext:value-type="float">
            <text:p>0.798280119895935</text:p>
          </table:table-cell>
          <table:table-cell table:number-columns-repeated="2"/>
        </table:table-row>
        <table:table-row table:style-name="ro1">
          <table:table-cell office:value-type="float" office:value="0.797358751296997" calcext:value-type="float">
            <text:p>0.797358751296997</text:p>
          </table:table-cell>
          <table:table-cell table:number-columns-repeated="2"/>
        </table:table-row>
        <table:table-row table:style-name="ro1">
          <table:table-cell office:value-type="float" office:value="0.797107577323914" calcext:value-type="float">
            <text:p>0.797107577323914</text:p>
          </table:table-cell>
          <table:table-cell table:number-columns-repeated="2"/>
        </table:table-row>
        <table:table-row table:style-name="ro1">
          <table:table-cell office:value-type="float" office:value="0.795556426048279" calcext:value-type="float">
            <text:p>0.795556426048279</text:p>
          </table:table-cell>
          <table:table-cell table:number-columns-repeated="2"/>
        </table:table-row>
        <table:table-row table:style-name="ro1">
          <table:table-cell office:value-type="float" office:value="0.798356711864471" calcext:value-type="float">
            <text:p>0.798356711864471</text:p>
          </table:table-cell>
          <table:table-cell table:number-columns-repeated="2"/>
        </table:table-row>
        <table:table-row table:style-name="ro1">
          <table:table-cell office:value-type="float" office:value="0.79353266954422" calcext:value-type="float">
            <text:p>0.79353266954422</text:p>
          </table:table-cell>
          <table:table-cell table:number-columns-repeated="2"/>
        </table:table-row>
        <table:table-row table:style-name="ro1">
          <table:table-cell office:value-type="float" office:value="0.797505974769592" calcext:value-type="float">
            <text:p>0.797505974769592</text:p>
          </table:table-cell>
          <table:table-cell table:number-columns-repeated="2"/>
        </table:table-row>
        <table:table-row table:style-name="ro1">
          <table:table-cell office:value-type="float" office:value="0.795781314373016" calcext:value-type="float">
            <text:p>0.795781314373016</text:p>
          </table:table-cell>
          <table:table-cell table:number-columns-repeated="2"/>
        </table:table-row>
        <table:table-row table:style-name="ro1">
          <table:table-cell office:value-type="float" office:value="0.7994784116745" calcext:value-type="float">
            <text:p>0.7994784116745</text:p>
          </table:table-cell>
          <table:table-cell table:number-columns-repeated="2"/>
        </table:table-row>
        <table:table-row table:style-name="ro1">
          <table:table-cell office:value-type="float" office:value="0.799261033535004" calcext:value-type="float">
            <text:p>0.799261033535004</text:p>
          </table:table-cell>
          <table:table-cell table:number-columns-repeated="2"/>
        </table:table-row>
        <table:table-row table:style-name="ro1">
          <table:table-cell office:value-type="float" office:value="0.799793124198914" calcext:value-type="float">
            <text:p>0.799793124198914</text:p>
          </table:table-cell>
          <table:table-cell table:number-columns-repeated="2"/>
        </table:table-row>
        <table:table-row table:style-name="ro1">
          <table:table-cell office:value-type="float" office:value="0.800779581069946" calcext:value-type="float">
            <text:p>0.800779581069946</text:p>
          </table:table-cell>
          <table:table-cell table:number-columns-repeated="2"/>
        </table:table-row>
        <table:table-row table:style-name="ro1">
          <table:table-cell office:value-type="float" office:value="0.802044212818146" calcext:value-type="float">
            <text:p>0.802044212818146</text:p>
          </table:table-cell>
          <table:table-cell table:number-columns-repeated="2"/>
        </table:table-row>
        <table:table-row table:style-name="ro1">
          <table:table-cell office:value-type="float" office:value="0.80265611410141" calcext:value-type="float">
            <text:p>0.80265611410141</text:p>
          </table:table-cell>
          <table:table-cell table:number-columns-repeated="2"/>
        </table:table-row>
        <table:table-row table:style-name="ro1">
          <table:table-cell office:value-type="float" office:value="0.802432119846344" calcext:value-type="float">
            <text:p>0.802432119846344</text:p>
          </table:table-cell>
          <table:table-cell table:number-columns-repeated="2"/>
        </table:table-row>
        <table:table-row table:style-name="ro1">
          <table:table-cell office:value-type="float" office:value="0.802143633365631" calcext:value-type="float">
            <text:p>0.802143633365631</text:p>
          </table:table-cell>
          <table:table-cell table:number-columns-repeated="2"/>
        </table:table-row>
        <table:table-row table:style-name="ro1">
          <table:table-cell office:value-type="float" office:value="0.795179486274719" calcext:value-type="float">
            <text:p>0.795179486274719</text:p>
          </table:table-cell>
          <table:table-cell table:number-columns-repeated="2"/>
        </table:table-row>
        <table:table-row table:style-name="ro1">
          <table:table-cell office:value-type="float" office:value="0.791339874267578" calcext:value-type="float">
            <text:p>0.791339874267578</text:p>
          </table:table-cell>
          <table:table-cell table:number-columns-repeated="2"/>
        </table:table-row>
        <table:table-row table:style-name="ro1">
          <table:table-cell office:value-type="float" office:value="0.797683775424957" calcext:value-type="float">
            <text:p>0.797683775424957</text:p>
          </table:table-cell>
          <table:table-cell table:number-columns-repeated="2"/>
        </table:table-row>
        <table:table-row table:style-name="ro1">
          <table:table-cell office:value-type="float" office:value="0.795922636985779" calcext:value-type="float">
            <text:p>0.795922636985779</text:p>
          </table:table-cell>
          <table:table-cell table:number-columns-repeated="2"/>
        </table:table-row>
        <table:table-row table:style-name="ro1">
          <table:table-cell office:value-type="float" office:value="0.797426283359528" calcext:value-type="float">
            <text:p>0.797426283359528</text:p>
          </table:table-cell>
          <table:table-cell table:number-columns-repeated="2"/>
        </table:table-row>
        <table:table-row table:style-name="ro1">
          <table:table-cell office:value-type="float" office:value="0.795778214931488" calcext:value-type="float">
            <text:p>0.795778214931488</text:p>
          </table:table-cell>
          <table:table-cell table:number-columns-repeated="2"/>
        </table:table-row>
        <table:table-row table:style-name="ro1">
          <table:table-cell office:value-type="float" office:value="0.799818873405456" calcext:value-type="float">
            <text:p>0.799818873405456</text:p>
          </table:table-cell>
          <table:table-cell table:number-columns-repeated="2"/>
        </table:table-row>
        <table:table-row table:style-name="ro1">
          <table:table-cell office:value-type="float" office:value="0.797977209091187" calcext:value-type="float">
            <text:p>0.797977209091187</text:p>
          </table:table-cell>
          <table:table-cell table:number-columns-repeated="2"/>
        </table:table-row>
        <table:table-row table:style-name="ro1">
          <table:table-cell office:value-type="float" office:value="0.800693988800049" calcext:value-type="float">
            <text:p>0.800693988800049</text:p>
          </table:table-cell>
          <table:table-cell table:number-columns-repeated="2"/>
        </table:table-row>
        <table:table-row table:style-name="ro1">
          <table:table-cell office:value-type="float" office:value="0.799862205982208" calcext:value-type="float">
            <text:p>0.799862205982208</text:p>
          </table:table-cell>
          <table:table-cell table:number-columns-repeated="2"/>
        </table:table-row>
        <table:table-row table:style-name="ro1">
          <table:table-cell office:value-type="float" office:value="0.800941407680512" calcext:value-type="float">
            <text:p>0.800941407680512</text:p>
          </table:table-cell>
          <table:table-cell table:number-columns-repeated="2"/>
        </table:table-row>
        <table:table-row table:style-name="ro1">
          <table:table-cell office:value-type="float" office:value="0.79877108335495" calcext:value-type="float">
            <text:p>0.79877108335495</text:p>
          </table:table-cell>
          <table:table-cell table:number-columns-repeated="2"/>
        </table:table-row>
        <table:table-row table:style-name="ro1">
          <table:table-cell office:value-type="float" office:value="0.803706407546997" calcext:value-type="float">
            <text:p>0.803706407546997</text:p>
          </table:table-cell>
          <table:table-cell table:number-columns-repeated="2"/>
        </table:table-row>
        <table:table-row table:style-name="ro1">
          <table:table-cell office:value-type="float" office:value="0.807246267795563" calcext:value-type="float">
            <text:p>0.807246267795563</text:p>
          </table:table-cell>
          <table:table-cell table:number-columns-repeated="2"/>
        </table:table-row>
        <table:table-row table:style-name="ro1">
          <table:table-cell office:value-type="float" office:value="0.807675659656525" calcext:value-type="float">
            <text:p>0.807675659656525</text:p>
          </table:table-cell>
          <table:table-cell table:number-columns-repeated="2"/>
        </table:table-row>
        <table:table-row table:style-name="ro1">
          <table:table-cell office:value-type="float" office:value="0.807233870029449" calcext:value-type="float">
            <text:p>0.807233870029449</text:p>
          </table:table-cell>
          <table:table-cell table:number-columns-repeated="2"/>
        </table:table-row>
        <table:table-row table:style-name="ro1">
          <table:table-cell office:value-type="float" office:value="0.807619333267212" calcext:value-type="float">
            <text:p>0.807619333267212</text:p>
          </table:table-cell>
          <table:table-cell table:number-columns-repeated="2"/>
        </table:table-row>
        <table:table-row table:style-name="ro1">
          <table:table-cell office:value-type="float" office:value="0.804831027984619" calcext:value-type="float">
            <text:p>0.804831027984619</text:p>
          </table:table-cell>
          <table:table-cell table:number-columns-repeated="2"/>
        </table:table-row>
        <table:table-row table:style-name="ro1">
          <table:table-cell office:value-type="float" office:value="0.805331826210022" calcext:value-type="float">
            <text:p>0.805331826210022</text:p>
          </table:table-cell>
          <table:table-cell table:number-columns-repeated="2"/>
        </table:table-row>
        <table:table-row table:style-name="ro1">
          <table:table-cell office:value-type="float" office:value="0.803620219230652" calcext:value-type="float">
            <text:p>0.803620219230652</text:p>
          </table:table-cell>
          <table:table-cell table:number-columns-repeated="2"/>
        </table:table-row>
        <table:table-row table:style-name="ro1">
          <table:table-cell office:value-type="float" office:value="0.806789040565491" calcext:value-type="float">
            <text:p>0.806789040565491</text:p>
          </table:table-cell>
          <table:table-cell table:number-columns-repeated="2"/>
        </table:table-row>
        <table:table-row table:style-name="ro1">
          <table:table-cell office:value-type="float" office:value="0.805512726306915" calcext:value-type="float">
            <text:p>0.805512726306915</text:p>
          </table:table-cell>
          <table:table-cell table:number-columns-repeated="2"/>
        </table:table-row>
        <table:table-row table:style-name="ro1">
          <table:table-cell office:value-type="float" office:value="0.805998861789703" calcext:value-type="float">
            <text:p>0.805998861789703</text:p>
          </table:table-cell>
          <table:table-cell table:number-columns-repeated="2"/>
        </table:table-row>
        <table:table-row table:style-name="ro1">
          <table:table-cell office:value-type="float" office:value="0.804965853691101" calcext:value-type="float">
            <text:p>0.804965853691101</text:p>
          </table:table-cell>
          <table:table-cell table:number-columns-repeated="2"/>
        </table:table-row>
        <table:table-row table:style-name="ro1">
          <table:table-cell office:value-type="float" office:value="0.802686214447022" calcext:value-type="float">
            <text:p>0.802686214447022</text:p>
          </table:table-cell>
          <table:table-cell table:number-columns-repeated="2"/>
        </table:table-row>
        <table:table-row table:style-name="ro1">
          <table:table-cell office:value-type="float" office:value="0.799840867519379" calcext:value-type="float">
            <text:p>0.799840867519379</text:p>
          </table:table-cell>
          <table:table-cell table:number-columns-repeated="2"/>
        </table:table-row>
        <table:table-row table:style-name="ro1">
          <table:table-cell office:value-type="float" office:value="0.805352807044983" calcext:value-type="float">
            <text:p>0.805352807044983</text:p>
          </table:table-cell>
          <table:table-cell table:number-columns-repeated="2"/>
        </table:table-row>
        <table:table-row table:style-name="ro1">
          <table:table-cell office:value-type="float" office:value="0.802279114723206" calcext:value-type="float">
            <text:p>0.802279114723206</text:p>
          </table:table-cell>
          <table:table-cell table:number-columns-repeated="2"/>
        </table:table-row>
        <table:table-row table:style-name="ro1">
          <table:table-cell office:value-type="float" office:value="0.804078876972199" calcext:value-type="float">
            <text:p>0.804078876972199</text:p>
          </table:table-cell>
          <table:table-cell table:number-columns-repeated="2"/>
        </table:table-row>
        <table:table-row table:style-name="ro1">
          <table:table-cell office:value-type="float" office:value="0.803394854068756" calcext:value-type="float">
            <text:p>0.803394854068756</text:p>
          </table:table-cell>
          <table:table-cell table:number-columns-repeated="2"/>
        </table:table-row>
        <table:table-row table:style-name="ro1">
          <table:table-cell office:value-type="float" office:value="0.803949356079102" calcext:value-type="float">
            <text:p>0.803949356079102</text:p>
          </table:table-cell>
          <table:table-cell table:number-columns-repeated="2"/>
        </table:table-row>
        <table:table-row table:style-name="ro1">
          <table:table-cell office:value-type="float" office:value="0.803116977214813" calcext:value-type="float">
            <text:p>0.803116977214813</text:p>
          </table:table-cell>
          <table:table-cell table:number-columns-repeated="2"/>
        </table:table-row>
        <table:table-row table:style-name="ro1">
          <table:table-cell office:value-type="float" office:value="0.803352355957031" calcext:value-type="float">
            <text:p>0.803352355957031</text:p>
          </table:table-cell>
          <table:table-cell table:number-columns-repeated="2"/>
        </table:table-row>
        <table:table-row table:style-name="ro1">
          <table:table-cell office:value-type="float" office:value="0.803435385227203" calcext:value-type="float">
            <text:p>0.803435385227203</text:p>
          </table:table-cell>
          <table:table-cell table:number-columns-repeated="2"/>
        </table:table-row>
        <table:table-row table:style-name="ro1">
          <table:table-cell office:value-type="float" office:value="0.803437232971191" calcext:value-type="float">
            <text:p>0.803437232971191</text:p>
          </table:table-cell>
          <table:table-cell table:number-columns-repeated="2"/>
        </table:table-row>
        <table:table-row table:style-name="ro1">
          <table:table-cell office:value-type="float" office:value="0.803438484668732" calcext:value-type="float">
            <text:p>0.803438484668732</text:p>
          </table:table-cell>
          <table:table-cell table:number-columns-repeated="2"/>
        </table:table-row>
        <table:table-row table:style-name="ro1">
          <table:table-cell office:value-type="float" office:value="0.800655543804169" calcext:value-type="float">
            <text:p>0.800655543804169</text:p>
          </table:table-cell>
          <table:table-cell table:number-columns-repeated="2"/>
        </table:table-row>
        <table:table-row table:style-name="ro1">
          <table:table-cell office:value-type="float" office:value="0.799296498298645" calcext:value-type="float">
            <text:p>0.799296498298645</text:p>
          </table:table-cell>
          <table:table-cell table:number-columns-repeated="2"/>
        </table:table-row>
        <table:table-row table:style-name="ro1">
          <table:table-cell office:value-type="float" office:value="0.802252113819122" calcext:value-type="float">
            <text:p>0.802252113819122</text:p>
          </table:table-cell>
          <table:table-cell table:number-columns-repeated="2"/>
        </table:table-row>
        <table:table-row table:style-name="ro1">
          <table:table-cell office:value-type="float" office:value="0.801259398460388" calcext:value-type="float">
            <text:p>0.801259398460388</text:p>
          </table:table-cell>
          <table:table-cell table:number-columns-repeated="2"/>
        </table:table-row>
        <table:table-row table:style-name="ro1">
          <table:table-cell office:value-type="float" office:value="0.80170750617981" calcext:value-type="float">
            <text:p>0.80170750617981</text:p>
          </table:table-cell>
          <table:table-cell table:number-columns-repeated="2"/>
        </table:table-row>
        <table:table-row table:style-name="ro1">
          <table:table-cell office:value-type="float" office:value="0.800292789936066" calcext:value-type="float">
            <text:p>0.800292789936066</text:p>
          </table:table-cell>
          <table:table-cell table:number-columns-repeated="2"/>
        </table:table-row>
        <table:table-row table:style-name="ro1">
          <table:table-cell office:value-type="float" office:value="0.801053166389465" calcext:value-type="float">
            <text:p>0.801053166389465</text:p>
          </table:table-cell>
          <table:table-cell table:number-columns-repeated="2"/>
        </table:table-row>
        <table:table-row table:style-name="ro1">
          <table:table-cell office:value-type="float" office:value="0.799655258655548" calcext:value-type="float">
            <text:p>0.799655258655548</text:p>
          </table:table-cell>
          <table:table-cell table:number-columns-repeated="2"/>
        </table:table-row>
        <table:table-row table:style-name="ro1">
          <table:table-cell office:value-type="float" office:value="0.800080001354218" calcext:value-type="float">
            <text:p>0.800080001354218</text:p>
          </table:table-cell>
          <table:table-cell table:number-columns-repeated="2"/>
        </table:table-row>
        <table:table-row table:style-name="ro1">
          <table:table-cell office:value-type="float" office:value="0.800999820232391" calcext:value-type="float">
            <text:p>0.800999820232391</text:p>
          </table:table-cell>
          <table:table-cell table:number-columns-repeated="2"/>
        </table:table-row>
        <table:table-row table:style-name="ro1">
          <table:table-cell office:value-type="float" office:value="0.80218631029129" calcext:value-type="float">
            <text:p>0.80218631029129</text:p>
          </table:table-cell>
          <table:table-cell table:number-columns-repeated="2"/>
        </table:table-row>
        <table:table-row table:style-name="ro1">
          <table:table-cell office:value-type="float" office:value="0.80038982629776" calcext:value-type="float">
            <text:p>0.80038982629776</text:p>
          </table:table-cell>
          <table:table-cell table:number-columns-repeated="2"/>
        </table:table-row>
        <table:table-row table:style-name="ro1">
          <table:table-cell office:value-type="float" office:value="0.805023908615112" calcext:value-type="float">
            <text:p>0.805023908615112</text:p>
          </table:table-cell>
          <table:table-cell table:number-columns-repeated="2"/>
        </table:table-row>
        <table:table-row table:style-name="ro1">
          <table:table-cell office:value-type="float" office:value="0.805612564086914" calcext:value-type="float">
            <text:p>0.805612564086914</text:p>
          </table:table-cell>
          <table:table-cell table:number-columns-repeated="2"/>
        </table:table-row>
        <table:table-row table:style-name="ro1">
          <table:table-cell office:value-type="float" office:value="0.806617558002472" calcext:value-type="float">
            <text:p>0.806617558002472</text:p>
          </table:table-cell>
          <table:table-cell table:number-columns-repeated="2"/>
        </table:table-row>
        <table:table-row table:style-name="ro1">
          <table:table-cell office:value-type="float" office:value="0.806529521942139" calcext:value-type="float">
            <text:p>0.806529521942139</text:p>
          </table:table-cell>
          <table:table-cell table:number-columns-repeated="2"/>
        </table:table-row>
        <table:table-row table:style-name="ro1">
          <table:table-cell office:value-type="float" office:value="0.808447659015656" calcext:value-type="float">
            <text:p>0.808447659015656</text:p>
          </table:table-cell>
          <table:table-cell table:number-columns-repeated="2"/>
        </table:table-row>
        <table:table-row table:style-name="ro1">
          <table:table-cell office:value-type="float" office:value="0.805978715419769" calcext:value-type="float">
            <text:p>0.805978715419769</text:p>
          </table:table-cell>
          <table:table-cell table:number-columns-repeated="2"/>
        </table:table-row>
        <table:table-row table:style-name="ro1">
          <table:table-cell office:value-type="float" office:value="0.808429777622223" calcext:value-type="float">
            <text:p>0.808429777622223</text:p>
          </table:table-cell>
          <table:table-cell table:number-columns-repeated="2"/>
        </table:table-row>
        <table:table-row table:style-name="ro1">
          <table:table-cell office:value-type="float" office:value="0.808254778385162" calcext:value-type="float">
            <text:p>0.808254778385162</text:p>
          </table:table-cell>
          <table:table-cell table:number-columns-repeated="2"/>
        </table:table-row>
        <table:table-row table:style-name="ro1">
          <table:table-cell office:value-type="float" office:value="0.808144152164459" calcext:value-type="float">
            <text:p>0.808144152164459</text:p>
          </table:table-cell>
          <table:table-cell table:number-columns-repeated="2"/>
        </table:table-row>
        <table:table-row table:style-name="ro1">
          <table:table-cell office:value-type="float" office:value="0.807916700839996" calcext:value-type="float">
            <text:p>0.807916700839996</text:p>
          </table:table-cell>
          <table:table-cell table:number-columns-repeated="2"/>
        </table:table-row>
        <table:table-row table:style-name="ro1">
          <table:table-cell office:value-type="float" office:value="0.807811975479126" calcext:value-type="float">
            <text:p>0.807811975479126</text:p>
          </table:table-cell>
          <table:table-cell table:number-columns-repeated="2"/>
        </table:table-row>
        <table:table-row table:style-name="ro1">
          <table:table-cell office:value-type="float" office:value="0.808348834514618" calcext:value-type="float">
            <text:p>0.808348834514618</text:p>
          </table:table-cell>
          <table:table-cell table:number-columns-repeated="2"/>
        </table:table-row>
        <table:table-row table:style-name="ro1">
          <table:table-cell office:value-type="float" office:value="0.803542912006378" calcext:value-type="float">
            <text:p>0.803542912006378</text:p>
          </table:table-cell>
          <table:table-cell table:number-columns-repeated="2"/>
        </table:table-row>
        <table:table-row table:style-name="ro1">
          <table:table-cell office:value-type="float" office:value="0.802075624465942" calcext:value-type="float">
            <text:p>0.802075624465942</text:p>
          </table:table-cell>
          <table:table-cell table:number-columns-repeated="2"/>
        </table:table-row>
        <table:table-row table:style-name="ro1">
          <table:table-cell office:value-type="float" office:value="0.802924931049347" calcext:value-type="float">
            <text:p>0.802924931049347</text:p>
          </table:table-cell>
          <table:table-cell table:number-columns-repeated="2"/>
        </table:table-row>
        <table:table-row table:style-name="ro1">
          <table:table-cell office:value-type="float" office:value="0.802827596664429" calcext:value-type="float">
            <text:p>0.802827596664429</text:p>
          </table:table-cell>
          <table:table-cell table:number-columns-repeated="2"/>
        </table:table-row>
        <table:table-row table:style-name="ro1">
          <table:table-cell office:value-type="float" office:value="0.804539918899536" calcext:value-type="float">
            <text:p>0.804539918899536</text:p>
          </table:table-cell>
          <table:table-cell table:number-columns-repeated="2"/>
        </table:table-row>
        <table:table-row table:style-name="ro1">
          <table:table-cell office:value-type="float" office:value="0.80398166179657" calcext:value-type="float">
            <text:p>0.80398166179657</text:p>
          </table:table-cell>
          <table:table-cell table:number-columns-repeated="2"/>
        </table:table-row>
        <table:table-row table:style-name="ro1">
          <table:table-cell office:value-type="float" office:value="0.80391800403595" calcext:value-type="float">
            <text:p>0.80391800403595</text:p>
          </table:table-cell>
          <table:table-cell table:number-columns-repeated="2"/>
        </table:table-row>
        <table:table-row table:style-name="ro1">
          <table:table-cell office:value-type="float" office:value="0.803479731082916" calcext:value-type="float">
            <text:p>0.803479731082916</text:p>
          </table:table-cell>
          <table:table-cell table:number-columns-repeated="2"/>
        </table:table-row>
        <table:table-row table:style-name="ro1">
          <table:table-cell office:value-type="float" office:value="0.805855751037598" calcext:value-type="float">
            <text:p>0.805855751037598</text:p>
          </table:table-cell>
          <table:table-cell table:number-columns-repeated="2"/>
        </table:table-row>
        <table:table-row table:style-name="ro1">
          <table:table-cell office:value-type="float" office:value="0.805692732334137" calcext:value-type="float">
            <text:p>0.805692732334137</text:p>
          </table:table-cell>
          <table:table-cell table:number-columns-repeated="2"/>
        </table:table-row>
        <table:table-row table:style-name="ro1">
          <table:table-cell office:value-type="float" office:value="0.805325925350189" calcext:value-type="float">
            <text:p>0.805325925350189</text:p>
          </table:table-cell>
          <table:table-cell table:number-columns-repeated="2"/>
        </table:table-row>
        <table:table-row table:style-name="ro1">
          <table:table-cell office:value-type="float" office:value="0.806017816066742" calcext:value-type="float">
            <text:p>0.806017816066742</text:p>
          </table:table-cell>
          <table:table-cell table:number-columns-repeated="2"/>
        </table:table-row>
        <table:table-row table:style-name="ro1">
          <table:table-cell office:value-type="float" office:value="0.806401193141937" calcext:value-type="float">
            <text:p>0.806401193141937</text:p>
          </table:table-cell>
          <table:table-cell table:number-columns-repeated="2"/>
        </table:table-row>
        <table:table-row table:style-name="ro1">
          <table:table-cell office:value-type="float" office:value="0.80553275346756" calcext:value-type="float">
            <text:p>0.80553275346756</text:p>
          </table:table-cell>
          <table:table-cell table:number-columns-repeated="2"/>
        </table:table-row>
        <table:table-row table:style-name="ro1">
          <table:table-cell office:value-type="float" office:value="0.805805742740631" calcext:value-type="float">
            <text:p>0.805805742740631</text:p>
          </table:table-cell>
          <table:table-cell table:number-columns-repeated="2"/>
        </table:table-row>
        <table:table-row table:style-name="ro1">
          <table:table-cell office:value-type="float" office:value="0.805636703968048" calcext:value-type="float">
            <text:p>0.805636703968048</text:p>
          </table:table-cell>
          <table:table-cell table:number-columns-repeated="2"/>
        </table:table-row>
        <table:table-row table:style-name="ro1">
          <table:table-cell office:value-type="float" office:value="0.805975258350372" calcext:value-type="float">
            <text:p>0.805975258350372</text:p>
          </table:table-cell>
          <table:table-cell table:number-columns-repeated="2"/>
        </table:table-row>
        <table:table-row table:style-name="ro1">
          <table:table-cell office:value-type="float" office:value="0.818048655986786" calcext:value-type="float">
            <text:p>0.818048655986786</text:p>
          </table:table-cell>
          <table:table-cell table:number-columns-repeated="2"/>
        </table:table-row>
        <table:table-row table:style-name="ro1">
          <table:table-cell office:value-type="float" office:value="0.818544805049896" calcext:value-type="float">
            <text:p>0.818544805049896</text:p>
          </table:table-cell>
          <table:table-cell table:number-columns-repeated="2"/>
        </table:table-row>
        <table:table-row table:style-name="ro1">
          <table:table-cell office:value-type="float" office:value="0.818340063095093" calcext:value-type="float">
            <text:p>0.818340063095093</text:p>
          </table:table-cell>
          <table:table-cell table:number-columns-repeated="2"/>
        </table:table-row>
        <table:table-row table:style-name="ro1">
          <table:table-cell office:value-type="float" office:value="0.82016509771347" calcext:value-type="float">
            <text:p>0.82016509771347</text:p>
          </table:table-cell>
          <table:table-cell table:number-columns-repeated="2"/>
        </table:table-row>
        <table:table-row table:style-name="ro1">
          <table:table-cell office:value-type="float" office:value="0.81961190700531" calcext:value-type="float">
            <text:p>0.81961190700531</text:p>
          </table:table-cell>
          <table:table-cell table:number-columns-repeated="2"/>
        </table:table-row>
        <table:table-row table:style-name="ro1">
          <table:table-cell office:value-type="float" office:value="0.818038702011108" calcext:value-type="float">
            <text:p>0.818038702011108</text:p>
          </table:table-cell>
          <table:table-cell table:number-columns-repeated="2"/>
        </table:table-row>
        <table:table-row table:style-name="ro1">
          <table:table-cell office:value-type="float" office:value="0.81996476650238" calcext:value-type="float">
            <text:p>0.81996476650238</text:p>
          </table:table-cell>
          <table:table-cell table:number-columns-repeated="2"/>
        </table:table-row>
        <table:table-row table:style-name="ro1">
          <table:table-cell office:value-type="float" office:value="0.833784818649292" calcext:value-type="float">
            <text:p>0.833784818649292</text:p>
          </table:table-cell>
          <table:table-cell table:number-columns-repeated="2"/>
        </table:table-row>
        <table:table-row table:style-name="ro1">
          <table:table-cell office:value-type="float" office:value="0.834089815616608" calcext:value-type="float">
            <text:p>0.834089815616608</text:p>
          </table:table-cell>
          <table:table-cell table:number-columns-repeated="2"/>
        </table:table-row>
        <table:table-row table:style-name="ro1">
          <table:table-cell office:value-type="float" office:value="0.836000502109528" calcext:value-type="float">
            <text:p>0.836000502109528</text:p>
          </table:table-cell>
          <table:table-cell table:number-columns-repeated="2"/>
        </table:table-row>
        <table:table-row table:style-name="ro1">
          <table:table-cell office:value-type="float" office:value="0.834052383899689" calcext:value-type="float">
            <text:p>0.834052383899689</text:p>
          </table:table-cell>
          <table:table-cell table:number-columns-repeated="2"/>
        </table:table-row>
        <table:table-row table:style-name="ro1">
          <table:table-cell office:value-type="float" office:value="0.834001421928406" calcext:value-type="float">
            <text:p>0.834001421928406</text:p>
          </table:table-cell>
          <table:table-cell table:number-columns-repeated="2"/>
        </table:table-row>
        <table:table-row table:style-name="ro1">
          <table:table-cell office:value-type="float" office:value="0.834349513053894" calcext:value-type="float">
            <text:p>0.834349513053894</text:p>
          </table:table-cell>
          <table:table-cell table:number-columns-repeated="2"/>
        </table:table-row>
        <table:table-row table:style-name="ro1">
          <table:table-cell office:value-type="float" office:value="0.834396719932556" calcext:value-type="float">
            <text:p>0.834396719932556</text:p>
          </table:table-cell>
          <table:table-cell table:number-columns-repeated="2"/>
        </table:table-row>
        <table:table-row table:style-name="ro1">
          <table:table-cell office:value-type="float" office:value="0.834239304065704" calcext:value-type="float">
            <text:p>0.834239304065704</text:p>
          </table:table-cell>
          <table:table-cell table:number-columns-repeated="2"/>
        </table:table-row>
        <table:table-row table:style-name="ro1">
          <table:table-cell office:value-type="float" office:value="0.834680020809174" calcext:value-type="float">
            <text:p>0.834680020809174</text:p>
          </table:table-cell>
          <table:table-cell table:number-columns-repeated="2"/>
        </table:table-row>
        <table:table-row table:style-name="ro1">
          <table:table-cell office:value-type="float" office:value="0.833357691764831" calcext:value-type="float">
            <text:p>0.833357691764831</text:p>
          </table:table-cell>
          <table:table-cell table:number-columns-repeated="2"/>
        </table:table-row>
        <table:table-row table:style-name="ro1">
          <table:table-cell office:value-type="float" office:value="0.834178924560547" calcext:value-type="float">
            <text:p>0.834178924560547</text:p>
          </table:table-cell>
          <table:table-cell table:number-columns-repeated="2"/>
        </table:table-row>
        <table:table-row table:style-name="ro1">
          <table:table-cell office:value-type="float" office:value="0.832976758480072" calcext:value-type="float">
            <text:p>0.832976758480072</text:p>
          </table:table-cell>
          <table:table-cell table:number-columns-repeated="2"/>
        </table:table-row>
        <table:table-row table:style-name="ro1">
          <table:table-cell office:value-type="float" office:value="0.833238422870636" calcext:value-type="float">
            <text:p>0.833238422870636</text:p>
          </table:table-cell>
          <table:table-cell table:number-columns-repeated="2"/>
        </table:table-row>
        <table:table-row table:style-name="ro1">
          <table:table-cell office:value-type="float" office:value="0.833624601364136" calcext:value-type="float">
            <text:p>0.833624601364136</text:p>
          </table:table-cell>
          <table:table-cell table:number-columns-repeated="2"/>
        </table:table-row>
        <table:table-row table:style-name="ro1">
          <table:table-cell office:value-type="float" office:value="0.835584342479706" calcext:value-type="float">
            <text:p>0.835584342479706</text:p>
          </table:table-cell>
          <table:table-cell table:number-columns-repeated="2"/>
        </table:table-row>
        <table:table-row table:style-name="ro1">
          <table:table-cell office:value-type="float" office:value="0.835465371608734" calcext:value-type="float">
            <text:p>0.835465371608734</text:p>
          </table:table-cell>
          <table:table-cell table:number-columns-repeated="2"/>
        </table:table-row>
        <table:table-row table:style-name="ro1">
          <table:table-cell office:value-type="float" office:value="0.837365508079529" calcext:value-type="float">
            <text:p>0.837365508079529</text:p>
          </table:table-cell>
          <table:table-cell table:number-columns-repeated="2"/>
        </table:table-row>
        <table:table-row table:style-name="ro1">
          <table:table-cell office:value-type="float" office:value="0.837393820285797" calcext:value-type="float">
            <text:p>0.837393820285797</text:p>
          </table:table-cell>
          <table:table-cell table:number-columns-repeated="2"/>
        </table:table-row>
        <table:table-row table:style-name="ro1">
          <table:table-cell office:value-type="float" office:value="0.837433338165283" calcext:value-type="float">
            <text:p>0.837433338165283</text:p>
          </table:table-cell>
          <table:table-cell table:number-columns-repeated="2"/>
        </table:table-row>
        <table:table-row table:style-name="ro1">
          <table:table-cell office:value-type="float" office:value="0.836438059806824" calcext:value-type="float">
            <text:p>0.836438059806824</text:p>
          </table:table-cell>
          <table:table-cell table:number-columns-repeated="2"/>
        </table:table-row>
        <table:table-row table:style-name="ro1">
          <table:table-cell office:value-type="float" office:value="0.836481928825378" calcext:value-type="float">
            <text:p>0.836481928825378</text:p>
          </table:table-cell>
          <table:table-cell table:number-columns-repeated="2"/>
        </table:table-row>
        <table:table-row table:style-name="ro1">
          <table:table-cell office:value-type="float" office:value="0.835953414440155" calcext:value-type="float">
            <text:p>0.835953414440155</text:p>
          </table:table-cell>
          <table:table-cell table:number-columns-repeated="2"/>
        </table:table-row>
        <table:table-row table:style-name="ro1">
          <table:table-cell office:value-type="float" office:value="0.836289823055267" calcext:value-type="float">
            <text:p>0.836289823055267</text:p>
          </table:table-cell>
          <table:table-cell table:number-columns-repeated="2"/>
        </table:table-row>
        <table:table-row table:style-name="ro1">
          <table:table-cell office:value-type="float" office:value="0.836146295070648" calcext:value-type="float">
            <text:p>0.836146295070648</text:p>
          </table:table-cell>
          <table:table-cell table:number-columns-repeated="2"/>
        </table:table-row>
        <table:table-row table:style-name="ro1">
          <table:table-cell office:value-type="float" office:value="0.834467589855194" calcext:value-type="float">
            <text:p>0.834467589855194</text:p>
          </table:table-cell>
          <table:table-cell table:number-columns-repeated="2"/>
        </table:table-row>
        <table:table-row table:style-name="ro1">
          <table:table-cell office:value-type="float" office:value="0.811139523983002" calcext:value-type="float">
            <text:p>0.811139523983002</text:p>
          </table:table-cell>
          <table:table-cell table:number-columns-repeated="2"/>
        </table:table-row>
        <table:table-row table:style-name="ro1">
          <table:table-cell office:value-type="float" office:value="0.815237104892731" calcext:value-type="float">
            <text:p>0.815237104892731</text:p>
          </table:table-cell>
          <table:table-cell table:number-columns-repeated="2"/>
        </table:table-row>
        <table:table-row table:style-name="ro1">
          <table:table-cell office:value-type="float" office:value="0.813359975814819" calcext:value-type="float">
            <text:p>0.813359975814819</text:p>
          </table:table-cell>
          <table:table-cell table:number-columns-repeated="2"/>
        </table:table-row>
        <table:table-row table:style-name="ro1">
          <table:table-cell office:value-type="float" office:value="0.816541016101837" calcext:value-type="float">
            <text:p>0.816541016101837</text:p>
          </table:table-cell>
          <table:table-cell table:number-columns-repeated="2"/>
        </table:table-row>
        <table:table-row table:style-name="ro1">
          <table:table-cell office:value-type="float" office:value="0.815686762332916" calcext:value-type="float">
            <text:p>0.815686762332916</text:p>
          </table:table-cell>
          <table:table-cell table:number-columns-repeated="2"/>
        </table:table-row>
        <table:table-row table:style-name="ro1">
          <table:table-cell office:value-type="float" office:value="0.815329551696777" calcext:value-type="float">
            <text:p>0.815329551696777</text:p>
          </table:table-cell>
          <table:table-cell table:number-columns-repeated="2"/>
        </table:table-row>
        <table:table-row table:style-name="ro1">
          <table:table-cell office:value-type="float" office:value="0.815141916275024" calcext:value-type="float">
            <text:p>0.815141916275024</text:p>
          </table:table-cell>
          <table:table-cell table:number-columns-repeated="2"/>
        </table:table-row>
        <table:table-row table:style-name="ro1">
          <table:table-cell office:value-type="float" office:value="0.81668096780777" calcext:value-type="float">
            <text:p>0.81668096780777</text:p>
          </table:table-cell>
          <table:table-cell table:number-columns-repeated="2"/>
        </table:table-row>
        <table:table-row table:style-name="ro1">
          <table:table-cell office:value-type="float" office:value="0.815953373908997" calcext:value-type="float">
            <text:p>0.815953373908997</text:p>
          </table:table-cell>
          <table:table-cell table:number-columns-repeated="2"/>
        </table:table-row>
        <table:table-row table:style-name="ro1">
          <table:table-cell office:value-type="float" office:value="0.816271901130676" calcext:value-type="float">
            <text:p>0.816271901130676</text:p>
          </table:table-cell>
          <table:table-cell table:number-columns-repeated="2"/>
        </table:table-row>
        <table:table-row table:style-name="ro1">
          <table:table-cell office:value-type="float" office:value="0.814860701560974" calcext:value-type="float">
            <text:p>0.814860701560974</text:p>
          </table:table-cell>
          <table:table-cell table:number-columns-repeated="2"/>
        </table:table-row>
        <table:table-row table:style-name="ro1">
          <table:table-cell office:value-type="float" office:value="0.78724467754364" calcext:value-type="float">
            <text:p>0.78724467754364</text:p>
          </table:table-cell>
          <table:table-cell table:number-columns-repeated="2"/>
        </table:table-row>
        <table:table-row table:style-name="ro1">
          <table:table-cell office:value-type="float" office:value="0.787967085838318" calcext:value-type="float">
            <text:p>0.787967085838318</text:p>
          </table:table-cell>
          <table:table-cell table:number-columns-repeated="2"/>
        </table:table-row>
        <table:table-row table:style-name="ro1">
          <table:table-cell office:value-type="float" office:value="0.789856553077698" calcext:value-type="float">
            <text:p>0.789856553077698</text:p>
          </table:table-cell>
          <table:table-cell table:number-columns-repeated="2"/>
        </table:table-row>
        <table:table-row table:style-name="ro1">
          <table:table-cell office:value-type="float" office:value="0.789225399494171" calcext:value-type="float">
            <text:p>0.789225399494171</text:p>
          </table:table-cell>
          <table:table-cell table:number-columns-repeated="2"/>
        </table:table-row>
        <table:table-row table:style-name="ro1">
          <table:table-cell office:value-type="float" office:value="0.791203677654266" calcext:value-type="float">
            <text:p>0.791203677654266</text:p>
          </table:table-cell>
          <table:table-cell table:number-columns-repeated="2"/>
        </table:table-row>
        <table:table-row table:style-name="ro1">
          <table:table-cell office:value-type="float" office:value="0.791217744350433" calcext:value-type="float">
            <text:p>0.791217744350433</text:p>
          </table:table-cell>
          <table:table-cell table:number-columns-repeated="2"/>
        </table:table-row>
        <table:table-row table:style-name="ro1">
          <table:table-cell office:value-type="float" office:value="0.791359961032867" calcext:value-type="float">
            <text:p>0.791359961032867</text:p>
          </table:table-cell>
          <table:table-cell table:number-columns-repeated="2"/>
        </table:table-row>
        <table:table-row table:style-name="ro1">
          <table:table-cell office:value-type="float" office:value="0.791141033172607" calcext:value-type="float">
            <text:p>0.791141033172607</text:p>
          </table:table-cell>
          <table:table-cell table:number-columns-repeated="2"/>
        </table:table-row>
        <table:table-row table:style-name="ro1">
          <table:table-cell office:value-type="float" office:value="0.794715106487274" calcext:value-type="float">
            <text:p>0.794715106487274</text:p>
          </table:table-cell>
          <table:table-cell table:number-columns-repeated="2"/>
        </table:table-row>
        <table:table-row table:style-name="ro1">
          <table:table-cell office:value-type="float" office:value="0.794753074645996" calcext:value-type="float">
            <text:p>0.794753074645996</text:p>
          </table:table-cell>
          <table:table-cell table:number-columns-repeated="2"/>
        </table:table-row>
        <table:table-row table:style-name="ro1">
          <table:table-cell office:value-type="float" office:value="0.793324410915375" calcext:value-type="float">
            <text:p>0.793324410915375</text:p>
          </table:table-cell>
          <table:table-cell table:number-columns-repeated="2"/>
        </table:table-row>
        <table:table-row table:style-name="ro1">
          <table:table-cell office:value-type="float" office:value="0.793337523937225" calcext:value-type="float">
            <text:p>0.793337523937225</text:p>
          </table:table-cell>
          <table:table-cell table:number-columns-repeated="2"/>
        </table:table-row>
        <table:table-row table:style-name="ro1">
          <table:table-cell office:value-type="float" office:value="0.787550985813141" calcext:value-type="float">
            <text:p>0.787550985813141</text:p>
          </table:table-cell>
          <table:table-cell table:number-columns-repeated="2"/>
        </table:table-row>
        <table:table-row table:style-name="ro1">
          <table:table-cell office:value-type="float" office:value="0.789001405239105" calcext:value-type="float">
            <text:p>0.789001405239105</text:p>
          </table:table-cell>
          <table:table-cell table:number-columns-repeated="2"/>
        </table:table-row>
        <table:table-row table:style-name="ro1">
          <table:table-cell office:value-type="float" office:value="0.788613319396973" calcext:value-type="float">
            <text:p>0.788613319396973</text:p>
          </table:table-cell>
          <table:table-cell table:number-columns-repeated="2"/>
        </table:table-row>
        <table:table-row table:style-name="ro1">
          <table:table-cell office:value-type="float" office:value="0.786061882972717" calcext:value-type="float">
            <text:p>0.786061882972717</text:p>
          </table:table-cell>
          <table:table-cell table:number-columns-repeated="2"/>
        </table:table-row>
        <table:table-row table:style-name="ro1">
          <table:table-cell office:value-type="float" office:value="0.787756085395813" calcext:value-type="float">
            <text:p>0.787756085395813</text:p>
          </table:table-cell>
          <table:table-cell table:number-columns-repeated="2"/>
        </table:table-row>
        <table:table-row table:style-name="ro1">
          <table:table-cell office:value-type="float" office:value="0.787750899791718" calcext:value-type="float">
            <text:p>0.787750899791718</text:p>
          </table:table-cell>
          <table:table-cell table:number-columns-repeated="2"/>
        </table:table-row>
        <table:table-row table:style-name="ro1">
          <table:table-cell office:value-type="float" office:value="0.787906527519226" calcext:value-type="float">
            <text:p>0.787906527519226</text:p>
          </table:table-cell>
          <table:table-cell table:number-columns-repeated="2"/>
        </table:table-row>
        <table:table-row table:style-name="ro1">
          <table:table-cell office:value-type="float" office:value="0.787756860256195" calcext:value-type="float">
            <text:p>0.787756860256195</text:p>
          </table:table-cell>
          <table:table-cell table:number-columns-repeated="2"/>
        </table:table-row>
        <table:table-row table:style-name="ro1">
          <table:table-cell office:value-type="float" office:value="0.787656486034393" calcext:value-type="float">
            <text:p>0.787656486034393</text:p>
          </table:table-cell>
          <table:table-cell table:number-columns-repeated="2"/>
        </table:table-row>
        <table:table-row table:style-name="ro1">
          <table:table-cell office:value-type="float" office:value="0.788703322410584" calcext:value-type="float">
            <text:p>0.788703322410584</text:p>
          </table:table-cell>
          <table:table-cell table:number-columns-repeated="2"/>
        </table:table-row>
        <table:table-row table:style-name="ro1">
          <table:table-cell office:value-type="float" office:value="0.792035579681397" calcext:value-type="float">
            <text:p>0.792035579681397</text:p>
          </table:table-cell>
          <table:table-cell table:number-columns-repeated="2"/>
        </table:table-row>
        <table:table-row table:style-name="ro1">
          <table:table-cell office:value-type="float" office:value="0.789290487766266" calcext:value-type="float">
            <text:p>0.789290487766266</text:p>
          </table:table-cell>
          <table:table-cell table:number-columns-repeated="2"/>
        </table:table-row>
        <table:table-row table:style-name="ro1">
          <table:table-cell office:value-type="float" office:value="0.822600603103638" calcext:value-type="float">
            <text:p>0.822600603103638</text:p>
          </table:table-cell>
          <table:table-cell table:number-columns-repeated="2"/>
        </table:table-row>
        <table:table-row table:style-name="ro1">
          <table:table-cell office:value-type="float" office:value="0.822112321853638" calcext:value-type="float">
            <text:p>0.822112321853638</text:p>
          </table:table-cell>
          <table:table-cell table:number-columns-repeated="2"/>
        </table:table-row>
        <table:table-row table:style-name="ro1">
          <table:table-cell office:value-type="float" office:value="0.823687434196472" calcext:value-type="float">
            <text:p>0.823687434196472</text:p>
          </table:table-cell>
          <table:table-cell table:number-columns-repeated="2"/>
        </table:table-row>
        <table:table-row table:style-name="ro1">
          <table:table-cell office:value-type="float" office:value="0.822167456150055" calcext:value-type="float">
            <text:p>0.822167456150055</text:p>
          </table:table-cell>
          <table:table-cell table:number-columns-repeated="2"/>
        </table:table-row>
        <table:table-row table:style-name="ro1">
          <table:table-cell office:value-type="float" office:value="0.822018325328827" calcext:value-type="float">
            <text:p>0.822018325328827</text:p>
          </table:table-cell>
          <table:table-cell table:number-columns-repeated="2"/>
        </table:table-row>
        <table:table-row table:style-name="ro1">
          <table:table-cell office:value-type="float" office:value="0.82293301820755" calcext:value-type="float">
            <text:p>0.82293301820755</text:p>
          </table:table-cell>
          <table:table-cell table:number-columns-repeated="2"/>
        </table:table-row>
        <table:table-row table:style-name="ro1">
          <table:table-cell office:value-type="float" office:value="0.824212849140167" calcext:value-type="float">
            <text:p>0.824212849140167</text:p>
          </table:table-cell>
          <table:table-cell table:number-columns-repeated="2"/>
        </table:table-row>
        <table:table-row table:style-name="ro1">
          <table:table-cell office:value-type="float" office:value="0.823779761791229" calcext:value-type="float">
            <text:p>0.823779761791229</text:p>
          </table:table-cell>
          <table:table-cell table:number-columns-repeated="2"/>
        </table:table-row>
        <table:table-row table:style-name="ro1">
          <table:table-cell office:value-type="float" office:value="0.822575390338898" calcext:value-type="float">
            <text:p>0.822575390338898</text:p>
          </table:table-cell>
          <table:table-cell table:number-columns-repeated="2"/>
        </table:table-row>
        <table:table-row table:style-name="ro1">
          <table:table-cell office:value-type="float" office:value="0.823144376277924" calcext:value-type="float">
            <text:p>0.823144376277924</text:p>
          </table:table-cell>
          <table:table-cell table:number-columns-repeated="2"/>
        </table:table-row>
        <table:table-row table:style-name="ro1">
          <table:table-cell office:value-type="float" office:value="0.82341605424881" calcext:value-type="float">
            <text:p>0.82341605424881</text:p>
          </table:table-cell>
          <table:table-cell table:number-columns-repeated="2"/>
        </table:table-row>
        <table:table-row table:style-name="ro1">
          <table:table-cell office:value-type="float" office:value="0.823646903038025" calcext:value-type="float">
            <text:p>0.823646903038025</text:p>
          </table:table-cell>
          <table:table-cell table:number-columns-repeated="2"/>
        </table:table-row>
        <table:table-row table:style-name="ro1">
          <table:table-cell office:value-type="float" office:value="0.825201809406281" calcext:value-type="float">
            <text:p>0.825201809406281</text:p>
          </table:table-cell>
          <table:table-cell table:number-columns-repeated="2"/>
        </table:table-row>
        <table:table-row table:style-name="ro1">
          <table:table-cell office:value-type="float" office:value="0.823289215564728" calcext:value-type="float">
            <text:p>0.823289215564728</text:p>
          </table:table-cell>
          <table:table-cell table:number-columns-repeated="2"/>
        </table:table-row>
        <table:table-row table:style-name="ro1">
          <table:table-cell office:value-type="float" office:value="0.825229167938232" calcext:value-type="float">
            <text:p>0.825229167938232</text:p>
          </table:table-cell>
          <table:table-cell table:number-columns-repeated="2"/>
        </table:table-row>
        <table:table-row table:style-name="ro1">
          <table:table-cell office:value-type="float" office:value="0.824056744575501" calcext:value-type="float">
            <text:p>0.824056744575501</text:p>
          </table:table-cell>
          <table:table-cell table:number-columns-repeated="2"/>
        </table:table-row>
        <table:table-row table:style-name="ro1">
          <table:table-cell office:value-type="float" office:value="0.825329184532166" calcext:value-type="float">
            <text:p>0.825329184532166</text:p>
          </table:table-cell>
          <table:table-cell table:number-columns-repeated="2"/>
        </table:table-row>
        <table:table-row table:style-name="ro1">
          <table:table-cell office:value-type="float" office:value="0.823924839496612" calcext:value-type="float">
            <text:p>0.823924839496612</text:p>
          </table:table-cell>
          <table:table-cell table:number-columns-repeated="2"/>
        </table:table-row>
        <table:table-row table:style-name="ro1">
          <table:table-cell office:value-type="float" office:value="0.825548529624939" calcext:value-type="float">
            <text:p>0.825548529624939</text:p>
          </table:table-cell>
          <table:table-cell table:number-columns-repeated="2"/>
        </table:table-row>
        <table:table-row table:style-name="ro1">
          <table:table-cell office:value-type="float" office:value="0.82542335987091" calcext:value-type="float">
            <text:p>0.82542335987091</text:p>
          </table:table-cell>
          <table:table-cell table:number-columns-repeated="2"/>
        </table:table-row>
        <table:table-row table:style-name="ro1">
          <table:table-cell office:value-type="float" office:value="0.825718760490418" calcext:value-type="float">
            <text:p>0.825718760490418</text:p>
          </table:table-cell>
          <table:table-cell table:number-columns-repeated="2"/>
        </table:table-row>
        <table:table-row table:style-name="ro1">
          <table:table-cell office:value-type="float" office:value="0.825326800346375" calcext:value-type="float">
            <text:p>0.825326800346375</text:p>
          </table:table-cell>
          <table:table-cell table:number-columns-repeated="2"/>
        </table:table-row>
        <table:table-row table:style-name="ro1">
          <table:table-cell office:value-type="float" office:value="0.8258256316185" calcext:value-type="float">
            <text:p>0.8258256316185</text:p>
          </table:table-cell>
          <table:table-cell table:number-columns-repeated="2"/>
        </table:table-row>
        <table:table-row table:style-name="ro1">
          <table:table-cell office:value-type="float" office:value="0.825835525989533" calcext:value-type="float">
            <text:p>0.825835525989533</text:p>
          </table:table-cell>
          <table:table-cell table:number-columns-repeated="2"/>
        </table:table-row>
        <table:table-row table:style-name="ro1">
          <table:table-cell office:value-type="float" office:value="0.824932038784027" calcext:value-type="float">
            <text:p>0.824932038784027</text:p>
          </table:table-cell>
          <table:table-cell table:number-columns-repeated="2"/>
        </table:table-row>
        <table:table-row table:style-name="ro1">
          <table:table-cell office:value-type="float" office:value="0.823492348194122" calcext:value-type="float">
            <text:p>0.823492348194122</text:p>
          </table:table-cell>
          <table:table-cell table:number-columns-repeated="2"/>
        </table:table-row>
        <table:table-row table:style-name="ro1">
          <table:table-cell office:value-type="float" office:value="0.824949622154236" calcext:value-type="float">
            <text:p>0.824949622154236</text:p>
          </table:table-cell>
          <table:table-cell table:number-columns-repeated="2"/>
        </table:table-row>
        <table:table-row table:style-name="ro1">
          <table:table-cell office:value-type="float" office:value="0.823525547981262" calcext:value-type="float">
            <text:p>0.823525547981262</text:p>
          </table:table-cell>
          <table:table-cell table:number-columns-repeated="2"/>
        </table:table-row>
        <table:table-row table:style-name="ro1">
          <table:table-cell office:value-type="float" office:value="0.825272977352142" calcext:value-type="float">
            <text:p>0.825272977352142</text:p>
          </table:table-cell>
          <table:table-cell table:number-columns-repeated="2"/>
        </table:table-row>
        <table:table-row table:style-name="ro1">
          <table:table-cell office:value-type="float" office:value="0.825791478157043" calcext:value-type="float">
            <text:p>0.825791478157043</text:p>
          </table:table-cell>
          <table:table-cell table:number-columns-repeated="2"/>
        </table:table-row>
        <table:table-row table:style-name="ro1">
          <table:table-cell office:value-type="float" office:value="0.826629996299744" calcext:value-type="float">
            <text:p>0.826629996299744</text:p>
          </table:table-cell>
          <table:table-cell table:number-columns-repeated="2"/>
        </table:table-row>
        <table:table-row table:style-name="ro1">
          <table:table-cell office:value-type="float" office:value="0.824840366840362" calcext:value-type="float">
            <text:p>0.824840366840362</text:p>
          </table:table-cell>
          <table:table-cell table:number-columns-repeated="2"/>
        </table:table-row>
        <table:table-row table:style-name="ro1">
          <table:table-cell office:value-type="float" office:value="0.826997816562653" calcext:value-type="float">
            <text:p>0.826997816562653</text:p>
          </table:table-cell>
          <table:table-cell table:number-columns-repeated="2"/>
        </table:table-row>
        <table:table-row table:style-name="ro1">
          <table:table-cell office:value-type="float" office:value="0.8251833319664" calcext:value-type="float">
            <text:p>0.8251833319664</text:p>
          </table:table-cell>
          <table:table-cell table:number-columns-repeated="2"/>
        </table:table-row>
        <table:table-row table:style-name="ro1">
          <table:table-cell office:value-type="float" office:value="0.82720947265625" calcext:value-type="float">
            <text:p>0.82720947265625</text:p>
          </table:table-cell>
          <table:table-cell table:number-columns-repeated="2"/>
        </table:table-row>
        <table:table-row table:style-name="ro1">
          <table:table-cell office:value-type="float" office:value="0.826280951499939" calcext:value-type="float">
            <text:p>0.826280951499939</text:p>
          </table:table-cell>
          <table:table-cell table:number-columns-repeated="2"/>
        </table:table-row>
        <table:table-row table:style-name="ro1">
          <table:table-cell office:value-type="float" office:value="0.814480602741241" calcext:value-type="float">
            <text:p>0.814480602741241</text:p>
          </table:table-cell>
          <table:table-cell table:number-columns-repeated="2"/>
        </table:table-row>
        <table:table-row table:style-name="ro1">
          <table:table-cell office:value-type="float" office:value="0.810417294502258" calcext:value-type="float">
            <text:p>0.810417294502258</text:p>
          </table:table-cell>
          <table:table-cell table:number-columns-repeated="2"/>
        </table:table-row>
        <table:table-row table:style-name="ro1">
          <table:table-cell office:value-type="float" office:value="0.812204837799072" calcext:value-type="float">
            <text:p>0.812204837799072</text:p>
          </table:table-cell>
          <table:table-cell table:number-columns-repeated="2"/>
        </table:table-row>
        <table:table-row table:style-name="ro1">
          <table:table-cell office:value-type="float" office:value="0.81269109249115" calcext:value-type="float">
            <text:p>0.81269109249115</text:p>
          </table:table-cell>
          <table:table-cell table:number-columns-repeated="2"/>
        </table:table-row>
        <table:table-row table:style-name="ro1">
          <table:table-cell office:value-type="float" office:value="0.81423282623291" calcext:value-type="float">
            <text:p>0.81423282623291</text:p>
          </table:table-cell>
          <table:table-cell table:number-columns-repeated="2"/>
        </table:table-row>
        <table:table-row table:style-name="ro1">
          <table:table-cell office:value-type="float" office:value="0.811467111110687" calcext:value-type="float">
            <text:p>0.811467111110687</text:p>
          </table:table-cell>
          <table:table-cell table:number-columns-repeated="2"/>
        </table:table-row>
        <table:table-row table:style-name="ro1">
          <table:table-cell office:value-type="float" office:value="0.811217188835144" calcext:value-type="float">
            <text:p>0.811217188835144</text:p>
          </table:table-cell>
          <table:table-cell table:number-columns-repeated="2"/>
        </table:table-row>
        <table:table-row table:style-name="ro1">
          <table:table-cell office:value-type="float" office:value="0.810572624206543" calcext:value-type="float">
            <text:p>0.810572624206543</text:p>
          </table:table-cell>
          <table:table-cell table:number-columns-repeated="2"/>
        </table:table-row>
        <table:table-row table:style-name="ro1">
          <table:table-cell office:value-type="float" office:value="0.81057608127594" calcext:value-type="float">
            <text:p>0.81057608127594</text:p>
          </table:table-cell>
          <table:table-cell table:number-columns-repeated="2"/>
        </table:table-row>
        <table:table-row table:style-name="ro1">
          <table:table-cell office:value-type="float" office:value="0.811437427997589" calcext:value-type="float">
            <text:p>0.811437427997589</text:p>
          </table:table-cell>
          <table:table-cell table:number-columns-repeated="2"/>
        </table:table-row>
        <table:table-row table:style-name="ro1">
          <table:table-cell office:value-type="float" office:value="0.811173498630524" calcext:value-type="float">
            <text:p>0.811173498630524</text:p>
          </table:table-cell>
          <table:table-cell table:number-columns-repeated="2"/>
        </table:table-row>
        <table:table-row table:style-name="ro1">
          <table:table-cell office:value-type="float" office:value="0.810902118682861" calcext:value-type="float">
            <text:p>0.810902118682861</text:p>
          </table:table-cell>
          <table:table-cell table:number-columns-repeated="2"/>
        </table:table-row>
        <table:table-row table:style-name="ro1">
          <table:table-cell office:value-type="float" office:value="0.813813447952271" calcext:value-type="float">
            <text:p>0.813813447952271</text:p>
          </table:table-cell>
          <table:table-cell table:number-columns-repeated="2"/>
        </table:table-row>
        <table:table-row table:style-name="ro1">
          <table:table-cell office:value-type="float" office:value="0.813307106494904" calcext:value-type="float">
            <text:p>0.813307106494904</text:p>
          </table:table-cell>
          <table:table-cell table:number-columns-repeated="2"/>
        </table:table-row>
        <table:table-row table:style-name="ro1">
          <table:table-cell office:value-type="float" office:value="0.814616560935974" calcext:value-type="float">
            <text:p>0.814616560935974</text:p>
          </table:table-cell>
          <table:table-cell table:number-columns-repeated="2"/>
        </table:table-row>
        <table:table-row table:style-name="ro1">
          <table:table-cell office:value-type="float" office:value="0.813992500305176" calcext:value-type="float">
            <text:p>0.813992500305176</text:p>
          </table:table-cell>
          <table:table-cell table:number-columns-repeated="2"/>
        </table:table-row>
        <table:table-row table:style-name="ro1">
          <table:table-cell office:value-type="float" office:value="0.814969301223755" calcext:value-type="float">
            <text:p>0.814969301223755</text:p>
          </table:table-cell>
          <table:table-cell table:number-columns-repeated="2"/>
        </table:table-row>
        <table:table-row table:style-name="ro1">
          <table:table-cell office:value-type="float" office:value="0.815679311752319" calcext:value-type="float">
            <text:p>0.815679311752319</text:p>
          </table:table-cell>
          <table:table-cell table:number-columns-repeated="2"/>
        </table:table-row>
        <table:table-row table:style-name="ro1">
          <table:table-cell office:value-type="float" office:value="0.817192077636719" calcext:value-type="float">
            <text:p>0.817192077636719</text:p>
          </table:table-cell>
          <table:table-cell table:number-columns-repeated="2"/>
        </table:table-row>
        <table:table-row table:style-name="ro1">
          <table:table-cell office:value-type="float" office:value="0.815068781375885" calcext:value-type="float">
            <text:p>0.815068781375885</text:p>
          </table:table-cell>
          <table:table-cell table:number-columns-repeated="2"/>
        </table:table-row>
        <table:table-row table:style-name="ro1">
          <table:table-cell office:value-type="float" office:value="0.814992368221283" calcext:value-type="float">
            <text:p>0.814992368221283</text:p>
          </table:table-cell>
          <table:table-cell table:number-columns-repeated="2"/>
        </table:table-row>
        <table:table-row table:style-name="ro1">
          <table:table-cell office:value-type="float" office:value="0.81507134437561" calcext:value-type="float">
            <text:p>0.81507134437561</text:p>
          </table:table-cell>
          <table:table-cell table:number-columns-repeated="2"/>
        </table:table-row>
        <table:table-row table:style-name="ro1">
          <table:table-cell office:value-type="float" office:value="0.815088093280792" calcext:value-type="float">
            <text:p>0.815088093280792</text:p>
          </table:table-cell>
          <table:table-cell table:number-columns-repeated="2"/>
        </table:table-row>
        <table:table-row table:style-name="ro1">
          <table:table-cell office:value-type="float" office:value="0.815210044384003" calcext:value-type="float">
            <text:p>0.815210044384003</text:p>
          </table:table-cell>
          <table:table-cell table:number-columns-repeated="2"/>
        </table:table-row>
        <table:table-row table:style-name="ro1">
          <table:table-cell office:value-type="float" office:value="0.814410626888275" calcext:value-type="float">
            <text:p>0.814410626888275</text:p>
          </table:table-cell>
          <table:table-cell table:number-columns-repeated="2"/>
        </table:table-row>
        <table:table-row table:style-name="ro1">
          <table:table-cell office:value-type="float" office:value="0.809524595737457" calcext:value-type="float">
            <text:p>0.809524595737457</text:p>
          </table:table-cell>
          <table:table-cell table:number-columns-repeated="2"/>
        </table:table-row>
        <table:table-row table:style-name="ro1">
          <table:table-cell office:value-type="float" office:value="0.809762299060822" calcext:value-type="float">
            <text:p>0.809762299060822</text:p>
          </table:table-cell>
          <table:table-cell table:number-columns-repeated="2"/>
        </table:table-row>
        <table:table-row table:style-name="ro1">
          <table:table-cell office:value-type="float" office:value="0.805617570877075" calcext:value-type="float">
            <text:p>0.805617570877075</text:p>
          </table:table-cell>
          <table:table-cell table:number-columns-repeated="2"/>
        </table:table-row>
        <table:table-row table:style-name="ro1">
          <table:table-cell office:value-type="float" office:value="0.80683159828186" calcext:value-type="float">
            <text:p>0.80683159828186</text:p>
          </table:table-cell>
          <table:table-cell table:number-columns-repeated="2"/>
        </table:table-row>
        <table:table-row table:style-name="ro1">
          <table:table-cell office:value-type="float" office:value="0.803728461265564" calcext:value-type="float">
            <text:p>0.803728461265564</text:p>
          </table:table-cell>
          <table:table-cell table:number-columns-repeated="2"/>
        </table:table-row>
        <table:table-row table:style-name="ro1">
          <table:table-cell office:value-type="float" office:value="0.807226300239563" calcext:value-type="float">
            <text:p>0.807226300239563</text:p>
          </table:table-cell>
          <table:table-cell table:number-columns-repeated="2"/>
        </table:table-row>
        <table:table-row table:style-name="ro1">
          <table:table-cell office:value-type="float" office:value="0.805279970169067" calcext:value-type="float">
            <text:p>0.805279970169067</text:p>
          </table:table-cell>
          <table:table-cell table:number-columns-repeated="2"/>
        </table:table-row>
        <table:table-row table:style-name="ro1">
          <table:table-cell office:value-type="float" office:value="0.80527538061142" calcext:value-type="float">
            <text:p>0.80527538061142</text:p>
          </table:table-cell>
          <table:table-cell table:number-columns-repeated="2"/>
        </table:table-row>
        <table:table-row table:style-name="ro1">
          <table:table-cell office:value-type="float" office:value="0.807703673839569" calcext:value-type="float">
            <text:p>0.807703673839569</text:p>
          </table:table-cell>
          <table:table-cell table:number-columns-repeated="2"/>
        </table:table-row>
        <table:table-row table:style-name="ro1">
          <table:table-cell office:value-type="float" office:value="0.808680295944214" calcext:value-type="float">
            <text:p>0.808680295944214</text:p>
          </table:table-cell>
          <table:table-cell table:number-columns-repeated="2"/>
        </table:table-row>
        <table:table-row table:style-name="ro1">
          <table:table-cell office:value-type="float" office:value="0.807925403118133" calcext:value-type="float">
            <text:p>0.807925403118133</text:p>
          </table:table-cell>
          <table:table-cell table:number-columns-repeated="2"/>
        </table:table-row>
        <table:table-row table:style-name="ro1">
          <table:table-cell office:value-type="float" office:value="0.809190928936004" calcext:value-type="float">
            <text:p>0.809190928936004</text:p>
          </table:table-cell>
          <table:table-cell table:number-columns-repeated="2"/>
        </table:table-row>
        <table:table-row table:style-name="ro1">
          <table:table-cell office:value-type="float" office:value="0.805301904678345" calcext:value-type="float">
            <text:p>0.805301904678345</text:p>
          </table:table-cell>
          <table:table-cell table:number-columns-repeated="2"/>
        </table:table-row>
        <table:table-row table:style-name="ro1">
          <table:table-cell office:value-type="float" office:value="0.809609949588776" calcext:value-type="float">
            <text:p>0.809609949588776</text:p>
          </table:table-cell>
          <table:table-cell table:number-columns-repeated="2"/>
        </table:table-row>
        <table:table-row table:style-name="ro1">
          <table:table-cell office:value-type="float" office:value="0.809259474277496" calcext:value-type="float">
            <text:p>0.809259474277496</text:p>
          </table:table-cell>
          <table:table-cell table:number-columns-repeated="2"/>
        </table:table-row>
        <table:table-row table:style-name="ro1">
          <table:table-cell office:value-type="float" office:value="0.809360206127167" calcext:value-type="float">
            <text:p>0.809360206127167</text:p>
          </table:table-cell>
          <table:table-cell table:number-columns-repeated="2"/>
        </table:table-row>
        <table:table-row table:style-name="ro1">
          <table:table-cell office:value-type="float" office:value="0.808510899543762" calcext:value-type="float">
            <text:p>0.808510899543762</text:p>
          </table:table-cell>
          <table:table-cell table:number-columns-repeated="2"/>
        </table:table-row>
        <table:table-row table:style-name="ro1">
          <table:table-cell office:value-type="float" office:value="0.810448408126831" calcext:value-type="float">
            <text:p>0.810448408126831</text:p>
          </table:table-cell>
          <table:table-cell table:number-columns-repeated="2"/>
        </table:table-row>
        <table:table-row table:style-name="ro1">
          <table:table-cell office:value-type="float" office:value="0.808309137821198" calcext:value-type="float">
            <text:p>0.808309137821198</text:p>
          </table:table-cell>
          <table:table-cell table:number-columns-repeated="2"/>
        </table:table-row>
        <table:table-row table:style-name="ro1">
          <table:table-cell office:value-type="float" office:value="0.811333119869232" calcext:value-type="float">
            <text:p>0.811333119869232</text:p>
          </table:table-cell>
          <table:table-cell table:number-columns-repeated="2"/>
        </table:table-row>
        <table:table-row table:style-name="ro1">
          <table:table-cell office:value-type="float" office:value="0.809653639793396" calcext:value-type="float">
            <text:p>0.809653639793396</text:p>
          </table:table-cell>
          <table:table-cell table:number-columns-repeated="2"/>
        </table:table-row>
        <table:table-row table:style-name="ro1">
          <table:table-cell office:value-type="float" office:value="0.811193287372589" calcext:value-type="float">
            <text:p>0.811193287372589</text:p>
          </table:table-cell>
          <table:table-cell table:number-columns-repeated="2"/>
        </table:table-row>
        <table:table-row table:style-name="ro1">
          <table:table-cell office:value-type="float" office:value="0.809709310531616" calcext:value-type="float">
            <text:p>0.809709310531616</text:p>
          </table:table-cell>
          <table:table-cell table:number-columns-repeated="2"/>
        </table:table-row>
        <table:table-row table:style-name="ro1">
          <table:table-cell office:value-type="float" office:value="0.812735378742218" calcext:value-type="float">
            <text:p>0.812735378742218</text:p>
          </table:table-cell>
          <table:table-cell table:number-columns-repeated="2"/>
        </table:table-row>
        <table:table-row table:style-name="ro1">
          <table:table-cell office:value-type="float" office:value="0.807260751724243" calcext:value-type="float">
            <text:p>0.807260751724243</text:p>
          </table:table-cell>
          <table:table-cell table:number-columns-repeated="2"/>
        </table:table-row>
        <table:table-row table:style-name="ro1">
          <table:table-cell office:value-type="float" office:value="0.811037600040436" calcext:value-type="float">
            <text:p>0.811037600040436</text:p>
          </table:table-cell>
          <table:table-cell table:number-columns-repeated="2"/>
        </table:table-row>
        <table:table-row table:style-name="ro1">
          <table:table-cell office:value-type="float" office:value="0.809607625007629" calcext:value-type="float">
            <text:p>0.809607625007629</text:p>
          </table:table-cell>
          <table:table-cell table:number-columns-repeated="2"/>
        </table:table-row>
        <table:table-row table:style-name="ro1">
          <table:table-cell office:value-type="float" office:value="0.811326801776886" calcext:value-type="float">
            <text:p>0.811326801776886</text:p>
          </table:table-cell>
          <table:table-cell table:number-columns-repeated="2"/>
        </table:table-row>
        <table:table-row table:style-name="ro1">
          <table:table-cell office:value-type="float" office:value="0.809513628482819" calcext:value-type="float">
            <text:p>0.809513628482819</text:p>
          </table:table-cell>
          <table:table-cell table:number-columns-repeated="2"/>
        </table:table-row>
        <table:table-row table:style-name="ro1">
          <table:table-cell office:value-type="float" office:value="0.81097275018692" calcext:value-type="float">
            <text:p>0.81097275018692</text:p>
          </table:table-cell>
          <table:table-cell table:number-columns-repeated="2"/>
        </table:table-row>
        <table:table-row table:style-name="ro1">
          <table:table-cell office:value-type="float" office:value="0.805329620838165" calcext:value-type="float">
            <text:p>0.805329620838165</text:p>
          </table:table-cell>
          <table:table-cell table:number-columns-repeated="2"/>
        </table:table-row>
        <table:table-row table:style-name="ro1">
          <table:table-cell office:value-type="float" office:value="0.808240056037903" calcext:value-type="float">
            <text:p>0.808240056037903</text:p>
          </table:table-cell>
          <table:table-cell table:number-columns-repeated="2"/>
        </table:table-row>
        <table:table-row table:style-name="ro1">
          <table:table-cell office:value-type="float" office:value="0.809742212295532" calcext:value-type="float">
            <text:p>0.809742212295532</text:p>
          </table:table-cell>
          <table:table-cell table:number-columns-repeated="2"/>
        </table:table-row>
        <table:table-row table:style-name="ro1">
          <table:table-cell office:value-type="float" office:value="0.810162425041199" calcext:value-type="float">
            <text:p>0.810162425041199</text:p>
          </table:table-cell>
          <table:table-cell table:number-columns-repeated="2"/>
        </table:table-row>
        <table:table-row table:style-name="ro1">
          <table:table-cell office:value-type="float" office:value="0.808226823806763" calcext:value-type="float">
            <text:p>0.808226823806763</text:p>
          </table:table-cell>
          <table:table-cell table:number-columns-repeated="2"/>
        </table:table-row>
        <table:table-row table:style-name="ro1">
          <table:table-cell office:value-type="float" office:value="0.811108946800232" calcext:value-type="float">
            <text:p>0.811108946800232</text:p>
          </table:table-cell>
          <table:table-cell table:number-columns-repeated="2"/>
        </table:table-row>
        <table:table-row table:style-name="ro1">
          <table:table-cell office:value-type="float" office:value="0.810285091400147" calcext:value-type="float">
            <text:p>0.810285091400147</text:p>
          </table:table-cell>
          <table:table-cell table:number-columns-repeated="2"/>
        </table:table-row>
        <table:table-row table:style-name="ro1">
          <table:table-cell office:value-type="float" office:value="0.810279071331024" calcext:value-type="float">
            <text:p>0.810279071331024</text:p>
          </table:table-cell>
          <table:table-cell table:number-columns-repeated="2"/>
        </table:table-row>
        <table:table-row table:style-name="ro1">
          <table:table-cell office:value-type="float" office:value="0.810883224010468" calcext:value-type="float">
            <text:p>0.810883224010468</text:p>
          </table:table-cell>
          <table:table-cell table:number-columns-repeated="2"/>
        </table:table-row>
        <table:table-row table:style-name="ro1">
          <table:table-cell office:value-type="float" office:value="0.810610413551331" calcext:value-type="float">
            <text:p>0.810610413551331</text:p>
          </table:table-cell>
          <table:table-cell table:number-columns-repeated="2"/>
        </table:table-row>
        <table:table-row table:style-name="ro1">
          <table:table-cell office:value-type="float" office:value="0.811387956142426" calcext:value-type="float">
            <text:p>0.811387956142426</text:p>
          </table:table-cell>
          <table:table-cell table:number-columns-repeated="2"/>
        </table:table-row>
        <table:table-row table:style-name="ro1">
          <table:table-cell office:value-type="float" office:value="0.811343729496002" calcext:value-type="float">
            <text:p>0.811343729496002</text:p>
          </table:table-cell>
          <table:table-cell table:number-columns-repeated="2"/>
        </table:table-row>
        <table:table-row table:style-name="ro1">
          <table:table-cell office:value-type="float" office:value="0.811924815177918" calcext:value-type="float">
            <text:p>0.811924815177918</text:p>
          </table:table-cell>
          <table:table-cell table:number-columns-repeated="2"/>
        </table:table-row>
        <table:table-row table:style-name="ro1">
          <table:table-cell office:value-type="float" office:value="0.812103688716888" calcext:value-type="float">
            <text:p>0.812103688716888</text:p>
          </table:table-cell>
          <table:table-cell table:number-columns-repeated="2"/>
        </table:table-row>
        <table:table-row table:style-name="ro1">
          <table:table-cell office:value-type="float" office:value="0.81236857175827" calcext:value-type="float">
            <text:p>0.81236857175827</text:p>
          </table:table-cell>
          <table:table-cell table:number-columns-repeated="2"/>
        </table:table-row>
        <table:table-row table:style-name="ro1">
          <table:table-cell office:value-type="float" office:value="0.812682628631592" calcext:value-type="float">
            <text:p>0.812682628631592</text:p>
          </table:table-cell>
          <table:table-cell table:number-columns-repeated="2"/>
        </table:table-row>
        <table:table-row table:style-name="ro1">
          <table:table-cell office:value-type="float" office:value="0.812917470932007" calcext:value-type="float">
            <text:p>0.812917470932007</text:p>
          </table:table-cell>
          <table:table-cell table:number-columns-repeated="2"/>
        </table:table-row>
        <table:table-row table:style-name="ro1">
          <table:table-cell office:value-type="float" office:value="0.813602805137634" calcext:value-type="float">
            <text:p>0.813602805137634</text:p>
          </table:table-cell>
          <table:table-cell table:number-columns-repeated="2"/>
        </table:table-row>
        <table:table-row table:style-name="ro1">
          <table:table-cell office:value-type="float" office:value="0.812425255775452" calcext:value-type="float">
            <text:p>0.812425255775452</text:p>
          </table:table-cell>
          <table:table-cell table:number-columns-repeated="2"/>
        </table:table-row>
        <table:table-row table:style-name="ro1">
          <table:table-cell office:value-type="float" office:value="0.811503767967224" calcext:value-type="float">
            <text:p>0.811503767967224</text:p>
          </table:table-cell>
          <table:table-cell table:number-columns-repeated="2"/>
        </table:table-row>
        <table:table-row table:style-name="ro1">
          <table:table-cell office:value-type="float" office:value="0.811716079711914" calcext:value-type="float">
            <text:p>0.811716079711914</text:p>
          </table:table-cell>
          <table:table-cell table:number-columns-repeated="2"/>
        </table:table-row>
        <table:table-row table:style-name="ro1">
          <table:table-cell office:value-type="float" office:value="0.811704933643341" calcext:value-type="float">
            <text:p>0.811704933643341</text:p>
          </table:table-cell>
          <table:table-cell table:number-columns-repeated="2"/>
        </table:table-row>
        <table:table-row table:style-name="ro1">
          <table:table-cell office:value-type="float" office:value="0.810265779495239" calcext:value-type="float">
            <text:p>0.810265779495239</text:p>
          </table:table-cell>
          <table:table-cell table:number-columns-repeated="2"/>
        </table:table-row>
        <table:table-row table:style-name="ro1">
          <table:table-cell office:value-type="float" office:value="0.810473382472992" calcext:value-type="float">
            <text:p>0.810473382472992</text:p>
          </table:table-cell>
          <table:table-cell table:number-columns-repeated="2"/>
        </table:table-row>
        <table:table-row table:style-name="ro1">
          <table:table-cell office:value-type="float" office:value="0.809615552425385" calcext:value-type="float">
            <text:p>0.809615552425385</text:p>
          </table:table-cell>
          <table:table-cell table:number-columns-repeated="2"/>
        </table:table-row>
        <table:table-row table:style-name="ro1">
          <table:table-cell office:value-type="float" office:value="0.810338258743286" calcext:value-type="float">
            <text:p>0.810338258743286</text:p>
          </table:table-cell>
          <table:table-cell table:number-columns-repeated="2"/>
        </table:table-row>
        <table:table-row table:style-name="ro1">
          <table:table-cell office:value-type="float" office:value="0.810226023197174" calcext:value-type="float">
            <text:p>0.810226023197174</text:p>
          </table:table-cell>
          <table:table-cell table:number-columns-repeated="2"/>
        </table:table-row>
        <table:table-row table:style-name="ro1">
          <table:table-cell office:value-type="float" office:value="0.80949729681015" calcext:value-type="float">
            <text:p>0.80949729681015</text:p>
          </table:table-cell>
          <table:table-cell table:number-columns-repeated="2"/>
        </table:table-row>
        <table:table-row table:style-name="ro1">
          <table:table-cell office:value-type="float" office:value="0.809354305267334" calcext:value-type="float">
            <text:p>0.809354305267334</text:p>
          </table:table-cell>
          <table:table-cell table:number-columns-repeated="2"/>
        </table:table-row>
        <table:table-row table:style-name="ro1">
          <table:table-cell office:value-type="float" office:value="0.808399319648743" calcext:value-type="float">
            <text:p>0.808399319648743</text:p>
          </table:table-cell>
          <table:table-cell table:number-columns-repeated="2"/>
        </table:table-row>
        <table:table-row table:style-name="ro1">
          <table:table-cell office:value-type="float" office:value="0.806446075439453" calcext:value-type="float">
            <text:p>0.806446075439453</text:p>
          </table:table-cell>
          <table:table-cell table:number-columns-repeated="2"/>
        </table:table-row>
        <table:table-row table:style-name="ro1">
          <table:table-cell office:value-type="float" office:value="0.808091044425964" calcext:value-type="float">
            <text:p>0.808091044425964</text:p>
          </table:table-cell>
          <table:table-cell table:number-columns-repeated="2"/>
        </table:table-row>
        <table:table-row table:style-name="ro1">
          <table:table-cell office:value-type="float" office:value="0.808338403701782" calcext:value-type="float">
            <text:p>0.808338403701782</text:p>
          </table:table-cell>
          <table:table-cell table:number-columns-repeated="2"/>
        </table:table-row>
        <table:table-row table:style-name="ro1">
          <table:table-cell office:value-type="float" office:value="0.809823930263519" calcext:value-type="float">
            <text:p>0.809823930263519</text:p>
          </table:table-cell>
          <table:table-cell table:number-columns-repeated="2"/>
        </table:table-row>
        <table:table-row table:style-name="ro1">
          <table:table-cell office:value-type="float" office:value="0.798418402671814" calcext:value-type="float">
            <text:p>0.798418402671814</text:p>
          </table:table-cell>
          <table:table-cell table:number-columns-repeated="2"/>
        </table:table-row>
        <table:table-row table:style-name="ro1">
          <table:table-cell office:value-type="float" office:value="0.798233509063721" calcext:value-type="float">
            <text:p>0.798233509063721</text:p>
          </table:table-cell>
          <table:table-cell table:number-columns-repeated="2"/>
        </table:table-row>
        <table:table-row table:style-name="ro1">
          <table:table-cell office:value-type="float" office:value="0.796271860599518" calcext:value-type="float">
            <text:p>0.796271860599518</text:p>
          </table:table-cell>
          <table:table-cell table:number-columns-repeated="2"/>
        </table:table-row>
        <table:table-row table:style-name="ro1">
          <table:table-cell office:value-type="float" office:value="0.796289086341858" calcext:value-type="float">
            <text:p>0.796289086341858</text:p>
          </table:table-cell>
          <table:table-cell table:number-columns-repeated="2"/>
        </table:table-row>
        <table:table-row table:style-name="ro1">
          <table:table-cell office:value-type="float" office:value="0.796141624450684" calcext:value-type="float">
            <text:p>0.796141624450684</text:p>
          </table:table-cell>
          <table:table-cell table:number-columns-repeated="2"/>
        </table:table-row>
        <table:table-row table:style-name="ro1">
          <table:table-cell office:value-type="float" office:value="0.797336101531982" calcext:value-type="float">
            <text:p>0.797336101531982</text:p>
          </table:table-cell>
          <table:table-cell table:number-columns-repeated="2"/>
        </table:table-row>
        <table:table-row table:style-name="ro1">
          <table:table-cell office:value-type="float" office:value="0.796240866184235" calcext:value-type="float">
            <text:p>0.796240866184235</text:p>
          </table:table-cell>
          <table:table-cell table:number-columns-repeated="2"/>
        </table:table-row>
        <table:table-row table:style-name="ro1">
          <table:table-cell office:value-type="float" office:value="0.827951312065125" calcext:value-type="float">
            <text:p>0.827951312065125</text:p>
          </table:table-cell>
          <table:table-cell table:number-columns-repeated="2"/>
        </table:table-row>
        <table:table-row table:style-name="ro1">
          <table:table-cell office:value-type="float" office:value="0.828271985054016" calcext:value-type="float">
            <text:p>0.828271985054016</text:p>
          </table:table-cell>
          <table:table-cell table:number-columns-repeated="2"/>
        </table:table-row>
        <table:table-row table:style-name="ro1">
          <table:table-cell office:value-type="float" office:value="0.825648725032806" calcext:value-type="float">
            <text:p>0.825648725032806</text:p>
          </table:table-cell>
          <table:table-cell table:number-columns-repeated="2"/>
        </table:table-row>
        <table:table-row table:style-name="ro1">
          <table:table-cell office:value-type="float" office:value="0.82566750049591" calcext:value-type="float">
            <text:p>0.82566750049591</text:p>
          </table:table-cell>
          <table:table-cell table:number-columns-repeated="2"/>
        </table:table-row>
        <table:table-row table:style-name="ro1">
          <table:table-cell office:value-type="float" office:value="0.825274348258972" calcext:value-type="float">
            <text:p>0.825274348258972</text:p>
          </table:table-cell>
          <table:table-cell table:number-columns-repeated="2"/>
        </table:table-row>
        <table:table-row table:style-name="ro1">
          <table:table-cell office:value-type="float" office:value="0.825795412063599" calcext:value-type="float">
            <text:p>0.825795412063599</text:p>
          </table:table-cell>
          <table:table-cell table:number-columns-repeated="2"/>
        </table:table-row>
        <table:table-row table:style-name="ro1">
          <table:table-cell office:value-type="float" office:value="0.826779127120972" calcext:value-type="float">
            <text:p>0.826779127120972</text:p>
          </table:table-cell>
          <table:table-cell table:number-columns-repeated="2"/>
        </table:table-row>
        <table:table-row table:style-name="ro1">
          <table:table-cell office:value-type="float" office:value="0.827136814594269" calcext:value-type="float">
            <text:p>0.827136814594269</text:p>
          </table:table-cell>
          <table:table-cell table:number-columns-repeated="2"/>
        </table:table-row>
        <table:table-row table:style-name="ro1">
          <table:table-cell office:value-type="float" office:value="0.827374339103699" calcext:value-type="float">
            <text:p>0.827374339103699</text:p>
          </table:table-cell>
          <table:table-cell table:number-columns-repeated="2"/>
        </table:table-row>
        <table:table-row table:style-name="ro1">
          <table:table-cell office:value-type="float" office:value="0.828010261058807" calcext:value-type="float">
            <text:p>0.828010261058807</text:p>
          </table:table-cell>
          <table:table-cell table:number-columns-repeated="2"/>
        </table:table-row>
        <table:table-row table:style-name="ro1">
          <table:table-cell office:value-type="float" office:value="0.828096807003021" calcext:value-type="float">
            <text:p>0.828096807003021</text:p>
          </table:table-cell>
          <table:table-cell table:number-columns-repeated="2"/>
        </table:table-row>
        <table:table-row table:style-name="ro1">
          <table:table-cell office:value-type="float" office:value="0.827829122543335" calcext:value-type="float">
            <text:p>0.827829122543335</text:p>
          </table:table-cell>
          <table:table-cell table:number-columns-repeated="2"/>
        </table:table-row>
        <table:table-row table:style-name="ro1">
          <table:table-cell office:value-type="float" office:value="0.825378119945526" calcext:value-type="float">
            <text:p>0.825378119945526</text:p>
          </table:table-cell>
          <table:table-cell table:number-columns-repeated="2"/>
        </table:table-row>
        <table:table-row table:style-name="ro1">
          <table:table-cell office:value-type="float" office:value="0.824765503406525" calcext:value-type="float">
            <text:p>0.824765503406525</text:p>
          </table:table-cell>
          <table:table-cell table:number-columns-repeated="2"/>
        </table:table-row>
        <table:table-row table:style-name="ro1">
          <table:table-cell office:value-type="float" office:value="0.826820969581604" calcext:value-type="float">
            <text:p>0.826820969581604</text:p>
          </table:table-cell>
          <table:table-cell table:number-columns-repeated="2"/>
        </table:table-row>
        <table:table-row table:style-name="ro1">
          <table:table-cell office:value-type="float" office:value="0.826871693134308" calcext:value-type="float">
            <text:p>0.826871693134308</text:p>
          </table:table-cell>
          <table:table-cell table:number-columns-repeated="2"/>
        </table:table-row>
        <table:table-row table:style-name="ro1">
          <table:table-cell office:value-type="float" office:value="0.826608180999756" calcext:value-type="float">
            <text:p>0.826608180999756</text:p>
          </table:table-cell>
          <table:table-cell table:number-columns-repeated="2"/>
        </table:table-row>
        <table:table-row table:style-name="ro1">
          <table:table-cell office:value-type="float" office:value="0.826299786567688" calcext:value-type="float">
            <text:p>0.826299786567688</text:p>
          </table:table-cell>
          <table:table-cell table:number-columns-repeated="2"/>
        </table:table-row>
        <table:table-row table:style-name="ro1">
          <table:table-cell office:value-type="float" office:value="0.826924562454224" calcext:value-type="float">
            <text:p>0.826924562454224</text:p>
          </table:table-cell>
          <table:table-cell table:number-columns-repeated="2"/>
        </table:table-row>
        <table:table-row table:style-name="ro1">
          <table:table-cell office:value-type="float" office:value="0.826474070549011" calcext:value-type="float">
            <text:p>0.826474070549011</text:p>
          </table:table-cell>
          <table:table-cell table:number-columns-repeated="2"/>
        </table:table-row>
        <table:table-row table:style-name="ro1">
          <table:table-cell office:value-type="float" office:value="0.826587498188019" calcext:value-type="float">
            <text:p>0.826587498188019</text:p>
          </table:table-cell>
          <table:table-cell table:number-columns-repeated="2"/>
        </table:table-row>
        <table:table-row table:style-name="ro1">
          <table:table-cell office:value-type="float" office:value="0.825959026813507" calcext:value-type="float">
            <text:p>0.825959026813507</text:p>
          </table:table-cell>
          <table:table-cell table:number-columns-repeated="2"/>
        </table:table-row>
        <table:table-row table:style-name="ro1">
          <table:table-cell office:value-type="float" office:value="0.826824963092804" calcext:value-type="float">
            <text:p>0.826824963092804</text:p>
          </table:table-cell>
          <table:table-cell table:number-columns-repeated="2"/>
        </table:table-row>
        <table:table-row table:style-name="ro1">
          <table:table-cell office:value-type="float" office:value="0.826848745346069" calcext:value-type="float">
            <text:p>0.826848745346069</text:p>
          </table:table-cell>
          <table:table-cell table:number-columns-repeated="2"/>
        </table:table-row>
        <table:table-row table:style-name="ro1">
          <table:table-cell office:value-type="float" office:value="0.823956787586212" calcext:value-type="float">
            <text:p>0.823956787586212</text:p>
          </table:table-cell>
          <table:table-cell table:number-columns-repeated="2"/>
        </table:table-row>
        <table:table-row table:style-name="ro1">
          <table:table-cell office:value-type="float" office:value="0.815357863903046" calcext:value-type="float">
            <text:p>0.815357863903046</text:p>
          </table:table-cell>
          <table:table-cell table:number-columns-repeated="2"/>
        </table:table-row>
        <table:table-row table:style-name="ro1">
          <table:table-cell office:value-type="float" office:value="0.814715147018433" calcext:value-type="float">
            <text:p>0.814715147018433</text:p>
          </table:table-cell>
          <table:table-cell table:number-columns-repeated="2"/>
        </table:table-row>
        <table:table-row table:style-name="ro1">
          <table:table-cell office:value-type="float" office:value="0.813496232032776" calcext:value-type="float">
            <text:p>0.813496232032776</text:p>
          </table:table-cell>
          <table:table-cell table:number-columns-repeated="2"/>
        </table:table-row>
        <table:table-row table:style-name="ro1">
          <table:table-cell office:value-type="float" office:value="0.815292418003082" calcext:value-type="float">
            <text:p>0.815292418003082</text:p>
          </table:table-cell>
          <table:table-cell table:number-columns-repeated="2"/>
        </table:table-row>
        <table:table-row table:style-name="ro1">
          <table:table-cell office:value-type="float" office:value="0.816732406616211" calcext:value-type="float">
            <text:p>0.816732406616211</text:p>
          </table:table-cell>
          <table:table-cell table:number-columns-repeated="2"/>
        </table:table-row>
        <table:table-row table:style-name="ro1">
          <table:table-cell office:value-type="float" office:value="0.81540709733963" calcext:value-type="float">
            <text:p>0.81540709733963</text:p>
          </table:table-cell>
          <table:table-cell table:number-columns-repeated="2"/>
        </table:table-row>
        <table:table-row table:style-name="ro1">
          <table:table-cell office:value-type="float" office:value="0.814466297626495" calcext:value-type="float">
            <text:p>0.814466297626495</text:p>
          </table:table-cell>
          <table:table-cell table:number-columns-repeated="2"/>
        </table:table-row>
        <table:table-row table:style-name="ro1">
          <table:table-cell office:value-type="float" office:value="0.814679384231567" calcext:value-type="float">
            <text:p>0.814679384231567</text:p>
          </table:table-cell>
          <table:table-cell table:number-columns-repeated="2"/>
        </table:table-row>
        <table:table-row table:style-name="ro1">
          <table:table-cell office:value-type="float" office:value="0.814298927783966" calcext:value-type="float">
            <text:p>0.814298927783966</text:p>
          </table:table-cell>
          <table:table-cell table:number-columns-repeated="2"/>
        </table:table-row>
        <table:table-row table:style-name="ro1">
          <table:table-cell office:value-type="float" office:value="0.814146280288696" calcext:value-type="float">
            <text:p>0.814146280288696</text:p>
          </table:table-cell>
          <table:table-cell table:number-columns-repeated="2"/>
        </table:table-row>
        <table:table-row table:style-name="ro1">
          <table:table-cell office:value-type="float" office:value="0.814148247241974" calcext:value-type="float">
            <text:p>0.814148247241974</text:p>
          </table:table-cell>
          <table:table-cell table:number-columns-repeated="2"/>
        </table:table-row>
        <table:table-row table:style-name="ro1">
          <table:table-cell office:value-type="float" office:value="0.816921353340149" calcext:value-type="float">
            <text:p>0.816921353340149</text:p>
          </table:table-cell>
          <table:table-cell table:number-columns-repeated="2"/>
        </table:table-row>
        <table:table-row table:style-name="ro1">
          <table:table-cell office:value-type="float" office:value="0.817709743976593" calcext:value-type="float">
            <text:p>0.817709743976593</text:p>
          </table:table-cell>
          <table:table-cell table:number-columns-repeated="2"/>
        </table:table-row>
        <table:table-row table:style-name="ro1">
          <table:table-cell office:value-type="float" office:value="0.817475497722626" calcext:value-type="float">
            <text:p>0.817475497722626</text:p>
          </table:table-cell>
          <table:table-cell table:number-columns-repeated="2"/>
        </table:table-row>
        <table:table-row table:style-name="ro1">
          <table:table-cell office:value-type="float" office:value="0.816778898239136" calcext:value-type="float">
            <text:p>0.816778898239136</text:p>
          </table:table-cell>
          <table:table-cell table:number-columns-repeated="2"/>
        </table:table-row>
        <table:table-row table:style-name="ro1">
          <table:table-cell office:value-type="float" office:value="0.819421648979187" calcext:value-type="float">
            <text:p>0.819421648979187</text:p>
          </table:table-cell>
          <table:table-cell table:number-columns-repeated="2"/>
        </table:table-row>
        <table:table-row table:style-name="ro1">
          <table:table-cell office:value-type="float" office:value="0.818134129047394" calcext:value-type="float">
            <text:p>0.818134129047394</text:p>
          </table:table-cell>
          <table:table-cell table:number-columns-repeated="2"/>
        </table:table-row>
        <table:table-row table:style-name="ro1">
          <table:table-cell office:value-type="float" office:value="0.817644953727722" calcext:value-type="float">
            <text:p>0.817644953727722</text:p>
          </table:table-cell>
          <table:table-cell table:number-columns-repeated="2"/>
        </table:table-row>
        <table:table-row table:style-name="ro1">
          <table:table-cell office:value-type="float" office:value="0.817486226558685" calcext:value-type="float">
            <text:p>0.817486226558685</text:p>
          </table:table-cell>
          <table:table-cell table:number-columns-repeated="2"/>
        </table:table-row>
        <table:table-row table:style-name="ro1">
          <table:table-cell office:value-type="float" office:value="0.817160367965698" calcext:value-type="float">
            <text:p>0.817160367965698</text:p>
          </table:table-cell>
          <table:table-cell table:number-columns-repeated="2"/>
        </table:table-row>
        <table:table-row table:style-name="ro1">
          <table:table-cell office:value-type="float" office:value="0.817591547966003" calcext:value-type="float">
            <text:p>0.817591547966003</text:p>
          </table:table-cell>
          <table:table-cell table:number-columns-repeated="2"/>
        </table:table-row>
        <table:table-row table:style-name="ro1">
          <table:table-cell office:value-type="float" office:value="0.8177649974823" calcext:value-type="float">
            <text:p>0.8177649974823</text:p>
          </table:table-cell>
          <table:table-cell table:number-columns-repeated="2"/>
        </table:table-row>
        <table:table-row table:style-name="ro1">
          <table:table-cell office:value-type="float" office:value="0.817571938037872" calcext:value-type="float">
            <text:p>0.817571938037872</text:p>
          </table:table-cell>
          <table:table-cell table:number-columns-repeated="2"/>
        </table:table-row>
        <table:table-row table:style-name="ro1">
          <table:table-cell office:value-type="float" office:value="0.821760594844818" calcext:value-type="float">
            <text:p>0.821760594844818</text:p>
          </table:table-cell>
          <table:table-cell table:number-columns-repeated="2"/>
        </table:table-row>
        <table:table-row table:style-name="ro1">
          <table:table-cell office:value-type="float" office:value="0.822290122509003" calcext:value-type="float">
            <text:p>0.822290122509003</text:p>
          </table:table-cell>
          <table:table-cell table:number-columns-repeated="2"/>
        </table:table-row>
        <table:table-row table:style-name="ro1">
          <table:table-cell office:value-type="float" office:value="0.822750449180603" calcext:value-type="float">
            <text:p>0.822750449180603</text:p>
          </table:table-cell>
          <table:table-cell table:number-columns-repeated="2"/>
        </table:table-row>
        <table:table-row table:style-name="ro1">
          <table:table-cell office:value-type="float" office:value="0.823107957839966" calcext:value-type="float">
            <text:p>0.823107957839966</text:p>
          </table:table-cell>
          <table:table-cell table:number-columns-repeated="2"/>
        </table:table-row>
        <table:table-row table:style-name="ro1">
          <table:table-cell office:value-type="float" office:value="0.824008405208588" calcext:value-type="float">
            <text:p>0.824008405208588</text:p>
          </table:table-cell>
          <table:table-cell table:number-columns-repeated="2"/>
        </table:table-row>
        <table:table-row table:style-name="ro1">
          <table:table-cell office:value-type="float" office:value="0.823934674263001" calcext:value-type="float">
            <text:p>0.823934674263001</text:p>
          </table:table-cell>
          <table:table-cell table:number-columns-repeated="2"/>
        </table:table-row>
        <table:table-row table:style-name="ro1">
          <table:table-cell office:value-type="float" office:value="0.824173033237457" calcext:value-type="float">
            <text:p>0.824173033237457</text:p>
          </table:table-cell>
          <table:table-cell table:number-columns-repeated="2"/>
        </table:table-row>
        <table:table-row table:style-name="ro1">
          <table:table-cell office:value-type="float" office:value="0.824675798416138" calcext:value-type="float">
            <text:p>0.824675798416138</text:p>
          </table:table-cell>
          <table:table-cell table:number-columns-repeated="2"/>
        </table:table-row>
        <table:table-row table:style-name="ro1">
          <table:table-cell office:value-type="float" office:value="0.824936389923096" calcext:value-type="float">
            <text:p>0.824936389923096</text:p>
          </table:table-cell>
          <table:table-cell table:number-columns-repeated="2"/>
        </table:table-row>
        <table:table-row table:style-name="ro1">
          <table:table-cell office:value-type="float" office:value="0.812083661556244" calcext:value-type="float">
            <text:p>0.812083661556244</text:p>
          </table:table-cell>
          <table:table-cell table:number-columns-repeated="2"/>
        </table:table-row>
        <table:table-row table:style-name="ro1">
          <table:table-cell office:value-type="float" office:value="0.817902207374573" calcext:value-type="float">
            <text:p>0.817902207374573</text:p>
          </table:table-cell>
          <table:table-cell table:number-columns-repeated="2"/>
        </table:table-row>
        <table:table-row table:style-name="ro1">
          <table:table-cell office:value-type="float" office:value="0.816572964191437" calcext:value-type="float">
            <text:p>0.816572964191437</text:p>
          </table:table-cell>
          <table:table-cell table:number-columns-repeated="2"/>
        </table:table-row>
        <table:table-row table:style-name="ro1">
          <table:table-cell office:value-type="float" office:value="0.821542143821716" calcext:value-type="float">
            <text:p>0.821542143821716</text:p>
          </table:table-cell>
          <table:table-cell table:number-columns-repeated="2"/>
        </table:table-row>
        <table:table-row table:style-name="ro1">
          <table:table-cell office:value-type="float" office:value="0.820975303649902" calcext:value-type="float">
            <text:p>0.820975303649902</text:p>
          </table:table-cell>
          <table:table-cell table:number-columns-repeated="2"/>
        </table:table-row>
        <table:table-row table:style-name="ro1">
          <table:table-cell office:value-type="float" office:value="0.822271883487701" calcext:value-type="float">
            <text:p>0.822271883487701</text:p>
          </table:table-cell>
          <table:table-cell table:number-columns-repeated="2"/>
        </table:table-row>
        <table:table-row table:style-name="ro1">
          <table:table-cell office:value-type="float" office:value="0.820012867450714" calcext:value-type="float">
            <text:p>0.820012867450714</text:p>
          </table:table-cell>
          <table:table-cell table:number-columns-repeated="2"/>
        </table:table-row>
        <table:table-row table:style-name="ro1">
          <table:table-cell office:value-type="float" office:value="0.820518791675568" calcext:value-type="float">
            <text:p>0.820518791675568</text:p>
          </table:table-cell>
          <table:table-cell table:number-columns-repeated="2"/>
        </table:table-row>
        <table:table-row table:style-name="ro1">
          <table:table-cell office:value-type="float" office:value="0.82079267501831" calcext:value-type="float">
            <text:p>0.82079267501831</text:p>
          </table:table-cell>
          <table:table-cell table:number-columns-repeated="2"/>
        </table:table-row>
        <table:table-row table:style-name="ro1">
          <table:table-cell office:value-type="float" office:value="0.820643007755279" calcext:value-type="float">
            <text:p>0.820643007755279</text:p>
          </table:table-cell>
          <table:table-cell table:number-columns-repeated="2"/>
        </table:table-row>
        <table:table-row table:style-name="ro1">
          <table:table-cell office:value-type="float" office:value="0.82103818655014" calcext:value-type="float">
            <text:p>0.82103818655014</text:p>
          </table:table-cell>
          <table:table-cell table:number-columns-repeated="2"/>
        </table:table-row>
        <table:table-row table:style-name="ro1">
          <table:table-cell office:value-type="float" office:value="0.820662796497345" calcext:value-type="float">
            <text:p>0.820662796497345</text:p>
          </table:table-cell>
          <table:table-cell table:number-columns-repeated="2"/>
        </table:table-row>
        <table:table-row table:style-name="ro1">
          <table:table-cell office:value-type="float" office:value="0.820902526378632" calcext:value-type="float">
            <text:p>0.820902526378632</text:p>
          </table:table-cell>
          <table:table-cell table:number-columns-repeated="2"/>
        </table:table-row>
        <table:table-row table:style-name="ro1">
          <table:table-cell office:value-type="float" office:value="0.822203576564789" calcext:value-type="float">
            <text:p>0.822203576564789</text:p>
          </table:table-cell>
          <table:table-cell table:number-columns-repeated="2"/>
        </table:table-row>
        <table:table-row table:style-name="ro1">
          <table:table-cell office:value-type="float" office:value="0.82205069065094" calcext:value-type="float">
            <text:p>0.82205069065094</text:p>
          </table:table-cell>
          <table:table-cell table:number-columns-repeated="2"/>
        </table:table-row>
        <table:table-row table:style-name="ro1">
          <table:table-cell office:value-type="float" office:value="0.819666981697083" calcext:value-type="float">
            <text:p>0.819666981697083</text:p>
          </table:table-cell>
          <table:table-cell table:number-columns-repeated="2"/>
        </table:table-row>
        <table:table-row table:style-name="ro1">
          <table:table-cell office:value-type="float" office:value="0.817297518253326" calcext:value-type="float">
            <text:p>0.817297518253326</text:p>
          </table:table-cell>
          <table:table-cell table:number-columns-repeated="2"/>
        </table:table-row>
        <table:table-row table:style-name="ro1">
          <table:table-cell office:value-type="float" office:value="0.817777693271637" calcext:value-type="float">
            <text:p>0.817777693271637</text:p>
          </table:table-cell>
          <table:table-cell table:number-columns-repeated="2"/>
        </table:table-row>
        <table:table-row table:style-name="ro1">
          <table:table-cell office:value-type="float" office:value="0.818035423755646" calcext:value-type="float">
            <text:p>0.818035423755646</text:p>
          </table:table-cell>
          <table:table-cell table:number-columns-repeated="2"/>
        </table:table-row>
        <table:table-row table:style-name="ro1">
          <table:table-cell office:value-type="float" office:value="0.819142460823059" calcext:value-type="float">
            <text:p>0.819142460823059</text:p>
          </table:table-cell>
          <table:table-cell table:number-columns-repeated="2"/>
        </table:table-row>
        <table:table-row table:style-name="ro1">
          <table:table-cell office:value-type="float" office:value="0.819329977035522" calcext:value-type="float">
            <text:p>0.819329977035522</text:p>
          </table:table-cell>
          <table:table-cell table:number-columns-repeated="2"/>
        </table:table-row>
        <table:table-row table:style-name="ro1">
          <table:table-cell office:value-type="float" office:value="0.820394158363342" calcext:value-type="float">
            <text:p>0.820394158363342</text:p>
          </table:table-cell>
          <table:table-cell table:number-columns-repeated="2"/>
        </table:table-row>
        <table:table-row table:style-name="ro1">
          <table:table-cell office:value-type="float" office:value="0.818877458572388" calcext:value-type="float">
            <text:p>0.818877458572388</text:p>
          </table:table-cell>
          <table:table-cell table:number-columns-repeated="2"/>
        </table:table-row>
        <table:table-row table:style-name="ro1">
          <table:table-cell office:value-type="float" office:value="0.820116758346558" calcext:value-type="float">
            <text:p>0.820116758346558</text:p>
          </table:table-cell>
          <table:table-cell table:number-columns-repeated="2"/>
        </table:table-row>
        <table:table-row table:style-name="ro1">
          <table:table-cell office:value-type="float" office:value="0.819733262062073" calcext:value-type="float">
            <text:p>0.819733262062073</text:p>
          </table:table-cell>
          <table:table-cell table:number-columns-repeated="2"/>
        </table:table-row>
        <table:table-row table:style-name="ro1">
          <table:table-cell office:value-type="float" office:value="0.819975554943085" calcext:value-type="float">
            <text:p>0.819975554943085</text:p>
          </table:table-cell>
          <table:table-cell table:number-columns-repeated="2"/>
        </table:table-row>
        <table:table-row table:style-name="ro1">
          <table:table-cell office:value-type="float" office:value="0.819944143295288" calcext:value-type="float">
            <text:p>0.819944143295288</text:p>
          </table:table-cell>
          <table:table-cell table:number-columns-repeated="2"/>
        </table:table-row>
        <table:table-row table:style-name="ro1">
          <table:table-cell office:value-type="float" office:value="0.81477302312851" calcext:value-type="float">
            <text:p>0.81477302312851</text:p>
          </table:table-cell>
          <table:table-cell table:number-columns-repeated="2"/>
        </table:table-row>
        <table:table-row table:style-name="ro1">
          <table:table-cell office:value-type="float" office:value="0.811521947383881" calcext:value-type="float">
            <text:p>0.811521947383881</text:p>
          </table:table-cell>
          <table:table-cell table:number-columns-repeated="2"/>
        </table:table-row>
        <table:table-row table:style-name="ro1">
          <table:table-cell office:value-type="float" office:value="0.813028633594513" calcext:value-type="float">
            <text:p>0.813028633594513</text:p>
          </table:table-cell>
          <table:table-cell table:number-columns-repeated="2"/>
        </table:table-row>
        <table:table-row table:style-name="ro1">
          <table:table-cell office:value-type="float" office:value="0.812911331653595" calcext:value-type="float">
            <text:p>0.812911331653595</text:p>
          </table:table-cell>
          <table:table-cell table:number-columns-repeated="2"/>
        </table:table-row>
        <table:table-row table:style-name="ro1">
          <table:table-cell office:value-type="float" office:value="0.813016891479492" calcext:value-type="float">
            <text:p>0.813016891479492</text:p>
          </table:table-cell>
          <table:table-cell table:number-columns-repeated="2"/>
        </table:table-row>
        <table:table-row table:style-name="ro1">
          <table:table-cell office:value-type="float" office:value="0.813389956951141" calcext:value-type="float">
            <text:p>0.813389956951141</text:p>
          </table:table-cell>
          <table:table-cell table:number-columns-repeated="2"/>
        </table:table-row>
        <table:table-row table:style-name="ro1">
          <table:table-cell office:value-type="float" office:value="0.812387466430664" calcext:value-type="float">
            <text:p>0.812387466430664</text:p>
          </table:table-cell>
          <table:table-cell table:number-columns-repeated="2"/>
        </table:table-row>
        <table:table-row table:style-name="ro1">
          <table:table-cell office:value-type="float" office:value="0.805950939655304" calcext:value-type="float">
            <text:p>0.805950939655304</text:p>
          </table:table-cell>
          <table:table-cell table:number-columns-repeated="2"/>
        </table:table-row>
        <table:table-row table:style-name="ro1">
          <table:table-cell office:value-type="float" office:value="0.806714296340942" calcext:value-type="float">
            <text:p>0.806714296340942</text:p>
          </table:table-cell>
          <table:table-cell table:number-columns-repeated="2"/>
        </table:table-row>
        <table:table-row table:style-name="ro1">
          <table:table-cell office:value-type="float" office:value="0.803082942962647" calcext:value-type="float">
            <text:p>0.803082942962647</text:p>
          </table:table-cell>
          <table:table-cell table:number-columns-repeated="2"/>
        </table:table-row>
        <table:table-row table:style-name="ro1">
          <table:table-cell office:value-type="float" office:value="0.806638419628143" calcext:value-type="float">
            <text:p>0.806638419628143</text:p>
          </table:table-cell>
          <table:table-cell table:number-columns-repeated="2"/>
        </table:table-row>
        <table:table-row table:style-name="ro1">
          <table:table-cell office:value-type="float" office:value="0.805671036243439" calcext:value-type="float">
            <text:p>0.805671036243439</text:p>
          </table:table-cell>
          <table:table-cell table:number-columns-repeated="2"/>
        </table:table-row>
        <table:table-row table:style-name="ro1">
          <table:table-cell office:value-type="float" office:value="0.819993019104004" calcext:value-type="float">
            <text:p>0.819993019104004</text:p>
          </table:table-cell>
          <table:table-cell table:number-columns-repeated="2"/>
        </table:table-row>
        <table:table-row table:style-name="ro1">
          <table:table-cell office:value-type="float" office:value="0.817965090274811" calcext:value-type="float">
            <text:p>0.817965090274811</text:p>
          </table:table-cell>
          <table:table-cell table:number-columns-repeated="2"/>
        </table:table-row>
        <table:table-row table:style-name="ro1">
          <table:table-cell office:value-type="float" office:value="0.819982588291168" calcext:value-type="float">
            <text:p>0.819982588291168</text:p>
          </table:table-cell>
          <table:table-cell table:number-columns-repeated="2"/>
        </table:table-row>
        <table:table-row table:style-name="ro1">
          <table:table-cell office:value-type="float" office:value="0.818639874458313" calcext:value-type="float">
            <text:p>0.818639874458313</text:p>
          </table:table-cell>
          <table:table-cell table:number-columns-repeated="2"/>
        </table:table-row>
        <table:table-row table:style-name="ro1">
          <table:table-cell office:value-type="float" office:value="0.818696081638336" calcext:value-type="float">
            <text:p>0.818696081638336</text:p>
          </table:table-cell>
          <table:table-cell table:number-columns-repeated="2"/>
        </table:table-row>
        <table:table-row table:style-name="ro1">
          <table:table-cell office:value-type="float" office:value="0.362412720918655" calcext:value-type="float">
            <text:p>0.362412720918655</text:p>
          </table:table-cell>
          <table:table-cell table:number-columns-repeated="2"/>
        </table:table-row>
        <table:table-row table:style-name="ro1">
          <table:table-cell office:value-type="float" office:value="0.816611051559448" calcext:value-type="float">
            <text:p>0.816611051559448</text:p>
          </table:table-cell>
          <table:table-cell table:number-columns-repeated="2"/>
        </table:table-row>
        <table:table-row table:style-name="ro1">
          <table:table-cell office:value-type="float" office:value="0.257409900426865" calcext:value-type="float">
            <text:p>0.257409900426865</text:p>
          </table:table-cell>
          <table:table-cell table:number-columns-repeated="2"/>
        </table:table-row>
        <table:table-row table:style-name="ro1">
          <table:table-cell office:value-type="float" office:value="0.81699925661087" calcext:value-type="float">
            <text:p>0.81699925661087</text:p>
          </table:table-cell>
          <table:table-cell table:number-columns-repeated="2"/>
        </table:table-row>
        <table:table-row table:style-name="ro1">
          <table:table-cell office:value-type="float" office:value="0.816973090171814" calcext:value-type="float">
            <text:p>0.816973090171814</text:p>
          </table:table-cell>
          <table:table-cell table:number-columns-repeated="2"/>
        </table:table-row>
        <table:table-row table:style-name="ro1">
          <table:table-cell office:value-type="float" office:value="0.867760717868805" calcext:value-type="float">
            <text:p>0.867760717868805</text:p>
          </table:table-cell>
          <table:table-cell table:number-columns-repeated="2"/>
        </table:table-row>
        <table:table-row table:style-name="ro1">
          <table:table-cell office:value-type="float" office:value="0.817346036434174" calcext:value-type="float">
            <text:p>0.817346036434174</text:p>
          </table:table-cell>
          <table:table-cell table:number-columns-repeated="2"/>
        </table:table-row>
        <table:table-row table:style-name="ro1">
          <table:table-cell office:value-type="float" office:value="0.906534671783447" calcext:value-type="float">
            <text:p>0.906534671783447</text:p>
          </table:table-cell>
          <table:table-cell table:number-columns-repeated="2"/>
        </table:table-row>
        <table:table-row table:style-name="ro1">
          <table:table-cell office:value-type="float" office:value="0.818504869937897" calcext:value-type="float">
            <text:p>0.818504869937897</text:p>
          </table:table-cell>
          <table:table-cell table:number-columns-repeated="2"/>
        </table:table-row>
        <table:table-row table:style-name="ro1">
          <table:table-cell office:value-type="float" office:value="0.916365027427673" calcext:value-type="float">
            <text:p>0.916365027427673</text:p>
          </table:table-cell>
          <table:table-cell table:number-columns-repeated="2"/>
        </table:table-row>
        <table:table-row table:style-name="ro1">
          <table:table-cell office:value-type="float" office:value="0.81839919090271" calcext:value-type="float">
            <text:p>0.81839919090271</text:p>
          </table:table-cell>
          <table:table-cell table:number-columns-repeated="2"/>
        </table:table-row>
        <table:table-row table:style-name="ro1">
          <table:table-cell office:value-type="float" office:value="0.92949503660202" calcext:value-type="float">
            <text:p>0.92949503660202</text:p>
          </table:table-cell>
          <table:table-cell table:number-columns-repeated="2"/>
        </table:table-row>
        <table:table-row table:style-name="ro1">
          <table:table-cell office:value-type="float" office:value="0.818561911582947" calcext:value-type="float">
            <text:p>0.818561911582947</text:p>
          </table:table-cell>
          <table:table-cell table:number-columns-repeated="2"/>
        </table:table-row>
        <table:table-row table:style-name="ro1">
          <table:table-cell office:value-type="float" office:value="0.919334053993225" calcext:value-type="float">
            <text:p>0.919334053993225</text:p>
          </table:table-cell>
          <table:table-cell table:number-columns-repeated="2"/>
        </table:table-row>
        <table:table-row table:style-name="ro1">
          <table:table-cell office:value-type="float" office:value="0.821762323379517" calcext:value-type="float">
            <text:p>0.821762323379517</text:p>
          </table:table-cell>
          <table:table-cell table:number-columns-repeated="2"/>
        </table:table-row>
        <table:table-row table:style-name="ro1">
          <table:table-cell office:value-type="float" office:value="0.90785163640976" calcext:value-type="float">
            <text:p>0.90785163640976</text:p>
          </table:table-cell>
          <table:table-cell table:number-columns-repeated="2"/>
        </table:table-row>
        <table:table-row table:style-name="ro1">
          <table:table-cell office:value-type="float" office:value="0.820251107215881" calcext:value-type="float">
            <text:p>0.820251107215881</text:p>
          </table:table-cell>
          <table:table-cell table:number-columns-repeated="2"/>
        </table:table-row>
        <table:table-row table:style-name="ro1">
          <table:table-cell office:value-type="float" office:value="0.927400648593903" calcext:value-type="float">
            <text:p>0.927400648593903</text:p>
          </table:table-cell>
          <table:table-cell table:number-columns-repeated="2"/>
        </table:table-row>
        <table:table-row table:style-name="ro1">
          <table:table-cell office:value-type="float" office:value="0.824809789657593" calcext:value-type="float">
            <text:p>0.824809789657593</text:p>
          </table:table-cell>
          <table:table-cell table:number-columns-repeated="2"/>
        </table:table-row>
        <table:table-row table:style-name="ro1">
          <table:table-cell office:value-type="float" office:value="0.917564630508423" calcext:value-type="float">
            <text:p>0.917564630508423</text:p>
          </table:table-cell>
          <table:table-cell table:number-columns-repeated="2"/>
        </table:table-row>
        <table:table-row table:style-name="ro1">
          <table:table-cell office:value-type="float" office:value="0.825116813182831" calcext:value-type="float">
            <text:p>0.825116813182831</text:p>
          </table:table-cell>
          <table:table-cell table:number-columns-repeated="2"/>
        </table:table-row>
        <table:table-row table:style-name="ro1">
          <table:table-cell office:value-type="float" office:value="0.89543217420578" calcext:value-type="float">
            <text:p>0.89543217420578</text:p>
          </table:table-cell>
          <table:table-cell table:number-columns-repeated="2"/>
        </table:table-row>
        <table:table-row table:style-name="ro1">
          <table:table-cell office:value-type="float" office:value="0.825567781925201" calcext:value-type="float">
            <text:p>0.825567781925201</text:p>
          </table:table-cell>
          <table:table-cell table:number-columns-repeated="2"/>
        </table:table-row>
        <table:table-row table:style-name="ro1">
          <table:table-cell office:value-type="float" office:value="0.889005482196808" calcext:value-type="float">
            <text:p>0.889005482196808</text:p>
          </table:table-cell>
          <table:table-cell table:number-columns-repeated="2"/>
        </table:table-row>
        <table:table-row table:style-name="ro1">
          <table:table-cell office:value-type="float" office:value="0.825064480304718" calcext:value-type="float">
            <text:p>0.825064480304718</text:p>
          </table:table-cell>
          <table:table-cell table:number-columns-repeated="2"/>
        </table:table-row>
        <table:table-row table:style-name="ro1">
          <table:table-cell office:value-type="float" office:value="0.913894593715668" calcext:value-type="float">
            <text:p>0.913894593715668</text:p>
          </table:table-cell>
          <table:table-cell table:number-columns-repeated="2"/>
        </table:table-row>
        <table:table-row table:style-name="ro1">
          <table:table-cell office:value-type="float" office:value="0.825738072395325" calcext:value-type="float">
            <text:p>0.825738072395325</text:p>
          </table:table-cell>
          <table:table-cell table:number-columns-repeated="2"/>
        </table:table-row>
        <table:table-row table:style-name="ro1">
          <table:table-cell office:value-type="float" office:value="0.900208532810211" calcext:value-type="float">
            <text:p>0.900208532810211</text:p>
          </table:table-cell>
          <table:table-cell table:number-columns-repeated="2"/>
        </table:table-row>
        <table:table-row table:style-name="ro1">
          <table:table-cell office:value-type="float" office:value="0.825608015060425" calcext:value-type="float">
            <text:p>0.825608015060425</text:p>
          </table:table-cell>
          <table:table-cell table:number-columns-repeated="2"/>
        </table:table-row>
        <table:table-row table:style-name="ro1">
          <table:table-cell office:value-type="float" office:value="0.859070479869843" calcext:value-type="float">
            <text:p>0.859070479869843</text:p>
          </table:table-cell>
          <table:table-cell table:number-columns-repeated="2"/>
        </table:table-row>
        <table:table-row table:style-name="ro1">
          <table:table-cell office:value-type="float" office:value="0.664356529712677" calcext:value-type="float">
            <text:p>0.664356529712677</text:p>
          </table:table-cell>
          <table:table-cell table:number-columns-repeated="2"/>
        </table:table-row>
        <table:table-row table:style-name="ro1">
          <table:table-cell office:value-type="float" office:value="0.824840426445007" calcext:value-type="float">
            <text:p>0.824840426445007</text:p>
          </table:table-cell>
          <table:table-cell table:number-columns-repeated="2"/>
        </table:table-row>
        <table:table-row table:style-name="ro1">
          <table:table-cell office:value-type="float" office:value="0.825550436973572" calcext:value-type="float">
            <text:p>0.825550436973572</text:p>
          </table:table-cell>
          <table:table-cell table:number-columns-repeated="2"/>
        </table:table-row>
        <table:table-row table:style-name="ro1">
          <table:table-cell office:value-type="float" office:value="0.825083196163178" calcext:value-type="float">
            <text:p>0.825083196163178</text:p>
          </table:table-cell>
          <table:table-cell table:number-columns-repeated="2"/>
        </table:table-row>
        <table:table-row table:style-name="ro1">
          <table:table-cell office:value-type="float" office:value="0.825348794460297" calcext:value-type="float">
            <text:p>0.825348794460297</text:p>
          </table:table-cell>
          <table:table-cell table:number-columns-repeated="2"/>
        </table:table-row>
        <table:table-row table:style-name="ro1">
          <table:table-cell office:value-type="float" office:value="0.822420477867126" calcext:value-type="float">
            <text:p>0.822420477867126</text:p>
          </table:table-cell>
          <table:table-cell table:number-columns-repeated="2"/>
        </table:table-row>
        <table:table-row table:style-name="ro1">
          <table:table-cell office:value-type="float" office:value="0.815806925296783" calcext:value-type="float">
            <text:p>0.815806925296783</text:p>
          </table:table-cell>
          <table:table-cell table:number-columns-repeated="2"/>
        </table:table-row>
        <table:table-row table:style-name="ro1">
          <table:table-cell office:value-type="float" office:value="0.81680428981781" calcext:value-type="float">
            <text:p>0.81680428981781</text:p>
          </table:table-cell>
          <table:table-cell table:number-columns-repeated="2"/>
        </table:table-row>
        <table:table-row table:style-name="ro1">
          <table:table-cell office:value-type="float" office:value="0.794792115688324" calcext:value-type="float">
            <text:p>0.794792115688324</text:p>
          </table:table-cell>
          <table:table-cell table:number-columns-repeated="2"/>
        </table:table-row>
        <table:table-row table:style-name="ro1">
          <table:table-cell office:value-type="float" office:value="0.792855858802795" calcext:value-type="float">
            <text:p>0.792855858802795</text:p>
          </table:table-cell>
          <table:table-cell table:number-columns-repeated="2"/>
        </table:table-row>
        <table:table-row table:style-name="ro1">
          <table:table-cell office:value-type="float" office:value="0.792727768421173" calcext:value-type="float">
            <text:p>0.792727768421173</text:p>
          </table:table-cell>
          <table:table-cell table:number-columns-repeated="2"/>
        </table:table-row>
        <table:table-row table:style-name="ro1">
          <table:table-cell office:value-type="float" office:value="0.793809711933136" calcext:value-type="float">
            <text:p>0.793809711933136</text:p>
          </table:table-cell>
          <table:table-cell table:number-columns-repeated="2"/>
        </table:table-row>
        <table:table-row table:style-name="ro1">
          <table:table-cell office:value-type="float" office:value="0.793683648109436" calcext:value-type="float">
            <text:p>0.793683648109436</text:p>
          </table:table-cell>
          <table:table-cell table:number-columns-repeated="2"/>
        </table:table-row>
        <table:table-row table:style-name="ro1">
          <table:table-cell office:value-type="float" office:value="0.795584380626678" calcext:value-type="float">
            <text:p>0.795584380626678</text:p>
          </table:table-cell>
          <table:table-cell table:number-columns-repeated="2"/>
        </table:table-row>
        <table:table-row table:style-name="ro1">
          <table:table-cell office:value-type="float" office:value="0.797753095626831" calcext:value-type="float">
            <text:p>0.797753095626831</text:p>
          </table:table-cell>
          <table:table-cell table:number-columns-repeated="2"/>
        </table:table-row>
        <table:table-row table:style-name="ro1">
          <table:table-cell office:value-type="float" office:value="0.79758620262146" calcext:value-type="float">
            <text:p>0.79758620262146</text:p>
          </table:table-cell>
          <table:table-cell table:number-columns-repeated="2"/>
        </table:table-row>
        <table:table-row table:style-name="ro1">
          <table:table-cell office:value-type="float" office:value="0.798305332660675" calcext:value-type="float">
            <text:p>0.798305332660675</text:p>
          </table:table-cell>
          <table:table-cell table:number-columns-repeated="2"/>
        </table:table-row>
        <table:table-row table:style-name="ro1">
          <table:table-cell office:value-type="float" office:value="0.794000208377838" calcext:value-type="float">
            <text:p>0.794000208377838</text:p>
          </table:table-cell>
          <table:table-cell table:number-columns-repeated="2"/>
        </table:table-row>
        <table:table-row table:style-name="ro1">
          <table:table-cell office:value-type="float" office:value="0.792608082294464" calcext:value-type="float">
            <text:p>0.792608082294464</text:p>
          </table:table-cell>
          <table:table-cell table:number-columns-repeated="2"/>
        </table:table-row>
        <table:table-row table:style-name="ro1">
          <table:table-cell office:value-type="float" office:value="0.792552769184112" calcext:value-type="float">
            <text:p>0.792552769184112</text:p>
          </table:table-cell>
          <table:table-cell table:number-columns-repeated="2"/>
        </table:table-row>
        <table:table-row table:style-name="ro1">
          <table:table-cell office:value-type="float" office:value="0.792156994342804" calcext:value-type="float">
            <text:p>0.792156994342804</text:p>
          </table:table-cell>
          <table:table-cell table:number-columns-repeated="2"/>
        </table:table-row>
        <table:table-row table:style-name="ro1">
          <table:table-cell office:value-type="float" office:value="0.795035064220428" calcext:value-type="float">
            <text:p>0.795035064220428</text:p>
          </table:table-cell>
          <table:table-cell table:number-columns-repeated="2"/>
        </table:table-row>
        <table:table-row table:style-name="ro1">
          <table:table-cell office:value-type="float" office:value="0.795163452625275" calcext:value-type="float">
            <text:p>0.795163452625275</text:p>
          </table:table-cell>
          <table:table-cell table:number-columns-repeated="2"/>
        </table:table-row>
        <table:table-row table:style-name="ro1">
          <table:table-cell office:value-type="float" office:value="0.797358632087708" calcext:value-type="float">
            <text:p>0.797358632087708</text:p>
          </table:table-cell>
          <table:table-cell table:number-columns-repeated="2"/>
        </table:table-row>
        <table:table-row table:style-name="ro1">
          <table:table-cell office:value-type="float" office:value="0.797368764877319" calcext:value-type="float">
            <text:p>0.797368764877319</text:p>
          </table:table-cell>
          <table:table-cell table:number-columns-repeated="2"/>
        </table:table-row>
        <table:table-row table:style-name="ro1">
          <table:table-cell office:value-type="float" office:value="0.798138856887817" calcext:value-type="float">
            <text:p>0.798138856887817</text:p>
          </table:table-cell>
          <table:table-cell table:number-columns-repeated="2"/>
        </table:table-row>
        <table:table-row table:style-name="ro1">
          <table:table-cell office:value-type="float" office:value="0.798723042011261" calcext:value-type="float">
            <text:p>0.798723042011261</text:p>
          </table:table-cell>
          <table:table-cell table:number-columns-repeated="2"/>
        </table:table-row>
        <table:table-row table:style-name="ro1">
          <table:table-cell office:value-type="float" office:value="0.79878044128418" calcext:value-type="float">
            <text:p>0.79878044128418</text:p>
          </table:table-cell>
          <table:table-cell table:number-columns-repeated="2"/>
        </table:table-row>
        <table:table-row table:style-name="ro1">
          <table:table-cell office:value-type="float" office:value="0.798100531101227" calcext:value-type="float">
            <text:p>0.798100531101227</text:p>
          </table:table-cell>
          <table:table-cell table:number-columns-repeated="2"/>
        </table:table-row>
        <table:table-row table:style-name="ro1">
          <table:table-cell office:value-type="float" office:value="0.796848952770233" calcext:value-type="float">
            <text:p>0.796848952770233</text:p>
          </table:table-cell>
          <table:table-cell table:number-columns-repeated="2"/>
        </table:table-row>
        <table:table-row table:style-name="ro1">
          <table:table-cell office:value-type="float" office:value="0.796464145183563" calcext:value-type="float">
            <text:p>0.796464145183563</text:p>
          </table:table-cell>
          <table:table-cell table:number-columns-repeated="2"/>
        </table:table-row>
        <table:table-row table:style-name="ro1">
          <table:table-cell office:value-type="float" office:value="0.797639906406403" calcext:value-type="float">
            <text:p>0.797639906406403</text:p>
          </table:table-cell>
          <table:table-cell table:number-columns-repeated="2"/>
        </table:table-row>
        <table:table-row table:style-name="ro1">
          <table:table-cell office:value-type="float" office:value="0.796664953231812" calcext:value-type="float">
            <text:p>0.796664953231812</text:p>
          </table:table-cell>
          <table:table-cell table:number-columns-repeated="2"/>
        </table:table-row>
        <table:table-row table:style-name="ro1">
          <table:table-cell office:value-type="float" office:value="0.798604190349579" calcext:value-type="float">
            <text:p>0.798604190349579</text:p>
          </table:table-cell>
          <table:table-cell table:number-columns-repeated="2"/>
        </table:table-row>
        <table:table-row table:style-name="ro1">
          <table:table-cell office:value-type="float" office:value="0.798403203487396" calcext:value-type="float">
            <text:p>0.798403203487396</text:p>
          </table:table-cell>
          <table:table-cell table:number-columns-repeated="2"/>
        </table:table-row>
        <table:table-row table:style-name="ro1">
          <table:table-cell office:value-type="float" office:value="0.797664105892181" calcext:value-type="float">
            <text:p>0.797664105892181</text:p>
          </table:table-cell>
          <table:table-cell table:number-columns-repeated="2"/>
        </table:table-row>
        <table:table-row table:style-name="ro1">
          <table:table-cell office:value-type="float" office:value="0.797710299491882" calcext:value-type="float">
            <text:p>0.797710299491882</text:p>
          </table:table-cell>
          <table:table-cell table:number-columns-repeated="2"/>
        </table:table-row>
        <table:table-row table:style-name="ro1">
          <table:table-cell office:value-type="float" office:value="0.797412633895874" calcext:value-type="float">
            <text:p>0.797412633895874</text:p>
          </table:table-cell>
          <table:table-cell table:number-columns-repeated="2"/>
        </table:table-row>
        <table:table-row table:style-name="ro1">
          <table:table-cell office:value-type="float" office:value="0.799791097640991" calcext:value-type="float">
            <text:p>0.799791097640991</text:p>
          </table:table-cell>
          <table:table-cell table:number-columns-repeated="2"/>
        </table:table-row>
        <table:table-row table:style-name="ro1">
          <table:table-cell office:value-type="float" office:value="0.799609243869782" calcext:value-type="float">
            <text:p>0.799609243869782</text:p>
          </table:table-cell>
          <table:table-cell table:number-columns-repeated="2"/>
        </table:table-row>
        <table:table-row table:style-name="ro1">
          <table:table-cell office:value-type="float" office:value="0.798543155193329" calcext:value-type="float">
            <text:p>0.798543155193329</text:p>
          </table:table-cell>
          <table:table-cell table:number-columns-repeated="2"/>
        </table:table-row>
        <table:table-row table:style-name="ro1">
          <table:table-cell office:value-type="float" office:value="0.802464544773102" calcext:value-type="float">
            <text:p>0.802464544773102</text:p>
          </table:table-cell>
          <table:table-cell table:number-columns-repeated="2"/>
        </table:table-row>
        <table:table-row table:style-name="ro1">
          <table:table-cell office:value-type="float" office:value="0.801707923412323" calcext:value-type="float">
            <text:p>0.801707923412323</text:p>
          </table:table-cell>
          <table:table-cell table:number-columns-repeated="2"/>
        </table:table-row>
        <table:table-row table:style-name="ro1">
          <table:table-cell office:value-type="float" office:value="0.802796900272369" calcext:value-type="float">
            <text:p>0.802796900272369</text:p>
          </table:table-cell>
          <table:table-cell table:number-columns-repeated="2"/>
        </table:table-row>
        <table:table-row table:style-name="ro1">
          <table:table-cell office:value-type="float" office:value="0.797939121723175" calcext:value-type="float">
            <text:p>0.797939121723175</text:p>
          </table:table-cell>
          <table:table-cell table:number-columns-repeated="2"/>
        </table:table-row>
        <table:table-row table:style-name="ro1">
          <table:table-cell office:value-type="float" office:value="0.798793852329254" calcext:value-type="float">
            <text:p>0.798793852329254</text:p>
          </table:table-cell>
          <table:table-cell table:number-columns-repeated="2"/>
        </table:table-row>
        <table:table-row table:style-name="ro1">
          <table:table-cell office:value-type="float" office:value="0.799226522445679" calcext:value-type="float">
            <text:p>0.799226522445679</text:p>
          </table:table-cell>
          <table:table-cell table:number-columns-repeated="2"/>
        </table:table-row>
        <table:table-row table:style-name="ro1">
          <table:table-cell office:value-type="float" office:value="0.79858523607254" calcext:value-type="float">
            <text:p>0.79858523607254</text:p>
          </table:table-cell>
          <table:table-cell table:number-columns-repeated="2"/>
        </table:table-row>
        <table:table-row table:style-name="ro1">
          <table:table-cell office:value-type="float" office:value="0.798064410686493" calcext:value-type="float">
            <text:p>0.798064410686493</text:p>
          </table:table-cell>
          <table:table-cell table:number-columns-repeated="2"/>
        </table:table-row>
        <table:table-row table:style-name="ro1">
          <table:table-cell office:value-type="float" office:value="0.798367321491241" calcext:value-type="float">
            <text:p>0.798367321491241</text:p>
          </table:table-cell>
          <table:table-cell table:number-columns-repeated="2"/>
        </table:table-row>
        <table:table-row table:style-name="ro1">
          <table:table-cell office:value-type="float" office:value="0.797977566719055" calcext:value-type="float">
            <text:p>0.797977566719055</text:p>
          </table:table-cell>
          <table:table-cell table:number-columns-repeated="2"/>
        </table:table-row>
        <table:table-row table:style-name="ro1">
          <table:table-cell office:value-type="float" office:value="0.798703908920288" calcext:value-type="float">
            <text:p>0.798703908920288</text:p>
          </table:table-cell>
          <table:table-cell table:number-columns-repeated="2"/>
        </table:table-row>
        <table:table-row table:style-name="ro1">
          <table:table-cell office:value-type="float" office:value="0.798369407653809" calcext:value-type="float">
            <text:p>0.798369407653809</text:p>
          </table:table-cell>
          <table:table-cell table:number-columns-repeated="2"/>
        </table:table-row>
        <table:table-row table:style-name="ro1">
          <table:table-cell office:value-type="float" office:value="0.793498933315277" calcext:value-type="float">
            <text:p>0.793498933315277</text:p>
          </table:table-cell>
          <table:table-cell table:number-columns-repeated="2"/>
        </table:table-row>
        <table:table-row table:style-name="ro1">
          <table:table-cell office:value-type="float" office:value="0.793629467487335" calcext:value-type="float">
            <text:p>0.793629467487335</text:p>
          </table:table-cell>
          <table:table-cell table:number-columns-repeated="2"/>
        </table:table-row>
        <table:table-row table:style-name="ro1">
          <table:table-cell office:value-type="float" office:value="0.794719398021698" calcext:value-type="float">
            <text:p>0.794719398021698</text:p>
          </table:table-cell>
          <table:table-cell table:number-columns-repeated="2"/>
        </table:table-row>
        <table:table-row table:style-name="ro1">
          <table:table-cell office:value-type="float" office:value="0.794624209403992" calcext:value-type="float">
            <text:p>0.794624209403992</text:p>
          </table:table-cell>
          <table:table-cell table:number-columns-repeated="2"/>
        </table:table-row>
        <table:table-row table:style-name="ro1">
          <table:table-cell office:value-type="float" office:value="0.795880496501923" calcext:value-type="float">
            <text:p>0.795880496501923</text:p>
          </table:table-cell>
          <table:table-cell table:number-columns-repeated="2"/>
        </table:table-row>
        <table:table-row table:style-name="ro1">
          <table:table-cell office:value-type="float" office:value="0.795485258102417" calcext:value-type="float">
            <text:p>0.795485258102417</text:p>
          </table:table-cell>
          <table:table-cell table:number-columns-repeated="2"/>
        </table:table-row>
        <table:table-row table:style-name="ro1">
          <table:table-cell office:value-type="float" office:value="0.795193195343018" calcext:value-type="float">
            <text:p>0.795193195343018</text:p>
          </table:table-cell>
          <table:table-cell table:number-columns-repeated="2"/>
        </table:table-row>
        <table:table-row table:style-name="ro1">
          <table:table-cell office:value-type="float" office:value="0.795429944992065" calcext:value-type="float">
            <text:p>0.795429944992065</text:p>
          </table:table-cell>
          <table:table-cell table:number-columns-repeated="2"/>
        </table:table-row>
        <table:table-row table:style-name="ro1">
          <table:table-cell office:value-type="float" office:value="0.795244455337524" calcext:value-type="float">
            <text:p>0.795244455337524</text:p>
          </table:table-cell>
          <table:table-cell table:number-columns-repeated="2"/>
        </table:table-row>
        <table:table-row table:style-name="ro1">
          <table:table-cell office:value-type="float" office:value="0.795209646224976" calcext:value-type="float">
            <text:p>0.795209646224976</text:p>
          </table:table-cell>
          <table:table-cell table:number-columns-repeated="2"/>
        </table:table-row>
        <table:table-row table:style-name="ro1">
          <table:table-cell office:value-type="float" office:value="0.795434713363647" calcext:value-type="float">
            <text:p>0.795434713363647</text:p>
          </table:table-cell>
          <table:table-cell table:number-columns-repeated="2"/>
        </table:table-row>
        <table:table-row table:style-name="ro1">
          <table:table-cell office:value-type="float" office:value="0.794359385967255" calcext:value-type="float">
            <text:p>0.794359385967255</text:p>
          </table:table-cell>
          <table:table-cell table:number-columns-repeated="2"/>
        </table:table-row>
        <table:table-row table:style-name="ro1">
          <table:table-cell office:value-type="float" office:value="0.796518564224243" calcext:value-type="float">
            <text:p>0.796518564224243</text:p>
          </table:table-cell>
          <table:table-cell table:number-columns-repeated="2"/>
        </table:table-row>
        <table:table-row table:style-name="ro1">
          <table:table-cell office:value-type="float" office:value="0.79758358001709" calcext:value-type="float">
            <text:p>0.79758358001709</text:p>
          </table:table-cell>
          <table:table-cell table:number-columns-repeated="2"/>
        </table:table-row>
        <table:table-row table:style-name="ro1">
          <table:table-cell office:value-type="float" office:value="0.797205626964569" calcext:value-type="float">
            <text:p>0.797205626964569</text:p>
          </table:table-cell>
          <table:table-cell table:number-columns-repeated="2"/>
        </table:table-row>
        <table:table-row table:style-name="ro1">
          <table:table-cell office:value-type="float" office:value="0.796640276908875" calcext:value-type="float">
            <text:p>0.796640276908875</text:p>
          </table:table-cell>
          <table:table-cell table:number-columns-repeated="2"/>
        </table:table-row>
        <table:table-row table:style-name="ro1">
          <table:table-cell office:value-type="float" office:value="0.797335088253021" calcext:value-type="float">
            <text:p>0.797335088253021</text:p>
          </table:table-cell>
          <table:table-cell table:number-columns-repeated="2"/>
        </table:table-row>
        <table:table-row table:style-name="ro1">
          <table:table-cell office:value-type="float" office:value="0.819341778755188" calcext:value-type="float">
            <text:p>0.819341778755188</text:p>
          </table:table-cell>
          <table:table-cell table:number-columns-repeated="2"/>
        </table:table-row>
        <table:table-row table:style-name="ro1">
          <table:table-cell office:value-type="float" office:value="0.822250783443451" calcext:value-type="float">
            <text:p>0.822250783443451</text:p>
          </table:table-cell>
          <table:table-cell table:number-columns-repeated="2"/>
        </table:table-row>
        <table:table-row table:style-name="ro1">
          <table:table-cell office:value-type="float" office:value="0.822136700153351" calcext:value-type="float">
            <text:p>0.822136700153351</text:p>
          </table:table-cell>
          <table:table-cell table:number-columns-repeated="2"/>
        </table:table-row>
        <table:table-row table:style-name="ro1">
          <table:table-cell office:value-type="float" office:value="0.82217001914978" calcext:value-type="float">
            <text:p>0.82217001914978</text:p>
          </table:table-cell>
          <table:table-cell table:number-columns-repeated="2"/>
        </table:table-row>
        <table:table-row table:style-name="ro1">
          <table:table-cell office:value-type="float" office:value="0.819943845272064" calcext:value-type="float">
            <text:p>0.819943845272064</text:p>
          </table:table-cell>
          <table:table-cell table:number-columns-repeated="2"/>
        </table:table-row>
        <table:table-row table:style-name="ro1">
          <table:table-cell office:value-type="float" office:value="0.820135772228241" calcext:value-type="float">
            <text:p>0.820135772228241</text:p>
          </table:table-cell>
          <table:table-cell table:number-columns-repeated="2"/>
        </table:table-row>
        <table:table-row table:style-name="ro1">
          <table:table-cell office:value-type="float" office:value="0.819725692272186" calcext:value-type="float">
            <text:p>0.819725692272186</text:p>
          </table:table-cell>
          <table:table-cell table:number-columns-repeated="2"/>
        </table:table-row>
        <table:table-row table:style-name="ro1">
          <table:table-cell office:value-type="float" office:value="0.825166523456574" calcext:value-type="float">
            <text:p>0.825166523456574</text:p>
          </table:table-cell>
          <table:table-cell table:number-columns-repeated="2"/>
        </table:table-row>
        <table:table-row table:style-name="ro1">
          <table:table-cell office:value-type="float" office:value="0.824922740459442" calcext:value-type="float">
            <text:p>0.824922740459442</text:p>
          </table:table-cell>
          <table:table-cell table:number-columns-repeated="2"/>
        </table:table-row>
        <table:table-row table:style-name="ro1">
          <table:table-cell office:value-type="float" office:value="0.824973523616791" calcext:value-type="float">
            <text:p>0.824973523616791</text:p>
          </table:table-cell>
          <table:table-cell table:number-columns-repeated="2"/>
        </table:table-row>
        <table:table-row table:style-name="ro1">
          <table:table-cell office:value-type="float" office:value="0.824962854385376" calcext:value-type="float">
            <text:p>0.824962854385376</text:p>
          </table:table-cell>
          <table:table-cell table:number-columns-repeated="2"/>
        </table:table-row>
        <table:table-row table:style-name="ro1">
          <table:table-cell office:value-type="float" office:value="0.825374901294708" calcext:value-type="float">
            <text:p>0.825374901294708</text:p>
          </table:table-cell>
          <table:table-cell table:number-columns-repeated="2"/>
        </table:table-row>
        <table:table-row table:style-name="ro1">
          <table:table-cell office:value-type="float" office:value="0.825371623039246" calcext:value-type="float">
            <text:p>0.825371623039246</text:p>
          </table:table-cell>
          <table:table-cell table:number-columns-repeated="2"/>
        </table:table-row>
        <table:table-row table:style-name="ro1">
          <table:table-cell office:value-type="float" office:value="0.825281143188477" calcext:value-type="float">
            <text:p>0.825281143188477</text:p>
          </table:table-cell>
          <table:table-cell table:number-columns-repeated="2"/>
        </table:table-row>
        <table:table-row table:style-name="ro1">
          <table:table-cell office:value-type="float" office:value="0.826081037521362" calcext:value-type="float">
            <text:p>0.826081037521362</text:p>
          </table:table-cell>
          <table:table-cell table:number-columns-repeated="2"/>
        </table:table-row>
        <table:table-row table:style-name="ro1">
          <table:table-cell office:value-type="float" office:value="0.826052188873291" calcext:value-type="float">
            <text:p>0.826052188873291</text:p>
          </table:table-cell>
          <table:table-cell table:number-columns-repeated="2"/>
        </table:table-row>
        <table:table-row table:style-name="ro1">
          <table:table-cell office:value-type="float" office:value="0.825944304466248" calcext:value-type="float">
            <text:p>0.825944304466248</text:p>
          </table:table-cell>
          <table:table-cell table:number-columns-repeated="2"/>
        </table:table-row>
        <table:table-row table:style-name="ro1">
          <table:table-cell office:value-type="float" office:value="0.825980722904205" calcext:value-type="float">
            <text:p>0.825980722904205</text:p>
          </table:table-cell>
          <table:table-cell table:number-columns-repeated="2"/>
        </table:table-row>
        <table:table-row table:style-name="ro1">
          <table:table-cell office:value-type="float" office:value="0.825791656970978" calcext:value-type="float">
            <text:p>0.825791656970978</text:p>
          </table:table-cell>
          <table:table-cell table:number-columns-repeated="2"/>
        </table:table-row>
        <table:table-row table:style-name="ro1">
          <table:table-cell office:value-type="float" office:value="0.825925350189209" calcext:value-type="float">
            <text:p>0.825925350189209</text:p>
          </table:table-cell>
          <table:table-cell table:number-columns-repeated="2"/>
        </table:table-row>
        <table:table-row table:style-name="ro1">
          <table:table-cell office:value-type="float" office:value="0.82612407207489" calcext:value-type="float">
            <text:p>0.82612407207489</text:p>
          </table:table-cell>
          <table:table-cell table:number-columns-repeated="2"/>
        </table:table-row>
        <table:table-row table:style-name="ro1">
          <table:table-cell office:value-type="float" office:value="0.825636744499206" calcext:value-type="float">
            <text:p>0.825636744499206</text:p>
          </table:table-cell>
          <table:table-cell table:number-columns-repeated="2"/>
        </table:table-row>
        <table:table-row table:style-name="ro1">
          <table:table-cell office:value-type="float" office:value="0.825519382953644" calcext:value-type="float">
            <text:p>0.825519382953644</text:p>
          </table:table-cell>
          <table:table-cell table:number-columns-repeated="2"/>
        </table:table-row>
        <table:table-row table:style-name="ro1">
          <table:table-cell office:value-type="float" office:value="0.825328528881073" calcext:value-type="float">
            <text:p>0.825328528881073</text:p>
          </table:table-cell>
          <table:table-cell table:number-columns-repeated="2"/>
        </table:table-row>
        <table:table-row table:style-name="ro1">
          <table:table-cell office:value-type="float" office:value="0.825397074222565" calcext:value-type="float">
            <text:p>0.825397074222565</text:p>
          </table:table-cell>
          <table:table-cell table:number-columns-repeated="2"/>
        </table:table-row>
        <table:table-row table:style-name="ro1">
          <table:table-cell office:value-type="float" office:value="0.825510323047638" calcext:value-type="float">
            <text:p>0.825510323047638</text:p>
          </table:table-cell>
          <table:table-cell table:number-columns-repeated="2"/>
        </table:table-row>
        <table:table-row table:style-name="ro1">
          <table:table-cell office:value-type="float" office:value="0.825349509716034" calcext:value-type="float">
            <text:p>0.825349509716034</text:p>
          </table:table-cell>
          <table:table-cell table:number-columns-repeated="2"/>
        </table:table-row>
        <table:table-row table:style-name="ro1">
          <table:table-cell office:value-type="float" office:value="0.825382232666016" calcext:value-type="float">
            <text:p>0.825382232666016</text:p>
          </table:table-cell>
          <table:table-cell table:number-columns-repeated="2"/>
        </table:table-row>
        <table:table-row table:style-name="ro1">
          <table:table-cell office:value-type="float" office:value="0.825351417064667" calcext:value-type="float">
            <text:p>0.825351417064667</text:p>
          </table:table-cell>
          <table:table-cell table:number-columns-repeated="2"/>
        </table:table-row>
        <table:table-row table:style-name="ro1">
          <table:table-cell office:value-type="float" office:value="0.825397849082947" calcext:value-type="float">
            <text:p>0.825397849082947</text:p>
          </table:table-cell>
          <table:table-cell table:number-columns-repeated="2"/>
        </table:table-row>
        <table:table-row table:style-name="ro1">
          <table:table-cell office:value-type="float" office:value="0.825193583965302" calcext:value-type="float">
            <text:p>0.825193583965302</text:p>
          </table:table-cell>
          <table:table-cell table:number-columns-repeated="2"/>
        </table:table-row>
        <table:table-row table:style-name="ro1">
          <table:table-cell office:value-type="float" office:value="0.825934886932373" calcext:value-type="float">
            <text:p>0.825934886932373</text:p>
          </table:table-cell>
          <table:table-cell table:number-columns-repeated="2"/>
        </table:table-row>
        <table:table-row table:style-name="ro1">
          <table:table-cell office:value-type="float" office:value="0.81801575422287" calcext:value-type="float">
            <text:p>0.81801575422287</text:p>
          </table:table-cell>
          <table:table-cell table:number-columns-repeated="2"/>
        </table:table-row>
        <table:table-row table:style-name="ro1">
          <table:table-cell office:value-type="float" office:value="0.819321513175964" calcext:value-type="float">
            <text:p>0.819321513175964</text:p>
          </table:table-cell>
          <table:table-cell table:number-columns-repeated="2"/>
        </table:table-row>
        <table:table-row table:style-name="ro1">
          <table:table-cell office:value-type="float" office:value="0.818772375583649" calcext:value-type="float">
            <text:p>0.818772375583649</text:p>
          </table:table-cell>
          <table:table-cell table:number-columns-repeated="2"/>
        </table:table-row>
        <table:table-row table:style-name="ro1">
          <table:table-cell office:value-type="float" office:value="0.346893101930618" calcext:value-type="float">
            <text:p>0.346893101930618</text:p>
          </table:table-cell>
          <table:table-cell table:number-columns-repeated="2"/>
        </table:table-row>
        <table:table-row table:style-name="ro1">
          <table:table-cell office:value-type="float" office:value="0.820660829544067" calcext:value-type="float">
            <text:p>0.820660829544067</text:p>
          </table:table-cell>
          <table:table-cell table:number-columns-repeated="2"/>
        </table:table-row>
        <table:table-row table:style-name="ro1">
          <table:table-cell office:value-type="float" office:value="0.527539312839508" calcext:value-type="float">
            <text:p>0.527539312839508</text:p>
          </table:table-cell>
          <table:table-cell table:number-columns-repeated="2"/>
        </table:table-row>
        <table:table-row table:style-name="ro1">
          <table:table-cell office:value-type="float" office:value="0.820556581020355" calcext:value-type="float">
            <text:p>0.820556581020355</text:p>
          </table:table-cell>
          <table:table-cell table:number-columns-repeated="2"/>
        </table:table-row>
        <table:table-row table:style-name="ro1">
          <table:table-cell office:value-type="float" office:value="0.619120538234711" calcext:value-type="float">
            <text:p>0.619120538234711</text:p>
          </table:table-cell>
          <table:table-cell table:number-columns-repeated="2"/>
        </table:table-row>
        <table:table-row table:style-name="ro1">
          <table:table-cell office:value-type="float" office:value="0.820450305938721" calcext:value-type="float">
            <text:p>0.820450305938721</text:p>
          </table:table-cell>
          <table:table-cell table:number-columns-repeated="2"/>
        </table:table-row>
        <table:table-row table:style-name="ro1">
          <table:table-cell office:value-type="float" office:value="0.59841001033783" calcext:value-type="float">
            <text:p>0.59841001033783</text:p>
          </table:table-cell>
          <table:table-cell table:number-columns-repeated="2"/>
        </table:table-row>
        <table:table-row table:style-name="ro1">
          <table:table-cell office:value-type="float" office:value="0.819924354553223" calcext:value-type="float">
            <text:p>0.819924354553223</text:p>
          </table:table-cell>
          <table:table-cell table:number-columns-repeated="2"/>
        </table:table-row>
        <table:table-row table:style-name="ro1">
          <table:table-cell office:value-type="float" office:value="0.588980972766876" calcext:value-type="float">
            <text:p>0.588980972766876</text:p>
          </table:table-cell>
          <table:table-cell table:number-columns-repeated="2"/>
        </table:table-row>
        <table:table-row table:style-name="ro1">
          <table:table-cell office:value-type="float" office:value="0.820255756378174" calcext:value-type="float">
            <text:p>0.820255756378174</text:p>
          </table:table-cell>
          <table:table-cell table:number-columns-repeated="2"/>
        </table:table-row>
        <table:table-row table:style-name="ro1">
          <table:table-cell office:value-type="float" office:value="0.556723952293396" calcext:value-type="float">
            <text:p>0.556723952293396</text:p>
          </table:table-cell>
          <table:table-cell table:number-columns-repeated="2"/>
        </table:table-row>
        <table:table-row table:style-name="ro1">
          <table:table-cell office:value-type="float" office:value="0.820362150669098" calcext:value-type="float">
            <text:p>0.820362150669098</text:p>
          </table:table-cell>
          <table:table-cell table:number-columns-repeated="2"/>
        </table:table-row>
        <table:table-row table:style-name="ro1">
          <table:table-cell office:value-type="float" office:value="0.54273909330368" calcext:value-type="float">
            <text:p>0.54273909330368</text:p>
          </table:table-cell>
          <table:table-cell table:number-columns-repeated="2"/>
        </table:table-row>
        <table:table-row table:style-name="ro1">
          <table:table-cell office:value-type="float" office:value="0.820890426635742" calcext:value-type="float">
            <text:p>0.820890426635742</text:p>
          </table:table-cell>
          <table:table-cell table:number-columns-repeated="2"/>
        </table:table-row>
        <table:table-row table:style-name="ro1">
          <table:table-cell office:value-type="float" office:value="0.478773057460785" calcext:value-type="float">
            <text:p>0.478773057460785</text:p>
          </table:table-cell>
          <table:table-cell table:number-columns-repeated="2"/>
        </table:table-row>
        <table:table-row table:style-name="ro1">
          <table:table-cell office:value-type="float" office:value="0.820585012435913" calcext:value-type="float">
            <text:p>0.820585012435913</text:p>
          </table:table-cell>
          <table:table-cell table:number-columns-repeated="2"/>
        </table:table-row>
        <table:table-row table:style-name="ro1">
          <table:table-cell office:value-type="float" office:value="0.50631719827652" calcext:value-type="float">
            <text:p>0.50631719827652</text:p>
          </table:table-cell>
          <table:table-cell table:number-columns-repeated="2"/>
        </table:table-row>
        <table:table-row table:style-name="ro1">
          <table:table-cell office:value-type="float" office:value="0.809029579162598" calcext:value-type="float">
            <text:p>0.809029579162598</text:p>
          </table:table-cell>
          <table:table-cell table:number-columns-repeated="2"/>
        </table:table-row>
        <table:table-row table:style-name="ro1">
          <table:table-cell office:value-type="float" office:value="0.464322954416275" calcext:value-type="float">
            <text:p>0.464322954416275</text:p>
          </table:table-cell>
          <table:table-cell table:number-columns-repeated="2"/>
        </table:table-row>
        <table:table-row table:style-name="ro1">
          <table:table-cell office:value-type="float" office:value="0.807463586330414" calcext:value-type="float">
            <text:p>0.807463586330414</text:p>
          </table:table-cell>
          <table:table-cell table:number-columns-repeated="2"/>
        </table:table-row>
        <table:table-row table:style-name="ro1">
          <table:table-cell office:value-type="float" office:value="0.433340609073639" calcext:value-type="float">
            <text:p>0.433340609073639</text:p>
          </table:table-cell>
          <table:table-cell table:number-columns-repeated="2"/>
        </table:table-row>
        <table:table-row table:style-name="ro1">
          <table:table-cell office:value-type="float" office:value="0.807096242904663" calcext:value-type="float">
            <text:p>0.807096242904663</text:p>
          </table:table-cell>
          <table:table-cell table:number-columns-repeated="2"/>
        </table:table-row>
        <table:table-row table:style-name="ro1">
          <table:table-cell office:value-type="float" office:value="0.380878508090973" calcext:value-type="float">
            <text:p>0.380878508090973</text:p>
          </table:table-cell>
          <table:table-cell table:number-columns-repeated="2"/>
        </table:table-row>
        <table:table-row table:style-name="ro1">
          <table:table-cell office:value-type="float" office:value="0.806599736213684" calcext:value-type="float">
            <text:p>0.806599736213684</text:p>
          </table:table-cell>
          <table:table-cell table:number-columns-repeated="2"/>
        </table:table-row>
        <table:table-row table:style-name="ro1">
          <table:table-cell office:value-type="float" office:value="0.374039322137833" calcext:value-type="float">
            <text:p>0.374039322137833</text:p>
          </table:table-cell>
          <table:table-cell table:number-columns-repeated="2"/>
        </table:table-row>
        <table:table-row table:style-name="ro1">
          <table:table-cell office:value-type="float" office:value="0.807096600532532" calcext:value-type="float">
            <text:p>0.807096600532532</text:p>
          </table:table-cell>
          <table:table-cell table:number-columns-repeated="2"/>
        </table:table-row>
        <table:table-row table:style-name="ro1">
          <table:table-cell office:value-type="float" office:value="0.333816558122635" calcext:value-type="float">
            <text:p>0.333816558122635</text:p>
          </table:table-cell>
          <table:table-cell table:number-columns-repeated="2"/>
        </table:table-row>
        <table:table-row table:style-name="ro1">
          <table:table-cell office:value-type="float" office:value="0.806886553764343" calcext:value-type="float">
            <text:p>0.806886553764343</text:p>
          </table:table-cell>
          <table:table-cell table:number-columns-repeated="2"/>
        </table:table-row>
        <table:table-row table:style-name="ro1">
          <table:table-cell office:value-type="float" office:value="0.331068813800812" calcext:value-type="float">
            <text:p>0.331068813800812</text:p>
          </table:table-cell>
          <table:table-cell table:number-columns-repeated="2"/>
        </table:table-row>
        <table:table-row table:style-name="ro1">
          <table:table-cell office:value-type="float" office:value="0.807511448860168" calcext:value-type="float">
            <text:p>0.807511448860168</text:p>
          </table:table-cell>
          <table:table-cell table:number-columns-repeated="2"/>
        </table:table-row>
        <table:table-row table:style-name="ro1">
          <table:table-cell office:value-type="float" office:value="0.267233103513718" calcext:value-type="float">
            <text:p>0.267233103513718</text:p>
          </table:table-cell>
          <table:table-cell table:number-columns-repeated="2"/>
        </table:table-row>
        <table:table-row table:style-name="ro1">
          <table:table-cell office:value-type="float" office:value="0.807692766189575" calcext:value-type="float">
            <text:p>0.807692766189575</text:p>
          </table:table-cell>
          <table:table-cell table:number-columns-repeated="2"/>
        </table:table-row>
        <table:table-row table:style-name="ro1">
          <table:table-cell office:value-type="float" office:value="0.269817501306534" calcext:value-type="float">
            <text:p>0.269817501306534</text:p>
          </table:table-cell>
          <table:table-cell table:number-columns-repeated="2"/>
        </table:table-row>
        <table:table-row table:style-name="ro1">
          <table:table-cell office:value-type="float" office:value="0.807742238044739" calcext:value-type="float">
            <text:p>0.807742238044739</text:p>
          </table:table-cell>
          <table:table-cell table:number-columns-repeated="2"/>
        </table:table-row>
        <table:table-row table:style-name="ro1">
          <table:table-cell office:value-type="float" office:value="0.807766854763031" calcext:value-type="float">
            <text:p>0.807766854763031</text:p>
          </table:table-cell>
          <table:table-cell table:number-columns-repeated="2"/>
        </table:table-row>
        <table:table-row table:style-name="ro1">
          <table:table-cell office:value-type="float" office:value="0.807689428329468" calcext:value-type="float">
            <text:p>0.807689428329468</text:p>
          </table:table-cell>
          <table:table-cell table:number-columns-repeated="2"/>
        </table:table-row>
        <table:table-row table:style-name="ro1">
          <table:table-cell office:value-type="float" office:value="0.807909667491913" calcext:value-type="float">
            <text:p>0.807909667491913</text:p>
          </table:table-cell>
          <table:table-cell table:number-columns-repeated="2"/>
        </table:table-row>
        <table:table-row table:style-name="ro1">
          <table:table-cell office:value-type="float" office:value="0.810312926769257" calcext:value-type="float">
            <text:p>0.810312926769257</text:p>
          </table:table-cell>
          <table:table-cell table:number-columns-repeated="2"/>
        </table:table-row>
        <table:table-row table:style-name="ro1">
          <table:table-cell office:value-type="float" office:value="0.806489288806915" calcext:value-type="float">
            <text:p>0.806489288806915</text:p>
          </table:table-cell>
          <table:table-cell table:number-columns-repeated="2"/>
        </table:table-row>
        <table:table-row table:style-name="ro1">
          <table:table-cell office:value-type="float" office:value="0.807878434658051" calcext:value-type="float">
            <text:p>0.807878434658051</text:p>
          </table:table-cell>
          <table:table-cell table:number-columns-repeated="2"/>
        </table:table-row>
        <table:table-row table:style-name="ro1">
          <table:table-cell office:value-type="float" office:value="0.808251082897186" calcext:value-type="float">
            <text:p>0.808251082897186</text:p>
          </table:table-cell>
          <table:table-cell table:number-columns-repeated="2"/>
        </table:table-row>
        <table:table-row table:style-name="ro1">
          <table:table-cell office:value-type="float" office:value="0.807522177696228" calcext:value-type="float">
            <text:p>0.807522177696228</text:p>
          </table:table-cell>
          <table:table-cell table:number-columns-repeated="2"/>
        </table:table-row>
        <table:table-row table:style-name="ro1">
          <table:table-cell office:value-type="float" office:value="0.807723820209503" calcext:value-type="float">
            <text:p>0.807723820209503</text:p>
          </table:table-cell>
          <table:table-cell table:number-columns-repeated="2"/>
        </table:table-row>
        <table:table-row table:style-name="ro1">
          <table:table-cell office:value-type="float" office:value="0.807753622531891" calcext:value-type="float">
            <text:p>0.807753622531891</text:p>
          </table:table-cell>
          <table:table-cell table:number-columns-repeated="2"/>
        </table:table-row>
        <table:table-row table:style-name="ro1">
          <table:table-cell office:value-type="float" office:value="0.807722449302673" calcext:value-type="float">
            <text:p>0.807722449302673</text:p>
          </table:table-cell>
          <table:table-cell table:number-columns-repeated="2"/>
        </table:table-row>
        <table:table-row table:style-name="ro1">
          <table:table-cell office:value-type="float" office:value="0.807251930236816" calcext:value-type="float">
            <text:p>0.807251930236816</text:p>
          </table:table-cell>
          <table:table-cell table:number-columns-repeated="2"/>
        </table:table-row>
        <table:table-row table:style-name="ro1">
          <table:table-cell office:value-type="float" office:value="0.811218559741974" calcext:value-type="float">
            <text:p>0.811218559741974</text:p>
          </table:table-cell>
          <table:table-cell table:number-columns-repeated="2"/>
        </table:table-row>
        <table:table-row table:style-name="ro1">
          <table:table-cell office:value-type="float" office:value="0.815875172615051" calcext:value-type="float">
            <text:p>0.815875172615051</text:p>
          </table:table-cell>
          <table:table-cell table:number-columns-repeated="2"/>
        </table:table-row>
        <table:table-row table:style-name="ro1">
          <table:table-cell office:value-type="float" office:value="0.81546813249588" calcext:value-type="float">
            <text:p>0.81546813249588</text:p>
          </table:table-cell>
          <table:table-cell table:number-columns-repeated="2"/>
        </table:table-row>
        <table:table-row table:style-name="ro1">
          <table:table-cell office:value-type="float" office:value="0.816935181617737" calcext:value-type="float">
            <text:p>0.816935181617737</text:p>
          </table:table-cell>
          <table:table-cell table:number-columns-repeated="2"/>
        </table:table-row>
        <table:table-row table:style-name="ro1">
          <table:table-cell office:value-type="float" office:value="0.820653080940247" calcext:value-type="float">
            <text:p>0.820653080940247</text:p>
          </table:table-cell>
          <table:table-cell table:number-columns-repeated="2"/>
        </table:table-row>
        <table:table-row table:style-name="ro1">
          <table:table-cell office:value-type="float" office:value="0.550175249576569" calcext:value-type="float">
            <text:p>0.550175249576569</text:p>
          </table:table-cell>
          <table:table-cell table:number-columns-repeated="2"/>
        </table:table-row>
        <table:table-row table:style-name="ro1">
          <table:table-cell office:value-type="float" office:value="0.822930335998535" calcext:value-type="float">
            <text:p>0.822930335998535</text:p>
          </table:table-cell>
          <table:table-cell table:number-columns-repeated="2"/>
        </table:table-row>
        <table:table-row table:style-name="ro1">
          <table:table-cell office:value-type="float" office:value="0.509401679039001" calcext:value-type="float">
            <text:p>0.509401679039001</text:p>
          </table:table-cell>
          <table:table-cell table:number-columns-repeated="2"/>
        </table:table-row>
        <table:table-row table:style-name="ro1">
          <table:table-cell office:value-type="float" office:value="0.821966886520386" calcext:value-type="float">
            <text:p>0.821966886520386</text:p>
          </table:table-cell>
          <table:table-cell table:number-columns-repeated="2"/>
        </table:table-row>
        <table:table-row table:style-name="ro1">
          <table:table-cell office:value-type="float" office:value="0.590419113636017" calcext:value-type="float">
            <text:p>0.590419113636017</text:p>
          </table:table-cell>
          <table:table-cell table:number-columns-repeated="2"/>
        </table:table-row>
        <table:table-row table:style-name="ro1">
          <table:table-cell office:value-type="float" office:value="0.822011232376099" calcext:value-type="float">
            <text:p>0.822011232376099</text:p>
          </table:table-cell>
          <table:table-cell table:number-columns-repeated="2"/>
        </table:table-row>
        <table:table-row table:style-name="ro1">
          <table:table-cell office:value-type="float" office:value="0.666958391666412" calcext:value-type="float">
            <text:p>0.666958391666412</text:p>
          </table:table-cell>
          <table:table-cell table:number-columns-repeated="2"/>
        </table:table-row>
        <table:table-row table:style-name="ro1">
          <table:table-cell office:value-type="float" office:value="0.821065902709961" calcext:value-type="float">
            <text:p>0.821065902709961</text:p>
          </table:table-cell>
          <table:table-cell table:number-columns-repeated="2"/>
        </table:table-row>
        <table:table-row table:style-name="ro1">
          <table:table-cell office:value-type="float" office:value="0.731755077838898" calcext:value-type="float">
            <text:p>0.731755077838898</text:p>
          </table:table-cell>
          <table:table-cell table:number-columns-repeated="2"/>
        </table:table-row>
        <table:table-row table:style-name="ro1">
          <table:table-cell office:value-type="float" office:value="0.821654915809631" calcext:value-type="float">
            <text:p>0.821654915809631</text:p>
          </table:table-cell>
          <table:table-cell table:number-columns-repeated="2"/>
        </table:table-row>
        <table:table-row table:style-name="ro1">
          <table:table-cell office:value-type="float" office:value="0.699133634567261" calcext:value-type="float">
            <text:p>0.699133634567261</text:p>
          </table:table-cell>
          <table:table-cell table:number-columns-repeated="2"/>
        </table:table-row>
        <table:table-row table:style-name="ro1">
          <table:table-cell office:value-type="float" office:value="0.821807205677033" calcext:value-type="float">
            <text:p>0.821807205677033</text:p>
          </table:table-cell>
          <table:table-cell table:number-columns-repeated="2"/>
        </table:table-row>
        <table:table-row table:style-name="ro1">
          <table:table-cell office:value-type="float" office:value="0.739547729492188" calcext:value-type="float">
            <text:p>0.739547729492188</text:p>
          </table:table-cell>
          <table:table-cell table:number-columns-repeated="2"/>
        </table:table-row>
        <table:table-row table:style-name="ro1">
          <table:table-cell office:value-type="float" office:value="0.821927070617676" calcext:value-type="float">
            <text:p>0.821927070617676</text:p>
          </table:table-cell>
          <table:table-cell table:number-columns-repeated="2"/>
        </table:table-row>
        <table:table-row table:style-name="ro1">
          <table:table-cell office:value-type="float" office:value="0.751945495605469" calcext:value-type="float">
            <text:p>0.751945495605469</text:p>
          </table:table-cell>
          <table:table-cell table:number-columns-repeated="2"/>
        </table:table-row>
        <table:table-row table:style-name="ro1">
          <table:table-cell office:value-type="float" office:value="0.821657299995422" calcext:value-type="float">
            <text:p>0.821657299995422</text:p>
          </table:table-cell>
          <table:table-cell table:number-columns-repeated="2"/>
        </table:table-row>
        <table:table-row table:style-name="ro1">
          <table:table-cell office:value-type="float" office:value="0.764434814453125" calcext:value-type="float">
            <text:p>0.764434814453125</text:p>
          </table:table-cell>
          <table:table-cell table:number-columns-repeated="2"/>
        </table:table-row>
        <table:table-row table:style-name="ro1">
          <table:table-cell office:value-type="float" office:value="0.821703851222992" calcext:value-type="float">
            <text:p>0.821703851222992</text:p>
          </table:table-cell>
          <table:table-cell table:number-columns-repeated="2"/>
        </table:table-row>
        <table:table-row table:style-name="ro1">
          <table:table-cell office:value-type="float" office:value="0.789288938045502" calcext:value-type="float">
            <text:p>0.789288938045502</text:p>
          </table:table-cell>
          <table:table-cell table:number-columns-repeated="2"/>
        </table:table-row>
        <table:table-row table:style-name="ro1">
          <table:table-cell office:value-type="float" office:value="0.821165204048157" calcext:value-type="float">
            <text:p>0.821165204048157</text:p>
          </table:table-cell>
          <table:table-cell table:number-columns-repeated="2"/>
        </table:table-row>
        <table:table-row table:style-name="ro1">
          <table:table-cell office:value-type="float" office:value="0.781539678573608" calcext:value-type="float">
            <text:p>0.781539678573608</text:p>
          </table:table-cell>
          <table:table-cell table:number-columns-repeated="2"/>
        </table:table-row>
        <table:table-row table:style-name="ro1">
          <table:table-cell office:value-type="float" office:value="0.818037927150726" calcext:value-type="float">
            <text:p>0.818037927150726</text:p>
          </table:table-cell>
          <table:table-cell table:number-columns-repeated="2"/>
        </table:table-row>
        <table:table-row table:style-name="ro1">
          <table:table-cell office:value-type="float" office:value="0.795296609401703" calcext:value-type="float">
            <text:p>0.795296609401703</text:p>
          </table:table-cell>
          <table:table-cell table:number-columns-repeated="2"/>
        </table:table-row>
        <table:table-row table:style-name="ro1">
          <table:table-cell office:value-type="float" office:value="0.817078530788422" calcext:value-type="float">
            <text:p>0.817078530788422</text:p>
          </table:table-cell>
          <table:table-cell table:number-columns-repeated="2"/>
        </table:table-row>
        <table:table-row table:style-name="ro1">
          <table:table-cell office:value-type="float" office:value="0.801104307174683" calcext:value-type="float">
            <text:p>0.801104307174683</text:p>
          </table:table-cell>
          <table:table-cell table:number-columns-repeated="2"/>
        </table:table-row>
        <table:table-row table:style-name="ro1">
          <table:table-cell office:value-type="float" office:value="0.817012012004852" calcext:value-type="float">
            <text:p>0.817012012004852</text:p>
          </table:table-cell>
          <table:table-cell table:number-columns-repeated="2"/>
        </table:table-row>
        <table:table-row table:style-name="ro1">
          <table:table-cell office:value-type="float" office:value="0.806414127349854" calcext:value-type="float">
            <text:p>0.806414127349854</text:p>
          </table:table-cell>
          <table:table-cell table:number-columns-repeated="2"/>
        </table:table-row>
        <table:table-row table:style-name="ro1">
          <table:table-cell office:value-type="float" office:value="0.816856861114502" calcext:value-type="float">
            <text:p>0.816856861114502</text:p>
          </table:table-cell>
          <table:table-cell table:number-columns-repeated="2"/>
        </table:table-row>
        <table:table-row table:style-name="ro1">
          <table:table-cell office:value-type="float" office:value="0.805596053600311" calcext:value-type="float">
            <text:p>0.805596053600311</text:p>
          </table:table-cell>
          <table:table-cell table:number-columns-repeated="2"/>
        </table:table-row>
        <table:table-row table:style-name="ro1">
          <table:table-cell office:value-type="float" office:value="0.817104279994965" calcext:value-type="float">
            <text:p>0.817104279994965</text:p>
          </table:table-cell>
          <table:table-cell table:number-columns-repeated="2"/>
        </table:table-row>
        <table:table-row table:style-name="ro1">
          <table:table-cell office:value-type="float" office:value="0.809195816516876" calcext:value-type="float">
            <text:p>0.809195816516876</text:p>
          </table:table-cell>
          <table:table-cell table:number-columns-repeated="2"/>
        </table:table-row>
        <table:table-row table:style-name="ro1">
          <table:table-cell office:value-type="float" office:value="0.817647337913513" calcext:value-type="float">
            <text:p>0.817647337913513</text:p>
          </table:table-cell>
          <table:table-cell table:number-columns-repeated="2"/>
        </table:table-row>
        <table:table-row table:style-name="ro1">
          <table:table-cell office:value-type="float" office:value="0.804007112979889" calcext:value-type="float">
            <text:p>0.804007112979889</text:p>
          </table:table-cell>
          <table:table-cell table:number-columns-repeated="2"/>
        </table:table-row>
        <table:table-row table:style-name="ro1">
          <table:table-cell office:value-type="float" office:value="0.818092405796051" calcext:value-type="float">
            <text:p>0.818092405796051</text:p>
          </table:table-cell>
          <table:table-cell table:number-columns-repeated="2"/>
        </table:table-row>
        <table:table-row table:style-name="ro1">
          <table:table-cell office:value-type="float" office:value="0.800011873245239" calcext:value-type="float">
            <text:p>0.800011873245239</text:p>
          </table:table-cell>
          <table:table-cell table:number-columns-repeated="2"/>
        </table:table-row>
        <table:table-row table:style-name="ro1">
          <table:table-cell office:value-type="float" office:value="0.818336009979248" calcext:value-type="float">
            <text:p>0.818336009979248</text:p>
          </table:table-cell>
          <table:table-cell table:number-columns-repeated="2"/>
        </table:table-row>
        <table:table-row table:style-name="ro1">
          <table:table-cell office:value-type="float" office:value="0.800098896026611" calcext:value-type="float">
            <text:p>0.800098896026611</text:p>
          </table:table-cell>
          <table:table-cell table:number-columns-repeated="2"/>
        </table:table-row>
        <table:table-row table:style-name="ro1">
          <table:table-cell office:value-type="float" office:value="0.818637728691101" calcext:value-type="float">
            <text:p>0.818637728691101</text:p>
          </table:table-cell>
          <table:table-cell table:number-columns-repeated="2"/>
        </table:table-row>
        <table:table-row table:style-name="ro1">
          <table:table-cell office:value-type="float" office:value="0.800683677196503" calcext:value-type="float">
            <text:p>0.800683677196503</text:p>
          </table:table-cell>
          <table:table-cell table:number-columns-repeated="2"/>
        </table:table-row>
        <table:table-row table:style-name="ro1">
          <table:table-cell office:value-type="float" office:value="0.818621277809143" calcext:value-type="float">
            <text:p>0.818621277809143</text:p>
          </table:table-cell>
          <table:table-cell table:number-columns-repeated="2"/>
        </table:table-row>
        <table:table-row table:style-name="ro1">
          <table:table-cell office:value-type="float" office:value="0.799171686172485" calcext:value-type="float">
            <text:p>0.799171686172485</text:p>
          </table:table-cell>
          <table:table-cell table:number-columns-repeated="2"/>
        </table:table-row>
        <table:table-row table:style-name="ro1">
          <table:table-cell office:value-type="float" office:value="0.819039881229401" calcext:value-type="float">
            <text:p>0.819039881229401</text:p>
          </table:table-cell>
          <table:table-cell table:number-columns-repeated="2"/>
        </table:table-row>
        <table:table-row table:style-name="ro1">
          <table:table-cell office:value-type="float" office:value="0.803403854370117" calcext:value-type="float">
            <text:p>0.803403854370117</text:p>
          </table:table-cell>
          <table:table-cell table:number-columns-repeated="2"/>
        </table:table-row>
        <table:table-row table:style-name="ro1">
          <table:table-cell office:value-type="float" office:value="0.819345891475678" calcext:value-type="float">
            <text:p>0.819345891475678</text:p>
          </table:table-cell>
          <table:table-cell table:number-columns-repeated="2"/>
        </table:table-row>
        <table:table-row table:style-name="ro1">
          <table:table-cell office:value-type="float" office:value="0.792370438575745" calcext:value-type="float">
            <text:p>0.792370438575745</text:p>
          </table:table-cell>
          <table:table-cell table:number-columns-repeated="2"/>
        </table:table-row>
        <table:table-row table:style-name="ro1">
          <table:table-cell office:value-type="float" office:value="0.819897353649139" calcext:value-type="float">
            <text:p>0.819897353649139</text:p>
          </table:table-cell>
          <table:table-cell table:number-columns-repeated="2"/>
        </table:table-row>
        <table:table-row table:style-name="ro1">
          <table:table-cell office:value-type="float" office:value="0.797449350357056" calcext:value-type="float">
            <text:p>0.797449350357056</text:p>
          </table:table-cell>
          <table:table-cell table:number-columns-repeated="2"/>
        </table:table-row>
        <table:table-row table:style-name="ro1">
          <table:table-cell office:value-type="float" office:value="0.818130195140839" calcext:value-type="float">
            <text:p>0.818130195140839</text:p>
          </table:table-cell>
          <table:table-cell table:number-columns-repeated="2"/>
        </table:table-row>
        <table:table-row table:style-name="ro1">
          <table:table-cell office:value-type="float" office:value="0.792317688465118" calcext:value-type="float">
            <text:p>0.792317688465118</text:p>
          </table:table-cell>
          <table:table-cell table:number-columns-repeated="2"/>
        </table:table-row>
        <table:table-row table:style-name="ro1">
          <table:table-cell office:value-type="float" office:value="0.817781448364258" calcext:value-type="float">
            <text:p>0.817781448364258</text:p>
          </table:table-cell>
          <table:table-cell table:number-columns-repeated="2"/>
        </table:table-row>
        <table:table-row table:style-name="ro1">
          <table:table-cell office:value-type="float" office:value="0.788350701332092" calcext:value-type="float">
            <text:p>0.788350701332092</text:p>
          </table:table-cell>
          <table:table-cell table:number-columns-repeated="2"/>
        </table:table-row>
        <table:table-row table:style-name="ro1">
          <table:table-cell office:value-type="float" office:value="0.817687034606934" calcext:value-type="float">
            <text:p>0.817687034606934</text:p>
          </table:table-cell>
          <table:table-cell table:number-columns-repeated="2"/>
        </table:table-row>
        <table:table-row table:style-name="ro1">
          <table:table-cell office:value-type="float" office:value="0.780371308326721" calcext:value-type="float">
            <text:p>0.780371308326721</text:p>
          </table:table-cell>
          <table:table-cell table:number-columns-repeated="2"/>
        </table:table-row>
        <table:table-row table:style-name="ro1">
          <table:table-cell office:value-type="float" office:value="0.81766152381897" calcext:value-type="float">
            <text:p>0.81766152381897</text:p>
          </table:table-cell>
          <table:table-cell table:number-columns-repeated="2"/>
        </table:table-row>
        <table:table-row table:style-name="ro1">
          <table:table-cell office:value-type="float" office:value="0.813733160495758" calcext:value-type="float">
            <text:p>0.813733160495758</text:p>
          </table:table-cell>
          <table:table-cell table:number-columns-repeated="2"/>
        </table:table-row>
        <table:table-row table:style-name="ro1">
          <table:table-cell office:value-type="float" office:value="0.814761161804199" calcext:value-type="float">
            <text:p>0.814761161804199</text:p>
          </table:table-cell>
          <table:table-cell table:number-columns-repeated="2"/>
        </table:table-row>
        <table:table-row table:style-name="ro1">
          <table:table-cell office:value-type="float" office:value="0.815641641616821" calcext:value-type="float">
            <text:p>0.815641641616821</text:p>
          </table:table-cell>
          <table:table-cell table:number-columns-repeated="2"/>
        </table:table-row>
        <table:table-row table:style-name="ro1">
          <table:table-cell office:value-type="float" office:value="0.81608122587204" calcext:value-type="float">
            <text:p>0.81608122587204</text:p>
          </table:table-cell>
          <table:table-cell table:number-columns-repeated="2"/>
        </table:table-row>
        <table:table-row table:style-name="ro1">
          <table:table-cell office:value-type="float" office:value="0.81479799747467" calcext:value-type="float">
            <text:p>0.81479799747467</text:p>
          </table:table-cell>
          <table:table-cell table:number-columns-repeated="2"/>
        </table:table-row>
        <table:table-row table:style-name="ro1">
          <table:table-cell office:value-type="float" office:value="0.816794097423553" calcext:value-type="float">
            <text:p>0.816794097423553</text:p>
          </table:table-cell>
          <table:table-cell table:number-columns-repeated="2"/>
        </table:table-row>
        <table:table-row table:style-name="ro1">
          <table:table-cell office:value-type="float" office:value="0.815285623073578" calcext:value-type="float">
            <text:p>0.815285623073578</text:p>
          </table:table-cell>
          <table:table-cell table:number-columns-repeated="2"/>
        </table:table-row>
        <table:table-row table:style-name="ro1">
          <table:table-cell office:value-type="float" office:value="0.817006528377533" calcext:value-type="float">
            <text:p>0.817006528377533</text:p>
          </table:table-cell>
          <table:table-cell table:number-columns-repeated="2"/>
        </table:table-row>
        <table:table-row table:style-name="ro1">
          <table:table-cell office:value-type="float" office:value="0.812057912349701" calcext:value-type="float">
            <text:p>0.812057912349701</text:p>
          </table:table-cell>
          <table:table-cell table:number-columns-repeated="2"/>
        </table:table-row>
        <table:table-row table:style-name="ro1">
          <table:table-cell office:value-type="float" office:value="0.819516539573669" calcext:value-type="float">
            <text:p>0.819516539573669</text:p>
          </table:table-cell>
          <table:table-cell table:number-columns-repeated="2"/>
        </table:table-row>
        <table:table-row table:style-name="ro1">
          <table:table-cell office:value-type="float" office:value="0.814657688140869" calcext:value-type="float">
            <text:p>0.814657688140869</text:p>
          </table:table-cell>
          <table:table-cell table:number-columns-repeated="2"/>
        </table:table-row>
        <table:table-row table:style-name="ro1">
          <table:table-cell office:value-type="float" office:value="0.829923450946808" calcext:value-type="float">
            <text:p>0.829923450946808</text:p>
          </table:table-cell>
          <table:table-cell table:number-columns-repeated="2"/>
        </table:table-row>
        <table:table-row table:style-name="ro1">
          <table:table-cell office:value-type="float" office:value="0.812339842319489" calcext:value-type="float">
            <text:p>0.812339842319489</text:p>
          </table:table-cell>
          <table:table-cell table:number-columns-repeated="2"/>
        </table:table-row>
        <table:table-row table:style-name="ro1">
          <table:table-cell office:value-type="float" office:value="0.831541657447815" calcext:value-type="float">
            <text:p>0.831541657447815</text:p>
          </table:table-cell>
          <table:table-cell table:number-columns-repeated="2"/>
        </table:table-row>
        <table:table-row table:style-name="ro1">
          <table:table-cell office:value-type="float" office:value="0.821214079856873" calcext:value-type="float">
            <text:p>0.821214079856873</text:p>
          </table:table-cell>
          <table:table-cell table:number-columns-repeated="2"/>
        </table:table-row>
        <table:table-row table:style-name="ro1">
          <table:table-cell office:value-type="float" office:value="0.838777303695679" calcext:value-type="float">
            <text:p>0.838777303695679</text:p>
          </table:table-cell>
          <table:table-cell table:number-columns-repeated="2"/>
        </table:table-row>
        <table:table-row table:style-name="ro1">
          <table:table-cell office:value-type="float" office:value="0.820866048336029" calcext:value-type="float">
            <text:p>0.820866048336029</text:p>
          </table:table-cell>
          <table:table-cell table:number-columns-repeated="2"/>
        </table:table-row>
        <table:table-row table:style-name="ro1">
          <table:table-cell office:value-type="float" office:value="0.839793980121612" calcext:value-type="float">
            <text:p>0.839793980121612</text:p>
          </table:table-cell>
          <table:table-cell table:number-columns-repeated="2"/>
        </table:table-row>
        <table:table-row table:style-name="ro1">
          <table:table-cell office:value-type="float" office:value="0.822445154190064" calcext:value-type="float">
            <text:p>0.822445154190064</text:p>
          </table:table-cell>
          <table:table-cell table:number-columns-repeated="2"/>
        </table:table-row>
        <table:table-row table:style-name="ro1">
          <table:table-cell office:value-type="float" office:value="0.839604556560516" calcext:value-type="float">
            <text:p>0.839604556560516</text:p>
          </table:table-cell>
          <table:table-cell table:number-columns-repeated="2"/>
        </table:table-row>
        <table:table-row table:style-name="ro1">
          <table:table-cell office:value-type="float" office:value="0.821721613407135" calcext:value-type="float">
            <text:p>0.821721613407135</text:p>
          </table:table-cell>
          <table:table-cell table:number-columns-repeated="2"/>
        </table:table-row>
        <table:table-row table:style-name="ro1">
          <table:table-cell office:value-type="float" office:value="0.838878452777862" calcext:value-type="float">
            <text:p>0.838878452777862</text:p>
          </table:table-cell>
          <table:table-cell table:number-columns-repeated="2"/>
        </table:table-row>
        <table:table-row table:style-name="ro1">
          <table:table-cell office:value-type="float" office:value="0.821638643741608" calcext:value-type="float">
            <text:p>0.821638643741608</text:p>
          </table:table-cell>
          <table:table-cell table:number-columns-repeated="2"/>
        </table:table-row>
        <table:table-row table:style-name="ro1">
          <table:table-cell office:value-type="float" office:value="0.839922666549683" calcext:value-type="float">
            <text:p>0.839922666549683</text:p>
          </table:table-cell>
          <table:table-cell table:number-columns-repeated="2"/>
        </table:table-row>
        <table:table-row table:style-name="ro1">
          <table:table-cell office:value-type="float" office:value="0.821816980838776" calcext:value-type="float">
            <text:p>0.821816980838776</text:p>
          </table:table-cell>
          <table:table-cell table:number-columns-repeated="2"/>
        </table:table-row>
        <table:table-row table:style-name="ro1">
          <table:table-cell office:value-type="float" office:value="0.839523255825043" calcext:value-type="float">
            <text:p>0.839523255825043</text:p>
          </table:table-cell>
          <table:table-cell table:number-columns-repeated="2"/>
        </table:table-row>
        <table:table-row table:style-name="ro1">
          <table:table-cell office:value-type="float" office:value="0.820955395698547" calcext:value-type="float">
            <text:p>0.820955395698547</text:p>
          </table:table-cell>
          <table:table-cell table:number-columns-repeated="2"/>
        </table:table-row>
        <table:table-row table:style-name="ro1">
          <table:table-cell office:value-type="float" office:value="0.828396141529083" calcext:value-type="float">
            <text:p>0.828396141529083</text:p>
          </table:table-cell>
          <table:table-cell table:number-columns-repeated="2"/>
        </table:table-row>
        <table:table-row table:style-name="ro1">
          <table:table-cell office:value-type="float" office:value="0.820320546627045" calcext:value-type="float">
            <text:p>0.820320546627045</text:p>
          </table:table-cell>
          <table:table-cell table:number-columns-repeated="2"/>
        </table:table-row>
        <table:table-row table:style-name="ro1">
          <table:table-cell office:value-type="float" office:value="0.833001136779785" calcext:value-type="float">
            <text:p>0.833001136779785</text:p>
          </table:table-cell>
          <table:table-cell table:number-columns-repeated="2"/>
        </table:table-row>
        <table:table-row table:style-name="ro1">
          <table:table-cell office:value-type="float" office:value="0.821195840835571" calcext:value-type="float">
            <text:p>0.821195840835571</text:p>
          </table:table-cell>
          <table:table-cell table:number-columns-repeated="2"/>
        </table:table-row>
        <table:table-row table:style-name="ro1">
          <table:table-cell office:value-type="float" office:value="0.89458578824997" calcext:value-type="float">
            <text:p>0.89458578824997</text:p>
          </table:table-cell>
          <table:table-cell table:number-columns-repeated="2"/>
        </table:table-row>
        <table:table-row table:style-name="ro1">
          <table:table-cell office:value-type="float" office:value="0.821568191051483" calcext:value-type="float">
            <text:p>0.821568191051483</text:p>
          </table:table-cell>
          <table:table-cell table:number-columns-repeated="2"/>
        </table:table-row>
        <table:table-row table:style-name="ro1">
          <table:table-cell office:value-type="float" office:value="0.910806775093079" calcext:value-type="float">
            <text:p>0.910806775093079</text:p>
          </table:table-cell>
          <table:table-cell table:number-columns-repeated="2"/>
        </table:table-row>
        <table:table-row table:style-name="ro1">
          <table:table-cell office:value-type="float" office:value="0.821527421474457" calcext:value-type="float">
            <text:p>0.821527421474457</text:p>
          </table:table-cell>
          <table:table-cell table:number-columns-repeated="2"/>
        </table:table-row>
        <table:table-row table:style-name="ro1">
          <table:table-cell office:value-type="float" office:value="0.883815467357636" calcext:value-type="float">
            <text:p>0.883815467357636</text:p>
          </table:table-cell>
          <table:table-cell table:number-columns-repeated="2"/>
        </table:table-row>
        <table:table-row table:style-name="ro1">
          <table:table-cell office:value-type="float" office:value="0.821582138538361" calcext:value-type="float">
            <text:p>0.821582138538361</text:p>
          </table:table-cell>
          <table:table-cell table:number-columns-repeated="2"/>
        </table:table-row>
        <table:table-row table:style-name="ro1">
          <table:table-cell office:value-type="float" office:value="0.886806786060333" calcext:value-type="float">
            <text:p>0.886806786060333</text:p>
          </table:table-cell>
          <table:table-cell table:number-columns-repeated="2"/>
        </table:table-row>
        <table:table-row table:style-name="ro1">
          <table:table-cell office:value-type="float" office:value="0.822593450546265" calcext:value-type="float">
            <text:p>0.822593450546265</text:p>
          </table:table-cell>
          <table:table-cell table:number-columns-repeated="2"/>
        </table:table-row>
        <table:table-row table:style-name="ro1">
          <table:table-cell office:value-type="float" office:value="0.876064002513886" calcext:value-type="float">
            <text:p>0.876064002513886</text:p>
          </table:table-cell>
          <table:table-cell table:number-columns-repeated="2"/>
        </table:table-row>
        <table:table-row table:style-name="ro1">
          <table:table-cell office:value-type="float" office:value="0.71987509727478" calcext:value-type="float">
            <text:p>0.71987509727478</text:p>
          </table:table-cell>
          <table:table-cell table:number-columns-repeated="2"/>
        </table:table-row>
        <table:table-row table:style-name="ro1">
          <table:table-cell office:value-type="float" office:value="0.822011291980743" calcext:value-type="float">
            <text:p>0.822011291980743</text:p>
          </table:table-cell>
          <table:table-cell table:number-columns-repeated="2"/>
        </table:table-row>
        <table:table-row table:style-name="ro1">
          <table:table-cell office:value-type="float" office:value="0.390086799860001" calcext:value-type="float">
            <text:p>0.390086799860001</text:p>
          </table:table-cell>
          <table:table-cell table:number-columns-repeated="2"/>
        </table:table-row>
        <table:table-row table:style-name="ro1">
          <table:table-cell office:value-type="float" office:value="0.822075664997101" calcext:value-type="float">
            <text:p>0.822075664997101</text:p>
          </table:table-cell>
          <table:table-cell table:number-columns-repeated="2"/>
        </table:table-row>
        <table:table-row table:style-name="ro1">
          <table:table-cell office:value-type="float" office:value="0.821706414222717" calcext:value-type="float">
            <text:p>0.821706414222717</text:p>
          </table:table-cell>
          <table:table-cell table:number-columns-repeated="2"/>
        </table:table-row>
        <table:table-row table:style-name="ro1">
          <table:table-cell office:value-type="float" office:value="0.822906911373138" calcext:value-type="float">
            <text:p>0.822906911373138</text:p>
          </table:table-cell>
          <table:table-cell table:number-columns-repeated="2"/>
        </table:table-row>
        <table:table-row table:style-name="ro1">
          <table:table-cell office:value-type="float" office:value="0.820953547954559" calcext:value-type="float">
            <text:p>0.820953547954559</text:p>
          </table:table-cell>
          <table:table-cell table:number-columns-repeated="2"/>
        </table:table-row>
        <table:table-row table:style-name="ro1">
          <table:table-cell office:value-type="float" office:value="0.822129487991333" calcext:value-type="float">
            <text:p>0.822129487991333</text:p>
          </table:table-cell>
          <table:table-cell table:number-columns-repeated="2"/>
        </table:table-row>
        <table:table-row table:style-name="ro1">
          <table:table-cell office:value-type="float" office:value="0.821198344230652" calcext:value-type="float">
            <text:p>0.821198344230652</text:p>
          </table:table-cell>
          <table:table-cell table:number-columns-repeated="2"/>
        </table:table-row>
        <table:table-row table:style-name="ro1">
          <table:table-cell office:value-type="float" office:value="0.82183313369751" calcext:value-type="float">
            <text:p>0.82183313369751</text:p>
          </table:table-cell>
          <table:table-cell table:number-columns-repeated="2"/>
        </table:table-row>
        <table:table-row table:style-name="ro1">
          <table:table-cell office:value-type="float" office:value="0.820731520652771" calcext:value-type="float">
            <text:p>0.820731520652771</text:p>
          </table:table-cell>
          <table:table-cell table:number-columns-repeated="2"/>
        </table:table-row>
        <table:table-row table:style-name="ro1">
          <table:table-cell office:value-type="float" office:value="0.821716070175171" calcext:value-type="float">
            <text:p>0.821716070175171</text:p>
          </table:table-cell>
          <table:table-cell table:number-columns-repeated="2"/>
        </table:table-row>
        <table:table-row table:style-name="ro1">
          <table:table-cell office:value-type="float" office:value="0.821090459823608" calcext:value-type="float">
            <text:p>0.821090459823608</text:p>
          </table:table-cell>
          <table:table-cell table:number-columns-repeated="2"/>
        </table:table-row>
        <table:table-row table:style-name="ro1">
          <table:table-cell office:value-type="float" office:value="0.826114237308502" calcext:value-type="float">
            <text:p>0.826114237308502</text:p>
          </table:table-cell>
          <table:table-cell table:number-columns-repeated="2"/>
        </table:table-row>
        <table:table-row table:style-name="ro1">
          <table:table-cell office:value-type="float" office:value="0.813452184200287" calcext:value-type="float">
            <text:p>0.813452184200287</text:p>
          </table:table-cell>
          <table:table-cell table:number-columns-repeated="2"/>
        </table:table-row>
        <table:table-row table:style-name="ro1">
          <table:table-cell office:value-type="float" office:value="0.817005217075348" calcext:value-type="float">
            <text:p>0.817005217075348</text:p>
          </table:table-cell>
          <table:table-cell table:number-columns-repeated="2"/>
        </table:table-row>
        <table:table-row table:style-name="ro1">
          <table:table-cell office:value-type="float" office:value="0.817196249961853" calcext:value-type="float">
            <text:p>0.817196249961853</text:p>
          </table:table-cell>
          <table:table-cell table:number-columns-repeated="2"/>
        </table:table-row>
        <table:table-row table:style-name="ro1">
          <table:table-cell office:value-type="float" office:value="0.81675660610199" calcext:value-type="float">
            <text:p>0.81675660610199</text:p>
          </table:table-cell>
          <table:table-cell table:number-columns-repeated="2"/>
        </table:table-row>
        <table:table-row table:style-name="ro1">
          <table:table-cell office:value-type="float" office:value="0.816526055335999" calcext:value-type="float">
            <text:p>0.816526055335999</text:p>
          </table:table-cell>
          <table:table-cell table:number-columns-repeated="2"/>
        </table:table-row>
        <table:table-row table:style-name="ro1">
          <table:table-cell office:value-type="float" office:value="0.816480875015259" calcext:value-type="float">
            <text:p>0.816480875015259</text:p>
          </table:table-cell>
          <table:table-cell table:number-columns-repeated="2"/>
        </table:table-row>
        <table:table-row table:style-name="ro1">
          <table:table-cell office:value-type="float" office:value="0.81692099571228" calcext:value-type="float">
            <text:p>0.81692099571228</text:p>
          </table:table-cell>
          <table:table-cell table:number-columns-repeated="2"/>
        </table:table-row>
        <table:table-row table:style-name="ro1">
          <table:table-cell office:value-type="float" office:value="0.815303921699524" calcext:value-type="float">
            <text:p>0.815303921699524</text:p>
          </table:table-cell>
          <table:table-cell table:number-columns-repeated="2"/>
        </table:table-row>
        <table:table-row table:style-name="ro1">
          <table:table-cell office:value-type="float" office:value="0.815557956695556" calcext:value-type="float">
            <text:p>0.815557956695556</text:p>
          </table:table-cell>
          <table:table-cell table:number-columns-repeated="2"/>
        </table:table-row>
        <table:table-row table:style-name="ro1">
          <table:table-cell office:value-type="float" office:value="0.815480172634125" calcext:value-type="float">
            <text:p>0.815480172634125</text:p>
          </table:table-cell>
          <table:table-cell table:number-columns-repeated="2"/>
        </table:table-row>
        <table:table-row table:style-name="ro1">
          <table:table-cell office:value-type="float" office:value="0.815559387207031" calcext:value-type="float">
            <text:p>0.815559387207031</text:p>
          </table:table-cell>
          <table:table-cell table:number-columns-repeated="2"/>
        </table:table-row>
        <table:table-row table:style-name="ro1">
          <table:table-cell office:value-type="float" office:value="0.806898176670074" calcext:value-type="float">
            <text:p>0.806898176670074</text:p>
          </table:table-cell>
          <table:table-cell table:number-columns-repeated="2"/>
        </table:table-row>
        <table:table-row table:style-name="ro1">
          <table:table-cell office:value-type="float" office:value="0.805462896823883" calcext:value-type="float">
            <text:p>0.805462896823883</text:p>
          </table:table-cell>
          <table:table-cell table:number-columns-repeated="2"/>
        </table:table-row>
        <table:table-row table:style-name="ro1">
          <table:table-cell office:value-type="float" office:value="0.80566817522049" calcext:value-type="float">
            <text:p>0.80566817522049</text:p>
          </table:table-cell>
          <table:table-cell table:number-columns-repeated="2"/>
        </table:table-row>
        <table:table-row table:style-name="ro1">
          <table:table-cell office:value-type="float" office:value="0.803482890129089" calcext:value-type="float">
            <text:p>0.803482890129089</text:p>
          </table:table-cell>
          <table:table-cell table:number-columns-repeated="2"/>
        </table:table-row>
        <table:table-row table:style-name="ro1">
          <table:table-cell office:value-type="float" office:value="0.803450405597687" calcext:value-type="float">
            <text:p>0.803450405597687</text:p>
          </table:table-cell>
          <table:table-cell table:number-columns-repeated="2"/>
        </table:table-row>
        <table:table-row table:style-name="ro1">
          <table:table-cell office:value-type="float" office:value="0.804166436195374" calcext:value-type="float">
            <text:p>0.804166436195374</text:p>
          </table:table-cell>
          <table:table-cell table:number-columns-repeated="2"/>
        </table:table-row>
        <table:table-row table:style-name="ro1">
          <table:table-cell office:value-type="float" office:value="0.805013418197632" calcext:value-type="float">
            <text:p>0.805013418197632</text:p>
          </table:table-cell>
          <table:table-cell table:number-columns-repeated="2"/>
        </table:table-row>
        <table:table-row table:style-name="ro1">
          <table:table-cell office:value-type="float" office:value="0.804907560348511" calcext:value-type="float">
            <text:p>0.804907560348511</text:p>
          </table:table-cell>
          <table:table-cell table:number-columns-repeated="2"/>
        </table:table-row>
        <table:table-row table:style-name="ro1">
          <table:table-cell office:value-type="float" office:value="0.808848857879639" calcext:value-type="float">
            <text:p>0.808848857879639</text:p>
          </table:table-cell>
          <table:table-cell table:number-columns-repeated="2"/>
        </table:table-row>
        <table:table-row table:style-name="ro1">
          <table:table-cell office:value-type="float" office:value="0.806365311145783" calcext:value-type="float">
            <text:p>0.806365311145783</text:p>
          </table:table-cell>
          <table:table-cell table:number-columns-repeated="2"/>
        </table:table-row>
        <table:table-row table:style-name="ro1">
          <table:table-cell office:value-type="float" office:value="0.807271957397461" calcext:value-type="float">
            <text:p>0.807271957397461</text:p>
          </table:table-cell>
          <table:table-cell table:number-columns-repeated="2"/>
        </table:table-row>
        <table:table-row table:style-name="ro1">
          <table:table-cell office:value-type="float" office:value="0.80629026889801" calcext:value-type="float">
            <text:p>0.80629026889801</text:p>
          </table:table-cell>
          <table:table-cell table:number-columns-repeated="2"/>
        </table:table-row>
        <table:table-row table:style-name="ro1">
          <table:table-cell office:value-type="float" office:value="0.811381280422211" calcext:value-type="float">
            <text:p>0.811381280422211</text:p>
          </table:table-cell>
          <table:table-cell table:number-columns-repeated="2"/>
        </table:table-row>
        <table:table-row table:style-name="ro1">
          <table:table-cell office:value-type="float" office:value="0.811075627803803" calcext:value-type="float">
            <text:p>0.811075627803803</text:p>
          </table:table-cell>
          <table:table-cell table:number-columns-repeated="2"/>
        </table:table-row>
        <table:table-row table:style-name="ro1">
          <table:table-cell office:value-type="float" office:value="0.813934743404388" calcext:value-type="float">
            <text:p>0.813934743404388</text:p>
          </table:table-cell>
          <table:table-cell table:number-columns-repeated="2"/>
        </table:table-row>
        <table:table-row table:style-name="ro1">
          <table:table-cell office:value-type="float" office:value="0.812372982501983" calcext:value-type="float">
            <text:p>0.812372982501983</text:p>
          </table:table-cell>
          <table:table-cell table:number-columns-repeated="2"/>
        </table:table-row>
        <table:table-row table:style-name="ro1">
          <table:table-cell office:value-type="float" office:value="0.812385737895966" calcext:value-type="float">
            <text:p>0.812385737895966</text:p>
          </table:table-cell>
          <table:table-cell table:number-columns-repeated="2"/>
        </table:table-row>
        <table:table-row table:style-name="ro1">
          <table:table-cell office:value-type="float" office:value="0.812737345695496" calcext:value-type="float">
            <text:p>0.812737345695496</text:p>
          </table:table-cell>
          <table:table-cell table:number-columns-repeated="2"/>
        </table:table-row>
        <table:table-row table:style-name="ro1">
          <table:table-cell office:value-type="float" office:value="0.814618170261383" calcext:value-type="float">
            <text:p>0.814618170261383</text:p>
          </table:table-cell>
          <table:table-cell table:number-columns-repeated="2"/>
        </table:table-row>
        <table:table-row table:style-name="ro1">
          <table:table-cell office:value-type="float" office:value="0.813048124313355" calcext:value-type="float">
            <text:p>0.813048124313355</text:p>
          </table:table-cell>
          <table:table-cell table:number-columns-repeated="2"/>
        </table:table-row>
        <table:table-row table:style-name="ro1">
          <table:table-cell office:value-type="float" office:value="0.815399825572968" calcext:value-type="float">
            <text:p>0.815399825572968</text:p>
          </table:table-cell>
          <table:table-cell table:number-columns-repeated="2"/>
        </table:table-row>
        <table:table-row table:style-name="ro1">
          <table:table-cell office:value-type="float" office:value="0.798209190368652" calcext:value-type="float">
            <text:p>0.798209190368652</text:p>
          </table:table-cell>
          <table:table-cell table:number-columns-repeated="2"/>
        </table:table-row>
        <table:table-row table:style-name="ro1">
          <table:table-cell office:value-type="float" office:value="0.803823828697205" calcext:value-type="float">
            <text:p>0.803823828697205</text:p>
          </table:table-cell>
          <table:table-cell table:number-columns-repeated="2"/>
        </table:table-row>
        <table:table-row table:style-name="ro1">
          <table:table-cell office:value-type="float" office:value="0.802521526813507" calcext:value-type="float">
            <text:p>0.802521526813507</text:p>
          </table:table-cell>
          <table:table-cell table:number-columns-repeated="2"/>
        </table:table-row>
        <table:table-row table:style-name="ro1">
          <table:table-cell office:value-type="float" office:value="0.794769108295441" calcext:value-type="float">
            <text:p>0.794769108295441</text:p>
          </table:table-cell>
          <table:table-cell table:number-columns-repeated="2"/>
        </table:table-row>
        <table:table-row table:style-name="ro1">
          <table:table-cell office:value-type="float" office:value="0.793203592300415" calcext:value-type="float">
            <text:p>0.793203592300415</text:p>
          </table:table-cell>
          <table:table-cell table:number-columns-repeated="2"/>
        </table:table-row>
        <table:table-row table:style-name="ro1">
          <table:table-cell office:value-type="float" office:value="0.795529007911682" calcext:value-type="float">
            <text:p>0.795529007911682</text:p>
          </table:table-cell>
          <table:table-cell table:number-columns-repeated="2"/>
        </table:table-row>
        <table:table-row table:style-name="ro1">
          <table:table-cell office:value-type="float" office:value="0.796217143535614" calcext:value-type="float">
            <text:p>0.796217143535614</text:p>
          </table:table-cell>
          <table:table-cell table:number-columns-repeated="2"/>
        </table:table-row>
        <table:table-row table:style-name="ro1">
          <table:table-cell office:value-type="float" office:value="0.795848488807678" calcext:value-type="float">
            <text:p>0.795848488807678</text:p>
          </table:table-cell>
          <table:table-cell table:number-columns-repeated="2"/>
        </table:table-row>
        <table:table-row table:style-name="ro1">
          <table:table-cell office:value-type="float" office:value="0.795978784561157" calcext:value-type="float">
            <text:p>0.795978784561157</text:p>
          </table:table-cell>
          <table:table-cell table:number-columns-repeated="2"/>
        </table:table-row>
        <table:table-row table:style-name="ro1">
          <table:table-cell office:value-type="float" office:value="0.795696914196014" calcext:value-type="float">
            <text:p>0.795696914196014</text:p>
          </table:table-cell>
          <table:table-cell table:number-columns-repeated="2"/>
        </table:table-row>
        <table:table-row table:style-name="ro1">
          <table:table-cell office:value-type="float" office:value="0.794766902923584" calcext:value-type="float">
            <text:p>0.794766902923584</text:p>
          </table:table-cell>
          <table:table-cell table:number-columns-repeated="2"/>
        </table:table-row>
        <table:table-row table:style-name="ro1">
          <table:table-cell office:value-type="float" office:value="0.793746829032898" calcext:value-type="float">
            <text:p>0.793746829032898</text:p>
          </table:table-cell>
          <table:table-cell table:number-columns-repeated="2"/>
        </table:table-row>
        <table:table-row table:style-name="ro1">
          <table:table-cell office:value-type="float" office:value="0.794809401035309" calcext:value-type="float">
            <text:p>0.794809401035309</text:p>
          </table:table-cell>
          <table:table-cell table:number-columns-repeated="2"/>
        </table:table-row>
        <table:table-row table:style-name="ro1">
          <table:table-cell office:value-type="float" office:value="0.794942975044251" calcext:value-type="float">
            <text:p>0.794942975044251</text:p>
          </table:table-cell>
          <table:table-cell table:number-columns-repeated="2"/>
        </table:table-row>
        <table:table-row table:style-name="ro1">
          <table:table-cell office:value-type="float" office:value="0.795654892921448" calcext:value-type="float">
            <text:p>0.795654892921448</text:p>
          </table:table-cell>
          <table:table-cell table:number-columns-repeated="2"/>
        </table:table-row>
        <table:table-row table:style-name="ro1">
          <table:table-cell office:value-type="float" office:value="0.799119174480438" calcext:value-type="float">
            <text:p>0.799119174480438</text:p>
          </table:table-cell>
          <table:table-cell table:number-columns-repeated="2"/>
        </table:table-row>
        <table:table-row table:style-name="ro1">
          <table:table-cell office:value-type="float" office:value="0.797157645225525" calcext:value-type="float">
            <text:p>0.797157645225525</text:p>
          </table:table-cell>
          <table:table-cell table:number-columns-repeated="2"/>
        </table:table-row>
        <table:table-row table:style-name="ro1">
          <table:table-cell office:value-type="float" office:value="0.800513505935669" calcext:value-type="float">
            <text:p>0.800513505935669</text:p>
          </table:table-cell>
          <table:table-cell table:number-columns-repeated="2"/>
        </table:table-row>
        <table:table-row table:style-name="ro1">
          <table:table-cell office:value-type="float" office:value="0.799560487270355" calcext:value-type="float">
            <text:p>0.799560487270355</text:p>
          </table:table-cell>
          <table:table-cell table:number-columns-repeated="2"/>
        </table:table-row>
        <table:table-row table:style-name="ro1">
          <table:table-cell office:value-type="float" office:value="0.799926936626434" calcext:value-type="float">
            <text:p>0.799926936626434</text:p>
          </table:table-cell>
          <table:table-cell table:number-columns-repeated="2"/>
        </table:table-row>
        <table:table-row table:style-name="ro1">
          <table:table-cell office:value-type="float" office:value="0.799856305122376" calcext:value-type="float">
            <text:p>0.799856305122376</text:p>
          </table:table-cell>
          <table:table-cell table:number-columns-repeated="2"/>
        </table:table-row>
        <table:table-row table:style-name="ro1">
          <table:table-cell office:value-type="float" office:value="0.799872398376465" calcext:value-type="float">
            <text:p>0.799872398376465</text:p>
          </table:table-cell>
          <table:table-cell table:number-columns-repeated="2"/>
        </table:table-row>
        <table:table-row table:style-name="ro1">
          <table:table-cell office:value-type="float" office:value="0.797929048538208" calcext:value-type="float">
            <text:p>0.797929048538208</text:p>
          </table:table-cell>
          <table:table-cell table:number-columns-repeated="2"/>
        </table:table-row>
        <table:table-row table:style-name="ro1">
          <table:table-cell office:value-type="float" office:value="0.801423788070679" calcext:value-type="float">
            <text:p>0.801423788070679</text:p>
          </table:table-cell>
          <table:table-cell table:number-columns-repeated="2"/>
        </table:table-row>
        <table:table-row table:style-name="ro1">
          <table:table-cell office:value-type="float" office:value="0.798845589160919" calcext:value-type="float">
            <text:p>0.798845589160919</text:p>
          </table:table-cell>
          <table:table-cell table:number-columns-repeated="2"/>
        </table:table-row>
        <table:table-row table:style-name="ro1">
          <table:table-cell office:value-type="float" office:value="0.799357116222382" calcext:value-type="float">
            <text:p>0.799357116222382</text:p>
          </table:table-cell>
          <table:table-cell table:number-columns-repeated="2"/>
        </table:table-row>
        <table:table-row table:style-name="ro1">
          <table:table-cell office:value-type="float" office:value="0.799594342708588" calcext:value-type="float">
            <text:p>0.799594342708588</text:p>
          </table:table-cell>
          <table:table-cell table:number-columns-repeated="2"/>
        </table:table-row>
        <table:table-row table:style-name="ro1">
          <table:table-cell office:value-type="float" office:value="0.798437178134918" calcext:value-type="float">
            <text:p>0.798437178134918</text:p>
          </table:table-cell>
          <table:table-cell table:number-columns-repeated="2"/>
        </table:table-row>
        <table:table-row table:style-name="ro1">
          <table:table-cell office:value-type="float" office:value="0.788243472576141" calcext:value-type="float">
            <text:p>0.788243472576141</text:p>
          </table:table-cell>
          <table:table-cell table:number-columns-repeated="2"/>
        </table:table-row>
        <table:table-row table:style-name="ro1">
          <table:table-cell office:value-type="float" office:value="0.791843593120575" calcext:value-type="float">
            <text:p>0.791843593120575</text:p>
          </table:table-cell>
          <table:table-cell table:number-columns-repeated="2"/>
        </table:table-row>
        <table:table-row table:style-name="ro1">
          <table:table-cell office:value-type="float" office:value="0.790414810180664" calcext:value-type="float">
            <text:p>0.790414810180664</text:p>
          </table:table-cell>
          <table:table-cell table:number-columns-repeated="2"/>
        </table:table-row>
        <table:table-row table:style-name="ro1">
          <table:table-cell office:value-type="float" office:value="0.790907442569733" calcext:value-type="float">
            <text:p>0.790907442569733</text:p>
          </table:table-cell>
          <table:table-cell table:number-columns-repeated="2"/>
        </table:table-row>
        <table:table-row table:style-name="ro1">
          <table:table-cell office:value-type="float" office:value="0.801370084285736" calcext:value-type="float">
            <text:p>0.801370084285736</text:p>
          </table:table-cell>
          <table:table-cell table:number-columns-repeated="2"/>
        </table:table-row>
        <table:table-row table:style-name="ro1">
          <table:table-cell office:value-type="float" office:value="0.801795244216919" calcext:value-type="float">
            <text:p>0.801795244216919</text:p>
          </table:table-cell>
          <table:table-cell table:number-columns-repeated="2"/>
        </table:table-row>
        <table:table-row table:style-name="ro1">
          <table:table-cell office:value-type="float" office:value="0.800578892230987" calcext:value-type="float">
            <text:p>0.800578892230987</text:p>
          </table:table-cell>
          <table:table-cell table:number-columns-repeated="2"/>
        </table:table-row>
        <table:table-row table:style-name="ro1">
          <table:table-cell office:value-type="float" office:value="0.799108028411865" calcext:value-type="float">
            <text:p>0.799108028411865</text:p>
          </table:table-cell>
          <table:table-cell table:number-columns-repeated="2"/>
        </table:table-row>
        <table:table-row table:style-name="ro1">
          <table:table-cell office:value-type="float" office:value="0.799612164497376" calcext:value-type="float">
            <text:p>0.799612164497376</text:p>
          </table:table-cell>
          <table:table-cell table:number-columns-repeated="2"/>
        </table:table-row>
        <table:table-row table:style-name="ro1">
          <table:table-cell office:value-type="float" office:value="0.799462556838989" calcext:value-type="float">
            <text:p>0.799462556838989</text:p>
          </table:table-cell>
          <table:table-cell table:number-columns-repeated="2"/>
        </table:table-row>
        <table:table-row table:style-name="ro1">
          <table:table-cell office:value-type="float" office:value="0.801829636096954" calcext:value-type="float">
            <text:p>0.801829636096954</text:p>
          </table:table-cell>
          <table:table-cell table:number-columns-repeated="2"/>
        </table:table-row>
        <table:table-row table:style-name="ro1">
          <table:table-cell office:value-type="float" office:value="0.813017308712006" calcext:value-type="float">
            <text:p>0.813017308712006</text:p>
          </table:table-cell>
          <table:table-cell table:number-columns-repeated="2"/>
        </table:table-row>
        <table:table-row table:style-name="ro1">
          <table:table-cell office:value-type="float" office:value="0.811458647251129" calcext:value-type="float">
            <text:p>0.811458647251129</text:p>
          </table:table-cell>
          <table:table-cell table:number-columns-repeated="2"/>
        </table:table-row>
        <table:table-row table:style-name="ro1">
          <table:table-cell office:value-type="float" office:value="0.812430381774902" calcext:value-type="float">
            <text:p>0.812430381774902</text:p>
          </table:table-cell>
          <table:table-cell table:number-columns-repeated="2"/>
        </table:table-row>
        <table:table-row table:style-name="ro1">
          <table:table-cell office:value-type="float" office:value="0.812933325767517" calcext:value-type="float">
            <text:p>0.812933325767517</text:p>
          </table:table-cell>
          <table:table-cell table:number-columns-repeated="2"/>
        </table:table-row>
        <table:table-row table:style-name="ro1">
          <table:table-cell office:value-type="float" office:value="0.812978267669678" calcext:value-type="float">
            <text:p>0.812978267669678</text:p>
          </table:table-cell>
          <table:table-cell table:number-columns-repeated="2"/>
        </table:table-row>
        <table:table-row table:style-name="ro1">
          <table:table-cell office:value-type="float" office:value="0.813141703605652" calcext:value-type="float">
            <text:p>0.813141703605652</text:p>
          </table:table-cell>
          <table:table-cell table:number-columns-repeated="2"/>
        </table:table-row>
        <table:table-row table:style-name="ro1">
          <table:table-cell office:value-type="float" office:value="0.813772439956665" calcext:value-type="float">
            <text:p>0.813772439956665</text:p>
          </table:table-cell>
          <table:table-cell table:number-columns-repeated="2"/>
        </table:table-row>
        <table:table-row table:style-name="ro1">
          <table:table-cell office:value-type="float" office:value="0.813265144824982" calcext:value-type="float">
            <text:p>0.813265144824982</text:p>
          </table:table-cell>
          <table:table-cell table:number-columns-repeated="2"/>
        </table:table-row>
        <table:table-row table:style-name="ro1">
          <table:table-cell office:value-type="float" office:value="0.812987089157105" calcext:value-type="float">
            <text:p>0.812987089157105</text:p>
          </table:table-cell>
          <table:table-cell table:number-columns-repeated="2"/>
        </table:table-row>
        <table:table-row table:style-name="ro1">
          <table:table-cell office:value-type="float" office:value="0.812708437442779" calcext:value-type="float">
            <text:p>0.812708437442779</text:p>
          </table:table-cell>
          <table:table-cell table:number-columns-repeated="2"/>
        </table:table-row>
        <table:table-row table:style-name="ro1">
          <table:table-cell office:value-type="float" office:value="0.812279939651489" calcext:value-type="float">
            <text:p>0.812279939651489</text:p>
          </table:table-cell>
          <table:table-cell table:number-columns-repeated="2"/>
        </table:table-row>
        <table:table-row table:style-name="ro1">
          <table:table-cell office:value-type="float" office:value="0.813162505626678" calcext:value-type="float">
            <text:p>0.813162505626678</text:p>
          </table:table-cell>
          <table:table-cell table:number-columns-repeated="2"/>
        </table:table-row>
        <table:table-row table:style-name="ro1">
          <table:table-cell office:value-type="float" office:value="0.816901862621307" calcext:value-type="float">
            <text:p>0.816901862621307</text:p>
          </table:table-cell>
          <table:table-cell table:number-columns-repeated="2"/>
        </table:table-row>
        <table:table-row table:style-name="ro1">
          <table:table-cell office:value-type="float" office:value="0.815169751644135" calcext:value-type="float">
            <text:p>0.815169751644135</text:p>
          </table:table-cell>
          <table:table-cell table:number-columns-repeated="2"/>
        </table:table-row>
        <table:table-row table:style-name="ro1">
          <table:table-cell office:value-type="float" office:value="0.816870510578156" calcext:value-type="float">
            <text:p>0.816870510578156</text:p>
          </table:table-cell>
          <table:table-cell table:number-columns-repeated="2"/>
        </table:table-row>
        <table:table-row table:style-name="ro1">
          <table:table-cell office:value-type="float" office:value="0.817392826080322" calcext:value-type="float">
            <text:p>0.817392826080322</text:p>
          </table:table-cell>
          <table:table-cell table:number-columns-repeated="2"/>
        </table:table-row>
        <table:table-row table:style-name="ro1">
          <table:table-cell office:value-type="float" office:value="0.817364156246185" calcext:value-type="float">
            <text:p>0.817364156246185</text:p>
          </table:table-cell>
          <table:table-cell table:number-columns-repeated="2"/>
        </table:table-row>
        <table:table-row table:style-name="ro1">
          <table:table-cell office:value-type="float" office:value="0.81837010383606" calcext:value-type="float">
            <text:p>0.81837010383606</text:p>
          </table:table-cell>
          <table:table-cell table:number-columns-repeated="2"/>
        </table:table-row>
        <table:table-row table:style-name="ro1">
          <table:table-cell office:value-type="float" office:value="0.818119466304779" calcext:value-type="float">
            <text:p>0.818119466304779</text:p>
          </table:table-cell>
          <table:table-cell table:number-columns-repeated="2"/>
        </table:table-row>
        <table:table-row table:style-name="ro1">
          <table:table-cell office:value-type="float" office:value="0.816406726837158" calcext:value-type="float">
            <text:p>0.816406726837158</text:p>
          </table:table-cell>
          <table:table-cell table:number-columns-repeated="2"/>
        </table:table-row>
        <table:table-row table:style-name="ro1">
          <table:table-cell office:value-type="float" office:value="0.818452417850494" calcext:value-type="float">
            <text:p>0.818452417850494</text:p>
          </table:table-cell>
          <table:table-cell table:number-columns-repeated="2"/>
        </table:table-row>
        <table:table-row table:style-name="ro1">
          <table:table-cell office:value-type="float" office:value="0.818772375583649" calcext:value-type="float">
            <text:p>0.818772375583649</text:p>
          </table:table-cell>
          <table:table-cell table:number-columns-repeated="2"/>
        </table:table-row>
        <table:table-row table:style-name="ro1">
          <table:table-cell office:value-type="float" office:value="0.819337487220764" calcext:value-type="float">
            <text:p>0.819337487220764</text:p>
          </table:table-cell>
          <table:table-cell table:number-columns-repeated="2"/>
        </table:table-row>
        <table:table-row table:style-name="ro1">
          <table:table-cell office:value-type="float" office:value="0.81935727596283" calcext:value-type="float">
            <text:p>0.81935727596283</text:p>
          </table:table-cell>
          <table:table-cell table:number-columns-repeated="2"/>
        </table:table-row>
        <table:table-row table:style-name="ro1">
          <table:table-cell office:value-type="float" office:value="0.817607939243317" calcext:value-type="float">
            <text:p>0.817607939243317</text:p>
          </table:table-cell>
          <table:table-cell table:number-columns-repeated="2"/>
        </table:table-row>
        <table:table-row table:style-name="ro1">
          <table:table-cell office:value-type="float" office:value="0.818601727485657" calcext:value-type="float">
            <text:p>0.818601727485657</text:p>
          </table:table-cell>
          <table:table-cell table:number-columns-repeated="2"/>
        </table:table-row>
        <table:table-row table:style-name="ro1">
          <table:table-cell office:value-type="float" office:value="0.820750892162323" calcext:value-type="float">
            <text:p>0.820750892162323</text:p>
          </table:table-cell>
          <table:table-cell table:number-columns-repeated="2"/>
        </table:table-row>
        <table:table-row table:style-name="ro1">
          <table:table-cell office:value-type="float" office:value="0.821313142776489" calcext:value-type="float">
            <text:p>0.821313142776489</text:p>
          </table:table-cell>
          <table:table-cell table:number-columns-repeated="2"/>
        </table:table-row>
        <table:table-row table:style-name="ro1">
          <table:table-cell office:value-type="float" office:value="0.821400582790375" calcext:value-type="float">
            <text:p>0.821400582790375</text:p>
          </table:table-cell>
          <table:table-cell table:number-columns-repeated="2"/>
        </table:table-row>
        <table:table-row table:style-name="ro1">
          <table:table-cell office:value-type="float" office:value="0.82112729549408" calcext:value-type="float">
            <text:p>0.82112729549408</text:p>
          </table:table-cell>
          <table:table-cell table:number-columns-repeated="2"/>
        </table:table-row>
        <table:table-row table:style-name="ro1">
          <table:table-cell office:value-type="float" office:value="0.821145355701447" calcext:value-type="float">
            <text:p>0.821145355701447</text:p>
          </table:table-cell>
          <table:table-cell table:number-columns-repeated="2"/>
        </table:table-row>
        <table:table-row table:style-name="ro1">
          <table:table-cell office:value-type="float" office:value="0.820690512657166" calcext:value-type="float">
            <text:p>0.820690512657166</text:p>
          </table:table-cell>
          <table:table-cell table:number-columns-repeated="2"/>
        </table:table-row>
        <table:table-row table:style-name="ro1">
          <table:table-cell office:value-type="float" office:value="0.820595026016235" calcext:value-type="float">
            <text:p>0.820595026016235</text:p>
          </table:table-cell>
          <table:table-cell table:number-columns-repeated="2"/>
        </table:table-row>
        <table:table-row table:style-name="ro1">
          <table:table-cell office:value-type="float" office:value="0.821047604084015" calcext:value-type="float">
            <text:p>0.821047604084015</text:p>
          </table:table-cell>
          <table:table-cell table:number-columns-repeated="2"/>
        </table:table-row>
        <table:table-row table:style-name="ro1">
          <table:table-cell office:value-type="float" office:value="0.821698606014252" calcext:value-type="float">
            <text:p>0.821698606014252</text:p>
          </table:table-cell>
          <table:table-cell table:number-columns-repeated="2"/>
        </table:table-row>
        <table:table-row table:style-name="ro1">
          <table:table-cell office:value-type="float" office:value="0.82140976190567" calcext:value-type="float">
            <text:p>0.82140976190567</text:p>
          </table:table-cell>
          <table:table-cell table:number-columns-repeated="2"/>
        </table:table-row>
        <table:table-row table:style-name="ro1">
          <table:table-cell office:value-type="float" office:value="0.810490369796753" calcext:value-type="float">
            <text:p>0.810490369796753</text:p>
          </table:table-cell>
          <table:table-cell table:number-columns-repeated="2"/>
        </table:table-row>
        <table:table-row table:style-name="ro1">
          <table:table-cell office:value-type="float" office:value="0.810533702373504" calcext:value-type="float">
            <text:p>0.810533702373504</text:p>
          </table:table-cell>
          <table:table-cell table:number-columns-repeated="2"/>
        </table:table-row>
        <table:table-row table:style-name="ro1">
          <table:table-cell office:value-type="float" office:value="0.809738516807556" calcext:value-type="float">
            <text:p>0.809738516807556</text:p>
          </table:table-cell>
          <table:table-cell table:number-columns-repeated="2"/>
        </table:table-row>
        <table:table-row table:style-name="ro1">
          <table:table-cell office:value-type="float" office:value="0.809689700603485" calcext:value-type="float">
            <text:p>0.809689700603485</text:p>
          </table:table-cell>
          <table:table-cell table:number-columns-repeated="2"/>
        </table:table-row>
        <table:table-row table:style-name="ro1">
          <table:table-cell office:value-type="float" office:value="0.809666097164154" calcext:value-type="float">
            <text:p>0.809666097164154</text:p>
          </table:table-cell>
          <table:table-cell table:number-columns-repeated="2"/>
        </table:table-row>
        <table:table-row table:style-name="ro1">
          <table:table-cell office:value-type="float" office:value="0.809890508651733" calcext:value-type="float">
            <text:p>0.809890508651733</text:p>
          </table:table-cell>
          <table:table-cell table:number-columns-repeated="2"/>
        </table:table-row>
        <table:table-row table:style-name="ro1">
          <table:table-cell office:value-type="float" office:value="0.810484886169434" calcext:value-type="float">
            <text:p>0.810484886169434</text:p>
          </table:table-cell>
          <table:table-cell table:number-columns-repeated="2"/>
        </table:table-row>
        <table:table-row table:style-name="ro1">
          <table:table-cell office:value-type="float" office:value="0.810625910758972" calcext:value-type="float">
            <text:p>0.810625910758972</text:p>
          </table:table-cell>
          <table:table-cell table:number-columns-repeated="2"/>
        </table:table-row>
        <table:table-row table:style-name="ro1">
          <table:table-cell office:value-type="float" office:value="0.810650110244751" calcext:value-type="float">
            <text:p>0.810650110244751</text:p>
          </table:table-cell>
          <table:table-cell table:number-columns-repeated="2"/>
        </table:table-row>
        <table:table-row table:style-name="ro1">
          <table:table-cell office:value-type="float" office:value="0.809848010540008" calcext:value-type="float">
            <text:p>0.809848010540008</text:p>
          </table:table-cell>
          <table:table-cell table:number-columns-repeated="2"/>
        </table:table-row>
        <table:table-row table:style-name="ro1">
          <table:table-cell office:value-type="float" office:value="0.810853958129883" calcext:value-type="float">
            <text:p>0.810853958129883</text:p>
          </table:table-cell>
          <table:table-cell table:number-columns-repeated="2"/>
        </table:table-row>
        <table:table-row table:style-name="ro1">
          <table:table-cell office:value-type="float" office:value="0.809967756271362" calcext:value-type="float">
            <text:p>0.809967756271362</text:p>
          </table:table-cell>
          <table:table-cell table:number-columns-repeated="2"/>
        </table:table-row>
        <table:table-row table:style-name="ro1">
          <table:table-cell office:value-type="float" office:value="0.810605049133301" calcext:value-type="float">
            <text:p>0.810605049133301</text:p>
          </table:table-cell>
          <table:table-cell table:number-columns-repeated="2"/>
        </table:table-row>
        <table:table-row table:style-name="ro1">
          <table:table-cell office:value-type="float" office:value="0.810233891010284" calcext:value-type="float">
            <text:p>0.810233891010284</text:p>
          </table:table-cell>
          <table:table-cell table:number-columns-repeated="2"/>
        </table:table-row>
        <table:table-row table:style-name="ro1">
          <table:table-cell office:value-type="float" office:value="0.811548352241516" calcext:value-type="float">
            <text:p>0.811548352241516</text:p>
          </table:table-cell>
          <table:table-cell table:number-columns-repeated="2"/>
        </table:table-row>
        <table:table-row table:style-name="ro1">
          <table:table-cell office:value-type="float" office:value="0.811633884906769" calcext:value-type="float">
            <text:p>0.811633884906769</text:p>
          </table:table-cell>
          <table:table-cell table:number-columns-repeated="2"/>
        </table:table-row>
        <table:table-row table:style-name="ro1">
          <table:table-cell office:value-type="float" office:value="0.811613619327545" calcext:value-type="float">
            <text:p>0.811613619327545</text:p>
          </table:table-cell>
          <table:table-cell table:number-columns-repeated="2"/>
        </table:table-row>
        <table:table-row table:style-name="ro1">
          <table:table-cell office:value-type="float" office:value="0.811192870140076" calcext:value-type="float">
            <text:p>0.811192870140076</text:p>
          </table:table-cell>
          <table:table-cell table:number-columns-repeated="2"/>
        </table:table-row>
        <table:table-row table:style-name="ro1">
          <table:table-cell office:value-type="float" office:value="0.811185836791992" calcext:value-type="float">
            <text:p>0.811185836791992</text:p>
          </table:table-cell>
          <table:table-cell table:number-columns-repeated="2"/>
        </table:table-row>
        <table:table-row table:style-name="ro1">
          <table:table-cell office:value-type="float" office:value="0.811152338981628" calcext:value-type="float">
            <text:p>0.811152338981628</text:p>
          </table:table-cell>
          <table:table-cell table:number-columns-repeated="2"/>
        </table:table-row>
        <table:table-row table:style-name="ro1">
          <table:table-cell office:value-type="float" office:value="0.810983180999756" calcext:value-type="float">
            <text:p>0.810983180999756</text:p>
          </table:table-cell>
          <table:table-cell table:number-columns-repeated="2"/>
        </table:table-row>
        <table:table-row table:style-name="ro1">
          <table:table-cell office:value-type="float" office:value="0.81697815656662" calcext:value-type="float">
            <text:p>0.81697815656662</text:p>
          </table:table-cell>
          <table:table-cell table:number-columns-repeated="2"/>
        </table:table-row>
        <table:table-row table:style-name="ro1">
          <table:table-cell office:value-type="float" office:value="0.817502439022064" calcext:value-type="float">
            <text:p>0.817502439022064</text:p>
          </table:table-cell>
          <table:table-cell table:number-columns-repeated="2"/>
        </table:table-row>
        <table:table-row table:style-name="ro1">
          <table:table-cell office:value-type="float" office:value="0.8159459233284" calcext:value-type="float">
            <text:p>0.8159459233284</text:p>
          </table:table-cell>
          <table:table-cell table:number-columns-repeated="2"/>
        </table:table-row>
        <table:table-row table:style-name="ro1">
          <table:table-cell office:value-type="float" office:value="0.829372823238373" calcext:value-type="float">
            <text:p>0.829372823238373</text:p>
          </table:table-cell>
          <table:table-cell table:number-columns-repeated="2"/>
        </table:table-row>
        <table:table-row table:style-name="ro1">
          <table:table-cell office:value-type="float" office:value="0.827740669250488" calcext:value-type="float">
            <text:p>0.827740669250488</text:p>
          </table:table-cell>
          <table:table-cell table:number-columns-repeated="2"/>
        </table:table-row>
        <table:table-row table:style-name="ro1">
          <table:table-cell office:value-type="float" office:value="0.829395890235901" calcext:value-type="float">
            <text:p>0.829395890235901</text:p>
          </table:table-cell>
          <table:table-cell table:number-columns-repeated="2"/>
        </table:table-row>
        <table:table-row table:style-name="ro1">
          <table:table-cell office:value-type="float" office:value="0.827040612697601" calcext:value-type="float">
            <text:p>0.827040612697601</text:p>
          </table:table-cell>
          <table:table-cell table:number-columns-repeated="2"/>
        </table:table-row>
        <table:table-row table:style-name="ro1">
          <table:table-cell office:value-type="float" office:value="0.827427744865418" calcext:value-type="float">
            <text:p>0.827427744865418</text:p>
          </table:table-cell>
          <table:table-cell table:number-columns-repeated="2"/>
        </table:table-row>
        <table:table-row table:style-name="ro1">
          <table:table-cell office:value-type="float" office:value="0.827709138393402" calcext:value-type="float">
            <text:p>0.827709138393402</text:p>
          </table:table-cell>
          <table:table-cell table:number-columns-repeated="2"/>
        </table:table-row>
        <table:table-row table:style-name="ro1">
          <table:table-cell office:value-type="float" office:value="0.827752411365509" calcext:value-type="float">
            <text:p>0.827752411365509</text:p>
          </table:table-cell>
          <table:table-cell table:number-columns-repeated="2"/>
        </table:table-row>
        <table:table-row table:style-name="ro1">
          <table:table-cell office:value-type="float" office:value="0.827805101871491" calcext:value-type="float">
            <text:p>0.827805101871491</text:p>
          </table:table-cell>
          <table:table-cell table:number-columns-repeated="2"/>
        </table:table-row>
        <table:table-row table:style-name="ro1">
          <table:table-cell office:value-type="float" office:value="0.82830423116684" calcext:value-type="float">
            <text:p>0.82830423116684</text:p>
          </table:table-cell>
          <table:table-cell table:number-columns-repeated="2"/>
        </table:table-row>
        <table:table-row table:style-name="ro1">
          <table:table-cell office:value-type="float" office:value="0.828422665596008" calcext:value-type="float">
            <text:p>0.828422665596008</text:p>
          </table:table-cell>
          <table:table-cell table:number-columns-repeated="2"/>
        </table:table-row>
        <table:table-row table:style-name="ro1">
          <table:table-cell office:value-type="float" office:value="0.827672600746155" calcext:value-type="float">
            <text:p>0.827672600746155</text:p>
          </table:table-cell>
          <table:table-cell table:number-columns-repeated="2"/>
        </table:table-row>
        <table:table-row table:style-name="ro1">
          <table:table-cell office:value-type="float" office:value="0.829281270503998" calcext:value-type="float">
            <text:p>0.829281270503998</text:p>
          </table:table-cell>
          <table:table-cell table:number-columns-repeated="2"/>
        </table:table-row>
        <table:table-row table:style-name="ro1">
          <table:table-cell office:value-type="float" office:value="0.825574815273285" calcext:value-type="float">
            <text:p>0.825574815273285</text:p>
          </table:table-cell>
          <table:table-cell table:number-columns-repeated="2"/>
        </table:table-row>
        <table:table-row table:style-name="ro1">
          <table:table-cell office:value-type="float" office:value="0.826858818531036" calcext:value-type="float">
            <text:p>0.826858818531036</text:p>
          </table:table-cell>
          <table:table-cell table:number-columns-repeated="2"/>
        </table:table-row>
        <table:table-row table:style-name="ro1">
          <table:table-cell office:value-type="float" office:value="0.826857149600983" calcext:value-type="float">
            <text:p>0.826857149600983</text:p>
          </table:table-cell>
          <table:table-cell table:number-columns-repeated="2"/>
        </table:table-row>
        <table:table-row table:style-name="ro1">
          <table:table-cell office:value-type="float" office:value="0.826847732067108" calcext:value-type="float">
            <text:p>0.826847732067108</text:p>
          </table:table-cell>
          <table:table-cell table:number-columns-repeated="2"/>
        </table:table-row>
        <table:table-row table:style-name="ro1">
          <table:table-cell office:value-type="float" office:value="0.826296269893646" calcext:value-type="float">
            <text:p>0.826296269893646</text:p>
          </table:table-cell>
          <table:table-cell table:number-columns-repeated="2"/>
        </table:table-row>
        <table:table-row table:style-name="ro1">
          <table:table-cell office:value-type="float" office:value="0.826642274856567" calcext:value-type="float">
            <text:p>0.826642274856567</text:p>
          </table:table-cell>
          <table:table-cell table:number-columns-repeated="2"/>
        </table:table-row>
        <table:table-row table:style-name="ro1">
          <table:table-cell office:value-type="float" office:value="0.826754152774811" calcext:value-type="float">
            <text:p>0.826754152774811</text:p>
          </table:table-cell>
          <table:table-cell table:number-columns-repeated="2"/>
        </table:table-row>
        <table:table-row table:style-name="ro1">
          <table:table-cell office:value-type="float" office:value="0.826983392238617" calcext:value-type="float">
            <text:p>0.826983392238617</text:p>
          </table:table-cell>
          <table:table-cell table:number-columns-repeated="2"/>
        </table:table-row>
        <table:table-row table:style-name="ro1">
          <table:table-cell office:value-type="float" office:value="0.8265021443367" calcext:value-type="float">
            <text:p>0.8265021443367</text:p>
          </table:table-cell>
          <table:table-cell table:number-columns-repeated="2"/>
        </table:table-row>
        <table:table-row table:style-name="ro1">
          <table:table-cell office:value-type="float" office:value="0.827786087989807" calcext:value-type="float">
            <text:p>0.827786087989807</text:p>
          </table:table-cell>
          <table:table-cell table:number-columns-repeated="2"/>
        </table:table-row>
        <table:table-row table:style-name="ro1">
          <table:table-cell office:value-type="float" office:value="0.826386272907257" calcext:value-type="float">
            <text:p>0.826386272907257</text:p>
          </table:table-cell>
          <table:table-cell table:number-columns-repeated="2"/>
        </table:table-row>
        <table:table-row table:style-name="ro1">
          <table:table-cell office:value-type="float" office:value="0.824397206306458" calcext:value-type="float">
            <text:p>0.824397206306458</text:p>
          </table:table-cell>
          <table:table-cell table:number-columns-repeated="2"/>
        </table:table-row>
        <table:table-row table:style-name="ro1">
          <table:table-cell office:value-type="float" office:value="0.823230862617493" calcext:value-type="float">
            <text:p>0.823230862617493</text:p>
          </table:table-cell>
          <table:table-cell table:number-columns-repeated="2"/>
        </table:table-row>
        <table:table-row table:style-name="ro1">
          <table:table-cell office:value-type="float" office:value="0.821336567401886" calcext:value-type="float">
            <text:p>0.821336567401886</text:p>
          </table:table-cell>
          <table:table-cell table:number-columns-repeated="2"/>
        </table:table-row>
        <table:table-row table:style-name="ro1">
          <table:table-cell office:value-type="float" office:value="0.824065983295441" calcext:value-type="float">
            <text:p>0.824065983295441</text:p>
          </table:table-cell>
          <table:table-cell table:number-columns-repeated="2"/>
        </table:table-row>
        <table:table-row table:style-name="ro1">
          <table:table-cell office:value-type="float" office:value="0.823788106441498" calcext:value-type="float">
            <text:p>0.823788106441498</text:p>
          </table:table-cell>
          <table:table-cell table:number-columns-repeated="2"/>
        </table:table-row>
        <table:table-row table:style-name="ro1">
          <table:table-cell office:value-type="float" office:value="0.824913740158081" calcext:value-type="float">
            <text:p>0.824913740158081</text:p>
          </table:table-cell>
          <table:table-cell table:number-columns-repeated="2"/>
        </table:table-row>
        <table:table-row table:style-name="ro1">
          <table:table-cell office:value-type="float" office:value="0.818848669528961" calcext:value-type="float">
            <text:p>0.818848669528961</text:p>
          </table:table-cell>
          <table:table-cell table:number-columns-repeated="2"/>
        </table:table-row>
        <table:table-row table:style-name="ro1">
          <table:table-cell office:value-type="float" office:value="0.818327128887177" calcext:value-type="float">
            <text:p>0.818327128887177</text:p>
          </table:table-cell>
          <table:table-cell table:number-columns-repeated="2"/>
        </table:table-row>
        <table:table-row table:style-name="ro1">
          <table:table-cell office:value-type="float" office:value="0.817991435527802" calcext:value-type="float">
            <text:p>0.817991435527802</text:p>
          </table:table-cell>
          <table:table-cell table:number-columns-repeated="2"/>
        </table:table-row>
        <table:table-row table:style-name="ro1">
          <table:table-cell office:value-type="float" office:value="0.818240404129028" calcext:value-type="float">
            <text:p>0.818240404129028</text:p>
          </table:table-cell>
          <table:table-cell table:number-columns-repeated="2"/>
        </table:table-row>
        <table:table-row table:style-name="ro1">
          <table:table-cell office:value-type="float" office:value="0.818883717060089" calcext:value-type="float">
            <text:p>0.818883717060089</text:p>
          </table:table-cell>
          <table:table-cell table:number-columns-repeated="2"/>
        </table:table-row>
        <table:table-row table:style-name="ro1">
          <table:table-cell office:value-type="float" office:value="0.818181395530701" calcext:value-type="float">
            <text:p>0.818181395530701</text:p>
          </table:table-cell>
          <table:table-cell table:number-columns-repeated="2"/>
        </table:table-row>
        <table:table-row table:style-name="ro1">
          <table:table-cell office:value-type="float" office:value="0.818685412406921" calcext:value-type="float">
            <text:p>0.818685412406921</text:p>
          </table:table-cell>
          <table:table-cell table:number-columns-repeated="2"/>
        </table:table-row>
        <table:table-row table:style-name="ro1">
          <table:table-cell office:value-type="float" office:value="0.814047694206238" calcext:value-type="float">
            <text:p>0.814047694206238</text:p>
          </table:table-cell>
          <table:table-cell table:number-columns-repeated="2"/>
        </table:table-row>
        <table:table-row table:style-name="ro1">
          <table:table-cell office:value-type="float" office:value="0.812030732631683" calcext:value-type="float">
            <text:p>0.812030732631683</text:p>
          </table:table-cell>
          <table:table-cell table:number-columns-repeated="2"/>
        </table:table-row>
        <table:table-row table:style-name="ro1">
          <table:table-cell office:value-type="float" office:value="0.814018249511719" calcext:value-type="float">
            <text:p>0.814018249511719</text:p>
          </table:table-cell>
          <table:table-cell table:number-columns-repeated="2"/>
        </table:table-row>
        <table:table-row table:style-name="ro1">
          <table:table-cell office:value-type="float" office:value="0.813475430011749" calcext:value-type="float">
            <text:p>0.813475430011749</text:p>
          </table:table-cell>
          <table:table-cell table:number-columns-repeated="2"/>
        </table:table-row>
        <table:table-row table:style-name="ro1">
          <table:table-cell office:value-type="float" office:value="0.813263237476349" calcext:value-type="float">
            <text:p>0.813263237476349</text:p>
          </table:table-cell>
          <table:table-cell table:number-columns-repeated="2"/>
        </table:table-row>
        <table:table-row table:style-name="ro1">
          <table:table-cell office:value-type="float" office:value="0.813382983207703" calcext:value-type="float">
            <text:p>0.813382983207703</text:p>
          </table:table-cell>
          <table:table-cell table:number-columns-repeated="2"/>
        </table:table-row>
        <table:table-row table:style-name="ro1">
          <table:table-cell office:value-type="float" office:value="0.813245236873627" calcext:value-type="float">
            <text:p>0.813245236873627</text:p>
          </table:table-cell>
          <table:table-cell table:number-columns-repeated="2"/>
        </table:table-row>
        <table:table-row table:style-name="ro1">
          <table:table-cell office:value-type="float" office:value="0.813116371631622" calcext:value-type="float">
            <text:p>0.813116371631622</text:p>
          </table:table-cell>
          <table:table-cell table:number-columns-repeated="2"/>
        </table:table-row>
        <table:table-row table:style-name="ro1">
          <table:table-cell office:value-type="float" office:value="0.812627494335175" calcext:value-type="float">
            <text:p>0.812627494335175</text:p>
          </table:table-cell>
          <table:table-cell table:number-columns-repeated="2"/>
        </table:table-row>
        <table:table-row table:style-name="ro1">
          <table:table-cell office:value-type="float" office:value="0.812172949314117" calcext:value-type="float">
            <text:p>0.812172949314117</text:p>
          </table:table-cell>
          <table:table-cell table:number-columns-repeated="2"/>
        </table:table-row>
        <table:table-row table:style-name="ro1">
          <table:table-cell office:value-type="float" office:value="0.815027832984924" calcext:value-type="float">
            <text:p>0.815027832984924</text:p>
          </table:table-cell>
          <table:table-cell table:number-columns-repeated="2"/>
        </table:table-row>
        <table:table-row table:style-name="ro1">
          <table:table-cell office:value-type="float" office:value="0.812546372413635" calcext:value-type="float">
            <text:p>0.812546372413635</text:p>
          </table:table-cell>
          <table:table-cell table:number-columns-repeated="2"/>
        </table:table-row>
        <table:table-row table:style-name="ro1">
          <table:table-cell office:value-type="float" office:value="0.805480420589447" calcext:value-type="float">
            <text:p>0.805480420589447</text:p>
          </table:table-cell>
          <table:table-cell table:number-columns-repeated="2"/>
        </table:table-row>
        <table:table-row table:style-name="ro1">
          <table:table-cell office:value-type="float" office:value="0.805442631244659" calcext:value-type="float">
            <text:p>0.805442631244659</text:p>
          </table:table-cell>
          <table:table-cell table:number-columns-repeated="2"/>
        </table:table-row>
        <table:table-row table:style-name="ro1">
          <table:table-cell office:value-type="float" office:value="0.80611526966095" calcext:value-type="float">
            <text:p>0.80611526966095</text:p>
          </table:table-cell>
          <table:table-cell table:number-columns-repeated="2"/>
        </table:table-row>
        <table:table-row table:style-name="ro1">
          <table:table-cell office:value-type="float" office:value="0.806276082992554" calcext:value-type="float">
            <text:p>0.806276082992554</text:p>
          </table:table-cell>
          <table:table-cell table:number-columns-repeated="2"/>
        </table:table-row>
        <table:table-row table:style-name="ro1">
          <table:table-cell office:value-type="float" office:value="0.806350708007813" calcext:value-type="float">
            <text:p>0.806350708007813</text:p>
          </table:table-cell>
          <table:table-cell table:number-columns-repeated="2"/>
        </table:table-row>
        <table:table-row table:style-name="ro1">
          <table:table-cell office:value-type="float" office:value="0.806928277015686" calcext:value-type="float">
            <text:p>0.806928277015686</text:p>
          </table:table-cell>
          <table:table-cell table:number-columns-repeated="2"/>
        </table:table-row>
        <table:table-row table:style-name="ro1">
          <table:table-cell office:value-type="float" office:value="0.807884097099304" calcext:value-type="float">
            <text:p>0.807884097099304</text:p>
          </table:table-cell>
          <table:table-cell table:number-columns-repeated="2"/>
        </table:table-row>
        <table:table-row table:style-name="ro1">
          <table:table-cell office:value-type="float" office:value="0.807388782501221" calcext:value-type="float">
            <text:p>0.807388782501221</text:p>
          </table:table-cell>
          <table:table-cell table:number-columns-repeated="2"/>
        </table:table-row>
        <table:table-row table:style-name="ro1">
          <table:table-cell office:value-type="float" office:value="0.807401359081268" calcext:value-type="float">
            <text:p>0.807401359081268</text:p>
          </table:table-cell>
          <table:table-cell table:number-columns-repeated="2"/>
        </table:table-row>
        <table:table-row table:style-name="ro1">
          <table:table-cell office:value-type="float" office:value="0.807316839694977" calcext:value-type="float">
            <text:p>0.807316839694977</text:p>
          </table:table-cell>
          <table:table-cell table:number-columns-repeated="2"/>
        </table:table-row>
        <table:table-row table:style-name="ro1">
          <table:table-cell office:value-type="float" office:value="0.807444930076599" calcext:value-type="float">
            <text:p>0.807444930076599</text:p>
          </table:table-cell>
          <table:table-cell table:number-columns-repeated="2"/>
        </table:table-row>
        <table:table-row table:style-name="ro1">
          <table:table-cell office:value-type="float" office:value="0.807599604129791" calcext:value-type="float">
            <text:p>0.807599604129791</text:p>
          </table:table-cell>
          <table:table-cell table:number-columns-repeated="2"/>
        </table:table-row>
        <table:table-row table:style-name="ro1">
          <table:table-cell office:value-type="float" office:value="0.810426712036133" calcext:value-type="float">
            <text:p>0.810426712036133</text:p>
          </table:table-cell>
          <table:table-cell table:number-columns-repeated="2"/>
        </table:table-row>
        <table:table-row table:style-name="ro1">
          <table:table-cell office:value-type="float" office:value="0.80970299243927" calcext:value-type="float">
            <text:p>0.80970299243927</text:p>
          </table:table-cell>
          <table:table-cell table:number-columns-repeated="2"/>
        </table:table-row>
        <table:table-row table:style-name="ro1">
          <table:table-cell office:value-type="float" office:value="0.810882151126862" calcext:value-type="float">
            <text:p>0.810882151126862</text:p>
          </table:table-cell>
          <table:table-cell table:number-columns-repeated="2"/>
        </table:table-row>
        <table:table-row table:style-name="ro1">
          <table:table-cell office:value-type="float" office:value="0.810302019119263" calcext:value-type="float">
            <text:p>0.810302019119263</text:p>
          </table:table-cell>
          <table:table-cell table:number-columns-repeated="2"/>
        </table:table-row>
        <table:table-row table:style-name="ro1">
          <table:table-cell office:value-type="float" office:value="0.810749292373657" calcext:value-type="float">
            <text:p>0.810749292373657</text:p>
          </table:table-cell>
          <table:table-cell table:number-columns-repeated="2"/>
        </table:table-row>
        <table:table-row table:style-name="ro1">
          <table:table-cell office:value-type="float" office:value="0.808886051177979" calcext:value-type="float">
            <text:p>0.808886051177979</text:p>
          </table:table-cell>
          <table:table-cell table:number-columns-repeated="2"/>
        </table:table-row>
        <table:table-row table:style-name="ro1">
          <table:table-cell office:value-type="float" office:value="0.810006499290466" calcext:value-type="float">
            <text:p>0.810006499290466</text:p>
          </table:table-cell>
          <table:table-cell table:number-columns-repeated="2"/>
        </table:table-row>
        <table:table-row table:style-name="ro1">
          <table:table-cell office:value-type="float" office:value="0.80944812297821" calcext:value-type="float">
            <text:p>0.80944812297821</text:p>
          </table:table-cell>
          <table:table-cell table:number-columns-repeated="2"/>
        </table:table-row>
        <table:table-row table:style-name="ro1">
          <table:table-cell office:value-type="float" office:value="0.809905409812927" calcext:value-type="float">
            <text:p>0.809905409812927</text:p>
          </table:table-cell>
          <table:table-cell table:number-columns-repeated="2"/>
        </table:table-row>
        <table:table-row table:style-name="ro1">
          <table:table-cell office:value-type="float" office:value="0.809881687164306" calcext:value-type="float">
            <text:p>0.809881687164306</text:p>
          </table:table-cell>
          <table:table-cell table:number-columns-repeated="2"/>
        </table:table-row>
        <table:table-row table:style-name="ro1">
          <table:table-cell office:value-type="float" office:value="0.810166358947754" calcext:value-type="float">
            <text:p>0.810166358947754</text:p>
          </table:table-cell>
          <table:table-cell table:number-columns-repeated="2"/>
        </table:table-row>
        <table:table-row table:style-name="ro1">
          <table:table-cell office:value-type="float" office:value="0.81108421087265" calcext:value-type="float">
            <text:p>0.81108421087265</text:p>
          </table:table-cell>
          <table:table-cell table:number-columns-repeated="2"/>
        </table:table-row>
        <table:table-row table:style-name="ro1">
          <table:table-cell office:value-type="float" office:value="0.814087808132172" calcext:value-type="float">
            <text:p>0.814087808132172</text:p>
          </table:table-cell>
          <table:table-cell table:number-columns-repeated="2"/>
        </table:table-row>
        <table:table-row table:style-name="ro1">
          <table:table-cell office:value-type="float" office:value="0.812932133674622" calcext:value-type="float">
            <text:p>0.812932133674622</text:p>
          </table:table-cell>
          <table:table-cell table:number-columns-repeated="2"/>
        </table:table-row>
        <table:table-row table:style-name="ro1">
          <table:table-cell office:value-type="float" office:value="0.813133835792542" calcext:value-type="float">
            <text:p>0.813133835792542</text:p>
          </table:table-cell>
          <table:table-cell table:number-columns-repeated="2"/>
        </table:table-row>
        <table:table-row table:style-name="ro1">
          <table:table-cell office:value-type="float" office:value="0.813107192516327" calcext:value-type="float">
            <text:p>0.813107192516327</text:p>
          </table:table-cell>
          <table:table-cell table:number-columns-repeated="2"/>
        </table:table-row>
        <table:table-row table:style-name="ro1">
          <table:table-cell office:value-type="float" office:value="0.812568843364716" calcext:value-type="float">
            <text:p>0.812568843364716</text:p>
          </table:table-cell>
          <table:table-cell table:number-columns-repeated="2"/>
        </table:table-row>
        <table:table-row table:style-name="ro1">
          <table:table-cell office:value-type="float" office:value="0.812771677970886" calcext:value-type="float">
            <text:p>0.812771677970886</text:p>
          </table:table-cell>
          <table:table-cell table:number-columns-repeated="2"/>
        </table:table-row>
        <table:table-row table:style-name="ro1">
          <table:table-cell office:value-type="float" office:value="0.813369631767273" calcext:value-type="float">
            <text:p>0.813369631767273</text:p>
          </table:table-cell>
          <table:table-cell table:number-columns-repeated="2"/>
        </table:table-row>
        <table:table-row table:style-name="ro1">
          <table:table-cell office:value-type="float" office:value="0.813387215137482" calcext:value-type="float">
            <text:p>0.813387215137482</text:p>
          </table:table-cell>
          <table:table-cell table:number-columns-repeated="2"/>
        </table:table-row>
        <table:table-row table:style-name="ro1">
          <table:table-cell office:value-type="float" office:value="0.813859939575195" calcext:value-type="float">
            <text:p>0.813859939575195</text:p>
          </table:table-cell>
          <table:table-cell table:number-columns-repeated="2"/>
        </table:table-row>
        <table:table-row table:style-name="ro1">
          <table:table-cell office:value-type="float" office:value="0.813773214817047" calcext:value-type="float">
            <text:p>0.813773214817047</text:p>
          </table:table-cell>
          <table:table-cell table:number-columns-repeated="2"/>
        </table:table-row>
        <table:table-row table:style-name="ro1">
          <table:table-cell office:value-type="float" office:value="0.814081251621246" calcext:value-type="float">
            <text:p>0.814081251621246</text:p>
          </table:table-cell>
          <table:table-cell table:number-columns-repeated="2"/>
        </table:table-row>
        <table:table-row table:style-name="ro1">
          <table:table-cell office:value-type="float" office:value="0.814126074314117" calcext:value-type="float">
            <text:p>0.814126074314117</text:p>
          </table:table-cell>
          <table:table-cell table:number-columns-repeated="2"/>
        </table:table-row>
        <table:table-row table:style-name="ro1">
          <table:table-cell office:value-type="float" office:value="0.817031681537628" calcext:value-type="float">
            <text:p>0.817031681537628</text:p>
          </table:table-cell>
          <table:table-cell table:number-columns-repeated="2"/>
        </table:table-row>
        <table:table-row table:style-name="ro1">
          <table:table-cell office:value-type="float" office:value="0.815030694007874" calcext:value-type="float">
            <text:p>0.815030694007874</text:p>
          </table:table-cell>
          <table:table-cell table:number-columns-repeated="2"/>
        </table:table-row>
        <table:table-row table:style-name="ro1">
          <table:table-cell office:value-type="float" office:value="0.815407693386078" calcext:value-type="float">
            <text:p>0.815407693386078</text:p>
          </table:table-cell>
          <table:table-cell table:number-columns-repeated="2"/>
        </table:table-row>
        <table:table-row table:style-name="ro1">
          <table:table-cell office:value-type="float" office:value="0.814953148365021" calcext:value-type="float">
            <text:p>0.814953148365021</text:p>
          </table:table-cell>
          <table:table-cell table:number-columns-repeated="2"/>
        </table:table-row>
        <table:table-row table:style-name="ro1">
          <table:table-cell office:value-type="float" office:value="0.815696656703949" calcext:value-type="float">
            <text:p>0.815696656703949</text:p>
          </table:table-cell>
          <table:table-cell table:number-columns-repeated="2"/>
        </table:table-row>
        <table:table-row table:style-name="ro1">
          <table:table-cell office:value-type="float" office:value="0.816979646682739" calcext:value-type="float">
            <text:p>0.816979646682739</text:p>
          </table:table-cell>
          <table:table-cell table:number-columns-repeated="2"/>
        </table:table-row>
        <table:table-row table:style-name="ro1">
          <table:table-cell office:value-type="float" office:value="0.817125737667084" calcext:value-type="float">
            <text:p>0.817125737667084</text:p>
          </table:table-cell>
          <table:table-cell table:number-columns-repeated="2"/>
        </table:table-row>
        <table:table-row table:style-name="ro1">
          <table:table-cell office:value-type="float" office:value="0.816779315471649" calcext:value-type="float">
            <text:p>0.816779315471649</text:p>
          </table:table-cell>
          <table:table-cell table:number-columns-repeated="2"/>
        </table:table-row>
        <table:table-row table:style-name="ro1">
          <table:table-cell office:value-type="float" office:value="0.816958725452423" calcext:value-type="float">
            <text:p>0.816958725452423</text:p>
          </table:table-cell>
          <table:table-cell table:number-columns-repeated="2"/>
        </table:table-row>
        <table:table-row table:style-name="ro1">
          <table:table-cell office:value-type="float" office:value="0.810541689395904" calcext:value-type="float">
            <text:p>0.810541689395904</text:p>
          </table:table-cell>
          <table:table-cell table:number-columns-repeated="2"/>
        </table:table-row>
        <table:table-row table:style-name="ro1">
          <table:table-cell office:value-type="float" office:value="0.811307013034821" calcext:value-type="float">
            <text:p>0.811307013034821</text:p>
          </table:table-cell>
          <table:table-cell table:number-columns-repeated="2"/>
        </table:table-row>
        <table:table-row table:style-name="ro1">
          <table:table-cell office:value-type="float" office:value="0.810831606388092" calcext:value-type="float">
            <text:p>0.810831606388092</text:p>
          </table:table-cell>
          <table:table-cell table:number-columns-repeated="2"/>
        </table:table-row>
        <table:table-row table:style-name="ro1">
          <table:table-cell office:value-type="float" office:value="0.818273365497589" calcext:value-type="float">
            <text:p>0.818273365497589</text:p>
          </table:table-cell>
          <table:table-cell table:number-columns-repeated="2"/>
        </table:table-row>
        <table:table-row table:style-name="ro1">
          <table:table-cell office:value-type="float" office:value="0.816627860069275" calcext:value-type="float">
            <text:p>0.816627860069275</text:p>
          </table:table-cell>
          <table:table-cell table:number-columns-repeated="2"/>
        </table:table-row>
        <table:table-row table:style-name="ro1">
          <table:table-cell office:value-type="float" office:value="0.816256701946258" calcext:value-type="float">
            <text:p>0.816256701946258</text:p>
          </table:table-cell>
          <table:table-cell table:number-columns-repeated="2"/>
        </table:table-row>
        <table:table-row table:style-name="ro1">
          <table:table-cell office:value-type="float" office:value="0.816161692142487" calcext:value-type="float">
            <text:p>0.816161692142487</text:p>
          </table:table-cell>
          <table:table-cell table:number-columns-repeated="2"/>
        </table:table-row>
        <table:table-row table:style-name="ro1">
          <table:table-cell office:value-type="float" office:value="0.81713593006134" calcext:value-type="float">
            <text:p>0.81713593006134</text:p>
          </table:table-cell>
          <table:table-cell table:number-columns-repeated="2"/>
        </table:table-row>
        <table:table-row table:style-name="ro1">
          <table:table-cell office:value-type="float" office:value="0.815803945064545" calcext:value-type="float">
            <text:p>0.815803945064545</text:p>
          </table:table-cell>
          <table:table-cell table:number-columns-repeated="2"/>
        </table:table-row>
        <table:table-row table:style-name="ro1">
          <table:table-cell office:value-type="float" office:value="0.821313083171845" calcext:value-type="float">
            <text:p>0.821313083171845</text:p>
          </table:table-cell>
          <table:table-cell table:number-columns-repeated="2"/>
        </table:table-row>
        <table:table-row table:style-name="ro1">
          <table:table-cell office:value-type="float" office:value="0.820305526256561" calcext:value-type="float">
            <text:p>0.820305526256561</text:p>
          </table:table-cell>
          <table:table-cell table:number-columns-repeated="2"/>
        </table:table-row>
        <table:table-row table:style-name="ro1">
          <table:table-cell office:value-type="float" office:value="0.820169627666473" calcext:value-type="float">
            <text:p>0.820169627666473</text:p>
          </table:table-cell>
          <table:table-cell table:number-columns-repeated="2"/>
        </table:table-row>
        <table:table-row table:style-name="ro1">
          <table:table-cell office:value-type="float" office:value="0.818752467632294" calcext:value-type="float">
            <text:p>0.818752467632294</text:p>
          </table:table-cell>
          <table:table-cell table:number-columns-repeated="2"/>
        </table:table-row>
        <table:table-row table:style-name="ro1">
          <table:table-cell office:value-type="float" office:value="0.816023766994476" calcext:value-type="float">
            <text:p>0.816023766994476</text:p>
          </table:table-cell>
          <table:table-cell table:number-columns-repeated="2"/>
        </table:table-row>
        <table:table-row table:style-name="ro1">
          <table:table-cell office:value-type="float" office:value="0.816098749637604" calcext:value-type="float">
            <text:p>0.816098749637604</text:p>
          </table:table-cell>
          <table:table-cell table:number-columns-repeated="2"/>
        </table:table-row>
        <table:table-row table:style-name="ro1">
          <table:table-cell office:value-type="float" office:value="0.81631737947464" calcext:value-type="float">
            <text:p>0.81631737947464</text:p>
          </table:table-cell>
          <table:table-cell table:number-columns-repeated="2"/>
        </table:table-row>
        <table:table-row table:style-name="ro1">
          <table:table-cell office:value-type="float" office:value="0.816334784030914" calcext:value-type="float">
            <text:p>0.816334784030914</text:p>
          </table:table-cell>
          <table:table-cell table:number-columns-repeated="2"/>
        </table:table-row>
        <table:table-row table:style-name="ro1">
          <table:table-cell office:value-type="float" office:value="0.816102743148804" calcext:value-type="float">
            <text:p>0.816102743148804</text:p>
          </table:table-cell>
          <table:table-cell table:number-columns-repeated="2"/>
        </table:table-row>
        <table:table-row table:style-name="ro1">
          <table:table-cell office:value-type="float" office:value="0.814678013324737" calcext:value-type="float">
            <text:p>0.814678013324737</text:p>
          </table:table-cell>
          <table:table-cell table:number-columns-repeated="2"/>
        </table:table-row>
        <table:table-row table:style-name="ro1">
          <table:table-cell office:value-type="float" office:value="0.816108882427216" calcext:value-type="float">
            <text:p>0.816108882427216</text:p>
          </table:table-cell>
          <table:table-cell table:number-columns-repeated="2"/>
        </table:table-row>
        <table:table-row table:style-name="ro1">
          <table:table-cell office:value-type="float" office:value="0.814184546470642" calcext:value-type="float">
            <text:p>0.814184546470642</text:p>
          </table:table-cell>
          <table:table-cell table:number-columns-repeated="2"/>
        </table:table-row>
        <table:table-row table:style-name="ro1">
          <table:table-cell office:value-type="float" office:value="0.815727472305298" calcext:value-type="float">
            <text:p>0.815727472305298</text:p>
          </table:table-cell>
          <table:table-cell table:number-columns-repeated="2"/>
        </table:table-row>
        <table:table-row table:style-name="ro1">
          <table:table-cell office:value-type="float" office:value="0.816218674182892" calcext:value-type="float">
            <text:p>0.816218674182892</text:p>
          </table:table-cell>
          <table:table-cell table:number-columns-repeated="2"/>
        </table:table-row>
        <table:table-row table:style-name="ro1">
          <table:table-cell office:value-type="float" office:value="0.816740572452545" calcext:value-type="float">
            <text:p>0.816740572452545</text:p>
          </table:table-cell>
          <table:table-cell table:number-columns-repeated="2"/>
        </table:table-row>
        <table:table-row table:style-name="ro1">
          <table:table-cell office:value-type="float" office:value="0.815370738506317" calcext:value-type="float">
            <text:p>0.815370738506317</text:p>
          </table:table-cell>
          <table:table-cell table:number-columns-repeated="2"/>
        </table:table-row>
        <table:table-row table:style-name="ro1">
          <table:table-cell office:value-type="float" office:value="0.818431437015533" calcext:value-type="float">
            <text:p>0.818431437015533</text:p>
          </table:table-cell>
          <table:table-cell table:number-columns-repeated="2"/>
        </table:table-row>
        <table:table-row table:style-name="ro1">
          <table:table-cell office:value-type="float" office:value="0.819492518901825" calcext:value-type="float">
            <text:p>0.819492518901825</text:p>
          </table:table-cell>
          <table:table-cell table:number-columns-repeated="2"/>
        </table:table-row>
        <table:table-row table:style-name="ro1">
          <table:table-cell office:value-type="float" office:value="0.824335932731628" calcext:value-type="float">
            <text:p>0.824335932731628</text:p>
          </table:table-cell>
          <table:table-cell table:number-columns-repeated="2"/>
        </table:table-row>
        <table:table-row table:style-name="ro1">
          <table:table-cell office:value-type="float" office:value="0.823069989681244" calcext:value-type="float">
            <text:p>0.823069989681244</text:p>
          </table:table-cell>
          <table:table-cell table:number-columns-repeated="2"/>
        </table:table-row>
        <table:table-row table:style-name="ro1">
          <table:table-cell office:value-type="float" office:value="0.824784576892853" calcext:value-type="float">
            <text:p>0.824784576892853</text:p>
          </table:table-cell>
          <table:table-cell table:number-columns-repeated="2"/>
        </table:table-row>
        <table:table-row table:style-name="ro1">
          <table:table-cell office:value-type="float" office:value="0.824515521526337" calcext:value-type="float">
            <text:p>0.824515521526337</text:p>
          </table:table-cell>
          <table:table-cell table:number-columns-repeated="2"/>
        </table:table-row>
        <table:table-row table:style-name="ro1">
          <table:table-cell office:value-type="float" office:value="0.82451719045639" calcext:value-type="float">
            <text:p>0.82451719045639</text:p>
          </table:table-cell>
          <table:table-cell table:number-columns-repeated="2"/>
        </table:table-row>
        <table:table-row table:style-name="ro1">
          <table:table-cell office:value-type="float" office:value="0.812673985958099" calcext:value-type="float">
            <text:p>0.812673985958099</text:p>
          </table:table-cell>
          <table:table-cell table:number-columns-repeated="2"/>
        </table:table-row>
        <table:table-row table:style-name="ro1">
          <table:table-cell office:value-type="float" office:value="0.814506351947784" calcext:value-type="float">
            <text:p>0.814506351947784</text:p>
          </table:table-cell>
          <table:table-cell table:number-columns-repeated="2"/>
        </table:table-row>
        <table:table-row table:style-name="ro1">
          <table:table-cell office:value-type="float" office:value="0.81388396024704" calcext:value-type="float">
            <text:p>0.81388396024704</text:p>
          </table:table-cell>
          <table:table-cell table:number-columns-repeated="2"/>
        </table:table-row>
        <table:table-row table:style-name="ro1">
          <table:table-cell office:value-type="float" office:value="0.813819169998169" calcext:value-type="float">
            <text:p>0.813819169998169</text:p>
          </table:table-cell>
          <table:table-cell table:number-columns-repeated="2"/>
        </table:table-row>
        <table:table-row table:style-name="ro1">
          <table:table-cell office:value-type="float" office:value="0.812812030315399" calcext:value-type="float">
            <text:p>0.812812030315399</text:p>
          </table:table-cell>
          <table:table-cell table:number-columns-repeated="2"/>
        </table:table-row>
        <table:table-row table:style-name="ro1">
          <table:table-cell office:value-type="float" office:value="0.817038476467133" calcext:value-type="float">
            <text:p>0.817038476467133</text:p>
          </table:table-cell>
          <table:table-cell table:number-columns-repeated="2"/>
        </table:table-row>
        <table:table-row table:style-name="ro1">
          <table:table-cell office:value-type="float" office:value="0.815935909748077" calcext:value-type="float">
            <text:p>0.815935909748077</text:p>
          </table:table-cell>
          <table:table-cell table:number-columns-repeated="2"/>
        </table:table-row>
        <table:table-row table:style-name="ro1">
          <table:table-cell office:value-type="float" office:value="0.797531008720398" calcext:value-type="float">
            <text:p>0.797531008720398</text:p>
          </table:table-cell>
          <table:table-cell table:number-columns-repeated="2"/>
        </table:table-row>
        <table:table-row table:style-name="ro1">
          <table:table-cell office:value-type="float" office:value="0.794483184814453" calcext:value-type="float">
            <text:p>0.794483184814453</text:p>
          </table:table-cell>
          <table:table-cell table:number-columns-repeated="2"/>
        </table:table-row>
        <table:table-row table:style-name="ro1">
          <table:table-cell office:value-type="float" office:value="0.8026522397995" calcext:value-type="float">
            <text:p>0.8026522397995</text:p>
          </table:table-cell>
          <table:table-cell table:number-columns-repeated="2"/>
        </table:table-row>
        <table:table-row table:style-name="ro1">
          <table:table-cell office:value-type="float" office:value="0.799768149852753" calcext:value-type="float">
            <text:p>0.799768149852753</text:p>
          </table:table-cell>
          <table:table-cell table:number-columns-repeated="2"/>
        </table:table-row>
        <table:table-row table:style-name="ro1">
          <table:table-cell office:value-type="float" office:value="0.805354177951813" calcext:value-type="float">
            <text:p>0.805354177951813</text:p>
          </table:table-cell>
          <table:table-cell table:number-columns-repeated="2"/>
        </table:table-row>
        <table:table-row table:style-name="ro1">
          <table:table-cell office:value-type="float" office:value="0.802810907363892" calcext:value-type="float">
            <text:p>0.802810907363892</text:p>
          </table:table-cell>
          <table:table-cell table:number-columns-repeated="2"/>
        </table:table-row>
        <table:table-row table:style-name="ro1">
          <table:table-cell office:value-type="float" office:value="0.80360609292984" calcext:value-type="float">
            <text:p>0.80360609292984</text:p>
          </table:table-cell>
          <table:table-cell table:number-columns-repeated="2"/>
        </table:table-row>
        <table:table-row table:style-name="ro1">
          <table:table-cell office:value-type="float" office:value="0.802632391452789" calcext:value-type="float">
            <text:p>0.802632391452789</text:p>
          </table:table-cell>
          <table:table-cell table:number-columns-repeated="2"/>
        </table:table-row>
        <table:table-row table:style-name="ro1">
          <table:table-cell office:value-type="float" office:value="0.804931342601776" calcext:value-type="float">
            <text:p>0.804931342601776</text:p>
          </table:table-cell>
          <table:table-cell table:number-columns-repeated="2"/>
        </table:table-row>
        <table:table-row table:style-name="ro1">
          <table:table-cell office:value-type="float" office:value="0.80215710401535" calcext:value-type="float">
            <text:p>0.80215710401535</text:p>
          </table:table-cell>
          <table:table-cell table:number-columns-repeated="2"/>
        </table:table-row>
        <table:table-row table:style-name="ro1">
          <table:table-cell office:value-type="float" office:value="0.8046715259552" calcext:value-type="float">
            <text:p>0.8046715259552</text:p>
          </table:table-cell>
          <table:table-cell table:number-columns-repeated="2"/>
        </table:table-row>
        <table:table-row table:style-name="ro1">
          <table:table-cell office:value-type="float" office:value="0.802310407161713" calcext:value-type="float">
            <text:p>0.802310407161713</text:p>
          </table:table-cell>
          <table:table-cell table:number-columns-repeated="2"/>
        </table:table-row>
        <table:table-row table:style-name="ro1">
          <table:table-cell office:value-type="float" office:value="0.791204035282135" calcext:value-type="float">
            <text:p>0.791204035282135</text:p>
          </table:table-cell>
          <table:table-cell table:number-columns-repeated="2"/>
        </table:table-row>
        <table:table-row table:style-name="ro1">
          <table:table-cell office:value-type="float" office:value="0.791746020317078" calcext:value-type="float">
            <text:p>0.791746020317078</text:p>
          </table:table-cell>
          <table:table-cell table:number-columns-repeated="2"/>
        </table:table-row>
        <table:table-row table:style-name="ro1">
          <table:table-cell office:value-type="float" office:value="0.792619049549103" calcext:value-type="float">
            <text:p>0.792619049549103</text:p>
          </table:table-cell>
          <table:table-cell table:number-columns-repeated="2"/>
        </table:table-row>
        <table:table-row table:style-name="ro1">
          <table:table-cell office:value-type="float" office:value="0.79175466299057" calcext:value-type="float">
            <text:p>0.79175466299057</text:p>
          </table:table-cell>
          <table:table-cell table:number-columns-repeated="2"/>
        </table:table-row>
        <table:table-row table:style-name="ro1">
          <table:table-cell office:value-type="float" office:value="0.792790591716766" calcext:value-type="float">
            <text:p>0.792790591716766</text:p>
          </table:table-cell>
          <table:table-cell table:number-columns-repeated="2"/>
        </table:table-row>
        <table:table-row table:style-name="ro1">
          <table:table-cell office:value-type="float" office:value="0.788197040557861" calcext:value-type="float">
            <text:p>0.788197040557861</text:p>
          </table:table-cell>
          <table:table-cell table:number-columns-repeated="2"/>
        </table:table-row>
        <table:table-row table:style-name="ro1">
          <table:table-cell office:value-type="float" office:value="0.792282640933991" calcext:value-type="float">
            <text:p>0.792282640933991</text:p>
          </table:table-cell>
          <table:table-cell table:number-columns-repeated="2"/>
        </table:table-row>
        <table:table-row table:style-name="ro1">
          <table:table-cell office:value-type="float" office:value="0.792581260204315" calcext:value-type="float">
            <text:p>0.792581260204315</text:p>
          </table:table-cell>
          <table:table-cell table:number-columns-repeated="2"/>
        </table:table-row>
        <table:table-row table:style-name="ro1">
          <table:table-cell office:value-type="float" office:value="0.792432487010956" calcext:value-type="float">
            <text:p>0.792432487010956</text:p>
          </table:table-cell>
          <table:table-cell table:number-columns-repeated="2"/>
        </table:table-row>
        <table:table-row table:style-name="ro1">
          <table:table-cell office:value-type="float" office:value="0.79248309135437" calcext:value-type="float">
            <text:p>0.79248309135437</text:p>
          </table:table-cell>
          <table:table-cell table:number-columns-repeated="2"/>
        </table:table-row>
        <table:table-row table:style-name="ro1">
          <table:table-cell office:value-type="float" office:value="0.792711853981018" calcext:value-type="float">
            <text:p>0.792711853981018</text:p>
          </table:table-cell>
          <table:table-cell table:number-columns-repeated="2"/>
        </table:table-row>
        <table:table-row table:style-name="ro1">
          <table:table-cell office:value-type="float" office:value="0.792352974414825" calcext:value-type="float">
            <text:p>0.792352974414825</text:p>
          </table:table-cell>
          <table:table-cell table:number-columns-repeated="2"/>
        </table:table-row>
        <table:table-row table:style-name="ro1">
          <table:table-cell office:value-type="float" office:value="0.79088544845581" calcext:value-type="float">
            <text:p>0.79088544845581</text:p>
          </table:table-cell>
          <table:table-cell table:number-columns-repeated="2"/>
        </table:table-row>
        <table:table-row table:style-name="ro1">
          <table:table-cell office:value-type="float" office:value="0.806931614875793" calcext:value-type="float">
            <text:p>0.806931614875793</text:p>
          </table:table-cell>
          <table:table-cell table:number-columns-repeated="2"/>
        </table:table-row>
        <table:table-row table:style-name="ro1">
          <table:table-cell office:value-type="float" office:value="0.806757628917694" calcext:value-type="float">
            <text:p>0.806757628917694</text:p>
          </table:table-cell>
          <table:table-cell table:number-columns-repeated="2"/>
        </table:table-row>
        <table:table-row table:style-name="ro1">
          <table:table-cell office:value-type="float" office:value="0.804556369781494" calcext:value-type="float">
            <text:p>0.804556369781494</text:p>
          </table:table-cell>
          <table:table-cell table:number-columns-repeated="2"/>
        </table:table-row>
        <table:table-row table:style-name="ro1">
          <table:table-cell office:value-type="float" office:value="0.80642294883728" calcext:value-type="float">
            <text:p>0.80642294883728</text:p>
          </table:table-cell>
          <table:table-cell table:number-columns-repeated="2"/>
        </table:table-row>
        <table:table-row table:style-name="ro1">
          <table:table-cell office:value-type="float" office:value="0.806881070137024" calcext:value-type="float">
            <text:p>0.806881070137024</text:p>
          </table:table-cell>
          <table:table-cell table:number-columns-repeated="2"/>
        </table:table-row>
        <table:table-row table:style-name="ro1">
          <table:table-cell office:value-type="float" office:value="0.809229910373688" calcext:value-type="float">
            <text:p>0.809229910373688</text:p>
          </table:table-cell>
          <table:table-cell table:number-columns-repeated="2"/>
        </table:table-row>
        <table:table-row table:style-name="ro1">
          <table:table-cell office:value-type="float" office:value="0.808756232261658" calcext:value-type="float">
            <text:p>0.808756232261658</text:p>
          </table:table-cell>
          <table:table-cell table:number-columns-repeated="2"/>
        </table:table-row>
        <table:table-row table:style-name="ro1">
          <table:table-cell office:value-type="float" office:value="0.808797419071198" calcext:value-type="float">
            <text:p>0.808797419071198</text:p>
          </table:table-cell>
          <table:table-cell table:number-columns-repeated="2"/>
        </table:table-row>
        <table:table-row table:style-name="ro1">
          <table:table-cell office:value-type="float" office:value="0.807828605175018" calcext:value-type="float">
            <text:p>0.807828605175018</text:p>
          </table:table-cell>
          <table:table-cell table:number-columns-repeated="2"/>
        </table:table-row>
        <table:table-row table:style-name="ro1">
          <table:table-cell office:value-type="float" office:value="0.809816479682922" calcext:value-type="float">
            <text:p>0.809816479682922</text:p>
          </table:table-cell>
          <table:table-cell table:number-columns-repeated="2"/>
        </table:table-row>
        <table:table-row table:style-name="ro1">
          <table:table-cell office:value-type="float" office:value="0.809144496917725" calcext:value-type="float">
            <text:p>0.809144496917725</text:p>
          </table:table-cell>
          <table:table-cell table:number-columns-repeated="2"/>
        </table:table-row>
        <table:table-row table:style-name="ro1">
          <table:table-cell office:value-type="float" office:value="0.808937609195709" calcext:value-type="float">
            <text:p>0.808937609195709</text:p>
          </table:table-cell>
          <table:table-cell table:number-columns-repeated="2"/>
        </table:table-row>
        <table:table-row table:style-name="ro1">
          <table:table-cell office:value-type="float" office:value="0.806822240352631" calcext:value-type="float">
            <text:p>0.806822240352631</text:p>
          </table:table-cell>
          <table:table-cell table:number-columns-repeated="2"/>
        </table:table-row>
        <table:table-row table:style-name="ro1">
          <table:table-cell office:value-type="float" office:value="0.808499336242676" calcext:value-type="float">
            <text:p>0.808499336242676</text:p>
          </table:table-cell>
          <table:table-cell table:number-columns-repeated="2"/>
        </table:table-row>
        <table:table-row table:style-name="ro1">
          <table:table-cell office:value-type="float" office:value="0.808316349983215" calcext:value-type="float">
            <text:p>0.808316349983215</text:p>
          </table:table-cell>
          <table:table-cell table:number-columns-repeated="2"/>
        </table:table-row>
        <table:table-row table:style-name="ro1">
          <table:table-cell office:value-type="float" office:value="0.808239877223969" calcext:value-type="float">
            <text:p>0.808239877223969</text:p>
          </table:table-cell>
          <table:table-cell table:number-columns-repeated="2"/>
        </table:table-row>
        <table:table-row table:style-name="ro1">
          <table:table-cell office:value-type="float" office:value="0.808144986629486" calcext:value-type="float">
            <text:p>0.808144986629486</text:p>
          </table:table-cell>
          <table:table-cell table:number-columns-repeated="2"/>
        </table:table-row>
        <table:table-row table:style-name="ro1">
          <table:table-cell office:value-type="float" office:value="0.808603644371033" calcext:value-type="float">
            <text:p>0.808603644371033</text:p>
          </table:table-cell>
          <table:table-cell table:number-columns-repeated="2"/>
        </table:table-row>
        <table:table-row table:style-name="ro1">
          <table:table-cell office:value-type="float" office:value="0.808498442173004" calcext:value-type="float">
            <text:p>0.808498442173004</text:p>
          </table:table-cell>
          <table:table-cell table:number-columns-repeated="2"/>
        </table:table-row>
        <table:table-row table:style-name="ro1">
          <table:table-cell office:value-type="float" office:value="0.808365643024445" calcext:value-type="float">
            <text:p>0.808365643024445</text:p>
          </table:table-cell>
          <table:table-cell table:number-columns-repeated="2"/>
        </table:table-row>
        <table:table-row table:style-name="ro1">
          <table:table-cell office:value-type="float" office:value="0.808429062366486" calcext:value-type="float">
            <text:p>0.808429062366486</text:p>
          </table:table-cell>
          <table:table-cell table:number-columns-repeated="2"/>
        </table:table-row>
        <table:table-row table:style-name="ro1">
          <table:table-cell office:value-type="float" office:value="0.80839616060257" calcext:value-type="float">
            <text:p>0.80839616060257</text:p>
          </table:table-cell>
          <table:table-cell table:number-columns-repeated="2"/>
        </table:table-row>
        <table:table-row table:style-name="ro1">
          <table:table-cell office:value-type="float" office:value="0.803442358970642" calcext:value-type="float">
            <text:p>0.803442358970642</text:p>
          </table:table-cell>
          <table:table-cell table:number-columns-repeated="2"/>
        </table:table-row>
        <table:table-row table:style-name="ro1">
          <table:table-cell office:value-type="float" office:value="0.803514957427979" calcext:value-type="float">
            <text:p>0.803514957427979</text:p>
          </table:table-cell>
          <table:table-cell table:number-columns-repeated="2"/>
        </table:table-row>
        <table:table-row table:style-name="ro1">
          <table:table-cell office:value-type="float" office:value="0.803108215332031" calcext:value-type="float">
            <text:p>0.803108215332031</text:p>
          </table:table-cell>
          <table:table-cell table:number-columns-repeated="2"/>
        </table:table-row>
        <table:table-row table:style-name="ro1">
          <table:table-cell office:value-type="float" office:value="0.803118228912354" calcext:value-type="float">
            <text:p>0.803118228912354</text:p>
          </table:table-cell>
          <table:table-cell table:number-columns-repeated="2"/>
        </table:table-row>
        <table:table-row table:style-name="ro1">
          <table:table-cell office:value-type="float" office:value="0.803926050662994" calcext:value-type="float">
            <text:p>0.803926050662994</text:p>
          </table:table-cell>
          <table:table-cell table:number-columns-repeated="2"/>
        </table:table-row>
        <table:table-row table:style-name="ro1">
          <table:table-cell office:value-type="float" office:value="0.805420398712158" calcext:value-type="float">
            <text:p>0.805420398712158</text:p>
          </table:table-cell>
          <table:table-cell table:number-columns-repeated="2"/>
        </table:table-row>
        <table:table-row table:style-name="ro1">
          <table:table-cell office:value-type="float" office:value="0.804147124290466" calcext:value-type="float">
            <text:p>0.804147124290466</text:p>
          </table:table-cell>
          <table:table-cell table:number-columns-repeated="2"/>
        </table:table-row>
        <table:table-row table:style-name="ro1">
          <table:table-cell office:value-type="float" office:value="0.803738534450531" calcext:value-type="float">
            <text:p>0.803738534450531</text:p>
          </table:table-cell>
          <table:table-cell table:number-columns-repeated="2"/>
        </table:table-row>
        <table:table-row table:style-name="ro1">
          <table:table-cell office:value-type="float" office:value="0.803115725517273" calcext:value-type="float">
            <text:p>0.803115725517273</text:p>
          </table:table-cell>
          <table:table-cell table:number-columns-repeated="2"/>
        </table:table-row>
        <table:table-row table:style-name="ro1">
          <table:table-cell office:value-type="float" office:value="0.80302357673645" calcext:value-type="float">
            <text:p>0.80302357673645</text:p>
          </table:table-cell>
          <table:table-cell table:number-columns-repeated="2"/>
        </table:table-row>
        <table:table-row table:style-name="ro1">
          <table:table-cell office:value-type="float" office:value="0.82056725025177" calcext:value-type="float">
            <text:p>0.82056725025177</text:p>
          </table:table-cell>
          <table:table-cell table:number-columns-repeated="2"/>
        </table:table-row>
        <table:table-row table:style-name="ro1">
          <table:table-cell office:value-type="float" office:value="0.822498083114624" calcext:value-type="float">
            <text:p>0.822498083114624</text:p>
          </table:table-cell>
          <table:table-cell table:number-columns-repeated="2"/>
        </table:table-row>
        <table:table-row table:style-name="ro1">
          <table:table-cell office:value-type="float" office:value="0.822340428829193" calcext:value-type="float">
            <text:p>0.822340428829193</text:p>
          </table:table-cell>
          <table:table-cell table:number-columns-repeated="2"/>
        </table:table-row>
        <table:table-row table:style-name="ro1">
          <table:table-cell office:value-type="float" office:value="0.822120010852814" calcext:value-type="float">
            <text:p>0.822120010852814</text:p>
          </table:table-cell>
          <table:table-cell table:number-columns-repeated="2"/>
        </table:table-row>
        <table:table-row table:style-name="ro1">
          <table:table-cell office:value-type="float" office:value="0.824005246162415" calcext:value-type="float">
            <text:p>0.824005246162415</text:p>
          </table:table-cell>
          <table:table-cell table:number-columns-repeated="2"/>
        </table:table-row>
        <table:table-row table:style-name="ro1">
          <table:table-cell office:value-type="float" office:value="0.822706341743469" calcext:value-type="float">
            <text:p>0.822706341743469</text:p>
          </table:table-cell>
          <table:table-cell table:number-columns-repeated="2"/>
        </table:table-row>
        <table:table-row table:style-name="ro1">
          <table:table-cell office:value-type="float" office:value="0.822241425514221" calcext:value-type="float">
            <text:p>0.822241425514221</text:p>
          </table:table-cell>
          <table:table-cell table:number-columns-repeated="2"/>
        </table:table-row>
        <table:table-row table:style-name="ro1">
          <table:table-cell office:value-type="float" office:value="0.82365083694458" calcext:value-type="float">
            <text:p>0.82365083694458</text:p>
          </table:table-cell>
          <table:table-cell table:number-columns-repeated="2"/>
        </table:table-row>
        <table:table-row table:style-name="ro1">
          <table:table-cell office:value-type="float" office:value="0.821951985359192" calcext:value-type="float">
            <text:p>0.821951985359192</text:p>
          </table:table-cell>
          <table:table-cell table:number-columns-repeated="2"/>
        </table:table-row>
        <table:table-row table:style-name="ro1">
          <table:table-cell office:value-type="float" office:value="0.822661280632019" calcext:value-type="float">
            <text:p>0.822661280632019</text:p>
          </table:table-cell>
          <table:table-cell table:number-columns-repeated="2"/>
        </table:table-row>
        <table:table-row table:style-name="ro1">
          <table:table-cell office:value-type="float" office:value="0.821798980236053" calcext:value-type="float">
            <text:p>0.821798980236053</text:p>
          </table:table-cell>
          <table:table-cell table:number-columns-repeated="2"/>
        </table:table-row>
        <table:table-row table:style-name="ro1">
          <table:table-cell office:value-type="float" office:value="0.821453273296356" calcext:value-type="float">
            <text:p>0.821453273296356</text:p>
          </table:table-cell>
          <table:table-cell table:number-columns-repeated="2"/>
        </table:table-row>
        <table:table-row table:style-name="ro1">
          <table:table-cell office:value-type="float" office:value="0.82157826423645" calcext:value-type="float">
            <text:p>0.82157826423645</text:p>
          </table:table-cell>
          <table:table-cell table:number-columns-repeated="2"/>
        </table:table-row>
        <table:table-row table:style-name="ro1">
          <table:table-cell office:value-type="float" office:value="0.82152533531189" calcext:value-type="float">
            <text:p>0.82152533531189</text:p>
          </table:table-cell>
          <table:table-cell table:number-columns-repeated="2"/>
        </table:table-row>
        <table:table-row table:style-name="ro1">
          <table:table-cell office:value-type="float" office:value="0.821336984634399" calcext:value-type="float">
            <text:p>0.821336984634399</text:p>
          </table:table-cell>
          <table:table-cell table:number-columns-repeated="2"/>
        </table:table-row>
        <table:table-row table:style-name="ro1">
          <table:table-cell office:value-type="float" office:value="0.831435680389404" calcext:value-type="float">
            <text:p>0.831435680389404</text:p>
          </table:table-cell>
          <table:table-cell table:number-columns-repeated="2"/>
        </table:table-row>
        <table:table-row table:style-name="ro1">
          <table:table-cell office:value-type="float" office:value="0.830791175365448" calcext:value-type="float">
            <text:p>0.830791175365448</text:p>
          </table:table-cell>
          <table:table-cell table:number-columns-repeated="2"/>
        </table:table-row>
        <table:table-row table:style-name="ro1">
          <table:table-cell office:value-type="float" office:value="0.830658793449402" calcext:value-type="float">
            <text:p>0.830658793449402</text:p>
          </table:table-cell>
          <table:table-cell table:number-columns-repeated="2"/>
        </table:table-row>
        <table:table-row table:style-name="ro1">
          <table:table-cell office:value-type="float" office:value="0.831145703792572" calcext:value-type="float">
            <text:p>0.831145703792572</text:p>
          </table:table-cell>
          <table:table-cell table:number-columns-repeated="2"/>
        </table:table-row>
        <table:table-row table:style-name="ro1">
          <table:table-cell office:value-type="float" office:value="0.830753147602081" calcext:value-type="float">
            <text:p>0.830753147602081</text:p>
          </table:table-cell>
          <table:table-cell table:number-columns-repeated="2"/>
        </table:table-row>
        <table:table-row table:style-name="ro1">
          <table:table-cell office:value-type="float" office:value="0.831313669681549" calcext:value-type="float">
            <text:p>0.831313669681549</text:p>
          </table:table-cell>
          <table:table-cell table:number-columns-repeated="2"/>
        </table:table-row>
        <table:table-row table:style-name="ro1">
          <table:table-cell office:value-type="float" office:value="0.83118200302124" calcext:value-type="float">
            <text:p>0.83118200302124</text:p>
          </table:table-cell>
          <table:table-cell table:number-columns-repeated="2"/>
        </table:table-row>
        <table:table-row table:style-name="ro1">
          <table:table-cell office:value-type="float" office:value="0.831610381603241" calcext:value-type="float">
            <text:p>0.831610381603241</text:p>
          </table:table-cell>
          <table:table-cell table:number-columns-repeated="2"/>
        </table:table-row>
        <table:table-row table:style-name="ro1">
          <table:table-cell office:value-type="float" office:value="0.831537783145904" calcext:value-type="float">
            <text:p>0.831537783145904</text:p>
          </table:table-cell>
          <table:table-cell table:number-columns-repeated="2"/>
        </table:table-row>
        <table:table-row table:style-name="ro1">
          <table:table-cell office:value-type="float" office:value="0.83159613609314" calcext:value-type="float">
            <text:p>0.83159613609314</text:p>
          </table:table-cell>
          <table:table-cell table:number-columns-repeated="2"/>
        </table:table-row>
        <table:table-row table:style-name="ro1">
          <table:table-cell office:value-type="float" office:value="0.831672251224518" calcext:value-type="float">
            <text:p>0.831672251224518</text:p>
          </table:table-cell>
          <table:table-cell table:number-columns-repeated="2"/>
        </table:table-row>
        <table:table-row table:style-name="ro1">
          <table:table-cell office:value-type="float" office:value="0.832643270492554" calcext:value-type="float">
            <text:p>0.832643270492554</text:p>
          </table:table-cell>
          <table:table-cell table:number-columns-repeated="2"/>
        </table:table-row>
        <table:table-row table:style-name="ro1">
          <table:table-cell office:value-type="float" office:value="0.831884682178497" calcext:value-type="float">
            <text:p>0.831884682178497</text:p>
          </table:table-cell>
          <table:table-cell table:number-columns-repeated="2"/>
        </table:table-row>
        <table:table-row table:style-name="ro1">
          <table:table-cell office:value-type="float" office:value="0.831450879573822" calcext:value-type="float">
            <text:p>0.831450879573822</text:p>
          </table:table-cell>
          <table:table-cell table:number-columns-repeated="2"/>
        </table:table-row>
        <table:table-row table:style-name="ro1">
          <table:table-cell office:value-type="float" office:value="0.830921053886414" calcext:value-type="float">
            <text:p>0.830921053886414</text:p>
          </table:table-cell>
          <table:table-cell table:number-columns-repeated="2"/>
        </table:table-row>
        <table:table-row table:style-name="ro1">
          <table:table-cell office:value-type="float" office:value="0.831619024276733" calcext:value-type="float">
            <text:p>0.831619024276733</text:p>
          </table:table-cell>
          <table:table-cell table:number-columns-repeated="2"/>
        </table:table-row>
        <table:table-row table:style-name="ro1">
          <table:table-cell office:value-type="float" office:value="0.831122100353241" calcext:value-type="float">
            <text:p>0.831122100353241</text:p>
          </table:table-cell>
          <table:table-cell table:number-columns-repeated="2"/>
        </table:table-row>
        <table:table-row table:style-name="ro1">
          <table:table-cell office:value-type="float" office:value="0.802337765693665" calcext:value-type="float">
            <text:p>0.802337765693665</text:p>
          </table:table-cell>
          <table:table-cell table:number-columns-repeated="2"/>
        </table:table-row>
        <table:table-row table:style-name="ro1">
          <table:table-cell office:value-type="float" office:value="0.80138099193573" calcext:value-type="float">
            <text:p>0.80138099193573</text:p>
          </table:table-cell>
          <table:table-cell table:number-columns-repeated="2"/>
        </table:table-row>
        <table:table-row table:style-name="ro1">
          <table:table-cell office:value-type="float" office:value="0.800108969211578" calcext:value-type="float">
            <text:p>0.800108969211578</text:p>
          </table:table-cell>
          <table:table-cell table:number-columns-repeated="2"/>
        </table:table-row>
        <table:table-row table:style-name="ro1">
          <table:table-cell office:value-type="float" office:value="0.799576938152313" calcext:value-type="float">
            <text:p>0.799576938152313</text:p>
          </table:table-cell>
          <table:table-cell table:number-columns-repeated="2"/>
        </table:table-row>
        <table:table-row table:style-name="ro1">
          <table:table-cell office:value-type="float" office:value="0.798329472541809" calcext:value-type="float">
            <text:p>0.798329472541809</text:p>
          </table:table-cell>
          <table:table-cell table:number-columns-repeated="2"/>
        </table:table-row>
        <table:table-row table:style-name="ro1">
          <table:table-cell office:value-type="float" office:value="0.800832092761993" calcext:value-type="float">
            <text:p>0.800832092761993</text:p>
          </table:table-cell>
          <table:table-cell table:number-columns-repeated="2"/>
        </table:table-row>
        <table:table-row table:style-name="ro1">
          <table:table-cell office:value-type="float" office:value="0.7977614402771" calcext:value-type="float">
            <text:p>0.7977614402771</text:p>
          </table:table-cell>
          <table:table-cell table:number-columns-repeated="2"/>
        </table:table-row>
        <table:table-row table:style-name="ro1">
          <table:table-cell office:value-type="float" office:value="0.797151267528534" calcext:value-type="float">
            <text:p>0.797151267528534</text:p>
          </table:table-cell>
          <table:table-cell table:number-columns-repeated="2"/>
        </table:table-row>
        <table:table-row table:style-name="ro1">
          <table:table-cell office:value-type="float" office:value="0.795522212982178" calcext:value-type="float">
            <text:p>0.795522212982178</text:p>
          </table:table-cell>
          <table:table-cell table:number-columns-repeated="2"/>
        </table:table-row>
        <table:table-row table:style-name="ro1">
          <table:table-cell office:value-type="float" office:value="0.79650092124939" calcext:value-type="float">
            <text:p>0.79650092124939</text:p>
          </table:table-cell>
          <table:table-cell table:number-columns-repeated="2"/>
        </table:table-row>
        <table:table-row table:style-name="ro1">
          <table:table-cell office:value-type="float" office:value="0.795097291469574" calcext:value-type="float">
            <text:p>0.795097291469574</text:p>
          </table:table-cell>
          <table:table-cell table:number-columns-repeated="2"/>
        </table:table-row>
        <table:table-row table:style-name="ro1">
          <table:table-cell office:value-type="float" office:value="0.796282589435577" calcext:value-type="float">
            <text:p>0.796282589435577</text:p>
          </table:table-cell>
          <table:table-cell table:number-columns-repeated="2"/>
        </table:table-row>
        <table:table-row table:style-name="ro1">
          <table:table-cell office:value-type="float" office:value="0.79653787612915" calcext:value-type="float">
            <text:p>0.79653787612915</text:p>
          </table:table-cell>
          <table:table-cell table:number-columns-repeated="2"/>
        </table:table-row>
        <table:table-row table:style-name="ro1">
          <table:table-cell office:value-type="float" office:value="0.798735976219177" calcext:value-type="float">
            <text:p>0.798735976219177</text:p>
          </table:table-cell>
          <table:table-cell table:number-columns-repeated="2"/>
        </table:table-row>
        <table:table-row table:style-name="ro1">
          <table:table-cell office:value-type="float" office:value="0.796840190887451" calcext:value-type="float">
            <text:p>0.796840190887451</text:p>
          </table:table-cell>
          <table:table-cell table:number-columns-repeated="2"/>
        </table:table-row>
        <table:table-row table:style-name="ro1">
          <table:table-cell office:value-type="float" office:value="0.798164010047913" calcext:value-type="float">
            <text:p>0.798164010047913</text:p>
          </table:table-cell>
          <table:table-cell table:number-columns-repeated="2"/>
        </table:table-row>
        <table:table-row table:style-name="ro1">
          <table:table-cell office:value-type="float" office:value="0.798038840293884" calcext:value-type="float">
            <text:p>0.798038840293884</text:p>
          </table:table-cell>
          <table:table-cell table:number-columns-repeated="2"/>
        </table:table-row>
        <table:table-row table:style-name="ro1">
          <table:table-cell office:value-type="float" office:value="0.798363983631134" calcext:value-type="float">
            <text:p>0.798363983631134</text:p>
          </table:table-cell>
          <table:table-cell table:number-columns-repeated="2"/>
        </table:table-row>
        <table:table-row table:style-name="ro1">
          <table:table-cell office:value-type="float" office:value="0.797187089920044" calcext:value-type="float">
            <text:p>0.797187089920044</text:p>
          </table:table-cell>
          <table:table-cell table:number-columns-repeated="2"/>
        </table:table-row>
        <table:table-row table:style-name="ro1">
          <table:table-cell office:value-type="float" office:value="0.797173082828522" calcext:value-type="float">
            <text:p>0.797173082828522</text:p>
          </table:table-cell>
          <table:table-cell table:number-columns-repeated="2"/>
        </table:table-row>
        <table:table-row table:style-name="ro1">
          <table:table-cell office:value-type="float" office:value="0.795823276042938" calcext:value-type="float">
            <text:p>0.795823276042938</text:p>
          </table:table-cell>
          <table:table-cell table:number-columns-repeated="2"/>
        </table:table-row>
        <table:table-row table:style-name="ro1">
          <table:table-cell office:value-type="float" office:value="0.797369956970215" calcext:value-type="float">
            <text:p>0.797369956970215</text:p>
          </table:table-cell>
          <table:table-cell table:number-columns-repeated="2"/>
        </table:table-row>
        <table:table-row table:style-name="ro1">
          <table:table-cell office:value-type="float" office:value="0.795895338058472" calcext:value-type="float">
            <text:p>0.795895338058472</text:p>
          </table:table-cell>
          <table:table-cell table:number-columns-repeated="2"/>
        </table:table-row>
        <table:table-row table:style-name="ro1">
          <table:table-cell office:value-type="float" office:value="0.79714560508728" calcext:value-type="float">
            <text:p>0.79714560508728</text:p>
          </table:table-cell>
          <table:table-cell table:number-columns-repeated="2"/>
        </table:table-row>
        <table:table-row table:style-name="ro1">
          <table:table-cell office:value-type="float" office:value="0.796943426132202" calcext:value-type="float">
            <text:p>0.796943426132202</text:p>
          </table:table-cell>
          <table:table-cell table:number-columns-repeated="2"/>
        </table:table-row>
        <table:table-row table:style-name="ro1">
          <table:table-cell office:value-type="float" office:value="0.797422647476196" calcext:value-type="float">
            <text:p>0.797422647476196</text:p>
          </table:table-cell>
          <table:table-cell table:number-columns-repeated="2"/>
        </table:table-row>
        <table:table-row table:style-name="ro1">
          <table:table-cell office:value-type="float" office:value="0.797493875026703" calcext:value-type="float">
            <text:p>0.797493875026703</text:p>
          </table:table-cell>
          <table:table-cell table:number-columns-repeated="2"/>
        </table:table-row>
        <table:table-row table:style-name="ro1">
          <table:table-cell office:value-type="float" office:value="0.797434747219086" calcext:value-type="float">
            <text:p>0.797434747219086</text:p>
          </table:table-cell>
          <table:table-cell table:number-columns-repeated="2"/>
        </table:table-row>
        <table:table-row table:style-name="ro1">
          <table:table-cell office:value-type="float" office:value="0.797167658805847" calcext:value-type="float">
            <text:p>0.797167658805847</text:p>
          </table:table-cell>
          <table:table-cell table:number-columns-repeated="2"/>
        </table:table-row>
        <table:table-row table:style-name="ro1">
          <table:table-cell office:value-type="float" office:value="0.795116007328033" calcext:value-type="float">
            <text:p>0.795116007328033</text:p>
          </table:table-cell>
          <table:table-cell table:number-columns-repeated="2"/>
        </table:table-row>
        <table:table-row table:style-name="ro1">
          <table:table-cell office:value-type="float" office:value="0.795160412788391" calcext:value-type="float">
            <text:p>0.795160412788391</text:p>
          </table:table-cell>
          <table:table-cell table:number-columns-repeated="2"/>
        </table:table-row>
        <table:table-row table:style-name="ro1">
          <table:table-cell office:value-type="float" office:value="0.794981062412262" calcext:value-type="float">
            <text:p>0.794981062412262</text:p>
          </table:table-cell>
          <table:table-cell table:number-columns-repeated="2"/>
        </table:table-row>
        <table:table-row table:style-name="ro1">
          <table:table-cell office:value-type="float" office:value="0.807179570198059" calcext:value-type="float">
            <text:p>0.807179570198059</text:p>
          </table:table-cell>
          <table:table-cell table:number-columns-repeated="2"/>
        </table:table-row>
        <table:table-row table:style-name="ro1">
          <table:table-cell office:value-type="float" office:value="0.808873653411865" calcext:value-type="float">
            <text:p>0.808873653411865</text:p>
          </table:table-cell>
          <table:table-cell table:number-columns-repeated="2"/>
        </table:table-row>
        <table:table-row table:style-name="ro1">
          <table:table-cell office:value-type="float" office:value="0.808635592460632" calcext:value-type="float">
            <text:p>0.808635592460632</text:p>
          </table:table-cell>
          <table:table-cell table:number-columns-repeated="2"/>
        </table:table-row>
        <table:table-row table:style-name="ro1">
          <table:table-cell office:value-type="float" office:value="0.810043513774872" calcext:value-type="float">
            <text:p>0.810043513774872</text:p>
          </table:table-cell>
          <table:table-cell table:number-columns-repeated="2"/>
        </table:table-row>
        <table:table-row table:style-name="ro1">
          <table:table-cell office:value-type="float" office:value="0.808337032794952" calcext:value-type="float">
            <text:p>0.808337032794952</text:p>
          </table:table-cell>
          <table:table-cell table:number-columns-repeated="2"/>
        </table:table-row>
        <table:table-row table:style-name="ro1">
          <table:table-cell office:value-type="float" office:value="0.808785557746887" calcext:value-type="float">
            <text:p>0.808785557746887</text:p>
          </table:table-cell>
          <table:table-cell table:number-columns-repeated="2"/>
        </table:table-row>
        <table:table-row table:style-name="ro1">
          <table:table-cell office:value-type="float" office:value="0.808354318141937" calcext:value-type="float">
            <text:p>0.808354318141937</text:p>
          </table:table-cell>
          <table:table-cell table:number-columns-repeated="2"/>
        </table:table-row>
        <table:table-row table:style-name="ro1">
          <table:table-cell office:value-type="float" office:value="0.809846103191376" calcext:value-type="float">
            <text:p>0.809846103191376</text:p>
          </table:table-cell>
          <table:table-cell table:number-columns-repeated="2"/>
        </table:table-row>
        <table:table-row table:style-name="ro1">
          <table:table-cell office:value-type="float" office:value="0.808344542980194" calcext:value-type="float">
            <text:p>0.808344542980194</text:p>
          </table:table-cell>
          <table:table-cell table:number-columns-repeated="2"/>
        </table:table-row>
        <table:table-row table:style-name="ro1">
          <table:table-cell office:value-type="float" office:value="0.8086998462677" calcext:value-type="float">
            <text:p>0.8086998462677</text:p>
          </table:table-cell>
          <table:table-cell table:number-columns-repeated="2"/>
        </table:table-row>
        <table:table-row table:style-name="ro1">
          <table:table-cell office:value-type="float" office:value="0.80798065662384" calcext:value-type="float">
            <text:p>0.80798065662384</text:p>
          </table:table-cell>
          <table:table-cell table:number-columns-repeated="2"/>
        </table:table-row>
        <table:table-row table:style-name="ro1">
          <table:table-cell office:value-type="float" office:value="0.803208351135254" calcext:value-type="float">
            <text:p>0.803208351135254</text:p>
          </table:table-cell>
          <table:table-cell table:number-columns-repeated="2"/>
        </table:table-row>
        <table:table-row table:style-name="ro1">
          <table:table-cell office:value-type="float" office:value="0.802344024181366" calcext:value-type="float">
            <text:p>0.802344024181366</text:p>
          </table:table-cell>
          <table:table-cell table:number-columns-repeated="2"/>
        </table:table-row>
        <table:table-row table:style-name="ro1">
          <table:table-cell office:value-type="float" office:value="0.805384695529938" calcext:value-type="float">
            <text:p>0.805384695529938</text:p>
          </table:table-cell>
          <table:table-cell table:number-columns-repeated="2"/>
        </table:table-row>
        <table:table-row table:style-name="ro1">
          <table:table-cell office:value-type="float" office:value="0.804364621639252" calcext:value-type="float">
            <text:p>0.804364621639252</text:p>
          </table:table-cell>
          <table:table-cell table:number-columns-repeated="2"/>
        </table:table-row>
        <table:table-row table:style-name="ro1">
          <table:table-cell office:value-type="float" office:value="0.806637406349182" calcext:value-type="float">
            <text:p>0.806637406349182</text:p>
          </table:table-cell>
          <table:table-cell table:number-columns-repeated="2"/>
        </table:table-row>
        <table:table-row table:style-name="ro1">
          <table:table-cell office:value-type="float" office:value="0.804287075996399" calcext:value-type="float">
            <text:p>0.804287075996399</text:p>
          </table:table-cell>
          <table:table-cell table:number-columns-repeated="2"/>
        </table:table-row>
        <table:table-row table:style-name="ro1">
          <table:table-cell office:value-type="float" office:value="0.806782960891724" calcext:value-type="float">
            <text:p>0.806782960891724</text:p>
          </table:table-cell>
          <table:table-cell table:number-columns-repeated="2"/>
        </table:table-row>
        <table:table-row table:style-name="ro1">
          <table:table-cell office:value-type="float" office:value="0.806291460990906" calcext:value-type="float">
            <text:p>0.806291460990906</text:p>
          </table:table-cell>
          <table:table-cell table:number-columns-repeated="2"/>
        </table:table-row>
        <table:table-row table:style-name="ro1">
          <table:table-cell office:value-type="float" office:value="0.806659281253815" calcext:value-type="float">
            <text:p>0.806659281253815</text:p>
          </table:table-cell>
          <table:table-cell table:number-columns-repeated="2"/>
        </table:table-row>
        <table:table-row table:style-name="ro1">
          <table:table-cell office:value-type="float" office:value="0.803843677043915" calcext:value-type="float">
            <text:p>0.803843677043915</text:p>
          </table:table-cell>
          <table:table-cell table:number-columns-repeated="2"/>
        </table:table-row>
        <table:table-row table:style-name="ro1">
          <table:table-cell office:value-type="float" office:value="0.805735170841217" calcext:value-type="float">
            <text:p>0.805735170841217</text:p>
          </table:table-cell>
          <table:table-cell table:number-columns-repeated="2"/>
        </table:table-row>
        <table:table-row table:style-name="ro1">
          <table:table-cell office:value-type="float" office:value="0.80449515581131" calcext:value-type="float">
            <text:p>0.80449515581131</text:p>
          </table:table-cell>
          <table:table-cell table:number-columns-repeated="2"/>
        </table:table-row>
        <table:table-row table:style-name="ro1">
          <table:table-cell office:value-type="float" office:value="0.797150254249573" calcext:value-type="float">
            <text:p>0.797150254249573</text:p>
          </table:table-cell>
          <table:table-cell table:number-columns-repeated="2"/>
        </table:table-row>
        <table:table-row table:style-name="ro1">
          <table:table-cell office:value-type="float" office:value="0.797433972358704" calcext:value-type="float">
            <text:p>0.797433972358704</text:p>
          </table:table-cell>
          <table:table-cell table:number-columns-repeated="2"/>
        </table:table-row>
        <table:table-row table:style-name="ro1">
          <table:table-cell office:value-type="float" office:value="0.797247350215912" calcext:value-type="float">
            <text:p>0.797247350215912</text:p>
          </table:table-cell>
          <table:table-cell table:number-columns-repeated="2"/>
        </table:table-row>
        <table:table-row table:style-name="ro1">
          <table:table-cell office:value-type="float" office:value="0.796474695205689" calcext:value-type="float">
            <text:p>0.796474695205689</text:p>
          </table:table-cell>
          <table:table-cell table:number-columns-repeated="2"/>
        </table:table-row>
        <table:table-row table:style-name="ro1">
          <table:table-cell office:value-type="float" office:value="0.800345838069916" calcext:value-type="float">
            <text:p>0.800345838069916</text:p>
          </table:table-cell>
          <table:table-cell table:number-columns-repeated="2"/>
        </table:table-row>
        <table:table-row table:style-name="ro1">
          <table:table-cell office:value-type="float" office:value="0.798377990722656" calcext:value-type="float">
            <text:p>0.798377990722656</text:p>
          </table:table-cell>
          <table:table-cell table:number-columns-repeated="2"/>
        </table:table-row>
        <table:table-row table:style-name="ro1">
          <table:table-cell office:value-type="float" office:value="0.798411726951599" calcext:value-type="float">
            <text:p>0.798411726951599</text:p>
          </table:table-cell>
          <table:table-cell table:number-columns-repeated="2"/>
        </table:table-row>
        <table:table-row table:style-name="ro1">
          <table:table-cell office:value-type="float" office:value="0.799754619598389" calcext:value-type="float">
            <text:p>0.799754619598389</text:p>
          </table:table-cell>
          <table:table-cell table:number-columns-repeated="2"/>
        </table:table-row>
        <table:table-row table:style-name="ro1">
          <table:table-cell office:value-type="float" office:value="0.799646496772766" calcext:value-type="float">
            <text:p>0.799646496772766</text:p>
          </table:table-cell>
          <table:table-cell table:number-columns-repeated="2"/>
        </table:table-row>
        <table:table-row table:style-name="ro1">
          <table:table-cell office:value-type="float" office:value="0.819746613502502" calcext:value-type="float">
            <text:p>0.819746613502502</text:p>
          </table:table-cell>
          <table:table-cell table:number-columns-repeated="2"/>
        </table:table-row>
        <table:table-row table:style-name="ro1">
          <table:table-cell office:value-type="float" office:value="0.820165932178497" calcext:value-type="float">
            <text:p>0.820165932178497</text:p>
          </table:table-cell>
          <table:table-cell table:number-columns-repeated="2"/>
        </table:table-row>
        <table:table-row table:style-name="ro1">
          <table:table-cell office:value-type="float" office:value="0.819898307323456" calcext:value-type="float">
            <text:p>0.819898307323456</text:p>
          </table:table-cell>
          <table:table-cell table:number-columns-repeated="2"/>
        </table:table-row>
        <table:table-row table:style-name="ro1">
          <table:table-cell office:value-type="float" office:value="0.829666554927826" calcext:value-type="float">
            <text:p>0.829666554927826</text:p>
          </table:table-cell>
          <table:table-cell table:number-columns-repeated="2"/>
        </table:table-row>
        <table:table-row table:style-name="ro1">
          <table:table-cell office:value-type="float" office:value="0.830177903175354" calcext:value-type="float">
            <text:p>0.830177903175354</text:p>
          </table:table-cell>
          <table:table-cell table:number-columns-repeated="2"/>
        </table:table-row>
        <table:table-row table:style-name="ro1">
          <table:table-cell office:value-type="float" office:value="0.830620884895325" calcext:value-type="float">
            <text:p>0.830620884895325</text:p>
          </table:table-cell>
          <table:table-cell table:number-columns-repeated="2"/>
        </table:table-row>
        <table:table-row table:style-name="ro1">
          <table:table-cell office:value-type="float" office:value="0.830784320831299" calcext:value-type="float">
            <text:p>0.830784320831299</text:p>
          </table:table-cell>
          <table:table-cell table:number-columns-repeated="2"/>
        </table:table-row>
        <table:table-row table:style-name="ro1">
          <table:table-cell office:value-type="float" office:value="0.831162452697754" calcext:value-type="float">
            <text:p>0.831162452697754</text:p>
          </table:table-cell>
          <table:table-cell table:number-columns-repeated="2"/>
        </table:table-row>
        <table:table-row table:style-name="ro1">
          <table:table-cell office:value-type="float" office:value="0.829947352409363" calcext:value-type="float">
            <text:p>0.829947352409363</text:p>
          </table:table-cell>
          <table:table-cell table:number-columns-repeated="2"/>
        </table:table-row>
        <table:table-row table:style-name="ro1">
          <table:table-cell office:value-type="float" office:value="0.831608712673187" calcext:value-type="float">
            <text:p>0.831608712673187</text:p>
          </table:table-cell>
          <table:table-cell table:number-columns-repeated="2"/>
        </table:table-row>
        <table:table-row table:style-name="ro1">
          <table:table-cell office:value-type="float" office:value="0.830213904380798" calcext:value-type="float">
            <text:p>0.830213904380798</text:p>
          </table:table-cell>
          <table:table-cell table:number-columns-repeated="2"/>
        </table:table-row>
        <table:table-row table:style-name="ro1">
          <table:table-cell office:value-type="float" office:value="0.831852734088898" calcext:value-type="float">
            <text:p>0.831852734088898</text:p>
          </table:table-cell>
          <table:table-cell table:number-columns-repeated="2"/>
        </table:table-row>
        <table:table-row table:style-name="ro1">
          <table:table-cell office:value-type="float" office:value="0.830544412136078" calcext:value-type="float">
            <text:p>0.830544412136078</text:p>
          </table:table-cell>
          <table:table-cell table:number-columns-repeated="2"/>
        </table:table-row>
        <table:table-row table:style-name="ro1">
          <table:table-cell office:value-type="float" office:value="0.831827163696289" calcext:value-type="float">
            <text:p>0.831827163696289</text:p>
          </table:table-cell>
          <table:table-cell table:number-columns-repeated="2"/>
        </table:table-row>
        <table:table-row table:style-name="ro1">
          <table:table-cell office:value-type="float" office:value="0.831569075584412" calcext:value-type="float">
            <text:p>0.831569075584412</text:p>
          </table:table-cell>
          <table:table-cell table:number-columns-repeated="2"/>
        </table:table-row>
        <table:table-row table:style-name="ro1">
          <table:table-cell office:value-type="float" office:value="0.831819593906403" calcext:value-type="float">
            <text:p>0.831819593906403</text:p>
          </table:table-cell>
          <table:table-cell table:number-columns-repeated="2"/>
        </table:table-row>
        <table:table-row table:style-name="ro1">
          <table:table-cell office:value-type="float" office:value="0.832158446311951" calcext:value-type="float">
            <text:p>0.832158446311951</text:p>
          </table:table-cell>
          <table:table-cell table:number-columns-repeated="2"/>
        </table:table-row>
        <table:table-row table:style-name="ro1">
          <table:table-cell office:value-type="float" office:value="0.832059741020203" calcext:value-type="float">
            <text:p>0.832059741020203</text:p>
          </table:table-cell>
          <table:table-cell table:number-columns-repeated="2"/>
        </table:table-row>
        <table:table-row table:style-name="ro1">
          <table:table-cell office:value-type="float" office:value="0.831913352012634" calcext:value-type="float">
            <text:p>0.831913352012634</text:p>
          </table:table-cell>
          <table:table-cell table:number-columns-repeated="2"/>
        </table:table-row>
        <table:table-row table:style-name="ro1">
          <table:table-cell office:value-type="float" office:value="0.833766758441925" calcext:value-type="float">
            <text:p>0.833766758441925</text:p>
          </table:table-cell>
          <table:table-cell table:number-columns-repeated="2"/>
        </table:table-row>
        <table:table-row table:style-name="ro1">
          <table:table-cell office:value-type="float" office:value="0.833635509014129" calcext:value-type="float">
            <text:p>0.833635509014129</text:p>
          </table:table-cell>
          <table:table-cell table:number-columns-repeated="2"/>
        </table:table-row>
        <table:table-row table:style-name="ro1">
          <table:table-cell office:value-type="float" office:value="0.833667695522308" calcext:value-type="float">
            <text:p>0.833667695522308</text:p>
          </table:table-cell>
          <table:table-cell table:number-columns-repeated="2"/>
        </table:table-row>
        <table:table-row table:style-name="ro1">
          <table:table-cell office:value-type="float" office:value="0.833453238010407" calcext:value-type="float">
            <text:p>0.833453238010407</text:p>
          </table:table-cell>
          <table:table-cell table:number-columns-repeated="2"/>
        </table:table-row>
        <table:table-row table:style-name="ro1">
          <table:table-cell office:value-type="float" office:value="0.834164023399353" calcext:value-type="float">
            <text:p>0.834164023399353</text:p>
          </table:table-cell>
          <table:table-cell table:number-columns-repeated="2"/>
        </table:table-row>
        <table:table-row table:style-name="ro1">
          <table:table-cell office:value-type="float" office:value="0.834106743335724" calcext:value-type="float">
            <text:p>0.834106743335724</text:p>
          </table:table-cell>
          <table:table-cell table:number-columns-repeated="2"/>
        </table:table-row>
        <table:table-row table:style-name="ro1">
          <table:table-cell office:value-type="float" office:value="0.83420318365097" calcext:value-type="float">
            <text:p>0.83420318365097</text:p>
          </table:table-cell>
          <table:table-cell table:number-columns-repeated="2"/>
        </table:table-row>
        <table:table-row table:style-name="ro1">
          <table:table-cell office:value-type="float" office:value="0.834019184112549" calcext:value-type="float">
            <text:p>0.834019184112549</text:p>
          </table:table-cell>
          <table:table-cell table:number-columns-repeated="2"/>
        </table:table-row>
        <table:table-row table:style-name="ro1">
          <table:table-cell office:value-type="float" office:value="0.833041548728943" calcext:value-type="float">
            <text:p>0.833041548728943</text:p>
          </table:table-cell>
          <table:table-cell table:number-columns-repeated="2"/>
        </table:table-row>
        <table:table-row table:style-name="ro1">
          <table:table-cell office:value-type="float" office:value="0.832612872123718" calcext:value-type="float">
            <text:p>0.832612872123718</text:p>
          </table:table-cell>
          <table:table-cell table:number-columns-repeated="2"/>
        </table:table-row>
        <table:table-row table:style-name="ro1">
          <table:table-cell office:value-type="float" office:value="0.832580208778381" calcext:value-type="float">
            <text:p>0.832580208778381</text:p>
          </table:table-cell>
          <table:table-cell table:number-columns-repeated="2"/>
        </table:table-row>
        <table:table-row table:style-name="ro1">
          <table:table-cell office:value-type="float" office:value="0.831943809986115" calcext:value-type="float">
            <text:p>0.831943809986115</text:p>
          </table:table-cell>
          <table:table-cell table:number-columns-repeated="2"/>
        </table:table-row>
        <table:table-row table:style-name="ro1">
          <table:table-cell office:value-type="float" office:value="0.832639694213867" calcext:value-type="float">
            <text:p>0.832639694213867</text:p>
          </table:table-cell>
          <table:table-cell table:number-columns-repeated="2"/>
        </table:table-row>
        <table:table-row table:style-name="ro1">
          <table:table-cell office:value-type="float" office:value="0.83751916885376" calcext:value-type="float">
            <text:p>0.83751916885376</text:p>
          </table:table-cell>
          <table:table-cell table:number-columns-repeated="2"/>
        </table:table-row>
        <table:table-row table:style-name="ro1">
          <table:table-cell office:value-type="float" office:value="0.841996371746063" calcext:value-type="float">
            <text:p>0.841996371746063</text:p>
          </table:table-cell>
          <table:table-cell table:number-columns-repeated="2"/>
        </table:table-row>
        <table:table-row table:style-name="ro1">
          <table:table-cell office:value-type="float" office:value="0.840962171554565" calcext:value-type="float">
            <text:p>0.840962171554565</text:p>
          </table:table-cell>
          <table:table-cell table:number-columns-repeated="2"/>
        </table:table-row>
        <table:table-row table:style-name="ro1">
          <table:table-cell office:value-type="float" office:value="0.840540051460266" calcext:value-type="float">
            <text:p>0.840540051460266</text:p>
          </table:table-cell>
          <table:table-cell table:number-columns-repeated="2"/>
        </table:table-row>
        <table:table-row table:style-name="ro1">
          <table:table-cell office:value-type="float" office:value="0.841058075428009" calcext:value-type="float">
            <text:p>0.841058075428009</text:p>
          </table:table-cell>
          <table:table-cell table:number-columns-repeated="2"/>
        </table:table-row>
        <table:table-row table:style-name="ro1">
          <table:table-cell office:value-type="float" office:value="0.841730833053589" calcext:value-type="float">
            <text:p>0.841730833053589</text:p>
          </table:table-cell>
          <table:table-cell table:number-columns-repeated="2"/>
        </table:table-row>
        <table:table-row table:style-name="ro1">
          <table:table-cell office:value-type="float" office:value="0.841088593006134" calcext:value-type="float">
            <text:p>0.841088593006134</text:p>
          </table:table-cell>
          <table:table-cell table:number-columns-repeated="2"/>
        </table:table-row>
        <table:table-row table:style-name="ro1">
          <table:table-cell office:value-type="float" office:value="0.838048875331879" calcext:value-type="float">
            <text:p>0.838048875331879</text:p>
          </table:table-cell>
          <table:table-cell table:number-columns-repeated="2"/>
        </table:table-row>
        <table:table-row table:style-name="ro1">
          <table:table-cell office:value-type="float" office:value="0.838361382484436" calcext:value-type="float">
            <text:p>0.838361382484436</text:p>
          </table:table-cell>
          <table:table-cell table:number-columns-repeated="2"/>
        </table:table-row>
        <table:table-row table:style-name="ro1">
          <table:table-cell office:value-type="float" office:value="0.840754806995392" calcext:value-type="float">
            <text:p>0.840754806995392</text:p>
          </table:table-cell>
          <table:table-cell table:number-columns-repeated="2"/>
        </table:table-row>
        <table:table-row table:style-name="ro1">
          <table:table-cell office:value-type="float" office:value="0.839817941188812" calcext:value-type="float">
            <text:p>0.839817941188812</text:p>
          </table:table-cell>
          <table:table-cell table:number-columns-repeated="2"/>
        </table:table-row>
        <table:table-row table:style-name="ro1">
          <table:table-cell office:value-type="float" office:value="0.840327322483063" calcext:value-type="float">
            <text:p>0.840327322483063</text:p>
          </table:table-cell>
          <table:table-cell table:number-columns-repeated="2"/>
        </table:table-row>
        <table:table-row table:style-name="ro1">
          <table:table-cell office:value-type="float" office:value="0.839833080768585" calcext:value-type="float">
            <text:p>0.839833080768585</text:p>
          </table:table-cell>
          <table:table-cell table:number-columns-repeated="2"/>
        </table:table-row>
        <table:table-row table:style-name="ro1">
          <table:table-cell office:value-type="float" office:value="0.839753091335297" calcext:value-type="float">
            <text:p>0.839753091335297</text:p>
          </table:table-cell>
          <table:table-cell table:number-columns-repeated="2"/>
        </table:table-row>
        <table:table-row table:style-name="ro1">
          <table:table-cell office:value-type="float" office:value="0.839998364448547" calcext:value-type="float">
            <text:p>0.839998364448547</text:p>
          </table:table-cell>
          <table:table-cell table:number-columns-repeated="2"/>
        </table:table-row>
        <table:table-row table:style-name="ro1">
          <table:table-cell office:value-type="float" office:value="0.840383470058441" calcext:value-type="float">
            <text:p>0.840383470058441</text:p>
          </table:table-cell>
          <table:table-cell table:number-columns-repeated="2"/>
        </table:table-row>
        <table:table-row table:style-name="ro1">
          <table:table-cell office:value-type="float" office:value="0.840193629264831" calcext:value-type="float">
            <text:p>0.840193629264831</text:p>
          </table:table-cell>
          <table:table-cell table:number-columns-repeated="2"/>
        </table:table-row>
        <table:table-row table:style-name="ro1">
          <table:table-cell office:value-type="float" office:value="0.840319335460663" calcext:value-type="float">
            <text:p>0.840319335460663</text:p>
          </table:table-cell>
          <table:table-cell table:number-columns-repeated="2"/>
        </table:table-row>
        <table:table-row table:style-name="ro1">
          <table:table-cell office:value-type="float" office:value="0.840163111686706" calcext:value-type="float">
            <text:p>0.840163111686706</text:p>
          </table:table-cell>
          <table:table-cell table:number-columns-repeated="2"/>
        </table:table-row>
        <table:table-row table:style-name="ro1">
          <table:table-cell office:value-type="float" office:value="0.837035179138184" calcext:value-type="float">
            <text:p>0.837035179138184</text:p>
          </table:table-cell>
          <table:table-cell table:number-columns-repeated="2"/>
        </table:table-row>
        <table:table-row table:style-name="ro1">
          <table:table-cell office:value-type="float" office:value="0.83719003200531" calcext:value-type="float">
            <text:p>0.83719003200531</text:p>
          </table:table-cell>
          <table:table-cell table:number-columns-repeated="2"/>
        </table:table-row>
        <table:table-row table:style-name="ro1">
          <table:table-cell office:value-type="float" office:value="0.837568640708923" calcext:value-type="float">
            <text:p>0.837568640708923</text:p>
          </table:table-cell>
          <table:table-cell table:number-columns-repeated="2"/>
        </table:table-row>
        <table:table-row table:style-name="ro1">
          <table:table-cell office:value-type="float" office:value="0.837278366088867" calcext:value-type="float">
            <text:p>0.837278366088867</text:p>
          </table:table-cell>
          <table:table-cell table:number-columns-repeated="2"/>
        </table:table-row>
        <table:table-row table:style-name="ro1">
          <table:table-cell office:value-type="float" office:value="0.83744353055954" calcext:value-type="float">
            <text:p>0.83744353055954</text:p>
          </table:table-cell>
          <table:table-cell table:number-columns-repeated="2"/>
        </table:table-row>
        <table:table-row table:style-name="ro1">
          <table:table-cell office:value-type="float" office:value="0.837318539619446" calcext:value-type="float">
            <text:p>0.837318539619446</text:p>
          </table:table-cell>
          <table:table-cell table:number-columns-repeated="2"/>
        </table:table-row>
        <table:table-row table:style-name="ro1">
          <table:table-cell office:value-type="float" office:value="0.837661147117615" calcext:value-type="float">
            <text:p>0.837661147117615</text:p>
          </table:table-cell>
          <table:table-cell table:number-columns-repeated="2"/>
        </table:table-row>
        <table:table-row table:style-name="ro1">
          <table:table-cell office:value-type="float" office:value="0.837361574172974" calcext:value-type="float">
            <text:p>0.837361574172974</text:p>
          </table:table-cell>
          <table:table-cell table:number-columns-repeated="2"/>
        </table:table-row>
        <table:table-row table:style-name="ro1">
          <table:table-cell office:value-type="float" office:value="0.836424946784973" calcext:value-type="float">
            <text:p>0.836424946784973</text:p>
          </table:table-cell>
          <table:table-cell table:number-columns-repeated="2"/>
        </table:table-row>
        <table:table-row table:style-name="ro1">
          <table:table-cell office:value-type="float" office:value="0.836591601371765" calcext:value-type="float">
            <text:p>0.836591601371765</text:p>
          </table:table-cell>
          <table:table-cell table:number-columns-repeated="2"/>
        </table:table-row>
        <table:table-row table:style-name="ro1">
          <table:table-cell office:value-type="float" office:value="0.836774289608002" calcext:value-type="float">
            <text:p>0.836774289608002</text:p>
          </table:table-cell>
          <table:table-cell table:number-columns-repeated="2"/>
        </table:table-row>
        <table:table-row table:style-name="ro1">
          <table:table-cell office:value-type="float" office:value="0.836886405944824" calcext:value-type="float">
            <text:p>0.836886405944824</text:p>
          </table:table-cell>
          <table:table-cell table:number-columns-repeated="2"/>
        </table:table-row>
        <table:table-row table:style-name="ro1">
          <table:table-cell office:value-type="float" office:value="0.834824681282043" calcext:value-type="float">
            <text:p>0.834824681282043</text:p>
          </table:table-cell>
          <table:table-cell table:number-columns-repeated="2"/>
        </table:table-row>
        <table:table-row table:style-name="ro1">
          <table:table-cell office:value-type="float" office:value="0.818743169307709" calcext:value-type="float">
            <text:p>0.818743169307709</text:p>
          </table:table-cell>
          <table:table-cell table:number-columns-repeated="2"/>
        </table:table-row>
        <table:table-row table:style-name="ro1">
          <table:table-cell office:value-type="float" office:value="0.819167494773865" calcext:value-type="float">
            <text:p>0.819167494773865</text:p>
          </table:table-cell>
          <table:table-cell table:number-columns-repeated="2"/>
        </table:table-row>
        <table:table-row table:style-name="ro1">
          <table:table-cell office:value-type="float" office:value="0.818777143955231" calcext:value-type="float">
            <text:p>0.818777143955231</text:p>
          </table:table-cell>
          <table:table-cell table:number-columns-repeated="2"/>
        </table:table-row>
        <table:table-row table:style-name="ro1">
          <table:table-cell office:value-type="float" office:value="0.818183898925781" calcext:value-type="float">
            <text:p>0.818183898925781</text:p>
          </table:table-cell>
          <table:table-cell table:number-columns-repeated="2"/>
        </table:table-row>
        <table:table-row table:style-name="ro1">
          <table:table-cell office:value-type="float" office:value="0.818053901195526" calcext:value-type="float">
            <text:p>0.818053901195526</text:p>
          </table:table-cell>
          <table:table-cell table:number-columns-repeated="2"/>
        </table:table-row>
        <table:table-row table:style-name="ro1">
          <table:table-cell office:value-type="float" office:value="0.819880366325378" calcext:value-type="float">
            <text:p>0.819880366325378</text:p>
          </table:table-cell>
          <table:table-cell table:number-columns-repeated="2"/>
        </table:table-row>
        <table:table-row table:style-name="ro1">
          <table:table-cell office:value-type="float" office:value="0.820568382740021" calcext:value-type="float">
            <text:p>0.820568382740021</text:p>
          </table:table-cell>
          <table:table-cell table:number-columns-repeated="2"/>
        </table:table-row>
        <table:table-row table:style-name="ro1">
          <table:table-cell office:value-type="float" office:value="0.82225775718689" calcext:value-type="float">
            <text:p>0.82225775718689</text:p>
          </table:table-cell>
          <table:table-cell table:number-columns-repeated="2"/>
        </table:table-row>
        <table:table-row table:style-name="ro1">
          <table:table-cell office:value-type="float" office:value="0.82062953710556" calcext:value-type="float">
            <text:p>0.82062953710556</text:p>
          </table:table-cell>
          <table:table-cell table:number-columns-repeated="2"/>
        </table:table-row>
        <table:table-row table:style-name="ro1">
          <table:table-cell office:value-type="float" office:value="0.821098446846008" calcext:value-type="float">
            <text:p>0.821098446846008</text:p>
          </table:table-cell>
          <table:table-cell table:number-columns-repeated="2"/>
        </table:table-row>
        <table:table-row table:style-name="ro1">
          <table:table-cell office:value-type="float" office:value="0.820788860321045" calcext:value-type="float">
            <text:p>0.820788860321045</text:p>
          </table:table-cell>
          <table:table-cell table:number-columns-repeated="2"/>
        </table:table-row>
        <table:table-row table:style-name="ro1">
          <table:table-cell office:value-type="float" office:value="0.817805886268616" calcext:value-type="float">
            <text:p>0.817805886268616</text:p>
          </table:table-cell>
          <table:table-cell table:number-columns-repeated="2"/>
        </table:table-row>
        <table:table-row table:style-name="ro1">
          <table:table-cell office:value-type="float" office:value="0.818120539188385" calcext:value-type="float">
            <text:p>0.818120539188385</text:p>
          </table:table-cell>
          <table:table-cell table:number-columns-repeated="2"/>
        </table:table-row>
        <table:table-row table:style-name="ro1">
          <table:table-cell office:value-type="float" office:value="0.81791216135025" calcext:value-type="float">
            <text:p>0.81791216135025</text:p>
          </table:table-cell>
          <table:table-cell table:number-columns-repeated="2"/>
        </table:table-row>
        <table:table-row table:style-name="ro1">
          <table:table-cell office:value-type="float" office:value="0.81819748878479" calcext:value-type="float">
            <text:p>0.81819748878479</text:p>
          </table:table-cell>
          <table:table-cell table:number-columns-repeated="2"/>
        </table:table-row>
        <table:table-row table:style-name="ro1">
          <table:table-cell office:value-type="float" office:value="0.818754851818085" calcext:value-type="float">
            <text:p>0.818754851818085</text:p>
          </table:table-cell>
          <table:table-cell table:number-columns-repeated="2"/>
        </table:table-row>
        <table:table-row table:style-name="ro1">
          <table:table-cell office:value-type="float" office:value="0.818282127380371" calcext:value-type="float">
            <text:p>0.818282127380371</text:p>
          </table:table-cell>
          <table:table-cell table:number-columns-repeated="2"/>
        </table:table-row>
        <table:table-row table:style-name="ro1">
          <table:table-cell office:value-type="float" office:value="0.818268597126007" calcext:value-type="float">
            <text:p>0.818268597126007</text:p>
          </table:table-cell>
          <table:table-cell table:number-columns-repeated="2"/>
        </table:table-row>
        <table:table-row table:style-name="ro1">
          <table:table-cell office:value-type="float" office:value="0.817974746227264" calcext:value-type="float">
            <text:p>0.817974746227264</text:p>
          </table:table-cell>
          <table:table-cell table:number-columns-repeated="2"/>
        </table:table-row>
        <table:table-row table:style-name="ro1">
          <table:table-cell office:value-type="float" office:value="0.818139433860779" calcext:value-type="float">
            <text:p>0.818139433860779</text:p>
          </table:table-cell>
          <table:table-cell table:number-columns-repeated="2"/>
        </table:table-row>
        <table:table-row table:style-name="ro1">
          <table:table-cell office:value-type="float" office:value="0.818105936050415" calcext:value-type="float">
            <text:p>0.818105936050415</text:p>
          </table:table-cell>
          <table:table-cell table:number-columns-repeated="2"/>
        </table:table-row>
        <table:table-row table:style-name="ro1">
          <table:table-cell office:value-type="float" office:value="0.818180680274963" calcext:value-type="float">
            <text:p>0.818180680274963</text:p>
          </table:table-cell>
          <table:table-cell table:number-columns-repeated="2"/>
        </table:table-row>
        <table:table-row table:style-name="ro1">
          <table:table-cell office:value-type="float" office:value="0.818118870258331" calcext:value-type="float">
            <text:p>0.818118870258331</text:p>
          </table:table-cell>
          <table:table-cell table:number-columns-repeated="2"/>
        </table:table-row>
        <table:table-row table:style-name="ro1">
          <table:table-cell office:value-type="float" office:value="0.814804434776306" calcext:value-type="float">
            <text:p>0.814804434776306</text:p>
          </table:table-cell>
          <table:table-cell table:number-columns-repeated="2"/>
        </table:table-row>
        <table:table-row table:style-name="ro1">
          <table:table-cell office:value-type="float" office:value="0.814822435379028" calcext:value-type="float">
            <text:p>0.814822435379028</text:p>
          </table:table-cell>
          <table:table-cell table:number-columns-repeated="2"/>
        </table:table-row>
        <table:table-row table:style-name="ro1">
          <table:table-cell office:value-type="float" office:value="0.815488398075104" calcext:value-type="float">
            <text:p>0.815488398075104</text:p>
          </table:table-cell>
          <table:table-cell table:number-columns-repeated="2"/>
        </table:table-row>
        <table:table-row table:style-name="ro1">
          <table:table-cell office:value-type="float" office:value="0.814484357833862" calcext:value-type="float">
            <text:p>0.814484357833862</text:p>
          </table:table-cell>
          <table:table-cell table:number-columns-repeated="2"/>
        </table:table-row>
        <table:table-row table:style-name="ro1">
          <table:table-cell office:value-type="float" office:value="0.814863562583923" calcext:value-type="float">
            <text:p>0.814863562583923</text:p>
          </table:table-cell>
          <table:table-cell table:number-columns-repeated="2"/>
        </table:table-row>
        <table:table-row table:style-name="ro1">
          <table:table-cell office:value-type="float" office:value="0.814237236976624" calcext:value-type="float">
            <text:p>0.814237236976624</text:p>
          </table:table-cell>
          <table:table-cell table:number-columns-repeated="2"/>
        </table:table-row>
        <table:table-row table:style-name="ro1">
          <table:table-cell office:value-type="float" office:value="0.814942061901093" calcext:value-type="float">
            <text:p>0.814942061901093</text:p>
          </table:table-cell>
          <table:table-cell table:number-columns-repeated="2"/>
        </table:table-row>
        <table:table-row table:style-name="ro1">
          <table:table-cell office:value-type="float" office:value="0.815381050109863" calcext:value-type="float">
            <text:p>0.815381050109863</text:p>
          </table:table-cell>
          <table:table-cell table:number-columns-repeated="2"/>
        </table:table-row>
        <table:table-row table:style-name="ro1">
          <table:table-cell office:value-type="float" office:value="0.815271973609924" calcext:value-type="float">
            <text:p>0.815271973609924</text:p>
          </table:table-cell>
          <table:table-cell table:number-columns-repeated="2"/>
        </table:table-row>
        <table:table-row table:style-name="ro1">
          <table:table-cell office:value-type="float" office:value="0.815480709075928" calcext:value-type="float">
            <text:p>0.815480709075928</text:p>
          </table:table-cell>
          <table:table-cell table:number-columns-repeated="2"/>
        </table:table-row>
        <table:table-row table:style-name="ro1">
          <table:table-cell office:value-type="float" office:value="0.822019934654236" calcext:value-type="float">
            <text:p>0.822019934654236</text:p>
          </table:table-cell>
          <table:table-cell table:number-columns-repeated="2"/>
        </table:table-row>
        <table:table-row table:style-name="ro1">
          <table:table-cell office:value-type="float" office:value="0.817219138145447" calcext:value-type="float">
            <text:p>0.817219138145447</text:p>
          </table:table-cell>
          <table:table-cell table:number-columns-repeated="2"/>
        </table:table-row>
        <table:table-row table:style-name="ro1">
          <table:table-cell office:value-type="float" office:value="0.808314085006714" calcext:value-type="float">
            <text:p>0.808314085006714</text:p>
          </table:table-cell>
          <table:table-cell table:number-columns-repeated="2"/>
        </table:table-row>
        <table:table-row table:style-name="ro1">
          <table:table-cell office:value-type="float" office:value="0.806506276130676" calcext:value-type="float">
            <text:p>0.806506276130676</text:p>
          </table:table-cell>
          <table:table-cell table:number-columns-repeated="2"/>
        </table:table-row>
        <table:table-row table:style-name="ro1">
          <table:table-cell office:value-type="float" office:value="0.808830738067627" calcext:value-type="float">
            <text:p>0.808830738067627</text:p>
          </table:table-cell>
          <table:table-cell table:number-columns-repeated="2"/>
        </table:table-row>
        <table:table-row table:style-name="ro1">
          <table:table-cell office:value-type="float" office:value="0.806586980819702" calcext:value-type="float">
            <text:p>0.806586980819702</text:p>
          </table:table-cell>
          <table:table-cell table:number-columns-repeated="2"/>
        </table:table-row>
        <table:table-row table:style-name="ro1">
          <table:table-cell office:value-type="float" office:value="0.809041619300842" calcext:value-type="float">
            <text:p>0.809041619300842</text:p>
          </table:table-cell>
          <table:table-cell table:number-columns-repeated="2"/>
        </table:table-row>
        <table:table-row table:style-name="ro1">
          <table:table-cell office:value-type="float" office:value="0.806958973407745" calcext:value-type="float">
            <text:p>0.806958973407745</text:p>
          </table:table-cell>
          <table:table-cell table:number-columns-repeated="2"/>
        </table:table-row>
        <table:table-row table:style-name="ro1">
          <table:table-cell office:value-type="float" office:value="0.809350490570068" calcext:value-type="float">
            <text:p>0.809350490570068</text:p>
          </table:table-cell>
          <table:table-cell table:number-columns-repeated="2"/>
        </table:table-row>
        <table:table-row table:style-name="ro1">
          <table:table-cell office:value-type="float" office:value="0.808926641941071" calcext:value-type="float">
            <text:p>0.808926641941071</text:p>
          </table:table-cell>
          <table:table-cell table:number-columns-repeated="2"/>
        </table:table-row>
        <table:table-row table:style-name="ro1">
          <table:table-cell office:value-type="float" office:value="0.811952292919159" calcext:value-type="float">
            <text:p>0.811952292919159</text:p>
          </table:table-cell>
          <table:table-cell table:number-columns-repeated="2"/>
        </table:table-row>
        <table:table-row table:style-name="ro1">
          <table:table-cell office:value-type="float" office:value="0.810211002826691" calcext:value-type="float">
            <text:p>0.810211002826691</text:p>
          </table:table-cell>
          <table:table-cell table:number-columns-repeated="2"/>
        </table:table-row>
        <table:table-row table:style-name="ro1">
          <table:table-cell office:value-type="float" office:value="0.811595439910889" calcext:value-type="float">
            <text:p>0.811595439910889</text:p>
          </table:table-cell>
          <table:table-cell table:number-columns-repeated="2"/>
        </table:table-row>
        <table:table-row table:style-name="ro1">
          <table:table-cell office:value-type="float" office:value="0.810319185256958" calcext:value-type="float">
            <text:p>0.810319185256958</text:p>
          </table:table-cell>
          <table:table-cell table:number-columns-repeated="2"/>
        </table:table-row>
        <table:table-row table:style-name="ro1">
          <table:table-cell office:value-type="float" office:value="0.8096022605896" calcext:value-type="float">
            <text:p>0.8096022605896</text:p>
          </table:table-cell>
          <table:table-cell table:number-columns-repeated="2"/>
        </table:table-row>
        <table:table-row table:style-name="ro1">
          <table:table-cell office:value-type="float" office:value="0.807721197605133" calcext:value-type="float">
            <text:p>0.807721197605133</text:p>
          </table:table-cell>
          <table:table-cell table:number-columns-repeated="2"/>
        </table:table-row>
        <table:table-row table:style-name="ro1">
          <table:table-cell office:value-type="float" office:value="0.809736549854279" calcext:value-type="float">
            <text:p>0.809736549854279</text:p>
          </table:table-cell>
          <table:table-cell table:number-columns-repeated="2"/>
        </table:table-row>
        <table:table-row table:style-name="ro1">
          <table:table-cell office:value-type="float" office:value="0.808876633644104" calcext:value-type="float">
            <text:p>0.808876633644104</text:p>
          </table:table-cell>
          <table:table-cell table:number-columns-repeated="2"/>
        </table:table-row>
        <table:table-row table:style-name="ro1">
          <table:table-cell office:value-type="float" office:value="0.81003475189209" calcext:value-type="float">
            <text:p>0.81003475189209</text:p>
          </table:table-cell>
          <table:table-cell table:number-columns-repeated="2"/>
        </table:table-row>
        <table:table-row table:style-name="ro1">
          <table:table-cell office:value-type="float" office:value="0.809173762798309" calcext:value-type="float">
            <text:p>0.809173762798309</text:p>
          </table:table-cell>
          <table:table-cell table:number-columns-repeated="2"/>
        </table:table-row>
        <table:table-row table:style-name="ro1">
          <table:table-cell office:value-type="float" office:value="0.809265494346619" calcext:value-type="float">
            <text:p>0.809265494346619</text:p>
          </table:table-cell>
          <table:table-cell table:number-columns-repeated="2"/>
        </table:table-row>
        <table:table-row table:style-name="ro1">
          <table:table-cell office:value-type="float" office:value="0.809370398521423" calcext:value-type="float">
            <text:p>0.809370398521423</text:p>
          </table:table-cell>
          <table:table-cell table:number-columns-repeated="2"/>
        </table:table-row>
        <table:table-row table:style-name="ro1">
          <table:table-cell office:value-type="float" office:value="0.811017394065857" calcext:value-type="float">
            <text:p>0.811017394065857</text:p>
          </table:table-cell>
          <table:table-cell table:number-columns-repeated="2"/>
        </table:table-row>
        <table:table-row table:style-name="ro1">
          <table:table-cell office:value-type="float" office:value="0.809545636177063" calcext:value-type="float">
            <text:p>0.809545636177063</text:p>
          </table:table-cell>
          <table:table-cell table:number-columns-repeated="2"/>
        </table:table-row>
        <table:table-row table:style-name="ro1">
          <table:table-cell office:value-type="float" office:value="0.81031721830368" calcext:value-type="float">
            <text:p>0.81031721830368</text:p>
          </table:table-cell>
          <table:table-cell table:number-columns-repeated="2"/>
        </table:table-row>
        <table:table-row table:style-name="ro1">
          <table:table-cell office:value-type="float" office:value="0.810394585132599" calcext:value-type="float">
            <text:p>0.810394585132599</text:p>
          </table:table-cell>
          <table:table-cell table:number-columns-repeated="2"/>
        </table:table-row>
        <table:table-row table:style-name="ro1">
          <table:table-cell office:value-type="float" office:value="0.812941372394562" calcext:value-type="float">
            <text:p>0.812941372394562</text:p>
          </table:table-cell>
          <table:table-cell table:number-columns-repeated="2"/>
        </table:table-row>
        <table:table-row table:style-name="ro1">
          <table:table-cell office:value-type="float" office:value="0.809825658798218" calcext:value-type="float">
            <text:p>0.809825658798218</text:p>
          </table:table-cell>
          <table:table-cell table:number-columns-repeated="2"/>
        </table:table-row>
        <table:table-row table:style-name="ro1">
          <table:table-cell office:value-type="float" office:value="0.811477243900299" calcext:value-type="float">
            <text:p>0.811477243900299</text:p>
          </table:table-cell>
          <table:table-cell table:number-columns-repeated="2"/>
        </table:table-row>
        <table:table-row table:style-name="ro1">
          <table:table-cell office:value-type="float" office:value="0.810384452342987" calcext:value-type="float">
            <text:p>0.810384452342987</text:p>
          </table:table-cell>
          <table:table-cell table:number-columns-repeated="2"/>
        </table:table-row>
        <table:table-row table:style-name="ro1">
          <table:table-cell office:value-type="float" office:value="0.811523199081421" calcext:value-type="float">
            <text:p>0.811523199081421</text:p>
          </table:table-cell>
          <table:table-cell table:number-columns-repeated="2"/>
        </table:table-row>
        <table:table-row table:style-name="ro1">
          <table:table-cell office:value-type="float" office:value="0.788700044155121" calcext:value-type="float">
            <text:p>0.788700044155121</text:p>
          </table:table-cell>
          <table:table-cell table:number-columns-repeated="2"/>
        </table:table-row>
        <table:table-row table:style-name="ro1">
          <table:table-cell office:value-type="float" office:value="0.787622451782227" calcext:value-type="float">
            <text:p>0.787622451782227</text:p>
          </table:table-cell>
          <table:table-cell table:number-columns-repeated="2"/>
        </table:table-row>
        <table:table-row table:style-name="ro1">
          <table:table-cell office:value-type="float" office:value="0.7875075340271" calcext:value-type="float">
            <text:p>0.7875075340271</text:p>
          </table:table-cell>
          <table:table-cell table:number-columns-repeated="2"/>
        </table:table-row>
        <table:table-row table:style-name="ro1">
          <table:table-cell office:value-type="float" office:value="0.790446221828461" calcext:value-type="float">
            <text:p>0.790446221828461</text:p>
          </table:table-cell>
          <table:table-cell table:number-columns-repeated="2"/>
        </table:table-row>
        <table:table-row table:style-name="ro1">
          <table:table-cell office:value-type="float" office:value="0.788071691989899" calcext:value-type="float">
            <text:p>0.788071691989899</text:p>
          </table:table-cell>
          <table:table-cell table:number-columns-repeated="2"/>
        </table:table-row>
        <table:table-row table:style-name="ro1">
          <table:table-cell office:value-type="float" office:value="0.788050472736358" calcext:value-type="float">
            <text:p>0.788050472736358</text:p>
          </table:table-cell>
          <table:table-cell table:number-columns-repeated="2"/>
        </table:table-row>
        <table:table-row table:style-name="ro1">
          <table:table-cell office:value-type="float" office:value="0.788645744323731" calcext:value-type="float">
            <text:p>0.788645744323731</text:p>
          </table:table-cell>
          <table:table-cell table:number-columns-repeated="2"/>
        </table:table-row>
        <table:table-row table:style-name="ro1">
          <table:table-cell office:value-type="float" office:value="0.785417437553406" calcext:value-type="float">
            <text:p>0.785417437553406</text:p>
          </table:table-cell>
          <table:table-cell table:number-columns-repeated="2"/>
        </table:table-row>
        <table:table-row table:style-name="ro1">
          <table:table-cell office:value-type="float" office:value="0.784250855445862" calcext:value-type="float">
            <text:p>0.784250855445862</text:p>
          </table:table-cell>
          <table:table-cell table:number-columns-repeated="2"/>
        </table:table-row>
        <table:table-row table:style-name="ro1">
          <table:table-cell office:value-type="float" office:value="0.786043643951416" calcext:value-type="float">
            <text:p>0.786043643951416</text:p>
          </table:table-cell>
          <table:table-cell table:number-columns-repeated="2"/>
        </table:table-row>
        <table:table-row table:style-name="ro1">
          <table:table-cell office:value-type="float" office:value="0.783685684204102" calcext:value-type="float">
            <text:p>0.783685684204102</text:p>
          </table:table-cell>
          <table:table-cell table:number-columns-repeated="2"/>
        </table:table-row>
        <table:table-row table:style-name="ro1">
          <table:table-cell office:value-type="float" office:value="0.78436678647995" calcext:value-type="float">
            <text:p>0.78436678647995</text:p>
          </table:table-cell>
          <table:table-cell table:number-columns-repeated="2"/>
        </table:table-row>
        <table:table-row table:style-name="ro1">
          <table:table-cell office:value-type="float" office:value="0.784095704555512" calcext:value-type="float">
            <text:p>0.784095704555512</text:p>
          </table:table-cell>
          <table:table-cell table:number-columns-repeated="2"/>
        </table:table-row>
        <table:table-row table:style-name="ro1">
          <table:table-cell office:value-type="float" office:value="0.784496963024139" calcext:value-type="float">
            <text:p>0.784496963024139</text:p>
          </table:table-cell>
          <table:table-cell table:number-columns-repeated="2"/>
        </table:table-row>
        <table:table-row table:style-name="ro1">
          <table:table-cell office:value-type="float" office:value="0.783575356006622" calcext:value-type="float">
            <text:p>0.783575356006622</text:p>
          </table:table-cell>
          <table:table-cell table:number-columns-repeated="2"/>
        </table:table-row>
        <table:table-row table:style-name="ro1">
          <table:table-cell office:value-type="float" office:value="0.78443706035614" calcext:value-type="float">
            <text:p>0.78443706035614</text:p>
          </table:table-cell>
          <table:table-cell table:number-columns-repeated="2"/>
        </table:table-row>
        <table:table-row table:style-name="ro1">
          <table:table-cell office:value-type="float" office:value="0.787486374378204" calcext:value-type="float">
            <text:p>0.787486374378204</text:p>
          </table:table-cell>
          <table:table-cell table:number-columns-repeated="2"/>
        </table:table-row>
        <table:table-row table:style-name="ro1">
          <table:table-cell office:value-type="float" office:value="0.78785902261734" calcext:value-type="float">
            <text:p>0.78785902261734</text:p>
          </table:table-cell>
          <table:table-cell table:number-columns-repeated="2"/>
        </table:table-row>
        <table:table-row table:style-name="ro1">
          <table:table-cell office:value-type="float" office:value="0.787602066993713" calcext:value-type="float">
            <text:p>0.787602066993713</text:p>
          </table:table-cell>
          <table:table-cell table:number-columns-repeated="2"/>
        </table:table-row>
        <table:table-row table:style-name="ro1">
          <table:table-cell office:value-type="float" office:value="0.791881084442139" calcext:value-type="float">
            <text:p>0.791881084442139</text:p>
          </table:table-cell>
          <table:table-cell table:number-columns-repeated="2"/>
        </table:table-row>
        <table:table-row table:style-name="ro1">
          <table:table-cell office:value-type="float" office:value="0.790165543556213" calcext:value-type="float">
            <text:p>0.790165543556213</text:p>
          </table:table-cell>
          <table:table-cell table:number-columns-repeated="2"/>
        </table:table-row>
        <table:table-row table:style-name="ro1">
          <table:table-cell office:value-type="float" office:value="0.795791804790497" calcext:value-type="float">
            <text:p>0.795791804790497</text:p>
          </table:table-cell>
          <table:table-cell table:number-columns-repeated="2"/>
        </table:table-row>
        <table:table-row table:style-name="ro1">
          <table:table-cell office:value-type="float" office:value="0.796273291110992" calcext:value-type="float">
            <text:p>0.796273291110992</text:p>
          </table:table-cell>
          <table:table-cell table:number-columns-repeated="2"/>
        </table:table-row>
        <table:table-row table:style-name="ro1">
          <table:table-cell office:value-type="float" office:value="0.796166121959686" calcext:value-type="float">
            <text:p>0.796166121959686</text:p>
          </table:table-cell>
          <table:table-cell table:number-columns-repeated="2"/>
        </table:table-row>
        <table:table-row table:style-name="ro1">
          <table:table-cell office:value-type="float" office:value="0.795819282531738" calcext:value-type="float">
            <text:p>0.795819282531738</text:p>
          </table:table-cell>
          <table:table-cell table:number-columns-repeated="2"/>
        </table:table-row>
        <table:table-row table:style-name="ro1">
          <table:table-cell office:value-type="float" office:value="0.795717179775238" calcext:value-type="float">
            <text:p>0.795717179775238</text:p>
          </table:table-cell>
          <table:table-cell table:number-columns-repeated="2"/>
        </table:table-row>
        <table:table-row table:style-name="ro1">
          <table:table-cell office:value-type="float" office:value="0.795026302337647" calcext:value-type="float">
            <text:p>0.795026302337647</text:p>
          </table:table-cell>
          <table:table-cell table:number-columns-repeated="2"/>
        </table:table-row>
        <table:table-row table:style-name="ro1">
          <table:table-cell office:value-type="float" office:value="0.794751763343811" calcext:value-type="float">
            <text:p>0.794751763343811</text:p>
          </table:table-cell>
          <table:table-cell table:number-columns-repeated="2"/>
        </table:table-row>
        <table:table-row table:style-name="ro1">
          <table:table-cell office:value-type="float" office:value="0.793523550033569" calcext:value-type="float">
            <text:p>0.793523550033569</text:p>
          </table:table-cell>
          <table:table-cell table:number-columns-repeated="2"/>
        </table:table-row>
        <table:table-row table:style-name="ro1">
          <table:table-cell office:value-type="float" office:value="0.79563307762146" calcext:value-type="float">
            <text:p>0.79563307762146</text:p>
          </table:table-cell>
          <table:table-cell table:number-columns-repeated="2"/>
        </table:table-row>
        <table:table-row table:style-name="ro1">
          <table:table-cell office:value-type="float" office:value="0.795675456523895" calcext:value-type="float">
            <text:p>0.795675456523895</text:p>
          </table:table-cell>
          <table:table-cell table:number-columns-repeated="2"/>
        </table:table-row>
        <table:table-row table:style-name="ro1">
          <table:table-cell office:value-type="float" office:value="0.793578028678894" calcext:value-type="float">
            <text:p>0.793578028678894</text:p>
          </table:table-cell>
          <table:table-cell table:number-columns-repeated="2"/>
        </table:table-row>
        <table:table-row table:style-name="ro1">
          <table:table-cell office:value-type="float" office:value="0.805279910564423" calcext:value-type="float">
            <text:p>0.805279910564423</text:p>
          </table:table-cell>
          <table:table-cell table:number-columns-repeated="2"/>
        </table:table-row>
        <table:table-row table:style-name="ro1">
          <table:table-cell office:value-type="float" office:value="0.810252487659454" calcext:value-type="float">
            <text:p>0.810252487659454</text:p>
          </table:table-cell>
          <table:table-cell table:number-columns-repeated="2"/>
        </table:table-row>
        <table:table-row table:style-name="ro1">
          <table:table-cell office:value-type="float" office:value="0.808967292308807" calcext:value-type="float">
            <text:p>0.808967292308807</text:p>
          </table:table-cell>
          <table:table-cell table:number-columns-repeated="2"/>
        </table:table-row>
        <table:table-row table:style-name="ro1">
          <table:table-cell office:value-type="float" office:value="0.809073984622955" calcext:value-type="float">
            <text:p>0.809073984622955</text:p>
          </table:table-cell>
          <table:table-cell table:number-columns-repeated="2"/>
        </table:table-row>
        <table:table-row table:style-name="ro1">
          <table:table-cell office:value-type="float" office:value="0.808729827404022" calcext:value-type="float">
            <text:p>0.808729827404022</text:p>
          </table:table-cell>
          <table:table-cell table:number-columns-repeated="2"/>
        </table:table-row>
        <table:table-row table:style-name="ro1">
          <table:table-cell office:value-type="float" office:value="0.809307754039764" calcext:value-type="float">
            <text:p>0.809307754039764</text:p>
          </table:table-cell>
          <table:table-cell table:number-columns-repeated="2"/>
        </table:table-row>
        <table:table-row table:style-name="ro1">
          <table:table-cell office:value-type="float" office:value="0.810262978076935" calcext:value-type="float">
            <text:p>0.810262978076935</text:p>
          </table:table-cell>
          <table:table-cell table:number-columns-repeated="2"/>
        </table:table-row>
        <table:table-row table:style-name="ro1">
          <table:table-cell office:value-type="float" office:value="0.810899078845978" calcext:value-type="float">
            <text:p>0.810899078845978</text:p>
          </table:table-cell>
          <table:table-cell table:number-columns-repeated="2"/>
        </table:table-row>
        <table:table-row table:style-name="ro1">
          <table:table-cell office:value-type="float" office:value="0.80918687582016" calcext:value-type="float">
            <text:p>0.80918687582016</text:p>
          </table:table-cell>
          <table:table-cell table:number-columns-repeated="2"/>
        </table:table-row>
        <table:table-row table:style-name="ro1">
          <table:table-cell office:value-type="float" office:value="0.812242090702057" calcext:value-type="float">
            <text:p>0.812242090702057</text:p>
          </table:table-cell>
          <table:table-cell table:number-columns-repeated="2"/>
        </table:table-row>
        <table:table-row table:style-name="ro1">
          <table:table-cell office:value-type="float" office:value="0.810786664485931" calcext:value-type="float">
            <text:p>0.810786664485931</text:p>
          </table:table-cell>
          <table:table-cell table:number-columns-repeated="2"/>
        </table:table-row>
        <table:table-row table:style-name="ro1">
          <table:table-cell office:value-type="float" office:value="0.821317076683044" calcext:value-type="float">
            <text:p>0.821317076683044</text:p>
          </table:table-cell>
          <table:table-cell table:number-columns-repeated="2"/>
        </table:table-row>
        <table:table-row table:style-name="ro1">
          <table:table-cell office:value-type="float" office:value="0.822277784347534" calcext:value-type="float">
            <text:p>0.822277784347534</text:p>
          </table:table-cell>
          <table:table-cell table:number-columns-repeated="2"/>
        </table:table-row>
        <table:table-row table:style-name="ro1">
          <table:table-cell office:value-type="float" office:value="0.822616755962372" calcext:value-type="float">
            <text:p>0.822616755962372</text:p>
          </table:table-cell>
          <table:table-cell table:number-columns-repeated="2"/>
        </table:table-row>
        <table:table-row table:style-name="ro1">
          <table:table-cell office:value-type="float" office:value="0.822287559509277" calcext:value-type="float">
            <text:p>0.822287559509277</text:p>
          </table:table-cell>
          <table:table-cell table:number-columns-repeated="2"/>
        </table:table-row>
        <table:table-row table:style-name="ro1">
          <table:table-cell office:value-type="float" office:value="0.821417510509491" calcext:value-type="float">
            <text:p>0.821417510509491</text:p>
          </table:table-cell>
          <table:table-cell table:number-columns-repeated="2"/>
        </table:table-row>
        <table:table-row table:style-name="ro1">
          <table:table-cell office:value-type="float" office:value="0.82152271270752" calcext:value-type="float">
            <text:p>0.82152271270752</text:p>
          </table:table-cell>
          <table:table-cell table:number-columns-repeated="2"/>
        </table:table-row>
        <table:table-row table:style-name="ro1">
          <table:table-cell office:value-type="float" office:value="0.822209715843201" calcext:value-type="float">
            <text:p>0.822209715843201</text:p>
          </table:table-cell>
          <table:table-cell table:number-columns-repeated="2"/>
        </table:table-row>
        <table:table-row table:style-name="ro1">
          <table:table-cell office:value-type="float" office:value="0.821360647678375" calcext:value-type="float">
            <text:p>0.821360647678375</text:p>
          </table:table-cell>
          <table:table-cell table:number-columns-repeated="2"/>
        </table:table-row>
        <table:table-row table:style-name="ro1">
          <table:table-cell office:value-type="float" office:value="0.822738528251648" calcext:value-type="float">
            <text:p>0.822738528251648</text:p>
          </table:table-cell>
          <table:table-cell table:number-columns-repeated="2"/>
        </table:table-row>
        <table:table-row table:style-name="ro1">
          <table:table-cell office:value-type="float" office:value="0.821691513061523" calcext:value-type="float">
            <text:p>0.821691513061523</text:p>
          </table:table-cell>
          <table:table-cell table:number-columns-repeated="2"/>
        </table:table-row>
        <table:table-row table:style-name="ro1">
          <table:table-cell office:value-type="float" office:value="0.821889758110046" calcext:value-type="float">
            <text:p>0.821889758110046</text:p>
          </table:table-cell>
          <table:table-cell table:number-columns-repeated="2"/>
        </table:table-row>
        <table:table-row table:style-name="ro1">
          <table:table-cell office:value-type="float" office:value="0.821953535079956" calcext:value-type="float">
            <text:p>0.821953535079956</text:p>
          </table:table-cell>
          <table:table-cell table:number-columns-repeated="2"/>
        </table:table-row>
        <table:table-row table:style-name="ro1">
          <table:table-cell office:value-type="float" office:value="0.822988331317902" calcext:value-type="float">
            <text:p>0.822988331317902</text:p>
          </table:table-cell>
          <table:table-cell table:number-columns-repeated="2"/>
        </table:table-row>
        <table:table-row table:style-name="ro1">
          <table:table-cell office:value-type="float" office:value="0.823206901550293" calcext:value-type="float">
            <text:p>0.823206901550293</text:p>
          </table:table-cell>
          <table:table-cell table:number-columns-repeated="2"/>
        </table:table-row>
        <table:table-row table:style-name="ro1">
          <table:table-cell office:value-type="float" office:value="0.825346350669861" calcext:value-type="float">
            <text:p>0.825346350669861</text:p>
          </table:table-cell>
          <table:table-cell table:number-columns-repeated="2"/>
        </table:table-row>
        <table:table-row table:style-name="ro1">
          <table:table-cell office:value-type="float" office:value="0.825497627258301" calcext:value-type="float">
            <text:p>0.825497627258301</text:p>
          </table:table-cell>
          <table:table-cell table:number-columns-repeated="2"/>
        </table:table-row>
        <table:table-row table:style-name="ro1">
          <table:table-cell office:value-type="float" office:value="0.826148450374603" calcext:value-type="float">
            <text:p>0.826148450374603</text:p>
          </table:table-cell>
          <table:table-cell table:number-columns-repeated="2"/>
        </table:table-row>
        <table:table-row table:style-name="ro1">
          <table:table-cell office:value-type="float" office:value="0.825964212417602" calcext:value-type="float">
            <text:p>0.825964212417602</text:p>
          </table:table-cell>
          <table:table-cell table:number-columns-repeated="2"/>
        </table:table-row>
        <table:table-row table:style-name="ro1">
          <table:table-cell office:value-type="float" office:value="0.826191008090973" calcext:value-type="float">
            <text:p>0.826191008090973</text:p>
          </table:table-cell>
          <table:table-cell table:number-columns-repeated="2"/>
        </table:table-row>
        <table:table-row table:style-name="ro1">
          <table:table-cell office:value-type="float" office:value="0.82624751329422" calcext:value-type="float">
            <text:p>0.82624751329422</text:p>
          </table:table-cell>
          <table:table-cell table:number-columns-repeated="2"/>
        </table:table-row>
        <table:table-row table:style-name="ro1">
          <table:table-cell office:value-type="float" office:value="0.825585186481476" calcext:value-type="float">
            <text:p>0.825585186481476</text:p>
          </table:table-cell>
          <table:table-cell table:number-columns-repeated="2"/>
        </table:table-row>
        <table:table-row table:style-name="ro1">
          <table:table-cell office:value-type="float" office:value="0.806634902954102" calcext:value-type="float">
            <text:p>0.806634902954102</text:p>
          </table:table-cell>
          <table:table-cell table:number-columns-repeated="2"/>
        </table:table-row>
        <table:table-row table:style-name="ro1">
          <table:table-cell office:value-type="float" office:value="0.811800837516785" calcext:value-type="float">
            <text:p>0.811800837516785</text:p>
          </table:table-cell>
          <table:table-cell table:number-columns-repeated="2"/>
        </table:table-row>
        <table:table-row table:style-name="ro1">
          <table:table-cell office:value-type="float" office:value="0.808892548084259" calcext:value-type="float">
            <text:p>0.808892548084259</text:p>
          </table:table-cell>
          <table:table-cell table:number-columns-repeated="2"/>
        </table:table-row>
        <table:table-row table:style-name="ro1">
          <table:table-cell office:value-type="float" office:value="0.799611568450928" calcext:value-type="float">
            <text:p>0.799611568450928</text:p>
          </table:table-cell>
          <table:table-cell table:number-columns-repeated="2"/>
        </table:table-row>
        <table:table-row table:style-name="ro1">
          <table:table-cell office:value-type="float" office:value="0.79826033115387" calcext:value-type="float">
            <text:p>0.79826033115387</text:p>
          </table:table-cell>
          <table:table-cell table:number-columns-repeated="2"/>
        </table:table-row>
        <table:table-row table:style-name="ro1">
          <table:table-cell office:value-type="float" office:value="0.800129294395447" calcext:value-type="float">
            <text:p>0.800129294395447</text:p>
          </table:table-cell>
          <table:table-cell table:number-columns-repeated="2"/>
        </table:table-row>
        <table:table-row table:style-name="ro1">
          <table:table-cell office:value-type="float" office:value="0.799557864665985" calcext:value-type="float">
            <text:p>0.799557864665985</text:p>
          </table:table-cell>
          <table:table-cell table:number-columns-repeated="2"/>
        </table:table-row>
        <table:table-row table:style-name="ro1">
          <table:table-cell office:value-type="float" office:value="0.799769520759583" calcext:value-type="float">
            <text:p>0.799769520759583</text:p>
          </table:table-cell>
          <table:table-cell table:number-columns-repeated="2"/>
        </table:table-row>
        <table:table-row table:style-name="ro1">
          <table:table-cell office:value-type="float" office:value="0.798970997333527" calcext:value-type="float">
            <text:p>0.798970997333527</text:p>
          </table:table-cell>
          <table:table-cell table:number-columns-repeated="2"/>
        </table:table-row>
        <table:table-row table:style-name="ro1">
          <table:table-cell office:value-type="float" office:value="0.80166620016098" calcext:value-type="float">
            <text:p>0.80166620016098</text:p>
          </table:table-cell>
          <table:table-cell table:number-columns-repeated="2"/>
        </table:table-row>
        <table:table-row table:style-name="ro1">
          <table:table-cell office:value-type="float" office:value="0.80132931470871" calcext:value-type="float">
            <text:p>0.80132931470871</text:p>
          </table:table-cell>
          <table:table-cell table:number-columns-repeated="2"/>
        </table:table-row>
        <table:table-row table:style-name="ro1">
          <table:table-cell office:value-type="float" office:value="0.801712870597839" calcext:value-type="float">
            <text:p>0.801712870597839</text:p>
          </table:table-cell>
          <table:table-cell table:number-columns-repeated="2"/>
        </table:table-row>
        <table:table-row table:style-name="ro1">
          <table:table-cell office:value-type="float" office:value="0.80177116394043" calcext:value-type="float">
            <text:p>0.80177116394043</text:p>
          </table:table-cell>
          <table:table-cell table:number-columns-repeated="2"/>
        </table:table-row>
        <table:table-row table:style-name="ro1">
          <table:table-cell office:value-type="float" office:value="0.802497625350952" calcext:value-type="float">
            <text:p>0.802497625350952</text:p>
          </table:table-cell>
          <table:table-cell table:number-columns-repeated="2"/>
        </table:table-row>
        <table:table-row table:style-name="ro1">
          <table:table-cell office:value-type="float" office:value="0.802569210529327" calcext:value-type="float">
            <text:p>0.802569210529327</text:p>
          </table:table-cell>
          <table:table-cell table:number-columns-repeated="2"/>
        </table:table-row>
        <table:table-row table:style-name="ro1">
          <table:table-cell office:value-type="float" office:value="0.807178258895874" calcext:value-type="float">
            <text:p>0.807178258895874</text:p>
          </table:table-cell>
          <table:table-cell table:number-columns-repeated="2"/>
        </table:table-row>
        <table:table-row table:style-name="ro1">
          <table:table-cell office:value-type="float" office:value="0.806943476200104" calcext:value-type="float">
            <text:p>0.806943476200104</text:p>
          </table:table-cell>
          <table:table-cell table:number-columns-repeated="2"/>
        </table:table-row>
        <table:table-row table:style-name="ro1">
          <table:table-cell office:value-type="float" office:value="0.807869076728821" calcext:value-type="float">
            <text:p>0.807869076728821</text:p>
          </table:table-cell>
          <table:table-cell table:number-columns-repeated="2"/>
        </table:table-row>
        <table:table-row table:style-name="ro1">
          <table:table-cell office:value-type="float" office:value="0.807685136795044" calcext:value-type="float">
            <text:p>0.807685136795044</text:p>
          </table:table-cell>
          <table:table-cell table:number-columns-repeated="2"/>
        </table:table-row>
        <table:table-row table:style-name="ro1">
          <table:table-cell office:value-type="float" office:value="0.808696031570435" calcext:value-type="float">
            <text:p>0.808696031570435</text:p>
          </table:table-cell>
          <table:table-cell table:number-columns-repeated="2"/>
        </table:table-row>
        <table:table-row table:style-name="ro1">
          <table:table-cell office:value-type="float" office:value="0.80924117565155" calcext:value-type="float">
            <text:p>0.80924117565155</text:p>
          </table:table-cell>
          <table:table-cell table:number-columns-repeated="2"/>
        </table:table-row>
        <table:table-row table:style-name="ro1">
          <table:table-cell office:value-type="float" office:value="0.809065401554108" calcext:value-type="float">
            <text:p>0.809065401554108</text:p>
          </table:table-cell>
          <table:table-cell table:number-columns-repeated="2"/>
        </table:table-row>
        <table:table-row table:style-name="ro1">
          <table:table-cell office:value-type="float" office:value="0.808652579784393" calcext:value-type="float">
            <text:p>0.808652579784393</text:p>
          </table:table-cell>
          <table:table-cell table:number-columns-repeated="2"/>
        </table:table-row>
        <table:table-row table:style-name="ro1">
          <table:table-cell office:value-type="float" office:value="0.808735966682434" calcext:value-type="float">
            <text:p>0.808735966682434</text:p>
          </table:table-cell>
          <table:table-cell table:number-columns-repeated="2"/>
        </table:table-row>
        <table:table-row table:style-name="ro1">
          <table:table-cell office:value-type="float" office:value="0.807574510574341" calcext:value-type="float">
            <text:p>0.807574510574341</text:p>
          </table:table-cell>
          <table:table-cell table:number-columns-repeated="2"/>
        </table:table-row>
        <table:table-row table:style-name="ro1">
          <table:table-cell office:value-type="float" office:value="0.808892607688904" calcext:value-type="float">
            <text:p>0.808892607688904</text:p>
          </table:table-cell>
          <table:table-cell table:number-columns-repeated="2"/>
        </table:table-row>
        <table:table-row table:style-name="ro1">
          <table:table-cell office:value-type="float" office:value="0.809979379177094" calcext:value-type="float">
            <text:p>0.809979379177094</text:p>
          </table:table-cell>
          <table:table-cell table:number-columns-repeated="2"/>
        </table:table-row>
        <table:table-row table:style-name="ro1">
          <table:table-cell office:value-type="float" office:value="0.801617562770844" calcext:value-type="float">
            <text:p>0.801617562770844</text:p>
          </table:table-cell>
          <table:table-cell table:number-columns-repeated="2"/>
        </table:table-row>
        <table:table-row table:style-name="ro1">
          <table:table-cell office:value-type="float" office:value="0.803030848503113" calcext:value-type="float">
            <text:p>0.803030848503113</text:p>
          </table:table-cell>
          <table:table-cell table:number-columns-repeated="2"/>
        </table:table-row>
        <table:table-row table:style-name="ro1">
          <table:table-cell office:value-type="float" office:value="0.804248690605164" calcext:value-type="float">
            <text:p>0.804248690605164</text:p>
          </table:table-cell>
          <table:table-cell table:number-columns-repeated="2"/>
        </table:table-row>
        <table:table-row table:style-name="ro1">
          <table:table-cell office:value-type="float" office:value="0.803915441036224" calcext:value-type="float">
            <text:p>0.803915441036224</text:p>
          </table:table-cell>
          <table:table-cell table:number-columns-repeated="2"/>
        </table:table-row>
        <table:table-row table:style-name="ro1">
          <table:table-cell office:value-type="float" office:value="0.803462207317352" calcext:value-type="float">
            <text:p>0.803462207317352</text:p>
          </table:table-cell>
          <table:table-cell table:number-columns-repeated="2"/>
        </table:table-row>
        <table:table-row table:style-name="ro1">
          <table:table-cell office:value-type="float" office:value="0.795044183731079" calcext:value-type="float">
            <text:p>0.795044183731079</text:p>
          </table:table-cell>
          <table:table-cell table:number-columns-repeated="2"/>
        </table:table-row>
        <table:table-row table:style-name="ro1">
          <table:table-cell office:value-type="float" office:value="0.795016169548035" calcext:value-type="float">
            <text:p>0.795016169548035</text:p>
          </table:table-cell>
          <table:table-cell table:number-columns-repeated="2"/>
        </table:table-row>
        <table:table-row table:style-name="ro1">
          <table:table-cell office:value-type="float" office:value="0.795259475708008" calcext:value-type="float">
            <text:p>0.795259475708008</text:p>
          </table:table-cell>
          <table:table-cell table:number-columns-repeated="2"/>
        </table:table-row>
        <table:table-row table:style-name="ro1">
          <table:table-cell office:value-type="float" office:value="0.79667592048645" calcext:value-type="float">
            <text:p>0.79667592048645</text:p>
          </table:table-cell>
          <table:table-cell table:number-columns-repeated="2"/>
        </table:table-row>
        <table:table-row table:style-name="ro1">
          <table:table-cell office:value-type="float" office:value="0.793412744998932" calcext:value-type="float">
            <text:p>0.793412744998932</text:p>
          </table:table-cell>
          <table:table-cell table:number-columns-repeated="2"/>
        </table:table-row>
        <table:table-row table:style-name="ro1">
          <table:table-cell office:value-type="float" office:value="0.795015752315521" calcext:value-type="float">
            <text:p>0.795015752315521</text:p>
          </table:table-cell>
          <table:table-cell table:number-columns-repeated="2"/>
        </table:table-row>
        <table:table-row table:style-name="ro1">
          <table:table-cell office:value-type="float" office:value="0.795872569084168" calcext:value-type="float">
            <text:p>0.795872569084168</text:p>
          </table:table-cell>
          <table:table-cell table:number-columns-repeated="2"/>
        </table:table-row>
        <table:table-row table:style-name="ro1">
          <table:table-cell office:value-type="float" office:value="0.799459338188171" calcext:value-type="float">
            <text:p>0.799459338188171</text:p>
          </table:table-cell>
          <table:table-cell table:number-columns-repeated="2"/>
        </table:table-row>
        <table:table-row table:style-name="ro1">
          <table:table-cell office:value-type="float" office:value="0.796491026878357" calcext:value-type="float">
            <text:p>0.796491026878357</text:p>
          </table:table-cell>
          <table:table-cell table:number-columns-repeated="2"/>
        </table:table-row>
        <table:table-row table:style-name="ro1">
          <table:table-cell office:value-type="float" office:value="0.797489821910858" calcext:value-type="float">
            <text:p>0.797489821910858</text:p>
          </table:table-cell>
          <table:table-cell table:number-columns-repeated="2"/>
        </table:table-row>
        <table:table-row table:style-name="ro1">
          <table:table-cell office:value-type="float" office:value="0.796394050121307" calcext:value-type="float">
            <text:p>0.796394050121307</text:p>
          </table:table-cell>
          <table:table-cell table:number-columns-repeated="2"/>
        </table:table-row>
        <table:table-row table:style-name="ro1">
          <table:table-cell office:value-type="float" office:value="0.798047125339508" calcext:value-type="float">
            <text:p>0.798047125339508</text:p>
          </table:table-cell>
          <table:table-cell table:number-columns-repeated="2"/>
        </table:table-row>
        <table:table-row table:style-name="ro1">
          <table:table-cell office:value-type="float" office:value="0.797736883163452" calcext:value-type="float">
            <text:p>0.797736883163452</text:p>
          </table:table-cell>
          <table:table-cell table:number-columns-repeated="2"/>
        </table:table-row>
        <table:table-row table:style-name="ro1">
          <table:table-cell office:value-type="float" office:value="0.799649298191071" calcext:value-type="float">
            <text:p>0.799649298191071</text:p>
          </table:table-cell>
          <table:table-cell table:number-columns-repeated="2"/>
        </table:table-row>
        <table:table-row table:style-name="ro1">
          <table:table-cell office:value-type="float" office:value="0.793966174125671" calcext:value-type="float">
            <text:p>0.793966174125671</text:p>
          </table:table-cell>
          <table:table-cell table:number-columns-repeated="2"/>
        </table:table-row>
        <table:table-row table:style-name="ro1">
          <table:table-cell office:value-type="float" office:value="0.796032130718231" calcext:value-type="float">
            <text:p>0.796032130718231</text:p>
          </table:table-cell>
          <table:table-cell table:number-columns-repeated="2"/>
        </table:table-row>
        <table:table-row table:style-name="ro1">
          <table:table-cell office:value-type="float" office:value="0.794780969619751" calcext:value-type="float">
            <text:p>0.794780969619751</text:p>
          </table:table-cell>
          <table:table-cell table:number-columns-repeated="2"/>
        </table:table-row>
        <table:table-row table:style-name="ro1">
          <table:table-cell office:value-type="float" office:value="0.798916399478912" calcext:value-type="float">
            <text:p>0.798916399478912</text:p>
          </table:table-cell>
          <table:table-cell table:number-columns-repeated="2"/>
        </table:table-row>
        <table:table-row table:style-name="ro1">
          <table:table-cell office:value-type="float" office:value="0.798135817050934" calcext:value-type="float">
            <text:p>0.798135817050934</text:p>
          </table:table-cell>
          <table:table-cell table:number-columns-repeated="2"/>
        </table:table-row>
        <table:table-row table:style-name="ro1">
          <table:table-cell office:value-type="float" office:value="0.799707233905792" calcext:value-type="float">
            <text:p>0.799707233905792</text:p>
          </table:table-cell>
          <table:table-cell table:number-columns-repeated="2"/>
        </table:table-row>
        <table:table-row table:style-name="ro1">
          <table:table-cell office:value-type="float" office:value="0.79915851354599" calcext:value-type="float">
            <text:p>0.79915851354599</text:p>
          </table:table-cell>
          <table:table-cell table:number-columns-repeated="2"/>
        </table:table-row>
        <table:table-row table:style-name="ro1">
          <table:table-cell office:value-type="float" office:value="0.801771700382233" calcext:value-type="float">
            <text:p>0.801771700382233</text:p>
          </table:table-cell>
          <table:table-cell table:number-columns-repeated="2"/>
        </table:table-row>
        <table:table-row table:style-name="ro1">
          <table:table-cell office:value-type="float" office:value="0.799482047557831" calcext:value-type="float">
            <text:p>0.799482047557831</text:p>
          </table:table-cell>
          <table:table-cell table:number-columns-repeated="2"/>
        </table:table-row>
        <table:table-row table:style-name="ro1">
          <table:table-cell office:value-type="float" office:value="0.798109531402588" calcext:value-type="float">
            <text:p>0.798109531402588</text:p>
          </table:table-cell>
          <table:table-cell table:number-columns-repeated="2"/>
        </table:table-row>
        <table:table-row table:style-name="ro1">
          <table:table-cell office:value-type="float" office:value="0.796548664569855" calcext:value-type="float">
            <text:p>0.796548664569855</text:p>
          </table:table-cell>
          <table:table-cell table:number-columns-repeated="2"/>
        </table:table-row>
        <table:table-row table:style-name="ro1">
          <table:table-cell office:value-type="float" office:value="0.799603998661041" calcext:value-type="float">
            <text:p>0.799603998661041</text:p>
          </table:table-cell>
          <table:table-cell table:number-columns-repeated="2"/>
        </table:table-row>
        <table:table-row table:style-name="ro1">
          <table:table-cell office:value-type="float" office:value="0.798361599445343" calcext:value-type="float">
            <text:p>0.798361599445343</text:p>
          </table:table-cell>
          <table:table-cell table:number-columns-repeated="2"/>
        </table:table-row>
        <table:table-row table:style-name="ro1">
          <table:table-cell office:value-type="float" office:value="0.801125526428223" calcext:value-type="float">
            <text:p>0.801125526428223</text:p>
          </table:table-cell>
          <table:table-cell table:number-columns-repeated="2"/>
        </table:table-row>
        <table:table-row table:style-name="ro1">
          <table:table-cell office:value-type="float" office:value="0.799787700176239" calcext:value-type="float">
            <text:p>0.799787700176239</text:p>
          </table:table-cell>
          <table:table-cell table:number-columns-repeated="2"/>
        </table:table-row>
        <table:table-row table:style-name="ro1">
          <table:table-cell office:value-type="float" office:value="0.800952136516571" calcext:value-type="float">
            <text:p>0.800952136516571</text:p>
          </table:table-cell>
          <table:table-cell table:number-columns-repeated="2"/>
        </table:table-row>
        <table:table-row table:style-name="ro1">
          <table:table-cell office:value-type="float" office:value="0.800002455711365" calcext:value-type="float">
            <text:p>0.800002455711365</text:p>
          </table:table-cell>
          <table:table-cell table:number-columns-repeated="2"/>
        </table:table-row>
        <table:table-row table:style-name="ro1">
          <table:table-cell office:value-type="float" office:value="0.796510696411133" calcext:value-type="float">
            <text:p>0.796510696411133</text:p>
          </table:table-cell>
          <table:table-cell table:number-columns-repeated="2"/>
        </table:table-row>
        <table:table-row table:style-name="ro1">
          <table:table-cell office:value-type="float" office:value="0.80883926153183" calcext:value-type="float">
            <text:p>0.80883926153183</text:p>
          </table:table-cell>
          <table:table-cell table:number-columns-repeated="2"/>
        </table:table-row>
        <table:table-row table:style-name="ro1">
          <table:table-cell office:value-type="float" office:value="0.811275601387024" calcext:value-type="float">
            <text:p>0.811275601387024</text:p>
          </table:table-cell>
          <table:table-cell table:number-columns-repeated="2"/>
        </table:table-row>
        <table:table-row table:style-name="ro1">
          <table:table-cell office:value-type="float" office:value="0.811886966228485" calcext:value-type="float">
            <text:p>0.811886966228485</text:p>
          </table:table-cell>
          <table:table-cell table:number-columns-repeated="2"/>
        </table:table-row>
        <table:table-row table:style-name="ro1">
          <table:table-cell office:value-type="float" office:value="0.812044978141785" calcext:value-type="float">
            <text:p>0.812044978141785</text:p>
          </table:table-cell>
          <table:table-cell table:number-columns-repeated="2"/>
        </table:table-row>
        <table:table-row table:style-name="ro1">
          <table:table-cell office:value-type="float" office:value="0.812970280647278" calcext:value-type="float">
            <text:p>0.812970280647278</text:p>
          </table:table-cell>
          <table:table-cell table:number-columns-repeated="2"/>
        </table:table-row>
        <table:table-row table:style-name="ro1">
          <table:table-cell office:value-type="float" office:value="0.814311146736145" calcext:value-type="float">
            <text:p>0.814311146736145</text:p>
          </table:table-cell>
          <table:table-cell table:number-columns-repeated="2"/>
        </table:table-row>
        <table:table-row table:style-name="ro1">
          <table:table-cell office:value-type="float" office:value="0.813518524169922" calcext:value-type="float">
            <text:p>0.813518524169922</text:p>
          </table:table-cell>
          <table:table-cell table:number-columns-repeated="2"/>
        </table:table-row>
        <table:table-row table:style-name="ro1">
          <table:table-cell office:value-type="float" office:value="0.814328491687775" calcext:value-type="float">
            <text:p>0.814328491687775</text:p>
          </table:table-cell>
          <table:table-cell table:number-columns-repeated="2"/>
        </table:table-row>
        <table:table-row table:style-name="ro1">
          <table:table-cell office:value-type="float" office:value="0.811559438705444" calcext:value-type="float">
            <text:p>0.811559438705444</text:p>
          </table:table-cell>
          <table:table-cell table:number-columns-repeated="2"/>
        </table:table-row>
        <table:table-row table:style-name="ro1">
          <table:table-cell office:value-type="float" office:value="0.812669098377228" calcext:value-type="float">
            <text:p>0.812669098377228</text:p>
          </table:table-cell>
          <table:table-cell table:number-columns-repeated="2"/>
        </table:table-row>
        <table:table-row table:style-name="ro1">
          <table:table-cell office:value-type="float" office:value="0.812393724918366" calcext:value-type="float">
            <text:p>0.812393724918366</text:p>
          </table:table-cell>
          <table:table-cell table:number-columns-repeated="2"/>
        </table:table-row>
        <table:table-row table:style-name="ro1">
          <table:table-cell office:value-type="float" office:value="0.81545752286911" calcext:value-type="float">
            <text:p>0.81545752286911</text:p>
          </table:table-cell>
          <table:table-cell table:number-columns-repeated="2"/>
        </table:table-row>
        <table:table-row table:style-name="ro1">
          <table:table-cell office:value-type="float" office:value="0.813679993152618" calcext:value-type="float">
            <text:p>0.813679993152618</text:p>
          </table:table-cell>
          <table:table-cell table:number-columns-repeated="2"/>
        </table:table-row>
        <table:table-row table:style-name="ro1">
          <table:table-cell office:value-type="float" office:value="0.815410435199737" calcext:value-type="float">
            <text:p>0.815410435199737</text:p>
          </table:table-cell>
          <table:table-cell table:number-columns-repeated="2"/>
        </table:table-row>
        <table:table-row table:style-name="ro1">
          <table:table-cell office:value-type="float" office:value="0.815325498580933" calcext:value-type="float">
            <text:p>0.815325498580933</text:p>
          </table:table-cell>
          <table:table-cell table:number-columns-repeated="2"/>
        </table:table-row>
        <table:table-row table:style-name="ro1">
          <table:table-cell office:value-type="float" office:value="0.817638337612152" calcext:value-type="float">
            <text:p>0.817638337612152</text:p>
          </table:table-cell>
          <table:table-cell table:number-columns-repeated="2"/>
        </table:table-row>
        <table:table-row table:style-name="ro1">
          <table:table-cell office:value-type="float" office:value="0.815809786319733" calcext:value-type="float">
            <text:p>0.815809786319733</text:p>
          </table:table-cell>
          <table:table-cell table:number-columns-repeated="2"/>
        </table:table-row>
        <table:table-row table:style-name="ro1">
          <table:table-cell office:value-type="float" office:value="0.817446351051331" calcext:value-type="float">
            <text:p>0.817446351051331</text:p>
          </table:table-cell>
          <table:table-cell table:number-columns-repeated="2"/>
        </table:table-row>
        <table:table-row table:style-name="ro1">
          <table:table-cell office:value-type="float" office:value="0.816976249217987" calcext:value-type="float">
            <text:p>0.816976249217987</text:p>
          </table:table-cell>
          <table:table-cell table:number-columns-repeated="2"/>
        </table:table-row>
        <table:table-row table:style-name="ro1">
          <table:table-cell office:value-type="float" office:value="0.816226363182068" calcext:value-type="float">
            <text:p>0.816226363182068</text:p>
          </table:table-cell>
          <table:table-cell table:number-columns-repeated="2"/>
        </table:table-row>
        <table:table-row table:style-name="ro1">
          <table:table-cell office:value-type="float" office:value="0.816399276256561" calcext:value-type="float">
            <text:p>0.816399276256561</text:p>
          </table:table-cell>
          <table:table-cell table:number-columns-repeated="2"/>
        </table:table-row>
        <table:table-row table:style-name="ro1">
          <table:table-cell office:value-type="float" office:value="0.818072497844696" calcext:value-type="float">
            <text:p>0.818072497844696</text:p>
          </table:table-cell>
          <table:table-cell table:number-columns-repeated="2"/>
        </table:table-row>
        <table:table-row table:style-name="ro1">
          <table:table-cell office:value-type="float" office:value="0.816938161849976" calcext:value-type="float">
            <text:p>0.816938161849976</text:p>
          </table:table-cell>
          <table:table-cell table:number-columns-repeated="2"/>
        </table:table-row>
        <table:table-row table:style-name="ro1">
          <table:table-cell office:value-type="float" office:value="0.814613044261932" calcext:value-type="float">
            <text:p>0.814613044261932</text:p>
          </table:table-cell>
          <table:table-cell table:number-columns-repeated="2"/>
        </table:table-row>
        <table:table-row table:style-name="ro1">
          <table:table-cell office:value-type="float" office:value="0.812553584575653" calcext:value-type="float">
            <text:p>0.812553584575653</text:p>
          </table:table-cell>
          <table:table-cell table:number-columns-repeated="2"/>
        </table:table-row>
        <table:table-row table:style-name="ro1">
          <table:table-cell office:value-type="float" office:value="0.814693629741669" calcext:value-type="float">
            <text:p>0.814693629741669</text:p>
          </table:table-cell>
          <table:table-cell table:number-columns-repeated="2"/>
        </table:table-row>
        <table:table-row table:style-name="ro1">
          <table:table-cell office:value-type="float" office:value="0.814075589179993" calcext:value-type="float">
            <text:p>0.814075589179993</text:p>
          </table:table-cell>
          <table:table-cell table:number-columns-repeated="2"/>
        </table:table-row>
        <table:table-row table:style-name="ro1">
          <table:table-cell office:value-type="float" office:value="0.814453780651093" calcext:value-type="float">
            <text:p>0.814453780651093</text:p>
          </table:table-cell>
          <table:table-cell table:number-columns-repeated="2"/>
        </table:table-row>
        <table:table-row table:style-name="ro1">
          <table:table-cell office:value-type="float" office:value="0.813280820846558" calcext:value-type="float">
            <text:p>0.813280820846558</text:p>
          </table:table-cell>
          <table:table-cell table:number-columns-repeated="2"/>
        </table:table-row>
        <table:table-row table:style-name="ro1">
          <table:table-cell office:value-type="float" office:value="0.813427686691284" calcext:value-type="float">
            <text:p>0.813427686691284</text:p>
          </table:table-cell>
          <table:table-cell table:number-columns-repeated="2"/>
        </table:table-row>
        <table:table-row table:style-name="ro1">
          <table:table-cell office:value-type="float" office:value="0.813114523887634" calcext:value-type="float">
            <text:p>0.813114523887634</text:p>
          </table:table-cell>
          <table:table-cell table:number-columns-repeated="2"/>
        </table:table-row>
        <table:table-row table:style-name="ro1">
          <table:table-cell office:value-type="float" office:value="0.813175022602081" calcext:value-type="float">
            <text:p>0.813175022602081</text:p>
          </table:table-cell>
          <table:table-cell table:number-columns-repeated="2"/>
        </table:table-row>
        <table:table-row table:style-name="ro1">
          <table:table-cell office:value-type="float" office:value="0.809146046638489" calcext:value-type="float">
            <text:p>0.809146046638489</text:p>
          </table:table-cell>
          <table:table-cell table:number-columns-repeated="2"/>
        </table:table-row>
        <table:table-row table:style-name="ro1">
          <table:table-cell office:value-type="float" office:value="0.811953961849213" calcext:value-type="float">
            <text:p>0.811953961849213</text:p>
          </table:table-cell>
          <table:table-cell table:number-columns-repeated="2"/>
        </table:table-row>
        <table:table-row table:style-name="ro1">
          <table:table-cell office:value-type="float" office:value="0.80662876367569" calcext:value-type="float">
            <text:p>0.80662876367569</text:p>
          </table:table-cell>
          <table:table-cell table:number-columns-repeated="2"/>
        </table:table-row>
        <table:table-row table:style-name="ro1">
          <table:table-cell office:value-type="float" office:value="0.807044684886932" calcext:value-type="float">
            <text:p>0.807044684886932</text:p>
          </table:table-cell>
          <table:table-cell table:number-columns-repeated="2"/>
        </table:table-row>
        <table:table-row table:style-name="ro1">
          <table:table-cell office:value-type="float" office:value="0.803521156311035" calcext:value-type="float">
            <text:p>0.803521156311035</text:p>
          </table:table-cell>
          <table:table-cell table:number-columns-repeated="2"/>
        </table:table-row>
        <table:table-row table:style-name="ro1">
          <table:table-cell office:value-type="float" office:value="0.807382643222809" calcext:value-type="float">
            <text:p>0.807382643222809</text:p>
          </table:table-cell>
          <table:table-cell table:number-columns-repeated="2"/>
        </table:table-row>
        <table:table-row table:style-name="ro1">
          <table:table-cell office:value-type="float" office:value="0.807657361030579" calcext:value-type="float">
            <text:p>0.807657361030579</text:p>
          </table:table-cell>
          <table:table-cell table:number-columns-repeated="2"/>
        </table:table-row>
        <table:table-row table:style-name="ro1">
          <table:table-cell office:value-type="float" office:value="0.810171663761139" calcext:value-type="float">
            <text:p>0.810171663761139</text:p>
          </table:table-cell>
          <table:table-cell table:number-columns-repeated="2"/>
        </table:table-row>
        <table:table-row table:style-name="ro1">
          <table:table-cell office:value-type="float" office:value="0.809047341346741" calcext:value-type="float">
            <text:p>0.809047341346741</text:p>
          </table:table-cell>
          <table:table-cell table:number-columns-repeated="2"/>
        </table:table-row>
        <table:table-row table:style-name="ro1">
          <table:table-cell office:value-type="float" office:value="0.811048567295074" calcext:value-type="float">
            <text:p>0.811048567295074</text:p>
          </table:table-cell>
          <table:table-cell table:number-columns-repeated="2"/>
        </table:table-row>
        <table:table-row table:style-name="ro1">
          <table:table-cell office:value-type="float" office:value="0.810413718223572" calcext:value-type="float">
            <text:p>0.810413718223572</text:p>
          </table:table-cell>
          <table:table-cell table:number-columns-repeated="2"/>
        </table:table-row>
        <table:table-row table:style-name="ro1">
          <table:table-cell office:value-type="float" office:value="0.810128271579742" calcext:value-type="float">
            <text:p>0.810128271579742</text:p>
          </table:table-cell>
          <table:table-cell table:number-columns-repeated="2"/>
        </table:table-row>
        <table:table-row table:style-name="ro1">
          <table:table-cell office:value-type="float" office:value="0.806835532188416" calcext:value-type="float">
            <text:p>0.806835532188416</text:p>
          </table:table-cell>
          <table:table-cell table:number-columns-repeated="2"/>
        </table:table-row>
        <table:table-row table:style-name="ro1">
          <table:table-cell office:value-type="float" office:value="0.80643093585968" calcext:value-type="float">
            <text:p>0.80643093585968</text:p>
          </table:table-cell>
          <table:table-cell table:number-columns-repeated="2"/>
        </table:table-row>
        <table:table-row table:style-name="ro1">
          <table:table-cell office:value-type="float" office:value="0.804060220718384" calcext:value-type="float">
            <text:p>0.804060220718384</text:p>
          </table:table-cell>
          <table:table-cell table:number-columns-repeated="2"/>
        </table:table-row>
        <table:table-row table:style-name="ro1">
          <table:table-cell office:value-type="float" office:value="0.797913074493408" calcext:value-type="float">
            <text:p>0.797913074493408</text:p>
          </table:table-cell>
          <table:table-cell table:number-columns-repeated="2"/>
        </table:table-row>
        <table:table-row table:style-name="ro1">
          <table:table-cell office:value-type="float" office:value="0.788936376571655" calcext:value-type="float">
            <text:p>0.788936376571655</text:p>
          </table:table-cell>
          <table:table-cell table:number-columns-repeated="2"/>
        </table:table-row>
        <table:table-row table:style-name="ro1">
          <table:table-cell office:value-type="float" office:value="0.792194366455078" calcext:value-type="float">
            <text:p>0.792194366455078</text:p>
          </table:table-cell>
          <table:table-cell table:number-columns-repeated="2"/>
        </table:table-row>
        <table:table-row table:style-name="ro1">
          <table:table-cell office:value-type="float" office:value="0.787983536720276" calcext:value-type="float">
            <text:p>0.787983536720276</text:p>
          </table:table-cell>
          <table:table-cell table:number-columns-repeated="2"/>
        </table:table-row>
        <table:table-row table:style-name="ro1">
          <table:table-cell office:value-type="float" office:value="0.782730758190155" calcext:value-type="float">
            <text:p>0.782730758190155</text:p>
          </table:table-cell>
          <table:table-cell table:number-columns-repeated="2"/>
        </table:table-row>
        <table:table-row table:style-name="ro1">
          <table:table-cell office:value-type="float" office:value="0.775524258613586" calcext:value-type="float">
            <text:p>0.775524258613586</text:p>
          </table:table-cell>
          <table:table-cell table:number-columns-repeated="2"/>
        </table:table-row>
        <table:table-row table:style-name="ro1">
          <table:table-cell office:value-type="float" office:value="0.766893684864044" calcext:value-type="float">
            <text:p>0.766893684864044</text:p>
          </table:table-cell>
          <table:table-cell table:number-columns-repeated="2"/>
        </table:table-row>
        <table:table-row table:style-name="ro1">
          <table:table-cell office:value-type="float" office:value="0.746860206127167" calcext:value-type="float">
            <text:p>0.746860206127167</text:p>
          </table:table-cell>
          <table:table-cell table:number-columns-repeated="2"/>
        </table:table-row>
        <table:table-row table:style-name="ro1">
          <table:table-cell office:value-type="float" office:value="0.731748878955841" calcext:value-type="float">
            <text:p>0.731748878955841</text:p>
          </table:table-cell>
          <table:table-cell table:number-columns-repeated="2"/>
        </table:table-row>
        <table:table-row table:style-name="ro1">
          <table:table-cell office:value-type="float" office:value="0.688579320907593" calcext:value-type="float">
            <text:p>0.688579320907593</text:p>
          </table:table-cell>
          <table:table-cell table:number-columns-repeated="2"/>
        </table:table-row>
        <table:table-row table:style-name="ro1">
          <table:table-cell office:value-type="float" office:value="0.6722052693367" calcext:value-type="float">
            <text:p>0.6722052693367</text:p>
          </table:table-cell>
          <table:table-cell table:number-columns-repeated="2"/>
        </table:table-row>
        <table:table-row table:style-name="ro1">
          <table:table-cell office:value-type="float" office:value="0.623570919036865" calcext:value-type="float">
            <text:p>0.623570919036865</text:p>
          </table:table-cell>
          <table:table-cell table:number-columns-repeated="2"/>
        </table:table-row>
        <table:table-row table:style-name="ro1">
          <table:table-cell office:value-type="float" office:value="0.569893538951874" calcext:value-type="float">
            <text:p>0.569893538951874</text:p>
          </table:table-cell>
          <table:table-cell table:number-columns-repeated="2"/>
        </table:table-row>
        <table:table-row table:style-name="ro1">
          <table:table-cell office:value-type="float" office:value="0.468291401863098" calcext:value-type="float">
            <text:p>0.468291401863098</text:p>
          </table:table-cell>
          <table:table-cell table:number-columns-repeated="2"/>
        </table:table-row>
        <table:table-row table:style-name="ro1">
          <table:table-cell office:value-type="float" office:value="0.431804984807968" calcext:value-type="float">
            <text:p>0.431804984807968</text:p>
          </table:table-cell>
          <table:table-cell table:number-columns-repeated="2"/>
        </table:table-row>
        <table:table-row table:style-name="ro1">
          <table:table-cell office:value-type="float" office:value="0.293139845132828" calcext:value-type="float">
            <text:p>0.293139845132828</text:p>
          </table:table-cell>
          <table:table-cell table:number-columns-repeated="2"/>
        </table:table-row>
        <table:table-row table:style-name="ro1">
          <table:table-cell office:value-type="float" office:value="0.350460052490234" calcext:value-type="float">
            <text:p>0.350460052490234</text:p>
          </table:table-cell>
          <table:table-cell table:number-columns-repeated="2"/>
        </table:table-row>
        <table:table-row table:style-name="ro1">
          <table:table-cell office:value-type="float" office:value="0.385622173547745" calcext:value-type="float">
            <text:p>0.385622173547745</text:p>
          </table:table-cell>
          <table:table-cell table:number-columns-repeated="2"/>
        </table:table-row>
        <table:table-row table:style-name="ro1">
          <table:table-cell office:value-type="float" office:value="0.662489712238312" calcext:value-type="float">
            <text:p>0.662489712238312</text:p>
          </table:table-cell>
          <table:table-cell table:number-columns-repeated="2"/>
        </table:table-row>
        <table:table-row table:style-name="ro1">
          <table:table-cell office:value-type="float" office:value="0.638596296310425" calcext:value-type="float">
            <text:p>0.638596296310425</text:p>
          </table:table-cell>
          <table:table-cell table:number-columns-repeated="2"/>
        </table:table-row>
        <table:table-row table:style-name="ro1">
          <table:table-cell office:value-type="float" office:value="0.768478929996491" calcext:value-type="float">
            <text:p>0.768478929996491</text:p>
          </table:table-cell>
          <table:table-cell table:number-columns-repeated="2"/>
        </table:table-row>
        <table:table-row table:style-name="ro1">
          <table:table-cell office:value-type="float" office:value="0.749045312404633" calcext:value-type="float">
            <text:p>0.749045312404633</text:p>
          </table:table-cell>
          <table:table-cell table:number-columns-repeated="2"/>
        </table:table-row>
        <table:table-row table:style-name="ro1">
          <table:table-cell office:value-type="float" office:value="0.798707127571106" calcext:value-type="float">
            <text:p>0.798707127571106</text:p>
          </table:table-cell>
          <table:table-cell table:number-columns-repeated="2"/>
        </table:table-row>
        <table:table-row table:style-name="ro1">
          <table:table-cell office:value-type="float" office:value="0.771779119968414" calcext:value-type="float">
            <text:p>0.771779119968414</text:p>
          </table:table-cell>
          <table:table-cell table:number-columns-repeated="2"/>
        </table:table-row>
        <table:table-row table:style-name="ro1">
          <table:table-cell office:value-type="float" office:value="0.774144768714905" calcext:value-type="float">
            <text:p>0.774144768714905</text:p>
          </table:table-cell>
          <table:table-cell table:number-columns-repeated="2"/>
        </table:table-row>
        <table:table-row table:style-name="ro1">
          <table:table-cell office:value-type="float" office:value="0.714803218841553" calcext:value-type="float">
            <text:p>0.714803218841553</text:p>
          </table:table-cell>
          <table:table-cell table:number-columns-repeated="2"/>
        </table:table-row>
        <table:table-row table:style-name="ro1">
          <table:table-cell office:value-type="float" office:value="0.723002076148987" calcext:value-type="float">
            <text:p>0.723002076148987</text:p>
          </table:table-cell>
          <table:table-cell table:number-columns-repeated="2"/>
        </table:table-row>
        <table:table-row table:style-name="ro1">
          <table:table-cell office:value-type="float" office:value="0.745112299919128" calcext:value-type="float">
            <text:p>0.745112299919128</text:p>
          </table:table-cell>
          <table:table-cell table:number-columns-repeated="2"/>
        </table:table-row>
        <table:table-row table:style-name="ro1">
          <table:table-cell office:value-type="float" office:value="0.751953423023224" calcext:value-type="float">
            <text:p>0.751953423023224</text:p>
          </table:table-cell>
          <table:table-cell table:number-columns-repeated="2"/>
        </table:table-row>
        <table:table-row table:style-name="ro1">
          <table:table-cell office:value-type="float" office:value="0.768643081188202" calcext:value-type="float">
            <text:p>0.768643081188202</text:p>
          </table:table-cell>
          <table:table-cell table:number-columns-repeated="2"/>
        </table:table-row>
        <table:table-row table:style-name="ro1">
          <table:table-cell office:value-type="float" office:value="0.773190677165985" calcext:value-type="float">
            <text:p>0.773190677165985</text:p>
          </table:table-cell>
          <table:table-cell table:number-columns-repeated="2"/>
        </table:table-row>
        <table:table-row table:style-name="ro1">
          <table:table-cell office:value-type="float" office:value="0.763001441955566" calcext:value-type="float">
            <text:p>0.763001441955566</text:p>
          </table:table-cell>
          <table:table-cell table:number-columns-repeated="2"/>
        </table:table-row>
        <table:table-row table:style-name="ro1">
          <table:table-cell office:value-type="float" office:value="0.783842086791992" calcext:value-type="float">
            <text:p>0.783842086791992</text:p>
          </table:table-cell>
          <table:table-cell table:number-columns-repeated="2"/>
        </table:table-row>
        <table:table-row table:style-name="ro1">
          <table:table-cell office:value-type="float" office:value="0.773546040058136" calcext:value-type="float">
            <text:p>0.773546040058136</text:p>
          </table:table-cell>
          <table:table-cell table:number-columns-repeated="2"/>
        </table:table-row>
        <table:table-row table:style-name="ro1">
          <table:table-cell office:value-type="float" office:value="0.77832305431366" calcext:value-type="float">
            <text:p>0.77832305431366</text:p>
          </table:table-cell>
          <table:table-cell table:number-columns-repeated="2"/>
        </table:table-row>
        <table:table-row table:style-name="ro1">
          <table:table-cell office:value-type="float" office:value="0.784145474433899" calcext:value-type="float">
            <text:p>0.784145474433899</text:p>
          </table:table-cell>
          <table:table-cell table:number-columns-repeated="2"/>
        </table:table-row>
        <table:table-row table:style-name="ro1">
          <table:table-cell office:value-type="float" office:value="0.795239567756653" calcext:value-type="float">
            <text:p>0.795239567756653</text:p>
          </table:table-cell>
          <table:table-cell table:number-columns-repeated="2"/>
        </table:table-row>
        <table:table-row table:style-name="ro1">
          <table:table-cell office:value-type="float" office:value="0.798592925071716" calcext:value-type="float">
            <text:p>0.798592925071716</text:p>
          </table:table-cell>
          <table:table-cell table:number-columns-repeated="2"/>
        </table:table-row>
        <table:table-row table:style-name="ro1">
          <table:table-cell office:value-type="float" office:value="0.810922265052795" calcext:value-type="float">
            <text:p>0.810922265052795</text:p>
          </table:table-cell>
          <table:table-cell table:number-columns-repeated="2"/>
        </table:table-row>
        <table:table-row table:style-name="ro1">
          <table:table-cell office:value-type="float" office:value="0.820242941379547" calcext:value-type="float">
            <text:p>0.820242941379547</text:p>
          </table:table-cell>
          <table:table-cell table:number-columns-repeated="2"/>
        </table:table-row>
        <table:table-row table:style-name="ro1">
          <table:table-cell office:value-type="float" office:value="0.82892256975174" calcext:value-type="float">
            <text:p>0.82892256975174</text:p>
          </table:table-cell>
          <table:table-cell table:number-columns-repeated="2"/>
        </table:table-row>
        <table:table-row table:style-name="ro1">
          <table:table-cell office:value-type="float" office:value="0.819822669029236" calcext:value-type="float">
            <text:p>0.819822669029236</text:p>
          </table:table-cell>
          <table:table-cell table:number-columns-repeated="2"/>
        </table:table-row>
        <table:table-row table:style-name="ro1">
          <table:table-cell office:value-type="float" office:value="0.829305112361908" calcext:value-type="float">
            <text:p>0.829305112361908</text:p>
          </table:table-cell>
          <table:table-cell table:number-columns-repeated="2"/>
        </table:table-row>
        <table:table-row table:style-name="ro1">
          <table:table-cell office:value-type="float" office:value="0.829718708992004" calcext:value-type="float">
            <text:p>0.829718708992004</text:p>
          </table:table-cell>
          <table:table-cell table:number-columns-repeated="2"/>
        </table:table-row>
        <table:table-row table:style-name="ro1">
          <table:table-cell office:value-type="float" office:value="0.845486223697662" calcext:value-type="float">
            <text:p>0.845486223697662</text:p>
          </table:table-cell>
          <table:table-cell table:number-columns-repeated="2"/>
        </table:table-row>
        <table:table-row table:style-name="ro1">
          <table:table-cell office:value-type="float" office:value="0.846207439899445" calcext:value-type="float">
            <text:p>0.846207439899445</text:p>
          </table:table-cell>
          <table:table-cell table:number-columns-repeated="2"/>
        </table:table-row>
        <table:table-row table:style-name="ro1">
          <table:table-cell office:value-type="float" office:value="0.852625072002411" calcext:value-type="float">
            <text:p>0.852625072002411</text:p>
          </table:table-cell>
          <table:table-cell table:number-columns-repeated="2"/>
        </table:table-row>
        <table:table-row table:style-name="ro1">
          <table:table-cell office:value-type="float" office:value="0.850021302700043" calcext:value-type="float">
            <text:p>0.850021302700043</text:p>
          </table:table-cell>
          <table:table-cell table:number-columns-repeated="2"/>
        </table:table-row>
        <table:table-row table:style-name="ro1">
          <table:table-cell office:value-type="float" office:value="0.845304608345032" calcext:value-type="float">
            <text:p>0.845304608345032</text:p>
          </table:table-cell>
          <table:table-cell table:number-columns-repeated="2"/>
        </table:table-row>
        <table:table-row table:style-name="ro1">
          <table:table-cell office:value-type="float" office:value="0.840065062046051" calcext:value-type="float">
            <text:p>0.840065062046051</text:p>
          </table:table-cell>
          <table:table-cell table:number-columns-repeated="2"/>
        </table:table-row>
        <table:table-row table:style-name="ro1">
          <table:table-cell office:value-type="float" office:value="0.836919963359833" calcext:value-type="float">
            <text:p>0.836919963359833</text:p>
          </table:table-cell>
          <table:table-cell table:number-columns-repeated="2"/>
        </table:table-row>
        <table:table-row table:style-name="ro1">
          <table:table-cell office:value-type="float" office:value="0.836082220077515" calcext:value-type="float">
            <text:p>0.836082220077515</text:p>
          </table:table-cell>
          <table:table-cell table:number-columns-repeated="2"/>
        </table:table-row>
        <table:table-row table:style-name="ro1">
          <table:table-cell office:value-type="float" office:value="0.849563181400299" calcext:value-type="float">
            <text:p>0.849563181400299</text:p>
          </table:table-cell>
          <table:table-cell table:number-columns-repeated="2"/>
        </table:table-row>
        <table:table-row table:style-name="ro1">
          <table:table-cell office:value-type="float" office:value="0.832567989826202" calcext:value-type="float">
            <text:p>0.832567989826202</text:p>
          </table:table-cell>
          <table:table-cell table:number-columns-repeated="2"/>
        </table:table-row>
        <table:table-row table:style-name="ro1">
          <table:table-cell office:value-type="float" office:value="0.837919354438782" calcext:value-type="float">
            <text:p>0.837919354438782</text:p>
          </table:table-cell>
          <table:table-cell table:number-columns-repeated="2"/>
        </table:table-row>
        <table:table-row table:style-name="ro1">
          <table:table-cell office:value-type="float" office:value="0.828823506832123" calcext:value-type="float">
            <text:p>0.828823506832123</text:p>
          </table:table-cell>
          <table:table-cell table:number-columns-repeated="2"/>
        </table:table-row>
        <table:table-row table:style-name="ro1">
          <table:table-cell office:value-type="float" office:value="0.832352578639984" calcext:value-type="float">
            <text:p>0.832352578639984</text:p>
          </table:table-cell>
          <table:table-cell table:number-columns-repeated="2"/>
        </table:table-row>
        <table:table-row table:style-name="ro1">
          <table:table-cell office:value-type="float" office:value="0.831081449985504" calcext:value-type="float">
            <text:p>0.831081449985504</text:p>
          </table:table-cell>
          <table:table-cell table:number-columns-repeated="2"/>
        </table:table-row>
        <table:table-row table:style-name="ro1">
          <table:table-cell office:value-type="float" office:value="0.830880224704742" calcext:value-type="float">
            <text:p>0.830880224704742</text:p>
          </table:table-cell>
          <table:table-cell table:number-columns-repeated="2"/>
        </table:table-row>
        <table:table-row table:style-name="ro1">
          <table:table-cell office:value-type="float" office:value="0.830223023891449" calcext:value-type="float">
            <text:p>0.830223023891449</text:p>
          </table:table-cell>
          <table:table-cell table:number-columns-repeated="2"/>
        </table:table-row>
        <table:table-row table:style-name="ro1">
          <table:table-cell office:value-type="float" office:value="0.835540533065796" calcext:value-type="float">
            <text:p>0.835540533065796</text:p>
          </table:table-cell>
          <table:table-cell table:number-columns-repeated="2"/>
        </table:table-row>
        <table:table-row table:style-name="ro1">
          <table:table-cell office:value-type="float" office:value="0.838290393352508" calcext:value-type="float">
            <text:p>0.838290393352508</text:p>
          </table:table-cell>
          <table:table-cell table:number-columns-repeated="2"/>
        </table:table-row>
        <table:table-row table:style-name="ro1">
          <table:table-cell office:value-type="float" office:value="0.840005874633789" calcext:value-type="float">
            <text:p>0.840005874633789</text:p>
          </table:table-cell>
          <table:table-cell table:number-columns-repeated="2"/>
        </table:table-row>
        <table:table-row table:style-name="ro1">
          <table:table-cell office:value-type="float" office:value="0.839652895927429" calcext:value-type="float">
            <text:p>0.839652895927429</text:p>
          </table:table-cell>
          <table:table-cell table:number-columns-repeated="2"/>
        </table:table-row>
        <table:table-row table:style-name="ro1">
          <table:table-cell office:value-type="float" office:value="0.846433162689209" calcext:value-type="float">
            <text:p>0.846433162689209</text:p>
          </table:table-cell>
          <table:table-cell table:number-columns-repeated="2"/>
        </table:table-row>
        <table:table-row table:style-name="ro1">
          <table:table-cell office:value-type="float" office:value="0.844391107559204" calcext:value-type="float">
            <text:p>0.844391107559204</text:p>
          </table:table-cell>
          <table:table-cell table:number-columns-repeated="2"/>
        </table:table-row>
        <table:table-row table:style-name="ro1">
          <table:table-cell office:value-type="float" office:value="0.846325159072876" calcext:value-type="float">
            <text:p>0.846325159072876</text:p>
          </table:table-cell>
          <table:table-cell table:number-columns-repeated="2"/>
        </table:table-row>
        <table:table-row table:style-name="ro1">
          <table:table-cell office:value-type="float" office:value="0.846847534179688" calcext:value-type="float">
            <text:p>0.846847534179688</text:p>
          </table:table-cell>
          <table:table-cell table:number-columns-repeated="2"/>
        </table:table-row>
        <table:table-row table:style-name="ro1">
          <table:table-cell office:value-type="float" office:value="0.849002540111542" calcext:value-type="float">
            <text:p>0.849002540111542</text:p>
          </table:table-cell>
          <table:table-cell table:number-columns-repeated="2"/>
        </table:table-row>
        <table:table-row table:style-name="ro1">
          <table:table-cell office:value-type="float" office:value="0.847743332386017" calcext:value-type="float">
            <text:p>0.847743332386017</text:p>
          </table:table-cell>
          <table:table-cell table:number-columns-repeated="2"/>
        </table:table-row>
        <table:table-row table:style-name="ro1">
          <table:table-cell office:value-type="float" office:value="0.84963595867157" calcext:value-type="float">
            <text:p>0.84963595867157</text:p>
          </table:table-cell>
          <table:table-cell table:number-columns-repeated="2"/>
        </table:table-row>
        <table:table-row table:style-name="ro1">
          <table:table-cell office:value-type="float" office:value="0.848678529262543" calcext:value-type="float">
            <text:p>0.848678529262543</text:p>
          </table:table-cell>
          <table:table-cell table:number-columns-repeated="2"/>
        </table:table-row>
        <table:table-row table:style-name="ro1">
          <table:table-cell office:value-type="float" office:value="0.852018058300018" calcext:value-type="float">
            <text:p>0.852018058300018</text:p>
          </table:table-cell>
          <table:table-cell table:number-columns-repeated="2"/>
        </table:table-row>
        <table:table-row table:style-name="ro1">
          <table:table-cell office:value-type="float" office:value="0.848052799701691" calcext:value-type="float">
            <text:p>0.848052799701691</text:p>
          </table:table-cell>
          <table:table-cell table:number-columns-repeated="2"/>
        </table:table-row>
        <table:table-row table:style-name="ro1">
          <table:table-cell office:value-type="float" office:value="0.848846733570099" calcext:value-type="float">
            <text:p>0.848846733570099</text:p>
          </table:table-cell>
          <table:table-cell table:number-columns-repeated="2"/>
        </table:table-row>
        <table:table-row table:style-name="ro1">
          <table:table-cell office:value-type="float" office:value="0.846347332000732" calcext:value-type="float">
            <text:p>0.846347332000732</text:p>
          </table:table-cell>
          <table:table-cell table:number-columns-repeated="2"/>
        </table:table-row>
        <table:table-row table:style-name="ro1">
          <table:table-cell office:value-type="float" office:value="0.846165776252747" calcext:value-type="float">
            <text:p>0.846165776252747</text:p>
          </table:table-cell>
          <table:table-cell table:number-columns-repeated="2"/>
        </table:table-row>
        <table:table-row table:style-name="ro1">
          <table:table-cell office:value-type="float" office:value="0.843027532100678" calcext:value-type="float">
            <text:p>0.843027532100678</text:p>
          </table:table-cell>
          <table:table-cell table:number-columns-repeated="2"/>
        </table:table-row>
        <table:table-row table:style-name="ro1">
          <table:table-cell office:value-type="float" office:value="0.847795963287354" calcext:value-type="float">
            <text:p>0.847795963287354</text:p>
          </table:table-cell>
          <table:table-cell table:number-columns-repeated="2"/>
        </table:table-row>
        <table:table-row table:style-name="ro1">
          <table:table-cell office:value-type="float" office:value="0.846362471580505" calcext:value-type="float">
            <text:p>0.846362471580505</text:p>
          </table:table-cell>
          <table:table-cell table:number-columns-repeated="2"/>
        </table:table-row>
        <table:table-row table:style-name="ro1">
          <table:table-cell office:value-type="float" office:value="0.846078634262085" calcext:value-type="float">
            <text:p>0.846078634262085</text:p>
          </table:table-cell>
          <table:table-cell table:number-columns-repeated="2"/>
        </table:table-row>
        <table:table-row table:style-name="ro1">
          <table:table-cell office:value-type="float" office:value="0.84534752368927" calcext:value-type="float">
            <text:p>0.84534752368927</text:p>
          </table:table-cell>
          <table:table-cell table:number-columns-repeated="2"/>
        </table:table-row>
        <table:table-row table:style-name="ro1">
          <table:table-cell office:value-type="float" office:value="0.847893059253693" calcext:value-type="float">
            <text:p>0.847893059253693</text:p>
          </table:table-cell>
          <table:table-cell table:number-columns-repeated="2"/>
        </table:table-row>
        <table:table-row table:style-name="ro1">
          <table:table-cell office:value-type="float" office:value="0.850189387798309" calcext:value-type="float">
            <text:p>0.850189387798309</text:p>
          </table:table-cell>
          <table:table-cell table:number-columns-repeated="2"/>
        </table:table-row>
        <table:table-row table:style-name="ro1">
          <table:table-cell office:value-type="float" office:value="0.850903570652008" calcext:value-type="float">
            <text:p>0.850903570652008</text:p>
          </table:table-cell>
          <table:table-cell table:number-columns-repeated="2"/>
        </table:table-row>
        <table:table-row table:style-name="ro1">
          <table:table-cell office:value-type="float" office:value="0.85814505815506" calcext:value-type="float">
            <text:p>0.85814505815506</text:p>
          </table:table-cell>
          <table:table-cell table:number-columns-repeated="2"/>
        </table:table-row>
        <table:table-row table:style-name="ro1">
          <table:table-cell office:value-type="float" office:value="0.860106289386749" calcext:value-type="float">
            <text:p>0.860106289386749</text:p>
          </table:table-cell>
          <table:table-cell table:number-columns-repeated="2"/>
        </table:table-row>
        <table:table-row table:style-name="ro1">
          <table:table-cell office:value-type="float" office:value="0.857131659984589" calcext:value-type="float">
            <text:p>0.857131659984589</text:p>
          </table:table-cell>
          <table:table-cell table:number-columns-repeated="2"/>
        </table:table-row>
        <table:table-row table:style-name="ro1">
          <table:table-cell office:value-type="float" office:value="0.851817965507507" calcext:value-type="float">
            <text:p>0.851817965507507</text:p>
          </table:table-cell>
          <table:table-cell table:number-columns-repeated="2"/>
        </table:table-row>
        <table:table-row table:style-name="ro1">
          <table:table-cell office:value-type="float" office:value="0.849812209606171" calcext:value-type="float">
            <text:p>0.849812209606171</text:p>
          </table:table-cell>
          <table:table-cell table:number-columns-repeated="2"/>
        </table:table-row>
        <table:table-row table:style-name="ro1">
          <table:table-cell office:value-type="float" office:value="0.847162663936615" calcext:value-type="float">
            <text:p>0.847162663936615</text:p>
          </table:table-cell>
          <table:table-cell table:number-columns-repeated="2"/>
        </table:table-row>
        <table:table-row table:style-name="ro1">
          <table:table-cell office:value-type="float" office:value="0.843570530414581" calcext:value-type="float">
            <text:p>0.843570530414581</text:p>
          </table:table-cell>
          <table:table-cell table:number-columns-repeated="2"/>
        </table:table-row>
        <table:table-row table:style-name="ro1">
          <table:table-cell office:value-type="float" office:value="0.845172762870789" calcext:value-type="float">
            <text:p>0.845172762870789</text:p>
          </table:table-cell>
          <table:table-cell table:number-columns-repeated="2"/>
        </table:table-row>
        <table:table-row table:style-name="ro1">
          <table:table-cell office:value-type="float" office:value="0.846512854099274" calcext:value-type="float">
            <text:p>0.846512854099274</text:p>
          </table:table-cell>
          <table:table-cell table:number-columns-repeated="2"/>
        </table:table-row>
        <table:table-row table:style-name="ro1">
          <table:table-cell office:value-type="float" office:value="0.851414918899536" calcext:value-type="float">
            <text:p>0.851414918899536</text:p>
          </table:table-cell>
          <table:table-cell table:number-columns-repeated="2"/>
        </table:table-row>
        <table:table-row table:style-name="ro1">
          <table:table-cell office:value-type="float" office:value="0.849590539932251" calcext:value-type="float">
            <text:p>0.849590539932251</text:p>
          </table:table-cell>
          <table:table-cell table:number-columns-repeated="2"/>
        </table:table-row>
        <table:table-row table:style-name="ro1">
          <table:table-cell office:value-type="float" office:value="0.85149496793747" calcext:value-type="float">
            <text:p>0.85149496793747</text:p>
          </table:table-cell>
          <table:table-cell table:number-columns-repeated="2"/>
        </table:table-row>
        <table:table-row table:style-name="ro1">
          <table:table-cell office:value-type="float" office:value="0.84939181804657" calcext:value-type="float">
            <text:p>0.84939181804657</text:p>
          </table:table-cell>
          <table:table-cell table:number-columns-repeated="2"/>
        </table:table-row>
        <table:table-row table:style-name="ro1">
          <table:table-cell office:value-type="float" office:value="0.851132690906525" calcext:value-type="float">
            <text:p>0.851132690906525</text:p>
          </table:table-cell>
          <table:table-cell table:number-columns-repeated="2"/>
        </table:table-row>
        <table:table-row table:style-name="ro1">
          <table:table-cell office:value-type="float" office:value="0.847215056419373" calcext:value-type="float">
            <text:p>0.847215056419373</text:p>
          </table:table-cell>
          <table:table-cell table:number-columns-repeated="2"/>
        </table:table-row>
        <table:table-row table:style-name="ro1">
          <table:table-cell office:value-type="float" office:value="0.84775698184967" calcext:value-type="float">
            <text:p>0.84775698184967</text:p>
          </table:table-cell>
          <table:table-cell table:number-columns-repeated="2"/>
        </table:table-row>
        <table:table-row table:style-name="ro1">
          <table:table-cell office:value-type="float" office:value="0.845783948898315" calcext:value-type="float">
            <text:p>0.845783948898315</text:p>
          </table:table-cell>
          <table:table-cell table:number-columns-repeated="2"/>
        </table:table-row>
        <table:table-row table:style-name="ro1">
          <table:table-cell office:value-type="float" office:value="0.849149525165558" calcext:value-type="float">
            <text:p>0.849149525165558</text:p>
          </table:table-cell>
          <table:table-cell table:number-columns-repeated="2"/>
        </table:table-row>
        <table:table-row table:style-name="ro1">
          <table:table-cell office:value-type="float" office:value="0.848142981529236" calcext:value-type="float">
            <text:p>0.848142981529236</text:p>
          </table:table-cell>
          <table:table-cell table:number-columns-repeated="2"/>
        </table:table-row>
        <table:table-row table:style-name="ro1">
          <table:table-cell office:value-type="float" office:value="0.846068739891052" calcext:value-type="float">
            <text:p>0.846068739891052</text:p>
          </table:table-cell>
          <table:table-cell table:number-columns-repeated="2"/>
        </table:table-row>
        <table:table-row table:style-name="ro1">
          <table:table-cell office:value-type="float" office:value="0.842526733875275" calcext:value-type="float">
            <text:p>0.842526733875275</text:p>
          </table:table-cell>
          <table:table-cell table:number-columns-repeated="2"/>
        </table:table-row>
        <table:table-row table:style-name="ro1">
          <table:table-cell office:value-type="float" office:value="0.835035443305969" calcext:value-type="float">
            <text:p>0.835035443305969</text:p>
          </table:table-cell>
          <table:table-cell table:number-columns-repeated="2"/>
        </table:table-row>
        <table:table-row table:style-name="ro1">
          <table:table-cell office:value-type="float" office:value="0.834839224815369" calcext:value-type="float">
            <text:p>0.834839224815369</text:p>
          </table:table-cell>
          <table:table-cell table:number-columns-repeated="2"/>
        </table:table-row>
        <table:table-row table:style-name="ro1">
          <table:table-cell office:value-type="float" office:value="0.835698962211609" calcext:value-type="float">
            <text:p>0.835698962211609</text:p>
          </table:table-cell>
          <table:table-cell table:number-columns-repeated="2"/>
        </table:table-row>
        <table:table-row table:style-name="ro1">
          <table:table-cell office:value-type="float" office:value="0.835019409656525" calcext:value-type="float">
            <text:p>0.835019409656525</text:p>
          </table:table-cell>
          <table:table-cell table:number-columns-repeated="2"/>
        </table:table-row>
        <table:table-row table:style-name="ro1">
          <table:table-cell office:value-type="float" office:value="0.830623626708984" calcext:value-type="float">
            <text:p>0.830623626708984</text:p>
          </table:table-cell>
          <table:table-cell table:number-columns-repeated="2"/>
        </table:table-row>
        <table:table-row table:style-name="ro1">
          <table:table-cell office:value-type="float" office:value="0.829020082950592" calcext:value-type="float">
            <text:p>0.829020082950592</text:p>
          </table:table-cell>
          <table:table-cell table:number-columns-repeated="2"/>
        </table:table-row>
        <table:table-row table:style-name="ro1">
          <table:table-cell office:value-type="float" office:value="0.833960175514221" calcext:value-type="float">
            <text:p>0.833960175514221</text:p>
          </table:table-cell>
          <table:table-cell table:number-columns-repeated="2"/>
        </table:table-row>
        <table:table-row table:style-name="ro1">
          <table:table-cell office:value-type="float" office:value="0.831939101219177" calcext:value-type="float">
            <text:p>0.831939101219177</text:p>
          </table:table-cell>
          <table:table-cell table:number-columns-repeated="2"/>
        </table:table-row>
        <table:table-row table:style-name="ro1">
          <table:table-cell office:value-type="float" office:value="0.838687121868133" calcext:value-type="float">
            <text:p>0.838687121868133</text:p>
          </table:table-cell>
          <table:table-cell table:number-columns-repeated="2"/>
        </table:table-row>
        <table:table-row table:style-name="ro1">
          <table:table-cell office:value-type="float" office:value="0.839046061038971" calcext:value-type="float">
            <text:p>0.839046061038971</text:p>
          </table:table-cell>
          <table:table-cell table:number-columns-repeated="2"/>
        </table:table-row>
        <table:table-row table:style-name="ro1">
          <table:table-cell office:value-type="float" office:value="0.839829802513123" calcext:value-type="float">
            <text:p>0.839829802513123</text:p>
          </table:table-cell>
          <table:table-cell table:number-columns-repeated="2"/>
        </table:table-row>
        <table:table-row table:style-name="ro1">
          <table:table-cell office:value-type="float" office:value="0.845274865627289" calcext:value-type="float">
            <text:p>0.845274865627289</text:p>
          </table:table-cell>
          <table:table-cell table:number-columns-repeated="2"/>
        </table:table-row>
        <table:table-row table:style-name="ro1">
          <table:table-cell office:value-type="float" office:value="0.84806227684021" calcext:value-type="float">
            <text:p>0.84806227684021</text:p>
          </table:table-cell>
          <table:table-cell table:number-columns-repeated="2"/>
        </table:table-row>
        <table:table-row table:style-name="ro1">
          <table:table-cell office:value-type="float" office:value="0.838787972927094" calcext:value-type="float">
            <text:p>0.838787972927094</text:p>
          </table:table-cell>
          <table:table-cell table:number-columns-repeated="2"/>
        </table:table-row>
        <table:table-row table:style-name="ro1">
          <table:table-cell office:value-type="float" office:value="0.835661947727203" calcext:value-type="float">
            <text:p>0.835661947727203</text:p>
          </table:table-cell>
          <table:table-cell table:number-columns-repeated="2"/>
        </table:table-row>
        <table:table-row table:style-name="ro1">
          <table:table-cell office:value-type="float" office:value="0.830062925815582" calcext:value-type="float">
            <text:p>0.830062925815582</text:p>
          </table:table-cell>
          <table:table-cell table:number-columns-repeated="2"/>
        </table:table-row>
        <table:table-row table:style-name="ro1">
          <table:table-cell office:value-type="float" office:value="0.830749034881592" calcext:value-type="float">
            <text:p>0.830749034881592</text:p>
          </table:table-cell>
          <table:table-cell table:number-columns-repeated="2"/>
        </table:table-row>
        <table:table-row table:style-name="ro1">
          <table:table-cell office:value-type="float" office:value="0.824373245239258" calcext:value-type="float">
            <text:p>0.824373245239258</text:p>
          </table:table-cell>
          <table:table-cell table:number-columns-repeated="2"/>
        </table:table-row>
        <table:table-row table:style-name="ro1">
          <table:table-cell office:value-type="float" office:value="0.826564013957977" calcext:value-type="float">
            <text:p>0.826564013957977</text:p>
          </table:table-cell>
          <table:table-cell table:number-columns-repeated="2"/>
        </table:table-row>
        <table:table-row table:style-name="ro1">
          <table:table-cell office:value-type="float" office:value="0.825347781181335" calcext:value-type="float">
            <text:p>0.825347781181335</text:p>
          </table:table-cell>
          <table:table-cell table:number-columns-repeated="2"/>
        </table:table-row>
        <table:table-row table:style-name="ro1">
          <table:table-cell office:value-type="float" office:value="0.824853718280792" calcext:value-type="float">
            <text:p>0.824853718280792</text:p>
          </table:table-cell>
          <table:table-cell table:number-columns-repeated="2"/>
        </table:table-row>
        <table:table-row table:style-name="ro1">
          <table:table-cell office:value-type="float" office:value="0.822633445262909" calcext:value-type="float">
            <text:p>0.822633445262909</text:p>
          </table:table-cell>
          <table:table-cell table:number-columns-repeated="2"/>
        </table:table-row>
        <table:table-row table:style-name="ro1">
          <table:table-cell office:value-type="float" office:value="0.832009077072144" calcext:value-type="float">
            <text:p>0.832009077072144</text:p>
          </table:table-cell>
          <table:table-cell table:number-columns-repeated="2"/>
        </table:table-row>
        <table:table-row table:style-name="ro1">
          <table:table-cell office:value-type="float" office:value="0.837045550346375" calcext:value-type="float">
            <text:p>0.837045550346375</text:p>
          </table:table-cell>
          <table:table-cell table:number-columns-repeated="2"/>
        </table:table-row>
        <table:table-row table:style-name="ro1">
          <table:table-cell office:value-type="float" office:value="0.83460146188736" calcext:value-type="float">
            <text:p>0.83460146188736</text:p>
          </table:table-cell>
          <table:table-cell table:number-columns-repeated="2"/>
        </table:table-row>
        <table:table-row table:style-name="ro1">
          <table:table-cell office:value-type="float" office:value="0.834114670753479" calcext:value-type="float">
            <text:p>0.834114670753479</text:p>
          </table:table-cell>
          <table:table-cell table:number-columns-repeated="2"/>
        </table:table-row>
        <table:table-row table:style-name="ro1">
          <table:table-cell office:value-type="float" office:value="0.834570467472076" calcext:value-type="float">
            <text:p>0.834570467472076</text:p>
          </table:table-cell>
          <table:table-cell table:number-columns-repeated="2"/>
        </table:table-row>
        <table:table-row table:style-name="ro1">
          <table:table-cell office:value-type="float" office:value="0.831107378005981" calcext:value-type="float">
            <text:p>0.831107378005981</text:p>
          </table:table-cell>
          <table:table-cell table:number-columns-repeated="2"/>
        </table:table-row>
        <table:table-row table:style-name="ro1">
          <table:table-cell office:value-type="float" office:value="0.824569880962372" calcext:value-type="float">
            <text:p>0.824569880962372</text:p>
          </table:table-cell>
          <table:table-cell table:number-columns-repeated="2"/>
        </table:table-row>
        <table:table-row table:style-name="ro1">
          <table:table-cell office:value-type="float" office:value="0.823771595954895" calcext:value-type="float">
            <text:p>0.823771595954895</text:p>
          </table:table-cell>
          <table:table-cell table:number-columns-repeated="2"/>
        </table:table-row>
        <table:table-row table:style-name="ro1">
          <table:table-cell office:value-type="float" office:value="0.826029419898987" calcext:value-type="float">
            <text:p>0.826029419898987</text:p>
          </table:table-cell>
          <table:table-cell table:number-columns-repeated="2"/>
        </table:table-row>
        <table:table-row table:style-name="ro1">
          <table:table-cell office:value-type="float" office:value="0.828561782836914" calcext:value-type="float">
            <text:p>0.828561782836914</text:p>
          </table:table-cell>
          <table:table-cell table:number-columns-repeated="2"/>
        </table:table-row>
        <table:table-row table:style-name="ro1">
          <table:table-cell office:value-type="float" office:value="0.82662570476532" calcext:value-type="float">
            <text:p>0.82662570476532</text:p>
          </table:table-cell>
          <table:table-cell table:number-columns-repeated="2"/>
        </table:table-row>
        <table:table-row table:style-name="ro1">
          <table:table-cell office:value-type="float" office:value="0.831392407417297" calcext:value-type="float">
            <text:p>0.831392407417297</text:p>
          </table:table-cell>
          <table:table-cell table:number-columns-repeated="2"/>
        </table:table-row>
        <table:table-row table:style-name="ro1">
          <table:table-cell office:value-type="float" office:value="0.829241931438446" calcext:value-type="float">
            <text:p>0.829241931438446</text:p>
          </table:table-cell>
          <table:table-cell table:number-columns-repeated="2"/>
        </table:table-row>
        <table:table-row table:style-name="ro1">
          <table:table-cell office:value-type="float" office:value="0.828601121902466" calcext:value-type="float">
            <text:p>0.828601121902466</text:p>
          </table:table-cell>
          <table:table-cell table:number-columns-repeated="2"/>
        </table:table-row>
        <table:table-row table:style-name="ro1">
          <table:table-cell office:value-type="float" office:value="0.836179077625275" calcext:value-type="float">
            <text:p>0.836179077625275</text:p>
          </table:table-cell>
          <table:table-cell table:number-columns-repeated="2"/>
        </table:table-row>
        <table:table-row table:style-name="ro1">
          <table:table-cell office:value-type="float" office:value="0.832376301288605" calcext:value-type="float">
            <text:p>0.832376301288605</text:p>
          </table:table-cell>
          <table:table-cell table:number-columns-repeated="2"/>
        </table:table-row>
        <table:table-row table:style-name="ro1">
          <table:table-cell office:value-type="float" office:value="0.833041369915008" calcext:value-type="float">
            <text:p>0.833041369915008</text:p>
          </table:table-cell>
          <table:table-cell table:number-columns-repeated="2"/>
        </table:table-row>
        <table:table-row table:style-name="ro1">
          <table:table-cell office:value-type="float" office:value="0.829595863819122" calcext:value-type="float">
            <text:p>0.829595863819122</text:p>
          </table:table-cell>
          <table:table-cell table:number-columns-repeated="2"/>
        </table:table-row>
        <table:table-row table:style-name="ro1">
          <table:table-cell office:value-type="float" office:value="0.827483892440796" calcext:value-type="float">
            <text:p>0.827483892440796</text:p>
          </table:table-cell>
          <table:table-cell table:number-columns-repeated="2"/>
        </table:table-row>
        <table:table-row table:style-name="ro1">
          <table:table-cell office:value-type="float" office:value="0.355843186378479" calcext:value-type="float">
            <text:p>0.355843186378479</text:p>
          </table:table-cell>
          <table:table-cell table:number-columns-repeated="2"/>
        </table:table-row>
        <table:table-row table:style-name="ro1">
          <table:table-cell office:value-type="float" office:value="0.821202754974365" calcext:value-type="float">
            <text:p>0.821202754974365</text:p>
          </table:table-cell>
          <table:table-cell table:number-columns-repeated="2"/>
        </table:table-row>
        <table:table-row table:style-name="ro1">
          <table:table-cell office:value-type="float" office:value="0.794490098953247" calcext:value-type="float">
            <text:p>0.794490098953247</text:p>
          </table:table-cell>
          <table:table-cell table:number-columns-repeated="2"/>
        </table:table-row>
        <table:table-row table:style-name="ro1">
          <table:table-cell office:value-type="float" office:value="0.891193628311157" calcext:value-type="float">
            <text:p>0.891193628311157</text:p>
          </table:table-cell>
          <table:table-cell table:number-columns-repeated="2"/>
        </table:table-row>
        <table:table-row table:style-name="ro1">
          <table:table-cell office:value-type="float" office:value="0.755184054374695" calcext:value-type="float">
            <text:p>0.755184054374695</text:p>
          </table:table-cell>
          <table:table-cell table:number-columns-repeated="2"/>
        </table:table-row>
        <table:table-row table:style-name="ro1">
          <table:table-cell office:value-type="float" office:value="0.906832635402679" calcext:value-type="float">
            <text:p>0.906832635402679</text:p>
          </table:table-cell>
          <table:table-cell table:number-columns-repeated="2"/>
        </table:table-row>
        <table:table-row table:style-name="ro1">
          <table:table-cell office:value-type="float" office:value="0.746430516242981" calcext:value-type="float">
            <text:p>0.746430516242981</text:p>
          </table:table-cell>
          <table:table-cell table:number-columns-repeated="2"/>
        </table:table-row>
        <table:table-row table:style-name="ro1">
          <table:table-cell office:value-type="float" office:value="0.909239649772644" calcext:value-type="float">
            <text:p>0.909239649772644</text:p>
          </table:table-cell>
          <table:table-cell table:number-columns-repeated="2"/>
        </table:table-row>
        <table:table-row table:style-name="ro1">
          <table:table-cell office:value-type="float" office:value="0.715078115463257" calcext:value-type="float">
            <text:p>0.715078115463257</text:p>
          </table:table-cell>
          <table:table-cell table:number-columns-repeated="2"/>
        </table:table-row>
        <table:table-row table:style-name="ro1">
          <table:table-cell office:value-type="float" office:value="0.904526770114899" calcext:value-type="float">
            <text:p>0.904526770114899</text:p>
          </table:table-cell>
          <table:table-cell table:number-columns-repeated="2"/>
        </table:table-row>
        <table:table-row table:style-name="ro1">
          <table:table-cell office:value-type="float" office:value="0.738634049892426" calcext:value-type="float">
            <text:p>0.738634049892426</text:p>
          </table:table-cell>
          <table:table-cell table:number-columns-repeated="2"/>
        </table:table-row>
        <table:table-row table:style-name="ro1">
          <table:table-cell office:value-type="float" office:value="0.951407551765442" calcext:value-type="float">
            <text:p>0.951407551765442</text:p>
          </table:table-cell>
          <table:table-cell table:number-columns-repeated="2"/>
        </table:table-row>
        <table:table-row table:style-name="ro1">
          <table:table-cell office:value-type="float" office:value="0.671540319919586" calcext:value-type="float">
            <text:p>0.671540319919586</text:p>
          </table:table-cell>
          <table:table-cell table:number-columns-repeated="2"/>
        </table:table-row>
        <table:table-row table:style-name="ro1">
          <table:table-cell office:value-type="float" office:value="0.954683780670166" calcext:value-type="float">
            <text:p>0.954683780670166</text:p>
          </table:table-cell>
          <table:table-cell table:number-columns-repeated="2"/>
        </table:table-row>
        <table:table-row table:style-name="ro1">
          <table:table-cell office:value-type="float" office:value="0.671438872814178" calcext:value-type="float">
            <text:p>0.671438872814178</text:p>
          </table:table-cell>
          <table:table-cell table:number-columns-repeated="2"/>
        </table:table-row>
        <table:table-row table:style-name="ro1">
          <table:table-cell office:value-type="float" office:value="0.949399948120117" calcext:value-type="float">
            <text:p>0.949399948120117</text:p>
          </table:table-cell>
          <table:table-cell table:number-columns-repeated="2"/>
        </table:table-row>
        <table:table-row table:style-name="ro1">
          <table:table-cell office:value-type="float" office:value="0.700203239917755" calcext:value-type="float">
            <text:p>0.700203239917755</text:p>
          </table:table-cell>
          <table:table-cell table:number-columns-repeated="2"/>
        </table:table-row>
        <table:table-row table:style-name="ro1">
          <table:table-cell office:value-type="float" office:value="0.96142852306366" calcext:value-type="float">
            <text:p>0.96142852306366</text:p>
          </table:table-cell>
          <table:table-cell table:number-columns-repeated="2"/>
        </table:table-row>
        <table:table-row table:style-name="ro1">
          <table:table-cell office:value-type="float" office:value="0.702727317810059" calcext:value-type="float">
            <text:p>0.702727317810059</text:p>
          </table:table-cell>
          <table:table-cell table:number-columns-repeated="2"/>
        </table:table-row>
        <table:table-row table:style-name="ro1">
          <table:table-cell office:value-type="float" office:value="0.948064982891083" calcext:value-type="float">
            <text:p>0.948064982891083</text:p>
          </table:table-cell>
          <table:table-cell table:number-columns-repeated="2"/>
        </table:table-row>
        <table:table-row table:style-name="ro1">
          <table:table-cell office:value-type="float" office:value="0.676364958286285" calcext:value-type="float">
            <text:p>0.676364958286285</text:p>
          </table:table-cell>
          <table:table-cell table:number-columns-repeated="2"/>
        </table:table-row>
        <table:table-row table:style-name="ro1">
          <table:table-cell office:value-type="float" office:value="0.959414124488831" calcext:value-type="float">
            <text:p>0.959414124488831</text:p>
          </table:table-cell>
          <table:table-cell table:number-columns-repeated="2"/>
        </table:table-row>
        <table:table-row table:style-name="ro1">
          <table:table-cell office:value-type="float" office:value="0.61358380317688" calcext:value-type="float">
            <text:p>0.61358380317688</text:p>
          </table:table-cell>
          <table:table-cell table:number-columns-repeated="2"/>
        </table:table-row>
        <table:table-row table:style-name="ro1">
          <table:table-cell office:value-type="float" office:value="0.963562786579132" calcext:value-type="float">
            <text:p>0.963562786579132</text:p>
          </table:table-cell>
          <table:table-cell table:number-columns-repeated="2"/>
        </table:table-row>
        <table:table-row table:style-name="ro1">
          <table:table-cell office:value-type="float" office:value="0.520246922969818" calcext:value-type="float">
            <text:p>0.520246922969818</text:p>
          </table:table-cell>
          <table:table-cell table:number-columns-repeated="2"/>
        </table:table-row>
        <table:table-row table:style-name="ro1">
          <table:table-cell office:value-type="float" office:value="0.955514490604401" calcext:value-type="float">
            <text:p>0.955514490604401</text:p>
          </table:table-cell>
          <table:table-cell table:number-columns-repeated="2"/>
        </table:table-row>
        <table:table-row table:style-name="ro1">
          <table:table-cell office:value-type="float" office:value="0.68767648935318" calcext:value-type="float">
            <text:p>0.68767648935318</text:p>
          </table:table-cell>
          <table:table-cell table:number-columns-repeated="2"/>
        </table:table-row>
        <table:table-row table:style-name="ro1">
          <table:table-cell office:value-type="float" office:value="0.960076749324799" calcext:value-type="float">
            <text:p>0.960076749324799</text:p>
          </table:table-cell>
          <table:table-cell table:number-columns-repeated="2"/>
        </table:table-row>
        <table:table-row table:style-name="ro1">
          <table:table-cell office:value-type="float" office:value="0.796708762645721" calcext:value-type="float">
            <text:p>0.796708762645721</text:p>
          </table:table-cell>
          <table:table-cell table:number-columns-repeated="2"/>
        </table:table-row>
        <table:table-row table:style-name="ro1">
          <table:table-cell office:value-type="float" office:value="0.957880795001983" calcext:value-type="float">
            <text:p>0.957880795001983</text:p>
          </table:table-cell>
          <table:table-cell table:number-columns-repeated="2"/>
        </table:table-row>
        <table:table-row table:style-name="ro1">
          <table:table-cell office:value-type="float" office:value="0.806272268295288" calcext:value-type="float">
            <text:p>0.806272268295288</text:p>
          </table:table-cell>
          <table:table-cell table:number-columns-repeated="2"/>
        </table:table-row>
        <table:table-row table:style-name="ro1">
          <table:table-cell office:value-type="float" office:value="0.961487412452698" calcext:value-type="float">
            <text:p>0.961487412452698</text:p>
          </table:table-cell>
          <table:table-cell table:number-columns-repeated="2"/>
        </table:table-row>
        <table:table-row table:style-name="ro1">
          <table:table-cell office:value-type="float" office:value="0.798268735408783" calcext:value-type="float">
            <text:p>0.798268735408783</text:p>
          </table:table-cell>
          <table:table-cell table:number-columns-repeated="2"/>
        </table:table-row>
        <table:table-row table:style-name="ro1">
          <table:table-cell office:value-type="float" office:value="0.953885316848755" calcext:value-type="float">
            <text:p>0.953885316848755</text:p>
          </table:table-cell>
          <table:table-cell table:number-columns-repeated="2"/>
        </table:table-row>
        <table:table-row table:style-name="ro1">
          <table:table-cell office:value-type="float" office:value="0.822928488254547" calcext:value-type="float">
            <text:p>0.822928488254547</text:p>
          </table:table-cell>
          <table:table-cell table:number-columns-repeated="2"/>
        </table:table-row>
        <table:table-row table:style-name="ro1">
          <table:table-cell office:value-type="float" office:value="0.967764377593994" calcext:value-type="float">
            <text:p>0.967764377593994</text:p>
          </table:table-cell>
          <table:table-cell table:number-columns-repeated="2"/>
        </table:table-row>
        <table:table-row table:style-name="ro1">
          <table:table-cell office:value-type="float" office:value="0.83295089006424" calcext:value-type="float">
            <text:p>0.83295089006424</text:p>
          </table:table-cell>
          <table:table-cell table:number-columns-repeated="2"/>
        </table:table-row>
        <table:table-row table:style-name="ro1">
          <table:table-cell office:value-type="float" office:value="0.910367965698242" calcext:value-type="float">
            <text:p>0.910367965698242</text:p>
          </table:table-cell>
          <table:table-cell table:number-columns-repeated="2"/>
        </table:table-row>
        <table:table-row table:style-name="ro1">
          <table:table-cell office:value-type="float" office:value="0.838292598724365" calcext:value-type="float">
            <text:p>0.838292598724365</text:p>
          </table:table-cell>
          <table:table-cell table:number-columns-repeated="2"/>
        </table:table-row>
        <table:table-row table:style-name="ro1">
          <table:table-cell office:value-type="float" office:value="0.965566277503967" calcext:value-type="float">
            <text:p>0.965566277503967</text:p>
          </table:table-cell>
          <table:table-cell table:number-columns-repeated="2"/>
        </table:table-row>
        <table:table-row table:style-name="ro1">
          <table:table-cell office:value-type="float" office:value="0.838077425956726" calcext:value-type="float">
            <text:p>0.838077425956726</text:p>
          </table:table-cell>
          <table:table-cell table:number-columns-repeated="2"/>
        </table:table-row>
        <table:table-row table:style-name="ro1">
          <table:table-cell office:value-type="float" office:value="0.954212009906769" calcext:value-type="float">
            <text:p>0.954212009906769</text:p>
          </table:table-cell>
          <table:table-cell table:number-columns-repeated="2"/>
        </table:table-row>
        <table:table-row table:style-name="ro1">
          <table:table-cell office:value-type="float" office:value="0.840146839618683" calcext:value-type="float">
            <text:p>0.840146839618683</text:p>
          </table:table-cell>
          <table:table-cell table:number-columns-repeated="2"/>
        </table:table-row>
        <table:table-row table:style-name="ro1">
          <table:table-cell office:value-type="float" office:value="0.958148956298828" calcext:value-type="float">
            <text:p>0.958148956298828</text:p>
          </table:table-cell>
          <table:table-cell table:number-columns-repeated="2"/>
        </table:table-row>
        <table:table-row table:style-name="ro1">
          <table:table-cell office:value-type="float" office:value="0.838112950325012" calcext:value-type="float">
            <text:p>0.838112950325012</text:p>
          </table:table-cell>
          <table:table-cell table:number-columns-repeated="2"/>
        </table:table-row>
        <table:table-row table:style-name="ro1">
          <table:table-cell office:value-type="float" office:value="0.961968958377838" calcext:value-type="float">
            <text:p>0.961968958377838</text:p>
          </table:table-cell>
          <table:table-cell table:number-columns-repeated="2"/>
        </table:table-row>
        <table:table-row table:style-name="ro1">
          <table:table-cell office:value-type="float" office:value="0.82579916715622" calcext:value-type="float">
            <text:p>0.82579916715622</text:p>
          </table:table-cell>
          <table:table-cell table:number-columns-repeated="2"/>
        </table:table-row>
        <table:table-row table:style-name="ro1">
          <table:table-cell office:value-type="float" office:value="0.964797794818878" calcext:value-type="float">
            <text:p>0.964797794818878</text:p>
          </table:table-cell>
          <table:table-cell table:number-columns-repeated="2"/>
        </table:table-row>
        <table:table-row table:style-name="ro1">
          <table:table-cell office:value-type="float" office:value="0.830734729766846" calcext:value-type="float">
            <text:p>0.830734729766846</text:p>
          </table:table-cell>
          <table:table-cell table:number-columns-repeated="2"/>
        </table:table-row>
        <table:table-row table:style-name="ro1">
          <table:table-cell office:value-type="float" office:value="0.954638063907623" calcext:value-type="float">
            <text:p>0.954638063907623</text:p>
          </table:table-cell>
          <table:table-cell table:number-columns-repeated="2"/>
        </table:table-row>
        <table:table-row table:style-name="ro1">
          <table:table-cell office:value-type="float" office:value="0.830432593822479" calcext:value-type="float">
            <text:p>0.830432593822479</text:p>
          </table:table-cell>
          <table:table-cell table:number-columns-repeated="2"/>
        </table:table-row>
        <table:table-row table:style-name="ro1">
          <table:table-cell office:value-type="float" office:value="0.946537911891937" calcext:value-type="float">
            <text:p>0.946537911891937</text:p>
          </table:table-cell>
          <table:table-cell table:number-columns-repeated="2"/>
        </table:table-row>
        <table:table-row table:style-name="ro1">
          <table:table-cell office:value-type="float" office:value="0.829226195812225" calcext:value-type="float">
            <text:p>0.829226195812225</text:p>
          </table:table-cell>
          <table:table-cell table:number-columns-repeated="2"/>
        </table:table-row>
        <table:table-row table:style-name="ro1">
          <table:table-cell office:value-type="float" office:value="0.968314826488495" calcext:value-type="float">
            <text:p>0.968314826488495</text:p>
          </table:table-cell>
          <table:table-cell table:number-columns-repeated="2"/>
        </table:table-row>
        <table:table-row table:style-name="ro1">
          <table:table-cell office:value-type="float" office:value="0.837947487831116" calcext:value-type="float">
            <text:p>0.837947487831116</text:p>
          </table:table-cell>
          <table:table-cell table:number-columns-repeated="2"/>
        </table:table-row>
        <table:table-row table:style-name="ro1">
          <table:table-cell office:value-type="float" office:value="0.948855936527252" calcext:value-type="float">
            <text:p>0.948855936527252</text:p>
          </table:table-cell>
          <table:table-cell table:number-columns-repeated="2"/>
        </table:table-row>
        <table:table-row table:style-name="ro1">
          <table:table-cell office:value-type="float" office:value="0.836907625198364" calcext:value-type="float">
            <text:p>0.836907625198364</text:p>
          </table:table-cell>
          <table:table-cell table:number-columns-repeated="2"/>
        </table:table-row>
        <table:table-row table:style-name="ro1">
          <table:table-cell office:value-type="float" office:value="0.956290245056152" calcext:value-type="float">
            <text:p>0.956290245056152</text:p>
          </table:table-cell>
          <table:table-cell table:number-columns-repeated="2"/>
        </table:table-row>
        <table:table-row table:style-name="ro1">
          <table:table-cell office:value-type="float" office:value="0.84996622800827" calcext:value-type="float">
            <text:p>0.84996622800827</text:p>
          </table:table-cell>
          <table:table-cell table:number-columns-repeated="2"/>
        </table:table-row>
        <table:table-row table:style-name="ro1">
          <table:table-cell office:value-type="float" office:value="0.950669705867767" calcext:value-type="float">
            <text:p>0.950669705867767</text:p>
          </table:table-cell>
          <table:table-cell table:number-columns-repeated="2"/>
        </table:table-row>
        <table:table-row table:style-name="ro1">
          <table:table-cell office:value-type="float" office:value="0.841636836528778" calcext:value-type="float">
            <text:p>0.841636836528778</text:p>
          </table:table-cell>
          <table:table-cell table:number-columns-repeated="2"/>
        </table:table-row>
        <table:table-row table:style-name="ro1">
          <table:table-cell office:value-type="float" office:value="0.962506651878357" calcext:value-type="float">
            <text:p>0.962506651878357</text:p>
          </table:table-cell>
          <table:table-cell table:number-columns-repeated="2"/>
        </table:table-row>
        <table:table-row table:style-name="ro1">
          <table:table-cell office:value-type="float" office:value="0.847582697868347" calcext:value-type="float">
            <text:p>0.847582697868347</text:p>
          </table:table-cell>
          <table:table-cell table:number-columns-repeated="2"/>
        </table:table-row>
        <table:table-row table:style-name="ro1">
          <table:table-cell office:value-type="float" office:value="0.957275986671448" calcext:value-type="float">
            <text:p>0.957275986671448</text:p>
          </table:table-cell>
          <table:table-cell table:number-columns-repeated="2"/>
        </table:table-row>
        <table:table-row table:style-name="ro1">
          <table:table-cell office:value-type="float" office:value="0.844122171401977" calcext:value-type="float">
            <text:p>0.844122171401977</text:p>
          </table:table-cell>
          <table:table-cell table:number-columns-repeated="2"/>
        </table:table-row>
        <table:table-row table:style-name="ro1">
          <table:table-cell office:value-type="float" office:value="0.949055731296539" calcext:value-type="float">
            <text:p>0.949055731296539</text:p>
          </table:table-cell>
          <table:table-cell table:number-columns-repeated="2"/>
        </table:table-row>
        <table:table-row table:style-name="ro1">
          <table:table-cell office:value-type="float" office:value="0.844806015491486" calcext:value-type="float">
            <text:p>0.844806015491486</text:p>
          </table:table-cell>
          <table:table-cell table:number-columns-repeated="2"/>
        </table:table-row>
        <table:table-row table:style-name="ro1">
          <table:table-cell office:value-type="float" office:value="0.942316830158233" calcext:value-type="float">
            <text:p>0.942316830158233</text:p>
          </table:table-cell>
          <table:table-cell table:number-columns-repeated="2"/>
        </table:table-row>
        <table:table-row table:style-name="ro1">
          <table:table-cell office:value-type="float" office:value="0.827306151390076" calcext:value-type="float">
            <text:p>0.827306151390076</text:p>
          </table:table-cell>
          <table:table-cell table:number-columns-repeated="2"/>
        </table:table-row>
        <table:table-row table:style-name="ro1">
          <table:table-cell office:value-type="float" office:value="0.943502962589264" calcext:value-type="float">
            <text:p>0.943502962589264</text:p>
          </table:table-cell>
          <table:table-cell table:number-columns-repeated="2"/>
        </table:table-row>
        <table:table-row table:style-name="ro1">
          <table:table-cell office:value-type="float" office:value="0.828919470310211" calcext:value-type="float">
            <text:p>0.828919470310211</text:p>
          </table:table-cell>
          <table:table-cell table:number-columns-repeated="2"/>
        </table:table-row>
        <table:table-row table:style-name="ro1">
          <table:table-cell office:value-type="float" office:value="0.945641279220581" calcext:value-type="float">
            <text:p>0.945641279220581</text:p>
          </table:table-cell>
          <table:table-cell table:number-columns-repeated="2"/>
        </table:table-row>
        <table:table-row table:style-name="ro1">
          <table:table-cell office:value-type="float" office:value="0.830801904201508" calcext:value-type="float">
            <text:p>0.830801904201508</text:p>
          </table:table-cell>
          <table:table-cell table:number-columns-repeated="2"/>
        </table:table-row>
        <table:table-row table:style-name="ro1">
          <table:table-cell office:value-type="float" office:value="0.947067022323608" calcext:value-type="float">
            <text:p>0.947067022323608</text:p>
          </table:table-cell>
          <table:table-cell table:number-columns-repeated="2"/>
        </table:table-row>
        <table:table-row table:style-name="ro1">
          <table:table-cell office:value-type="float" office:value="0.841631531715393" calcext:value-type="float">
            <text:p>0.841631531715393</text:p>
          </table:table-cell>
          <table:table-cell table:number-columns-repeated="2"/>
        </table:table-row>
        <table:table-row table:style-name="ro1">
          <table:table-cell office:value-type="float" office:value="0.92649781703949" calcext:value-type="float">
            <text:p>0.92649781703949</text:p>
          </table:table-cell>
          <table:table-cell table:number-columns-repeated="2"/>
        </table:table-row>
        <table:table-row table:style-name="ro1">
          <table:table-cell office:value-type="float" office:value="0.84007054567337" calcext:value-type="float">
            <text:p>0.84007054567337</text:p>
          </table:table-cell>
          <table:table-cell table:number-columns-repeated="2"/>
        </table:table-row>
        <table:table-row table:style-name="ro1">
          <table:table-cell office:value-type="float" office:value="0.937786877155304" calcext:value-type="float">
            <text:p>0.937786877155304</text:p>
          </table:table-cell>
          <table:table-cell table:number-columns-repeated="2"/>
        </table:table-row>
        <table:table-row table:style-name="ro1">
          <table:table-cell office:value-type="float" office:value="0.842368006706238" calcext:value-type="float">
            <text:p>0.842368006706238</text:p>
          </table:table-cell>
          <table:table-cell table:number-columns-repeated="2"/>
        </table:table-row>
        <table:table-row table:style-name="ro1">
          <table:table-cell office:value-type="float" office:value="0.940773546695709" calcext:value-type="float">
            <text:p>0.940773546695709</text:p>
          </table:table-cell>
          <table:table-cell table:number-columns-repeated="2"/>
        </table:table-row>
        <table:table-row table:style-name="ro1">
          <table:table-cell office:value-type="float" office:value="0.838890552520752" calcext:value-type="float">
            <text:p>0.838890552520752</text:p>
          </table:table-cell>
          <table:table-cell table:number-columns-repeated="2"/>
        </table:table-row>
        <table:table-row table:style-name="ro1">
          <table:table-cell office:value-type="float" office:value="0.949155926704407" calcext:value-type="float">
            <text:p>0.949155926704407</text:p>
          </table:table-cell>
          <table:table-cell table:number-columns-repeated="2"/>
        </table:table-row>
        <table:table-row table:style-name="ro1">
          <table:table-cell office:value-type="float" office:value="0.842361509799957" calcext:value-type="float">
            <text:p>0.842361509799957</text:p>
          </table:table-cell>
          <table:table-cell table:number-columns-repeated="2"/>
        </table:table-row>
        <table:table-row table:style-name="ro1">
          <table:table-cell office:value-type="float" office:value="0.924285531044006" calcext:value-type="float">
            <text:p>0.924285531044006</text:p>
          </table:table-cell>
          <table:table-cell table:number-columns-repeated="2"/>
        </table:table-row>
        <table:table-row table:style-name="ro1">
          <table:table-cell office:value-type="float" office:value="0.61737734079361" calcext:value-type="float">
            <text:p>0.61737734079361</text:p>
          </table:table-cell>
          <table:table-cell table:number-columns-repeated="2"/>
        </table:table-row>
        <table:table-row table:style-name="ro1">
          <table:table-cell office:value-type="float" office:value="0.845658481121063" calcext:value-type="float">
            <text:p>0.845658481121063</text:p>
          </table:table-cell>
          <table:table-cell table:number-columns-repeated="2"/>
        </table:table-row>
        <table:table-row table:style-name="ro1">
          <table:table-cell office:value-type="float" office:value="0.84494686126709" calcext:value-type="float">
            <text:p>0.84494686126709</text:p>
          </table:table-cell>
          <table:table-cell table:number-columns-repeated="2"/>
        </table:table-row>
        <table:table-row table:style-name="ro1">
          <table:table-cell office:value-type="float" office:value="0.857121109962463" calcext:value-type="float">
            <text:p>0.857121109962463</text:p>
          </table:table-cell>
          <table:table-cell table:number-columns-repeated="2"/>
        </table:table-row>
        <table:table-row table:style-name="ro1">
          <table:table-cell office:value-type="float" office:value="0.844464898109436" calcext:value-type="float">
            <text:p>0.844464898109436</text:p>
          </table:table-cell>
          <table:table-cell table:number-columns-repeated="2"/>
        </table:table-row>
        <table:table-row table:style-name="ro1">
          <table:table-cell office:value-type="float" office:value="0.896283149719238" calcext:value-type="float">
            <text:p>0.896283149719238</text:p>
          </table:table-cell>
          <table:table-cell table:number-columns-repeated="2"/>
        </table:table-row>
        <table:table-row table:style-name="ro1">
          <table:table-cell office:value-type="float" office:value="0.844241917133331" calcext:value-type="float">
            <text:p>0.844241917133331</text:p>
          </table:table-cell>
          <table:table-cell table:number-columns-repeated="2"/>
        </table:table-row>
        <table:table-row table:style-name="ro1">
          <table:table-cell office:value-type="float" office:value="0.896687269210815" calcext:value-type="float">
            <text:p>0.896687269210815</text:p>
          </table:table-cell>
          <table:table-cell table:number-columns-repeated="2"/>
        </table:table-row>
        <table:table-row table:style-name="ro1">
          <table:table-cell office:value-type="float" office:value="0.843887805938721" calcext:value-type="float">
            <text:p>0.843887805938721</text:p>
          </table:table-cell>
          <table:table-cell table:number-columns-repeated="2"/>
        </table:table-row>
        <table:table-row table:style-name="ro1">
          <table:table-cell office:value-type="float" office:value="0.897942066192627" calcext:value-type="float">
            <text:p>0.897942066192627</text:p>
          </table:table-cell>
          <table:table-cell table:number-columns-repeated="2"/>
        </table:table-row>
        <table:table-row table:style-name="ro1">
          <table:table-cell office:value-type="float" office:value="0.844130873680115" calcext:value-type="float">
            <text:p>0.844130873680115</text:p>
          </table:table-cell>
          <table:table-cell table:number-columns-repeated="2"/>
        </table:table-row>
        <table:table-row table:style-name="ro1">
          <table:table-cell office:value-type="float" office:value="0.921733260154724" calcext:value-type="float">
            <text:p>0.921733260154724</text:p>
          </table:table-cell>
          <table:table-cell table:number-columns-repeated="2"/>
        </table:table-row>
        <table:table-row table:style-name="ro1">
          <table:table-cell office:value-type="float" office:value="0.843394935131073" calcext:value-type="float">
            <text:p>0.843394935131073</text:p>
          </table:table-cell>
          <table:table-cell table:number-columns-repeated="2"/>
        </table:table-row>
        <table:table-row table:style-name="ro1">
          <table:table-cell office:value-type="float" office:value="0.943682312965393" calcext:value-type="float">
            <text:p>0.943682312965393</text:p>
          </table:table-cell>
          <table:table-cell table:number-columns-repeated="2"/>
        </table:table-row>
        <table:table-row table:style-name="ro1">
          <table:table-cell office:value-type="float" office:value="0.843771994113922" calcext:value-type="float">
            <text:p>0.843771994113922</text:p>
          </table:table-cell>
          <table:table-cell table:number-columns-repeated="2"/>
        </table:table-row>
        <table:table-row table:style-name="ro1">
          <table:table-cell office:value-type="float" office:value="0.944410800933838" calcext:value-type="float">
            <text:p>0.944410800933838</text:p>
          </table:table-cell>
          <table:table-cell table:number-columns-repeated="2"/>
        </table:table-row>
        <table:table-row table:style-name="ro1">
          <table:table-cell office:value-type="float" office:value="0.843775629997253" calcext:value-type="float">
            <text:p>0.843775629997253</text:p>
          </table:table-cell>
          <table:table-cell table:number-columns-repeated="2"/>
        </table:table-row>
        <table:table-row table:style-name="ro1">
          <table:table-cell office:value-type="float" office:value="0.960202813148498" calcext:value-type="float">
            <text:p>0.960202813148498</text:p>
          </table:table-cell>
          <table:table-cell table:number-columns-repeated="2"/>
        </table:table-row>
        <table:table-row table:style-name="ro1">
          <table:table-cell office:value-type="float" office:value="0.844685196876526" calcext:value-type="float">
            <text:p>0.844685196876526</text:p>
          </table:table-cell>
          <table:table-cell table:number-columns-repeated="2"/>
        </table:table-row>
        <table:table-row table:style-name="ro1">
          <table:table-cell office:value-type="float" office:value="0.945754706859589" calcext:value-type="float">
            <text:p>0.945754706859589</text:p>
          </table:table-cell>
          <table:table-cell table:number-columns-repeated="2"/>
        </table:table-row>
        <table:table-row table:style-name="ro1">
          <table:table-cell office:value-type="float" office:value="0.844320356845856" calcext:value-type="float">
            <text:p>0.844320356845856</text:p>
          </table:table-cell>
          <table:table-cell table:number-columns-repeated="2"/>
        </table:table-row>
        <table:table-row table:style-name="ro1">
          <table:table-cell office:value-type="float" office:value="0.945042669773102" calcext:value-type="float">
            <text:p>0.945042669773102</text:p>
          </table:table-cell>
          <table:table-cell table:number-columns-repeated="2"/>
        </table:table-row>
        <table:table-row table:style-name="ro1">
          <table:table-cell office:value-type="float" office:value="0.845672786235809" calcext:value-type="float">
            <text:p>0.845672786235809</text:p>
          </table:table-cell>
          <table:table-cell table:number-columns-repeated="2"/>
        </table:table-row>
        <table:table-row table:style-name="ro1">
          <table:table-cell office:value-type="float" office:value="0.933140635490418" calcext:value-type="float">
            <text:p>0.933140635490418</text:p>
          </table:table-cell>
          <table:table-cell table:number-columns-repeated="2"/>
        </table:table-row>
        <table:table-row table:style-name="ro1">
          <table:table-cell office:value-type="float" office:value="0.843784153461456" calcext:value-type="float">
            <text:p>0.843784153461456</text:p>
          </table:table-cell>
          <table:table-cell table:number-columns-repeated="2"/>
        </table:table-row>
        <table:table-row table:style-name="ro1">
          <table:table-cell office:value-type="float" office:value="0.948134183883667" calcext:value-type="float">
            <text:p>0.948134183883667</text:p>
          </table:table-cell>
          <table:table-cell table:number-columns-repeated="2"/>
        </table:table-row>
        <table:table-row table:style-name="ro1">
          <table:table-cell office:value-type="float" office:value="0.843313455581665" calcext:value-type="float">
            <text:p>0.843313455581665</text:p>
          </table:table-cell>
          <table:table-cell table:number-columns-repeated="2"/>
        </table:table-row>
        <table:table-row table:style-name="ro1">
          <table:table-cell office:value-type="float" office:value="0.925253808498383" calcext:value-type="float">
            <text:p>0.925253808498383</text:p>
          </table:table-cell>
          <table:table-cell table:number-columns-repeated="2"/>
        </table:table-row>
        <table:table-row table:style-name="ro1">
          <table:table-cell office:value-type="float" office:value="0.843144595623016" calcext:value-type="float">
            <text:p>0.843144595623016</text:p>
          </table:table-cell>
          <table:table-cell table:number-columns-repeated="2"/>
        </table:table-row>
        <table:table-row table:style-name="ro1">
          <table:table-cell office:value-type="float" office:value="0.922982394695282" calcext:value-type="float">
            <text:p>0.922982394695282</text:p>
          </table:table-cell>
          <table:table-cell table:number-columns-repeated="2"/>
        </table:table-row>
        <table:table-row table:style-name="ro1">
          <table:table-cell office:value-type="float" office:value="0.843114495277405" calcext:value-type="float">
            <text:p>0.843114495277405</text:p>
          </table:table-cell>
          <table:table-cell table:number-columns-repeated="2"/>
        </table:table-row>
        <table:table-row table:style-name="ro1">
          <table:table-cell office:value-type="float" office:value="0.941738724708557" calcext:value-type="float">
            <text:p>0.941738724708557</text:p>
          </table:table-cell>
          <table:table-cell table:number-columns-repeated="2"/>
        </table:table-row>
        <table:table-row table:style-name="ro1">
          <table:table-cell office:value-type="float" office:value="0.842807710170746" calcext:value-type="float">
            <text:p>0.842807710170746</text:p>
          </table:table-cell>
          <table:table-cell table:number-columns-repeated="2"/>
        </table:table-row>
        <table:table-row table:style-name="ro1">
          <table:table-cell office:value-type="float" office:value="0.87539666891098" calcext:value-type="float">
            <text:p>0.87539666891098</text:p>
          </table:table-cell>
          <table:table-cell table:number-columns-repeated="2"/>
        </table:table-row>
        <table:table-row table:style-name="ro1">
          <table:table-cell office:value-type="float" office:value="0.294847309589386" calcext:value-type="float">
            <text:p>0.294847309589386</text:p>
          </table:table-cell>
          <table:table-cell table:number-columns-repeated="2"/>
        </table:table-row>
        <table:table-row table:style-name="ro1">
          <table:table-cell office:value-type="float" office:value="0.843428790569305" calcext:value-type="float">
            <text:p>0.843428790569305</text:p>
          </table:table-cell>
          <table:table-cell table:number-columns-repeated="2"/>
        </table:table-row>
        <table:table-row table:style-name="ro1">
          <table:table-cell office:value-type="float" office:value="0.843239486217499" calcext:value-type="float">
            <text:p>0.843239486217499</text:p>
          </table:table-cell>
          <table:table-cell table:number-columns-repeated="2"/>
        </table:table-row>
        <table:table-row table:style-name="ro1">
          <table:table-cell office:value-type="float" office:value="0.843806207180023" calcext:value-type="float">
            <text:p>0.843806207180023</text:p>
          </table:table-cell>
          <table:table-cell table:number-columns-repeated="2"/>
        </table:table-row>
        <table:table-row table:style-name="ro1">
          <table:table-cell office:value-type="float" office:value="0.842362642288208" calcext:value-type="float">
            <text:p>0.842362642288208</text:p>
          </table:table-cell>
          <table:table-cell table:number-columns-repeated="2"/>
        </table:table-row>
        <table:table-row table:style-name="ro1">
          <table:table-cell office:value-type="float" office:value="0.843007266521454" calcext:value-type="float">
            <text:p>0.843007266521454</text:p>
          </table:table-cell>
          <table:table-cell table:number-columns-repeated="2"/>
        </table:table-row>
        <table:table-row table:style-name="ro1">
          <table:table-cell office:value-type="float" office:value="0.843188941478729" calcext:value-type="float">
            <text:p>0.843188941478729</text:p>
          </table:table-cell>
          <table:table-cell table:number-columns-repeated="2"/>
        </table:table-row>
        <table:table-row table:style-name="ro1">
          <table:table-cell office:value-type="float" office:value="0.842565894126892" calcext:value-type="float">
            <text:p>0.842565894126892</text:p>
          </table:table-cell>
          <table:table-cell table:number-columns-repeated="2"/>
        </table:table-row>
        <table:table-row table:style-name="ro1">
          <table:table-cell office:value-type="float" office:value="0.81718522310257" calcext:value-type="float">
            <text:p>0.81718522310257</text:p>
          </table:table-cell>
          <table:table-cell table:number-columns-repeated="2"/>
        </table:table-row>
        <table:table-row table:style-name="ro1">
          <table:table-cell office:value-type="float" office:value="0.819280743598938" calcext:value-type="float">
            <text:p>0.819280743598938</text:p>
          </table:table-cell>
          <table:table-cell table:number-columns-repeated="2"/>
        </table:table-row>
        <table:table-row table:style-name="ro1">
          <table:table-cell office:value-type="float" office:value="0.818554222583771" calcext:value-type="float">
            <text:p>0.818554222583771</text:p>
          </table:table-cell>
          <table:table-cell table:number-columns-repeated="2"/>
        </table:table-row>
        <table:table-row table:style-name="ro1">
          <table:table-cell office:value-type="float" office:value="0.820799648761749" calcext:value-type="float">
            <text:p>0.820799648761749</text:p>
          </table:table-cell>
          <table:table-cell table:number-columns-repeated="2"/>
        </table:table-row>
        <table:table-row table:style-name="ro1">
          <table:table-cell office:value-type="float" office:value="0.818191409111023" calcext:value-type="float">
            <text:p>0.818191409111023</text:p>
          </table:table-cell>
          <table:table-cell table:number-columns-repeated="2"/>
        </table:table-row>
        <table:table-row table:style-name="ro1">
          <table:table-cell office:value-type="float" office:value="0.816636979579926" calcext:value-type="float">
            <text:p>0.816636979579926</text:p>
          </table:table-cell>
          <table:table-cell table:number-columns-repeated="2"/>
        </table:table-row>
        <table:table-row table:style-name="ro1">
          <table:table-cell office:value-type="float" office:value="0.816345572471619" calcext:value-type="float">
            <text:p>0.816345572471619</text:p>
          </table:table-cell>
          <table:table-cell table:number-columns-repeated="2"/>
        </table:table-row>
        <table:table-row table:style-name="ro1">
          <table:table-cell office:value-type="float" office:value="0.816424906253815" calcext:value-type="float">
            <text:p>0.816424906253815</text:p>
          </table:table-cell>
          <table:table-cell table:number-columns-repeated="2"/>
        </table:table-row>
        <table:table-row table:style-name="ro1">
          <table:table-cell office:value-type="float" office:value="0.814863502979279" calcext:value-type="float">
            <text:p>0.814863502979279</text:p>
          </table:table-cell>
          <table:table-cell table:number-columns-repeated="2"/>
        </table:table-row>
        <table:table-row table:style-name="ro1">
          <table:table-cell office:value-type="float" office:value="0.815037608146668" calcext:value-type="float">
            <text:p>0.815037608146668</text:p>
          </table:table-cell>
          <table:table-cell table:number-columns-repeated="2"/>
        </table:table-row>
        <table:table-row table:style-name="ro1">
          <table:table-cell office:value-type="float" office:value="0.813851416110992" calcext:value-type="float">
            <text:p>0.813851416110992</text:p>
          </table:table-cell>
          <table:table-cell table:number-columns-repeated="2"/>
        </table:table-row>
        <table:table-row table:style-name="ro1">
          <table:table-cell office:value-type="float" office:value="0.814052104949951" calcext:value-type="float">
            <text:p>0.814052104949951</text:p>
          </table:table-cell>
          <table:table-cell table:number-columns-repeated="2"/>
        </table:table-row>
        <table:table-row table:style-name="ro1">
          <table:table-cell office:value-type="float" office:value="0.813057124614716" calcext:value-type="float">
            <text:p>0.813057124614716</text:p>
          </table:table-cell>
          <table:table-cell table:number-columns-repeated="2"/>
        </table:table-row>
        <table:table-row table:style-name="ro1">
          <table:table-cell office:value-type="float" office:value="0.814045608043671" calcext:value-type="float">
            <text:p>0.814045608043671</text:p>
          </table:table-cell>
          <table:table-cell table:number-columns-repeated="2"/>
        </table:table-row>
        <table:table-row table:style-name="ro1">
          <table:table-cell office:value-type="float" office:value="0.813615739345551" calcext:value-type="float">
            <text:p>0.813615739345551</text:p>
          </table:table-cell>
          <table:table-cell table:number-columns-repeated="2"/>
        </table:table-row>
        <table:table-row table:style-name="ro1">
          <table:table-cell office:value-type="float" office:value="0.813567817211151" calcext:value-type="float">
            <text:p>0.813567817211151</text:p>
          </table:table-cell>
          <table:table-cell table:number-columns-repeated="2"/>
        </table:table-row>
        <table:table-row table:style-name="ro1">
          <table:table-cell office:value-type="float" office:value="0.813410878181458" calcext:value-type="float">
            <text:p>0.813410878181458</text:p>
          </table:table-cell>
          <table:table-cell table:number-columns-repeated="2"/>
        </table:table-row>
        <table:table-row table:style-name="ro1">
          <table:table-cell office:value-type="float" office:value="0.814908623695374" calcext:value-type="float">
            <text:p>0.814908623695374</text:p>
          </table:table-cell>
          <table:table-cell table:number-columns-repeated="2"/>
        </table:table-row>
        <table:table-row table:style-name="ro1">
          <table:table-cell office:value-type="float" office:value="0.814380168914795" calcext:value-type="float">
            <text:p>0.814380168914795</text:p>
          </table:table-cell>
          <table:table-cell table:number-columns-repeated="2"/>
        </table:table-row>
        <table:table-row table:style-name="ro1">
          <table:table-cell office:value-type="float" office:value="0.818408966064453" calcext:value-type="float">
            <text:p>0.818408966064453</text:p>
          </table:table-cell>
          <table:table-cell table:number-columns-repeated="2"/>
        </table:table-row>
        <table:table-row table:style-name="ro1">
          <table:table-cell office:value-type="float" office:value="0.817697763442993" calcext:value-type="float">
            <text:p>0.817697763442993</text:p>
          </table:table-cell>
          <table:table-cell table:number-columns-repeated="2"/>
        </table:table-row>
        <table:table-row table:style-name="ro1">
          <table:table-cell office:value-type="float" office:value="0.818861961364746" calcext:value-type="float">
            <text:p>0.818861961364746</text:p>
          </table:table-cell>
          <table:table-cell table:number-columns-repeated="2"/>
        </table:table-row>
        <table:table-row table:style-name="ro1">
          <table:table-cell office:value-type="float" office:value="0.818796336650848" calcext:value-type="float">
            <text:p>0.818796336650848</text:p>
          </table:table-cell>
          <table:table-cell table:number-columns-repeated="2"/>
        </table:table-row>
        <table:table-row table:style-name="ro1">
          <table:table-cell office:value-type="float" office:value="0.818478345870972" calcext:value-type="float">
            <text:p>0.818478345870972</text:p>
          </table:table-cell>
          <table:table-cell table:number-columns-repeated="2"/>
        </table:table-row>
        <table:table-row table:style-name="ro1">
          <table:table-cell office:value-type="float" office:value="0.817140817642212" calcext:value-type="float">
            <text:p>0.817140817642212</text:p>
          </table:table-cell>
          <table:table-cell table:number-columns-repeated="2"/>
        </table:table-row>
        <table:table-row table:style-name="ro1">
          <table:table-cell office:value-type="float" office:value="0.817159414291382" calcext:value-type="float">
            <text:p>0.817159414291382</text:p>
          </table:table-cell>
          <table:table-cell table:number-columns-repeated="2"/>
        </table:table-row>
        <table:table-row table:style-name="ro1">
          <table:table-cell office:value-type="float" office:value="0.816319346427918" calcext:value-type="float">
            <text:p>0.816319346427918</text:p>
          </table:table-cell>
          <table:table-cell table:number-columns-repeated="2"/>
        </table:table-row>
        <table:table-row table:style-name="ro1">
          <table:table-cell office:value-type="float" office:value="0.816935122013092" calcext:value-type="float">
            <text:p>0.816935122013092</text:p>
          </table:table-cell>
          <table:table-cell table:number-columns-repeated="2"/>
        </table:table-row>
        <table:table-row table:style-name="ro1">
          <table:table-cell office:value-type="float" office:value="0.816304624080658" calcext:value-type="float">
            <text:p>0.816304624080658</text:p>
          </table:table-cell>
          <table:table-cell table:number-columns-repeated="2"/>
        </table:table-row>
        <table:table-row table:style-name="ro1">
          <table:table-cell office:value-type="float" office:value="0.816175639629364" calcext:value-type="float">
            <text:p>0.816175639629364</text:p>
          </table:table-cell>
          <table:table-cell table:number-columns-repeated="2"/>
        </table:table-row>
        <table:table-row table:style-name="ro1">
          <table:table-cell office:value-type="float" office:value="0.815895795822144" calcext:value-type="float">
            <text:p>0.815895795822144</text:p>
          </table:table-cell>
          <table:table-cell table:number-columns-repeated="2"/>
        </table:table-row>
        <table:table-row table:style-name="ro1">
          <table:table-cell office:value-type="float" office:value="0.814426958560944" calcext:value-type="float">
            <text:p>0.814426958560944</text:p>
          </table:table-cell>
          <table:table-cell table:number-columns-repeated="2"/>
        </table:table-row>
        <table:table-row table:style-name="ro1">
          <table:table-cell office:value-type="float" office:value="0.82567548751831" calcext:value-type="float">
            <text:p>0.82567548751831</text:p>
          </table:table-cell>
          <table:table-cell table:number-columns-repeated="2"/>
        </table:table-row>
        <table:table-row table:style-name="ro1">
          <table:table-cell office:value-type="float" office:value="0.829719305038452" calcext:value-type="float">
            <text:p>0.829719305038452</text:p>
          </table:table-cell>
          <table:table-cell table:number-columns-repeated="2"/>
        </table:table-row>
        <table:table-row table:style-name="ro1">
          <table:table-cell office:value-type="float" office:value="0.828866243362427" calcext:value-type="float">
            <text:p>0.828866243362427</text:p>
          </table:table-cell>
          <table:table-cell table:number-columns-repeated="2"/>
        </table:table-row>
        <table:table-row table:style-name="ro1">
          <table:table-cell office:value-type="float" office:value="0.829111278057098" calcext:value-type="float">
            <text:p>0.829111278057098</text:p>
          </table:table-cell>
          <table:table-cell table:number-columns-repeated="2"/>
        </table:table-row>
        <table:table-row table:style-name="ro1">
          <table:table-cell office:value-type="float" office:value="0.821445524692535" calcext:value-type="float">
            <text:p>0.821445524692535</text:p>
          </table:table-cell>
          <table:table-cell table:number-columns-repeated="2"/>
        </table:table-row>
        <table:table-row table:style-name="ro1">
          <table:table-cell office:value-type="float" office:value="0.823255598545074" calcext:value-type="float">
            <text:p>0.823255598545074</text:p>
          </table:table-cell>
          <table:table-cell table:number-columns-repeated="2"/>
        </table:table-row>
        <table:table-row table:style-name="ro1">
          <table:table-cell office:value-type="float" office:value="0.820966601371765" calcext:value-type="float">
            <text:p>0.820966601371765</text:p>
          </table:table-cell>
          <table:table-cell table:number-columns-repeated="2"/>
        </table:table-row>
        <table:table-row table:style-name="ro1">
          <table:table-cell office:value-type="float" office:value="0.824146807193756" calcext:value-type="float">
            <text:p>0.824146807193756</text:p>
          </table:table-cell>
          <table:table-cell table:number-columns-repeated="2"/>
        </table:table-row>
        <table:table-row table:style-name="ro1">
          <table:table-cell office:value-type="float" office:value="0.823645532131195" calcext:value-type="float">
            <text:p>0.823645532131195</text:p>
          </table:table-cell>
          <table:table-cell table:number-columns-repeated="2"/>
        </table:table-row>
        <table:table-row table:style-name="ro1">
          <table:table-cell office:value-type="float" office:value="0.824267685413361" calcext:value-type="float">
            <text:p>0.824267685413361</text:p>
          </table:table-cell>
          <table:table-cell table:number-columns-repeated="2"/>
        </table:table-row>
        <table:table-row table:style-name="ro1">
          <table:table-cell office:value-type="float" office:value="0.822956025600433" calcext:value-type="float">
            <text:p>0.822956025600433</text:p>
          </table:table-cell>
          <table:table-cell table:number-columns-repeated="2"/>
        </table:table-row>
        <table:table-row table:style-name="ro1">
          <table:table-cell office:value-type="float" office:value="0.820333003997803" calcext:value-type="float">
            <text:p>0.820333003997803</text:p>
          </table:table-cell>
          <table:table-cell table:number-columns-repeated="2"/>
        </table:table-row>
        <table:table-row table:style-name="ro1">
          <table:table-cell office:value-type="float" office:value="0.818747103214264" calcext:value-type="float">
            <text:p>0.818747103214264</text:p>
          </table:table-cell>
          <table:table-cell table:number-columns-repeated="2"/>
        </table:table-row>
        <table:table-row table:style-name="ro1">
          <table:table-cell office:value-type="float" office:value="0.819541275501251" calcext:value-type="float">
            <text:p>0.819541275501251</text:p>
          </table:table-cell>
          <table:table-cell table:number-columns-repeated="2"/>
        </table:table-row>
        <table:table-row table:style-name="ro1">
          <table:table-cell office:value-type="float" office:value="0.818788647651672" calcext:value-type="float">
            <text:p>0.818788647651672</text:p>
          </table:table-cell>
          <table:table-cell table:number-columns-repeated="2"/>
        </table:table-row>
        <table:table-row table:style-name="ro1">
          <table:table-cell office:value-type="float" office:value="0.818333983421326" calcext:value-type="float">
            <text:p>0.818333983421326</text:p>
          </table:table-cell>
          <table:table-cell table:number-columns-repeated="2"/>
        </table:table-row>
        <table:table-row table:style-name="ro1">
          <table:table-cell office:value-type="float" office:value="0.817962825298309" calcext:value-type="float">
            <text:p>0.817962825298309</text:p>
          </table:table-cell>
          <table:table-cell table:number-columns-repeated="2"/>
        </table:table-row>
        <table:table-row table:style-name="ro1">
          <table:table-cell office:value-type="float" office:value="0.818108379840851" calcext:value-type="float">
            <text:p>0.818108379840851</text:p>
          </table:table-cell>
          <table:table-cell table:number-columns-repeated="2"/>
        </table:table-row>
        <table:table-row table:style-name="ro1">
          <table:table-cell office:value-type="float" office:value="0.817705392837524" calcext:value-type="float">
            <text:p>0.817705392837524</text:p>
          </table:table-cell>
          <table:table-cell table:number-columns-repeated="2"/>
        </table:table-row>
        <table:table-row table:style-name="ro1">
          <table:table-cell office:value-type="float" office:value="0.818649411201477" calcext:value-type="float">
            <text:p>0.818649411201477</text:p>
          </table:table-cell>
          <table:table-cell table:number-columns-repeated="2"/>
        </table:table-row>
        <table:table-row table:style-name="ro1">
          <table:table-cell office:value-type="float" office:value="0.818052649497986" calcext:value-type="float">
            <text:p>0.818052649497986</text:p>
          </table:table-cell>
          <table:table-cell table:number-columns-repeated="2"/>
        </table:table-row>
        <table:table-row table:style-name="ro1">
          <table:table-cell office:value-type="float" office:value="0.819236755371094" calcext:value-type="float">
            <text:p>0.819236755371094</text:p>
          </table:table-cell>
          <table:table-cell table:number-columns-repeated="2"/>
        </table:table-row>
        <table:table-row table:style-name="ro1">
          <table:table-cell office:value-type="float" office:value="0.819533705711365" calcext:value-type="float">
            <text:p>0.819533705711365</text:p>
          </table:table-cell>
          <table:table-cell table:number-columns-repeated="2"/>
        </table:table-row>
        <table:table-row table:style-name="ro1">
          <table:table-cell office:value-type="float" office:value="0.823282063007355" calcext:value-type="float">
            <text:p>0.823282063007355</text:p>
          </table:table-cell>
          <table:table-cell table:number-columns-repeated="2"/>
        </table:table-row>
        <table:table-row table:style-name="ro1">
          <table:table-cell office:value-type="float" office:value="0.820502936840057" calcext:value-type="float">
            <text:p>0.820502936840057</text:p>
          </table:table-cell>
          <table:table-cell table:number-columns-repeated="2"/>
        </table:table-row>
        <table:table-row table:style-name="ro1">
          <table:table-cell office:value-type="float" office:value="0.822725713253021" calcext:value-type="float">
            <text:p>0.822725713253021</text:p>
          </table:table-cell>
          <table:table-cell table:number-columns-repeated="2"/>
        </table:table-row>
        <table:table-row table:style-name="ro1">
          <table:table-cell office:value-type="float" office:value="0.821782350540161" calcext:value-type="float">
            <text:p>0.821782350540161</text:p>
          </table:table-cell>
          <table:table-cell table:number-columns-repeated="2"/>
        </table:table-row>
        <table:table-row table:style-name="ro1">
          <table:table-cell office:value-type="float" office:value="0.822107553482056" calcext:value-type="float">
            <text:p>0.822107553482056</text:p>
          </table:table-cell>
          <table:table-cell table:number-columns-repeated="2"/>
        </table:table-row>
        <table:table-row table:style-name="ro1">
          <table:table-cell office:value-type="float" office:value="0.82213419675827" calcext:value-type="float">
            <text:p>0.82213419675827</text:p>
          </table:table-cell>
          <table:table-cell table:number-columns-repeated="2"/>
        </table:table-row>
        <table:table-row table:style-name="ro1">
          <table:table-cell office:value-type="float" office:value="0.822417795658112" calcext:value-type="float">
            <text:p>0.822417795658112</text:p>
          </table:table-cell>
          <table:table-cell table:number-columns-repeated="2"/>
        </table:table-row>
        <table:table-row table:style-name="ro1">
          <table:table-cell office:value-type="float" office:value="0.822238802909851" calcext:value-type="float">
            <text:p>0.822238802909851</text:p>
          </table:table-cell>
          <table:table-cell table:number-columns-repeated="2"/>
        </table:table-row>
        <table:table-row table:style-name="ro1">
          <table:table-cell office:value-type="float" office:value="0.823086738586426" calcext:value-type="float">
            <text:p>0.823086738586426</text:p>
          </table:table-cell>
          <table:table-cell table:number-columns-repeated="2"/>
        </table:table-row>
        <table:table-row table:style-name="ro1">
          <table:table-cell office:value-type="float" office:value="0.81590211391449" calcext:value-type="float">
            <text:p>0.81590211391449</text:p>
          </table:table-cell>
          <table:table-cell table:number-columns-repeated="2"/>
        </table:table-row>
        <table:table-row table:style-name="ro1">
          <table:table-cell office:value-type="float" office:value="0.815423488616943" calcext:value-type="float">
            <text:p>0.815423488616943</text:p>
          </table:table-cell>
          <table:table-cell table:number-columns-repeated="2"/>
        </table:table-row>
        <table:table-row table:style-name="ro1">
          <table:table-cell office:value-type="float" office:value="0.812544345855713" calcext:value-type="float">
            <text:p>0.812544345855713</text:p>
          </table:table-cell>
          <table:table-cell table:number-columns-repeated="2"/>
        </table:table-row>
        <table:table-row table:style-name="ro1">
          <table:table-cell office:value-type="float" office:value="0.810323059558868" calcext:value-type="float">
            <text:p>0.810323059558868</text:p>
          </table:table-cell>
          <table:table-cell table:number-columns-repeated="2"/>
        </table:table-row>
        <table:table-row table:style-name="ro1">
          <table:table-cell office:value-type="float" office:value="0.810726284980774" calcext:value-type="float">
            <text:p>0.810726284980774</text:p>
          </table:table-cell>
          <table:table-cell table:number-columns-repeated="2"/>
        </table:table-row>
        <table:table-row table:style-name="ro1">
          <table:table-cell office:value-type="float" office:value="0.810927212238312" calcext:value-type="float">
            <text:p>0.810927212238312</text:p>
          </table:table-cell>
          <table:table-cell table:number-columns-repeated="2"/>
        </table:table-row>
        <table:table-row table:style-name="ro1">
          <table:table-cell office:value-type="float" office:value="0.810035526752472" calcext:value-type="float">
            <text:p>0.810035526752472</text:p>
          </table:table-cell>
          <table:table-cell table:number-columns-repeated="2"/>
        </table:table-row>
        <table:table-row table:style-name="ro1">
          <table:table-cell office:value-type="float" office:value="0.809147894382477" calcext:value-type="float">
            <text:p>0.809147894382477</text:p>
          </table:table-cell>
          <table:table-cell table:number-columns-repeated="2"/>
        </table:table-row>
        <table:table-row table:style-name="ro1">
          <table:table-cell office:value-type="float" office:value="0.809757590293884" calcext:value-type="float">
            <text:p>0.809757590293884</text:p>
          </table:table-cell>
          <table:table-cell table:number-columns-repeated="2"/>
        </table:table-row>
        <table:table-row table:style-name="ro1">
          <table:table-cell office:value-type="float" office:value="0.892600536346435" calcext:value-type="float">
            <text:p>0.892600536346435</text:p>
          </table:table-cell>
          <table:table-cell table:number-columns-repeated="2"/>
        </table:table-row>
        <table:table-row table:style-name="ro1">
          <table:table-cell office:value-type="float" office:value="0.809635818004608" calcext:value-type="float">
            <text:p>0.809635818004608</text:p>
          </table:table-cell>
          <table:table-cell table:number-columns-repeated="2"/>
        </table:table-row>
        <table:table-row table:style-name="ro1">
          <table:table-cell office:value-type="float" office:value="0.931621432304382" calcext:value-type="float">
            <text:p>0.931621432304382</text:p>
          </table:table-cell>
          <table:table-cell table:number-columns-repeated="2"/>
        </table:table-row>
        <table:table-row table:style-name="ro1">
          <table:table-cell office:value-type="float" office:value="0.810320496559143" calcext:value-type="float">
            <text:p>0.810320496559143</text:p>
          </table:table-cell>
          <table:table-cell table:number-columns-repeated="2"/>
        </table:table-row>
        <table:table-row table:style-name="ro1">
          <table:table-cell office:value-type="float" office:value="0.94292277097702" calcext:value-type="float">
            <text:p>0.94292277097702</text:p>
          </table:table-cell>
          <table:table-cell table:number-columns-repeated="2"/>
        </table:table-row>
        <table:table-row table:style-name="ro1">
          <table:table-cell office:value-type="float" office:value="0.812270998954773" calcext:value-type="float">
            <text:p>0.812270998954773</text:p>
          </table:table-cell>
          <table:table-cell table:number-columns-repeated="2"/>
        </table:table-row>
        <table:table-row table:style-name="ro1">
          <table:table-cell office:value-type="float" office:value="0.936345934867859" calcext:value-type="float">
            <text:p>0.936345934867859</text:p>
          </table:table-cell>
          <table:table-cell table:number-columns-repeated="2"/>
        </table:table-row>
        <table:table-row table:style-name="ro1">
          <table:table-cell office:value-type="float" office:value="0.813462316989899" calcext:value-type="float">
            <text:p>0.813462316989899</text:p>
          </table:table-cell>
          <table:table-cell table:number-columns-repeated="2"/>
        </table:table-row>
        <table:table-row table:style-name="ro1">
          <table:table-cell office:value-type="float" office:value="0.938328087329864" calcext:value-type="float">
            <text:p>0.938328087329864</text:p>
          </table:table-cell>
          <table:table-cell table:number-columns-repeated="2"/>
        </table:table-row>
        <table:table-row table:style-name="ro1">
          <table:table-cell office:value-type="float" office:value="0.816144526004791" calcext:value-type="float">
            <text:p>0.816144526004791</text:p>
          </table:table-cell>
          <table:table-cell table:number-columns-repeated="2"/>
        </table:table-row>
        <table:table-row table:style-name="ro1">
          <table:table-cell office:value-type="float" office:value="0.915191233158112" calcext:value-type="float">
            <text:p>0.915191233158112</text:p>
          </table:table-cell>
          <table:table-cell table:number-columns-repeated="2"/>
        </table:table-row>
        <table:table-row table:style-name="ro1">
          <table:table-cell office:value-type="float" office:value="0.817072093486786" calcext:value-type="float">
            <text:p>0.817072093486786</text:p>
          </table:table-cell>
          <table:table-cell table:number-columns-repeated="2"/>
        </table:table-row>
        <table:table-row table:style-name="ro1">
          <table:table-cell office:value-type="float" office:value="0.932517647743225" calcext:value-type="float">
            <text:p>0.932517647743225</text:p>
          </table:table-cell>
          <table:table-cell table:number-columns-repeated="2"/>
        </table:table-row>
        <table:table-row table:style-name="ro1">
          <table:table-cell office:value-type="float" office:value="0.813462674617767" calcext:value-type="float">
            <text:p>0.813462674617767</text:p>
          </table:table-cell>
          <table:table-cell table:number-columns-repeated="2"/>
        </table:table-row>
        <table:table-row table:style-name="ro1">
          <table:table-cell office:value-type="float" office:value="0.938508331775665" calcext:value-type="float">
            <text:p>0.938508331775665</text:p>
          </table:table-cell>
          <table:table-cell table:number-columns-repeated="2"/>
        </table:table-row>
        <table:table-row table:style-name="ro1">
          <table:table-cell office:value-type="float" office:value="0.813222467899323" calcext:value-type="float">
            <text:p>0.813222467899323</text:p>
          </table:table-cell>
          <table:table-cell table:number-columns-repeated="2"/>
        </table:table-row>
        <table:table-row table:style-name="ro1">
          <table:table-cell office:value-type="float" office:value="0.940488696098327" calcext:value-type="float">
            <text:p>0.940488696098327</text:p>
          </table:table-cell>
          <table:table-cell table:number-columns-repeated="2"/>
        </table:table-row>
        <table:table-row table:style-name="ro1">
          <table:table-cell office:value-type="float" office:value="0.814019799232483" calcext:value-type="float">
            <text:p>0.814019799232483</text:p>
          </table:table-cell>
          <table:table-cell table:number-columns-repeated="2"/>
        </table:table-row>
        <table:table-row table:style-name="ro1">
          <table:table-cell office:value-type="float" office:value="0.926370620727539" calcext:value-type="float">
            <text:p>0.926370620727539</text:p>
          </table:table-cell>
          <table:table-cell table:number-columns-repeated="2"/>
        </table:table-row>
        <table:table-row table:style-name="ro1">
          <table:table-cell office:value-type="float" office:value="0.815574467182159" calcext:value-type="float">
            <text:p>0.815574467182159</text:p>
          </table:table-cell>
          <table:table-cell table:number-columns-repeated="2"/>
        </table:table-row>
        <table:table-row table:style-name="ro1">
          <table:table-cell office:value-type="float" office:value="0.958003520965576" calcext:value-type="float">
            <text:p>0.958003520965576</text:p>
          </table:table-cell>
          <table:table-cell table:number-columns-repeated="2"/>
        </table:table-row>
        <table:table-row table:style-name="ro1">
          <table:table-cell office:value-type="float" office:value="0.815666258335114" calcext:value-type="float">
            <text:p>0.815666258335114</text:p>
          </table:table-cell>
          <table:table-cell table:number-columns-repeated="2"/>
        </table:table-row>
        <table:table-row table:style-name="ro1">
          <table:table-cell office:value-type="float" office:value="0.942432343959808" calcext:value-type="float">
            <text:p>0.942432343959808</text:p>
          </table:table-cell>
          <table:table-cell table:number-columns-repeated="2"/>
        </table:table-row>
        <table:table-row table:style-name="ro1">
          <table:table-cell office:value-type="float" office:value="0.816944003105164" calcext:value-type="float">
            <text:p>0.816944003105164</text:p>
          </table:table-cell>
          <table:table-cell table:number-columns-repeated="2"/>
        </table:table-row>
        <table:table-row table:style-name="ro1">
          <table:table-cell office:value-type="float" office:value="0.941068649291992" calcext:value-type="float">
            <text:p>0.941068649291992</text:p>
          </table:table-cell>
          <table:table-cell table:number-columns-repeated="2"/>
        </table:table-row>
        <table:table-row table:style-name="ro1">
          <table:table-cell office:value-type="float" office:value="0.817726254463196" calcext:value-type="float">
            <text:p>0.817726254463196</text:p>
          </table:table-cell>
          <table:table-cell table:number-columns-repeated="2"/>
        </table:table-row>
        <table:table-row table:style-name="ro1">
          <table:table-cell office:value-type="float" office:value="0.94440346956253" calcext:value-type="float">
            <text:p>0.94440346956253</text:p>
          </table:table-cell>
          <table:table-cell table:number-columns-repeated="2"/>
        </table:table-row>
        <table:table-row table:style-name="ro1">
          <table:table-cell office:value-type="float" office:value="0.819473087787628" calcext:value-type="float">
            <text:p>0.819473087787628</text:p>
          </table:table-cell>
          <table:table-cell table:number-columns-repeated="2"/>
        </table:table-row>
        <table:table-row table:style-name="ro1">
          <table:table-cell office:value-type="float" office:value="0.941970109939575" calcext:value-type="float">
            <text:p>0.941970109939575</text:p>
          </table:table-cell>
          <table:table-cell table:number-columns-repeated="2"/>
        </table:table-row>
        <table:table-row table:style-name="ro1">
          <table:table-cell office:value-type="float" office:value="0.304374635219574" calcext:value-type="float">
            <text:p>0.304374635219574</text:p>
          </table:table-cell>
          <table:table-cell table:number-columns-repeated="2"/>
        </table:table-row>
        <table:table-row table:style-name="ro1">
          <table:table-cell office:value-type="float" office:value="0.819837629795074" calcext:value-type="float">
            <text:p>0.819837629795074</text:p>
          </table:table-cell>
          <table:table-cell table:number-columns-repeated="2"/>
        </table:table-row>
        <table:table-row table:style-name="ro1">
          <table:table-cell office:value-type="float" office:value="0.958750784397125" calcext:value-type="float">
            <text:p>0.958750784397125</text:p>
          </table:table-cell>
          <table:table-cell table:number-columns-repeated="2"/>
        </table:table-row>
        <table:table-row table:style-name="ro1">
          <table:table-cell office:value-type="float" office:value="0.817461609840393" calcext:value-type="float">
            <text:p>0.817461609840393</text:p>
          </table:table-cell>
          <table:table-cell table:number-columns-repeated="2"/>
        </table:table-row>
        <table:table-row table:style-name="ro1">
          <table:table-cell office:value-type="float" office:value="0.957178115844727" calcext:value-type="float">
            <text:p>0.957178115844727</text:p>
          </table:table-cell>
          <table:table-cell table:number-columns-repeated="2"/>
        </table:table-row>
        <table:table-row table:style-name="ro1">
          <table:table-cell office:value-type="float" office:value="0.813937246799469" calcext:value-type="float">
            <text:p>0.813937246799469</text:p>
          </table:table-cell>
          <table:table-cell table:number-columns-repeated="2"/>
        </table:table-row>
        <table:table-row table:style-name="ro1">
          <table:table-cell office:value-type="float" office:value="0.949364900588989" calcext:value-type="float">
            <text:p>0.949364900588989</text:p>
          </table:table-cell>
          <table:table-cell table:number-columns-repeated="2"/>
        </table:table-row>
        <table:table-row table:style-name="ro1">
          <table:table-cell office:value-type="float" office:value="0.815355479717254" calcext:value-type="float">
            <text:p>0.815355479717254</text:p>
          </table:table-cell>
          <table:table-cell table:number-columns-repeated="2"/>
        </table:table-row>
        <table:table-row table:style-name="ro1">
          <table:table-cell office:value-type="float" office:value="0.951439440250397" calcext:value-type="float">
            <text:p>0.951439440250397</text:p>
          </table:table-cell>
          <table:table-cell table:number-columns-repeated="2"/>
        </table:table-row>
        <table:table-row table:style-name="ro1">
          <table:table-cell office:value-type="float" office:value="0.809468328952789" calcext:value-type="float">
            <text:p>0.809468328952789</text:p>
          </table:table-cell>
          <table:table-cell table:number-columns-repeated="2"/>
        </table:table-row>
        <table:table-row table:style-name="ro1">
          <table:table-cell office:value-type="float" office:value="0.958640694618225" calcext:value-type="float">
            <text:p>0.958640694618225</text:p>
          </table:table-cell>
          <table:table-cell table:number-columns-repeated="2"/>
        </table:table-row>
        <table:table-row table:style-name="ro1">
          <table:table-cell office:value-type="float" office:value="0.809813976287842" calcext:value-type="float">
            <text:p>0.809813976287842</text:p>
          </table:table-cell>
          <table:table-cell table:number-columns-repeated="2"/>
        </table:table-row>
        <table:table-row table:style-name="ro1">
          <table:table-cell office:value-type="float" office:value="0.956678092479706" calcext:value-type="float">
            <text:p>0.956678092479706</text:p>
          </table:table-cell>
          <table:table-cell table:number-columns-repeated="2"/>
        </table:table-row>
        <table:table-row table:style-name="ro1">
          <table:table-cell office:value-type="float" office:value="0.810192048549652" calcext:value-type="float">
            <text:p>0.810192048549652</text:p>
          </table:table-cell>
          <table:table-cell table:number-columns-repeated="2"/>
        </table:table-row>
        <table:table-row table:style-name="ro1">
          <table:table-cell office:value-type="float" office:value="0.961439847946167" calcext:value-type="float">
            <text:p>0.961439847946167</text:p>
          </table:table-cell>
          <table:table-cell table:number-columns-repeated="2"/>
        </table:table-row>
        <table:table-row table:style-name="ro1">
          <table:table-cell office:value-type="float" office:value="0.811297953128815" calcext:value-type="float">
            <text:p>0.811297953128815</text:p>
          </table:table-cell>
          <table:table-cell table:number-columns-repeated="2"/>
        </table:table-row>
        <table:table-row table:style-name="ro1">
          <table:table-cell office:value-type="float" office:value="0.962244629859924" calcext:value-type="float">
            <text:p>0.962244629859924</text:p>
          </table:table-cell>
          <table:table-cell table:number-columns-repeated="2"/>
        </table:table-row>
        <table:table-row table:style-name="ro1">
          <table:table-cell office:value-type="float" office:value="0.814262211322784" calcext:value-type="float">
            <text:p>0.814262211322784</text:p>
          </table:table-cell>
          <table:table-cell table:number-columns-repeated="2"/>
        </table:table-row>
        <table:table-row table:style-name="ro1">
          <table:table-cell office:value-type="float" office:value="0.954817771911621" calcext:value-type="float">
            <text:p>0.954817771911621</text:p>
          </table:table-cell>
          <table:table-cell table:number-columns-repeated="2"/>
        </table:table-row>
        <table:table-row table:style-name="ro1">
          <table:table-cell office:value-type="float" office:value="0.816159784793854" calcext:value-type="float">
            <text:p>0.816159784793854</text:p>
          </table:table-cell>
          <table:table-cell table:number-columns-repeated="2"/>
        </table:table-row>
        <table:table-row table:style-name="ro1">
          <table:table-cell office:value-type="float" office:value="0.948286533355713" calcext:value-type="float">
            <text:p>0.948286533355713</text:p>
          </table:table-cell>
          <table:table-cell table:number-columns-repeated="2"/>
        </table:table-row>
        <table:table-row table:style-name="ro1">
          <table:table-cell office:value-type="float" office:value="0.820154011249542" calcext:value-type="float">
            <text:p>0.820154011249542</text:p>
          </table:table-cell>
          <table:table-cell table:number-columns-repeated="2"/>
        </table:table-row>
        <table:table-row table:style-name="ro1">
          <table:table-cell office:value-type="float" office:value="0.947417676448822" calcext:value-type="float">
            <text:p>0.947417676448822</text:p>
          </table:table-cell>
          <table:table-cell table:number-columns-repeated="2"/>
        </table:table-row>
        <table:table-row table:style-name="ro1">
          <table:table-cell office:value-type="float" office:value="0.8193279504776" calcext:value-type="float">
            <text:p>0.8193279504776</text:p>
          </table:table-cell>
          <table:table-cell table:number-columns-repeated="2"/>
        </table:table-row>
        <table:table-row table:style-name="ro1">
          <table:table-cell office:value-type="float" office:value="0.952352702617645" calcext:value-type="float">
            <text:p>0.952352702617645</text:p>
          </table:table-cell>
          <table:table-cell table:number-columns-repeated="2"/>
        </table:table-row>
        <table:table-row table:style-name="ro1">
          <table:table-cell office:value-type="float" office:value="0.820841193199158" calcext:value-type="float">
            <text:p>0.820841193199158</text:p>
          </table:table-cell>
          <table:table-cell table:number-columns-repeated="2"/>
        </table:table-row>
        <table:table-row table:style-name="ro1">
          <table:table-cell office:value-type="float" office:value="0.950561344623566" calcext:value-type="float">
            <text:p>0.950561344623566</text:p>
          </table:table-cell>
          <table:table-cell table:number-columns-repeated="2"/>
        </table:table-row>
        <table:table-row table:style-name="ro1">
          <table:table-cell office:value-type="float" office:value="0.818428814411163" calcext:value-type="float">
            <text:p>0.818428814411163</text:p>
          </table:table-cell>
          <table:table-cell table:number-columns-repeated="2"/>
        </table:table-row>
        <table:table-row table:style-name="ro1">
          <table:table-cell office:value-type="float" office:value="0.943885862827301" calcext:value-type="float">
            <text:p>0.943885862827301</text:p>
          </table:table-cell>
          <table:table-cell table:number-columns-repeated="2"/>
        </table:table-row>
        <table:table-row table:style-name="ro1">
          <table:table-cell office:value-type="float" office:value="0.818326413631439" calcext:value-type="float">
            <text:p>0.818326413631439</text:p>
          </table:table-cell>
          <table:table-cell table:number-columns-repeated="2"/>
        </table:table-row>
        <table:table-row table:style-name="ro1">
          <table:table-cell office:value-type="float" office:value="0.936280429363251" calcext:value-type="float">
            <text:p>0.936280429363251</text:p>
          </table:table-cell>
          <table:table-cell table:number-columns-repeated="2"/>
        </table:table-row>
        <table:table-row table:style-name="ro1">
          <table:table-cell office:value-type="float" office:value="0.814837217330933" calcext:value-type="float">
            <text:p>0.814837217330933</text:p>
          </table:table-cell>
          <table:table-cell table:number-columns-repeated="2"/>
        </table:table-row>
        <table:table-row table:style-name="ro1">
          <table:table-cell office:value-type="float" office:value="0.936644375324249" calcext:value-type="float">
            <text:p>0.936644375324249</text:p>
          </table:table-cell>
          <table:table-cell table:number-columns-repeated="2"/>
        </table:table-row>
        <table:table-row table:style-name="ro1">
          <table:table-cell office:value-type="float" office:value="0.827559530735016" calcext:value-type="float">
            <text:p>0.827559530735016</text:p>
          </table:table-cell>
          <table:table-cell table:number-columns-repeated="2"/>
        </table:table-row>
        <table:table-row table:style-name="ro1">
          <table:table-cell office:value-type="float" office:value="0.925062298774719" calcext:value-type="float">
            <text:p>0.925062298774719</text:p>
          </table:table-cell>
          <table:table-cell table:number-columns-repeated="2"/>
        </table:table-row>
        <table:table-row table:style-name="ro1">
          <table:table-cell office:value-type="float" office:value="0.825269162654877" calcext:value-type="float">
            <text:p>0.825269162654877</text:p>
          </table:table-cell>
          <table:table-cell table:number-columns-repeated="2"/>
        </table:table-row>
        <table:table-row table:style-name="ro1">
          <table:table-cell office:value-type="float" office:value="0.923826396465302" calcext:value-type="float">
            <text:p>0.923826396465302</text:p>
          </table:table-cell>
          <table:table-cell table:number-columns-repeated="2"/>
        </table:table-row>
        <table:table-row table:style-name="ro1">
          <table:table-cell office:value-type="float" office:value="0.824965953826904" calcext:value-type="float">
            <text:p>0.824965953826904</text:p>
          </table:table-cell>
          <table:table-cell table:number-columns-repeated="2"/>
        </table:table-row>
        <table:table-row table:style-name="ro1">
          <table:table-cell office:value-type="float" office:value="0.923247873783112" calcext:value-type="float">
            <text:p>0.923247873783112</text:p>
          </table:table-cell>
          <table:table-cell table:number-columns-repeated="2"/>
        </table:table-row>
        <table:table-row table:style-name="ro1">
          <table:table-cell office:value-type="float" office:value="0.823292076587677" calcext:value-type="float">
            <text:p>0.823292076587677</text:p>
          </table:table-cell>
          <table:table-cell table:number-columns-repeated="2"/>
        </table:table-row>
        <table:table-row table:style-name="ro1">
          <table:table-cell office:value-type="float" office:value="0.927640318870544" calcext:value-type="float">
            <text:p>0.927640318870544</text:p>
          </table:table-cell>
          <table:table-cell table:number-columns-repeated="2"/>
        </table:table-row>
        <table:table-row table:style-name="ro1">
          <table:table-cell office:value-type="float" office:value="0.823622822761535" calcext:value-type="float">
            <text:p>0.823622822761535</text:p>
          </table:table-cell>
          <table:table-cell table:number-columns-repeated="2"/>
        </table:table-row>
        <table:table-row table:style-name="ro1">
          <table:table-cell office:value-type="float" office:value="0.929676711559296" calcext:value-type="float">
            <text:p>0.929676711559296</text:p>
          </table:table-cell>
          <table:table-cell table:number-columns-repeated="2"/>
        </table:table-row>
        <table:table-row table:style-name="ro1">
          <table:table-cell office:value-type="float" office:value="0.824263870716095" calcext:value-type="float">
            <text:p>0.824263870716095</text:p>
          </table:table-cell>
          <table:table-cell table:number-columns-repeated="2"/>
        </table:table-row>
        <table:table-row table:style-name="ro1">
          <table:table-cell office:value-type="float" office:value="0.930150866508484" calcext:value-type="float">
            <text:p>0.930150866508484</text:p>
          </table:table-cell>
          <table:table-cell table:number-columns-repeated="2"/>
        </table:table-row>
        <table:table-row table:style-name="ro1">
          <table:table-cell office:value-type="float" office:value="0.823850631713867" calcext:value-type="float">
            <text:p>0.823850631713867</text:p>
          </table:table-cell>
          <table:table-cell table:number-columns-repeated="2"/>
        </table:table-row>
        <table:table-row table:style-name="ro1">
          <table:table-cell office:value-type="float" office:value="0.92900562286377" calcext:value-type="float">
            <text:p>0.92900562286377</text:p>
          </table:table-cell>
          <table:table-cell table:number-columns-repeated="2"/>
        </table:table-row>
        <table:table-row table:style-name="ro1">
          <table:table-cell office:value-type="float" office:value="0.824239611625671" calcext:value-type="float">
            <text:p>0.824239611625671</text:p>
          </table:table-cell>
          <table:table-cell table:number-columns-repeated="2"/>
        </table:table-row>
        <table:table-row table:style-name="ro1">
          <table:table-cell office:value-type="float" office:value="0.92896556854248" calcext:value-type="float">
            <text:p>0.92896556854248</text:p>
          </table:table-cell>
          <table:table-cell table:number-columns-repeated="2"/>
        </table:table-row>
        <table:table-row table:style-name="ro1">
          <table:table-cell office:value-type="float" office:value="0.824171006679535" calcext:value-type="float">
            <text:p>0.824171006679535</text:p>
          </table:table-cell>
          <table:table-cell table:number-columns-repeated="2"/>
        </table:table-row>
        <table:table-row table:style-name="ro1">
          <table:table-cell office:value-type="float" office:value="0.927395582199097" calcext:value-type="float">
            <text:p>0.927395582199097</text:p>
          </table:table-cell>
          <table:table-cell table:number-columns-repeated="2"/>
        </table:table-row>
        <table:table-row table:style-name="ro1">
          <table:table-cell office:value-type="float" office:value="0.824188053607941" calcext:value-type="float">
            <text:p>0.824188053607941</text:p>
          </table:table-cell>
          <table:table-cell table:number-columns-repeated="2"/>
        </table:table-row>
        <table:table-row table:style-name="ro1">
          <table:table-cell office:value-type="float" office:value="0.929947912693024" calcext:value-type="float">
            <text:p>0.929947912693024</text:p>
          </table:table-cell>
          <table:table-cell table:number-columns-repeated="2"/>
        </table:table-row>
        <table:table-row table:style-name="ro1">
          <table:table-cell office:value-type="float" office:value="0.82313346862793" calcext:value-type="float">
            <text:p>0.82313346862793</text:p>
          </table:table-cell>
          <table:table-cell table:number-columns-repeated="2"/>
        </table:table-row>
        <table:table-row table:style-name="ro1">
          <table:table-cell office:value-type="float" office:value="0.929491639137268" calcext:value-type="float">
            <text:p>0.929491639137268</text:p>
          </table:table-cell>
          <table:table-cell table:number-columns-repeated="2"/>
        </table:table-row>
        <table:table-row table:style-name="ro1">
          <table:table-cell office:value-type="float" office:value="0.823192834854126" calcext:value-type="float">
            <text:p>0.823192834854126</text:p>
          </table:table-cell>
          <table:table-cell table:number-columns-repeated="2"/>
        </table:table-row>
        <table:table-row table:style-name="ro1">
          <table:table-cell office:value-type="float" office:value="0.928812623023987" calcext:value-type="float">
            <text:p>0.928812623023987</text:p>
          </table:table-cell>
          <table:table-cell table:number-columns-repeated="2"/>
        </table:table-row>
        <table:table-row table:style-name="ro1">
          <table:table-cell office:value-type="float" office:value="0.821322441101074" calcext:value-type="float">
            <text:p>0.821322441101074</text:p>
          </table:table-cell>
          <table:table-cell table:number-columns-repeated="2"/>
        </table:table-row>
        <table:table-row table:style-name="ro1">
          <table:table-cell office:value-type="float" office:value="0.929858148097992" calcext:value-type="float">
            <text:p>0.929858148097992</text:p>
          </table:table-cell>
          <table:table-cell table:number-columns-repeated="2"/>
        </table:table-row>
        <table:table-row table:style-name="ro1">
          <table:table-cell office:value-type="float" office:value="0.820188224315643" calcext:value-type="float">
            <text:p>0.820188224315643</text:p>
          </table:table-cell>
          <table:table-cell table:number-columns-repeated="2"/>
        </table:table-row>
        <table:table-row table:style-name="ro1">
          <table:table-cell office:value-type="float" office:value="0.931592226028442" calcext:value-type="float">
            <text:p>0.931592226028442</text:p>
          </table:table-cell>
          <table:table-cell table:number-columns-repeated="2"/>
        </table:table-row>
        <table:table-row table:style-name="ro1">
          <table:table-cell office:value-type="float" office:value="0.82124251127243" calcext:value-type="float">
            <text:p>0.82124251127243</text:p>
          </table:table-cell>
          <table:table-cell table:number-columns-repeated="2"/>
        </table:table-row>
        <table:table-row table:style-name="ro1">
          <table:table-cell office:value-type="float" office:value="0.930887520313263" calcext:value-type="float">
            <text:p>0.930887520313263</text:p>
          </table:table-cell>
          <table:table-cell table:number-columns-repeated="2"/>
        </table:table-row>
        <table:table-row table:style-name="ro1">
          <table:table-cell office:value-type="float" office:value="0.820808112621307" calcext:value-type="float">
            <text:p>0.820808112621307</text:p>
          </table:table-cell>
          <table:table-cell table:number-columns-repeated="2"/>
        </table:table-row>
        <table:table-row table:style-name="ro1">
          <table:table-cell office:value-type="float" office:value="0.931185901165008" calcext:value-type="float">
            <text:p>0.931185901165008</text:p>
          </table:table-cell>
          <table:table-cell table:number-columns-repeated="2"/>
        </table:table-row>
        <table:table-row table:style-name="ro1">
          <table:table-cell office:value-type="float" office:value="0.820972621440887" calcext:value-type="float">
            <text:p>0.820972621440887</text:p>
          </table:table-cell>
          <table:table-cell table:number-columns-repeated="2"/>
        </table:table-row>
        <table:table-row table:style-name="ro1">
          <table:table-cell office:value-type="float" office:value="0.931222975254059" calcext:value-type="float">
            <text:p>0.931222975254059</text:p>
          </table:table-cell>
          <table:table-cell table:number-columns-repeated="2"/>
        </table:table-row>
        <table:table-row table:style-name="ro1">
          <table:table-cell office:value-type="float" office:value="0.820530652999878" calcext:value-type="float">
            <text:p>0.820530652999878</text:p>
          </table:table-cell>
          <table:table-cell table:number-columns-repeated="2"/>
        </table:table-row>
        <table:table-row table:style-name="ro1">
          <table:table-cell office:value-type="float" office:value="0.935398459434509" calcext:value-type="float">
            <text:p>0.935398459434509</text:p>
          </table:table-cell>
          <table:table-cell table:number-columns-repeated="2"/>
        </table:table-row>
        <table:table-row table:style-name="ro1">
          <table:table-cell office:value-type="float" office:value="0.82010418176651" calcext:value-type="float">
            <text:p>0.82010418176651</text:p>
          </table:table-cell>
          <table:table-cell table:number-columns-repeated="2"/>
        </table:table-row>
        <table:table-row table:style-name="ro1">
          <table:table-cell office:value-type="float" office:value="0.93285459280014" calcext:value-type="float">
            <text:p>0.93285459280014</text:p>
          </table:table-cell>
          <table:table-cell table:number-columns-repeated="2"/>
        </table:table-row>
        <table:table-row table:style-name="ro1">
          <table:table-cell office:value-type="float" office:value="0.820411741733551" calcext:value-type="float">
            <text:p>0.820411741733551</text:p>
          </table:table-cell>
          <table:table-cell table:number-columns-repeated="2"/>
        </table:table-row>
        <table:table-row table:style-name="ro1">
          <table:table-cell office:value-type="float" office:value="0.93645316362381" calcext:value-type="float">
            <text:p>0.93645316362381</text:p>
          </table:table-cell>
          <table:table-cell table:number-columns-repeated="2"/>
        </table:table-row>
        <table:table-row table:style-name="ro1">
          <table:table-cell office:value-type="float" office:value="0.820830643177033" calcext:value-type="float">
            <text:p>0.820830643177033</text:p>
          </table:table-cell>
          <table:table-cell table:number-columns-repeated="2"/>
        </table:table-row>
        <table:table-row table:style-name="ro1">
          <table:table-cell office:value-type="float" office:value="0.937783181667328" calcext:value-type="float">
            <text:p>0.937783181667328</text:p>
          </table:table-cell>
          <table:table-cell table:number-columns-repeated="2"/>
        </table:table-row>
        <table:table-row table:style-name="ro1">
          <table:table-cell office:value-type="float" office:value="0.820899546146393" calcext:value-type="float">
            <text:p>0.820899546146393</text:p>
          </table:table-cell>
          <table:table-cell table:number-columns-repeated="2"/>
        </table:table-row>
        <table:table-row table:style-name="ro1">
          <table:table-cell office:value-type="float" office:value="0.937658369541168" calcext:value-type="float">
            <text:p>0.937658369541168</text:p>
          </table:table-cell>
          <table:table-cell table:number-columns-repeated="2"/>
        </table:table-row>
        <table:table-row table:style-name="ro1">
          <table:table-cell office:value-type="float" office:value="0.820486605167389" calcext:value-type="float">
            <text:p>0.820486605167389</text:p>
          </table:table-cell>
          <table:table-cell table:number-columns-repeated="2"/>
        </table:table-row>
        <table:table-row table:style-name="ro1">
          <table:table-cell office:value-type="float" office:value="0.938123285770416" calcext:value-type="float">
            <text:p>0.938123285770416</text:p>
          </table:table-cell>
          <table:table-cell table:number-columns-repeated="2"/>
        </table:table-row>
        <table:table-row table:style-name="ro1">
          <table:table-cell office:value-type="float" office:value="0.819925427436829" calcext:value-type="float">
            <text:p>0.819925427436829</text:p>
          </table:table-cell>
          <table:table-cell table:number-columns-repeated="2"/>
        </table:table-row>
        <table:table-row table:style-name="ro1">
          <table:table-cell office:value-type="float" office:value="0.937512457370758" calcext:value-type="float">
            <text:p>0.937512457370758</text:p>
          </table:table-cell>
          <table:table-cell table:number-columns-repeated="2"/>
        </table:table-row>
        <table:table-row table:style-name="ro1">
          <table:table-cell office:value-type="float" office:value="0.821571290493012" calcext:value-type="float">
            <text:p>0.821571290493012</text:p>
          </table:table-cell>
          <table:table-cell table:number-columns-repeated="2"/>
        </table:table-row>
        <table:table-row table:style-name="ro1">
          <table:table-cell office:value-type="float" office:value="0.934447109699249" calcext:value-type="float">
            <text:p>0.934447109699249</text:p>
          </table:table-cell>
          <table:table-cell table:number-columns-repeated="2"/>
        </table:table-row>
        <table:table-row table:style-name="ro1">
          <table:table-cell office:value-type="float" office:value="0.832308948040008" calcext:value-type="float">
            <text:p>0.832308948040008</text:p>
          </table:table-cell>
          <table:table-cell table:number-columns-repeated="2"/>
        </table:table-row>
        <table:table-row table:style-name="ro1">
          <table:table-cell office:value-type="float" office:value="0.933477818965912" calcext:value-type="float">
            <text:p>0.933477818965912</text:p>
          </table:table-cell>
          <table:table-cell table:number-columns-repeated="2"/>
        </table:table-row>
        <table:table-row table:style-name="ro1">
          <table:table-cell office:value-type="float" office:value="0.834830701351166" calcext:value-type="float">
            <text:p>0.834830701351166</text:p>
          </table:table-cell>
          <table:table-cell table:number-columns-repeated="2"/>
        </table:table-row>
        <table:table-row table:style-name="ro1">
          <table:table-cell office:value-type="float" office:value="0.937845766544342" calcext:value-type="float">
            <text:p>0.937845766544342</text:p>
          </table:table-cell>
          <table:table-cell table:number-columns-repeated="2"/>
        </table:table-row>
        <table:table-row table:style-name="ro1">
          <table:table-cell office:value-type="float" office:value="0.832809984683991" calcext:value-type="float">
            <text:p>0.832809984683991</text:p>
          </table:table-cell>
          <table:table-cell table:number-columns-repeated="2"/>
        </table:table-row>
        <table:table-row table:style-name="ro1">
          <table:table-cell office:value-type="float" office:value="0.936321020126343" calcext:value-type="float">
            <text:p>0.936321020126343</text:p>
          </table:table-cell>
          <table:table-cell table:number-columns-repeated="2"/>
        </table:table-row>
        <table:table-row table:style-name="ro1">
          <table:table-cell office:value-type="float" office:value="0.835069119930267" calcext:value-type="float">
            <text:p>0.835069119930267</text:p>
          </table:table-cell>
          <table:table-cell table:number-columns-repeated="2"/>
        </table:table-row>
        <table:table-row table:style-name="ro1">
          <table:table-cell office:value-type="float" office:value="0.93130362033844" calcext:value-type="float">
            <text:p>0.93130362033844</text:p>
          </table:table-cell>
          <table:table-cell table:number-columns-repeated="2"/>
        </table:table-row>
        <table:table-row table:style-name="ro1">
          <table:table-cell office:value-type="float" office:value="0.832958936691284" calcext:value-type="float">
            <text:p>0.832958936691284</text:p>
          </table:table-cell>
          <table:table-cell table:number-columns-repeated="2"/>
        </table:table-row>
        <table:table-row table:style-name="ro1">
          <table:table-cell office:value-type="float" office:value="0.936326265335083" calcext:value-type="float">
            <text:p>0.936326265335083</text:p>
          </table:table-cell>
          <table:table-cell table:number-columns-repeated="2"/>
        </table:table-row>
        <table:table-row table:style-name="ro1">
          <table:table-cell office:value-type="float" office:value="0.833357870578766" calcext:value-type="float">
            <text:p>0.833357870578766</text:p>
          </table:table-cell>
          <table:table-cell table:number-columns-repeated="2"/>
        </table:table-row>
        <table:table-row table:style-name="ro1">
          <table:table-cell office:value-type="float" office:value="0.928679049015045" calcext:value-type="float">
            <text:p>0.928679049015045</text:p>
          </table:table-cell>
          <table:table-cell table:number-columns-repeated="2"/>
        </table:table-row>
        <table:table-row table:style-name="ro1">
          <table:table-cell office:value-type="float" office:value="0.830283641815185" calcext:value-type="float">
            <text:p>0.830283641815185</text:p>
          </table:table-cell>
          <table:table-cell table:number-columns-repeated="2"/>
        </table:table-row>
        <table:table-row table:style-name="ro1">
          <table:table-cell office:value-type="float" office:value="0.929437100887299" calcext:value-type="float">
            <text:p>0.929437100887299</text:p>
          </table:table-cell>
          <table:table-cell table:number-columns-repeated="2"/>
        </table:table-row>
        <table:table-row table:style-name="ro1">
          <table:table-cell office:value-type="float" office:value="0.831974148750305" calcext:value-type="float">
            <text:p>0.831974148750305</text:p>
          </table:table-cell>
          <table:table-cell table:number-columns-repeated="2"/>
        </table:table-row>
        <table:table-row table:style-name="ro1">
          <table:table-cell office:value-type="float" office:value="0.930881023406982" calcext:value-type="float">
            <text:p>0.930881023406982</text:p>
          </table:table-cell>
          <table:table-cell table:number-columns-repeated="2"/>
        </table:table-row>
        <table:table-row table:style-name="ro1">
          <table:table-cell office:value-type="float" office:value="0.833625853061676" calcext:value-type="float">
            <text:p>0.833625853061676</text:p>
          </table:table-cell>
          <table:table-cell table:number-columns-repeated="2"/>
        </table:table-row>
        <table:table-row table:style-name="ro1">
          <table:table-cell office:value-type="float" office:value="0.928708493709564" calcext:value-type="float">
            <text:p>0.928708493709564</text:p>
          </table:table-cell>
          <table:table-cell table:number-columns-repeated="2"/>
        </table:table-row>
        <table:table-row table:style-name="ro1">
          <table:table-cell office:value-type="float" office:value="0.8354731798172" calcext:value-type="float">
            <text:p>0.8354731798172</text:p>
          </table:table-cell>
          <table:table-cell table:number-columns-repeated="2"/>
        </table:table-row>
        <table:table-row table:style-name="ro1">
          <table:table-cell office:value-type="float" office:value="0.9256232380867" calcext:value-type="float">
            <text:p>0.9256232380867</text:p>
          </table:table-cell>
          <table:table-cell table:number-columns-repeated="2"/>
        </table:table-row>
        <table:table-row table:style-name="ro1">
          <table:table-cell office:value-type="float" office:value="0.833654344081879" calcext:value-type="float">
            <text:p>0.833654344081879</text:p>
          </table:table-cell>
          <table:table-cell table:number-columns-repeated="2"/>
        </table:table-row>
        <table:table-row table:style-name="ro1">
          <table:table-cell office:value-type="float" office:value="0.924725115299225" calcext:value-type="float">
            <text:p>0.924725115299225</text:p>
          </table:table-cell>
          <table:table-cell table:number-columns-repeated="2"/>
        </table:table-row>
        <table:table-row table:style-name="ro1">
          <table:table-cell office:value-type="float" office:value="0.829352021217346" calcext:value-type="float">
            <text:p>0.829352021217346</text:p>
          </table:table-cell>
          <table:table-cell table:number-columns-repeated="2"/>
        </table:table-row>
        <table:table-row table:style-name="ro1">
          <table:table-cell office:value-type="float" office:value="0.928764760494232" calcext:value-type="float">
            <text:p>0.928764760494232</text:p>
          </table:table-cell>
          <table:table-cell table:number-columns-repeated="2"/>
        </table:table-row>
        <table:table-row table:style-name="ro1">
          <table:table-cell office:value-type="float" office:value="0.827824175357819" calcext:value-type="float">
            <text:p>0.827824175357819</text:p>
          </table:table-cell>
          <table:table-cell table:number-columns-repeated="2"/>
        </table:table-row>
        <table:table-row table:style-name="ro1">
          <table:table-cell office:value-type="float" office:value="0.92932790517807" calcext:value-type="float">
            <text:p>0.92932790517807</text:p>
          </table:table-cell>
          <table:table-cell table:number-columns-repeated="2"/>
        </table:table-row>
        <table:table-row table:style-name="ro1">
          <table:table-cell office:value-type="float" office:value="0.83034485578537" calcext:value-type="float">
            <text:p>0.83034485578537</text:p>
          </table:table-cell>
          <table:table-cell table:number-columns-repeated="2"/>
        </table:table-row>
        <table:table-row table:style-name="ro1">
          <table:table-cell office:value-type="float" office:value="0.930462002754211" calcext:value-type="float">
            <text:p>0.930462002754211</text:p>
          </table:table-cell>
          <table:table-cell table:number-columns-repeated="2"/>
        </table:table-row>
        <table:table-row table:style-name="ro1">
          <table:table-cell office:value-type="float" office:value="0.830758035182953" calcext:value-type="float">
            <text:p>0.830758035182953</text:p>
          </table:table-cell>
          <table:table-cell table:number-columns-repeated="2"/>
        </table:table-row>
        <table:table-row table:style-name="ro1">
          <table:table-cell office:value-type="float" office:value="0.929575204849243" calcext:value-type="float">
            <text:p>0.929575204849243</text:p>
          </table:table-cell>
          <table:table-cell table:number-columns-repeated="2"/>
        </table:table-row>
        <table:table-row table:style-name="ro1">
          <table:table-cell office:value-type="float" office:value="0.831404507160187" calcext:value-type="float">
            <text:p>0.831404507160187</text:p>
          </table:table-cell>
          <table:table-cell table:number-columns-repeated="2"/>
        </table:table-row>
        <table:table-row table:style-name="ro1">
          <table:table-cell office:value-type="float" office:value="0.933776438236237" calcext:value-type="float">
            <text:p>0.933776438236237</text:p>
          </table:table-cell>
          <table:table-cell table:number-columns-repeated="2"/>
        </table:table-row>
        <table:table-row table:style-name="ro1">
          <table:table-cell office:value-type="float" office:value="0.830606460571289" calcext:value-type="float">
            <text:p>0.830606460571289</text:p>
          </table:table-cell>
          <table:table-cell table:number-columns-repeated="2"/>
        </table:table-row>
        <table:table-row table:style-name="ro1">
          <table:table-cell office:value-type="float" office:value="0.938611626625061" calcext:value-type="float">
            <text:p>0.938611626625061</text:p>
          </table:table-cell>
          <table:table-cell table:number-columns-repeated="2"/>
        </table:table-row>
        <table:table-row table:style-name="ro1">
          <table:table-cell office:value-type="float" office:value="0.829490542411804" calcext:value-type="float">
            <text:p>0.829490542411804</text:p>
          </table:table-cell>
          <table:table-cell table:number-columns-repeated="2"/>
        </table:table-row>
        <table:table-row table:style-name="ro1">
          <table:table-cell office:value-type="float" office:value="0.94183224439621" calcext:value-type="float">
            <text:p>0.94183224439621</text:p>
          </table:table-cell>
          <table:table-cell table:number-columns-repeated="2"/>
        </table:table-row>
        <table:table-row table:style-name="ro1">
          <table:table-cell office:value-type="float" office:value="0.829699575901032" calcext:value-type="float">
            <text:p>0.829699575901032</text:p>
          </table:table-cell>
          <table:table-cell table:number-columns-repeated="2"/>
        </table:table-row>
        <table:table-row table:style-name="ro1">
          <table:table-cell office:value-type="float" office:value="0.944013237953186" calcext:value-type="float">
            <text:p>0.944013237953186</text:p>
          </table:table-cell>
          <table:table-cell table:number-columns-repeated="2"/>
        </table:table-row>
        <table:table-row table:style-name="ro1">
          <table:table-cell office:value-type="float" office:value="0.829782962799072" calcext:value-type="float">
            <text:p>0.829782962799072</text:p>
          </table:table-cell>
          <table:table-cell table:number-columns-repeated="2"/>
        </table:table-row>
        <table:table-row table:style-name="ro1">
          <table:table-cell office:value-type="float" office:value="0.944844245910644" calcext:value-type="float">
            <text:p>0.944844245910644</text:p>
          </table:table-cell>
          <table:table-cell table:number-columns-repeated="2"/>
        </table:table-row>
        <table:table-row table:style-name="ro1">
          <table:table-cell office:value-type="float" office:value="0.828333556652069" calcext:value-type="float">
            <text:p>0.828333556652069</text:p>
          </table:table-cell>
          <table:table-cell table:number-columns-repeated="2"/>
        </table:table-row>
        <table:table-row table:style-name="ro1">
          <table:table-cell office:value-type="float" office:value="0.939879655838013" calcext:value-type="float">
            <text:p>0.939879655838013</text:p>
          </table:table-cell>
          <table:table-cell table:number-columns-repeated="2"/>
        </table:table-row>
        <table:table-row table:style-name="ro1">
          <table:table-cell office:value-type="float" office:value="0.828222334384918" calcext:value-type="float">
            <text:p>0.828222334384918</text:p>
          </table:table-cell>
          <table:table-cell table:number-columns-repeated="2"/>
        </table:table-row>
        <table:table-row table:style-name="ro1">
          <table:table-cell office:value-type="float" office:value="0.941666305065155" calcext:value-type="float">
            <text:p>0.941666305065155</text:p>
          </table:table-cell>
          <table:table-cell table:number-columns-repeated="2"/>
        </table:table-row>
        <table:table-row table:style-name="ro1">
          <table:table-cell office:value-type="float" office:value="0.828040182590485" calcext:value-type="float">
            <text:p>0.828040182590485</text:p>
          </table:table-cell>
          <table:table-cell table:number-columns-repeated="2"/>
        </table:table-row>
        <table:table-row table:style-name="ro1">
          <table:table-cell office:value-type="float" office:value="0.938073396682739" calcext:value-type="float">
            <text:p>0.938073396682739</text:p>
          </table:table-cell>
          <table:table-cell table:number-columns-repeated="2"/>
        </table:table-row>
        <table:table-row table:style-name="ro1">
          <table:table-cell office:value-type="float" office:value="0.832156360149383" calcext:value-type="float">
            <text:p>0.832156360149383</text:p>
          </table:table-cell>
          <table:table-cell table:number-columns-repeated="2"/>
        </table:table-row>
        <table:table-row table:style-name="ro1">
          <table:table-cell office:value-type="float" office:value="0.938220500946045" calcext:value-type="float">
            <text:p>0.938220500946045</text:p>
          </table:table-cell>
          <table:table-cell table:number-columns-repeated="2"/>
        </table:table-row>
        <table:table-row table:style-name="ro1">
          <table:table-cell office:value-type="float" office:value="0.833007156848908" calcext:value-type="float">
            <text:p>0.833007156848908</text:p>
          </table:table-cell>
          <table:table-cell table:number-columns-repeated="2"/>
        </table:table-row>
        <table:table-row table:style-name="ro1">
          <table:table-cell office:value-type="float" office:value="0.931931436061859" calcext:value-type="float">
            <text:p>0.931931436061859</text:p>
          </table:table-cell>
          <table:table-cell table:number-columns-repeated="2"/>
        </table:table-row>
        <table:table-row table:style-name="ro1">
          <table:table-cell office:value-type="float" office:value="0.834018111228943" calcext:value-type="float">
            <text:p>0.834018111228943</text:p>
          </table:table-cell>
          <table:table-cell table:number-columns-repeated="2"/>
        </table:table-row>
        <table:table-row table:style-name="ro1">
          <table:table-cell office:value-type="float" office:value="0.929278671741486" calcext:value-type="float">
            <text:p>0.929278671741486</text:p>
          </table:table-cell>
          <table:table-cell table:number-columns-repeated="2"/>
        </table:table-row>
        <table:table-row table:style-name="ro1">
          <table:table-cell office:value-type="float" office:value="0.834562540054321" calcext:value-type="float">
            <text:p>0.834562540054321</text:p>
          </table:table-cell>
          <table:table-cell table:number-columns-repeated="2"/>
        </table:table-row>
        <table:table-row table:style-name="ro1">
          <table:table-cell office:value-type="float" office:value="0.926674246788025" calcext:value-type="float">
            <text:p>0.926674246788025</text:p>
          </table:table-cell>
          <table:table-cell table:number-columns-repeated="2"/>
        </table:table-row>
        <table:table-row table:style-name="ro1">
          <table:table-cell office:value-type="float" office:value="0.835417091846466" calcext:value-type="float">
            <text:p>0.835417091846466</text:p>
          </table:table-cell>
          <table:table-cell table:number-columns-repeated="2"/>
        </table:table-row>
        <table:table-row table:style-name="ro1">
          <table:table-cell office:value-type="float" office:value="0.928199052810669" calcext:value-type="float">
            <text:p>0.928199052810669</text:p>
          </table:table-cell>
          <table:table-cell table:number-columns-repeated="2"/>
        </table:table-row>
        <table:table-row table:style-name="ro1">
          <table:table-cell office:value-type="float" office:value="0.834676504135132" calcext:value-type="float">
            <text:p>0.834676504135132</text:p>
          </table:table-cell>
          <table:table-cell table:number-columns-repeated="2"/>
        </table:table-row>
        <table:table-row table:style-name="ro1">
          <table:table-cell office:value-type="float" office:value="0.92783534526825" calcext:value-type="float">
            <text:p>0.92783534526825</text:p>
          </table:table-cell>
          <table:table-cell table:number-columns-repeated="2"/>
        </table:table-row>
        <table:table-row table:style-name="ro1">
          <table:table-cell office:value-type="float" office:value="0.835859596729279" calcext:value-type="float">
            <text:p>0.835859596729279</text:p>
          </table:table-cell>
          <table:table-cell table:number-columns-repeated="2"/>
        </table:table-row>
        <table:table-row table:style-name="ro1">
          <table:table-cell office:value-type="float" office:value="0.928931951522827" calcext:value-type="float">
            <text:p>0.928931951522827</text:p>
          </table:table-cell>
          <table:table-cell table:number-columns-repeated="2"/>
        </table:table-row>
        <table:table-row table:style-name="ro1">
          <table:table-cell office:value-type="float" office:value="0.835305094718933" calcext:value-type="float">
            <text:p>0.835305094718933</text:p>
          </table:table-cell>
          <table:table-cell table:number-columns-repeated="2"/>
        </table:table-row>
        <table:table-row table:style-name="ro1">
          <table:table-cell office:value-type="float" office:value="0.928440988063812" calcext:value-type="float">
            <text:p>0.928440988063812</text:p>
          </table:table-cell>
          <table:table-cell table:number-columns-repeated="2"/>
        </table:table-row>
        <table:table-row table:style-name="ro1">
          <table:table-cell office:value-type="float" office:value="0.835912585258484" calcext:value-type="float">
            <text:p>0.835912585258484</text:p>
          </table:table-cell>
          <table:table-cell table:number-columns-repeated="2"/>
        </table:table-row>
        <table:table-row table:style-name="ro1">
          <table:table-cell office:value-type="float" office:value="0.929960310459137" calcext:value-type="float">
            <text:p>0.929960310459137</text:p>
          </table:table-cell>
          <table:table-cell table:number-columns-repeated="2"/>
        </table:table-row>
        <table:table-row table:style-name="ro1">
          <table:table-cell office:value-type="float" office:value="0.837350904941559" calcext:value-type="float">
            <text:p>0.837350904941559</text:p>
          </table:table-cell>
          <table:table-cell table:number-columns-repeated="2"/>
        </table:table-row>
        <table:table-row table:style-name="ro1">
          <table:table-cell office:value-type="float" office:value="0.928137004375458" calcext:value-type="float">
            <text:p>0.928137004375458</text:p>
          </table:table-cell>
          <table:table-cell table:number-columns-repeated="2"/>
        </table:table-row>
        <table:table-row table:style-name="ro1">
          <table:table-cell office:value-type="float" office:value="0.836743414402008" calcext:value-type="float">
            <text:p>0.836743414402008</text:p>
          </table:table-cell>
          <table:table-cell table:number-columns-repeated="2"/>
        </table:table-row>
        <table:table-row table:style-name="ro1">
          <table:table-cell office:value-type="float" office:value="0.927704691886902" calcext:value-type="float">
            <text:p>0.927704691886902</text:p>
          </table:table-cell>
          <table:table-cell table:number-columns-repeated="2"/>
        </table:table-row>
        <table:table-row table:style-name="ro1">
          <table:table-cell office:value-type="float" office:value="0.836399912834168" calcext:value-type="float">
            <text:p>0.836399912834168</text:p>
          </table:table-cell>
          <table:table-cell table:number-columns-repeated="2"/>
        </table:table-row>
        <table:table-row table:style-name="ro1">
          <table:table-cell office:value-type="float" office:value="0.927344679832458" calcext:value-type="float">
            <text:p>0.927344679832458</text:p>
          </table:table-cell>
          <table:table-cell table:number-columns-repeated="2"/>
        </table:table-row>
        <table:table-row table:style-name="ro1">
          <table:table-cell office:value-type="float" office:value="0.833777487277985" calcext:value-type="float">
            <text:p>0.833777487277985</text:p>
          </table:table-cell>
          <table:table-cell table:number-columns-repeated="2"/>
        </table:table-row>
        <table:table-row table:style-name="ro1">
          <table:table-cell office:value-type="float" office:value="0.927694201469421" calcext:value-type="float">
            <text:p>0.927694201469421</text:p>
          </table:table-cell>
          <table:table-cell table:number-columns-repeated="2"/>
        </table:table-row>
        <table:table-row table:style-name="ro1">
          <table:table-cell office:value-type="float" office:value="0.833983421325684" calcext:value-type="float">
            <text:p>0.833983421325684</text:p>
          </table:table-cell>
          <table:table-cell table:number-columns-repeated="2"/>
        </table:table-row>
        <table:table-row table:style-name="ro1">
          <table:table-cell office:value-type="float" office:value="0.927456259727478" calcext:value-type="float">
            <text:p>0.927456259727478</text:p>
          </table:table-cell>
          <table:table-cell table:number-columns-repeated="2"/>
        </table:table-row>
        <table:table-row table:style-name="ro1">
          <table:table-cell office:value-type="float" office:value="0.833460927009583" calcext:value-type="float">
            <text:p>0.833460927009583</text:p>
          </table:table-cell>
          <table:table-cell table:number-columns-repeated="2"/>
        </table:table-row>
        <table:table-row table:style-name="ro1">
          <table:table-cell office:value-type="float" office:value="0.924096822738647" calcext:value-type="float">
            <text:p>0.924096822738647</text:p>
          </table:table-cell>
          <table:table-cell table:number-columns-repeated="2"/>
        </table:table-row>
        <table:table-row table:style-name="ro1">
          <table:table-cell office:value-type="float" office:value="0.832786560058594" calcext:value-type="float">
            <text:p>0.832786560058594</text:p>
          </table:table-cell>
          <table:table-cell table:number-columns-repeated="2"/>
        </table:table-row>
        <table:table-row table:style-name="ro1">
          <table:table-cell office:value-type="float" office:value="0.922981202602386" calcext:value-type="float">
            <text:p>0.922981202602386</text:p>
          </table:table-cell>
          <table:table-cell table:number-columns-repeated="2"/>
        </table:table-row>
        <table:table-row table:style-name="ro1">
          <table:table-cell office:value-type="float" office:value="0.832705020904541" calcext:value-type="float">
            <text:p>0.832705020904541</text:p>
          </table:table-cell>
          <table:table-cell table:number-columns-repeated="2"/>
        </table:table-row>
        <table:table-row table:style-name="ro1">
          <table:table-cell office:value-type="float" office:value="0.922173082828522" calcext:value-type="float">
            <text:p>0.922173082828522</text:p>
          </table:table-cell>
          <table:table-cell table:number-columns-repeated="2"/>
        </table:table-row>
        <table:table-row table:style-name="ro1">
          <table:table-cell office:value-type="float" office:value="0.831336200237274" calcext:value-type="float">
            <text:p>0.831336200237274</text:p>
          </table:table-cell>
          <table:table-cell table:number-columns-repeated="2"/>
        </table:table-row>
        <table:table-row table:style-name="ro1">
          <table:table-cell office:value-type="float" office:value="0.921693921089172" calcext:value-type="float">
            <text:p>0.921693921089172</text:p>
          </table:table-cell>
          <table:table-cell table:number-columns-repeated="2"/>
        </table:table-row>
        <table:table-row table:style-name="ro1">
          <table:table-cell office:value-type="float" office:value="0.833465874195099" calcext:value-type="float">
            <text:p>0.833465874195099</text:p>
          </table:table-cell>
          <table:table-cell table:number-columns-repeated="2"/>
        </table:table-row>
        <table:table-row table:style-name="ro1">
          <table:table-cell office:value-type="float" office:value="0.921845078468323" calcext:value-type="float">
            <text:p>0.921845078468323</text:p>
          </table:table-cell>
          <table:table-cell table:number-columns-repeated="2"/>
        </table:table-row>
        <table:table-row table:style-name="ro1">
          <table:table-cell office:value-type="float" office:value="0.833255648612976" calcext:value-type="float">
            <text:p>0.833255648612976</text:p>
          </table:table-cell>
          <table:table-cell table:number-columns-repeated="2"/>
        </table:table-row>
        <table:table-row table:style-name="ro1">
          <table:table-cell office:value-type="float" office:value="0.922729849815369" calcext:value-type="float">
            <text:p>0.922729849815369</text:p>
          </table:table-cell>
          <table:table-cell table:number-columns-repeated="2"/>
        </table:table-row>
        <table:table-row table:style-name="ro1">
          <table:table-cell office:value-type="float" office:value="0.833157420158386" calcext:value-type="float">
            <text:p>0.833157420158386</text:p>
          </table:table-cell>
          <table:table-cell table:number-columns-repeated="2"/>
        </table:table-row>
        <table:table-row table:style-name="ro1">
          <table:table-cell office:value-type="float" office:value="0.923524677753448" calcext:value-type="float">
            <text:p>0.923524677753448</text:p>
          </table:table-cell>
          <table:table-cell table:number-columns-repeated="2"/>
        </table:table-row>
        <table:table-row table:style-name="ro1">
          <table:table-cell office:value-type="float" office:value="0.833638727664948" calcext:value-type="float">
            <text:p>0.833638727664948</text:p>
          </table:table-cell>
          <table:table-cell table:number-columns-repeated="2"/>
        </table:table-row>
        <table:table-row table:style-name="ro1">
          <table:table-cell office:value-type="float" office:value="0.923759639263153" calcext:value-type="float">
            <text:p>0.923759639263153</text:p>
          </table:table-cell>
          <table:table-cell table:number-columns-repeated="2"/>
        </table:table-row>
        <table:table-row table:style-name="ro1">
          <table:table-cell office:value-type="float" office:value="0.833759784698486" calcext:value-type="float">
            <text:p>0.833759784698486</text:p>
          </table:table-cell>
          <table:table-cell table:number-columns-repeated="2"/>
        </table:table-row>
        <table:table-row table:style-name="ro1">
          <table:table-cell office:value-type="float" office:value="0.923947334289551" calcext:value-type="float">
            <text:p>0.923947334289551</text:p>
          </table:table-cell>
          <table:table-cell table:number-columns-repeated="2"/>
        </table:table-row>
        <table:table-row table:style-name="ro1">
          <table:table-cell office:value-type="float" office:value="0.833724558353424" calcext:value-type="float">
            <text:p>0.833724558353424</text:p>
          </table:table-cell>
          <table:table-cell table:number-columns-repeated="2"/>
        </table:table-row>
        <table:table-row table:style-name="ro1">
          <table:table-cell office:value-type="float" office:value="0.923803627490997" calcext:value-type="float">
            <text:p>0.923803627490997</text:p>
          </table:table-cell>
          <table:table-cell table:number-columns-repeated="2"/>
        </table:table-row>
        <table:table-row table:style-name="ro1">
          <table:table-cell office:value-type="float" office:value="0.830247044563293" calcext:value-type="float">
            <text:p>0.830247044563293</text:p>
          </table:table-cell>
          <table:table-cell table:number-columns-repeated="2"/>
        </table:table-row>
        <table:table-row table:style-name="ro1">
          <table:table-cell office:value-type="float" office:value="0.924189269542694" calcext:value-type="float">
            <text:p>0.924189269542694</text:p>
          </table:table-cell>
          <table:table-cell table:number-columns-repeated="2"/>
        </table:table-row>
        <table:table-row table:style-name="ro1">
          <table:table-cell office:value-type="float" office:value="0.829732537269592" calcext:value-type="float">
            <text:p>0.829732537269592</text:p>
          </table:table-cell>
          <table:table-cell table:number-columns-repeated="2"/>
        </table:table-row>
        <table:table-row table:style-name="ro1">
          <table:table-cell office:value-type="float" office:value="0.923771500587463" calcext:value-type="float">
            <text:p>0.923771500587463</text:p>
          </table:table-cell>
          <table:table-cell table:number-columns-repeated="2"/>
        </table:table-row>
        <table:table-row table:style-name="ro1">
          <table:table-cell office:value-type="float" office:value="0.830174267292023" calcext:value-type="float">
            <text:p>0.830174267292023</text:p>
          </table:table-cell>
          <table:table-cell table:number-columns-repeated="2"/>
        </table:table-row>
        <table:table-row table:style-name="ro1">
          <table:table-cell office:value-type="float" office:value="0.92330801486969" calcext:value-type="float">
            <text:p>0.92330801486969</text:p>
          </table:table-cell>
          <table:table-cell table:number-columns-repeated="2"/>
        </table:table-row>
        <table:table-row table:style-name="ro1">
          <table:table-cell office:value-type="float" office:value="0.829873621463776" calcext:value-type="float">
            <text:p>0.829873621463776</text:p>
          </table:table-cell>
          <table:table-cell table:number-columns-repeated="2"/>
        </table:table-row>
        <table:table-row table:style-name="ro1">
          <table:table-cell office:value-type="float" office:value="0.923317313194275" calcext:value-type="float">
            <text:p>0.923317313194275</text:p>
          </table:table-cell>
          <table:table-cell table:number-columns-repeated="2"/>
        </table:table-row>
        <table:table-row table:style-name="ro1">
          <table:table-cell office:value-type="float" office:value="0.830330193042755" calcext:value-type="float">
            <text:p>0.830330193042755</text:p>
          </table:table-cell>
          <table:table-cell table:number-columns-repeated="2"/>
        </table:table-row>
        <table:table-row table:style-name="ro1">
          <table:table-cell office:value-type="float" office:value="0.922825694084168" calcext:value-type="float">
            <text:p>0.922825694084168</text:p>
          </table:table-cell>
          <table:table-cell table:number-columns-repeated="2"/>
        </table:table-row>
        <table:table-row table:style-name="ro1">
          <table:table-cell office:value-type="float" office:value="0.829481661319733" calcext:value-type="float">
            <text:p>0.829481661319733</text:p>
          </table:table-cell>
          <table:table-cell table:number-columns-repeated="2"/>
        </table:table-row>
        <table:table-row table:style-name="ro1">
          <table:table-cell office:value-type="float" office:value="0.922585129737854" calcext:value-type="float">
            <text:p>0.922585129737854</text:p>
          </table:table-cell>
          <table:table-cell table:number-columns-repeated="2"/>
        </table:table-row>
        <table:table-row table:style-name="ro1">
          <table:table-cell office:value-type="float" office:value="0.829532086849213" calcext:value-type="float">
            <text:p>0.829532086849213</text:p>
          </table:table-cell>
          <table:table-cell table:number-columns-repeated="2"/>
        </table:table-row>
        <table:table-row table:style-name="ro1">
          <table:table-cell office:value-type="float" office:value="0.922762870788574" calcext:value-type="float">
            <text:p>0.922762870788574</text:p>
          </table:table-cell>
          <table:table-cell table:number-columns-repeated="2"/>
        </table:table-row>
        <table:table-row table:style-name="ro1">
          <table:table-cell office:value-type="float" office:value="0.829514443874359" calcext:value-type="float">
            <text:p>0.829514443874359</text:p>
          </table:table-cell>
          <table:table-cell table:number-columns-repeated="2"/>
        </table:table-row>
        <table:table-row table:style-name="ro1">
          <table:table-cell office:value-type="float" office:value="0.923571109771728" calcext:value-type="float">
            <text:p>0.923571109771728</text:p>
          </table:table-cell>
          <table:table-cell table:number-columns-repeated="2"/>
        </table:table-row>
        <table:table-row table:style-name="ro1">
          <table:table-cell office:value-type="float" office:value="0.829975605010986" calcext:value-type="float">
            <text:p>0.829975605010986</text:p>
          </table:table-cell>
          <table:table-cell table:number-columns-repeated="2"/>
        </table:table-row>
        <table:table-row table:style-name="ro1">
          <table:table-cell office:value-type="float" office:value="0.924027800559998" calcext:value-type="float">
            <text:p>0.924027800559998</text:p>
          </table:table-cell>
          <table:table-cell table:number-columns-repeated="2"/>
        </table:table-row>
        <table:table-row table:style-name="ro1">
          <table:table-cell office:value-type="float" office:value="0.829880356788635" calcext:value-type="float">
            <text:p>0.829880356788635</text:p>
          </table:table-cell>
          <table:table-cell table:number-columns-repeated="2"/>
        </table:table-row>
        <table:table-row table:style-name="ro1">
          <table:table-cell office:value-type="float" office:value="0.924391090869904" calcext:value-type="float">
            <text:p>0.924391090869904</text:p>
          </table:table-cell>
          <table:table-cell table:number-columns-repeated="2"/>
        </table:table-row>
        <table:table-row table:style-name="ro1">
          <table:table-cell office:value-type="float" office:value="0.831285953521729" calcext:value-type="float">
            <text:p>0.831285953521729</text:p>
          </table:table-cell>
          <table:table-cell table:number-columns-repeated="2"/>
        </table:table-row>
        <table:table-row table:style-name="ro1">
          <table:table-cell office:value-type="float" office:value="0.924382328987122" calcext:value-type="float">
            <text:p>0.924382328987122</text:p>
          </table:table-cell>
          <table:table-cell table:number-columns-repeated="2"/>
        </table:table-row>
        <table:table-row table:style-name="ro1">
          <table:table-cell office:value-type="float" office:value="0.828836619853973" calcext:value-type="float">
            <text:p>0.828836619853973</text:p>
          </table:table-cell>
          <table:table-cell table:number-columns-repeated="2"/>
        </table:table-row>
        <table:table-row table:style-name="ro1">
          <table:table-cell office:value-type="float" office:value="0.925292551517487" calcext:value-type="float">
            <text:p>0.925292551517487</text:p>
          </table:table-cell>
          <table:table-cell table:number-columns-repeated="2"/>
        </table:table-row>
        <table:table-row table:style-name="ro1">
          <table:table-cell office:value-type="float" office:value="0.826190054416657" calcext:value-type="float">
            <text:p>0.826190054416657</text:p>
          </table:table-cell>
          <table:table-cell table:number-columns-repeated="2"/>
        </table:table-row>
        <table:table-row table:style-name="ro1">
          <table:table-cell office:value-type="float" office:value="0.924887776374817" calcext:value-type="float">
            <text:p>0.924887776374817</text:p>
          </table:table-cell>
          <table:table-cell table:number-columns-repeated="2"/>
        </table:table-row>
        <table:table-row table:style-name="ro1">
          <table:table-cell office:value-type="float" office:value="0.824645161628723" calcext:value-type="float">
            <text:p>0.824645161628723</text:p>
          </table:table-cell>
          <table:table-cell table:number-columns-repeated="2"/>
        </table:table-row>
        <table:table-row table:style-name="ro1">
          <table:table-cell office:value-type="float" office:value="0.924377202987671" calcext:value-type="float">
            <text:p>0.924377202987671</text:p>
          </table:table-cell>
          <table:table-cell table:number-columns-repeated="2"/>
        </table:table-row>
        <table:table-row table:style-name="ro1">
          <table:table-cell office:value-type="float" office:value="0.825390696525574" calcext:value-type="float">
            <text:p>0.825390696525574</text:p>
          </table:table-cell>
          <table:table-cell table:number-columns-repeated="2"/>
        </table:table-row>
        <table:table-row table:style-name="ro1">
          <table:table-cell office:value-type="float" office:value="0.924598634243012" calcext:value-type="float">
            <text:p>0.924598634243012</text:p>
          </table:table-cell>
          <table:table-cell table:number-columns-repeated="2"/>
        </table:table-row>
        <table:table-row table:style-name="ro1">
          <table:table-cell office:value-type="float" office:value="0.82489150762558" calcext:value-type="float">
            <text:p>0.82489150762558</text:p>
          </table:table-cell>
          <table:table-cell table:number-columns-repeated="2"/>
        </table:table-row>
        <table:table-row table:style-name="ro1">
          <table:table-cell office:value-type="float" office:value="0.924923479557037" calcext:value-type="float">
            <text:p>0.924923479557037</text:p>
          </table:table-cell>
          <table:table-cell table:number-columns-repeated="2"/>
        </table:table-row>
        <table:table-row table:style-name="ro1">
          <table:table-cell office:value-type="float" office:value="0.825401663780212" calcext:value-type="float">
            <text:p>0.825401663780212</text:p>
          </table:table-cell>
          <table:table-cell table:number-columns-repeated="2"/>
        </table:table-row>
        <table:table-row table:style-name="ro1">
          <table:table-cell office:value-type="float" office:value="0.925641357898712" calcext:value-type="float">
            <text:p>0.925641357898712</text:p>
          </table:table-cell>
          <table:table-cell table:number-columns-repeated="2"/>
        </table:table-row>
        <table:table-row table:style-name="ro1">
          <table:table-cell office:value-type="float" office:value="0.828433811664581" calcext:value-type="float">
            <text:p>0.828433811664581</text:p>
          </table:table-cell>
          <table:table-cell table:number-columns-repeated="2"/>
        </table:table-row>
        <table:table-row table:style-name="ro1">
          <table:table-cell office:value-type="float" office:value="0.924102306365967" calcext:value-type="float">
            <text:p>0.924102306365967</text:p>
          </table:table-cell>
          <table:table-cell table:number-columns-repeated="2"/>
        </table:table-row>
        <table:table-row table:style-name="ro1">
          <table:table-cell office:value-type="float" office:value="0.829195380210876" calcext:value-type="float">
            <text:p>0.829195380210876</text:p>
          </table:table-cell>
          <table:table-cell table:number-columns-repeated="2"/>
        </table:table-row>
        <table:table-row table:style-name="ro1">
          <table:table-cell office:value-type="float" office:value="0.924547672271728" calcext:value-type="float">
            <text:p>0.924547672271728</text:p>
          </table:table-cell>
          <table:table-cell table:number-columns-repeated="2"/>
        </table:table-row>
        <table:table-row table:style-name="ro1">
          <table:table-cell office:value-type="float" office:value="0.827915012836456" calcext:value-type="float">
            <text:p>0.827915012836456</text:p>
          </table:table-cell>
          <table:table-cell table:number-columns-repeated="2"/>
        </table:table-row>
        <table:table-row table:style-name="ro1">
          <table:table-cell office:value-type="float" office:value="0.9264857172966" calcext:value-type="float">
            <text:p>0.9264857172966</text:p>
          </table:table-cell>
          <table:table-cell table:number-columns-repeated="2"/>
        </table:table-row>
        <table:table-row table:style-name="ro1">
          <table:table-cell office:value-type="float" office:value="0.827978312969208" calcext:value-type="float">
            <text:p>0.827978312969208</text:p>
          </table:table-cell>
          <table:table-cell table:number-columns-repeated="2"/>
        </table:table-row>
        <table:table-row table:style-name="ro1">
          <table:table-cell office:value-type="float" office:value="0.926880776882172" calcext:value-type="float">
            <text:p>0.926880776882172</text:p>
          </table:table-cell>
          <table:table-cell table:number-columns-repeated="2"/>
        </table:table-row>
        <table:table-row table:style-name="ro1">
          <table:table-cell office:value-type="float" office:value="0.825781762599945" calcext:value-type="float">
            <text:p>0.825781762599945</text:p>
          </table:table-cell>
          <table:table-cell table:number-columns-repeated="2"/>
        </table:table-row>
        <table:table-row table:style-name="ro1">
          <table:table-cell office:value-type="float" office:value="0.927253246307373" calcext:value-type="float">
            <text:p>0.927253246307373</text:p>
          </table:table-cell>
          <table:table-cell table:number-columns-repeated="2"/>
        </table:table-row>
        <table:table-row table:style-name="ro1">
          <table:table-cell office:value-type="float" office:value="0.824440836906433" calcext:value-type="float">
            <text:p>0.824440836906433</text:p>
          </table:table-cell>
          <table:table-cell table:number-columns-repeated="2"/>
        </table:table-row>
        <table:table-row table:style-name="ro1">
          <table:table-cell office:value-type="float" office:value="0.927658438682556" calcext:value-type="float">
            <text:p>0.927658438682556</text:p>
          </table:table-cell>
          <table:table-cell table:number-columns-repeated="2"/>
        </table:table-row>
        <table:table-row table:style-name="ro1">
          <table:table-cell office:value-type="float" office:value="0.824790120124817" calcext:value-type="float">
            <text:p>0.824790120124817</text:p>
          </table:table-cell>
          <table:table-cell table:number-columns-repeated="2"/>
        </table:table-row>
        <table:table-row table:style-name="ro1">
          <table:table-cell office:value-type="float" office:value="0.927956461906433" calcext:value-type="float">
            <text:p>0.927956461906433</text:p>
          </table:table-cell>
          <table:table-cell table:number-columns-repeated="2"/>
        </table:table-row>
        <table:table-row table:style-name="ro1">
          <table:table-cell office:value-type="float" office:value="0.816941797733307" calcext:value-type="float">
            <text:p>0.816941797733307</text:p>
          </table:table-cell>
          <table:table-cell table:number-columns-repeated="2"/>
        </table:table-row>
        <table:table-row table:style-name="ro1">
          <table:table-cell office:value-type="float" office:value="0.928920745849609" calcext:value-type="float">
            <text:p>0.928920745849609</text:p>
          </table:table-cell>
          <table:table-cell table:number-columns-repeated="2"/>
        </table:table-row>
        <table:table-row table:style-name="ro1">
          <table:table-cell office:value-type="float" office:value="0.819397747516632" calcext:value-type="float">
            <text:p>0.819397747516632</text:p>
          </table:table-cell>
          <table:table-cell table:number-columns-repeated="2"/>
        </table:table-row>
        <table:table-row table:style-name="ro1">
          <table:table-cell office:value-type="float" office:value="0.929292559623718" calcext:value-type="float">
            <text:p>0.929292559623718</text:p>
          </table:table-cell>
          <table:table-cell table:number-columns-repeated="2"/>
        </table:table-row>
        <table:table-row table:style-name="ro1">
          <table:table-cell office:value-type="float" office:value="0.82090425491333" calcext:value-type="float">
            <text:p>0.82090425491333</text:p>
          </table:table-cell>
          <table:table-cell table:number-columns-repeated="2"/>
        </table:table-row>
        <table:table-row table:style-name="ro1">
          <table:table-cell office:value-type="float" office:value="0.928804576396942" calcext:value-type="float">
            <text:p>0.928804576396942</text:p>
          </table:table-cell>
          <table:table-cell table:number-columns-repeated="2"/>
        </table:table-row>
        <table:table-row table:style-name="ro1">
          <table:table-cell office:value-type="float" office:value="0.820772588253021" calcext:value-type="float">
            <text:p>0.820772588253021</text:p>
          </table:table-cell>
          <table:table-cell table:number-columns-repeated="2"/>
        </table:table-row>
        <table:table-row table:style-name="ro1">
          <table:table-cell office:value-type="float" office:value="0.928413331508636" calcext:value-type="float">
            <text:p>0.928413331508636</text:p>
          </table:table-cell>
          <table:table-cell table:number-columns-repeated="2"/>
        </table:table-row>
        <table:table-row table:style-name="ro1">
          <table:table-cell office:value-type="float" office:value="0.820571780204773" calcext:value-type="float">
            <text:p>0.820571780204773</text:p>
          </table:table-cell>
          <table:table-cell table:number-columns-repeated="2"/>
        </table:table-row>
        <table:table-row table:style-name="ro1">
          <table:table-cell office:value-type="float" office:value="0.927163898944855" calcext:value-type="float">
            <text:p>0.927163898944855</text:p>
          </table:table-cell>
          <table:table-cell table:number-columns-repeated="2"/>
        </table:table-row>
        <table:table-row table:style-name="ro1">
          <table:table-cell office:value-type="float" office:value="0.82004052400589" calcext:value-type="float">
            <text:p>0.82004052400589</text:p>
          </table:table-cell>
          <table:table-cell table:number-columns-repeated="2"/>
        </table:table-row>
        <table:table-row table:style-name="ro1">
          <table:table-cell office:value-type="float" office:value="0.927502274513245" calcext:value-type="float">
            <text:p>0.927502274513245</text:p>
          </table:table-cell>
          <table:table-cell table:number-columns-repeated="2"/>
        </table:table-row>
        <table:table-row table:style-name="ro1">
          <table:table-cell office:value-type="float" office:value="0.820409417152405" calcext:value-type="float">
            <text:p>0.820409417152405</text:p>
          </table:table-cell>
          <table:table-cell table:number-columns-repeated="2"/>
        </table:table-row>
        <table:table-row table:style-name="ro1">
          <table:table-cell office:value-type="float" office:value="0.927462995052338" calcext:value-type="float">
            <text:p>0.927462995052338</text:p>
          </table:table-cell>
          <table:table-cell table:number-columns-repeated="2"/>
        </table:table-row>
        <table:table-row table:style-name="ro1">
          <table:table-cell office:value-type="float" office:value="0.819172739982605" calcext:value-type="float">
            <text:p>0.819172739982605</text:p>
          </table:table-cell>
          <table:table-cell table:number-columns-repeated="2"/>
        </table:table-row>
        <table:table-row table:style-name="ro1">
          <table:table-cell office:value-type="float" office:value="0.926050066947937" calcext:value-type="float">
            <text:p>0.926050066947937</text:p>
          </table:table-cell>
          <table:table-cell table:number-columns-repeated="2"/>
        </table:table-row>
        <table:table-row table:style-name="ro1">
          <table:table-cell office:value-type="float" office:value="0.819728553295136" calcext:value-type="float">
            <text:p>0.819728553295136</text:p>
          </table:table-cell>
          <table:table-cell table:number-columns-repeated="2"/>
        </table:table-row>
        <table:table-row table:style-name="ro1">
          <table:table-cell office:value-type="float" office:value="0.92730712890625" calcext:value-type="float">
            <text:p>0.92730712890625</text:p>
          </table:table-cell>
          <table:table-cell table:number-columns-repeated="2"/>
        </table:table-row>
        <table:table-row table:style-name="ro1">
          <table:table-cell office:value-type="float" office:value="0.820121228694916" calcext:value-type="float">
            <text:p>0.820121228694916</text:p>
          </table:table-cell>
          <table:table-cell table:number-columns-repeated="2"/>
        </table:table-row>
        <table:table-row table:style-name="ro1">
          <table:table-cell office:value-type="float" office:value="0.926195979118347" calcext:value-type="float">
            <text:p>0.926195979118347</text:p>
          </table:table-cell>
          <table:table-cell table:number-columns-repeated="2"/>
        </table:table-row>
        <table:table-row table:style-name="ro1">
          <table:table-cell office:value-type="float" office:value="0.820114314556122" calcext:value-type="float">
            <text:p>0.820114314556122</text:p>
          </table:table-cell>
          <table:table-cell table:number-columns-repeated="2"/>
        </table:table-row>
        <table:table-row table:style-name="ro1">
          <table:table-cell office:value-type="float" office:value="0.926314055919647" calcext:value-type="float">
            <text:p>0.926314055919647</text:p>
          </table:table-cell>
          <table:table-cell table:number-columns-repeated="2"/>
        </table:table-row>
        <table:table-row table:style-name="ro1">
          <table:table-cell office:value-type="float" office:value="0.820172667503357" calcext:value-type="float">
            <text:p>0.820172667503357</text:p>
          </table:table-cell>
          <table:table-cell table:number-columns-repeated="2"/>
        </table:table-row>
        <table:table-row table:style-name="ro1">
          <table:table-cell office:value-type="float" office:value="0.926422119140625" calcext:value-type="float">
            <text:p>0.926422119140625</text:p>
          </table:table-cell>
          <table:table-cell table:number-columns-repeated="2"/>
        </table:table-row>
        <table:table-row table:style-name="ro1">
          <table:table-cell office:value-type="float" office:value="0.817508935928345" calcext:value-type="float">
            <text:p>0.817508935928345</text:p>
          </table:table-cell>
          <table:table-cell table:number-columns-repeated="2"/>
        </table:table-row>
        <table:table-row table:style-name="ro1">
          <table:table-cell office:value-type="float" office:value="0.926940441131592" calcext:value-type="float">
            <text:p>0.926940441131592</text:p>
          </table:table-cell>
          <table:table-cell table:number-columns-repeated="2"/>
        </table:table-row>
        <table:table-row table:style-name="ro1">
          <table:table-cell office:value-type="float" office:value="0.818379759788513" calcext:value-type="float">
            <text:p>0.818379759788513</text:p>
          </table:table-cell>
          <table:table-cell table:number-columns-repeated="2"/>
        </table:table-row>
        <table:table-row table:style-name="ro1">
          <table:table-cell office:value-type="float" office:value="0.92569899559021" calcext:value-type="float">
            <text:p>0.92569899559021</text:p>
          </table:table-cell>
          <table:table-cell table:number-columns-repeated="2"/>
        </table:table-row>
        <table:table-row table:style-name="ro1">
          <table:table-cell office:value-type="float" office:value="0.820509254932404" calcext:value-type="float">
            <text:p>0.820509254932404</text:p>
          </table:table-cell>
          <table:table-cell table:number-columns-repeated="2"/>
        </table:table-row>
        <table:table-row table:style-name="ro1">
          <table:table-cell office:value-type="float" office:value="0.925027549266815" calcext:value-type="float">
            <text:p>0.925027549266815</text:p>
          </table:table-cell>
          <table:table-cell table:number-columns-repeated="2"/>
        </table:table-row>
        <table:table-row table:style-name="ro1">
          <table:table-cell office:value-type="float" office:value="0.820379853248596" calcext:value-type="float">
            <text:p>0.820379853248596</text:p>
          </table:table-cell>
          <table:table-cell table:number-columns-repeated="2"/>
        </table:table-row>
        <table:table-row table:style-name="ro1">
          <table:table-cell office:value-type="float" office:value="0.923736989498138" calcext:value-type="float">
            <text:p>0.923736989498138</text:p>
          </table:table-cell>
          <table:table-cell table:number-columns-repeated="2"/>
        </table:table-row>
        <table:table-row table:style-name="ro1">
          <table:table-cell office:value-type="float" office:value="0.821000576019287" calcext:value-type="float">
            <text:p>0.821000576019287</text:p>
          </table:table-cell>
          <table:table-cell table:number-columns-repeated="2"/>
        </table:table-row>
        <table:table-row table:style-name="ro1">
          <table:table-cell office:value-type="float" office:value="0.920140981674194" calcext:value-type="float">
            <text:p>0.920140981674194</text:p>
          </table:table-cell>
          <table:table-cell table:number-columns-repeated="2"/>
        </table:table-row>
        <table:table-row table:style-name="ro1">
          <table:table-cell office:value-type="float" office:value="0.820827007293701" calcext:value-type="float">
            <text:p>0.820827007293701</text:p>
          </table:table-cell>
          <table:table-cell table:number-columns-repeated="2"/>
        </table:table-row>
        <table:table-row table:style-name="ro1">
          <table:table-cell office:value-type="float" office:value="0.919117152690887" calcext:value-type="float">
            <text:p>0.919117152690887</text:p>
          </table:table-cell>
          <table:table-cell table:number-columns-repeated="2"/>
        </table:table-row>
        <table:table-row table:style-name="ro1">
          <table:table-cell office:value-type="float" office:value="0.81964898109436" calcext:value-type="float">
            <text:p>0.81964898109436</text:p>
          </table:table-cell>
          <table:table-cell table:number-columns-repeated="2"/>
        </table:table-row>
        <table:table-row table:style-name="ro1">
          <table:table-cell office:value-type="float" office:value="0.919024527072906" calcext:value-type="float">
            <text:p>0.919024527072906</text:p>
          </table:table-cell>
          <table:table-cell table:number-columns-repeated="2"/>
        </table:table-row>
        <table:table-row table:style-name="ro1">
          <table:table-cell office:value-type="float" office:value="0.819143831729889" calcext:value-type="float">
            <text:p>0.819143831729889</text:p>
          </table:table-cell>
          <table:table-cell table:number-columns-repeated="2"/>
        </table:table-row>
        <table:table-row table:style-name="ro1">
          <table:table-cell office:value-type="float" office:value="0.915759980678558" calcext:value-type="float">
            <text:p>0.915759980678558</text:p>
          </table:table-cell>
          <table:table-cell table:number-columns-repeated="2"/>
        </table:table-row>
        <table:table-row table:style-name="ro1">
          <table:table-cell office:value-type="float" office:value="0.819429337978363" calcext:value-type="float">
            <text:p>0.819429337978363</text:p>
          </table:table-cell>
          <table:table-cell table:number-columns-repeated="2"/>
        </table:table-row>
        <table:table-row table:style-name="ro1">
          <table:table-cell office:value-type="float" office:value="0.908769071102142" calcext:value-type="float">
            <text:p>0.908769071102142</text:p>
          </table:table-cell>
          <table:table-cell table:number-columns-repeated="2"/>
        </table:table-row>
        <table:table-row table:style-name="ro1">
          <table:table-cell office:value-type="float" office:value="0.817478954792023" calcext:value-type="float">
            <text:p>0.817478954792023</text:p>
          </table:table-cell>
          <table:table-cell table:number-columns-repeated="2"/>
        </table:table-row>
        <table:table-row table:style-name="ro1">
          <table:table-cell office:value-type="float" office:value="0.902997732162476" calcext:value-type="float">
            <text:p>0.902997732162476</text:p>
          </table:table-cell>
          <table:table-cell table:number-columns-repeated="2"/>
        </table:table-row>
        <table:table-row table:style-name="ro1">
          <table:table-cell office:value-type="float" office:value="0.818004846572876" calcext:value-type="float">
            <text:p>0.818004846572876</text:p>
          </table:table-cell>
          <table:table-cell table:number-columns-repeated="2"/>
        </table:table-row>
        <table:table-row table:style-name="ro1">
          <table:table-cell office:value-type="float" office:value="0.900391936302185" calcext:value-type="float">
            <text:p>0.900391936302185</text:p>
          </table:table-cell>
          <table:table-cell table:number-columns-repeated="2"/>
        </table:table-row>
        <table:table-row table:style-name="ro1">
          <table:table-cell office:value-type="float" office:value="0.817162275314331" calcext:value-type="float">
            <text:p>0.817162275314331</text:p>
          </table:table-cell>
          <table:table-cell table:number-columns-repeated="2"/>
        </table:table-row>
        <table:table-row table:style-name="ro1">
          <table:table-cell office:value-type="float" office:value="0.898398518562317" calcext:value-type="float">
            <text:p>0.898398518562317</text:p>
          </table:table-cell>
          <table:table-cell table:number-columns-repeated="2"/>
        </table:table-row>
        <table:table-row table:style-name="ro1">
          <table:table-cell office:value-type="float" office:value="0.82020103931427" calcext:value-type="float">
            <text:p>0.82020103931427</text:p>
          </table:table-cell>
          <table:table-cell table:number-columns-repeated="2"/>
        </table:table-row>
        <table:table-row table:style-name="ro1">
          <table:table-cell office:value-type="float" office:value="0.899802684783935" calcext:value-type="float">
            <text:p>0.899802684783935</text:p>
          </table:table-cell>
          <table:table-cell table:number-columns-repeated="2"/>
        </table:table-row>
        <table:table-row table:style-name="ro1">
          <table:table-cell office:value-type="float" office:value="0.837108612060547" calcext:value-type="float">
            <text:p>0.837108612060547</text:p>
          </table:table-cell>
          <table:table-cell table:number-columns-repeated="2"/>
        </table:table-row>
        <table:table-row table:style-name="ro1">
          <table:table-cell office:value-type="float" office:value="0.902177512645721" calcext:value-type="float">
            <text:p>0.902177512645721</text:p>
          </table:table-cell>
          <table:table-cell table:number-columns-repeated="2"/>
        </table:table-row>
        <table:table-row table:style-name="ro1">
          <table:table-cell office:value-type="float" office:value="0.838140189647675" calcext:value-type="float">
            <text:p>0.838140189647675</text:p>
          </table:table-cell>
          <table:table-cell table:number-columns-repeated="2"/>
        </table:table-row>
        <table:table-row table:style-name="ro1">
          <table:table-cell office:value-type="float" office:value="0.895779669284821" calcext:value-type="float">
            <text:p>0.895779669284821</text:p>
          </table:table-cell>
          <table:table-cell table:number-columns-repeated="2"/>
        </table:table-row>
        <table:table-row table:style-name="ro1">
          <table:table-cell office:value-type="float" office:value="0.836914658546448" calcext:value-type="float">
            <text:p>0.836914658546448</text:p>
          </table:table-cell>
          <table:table-cell table:number-columns-repeated="2"/>
        </table:table-row>
        <table:table-row table:style-name="ro1">
          <table:table-cell office:value-type="float" office:value="0.89800363779068" calcext:value-type="float">
            <text:p>0.89800363779068</text:p>
          </table:table-cell>
          <table:table-cell table:number-columns-repeated="2"/>
        </table:table-row>
        <table:table-row table:style-name="ro1">
          <table:table-cell office:value-type="float" office:value="0.837043881416321" calcext:value-type="float">
            <text:p>0.837043881416321</text:p>
          </table:table-cell>
          <table:table-cell table:number-columns-repeated="2"/>
        </table:table-row>
        <table:table-row table:style-name="ro1">
          <table:table-cell office:value-type="float" office:value="0.897286713123322" calcext:value-type="float">
            <text:p>0.897286713123322</text:p>
          </table:table-cell>
          <table:table-cell table:number-columns-repeated="2"/>
        </table:table-row>
        <table:table-row table:style-name="ro1">
          <table:table-cell office:value-type="float" office:value="0.83629298210144" calcext:value-type="float">
            <text:p>0.83629298210144</text:p>
          </table:table-cell>
          <table:table-cell table:number-columns-repeated="2"/>
        </table:table-row>
        <table:table-row table:style-name="ro1">
          <table:table-cell office:value-type="float" office:value="0.904287815093994" calcext:value-type="float">
            <text:p>0.904287815093994</text:p>
          </table:table-cell>
          <table:table-cell table:number-columns-repeated="2"/>
        </table:table-row>
        <table:table-row table:style-name="ro1">
          <table:table-cell office:value-type="float" office:value="0.838041484355927" calcext:value-type="float">
            <text:p>0.838041484355927</text:p>
          </table:table-cell>
          <table:table-cell table:number-columns-repeated="2"/>
        </table:table-row>
        <table:table-row table:style-name="ro1">
          <table:table-cell office:value-type="float" office:value="0.907622396945953" calcext:value-type="float">
            <text:p>0.907622396945953</text:p>
          </table:table-cell>
          <table:table-cell table:number-columns-repeated="2"/>
        </table:table-row>
        <table:table-row table:style-name="ro1">
          <table:table-cell office:value-type="float" office:value="0.838226556777954" calcext:value-type="float">
            <text:p>0.838226556777954</text:p>
          </table:table-cell>
          <table:table-cell table:number-columns-repeated="2"/>
        </table:table-row>
        <table:table-row table:style-name="ro1">
          <table:table-cell office:value-type="float" office:value="0.902712106704712" calcext:value-type="float">
            <text:p>0.902712106704712</text:p>
          </table:table-cell>
          <table:table-cell table:number-columns-repeated="2"/>
        </table:table-row>
        <table:table-row table:style-name="ro1">
          <table:table-cell office:value-type="float" office:value="0.83989542722702" calcext:value-type="float">
            <text:p>0.83989542722702</text:p>
          </table:table-cell>
          <table:table-cell table:number-columns-repeated="2"/>
        </table:table-row>
        <table:table-row table:style-name="ro1">
          <table:table-cell office:value-type="float" office:value="0.872322976589203" calcext:value-type="float">
            <text:p>0.872322976589203</text:p>
          </table:table-cell>
          <table:table-cell table:number-columns-repeated="2"/>
        </table:table-row>
        <table:table-row table:style-name="ro1">
          <table:table-cell office:value-type="float" office:value="0.839795351028442" calcext:value-type="float">
            <text:p>0.839795351028442</text:p>
          </table:table-cell>
          <table:table-cell table:number-columns-repeated="2"/>
        </table:table-row>
        <table:table-row table:style-name="ro1">
          <table:table-cell office:value-type="float" office:value="0.857634961605072" calcext:value-type="float">
            <text:p>0.857634961605072</text:p>
          </table:table-cell>
          <table:table-cell table:number-columns-repeated="2"/>
        </table:table-row>
        <table:table-row table:style-name="ro1">
          <table:table-cell office:value-type="float" office:value="0.840141415596008" calcext:value-type="float">
            <text:p>0.840141415596008</text:p>
          </table:table-cell>
          <table:table-cell table:number-columns-repeated="2"/>
        </table:table-row>
        <table:table-row table:style-name="ro1">
          <table:table-cell office:value-type="float" office:value="0.888729393482208" calcext:value-type="float">
            <text:p>0.888729393482208</text:p>
          </table:table-cell>
          <table:table-cell table:number-columns-repeated="2"/>
        </table:table-row>
        <table:table-row table:style-name="ro1">
          <table:table-cell office:value-type="float" office:value="0.839604496955872" calcext:value-type="float">
            <text:p>0.839604496955872</text:p>
          </table:table-cell>
          <table:table-cell table:number-columns-repeated="2"/>
        </table:table-row>
        <table:table-row table:style-name="ro1">
          <table:table-cell office:value-type="float" office:value="0.897097766399383" calcext:value-type="float">
            <text:p>0.897097766399383</text:p>
          </table:table-cell>
          <table:table-cell table:number-columns-repeated="2"/>
        </table:table-row>
        <table:table-row table:style-name="ro1">
          <table:table-cell office:value-type="float" office:value="0.847314357757568" calcext:value-type="float">
            <text:p>0.847314357757568</text:p>
          </table:table-cell>
          <table:table-cell table:number-columns-repeated="2"/>
        </table:table-row>
        <table:table-row table:style-name="ro1">
          <table:table-cell office:value-type="float" office:value="0.878717601299286" calcext:value-type="float">
            <text:p>0.878717601299286</text:p>
          </table:table-cell>
          <table:table-cell table:number-columns-repeated="2"/>
        </table:table-row>
        <table:table-row table:style-name="ro1">
          <table:table-cell office:value-type="float" office:value="0.841915667057037" calcext:value-type="float">
            <text:p>0.841915667057037</text:p>
          </table:table-cell>
          <table:table-cell table:number-columns-repeated="2"/>
        </table:table-row>
        <table:table-row table:style-name="ro1">
          <table:table-cell office:value-type="float" office:value="0.84673947095871" calcext:value-type="float">
            <text:p>0.84673947095871</text:p>
          </table:table-cell>
          <table:table-cell table:number-columns-repeated="2"/>
        </table:table-row>
        <table:table-row table:style-name="ro1">
          <table:table-cell office:value-type="float" office:value="0.847005188465118" calcext:value-type="float">
            <text:p>0.847005188465118</text:p>
          </table:table-cell>
          <table:table-cell table:number-columns-repeated="2"/>
        </table:table-row>
        <table:table-row table:style-name="ro1">
          <table:table-cell office:value-type="float" office:value="0.856157302856445" calcext:value-type="float">
            <text:p>0.856157302856445</text:p>
          </table:table-cell>
          <table:table-cell table:number-columns-repeated="2"/>
        </table:table-row>
        <table:table-row table:style-name="ro1">
          <table:table-cell office:value-type="float" office:value="0.43153703212738" calcext:value-type="float">
            <text:p>0.43153703212738</text:p>
          </table:table-cell>
          <table:table-cell table:number-columns-repeated="2"/>
        </table:table-row>
        <table:table-row table:style-name="ro1">
          <table:table-cell office:value-type="float" office:value="0.846806526184082" calcext:value-type="float">
            <text:p>0.846806526184082</text:p>
          </table:table-cell>
          <table:table-cell table:number-columns-repeated="2"/>
        </table:table-row>
        <table:table-row table:style-name="ro1">
          <table:table-cell office:value-type="float" office:value="0.846675515174866" calcext:value-type="float">
            <text:p>0.846675515174866</text:p>
          </table:table-cell>
          <table:table-cell table:number-columns-repeated="2"/>
        </table:table-row>
        <table:table-row table:style-name="ro1">
          <table:table-cell office:value-type="float" office:value="0.724141299724579" calcext:value-type="float">
            <text:p>0.724141299724579</text:p>
          </table:table-cell>
          <table:table-cell table:number-columns-repeated="2"/>
        </table:table-row>
        <table:table-row table:style-name="ro1">
          <table:table-cell office:value-type="float" office:value="0.847240626811981" calcext:value-type="float">
            <text:p>0.847240626811981</text:p>
          </table:table-cell>
          <table:table-cell table:number-columns-repeated="2"/>
        </table:table-row>
        <table:table-row table:style-name="ro1">
          <table:table-cell office:value-type="float" office:value="0.766609251499176" calcext:value-type="float">
            <text:p>0.766609251499176</text:p>
          </table:table-cell>
          <table:table-cell table:number-columns-repeated="2"/>
        </table:table-row>
        <table:table-row table:style-name="ro1">
          <table:table-cell office:value-type="float" office:value="0.847443699836731" calcext:value-type="float">
            <text:p>0.847443699836731</text:p>
          </table:table-cell>
          <table:table-cell table:number-columns-repeated="2"/>
        </table:table-row>
        <table:table-row table:style-name="ro1">
          <table:table-cell office:value-type="float" office:value="0.847724378108978" calcext:value-type="float">
            <text:p>0.847724378108978</text:p>
          </table:table-cell>
          <table:table-cell table:number-columns-repeated="2"/>
        </table:table-row>
        <table:table-row table:style-name="ro1">
          <table:table-cell office:value-type="float" office:value="0.876311421394348" calcext:value-type="float">
            <text:p>0.876311421394348</text:p>
          </table:table-cell>
          <table:table-cell table:number-columns-repeated="2"/>
        </table:table-row>
        <table:table-row table:style-name="ro1">
          <table:table-cell office:value-type="float" office:value="0.848282277584076" calcext:value-type="float">
            <text:p>0.848282277584076</text:p>
          </table:table-cell>
          <table:table-cell table:number-columns-repeated="2"/>
        </table:table-row>
        <table:table-row table:style-name="ro1">
          <table:table-cell office:value-type="float" office:value="0.920594274997711" calcext:value-type="float">
            <text:p>0.920594274997711</text:p>
          </table:table-cell>
          <table:table-cell table:number-columns-repeated="2"/>
        </table:table-row>
        <table:table-row table:style-name="ro1">
          <table:table-cell office:value-type="float" office:value="0.848257780075073" calcext:value-type="float">
            <text:p>0.848257780075073</text:p>
          </table:table-cell>
          <table:table-cell table:number-columns-repeated="2"/>
        </table:table-row>
        <table:table-row table:style-name="ro1">
          <table:table-cell office:value-type="float" office:value="0.933941423892975" calcext:value-type="float">
            <text:p>0.933941423892975</text:p>
          </table:table-cell>
          <table:table-cell table:number-columns-repeated="2"/>
        </table:table-row>
        <table:table-row table:style-name="ro1">
          <table:table-cell office:value-type="float" office:value="0.848248183727264" calcext:value-type="float">
            <text:p>0.848248183727264</text:p>
          </table:table-cell>
          <table:table-cell table:number-columns-repeated="2"/>
        </table:table-row>
        <table:table-row table:style-name="ro1">
          <table:table-cell office:value-type="float" office:value="0.93723052740097" calcext:value-type="float">
            <text:p>0.93723052740097</text:p>
          </table:table-cell>
          <table:table-cell table:number-columns-repeated="2"/>
        </table:table-row>
        <table:table-row table:style-name="ro1">
          <table:table-cell office:value-type="float" office:value="0.848256468772888" calcext:value-type="float">
            <text:p>0.848256468772888</text:p>
          </table:table-cell>
          <table:table-cell table:number-columns-repeated="2"/>
        </table:table-row>
        <table:table-row table:style-name="ro1">
          <table:table-cell office:value-type="float" office:value="0.939841687679291" calcext:value-type="float">
            <text:p>0.939841687679291</text:p>
          </table:table-cell>
          <table:table-cell table:number-columns-repeated="2"/>
        </table:table-row>
        <table:table-row table:style-name="ro1">
          <table:table-cell office:value-type="float" office:value="0.848288118839264" calcext:value-type="float">
            <text:p>0.848288118839264</text:p>
          </table:table-cell>
          <table:table-cell table:number-columns-repeated="2"/>
        </table:table-row>
        <table:table-row table:style-name="ro1">
          <table:table-cell office:value-type="float" office:value="0.941990077495575" calcext:value-type="float">
            <text:p>0.941990077495575</text:p>
          </table:table-cell>
          <table:table-cell table:number-columns-repeated="2"/>
        </table:table-row>
        <table:table-row table:style-name="ro1">
          <table:table-cell office:value-type="float" office:value="0.847830057144165" calcext:value-type="float">
            <text:p>0.847830057144165</text:p>
          </table:table-cell>
          <table:table-cell table:number-columns-repeated="2"/>
        </table:table-row>
        <table:table-row table:style-name="ro1">
          <table:table-cell office:value-type="float" office:value="0.939699411392212" calcext:value-type="float">
            <text:p>0.939699411392212</text:p>
          </table:table-cell>
          <table:table-cell table:number-columns-repeated="2"/>
        </table:table-row>
        <table:table-row table:style-name="ro1">
          <table:table-cell office:value-type="float" office:value="0.847945034503937" calcext:value-type="float">
            <text:p>0.847945034503937</text:p>
          </table:table-cell>
          <table:table-cell table:number-columns-repeated="2"/>
        </table:table-row>
        <table:table-row table:style-name="ro1">
          <table:table-cell office:value-type="float" office:value="0.940585970878601" calcext:value-type="float">
            <text:p>0.940585970878601</text:p>
          </table:table-cell>
          <table:table-cell table:number-columns-repeated="2"/>
        </table:table-row>
        <table:table-row table:style-name="ro1">
          <table:table-cell office:value-type="float" office:value="0.847616791725159" calcext:value-type="float">
            <text:p>0.847616791725159</text:p>
          </table:table-cell>
          <table:table-cell table:number-columns-repeated="2"/>
        </table:table-row>
        <table:table-row table:style-name="ro1">
          <table:table-cell office:value-type="float" office:value="0.930669367313385" calcext:value-type="float">
            <text:p>0.930669367313385</text:p>
          </table:table-cell>
          <table:table-cell table:number-columns-repeated="2"/>
        </table:table-row>
        <table:table-row table:style-name="ro1">
          <table:table-cell office:value-type="float" office:value="0.847748458385468" calcext:value-type="float">
            <text:p>0.847748458385468</text:p>
          </table:table-cell>
          <table:table-cell table:number-columns-repeated="2"/>
        </table:table-row>
        <table:table-row table:style-name="ro1">
          <table:table-cell office:value-type="float" office:value="0.919806778430939" calcext:value-type="float">
            <text:p>0.919806778430939</text:p>
          </table:table-cell>
          <table:table-cell table:number-columns-repeated="2"/>
        </table:table-row>
        <table:table-row table:style-name="ro1">
          <table:table-cell office:value-type="float" office:value="0.846788883209229" calcext:value-type="float">
            <text:p>0.846788883209229</text:p>
          </table:table-cell>
          <table:table-cell table:number-columns-repeated="2"/>
        </table:table-row>
        <table:table-row table:style-name="ro1">
          <table:table-cell office:value-type="float" office:value="0.890054404735565" calcext:value-type="float">
            <text:p>0.890054404735565</text:p>
          </table:table-cell>
          <table:table-cell table:number-columns-repeated="2"/>
        </table:table-row>
        <table:table-row table:style-name="ro1">
          <table:table-cell office:value-type="float" office:value="0.84750509262085" calcext:value-type="float">
            <text:p>0.84750509262085</text:p>
          </table:table-cell>
          <table:table-cell table:number-columns-repeated="2"/>
        </table:table-row>
        <table:table-row table:style-name="ro1">
          <table:table-cell office:value-type="float" office:value="0.8649001121521" calcext:value-type="float">
            <text:p>0.8649001121521</text:p>
          </table:table-cell>
          <table:table-cell table:number-columns-repeated="2"/>
        </table:table-row>
        <table:table-row table:style-name="ro1">
          <table:table-cell office:value-type="float" office:value="0.846183955669403" calcext:value-type="float">
            <text:p>0.846183955669403</text:p>
          </table:table-cell>
          <table:table-cell table:number-columns-repeated="2"/>
        </table:table-row>
        <table:table-row table:style-name="ro1">
          <table:table-cell office:value-type="float" office:value="0.884567201137543" calcext:value-type="float">
            <text:p>0.884567201137543</text:p>
          </table:table-cell>
          <table:table-cell table:number-columns-repeated="2"/>
        </table:table-row>
        <table:table-row table:style-name="ro1">
          <table:table-cell office:value-type="float" office:value="0.846306264400482" calcext:value-type="float">
            <text:p>0.846306264400482</text:p>
          </table:table-cell>
          <table:table-cell table:number-columns-repeated="2"/>
        </table:table-row>
        <table:table-row table:style-name="ro1">
          <table:table-cell office:value-type="float" office:value="0.852160334587097" calcext:value-type="float">
            <text:p>0.852160334587097</text:p>
          </table:table-cell>
          <table:table-cell table:number-columns-repeated="2"/>
        </table:table-row>
        <table:table-row table:style-name="ro1">
          <table:table-cell office:value-type="float" office:value="0.82162868976593" calcext:value-type="float">
            <text:p>0.82162868976593</text:p>
          </table:table-cell>
          <table:table-cell table:number-columns-repeated="2"/>
        </table:table-row>
        <table:table-row table:style-name="ro1">
          <table:table-cell office:value-type="float" office:value="0.840171098709106" calcext:value-type="float">
            <text:p>0.840171098709106</text:p>
          </table:table-cell>
          <table:table-cell table:number-columns-repeated="2"/>
        </table:table-row>
        <table:table-row table:style-name="ro1">
          <table:table-cell office:value-type="float" office:value="0.785177409648895" calcext:value-type="float">
            <text:p>0.785177409648895</text:p>
          </table:table-cell>
          <table:table-cell table:number-columns-repeated="2"/>
        </table:table-row>
        <table:table-row table:style-name="ro1">
          <table:table-cell office:value-type="float" office:value="0.841907382011414" calcext:value-type="float">
            <text:p>0.841907382011414</text:p>
          </table:table-cell>
          <table:table-cell table:number-columns-repeated="2"/>
        </table:table-row>
        <table:table-row table:style-name="ro1">
          <table:table-cell office:value-type="float" office:value="0.80693656206131" calcext:value-type="float">
            <text:p>0.80693656206131</text:p>
          </table:table-cell>
          <table:table-cell table:number-columns-repeated="2"/>
        </table:table-row>
        <table:table-row table:style-name="ro1">
          <table:table-cell office:value-type="float" office:value="0.84167468547821" calcext:value-type="float">
            <text:p>0.84167468547821</text:p>
          </table:table-cell>
          <table:table-cell table:number-columns-repeated="2"/>
        </table:table-row>
        <table:table-row table:style-name="ro1">
          <table:table-cell office:value-type="float" office:value="0.781625211238861" calcext:value-type="float">
            <text:p>0.781625211238861</text:p>
          </table:table-cell>
          <table:table-cell table:number-columns-repeated="2"/>
        </table:table-row>
        <table:table-row table:style-name="ro1">
          <table:table-cell office:value-type="float" office:value="0.841345429420471" calcext:value-type="float">
            <text:p>0.841345429420471</text:p>
          </table:table-cell>
          <table:table-cell table:number-columns-repeated="2"/>
        </table:table-row>
        <table:table-row table:style-name="ro1">
          <table:table-cell office:value-type="float" office:value="0.756580770015717" calcext:value-type="float">
            <text:p>0.756580770015717</text:p>
          </table:table-cell>
          <table:table-cell table:number-columns-repeated="2"/>
        </table:table-row>
        <table:table-row table:style-name="ro1">
          <table:table-cell office:value-type="float" office:value="0.841042101383209" calcext:value-type="float">
            <text:p>0.841042101383209</text:p>
          </table:table-cell>
          <table:table-cell table:number-columns-repeated="2"/>
        </table:table-row>
        <table:table-row table:style-name="ro1">
          <table:table-cell office:value-type="float" office:value="0.701126456260681" calcext:value-type="float">
            <text:p>0.701126456260681</text:p>
          </table:table-cell>
          <table:table-cell table:number-columns-repeated="2"/>
        </table:table-row>
        <table:table-row table:style-name="ro1">
          <table:table-cell office:value-type="float" office:value="0.840702652931213" calcext:value-type="float">
            <text:p>0.840702652931213</text:p>
          </table:table-cell>
          <table:table-cell table:number-columns-repeated="2"/>
        </table:table-row>
        <table:table-row table:style-name="ro1">
          <table:table-cell office:value-type="float" office:value="0.77566385269165" calcext:value-type="float">
            <text:p>0.77566385269165</text:p>
          </table:table-cell>
          <table:table-cell table:number-columns-repeated="2"/>
        </table:table-row>
        <table:table-row table:style-name="ro1">
          <table:table-cell office:value-type="float" office:value="0.841238737106323" calcext:value-type="float">
            <text:p>0.841238737106323</text:p>
          </table:table-cell>
          <table:table-cell table:number-columns-repeated="2"/>
        </table:table-row>
        <table:table-row table:style-name="ro1">
          <table:table-cell office:value-type="float" office:value="0.744041681289673" calcext:value-type="float">
            <text:p>0.744041681289673</text:p>
          </table:table-cell>
          <table:table-cell table:number-columns-repeated="2"/>
        </table:table-row>
        <table:table-row table:style-name="ro1">
          <table:table-cell office:value-type="float" office:value="0.840786099433899" calcext:value-type="float">
            <text:p>0.840786099433899</text:p>
          </table:table-cell>
          <table:table-cell table:number-columns-repeated="2"/>
        </table:table-row>
        <table:table-row table:style-name="ro1">
          <table:table-cell office:value-type="float" office:value="0.715296626091003" calcext:value-type="float">
            <text:p>0.715296626091003</text:p>
          </table:table-cell>
          <table:table-cell table:number-columns-repeated="2"/>
        </table:table-row>
        <table:table-row table:style-name="ro1">
          <table:table-cell office:value-type="float" office:value="0.840012788772583" calcext:value-type="float">
            <text:p>0.840012788772583</text:p>
          </table:table-cell>
          <table:table-cell table:number-columns-repeated="2"/>
        </table:table-row>
        <table:table-row table:style-name="ro1">
          <table:table-cell office:value-type="float" office:value="0.795673251152039" calcext:value-type="float">
            <text:p>0.795673251152039</text:p>
          </table:table-cell>
          <table:table-cell table:number-columns-repeated="2"/>
        </table:table-row>
        <table:table-row table:style-name="ro1">
          <table:table-cell office:value-type="float" office:value="0.839712500572205" calcext:value-type="float">
            <text:p>0.839712500572205</text:p>
          </table:table-cell>
          <table:table-cell table:number-columns-repeated="2"/>
        </table:table-row>
        <table:table-row table:style-name="ro1">
          <table:table-cell office:value-type="float" office:value="0.839706063270569" calcext:value-type="float">
            <text:p>0.839706063270569</text:p>
          </table:table-cell>
          <table:table-cell table:number-columns-repeated="2"/>
        </table:table-row>
        <table:table-row table:style-name="ro1">
          <table:table-cell office:value-type="float" office:value="0.869027853012085" calcext:value-type="float">
            <text:p>0.869027853012085</text:p>
          </table:table-cell>
          <table:table-cell table:number-columns-repeated="2"/>
        </table:table-row>
        <table:table-row table:style-name="ro1">
          <table:table-cell office:value-type="float" office:value="0.840127646923065" calcext:value-type="float">
            <text:p>0.840127646923065</text:p>
          </table:table-cell>
          <table:table-cell table:number-columns-repeated="2"/>
        </table:table-row>
        <table:table-row table:style-name="ro1">
          <table:table-cell office:value-type="float" office:value="0.892134130001068" calcext:value-type="float">
            <text:p>0.892134130001068</text:p>
          </table:table-cell>
          <table:table-cell table:number-columns-repeated="2"/>
        </table:table-row>
        <table:table-row table:style-name="ro1">
          <table:table-cell office:value-type="float" office:value="0.839647948741913" calcext:value-type="float">
            <text:p>0.839647948741913</text:p>
          </table:table-cell>
          <table:table-cell table:number-columns-repeated="2"/>
        </table:table-row>
        <table:table-row table:style-name="ro1">
          <table:table-cell office:value-type="float" office:value="0.897639155387878" calcext:value-type="float">
            <text:p>0.897639155387878</text:p>
          </table:table-cell>
          <table:table-cell table:number-columns-repeated="2"/>
        </table:table-row>
        <table:table-row table:style-name="ro1">
          <table:table-cell office:value-type="float" office:value="0.840686738491058" calcext:value-type="float">
            <text:p>0.840686738491058</text:p>
          </table:table-cell>
          <table:table-cell table:number-columns-repeated="2"/>
        </table:table-row>
        <table:table-row table:style-name="ro1">
          <table:table-cell office:value-type="float" office:value="0.90074497461319" calcext:value-type="float">
            <text:p>0.90074497461319</text:p>
          </table:table-cell>
          <table:table-cell table:number-columns-repeated="2"/>
        </table:table-row>
        <table:table-row table:style-name="ro1">
          <table:table-cell office:value-type="float" office:value="0.841559827327728" calcext:value-type="float">
            <text:p>0.841559827327728</text:p>
          </table:table-cell>
          <table:table-cell table:number-columns-repeated="2"/>
        </table:table-row>
        <table:table-row table:style-name="ro1">
          <table:table-cell office:value-type="float" office:value="0.920555531978607" calcext:value-type="float">
            <text:p>0.920555531978607</text:p>
          </table:table-cell>
          <table:table-cell table:number-columns-repeated="2"/>
        </table:table-row>
        <table:table-row table:style-name="ro1">
          <table:table-cell office:value-type="float" office:value="0.840634644031525" calcext:value-type="float">
            <text:p>0.840634644031525</text:p>
          </table:table-cell>
          <table:table-cell table:number-columns-repeated="2"/>
        </table:table-row>
        <table:table-row table:style-name="ro1">
          <table:table-cell office:value-type="float" office:value="0.924504816532135" calcext:value-type="float">
            <text:p>0.924504816532135</text:p>
          </table:table-cell>
          <table:table-cell table:number-columns-repeated="2"/>
        </table:table-row>
        <table:table-row table:style-name="ro1">
          <table:table-cell office:value-type="float" office:value="0.838418066501617" calcext:value-type="float">
            <text:p>0.838418066501617</text:p>
          </table:table-cell>
          <table:table-cell table:number-columns-repeated="2"/>
        </table:table-row>
        <table:table-row table:style-name="ro1">
          <table:table-cell office:value-type="float" office:value="0.91786116361618" calcext:value-type="float">
            <text:p>0.91786116361618</text:p>
          </table:table-cell>
          <table:table-cell table:number-columns-repeated="2"/>
        </table:table-row>
        <table:table-row table:style-name="ro1">
          <table:table-cell office:value-type="float" office:value="0.83927595615387" calcext:value-type="float">
            <text:p>0.83927595615387</text:p>
          </table:table-cell>
          <table:table-cell table:number-columns-repeated="2"/>
        </table:table-row>
        <table:table-row table:style-name="ro1">
          <table:table-cell office:value-type="float" office:value="0.927680253982544" calcext:value-type="float">
            <text:p>0.927680253982544</text:p>
          </table:table-cell>
          <table:table-cell table:number-columns-repeated="2"/>
        </table:table-row>
        <table:table-row table:style-name="ro1">
          <table:table-cell office:value-type="float" office:value="0.83703488111496" calcext:value-type="float">
            <text:p>0.83703488111496</text:p>
          </table:table-cell>
          <table:table-cell table:number-columns-repeated="2"/>
        </table:table-row>
        <table:table-row table:style-name="ro1">
          <table:table-cell office:value-type="float" office:value="0.936938166618347" calcext:value-type="float">
            <text:p>0.936938166618347</text:p>
          </table:table-cell>
          <table:table-cell table:number-columns-repeated="2"/>
        </table:table-row>
        <table:table-row table:style-name="ro1">
          <table:table-cell office:value-type="float" office:value="0.837473690509796" calcext:value-type="float">
            <text:p>0.837473690509796</text:p>
          </table:table-cell>
          <table:table-cell table:number-columns-repeated="2"/>
        </table:table-row>
        <table:table-row table:style-name="ro1">
          <table:table-cell office:value-type="float" office:value="0.94891631603241" calcext:value-type="float">
            <text:p>0.94891631603241</text:p>
          </table:table-cell>
          <table:table-cell table:number-columns-repeated="2"/>
        </table:table-row>
        <table:table-row table:style-name="ro1">
          <table:table-cell office:value-type="float" office:value="0.837237536907196" calcext:value-type="float">
            <text:p>0.837237536907196</text:p>
          </table:table-cell>
          <table:table-cell table:number-columns-repeated="2"/>
        </table:table-row>
        <table:table-row table:style-name="ro1">
          <table:table-cell office:value-type="float" office:value="0.945730566978455" calcext:value-type="float">
            <text:p>0.945730566978455</text:p>
          </table:table-cell>
          <table:table-cell table:number-columns-repeated="2"/>
        </table:table-row>
        <table:table-row table:style-name="ro1">
          <table:table-cell office:value-type="float" office:value="0.837421953678131" calcext:value-type="float">
            <text:p>0.837421953678131</text:p>
          </table:table-cell>
          <table:table-cell table:number-columns-repeated="2"/>
        </table:table-row>
        <table:table-row table:style-name="ro1">
          <table:table-cell office:value-type="float" office:value="0.941088378429413" calcext:value-type="float">
            <text:p>0.941088378429413</text:p>
          </table:table-cell>
          <table:table-cell table:number-columns-repeated="2"/>
        </table:table-row>
        <table:table-row table:style-name="ro1">
          <table:table-cell office:value-type="float" office:value="0.838520884513855" calcext:value-type="float">
            <text:p>0.838520884513855</text:p>
          </table:table-cell>
          <table:table-cell table:number-columns-repeated="2"/>
        </table:table-row>
        <table:table-row table:style-name="ro1">
          <table:table-cell office:value-type="float" office:value="0.945494294166565" calcext:value-type="float">
            <text:p>0.945494294166565</text:p>
          </table:table-cell>
          <table:table-cell table:number-columns-repeated="2"/>
        </table:table-row>
        <table:table-row table:style-name="ro1">
          <table:table-cell office:value-type="float" office:value="0.837127864360809" calcext:value-type="float">
            <text:p>0.837127864360809</text:p>
          </table:table-cell>
          <table:table-cell table:number-columns-repeated="2"/>
        </table:table-row>
        <table:table-row table:style-name="ro1">
          <table:table-cell office:value-type="float" office:value="0.918355047702789" calcext:value-type="float">
            <text:p>0.918355047702789</text:p>
          </table:table-cell>
          <table:table-cell table:number-columns-repeated="2"/>
        </table:table-row>
        <table:table-row table:style-name="ro1">
          <table:table-cell office:value-type="float" office:value="0.648401856422424" calcext:value-type="float">
            <text:p>0.648401856422424</text:p>
          </table:table-cell>
          <table:table-cell table:number-columns-repeated="2"/>
        </table:table-row>
        <table:table-row table:style-name="ro1">
          <table:table-cell office:value-type="float" office:value="0.836377680301666" calcext:value-type="float">
            <text:p>0.836377680301666</text:p>
          </table:table-cell>
          <table:table-cell table:number-columns-repeated="2"/>
        </table:table-row>
        <table:table-row table:style-name="ro1">
          <table:table-cell office:value-type="float" office:value="0.838893473148346" calcext:value-type="float">
            <text:p>0.838893473148346</text:p>
          </table:table-cell>
          <table:table-cell table:number-columns-repeated="2"/>
        </table:table-row>
        <table:table-row table:style-name="ro1">
          <table:table-cell office:value-type="float" office:value="0.889932692050934" calcext:value-type="float">
            <text:p>0.889932692050934</text:p>
          </table:table-cell>
          <table:table-cell table:number-columns-repeated="2"/>
        </table:table-row>
        <table:table-row table:style-name="ro1">
          <table:table-cell office:value-type="float" office:value="0.839785635471344" calcext:value-type="float">
            <text:p>0.839785635471344</text:p>
          </table:table-cell>
          <table:table-cell table:number-columns-repeated="2"/>
        </table:table-row>
        <table:table-row table:style-name="ro1">
          <table:table-cell office:value-type="float" office:value="0.937576591968536" calcext:value-type="float">
            <text:p>0.937576591968536</text:p>
          </table:table-cell>
          <table:table-cell table:number-columns-repeated="2"/>
        </table:table-row>
        <table:table-row table:style-name="ro1">
          <table:table-cell office:value-type="float" office:value="0.838544428348541" calcext:value-type="float">
            <text:p>0.838544428348541</text:p>
          </table:table-cell>
          <table:table-cell table:number-columns-repeated="2"/>
        </table:table-row>
        <table:table-row table:style-name="ro1">
          <table:table-cell office:value-type="float" office:value="0.943323016166687" calcext:value-type="float">
            <text:p>0.943323016166687</text:p>
          </table:table-cell>
          <table:table-cell table:number-columns-repeated="2"/>
        </table:table-row>
        <table:table-row table:style-name="ro1">
          <table:table-cell office:value-type="float" office:value="0.835689604282379" calcext:value-type="float">
            <text:p>0.835689604282379</text:p>
          </table:table-cell>
          <table:table-cell table:number-columns-repeated="2"/>
        </table:table-row>
        <table:table-row table:style-name="ro1">
          <table:table-cell office:value-type="float" office:value="0.942579865455627" calcext:value-type="float">
            <text:p>0.942579865455627</text:p>
          </table:table-cell>
          <table:table-cell table:number-columns-repeated="2"/>
        </table:table-row>
        <table:table-row table:style-name="ro1">
          <table:table-cell office:value-type="float" office:value="0.835197269916534" calcext:value-type="float">
            <text:p>0.835197269916534</text:p>
          </table:table-cell>
          <table:table-cell table:number-columns-repeated="2"/>
        </table:table-row>
        <table:table-row table:style-name="ro1">
          <table:table-cell office:value-type="float" office:value="0.935498952865601" calcext:value-type="float">
            <text:p>0.935498952865601</text:p>
          </table:table-cell>
          <table:table-cell table:number-columns-repeated="2"/>
        </table:table-row>
        <table:table-row table:style-name="ro1">
          <table:table-cell office:value-type="float" office:value="0.830792009830475" calcext:value-type="float">
            <text:p>0.830792009830475</text:p>
          </table:table-cell>
          <table:table-cell table:number-columns-repeated="2"/>
        </table:table-row>
        <table:table-row table:style-name="ro1">
          <table:table-cell office:value-type="float" office:value="0.949715137481689" calcext:value-type="float">
            <text:p>0.949715137481689</text:p>
          </table:table-cell>
          <table:table-cell table:number-columns-repeated="2"/>
        </table:table-row>
        <table:table-row table:style-name="ro1">
          <table:table-cell office:value-type="float" office:value="0.831120312213898" calcext:value-type="float">
            <text:p>0.831120312213898</text:p>
          </table:table-cell>
          <table:table-cell table:number-columns-repeated="2"/>
        </table:table-row>
        <table:table-row table:style-name="ro1">
          <table:table-cell office:value-type="float" office:value="0.946239590644836" calcext:value-type="float">
            <text:p>0.946239590644836</text:p>
          </table:table-cell>
          <table:table-cell table:number-columns-repeated="2"/>
        </table:table-row>
        <table:table-row table:style-name="ro1">
          <table:table-cell office:value-type="float" office:value="0.83430415391922" calcext:value-type="float">
            <text:p>0.83430415391922</text:p>
          </table:table-cell>
          <table:table-cell table:number-columns-repeated="2"/>
        </table:table-row>
        <table:table-row table:style-name="ro1">
          <table:table-cell office:value-type="float" office:value="0.936511099338532" calcext:value-type="float">
            <text:p>0.936511099338532</text:p>
          </table:table-cell>
          <table:table-cell table:number-columns-repeated="2"/>
        </table:table-row>
        <table:table-row table:style-name="ro1">
          <table:table-cell office:value-type="float" office:value="0.833322465419769" calcext:value-type="float">
            <text:p>0.833322465419769</text:p>
          </table:table-cell>
          <table:table-cell table:number-columns-repeated="2"/>
        </table:table-row>
        <table:table-row table:style-name="ro1">
          <table:table-cell office:value-type="float" office:value="0.938412547111511" calcext:value-type="float">
            <text:p>0.938412547111511</text:p>
          </table:table-cell>
          <table:table-cell table:number-columns-repeated="2"/>
        </table:table-row>
        <table:table-row table:style-name="ro1">
          <table:table-cell office:value-type="float" office:value="0.832967460155487" calcext:value-type="float">
            <text:p>0.832967460155487</text:p>
          </table:table-cell>
          <table:table-cell table:number-columns-repeated="2"/>
        </table:table-row>
        <table:table-row table:style-name="ro1">
          <table:table-cell office:value-type="float" office:value="0.936250567436218" calcext:value-type="float">
            <text:p>0.936250567436218</text:p>
          </table:table-cell>
          <table:table-cell table:number-columns-repeated="2"/>
        </table:table-row>
        <table:table-row table:style-name="ro1">
          <table:table-cell office:value-type="float" office:value="0.83356910943985" calcext:value-type="float">
            <text:p>0.83356910943985</text:p>
          </table:table-cell>
          <table:table-cell table:number-columns-repeated="2"/>
        </table:table-row>
        <table:table-row table:style-name="ro1">
          <table:table-cell office:value-type="float" office:value="0.938831031322479" calcext:value-type="float">
            <text:p>0.938831031322479</text:p>
          </table:table-cell>
          <table:table-cell table:number-columns-repeated="2"/>
        </table:table-row>
        <table:table-row table:style-name="ro1">
          <table:table-cell office:value-type="float" office:value="0.833608329296112" calcext:value-type="float">
            <text:p>0.833608329296112</text:p>
          </table:table-cell>
          <table:table-cell table:number-columns-repeated="2"/>
        </table:table-row>
        <table:table-row table:style-name="ro1">
          <table:table-cell office:value-type="float" office:value="0.932612597942352" calcext:value-type="float">
            <text:p>0.932612597942352</text:p>
          </table:table-cell>
          <table:table-cell table:number-columns-repeated="2"/>
        </table:table-row>
        <table:table-row table:style-name="ro1">
          <table:table-cell office:value-type="float" office:value="0.834684073925018" calcext:value-type="float">
            <text:p>0.834684073925018</text:p>
          </table:table-cell>
          <table:table-cell table:number-columns-repeated="2"/>
        </table:table-row>
        <table:table-row table:style-name="ro1">
          <table:table-cell office:value-type="float" office:value="0.937836289405823" calcext:value-type="float">
            <text:p>0.937836289405823</text:p>
          </table:table-cell>
          <table:table-cell table:number-columns-repeated="2"/>
        </table:table-row>
        <table:table-row table:style-name="ro1">
          <table:table-cell office:value-type="float" office:value="0.835283160209656" calcext:value-type="float">
            <text:p>0.835283160209656</text:p>
          </table:table-cell>
          <table:table-cell table:number-columns-repeated="2"/>
        </table:table-row>
        <table:table-row table:style-name="ro1">
          <table:table-cell office:value-type="float" office:value="0.929616868495941" calcext:value-type="float">
            <text:p>0.929616868495941</text:p>
          </table:table-cell>
          <table:table-cell table:number-columns-repeated="2"/>
        </table:table-row>
        <table:table-row table:style-name="ro1">
          <table:table-cell office:value-type="float" office:value="0.847000896930695" calcext:value-type="float">
            <text:p>0.847000896930695</text:p>
          </table:table-cell>
          <table:table-cell table:number-columns-repeated="2"/>
        </table:table-row>
        <table:table-row table:style-name="ro1">
          <table:table-cell office:value-type="float" office:value="0.933664560317993" calcext:value-type="float">
            <text:p>0.933664560317993</text:p>
          </table:table-cell>
          <table:table-cell table:number-columns-repeated="2"/>
        </table:table-row>
        <table:table-row table:style-name="ro1">
          <table:table-cell office:value-type="float" office:value="0.845607817173004" calcext:value-type="float">
            <text:p>0.845607817173004</text:p>
          </table:table-cell>
          <table:table-cell table:number-columns-repeated="2"/>
        </table:table-row>
        <table:table-row table:style-name="ro1">
          <table:table-cell office:value-type="float" office:value="0.920139133930206" calcext:value-type="float">
            <text:p>0.920139133930206</text:p>
          </table:table-cell>
          <table:table-cell table:number-columns-repeated="2"/>
        </table:table-row>
        <table:table-row table:style-name="ro1">
          <table:table-cell office:value-type="float" office:value="0.846121251583099" calcext:value-type="float">
            <text:p>0.846121251583099</text:p>
          </table:table-cell>
          <table:table-cell table:number-columns-repeated="2"/>
        </table:table-row>
        <table:table-row table:style-name="ro1">
          <table:table-cell office:value-type="float" office:value="0.93977552652359" calcext:value-type="float">
            <text:p>0.93977552652359</text:p>
          </table:table-cell>
          <table:table-cell table:number-columns-repeated="2"/>
        </table:table-row>
        <table:table-row table:style-name="ro1">
          <table:table-cell office:value-type="float" office:value="0.845830202102661" calcext:value-type="float">
            <text:p>0.845830202102661</text:p>
          </table:table-cell>
          <table:table-cell table:number-columns-repeated="2"/>
        </table:table-row>
        <table:table-row table:style-name="ro1">
          <table:table-cell office:value-type="float" office:value="0.943589627742767" calcext:value-type="float">
            <text:p>0.943589627742767</text:p>
          </table:table-cell>
          <table:table-cell table:number-columns-repeated="2"/>
        </table:table-row>
        <table:table-row table:style-name="ro1">
          <table:table-cell office:value-type="float" office:value="0.846034944057465" calcext:value-type="float">
            <text:p>0.846034944057465</text:p>
          </table:table-cell>
          <table:table-cell table:number-columns-repeated="2"/>
        </table:table-row>
        <table:table-row table:style-name="ro1">
          <table:table-cell office:value-type="float" office:value="0.964175462722778" calcext:value-type="float">
            <text:p>0.964175462722778</text:p>
          </table:table-cell>
          <table:table-cell table:number-columns-repeated="2"/>
        </table:table-row>
        <table:table-row table:style-name="ro1">
          <table:table-cell office:value-type="float" office:value="0.845585465431213" calcext:value-type="float">
            <text:p>0.845585465431213</text:p>
          </table:table-cell>
          <table:table-cell table:number-columns-repeated="2"/>
        </table:table-row>
        <table:table-row table:style-name="ro1">
          <table:table-cell office:value-type="float" office:value="0.951315939426422" calcext:value-type="float">
            <text:p>0.951315939426422</text:p>
          </table:table-cell>
          <table:table-cell table:number-columns-repeated="2"/>
        </table:table-row>
        <table:table-row table:style-name="ro1">
          <table:table-cell office:value-type="float" office:value="0.845422148704529" calcext:value-type="float">
            <text:p>0.845422148704529</text:p>
          </table:table-cell>
          <table:table-cell table:number-columns-repeated="2"/>
        </table:table-row>
        <table:table-row table:style-name="ro1">
          <table:table-cell office:value-type="float" office:value="0.946104466915131" calcext:value-type="float">
            <text:p>0.946104466915131</text:p>
          </table:table-cell>
          <table:table-cell table:number-columns-repeated="2"/>
        </table:table-row>
        <table:table-row table:style-name="ro1">
          <table:table-cell office:value-type="float" office:value="0.845431387424469" calcext:value-type="float">
            <text:p>0.845431387424469</text:p>
          </table:table-cell>
          <table:table-cell table:number-columns-repeated="2"/>
        </table:table-row>
        <table:table-row table:style-name="ro1">
          <table:table-cell office:value-type="float" office:value="0.939797341823578" calcext:value-type="float">
            <text:p>0.939797341823578</text:p>
          </table:table-cell>
          <table:table-cell table:number-columns-repeated="2"/>
        </table:table-row>
        <table:table-row table:style-name="ro1">
          <table:table-cell office:value-type="float" office:value="0.845608532428741" calcext:value-type="float">
            <text:p>0.845608532428741</text:p>
          </table:table-cell>
          <table:table-cell table:number-columns-repeated="2"/>
        </table:table-row>
        <table:table-row table:style-name="ro1">
          <table:table-cell office:value-type="float" office:value="0.935667335987091" calcext:value-type="float">
            <text:p>0.935667335987091</text:p>
          </table:table-cell>
          <table:table-cell table:number-columns-repeated="2"/>
        </table:table-row>
        <table:table-row table:style-name="ro1">
          <table:table-cell office:value-type="float" office:value="0.845600843429565" calcext:value-type="float">
            <text:p>0.845600843429565</text:p>
          </table:table-cell>
          <table:table-cell table:number-columns-repeated="2"/>
        </table:table-row>
        <table:table-row table:style-name="ro1">
          <table:table-cell office:value-type="float" office:value="0.935865342617035" calcext:value-type="float">
            <text:p>0.935865342617035</text:p>
          </table:table-cell>
          <table:table-cell table:number-columns-repeated="2"/>
        </table:table-row>
        <table:table-row table:style-name="ro1">
          <table:table-cell office:value-type="float" office:value="0.846533358097076" calcext:value-type="float">
            <text:p>0.846533358097076</text:p>
          </table:table-cell>
          <table:table-cell table:number-columns-repeated="2"/>
        </table:table-row>
        <table:table-row table:style-name="ro1">
          <table:table-cell office:value-type="float" office:value="0.937856197357178" calcext:value-type="float">
            <text:p>0.937856197357178</text:p>
          </table:table-cell>
          <table:table-cell table:number-columns-repeated="2"/>
        </table:table-row>
        <table:table-row table:style-name="ro1">
          <table:table-cell office:value-type="float" office:value="0.845373451709747" calcext:value-type="float">
            <text:p>0.845373451709747</text:p>
          </table:table-cell>
          <table:table-cell table:number-columns-repeated="2"/>
        </table:table-row>
        <table:table-row table:style-name="ro1">
          <table:table-cell office:value-type="float" office:value="0.933568596839905" calcext:value-type="float">
            <text:p>0.933568596839905</text:p>
          </table:table-cell>
          <table:table-cell table:number-columns-repeated="2"/>
        </table:table-row>
        <table:table-row table:style-name="ro1">
          <table:table-cell office:value-type="float" office:value="0.844809234142303" calcext:value-type="float">
            <text:p>0.844809234142303</text:p>
          </table:table-cell>
          <table:table-cell table:number-columns-repeated="2"/>
        </table:table-row>
        <table:table-row table:style-name="ro1">
          <table:table-cell office:value-type="float" office:value="0.939379155635834" calcext:value-type="float">
            <text:p>0.939379155635834</text:p>
          </table:table-cell>
          <table:table-cell table:number-columns-repeated="2"/>
        </table:table-row>
        <table:table-row table:style-name="ro1">
          <table:table-cell office:value-type="float" office:value="0.844999432563782" calcext:value-type="float">
            <text:p>0.844999432563782</text:p>
          </table:table-cell>
          <table:table-cell table:number-columns-repeated="2"/>
        </table:table-row>
        <table:table-row table:style-name="ro1">
          <table:table-cell office:value-type="float" office:value="0.949658811092377" calcext:value-type="float">
            <text:p>0.949658811092377</text:p>
          </table:table-cell>
          <table:table-cell table:number-columns-repeated="2"/>
        </table:table-row>
        <table:table-row table:style-name="ro1">
          <table:table-cell office:value-type="float" office:value="0.845649898052216" calcext:value-type="float">
            <text:p>0.845649898052216</text:p>
          </table:table-cell>
          <table:table-cell table:number-columns-repeated="2"/>
        </table:table-row>
        <table:table-row table:style-name="ro1">
          <table:table-cell office:value-type="float" office:value="0.941750407218933" calcext:value-type="float">
            <text:p>0.941750407218933</text:p>
          </table:table-cell>
          <table:table-cell table:number-columns-repeated="2"/>
        </table:table-row>
        <table:table-row table:style-name="ro1">
          <table:table-cell office:value-type="float" office:value="0.845897614955902" calcext:value-type="float">
            <text:p>0.845897614955902</text:p>
          </table:table-cell>
          <table:table-cell table:number-columns-repeated="2"/>
        </table:table-row>
        <table:table-row table:style-name="ro1">
          <table:table-cell office:value-type="float" office:value="0.939330995082855" calcext:value-type="float">
            <text:p>0.939330995082855</text:p>
          </table:table-cell>
          <table:table-cell table:number-columns-repeated="2"/>
        </table:table-row>
        <table:table-row table:style-name="ro1">
          <table:table-cell office:value-type="float" office:value="0.846351802349091" calcext:value-type="float">
            <text:p>0.846351802349091</text:p>
          </table:table-cell>
          <table:table-cell table:number-columns-repeated="2"/>
        </table:table-row>
        <table:table-row table:style-name="ro1">
          <table:table-cell office:value-type="float" office:value="0.937350273132324" calcext:value-type="float">
            <text:p>0.937350273132324</text:p>
          </table:table-cell>
          <table:table-cell table:number-columns-repeated="2"/>
        </table:table-row>
        <table:table-row table:style-name="ro1">
          <table:table-cell office:value-type="float" office:value="0.846254229545593" calcext:value-type="float">
            <text:p>0.846254229545593</text:p>
          </table:table-cell>
          <table:table-cell table:number-columns-repeated="2"/>
        </table:table-row>
        <table:table-row table:style-name="ro1">
          <table:table-cell office:value-type="float" office:value="0.932182669639587" calcext:value-type="float">
            <text:p>0.932182669639587</text:p>
          </table:table-cell>
          <table:table-cell table:number-columns-repeated="2"/>
        </table:table-row>
        <table:table-row table:style-name="ro1">
          <table:table-cell office:value-type="float" office:value="0.846813142299652" calcext:value-type="float">
            <text:p>0.846813142299652</text:p>
          </table:table-cell>
          <table:table-cell table:number-columns-repeated="2"/>
        </table:table-row>
        <table:table-row table:style-name="ro1">
          <table:table-cell office:value-type="float" office:value="0.92931467294693" calcext:value-type="float">
            <text:p>0.92931467294693</text:p>
          </table:table-cell>
          <table:table-cell table:number-columns-repeated="2"/>
        </table:table-row>
        <table:table-row table:style-name="ro1">
          <table:table-cell office:value-type="float" office:value="0.848126113414764" calcext:value-type="float">
            <text:p>0.848126113414764</text:p>
          </table:table-cell>
          <table:table-cell table:number-columns-repeated="2"/>
        </table:table-row>
        <table:table-row table:style-name="ro1">
          <table:table-cell office:value-type="float" office:value="0.929470777511597" calcext:value-type="float">
            <text:p>0.929470777511597</text:p>
          </table:table-cell>
          <table:table-cell table:number-columns-repeated="2"/>
        </table:table-row>
        <table:table-row table:style-name="ro1">
          <table:table-cell office:value-type="float" office:value="0.848883211612701" calcext:value-type="float">
            <text:p>0.848883211612701</text:p>
          </table:table-cell>
          <table:table-cell table:number-columns-repeated="2"/>
        </table:table-row>
        <table:table-row table:style-name="ro1">
          <table:table-cell office:value-type="float" office:value="0.929452180862427" calcext:value-type="float">
            <text:p>0.929452180862427</text:p>
          </table:table-cell>
          <table:table-cell table:number-columns-repeated="2"/>
        </table:table-row>
        <table:table-row table:style-name="ro1">
          <table:table-cell office:value-type="float" office:value="0.848934769630432" calcext:value-type="float">
            <text:p>0.848934769630432</text:p>
          </table:table-cell>
          <table:table-cell table:number-columns-repeated="2"/>
        </table:table-row>
        <table:table-row table:style-name="ro1">
          <table:table-cell office:value-type="float" office:value="0.930226683616638" calcext:value-type="float">
            <text:p>0.930226683616638</text:p>
          </table:table-cell>
          <table:table-cell table:number-columns-repeated="2"/>
        </table:table-row>
        <table:table-row table:style-name="ro1">
          <table:table-cell office:value-type="float" office:value="0.849067568778992" calcext:value-type="float">
            <text:p>0.849067568778992</text:p>
          </table:table-cell>
          <table:table-cell table:number-columns-repeated="2"/>
        </table:table-row>
        <table:table-row table:style-name="ro1">
          <table:table-cell office:value-type="float" office:value="0.926601767539978" calcext:value-type="float">
            <text:p>0.926601767539978</text:p>
          </table:table-cell>
          <table:table-cell table:number-columns-repeated="2"/>
        </table:table-row>
        <table:table-row table:style-name="ro1">
          <table:table-cell office:value-type="float" office:value="0.849005103111267" calcext:value-type="float">
            <text:p>0.849005103111267</text:p>
          </table:table-cell>
          <table:table-cell table:number-columns-repeated="2"/>
        </table:table-row>
        <table:table-row table:style-name="ro1">
          <table:table-cell office:value-type="float" office:value="0.94457620382309" calcext:value-type="float">
            <text:p>0.94457620382309</text:p>
          </table:table-cell>
          <table:table-cell table:number-columns-repeated="2"/>
        </table:table-row>
        <table:table-row table:style-name="ro1">
          <table:table-cell office:value-type="float" office:value="0.847664475440979" calcext:value-type="float">
            <text:p>0.847664475440979</text:p>
          </table:table-cell>
          <table:table-cell table:number-columns-repeated="2"/>
        </table:table-row>
        <table:table-row table:style-name="ro1">
          <table:table-cell office:value-type="float" office:value="0.937259316444397" calcext:value-type="float">
            <text:p>0.937259316444397</text:p>
          </table:table-cell>
          <table:table-cell table:number-columns-repeated="2"/>
        </table:table-row>
        <table:table-row table:style-name="ro1">
          <table:table-cell office:value-type="float" office:value="0.837216377258301" calcext:value-type="float">
            <text:p>0.837216377258301</text:p>
          </table:table-cell>
          <table:table-cell table:number-columns-repeated="2"/>
        </table:table-row>
        <table:table-row table:style-name="ro1">
          <table:table-cell office:value-type="float" office:value="0.941555678844452" calcext:value-type="float">
            <text:p>0.941555678844452</text:p>
          </table:table-cell>
          <table:table-cell table:number-columns-repeated="2"/>
        </table:table-row>
        <table:table-row table:style-name="ro1">
          <table:table-cell office:value-type="float" office:value="0.837656080722809" calcext:value-type="float">
            <text:p>0.837656080722809</text:p>
          </table:table-cell>
          <table:table-cell table:number-columns-repeated="2"/>
        </table:table-row>
        <table:table-row table:style-name="ro1">
          <table:table-cell office:value-type="float" office:value="0.940944969654083" calcext:value-type="float">
            <text:p>0.940944969654083</text:p>
          </table:table-cell>
          <table:table-cell table:number-columns-repeated="2"/>
        </table:table-row>
        <table:table-row table:style-name="ro1">
          <table:table-cell office:value-type="float" office:value="0.837378799915314" calcext:value-type="float">
            <text:p>0.837378799915314</text:p>
          </table:table-cell>
          <table:table-cell table:number-columns-repeated="2"/>
        </table:table-row>
        <table:table-row table:style-name="ro1">
          <table:table-cell office:value-type="float" office:value="0.945986449718475" calcext:value-type="float">
            <text:p>0.945986449718475</text:p>
          </table:table-cell>
          <table:table-cell table:number-columns-repeated="2"/>
        </table:table-row>
        <table:table-row table:style-name="ro1">
          <table:table-cell office:value-type="float" office:value="0.83709716796875" calcext:value-type="float">
            <text:p>0.83709716796875</text:p>
          </table:table-cell>
          <table:table-cell table:number-columns-repeated="2"/>
        </table:table-row>
        <table:table-row table:style-name="ro1">
          <table:table-cell office:value-type="float" office:value="0.94512540102005" calcext:value-type="float">
            <text:p>0.94512540102005</text:p>
          </table:table-cell>
          <table:table-cell table:number-columns-repeated="2"/>
        </table:table-row>
        <table:table-row table:style-name="ro1">
          <table:table-cell office:value-type="float" office:value="0.837197780609131" calcext:value-type="float">
            <text:p>0.837197780609131</text:p>
          </table:table-cell>
          <table:table-cell table:number-columns-repeated="2"/>
        </table:table-row>
        <table:table-row table:style-name="ro1">
          <table:table-cell office:value-type="float" office:value="0.950011372566223" calcext:value-type="float">
            <text:p>0.950011372566223</text:p>
          </table:table-cell>
          <table:table-cell table:number-columns-repeated="2"/>
        </table:table-row>
        <table:table-row table:style-name="ro1">
          <table:table-cell office:value-type="float" office:value="0.836928963661194" calcext:value-type="float">
            <text:p>0.836928963661194</text:p>
          </table:table-cell>
          <table:table-cell table:number-columns-repeated="2"/>
        </table:table-row>
        <table:table-row table:style-name="ro1">
          <table:table-cell office:value-type="float" office:value="0.946628928184509" calcext:value-type="float">
            <text:p>0.946628928184509</text:p>
          </table:table-cell>
          <table:table-cell table:number-columns-repeated="2"/>
        </table:table-row>
        <table:table-row table:style-name="ro1">
          <table:table-cell office:value-type="float" office:value="0.456642746925354" calcext:value-type="float">
            <text:p>0.456642746925354</text:p>
          </table:table-cell>
          <table:table-cell table:number-columns-repeated="2"/>
        </table:table-row>
        <table:table-row table:style-name="ro1">
          <table:table-cell office:value-type="float" office:value="0.836445927619934" calcext:value-type="float">
            <text:p>0.836445927619934</text:p>
          </table:table-cell>
          <table:table-cell table:number-columns-repeated="2"/>
        </table:table-row>
        <table:table-row table:style-name="ro1">
          <table:table-cell office:value-type="float" office:value="0.954828083515167" calcext:value-type="float">
            <text:p>0.954828083515167</text:p>
          </table:table-cell>
          <table:table-cell table:number-columns-repeated="2"/>
        </table:table-row>
        <table:table-row table:style-name="ro1">
          <table:table-cell office:value-type="float" office:value="0.426145255565643" calcext:value-type="float">
            <text:p>0.426145255565643</text:p>
          </table:table-cell>
          <table:table-cell table:number-columns-repeated="2"/>
        </table:table-row>
        <table:table-row table:style-name="ro1">
          <table:table-cell office:value-type="float" office:value="0.837162911891937" calcext:value-type="float">
            <text:p>0.837162911891937</text:p>
          </table:table-cell>
          <table:table-cell table:number-columns-repeated="2"/>
        </table:table-row>
        <table:table-row table:style-name="ro1">
          <table:table-cell office:value-type="float" office:value="0.958955526351929" calcext:value-type="float">
            <text:p>0.958955526351929</text:p>
          </table:table-cell>
          <table:table-cell table:number-columns-repeated="2"/>
        </table:table-row>
        <table:table-row table:style-name="ro1">
          <table:table-cell office:value-type="float" office:value="0.395828574895859" calcext:value-type="float">
            <text:p>0.395828574895859</text:p>
          </table:table-cell>
          <table:table-cell table:number-columns-repeated="2"/>
        </table:table-row>
        <table:table-row table:style-name="ro1">
          <table:table-cell office:value-type="float" office:value="0.837578892707825" calcext:value-type="float">
            <text:p>0.837578892707825</text:p>
          </table:table-cell>
          <table:table-cell table:number-columns-repeated="2"/>
        </table:table-row>
        <table:table-row table:style-name="ro1">
          <table:table-cell office:value-type="float" office:value="0.945717096328735" calcext:value-type="float">
            <text:p>0.945717096328735</text:p>
          </table:table-cell>
          <table:table-cell table:number-columns-repeated="2"/>
        </table:table-row>
        <table:table-row table:style-name="ro1">
          <table:table-cell office:value-type="float" office:value="0.31860077381134" calcext:value-type="float">
            <text:p>0.31860077381134</text:p>
          </table:table-cell>
          <table:table-cell table:number-columns-repeated="2"/>
        </table:table-row>
        <table:table-row table:style-name="ro1">
          <table:table-cell office:value-type="float" office:value="0.837085723876953" calcext:value-type="float">
            <text:p>0.837085723876953</text:p>
          </table:table-cell>
          <table:table-cell table:number-columns-repeated="2"/>
        </table:table-row>
        <table:table-row table:style-name="ro1">
          <table:table-cell office:value-type="float" office:value="0.885988354682922" calcext:value-type="float">
            <text:p>0.885988354682922</text:p>
          </table:table-cell>
          <table:table-cell table:number-columns-repeated="2"/>
        </table:table-row>
        <table:table-row table:style-name="ro1">
          <table:table-cell office:value-type="float" office:value="0.837436378002167" calcext:value-type="float">
            <text:p>0.837436378002167</text:p>
          </table:table-cell>
          <table:table-cell table:number-columns-repeated="2"/>
        </table:table-row>
        <table:table-row table:style-name="ro1">
          <table:table-cell office:value-type="float" office:value="0.894954442977905" calcext:value-type="float">
            <text:p>0.894954442977905</text:p>
          </table:table-cell>
          <table:table-cell table:number-columns-repeated="2"/>
        </table:table-row>
        <table:table-row table:style-name="ro1">
          <table:table-cell office:value-type="float" office:value="0.829675376415253" calcext:value-type="float">
            <text:p>0.829675376415253</text:p>
          </table:table-cell>
          <table:table-cell table:number-columns-repeated="2"/>
        </table:table-row>
        <table:table-row table:style-name="ro1">
          <table:table-cell office:value-type="float" office:value="0.899020373821258" calcext:value-type="float">
            <text:p>0.899020373821258</text:p>
          </table:table-cell>
          <table:table-cell table:number-columns-repeated="2"/>
        </table:table-row>
        <table:table-row table:style-name="ro1">
          <table:table-cell office:value-type="float" office:value="0.829846262931824" calcext:value-type="float">
            <text:p>0.829846262931824</text:p>
          </table:table-cell>
          <table:table-cell table:number-columns-repeated="2"/>
        </table:table-row>
        <table:table-row table:style-name="ro1">
          <table:table-cell office:value-type="float" office:value="0.854858994483948" calcext:value-type="float">
            <text:p>0.854858994483948</text:p>
          </table:table-cell>
          <table:table-cell table:number-columns-repeated="2"/>
        </table:table-row>
        <table:table-row table:style-name="ro1">
          <table:table-cell office:value-type="float" office:value="0.831530094146729" calcext:value-type="float">
            <text:p>0.831530094146729</text:p>
          </table:table-cell>
          <table:table-cell table:number-columns-repeated="2"/>
        </table:table-row>
        <table:table-row table:style-name="ro1">
          <table:table-cell office:value-type="float" office:value="0.925819635391235" calcext:value-type="float">
            <text:p>0.925819635391235</text:p>
          </table:table-cell>
          <table:table-cell table:number-columns-repeated="2"/>
        </table:table-row>
        <table:table-row table:style-name="ro1">
          <table:table-cell office:value-type="float" office:value="0.831650197505951" calcext:value-type="float">
            <text:p>0.831650197505951</text:p>
          </table:table-cell>
          <table:table-cell table:number-columns-repeated="2"/>
        </table:table-row>
        <table:table-row table:style-name="ro1">
          <table:table-cell office:value-type="float" office:value="0.835468173027039" calcext:value-type="float">
            <text:p>0.835468173027039</text:p>
          </table:table-cell>
          <table:table-cell table:number-columns-repeated="2"/>
        </table:table-row>
        <table:table-row table:style-name="ro1">
          <table:table-cell office:value-type="float" office:value="0.831960260868073" calcext:value-type="float">
            <text:p>0.831960260868073</text:p>
          </table:table-cell>
          <table:table-cell table:number-columns-repeated="2"/>
        </table:table-row>
        <table:table-row table:style-name="ro1">
          <table:table-cell office:value-type="float" office:value="0.859301507472992" calcext:value-type="float">
            <text:p>0.859301507472992</text:p>
          </table:table-cell>
          <table:table-cell table:number-columns-repeated="2"/>
        </table:table-row>
        <table:table-row table:style-name="ro1">
          <table:table-cell office:value-type="float" office:value="0.831991314888001" calcext:value-type="float">
            <text:p>0.831991314888001</text:p>
          </table:table-cell>
          <table:table-cell table:number-columns-repeated="2"/>
        </table:table-row>
        <table:table-row table:style-name="ro1">
          <table:table-cell office:value-type="float" office:value="0.858753085136414" calcext:value-type="float">
            <text:p>0.858753085136414</text:p>
          </table:table-cell>
          <table:table-cell table:number-columns-repeated="2"/>
        </table:table-row>
        <table:table-row table:style-name="ro1">
          <table:table-cell office:value-type="float" office:value="0.834943473339081" calcext:value-type="float">
            <text:p>0.834943473339081</text:p>
          </table:table-cell>
          <table:table-cell table:number-columns-repeated="2"/>
        </table:table-row>
        <table:table-row table:style-name="ro1">
          <table:table-cell office:value-type="float" office:value="0.857406079769135" calcext:value-type="float">
            <text:p>0.857406079769135</text:p>
          </table:table-cell>
          <table:table-cell table:number-columns-repeated="2"/>
        </table:table-row>
        <table:table-row table:style-name="ro1">
          <table:table-cell office:value-type="float" office:value="0.833401083946228" calcext:value-type="float">
            <text:p>0.833401083946228</text:p>
          </table:table-cell>
          <table:table-cell table:number-columns-repeated="2"/>
        </table:table-row>
        <table:table-row table:style-name="ro1">
          <table:table-cell office:value-type="float" office:value="0.858332872390747" calcext:value-type="float">
            <text:p>0.858332872390747</text:p>
          </table:table-cell>
          <table:table-cell table:number-columns-repeated="2"/>
        </table:table-row>
        <table:table-row table:style-name="ro1">
          <table:table-cell office:value-type="float" office:value="0.835266053676605" calcext:value-type="float">
            <text:p>0.835266053676605</text:p>
          </table:table-cell>
          <table:table-cell table:number-columns-repeated="2"/>
        </table:table-row>
        <table:table-row table:style-name="ro1">
          <table:table-cell office:value-type="float" office:value="0.84250545501709" calcext:value-type="float">
            <text:p>0.84250545501709</text:p>
          </table:table-cell>
          <table:table-cell table:number-columns-repeated="2"/>
        </table:table-row>
        <table:table-row table:style-name="ro1">
          <table:table-cell office:value-type="float" office:value="0.82136869430542" calcext:value-type="float">
            <text:p>0.82136869430542</text:p>
          </table:table-cell>
          <table:table-cell table:number-columns-repeated="2"/>
        </table:table-row>
        <table:table-row table:style-name="ro1">
          <table:table-cell office:value-type="float" office:value="0.835401833057404" calcext:value-type="float">
            <text:p>0.835401833057404</text:p>
          </table:table-cell>
          <table:table-cell table:number-columns-repeated="2"/>
        </table:table-row>
        <table:table-row table:style-name="ro1">
          <table:table-cell office:value-type="float" office:value="0.812937915325165" calcext:value-type="float">
            <text:p>0.812937915325165</text:p>
          </table:table-cell>
          <table:table-cell table:number-columns-repeated="2"/>
        </table:table-row>
        <table:table-row table:style-name="ro1">
          <table:table-cell office:value-type="float" office:value="0.834709167480469" calcext:value-type="float">
            <text:p>0.834709167480469</text:p>
          </table:table-cell>
          <table:table-cell table:number-columns-repeated="2"/>
        </table:table-row>
        <table:table-row table:style-name="ro1">
          <table:table-cell office:value-type="float" office:value="0.816990375518799" calcext:value-type="float">
            <text:p>0.816990375518799</text:p>
          </table:table-cell>
          <table:table-cell table:number-columns-repeated="2"/>
        </table:table-row>
        <table:table-row table:style-name="ro1">
          <table:table-cell office:value-type="float" office:value="0.835275769233704" calcext:value-type="float">
            <text:p>0.835275769233704</text:p>
          </table:table-cell>
          <table:table-cell table:number-columns-repeated="2"/>
        </table:table-row>
        <table:table-row table:style-name="ro1">
          <table:table-cell office:value-type="float" office:value="0.832712173461914" calcext:value-type="float">
            <text:p>0.832712173461914</text:p>
          </table:table-cell>
          <table:table-cell table:number-columns-repeated="2"/>
        </table:table-row>
        <table:table-row table:style-name="ro1">
          <table:table-cell office:value-type="float" office:value="0.833671689033508" calcext:value-type="float">
            <text:p>0.833671689033508</text:p>
          </table:table-cell>
          <table:table-cell table:number-columns-repeated="2"/>
        </table:table-row>
        <table:table-row table:style-name="ro1">
          <table:table-cell office:value-type="float" office:value="0.833499133586883" calcext:value-type="float">
            <text:p>0.833499133586883</text:p>
          </table:table-cell>
          <table:table-cell table:number-columns-repeated="2"/>
        </table:table-row>
        <table:table-row table:style-name="ro1">
          <table:table-cell office:value-type="float" office:value="0.839942157268524" calcext:value-type="float">
            <text:p>0.839942157268524</text:p>
          </table:table-cell>
          <table:table-cell table:number-columns-repeated="2"/>
        </table:table-row>
        <table:table-row table:style-name="ro1">
          <table:table-cell office:value-type="float" office:value="0.832591831684112" calcext:value-type="float">
            <text:p>0.832591831684112</text:p>
          </table:table-cell>
          <table:table-cell table:number-columns-repeated="2"/>
        </table:table-row>
        <table:table-row table:style-name="ro1">
          <table:table-cell office:value-type="float" office:value="0.848762214183807" calcext:value-type="float">
            <text:p>0.848762214183807</text:p>
          </table:table-cell>
          <table:table-cell table:number-columns-repeated="2"/>
        </table:table-row>
        <table:table-row table:style-name="ro1">
          <table:table-cell office:value-type="float" office:value="0.832661330699921" calcext:value-type="float">
            <text:p>0.832661330699921</text:p>
          </table:table-cell>
          <table:table-cell table:number-columns-repeated="2"/>
        </table:table-row>
        <table:table-row table:style-name="ro1">
          <table:table-cell office:value-type="float" office:value="0.856354594230652" calcext:value-type="float">
            <text:p>0.856354594230652</text:p>
          </table:table-cell>
          <table:table-cell table:number-columns-repeated="2"/>
        </table:table-row>
        <table:table-row table:style-name="ro1">
          <table:table-cell office:value-type="float" office:value="0.832968473434448" calcext:value-type="float">
            <text:p>0.832968473434448</text:p>
          </table:table-cell>
          <table:table-cell table:number-columns-repeated="2"/>
        </table:table-row>
        <table:table-row table:style-name="ro1">
          <table:table-cell office:value-type="float" office:value="0.83792108297348" calcext:value-type="float">
            <text:p>0.83792108297348</text:p>
          </table:table-cell>
          <table:table-cell table:number-columns-repeated="2"/>
        </table:table-row>
        <table:table-row table:style-name="ro1">
          <table:table-cell office:value-type="float" office:value="0.825928688049316" calcext:value-type="float">
            <text:p>0.825928688049316</text:p>
          </table:table-cell>
          <table:table-cell table:number-columns-repeated="2"/>
        </table:table-row>
        <table:table-row table:style-name="ro1">
          <table:table-cell office:value-type="float" office:value="0.831792831420898" calcext:value-type="float">
            <text:p>0.831792831420898</text:p>
          </table:table-cell>
          <table:table-cell table:number-columns-repeated="2"/>
        </table:table-row>
        <table:table-row table:style-name="ro1">
          <table:table-cell office:value-type="float" office:value="0.815350532531738" calcext:value-type="float">
            <text:p>0.815350532531738</text:p>
          </table:table-cell>
          <table:table-cell table:number-columns-repeated="2"/>
        </table:table-row>
        <table:table-row table:style-name="ro1">
          <table:table-cell office:value-type="float" office:value="0.832129955291748" calcext:value-type="float">
            <text:p>0.832129955291748</text:p>
          </table:table-cell>
          <table:table-cell table:number-columns-repeated="2"/>
        </table:table-row>
        <table:table-row table:style-name="ro1">
          <table:table-cell office:value-type="float" office:value="0.819382607936859" calcext:value-type="float">
            <text:p>0.819382607936859</text:p>
          </table:table-cell>
          <table:table-cell table:number-columns-repeated="2"/>
        </table:table-row>
        <table:table-row table:style-name="ro1">
          <table:table-cell office:value-type="float" office:value="0.832162916660309" calcext:value-type="float">
            <text:p>0.832162916660309</text:p>
          </table:table-cell>
          <table:table-cell table:number-columns-repeated="2"/>
        </table:table-row>
        <table:table-row table:style-name="ro1">
          <table:table-cell office:value-type="float" office:value="0.809577226638794" calcext:value-type="float">
            <text:p>0.809577226638794</text:p>
          </table:table-cell>
          <table:table-cell table:number-columns-repeated="2"/>
        </table:table-row>
        <table:table-row table:style-name="ro1">
          <table:table-cell office:value-type="float" office:value="0.832327961921692" calcext:value-type="float">
            <text:p>0.832327961921692</text:p>
          </table:table-cell>
          <table:table-cell table:number-columns-repeated="2"/>
        </table:table-row>
        <table:table-row table:style-name="ro1">
          <table:table-cell office:value-type="float" office:value="0.775524139404297" calcext:value-type="float">
            <text:p>0.775524139404297</text:p>
          </table:table-cell>
          <table:table-cell table:number-columns-repeated="2"/>
        </table:table-row>
        <table:table-row table:style-name="ro1">
          <table:table-cell office:value-type="float" office:value="0.843875586986542" calcext:value-type="float">
            <text:p>0.843875586986542</text:p>
          </table:table-cell>
          <table:table-cell table:number-columns-repeated="2"/>
        </table:table-row>
        <table:table-row table:style-name="ro1">
          <table:table-cell office:value-type="float" office:value="0.847728550434112" calcext:value-type="float">
            <text:p>0.847728550434112</text:p>
          </table:table-cell>
          <table:table-cell table:number-columns-repeated="2"/>
        </table:table-row>
        <table:table-row table:style-name="ro1">
          <table:table-cell office:value-type="float" office:value="0.871886968612671" calcext:value-type="float">
            <text:p>0.871886968612671</text:p>
          </table:table-cell>
          <table:table-cell table:number-columns-repeated="2"/>
        </table:table-row>
        <table:table-row table:style-name="ro1">
          <table:table-cell office:value-type="float" office:value="0.841448247432709" calcext:value-type="float">
            <text:p>0.841448247432709</text:p>
          </table:table-cell>
          <table:table-cell table:number-columns-repeated="2"/>
        </table:table-row>
        <table:table-row table:style-name="ro1">
          <table:table-cell office:value-type="float" office:value="0.846336781978607" calcext:value-type="float">
            <text:p>0.846336781978607</text:p>
          </table:table-cell>
          <table:table-cell table:number-columns-repeated="2"/>
        </table:table-row>
        <table:table-row table:style-name="ro1">
          <table:table-cell office:value-type="float" office:value="0.845673739910126" calcext:value-type="float">
            <text:p>0.845673739910126</text:p>
          </table:table-cell>
          <table:table-cell table:number-columns-repeated="2"/>
        </table:table-row>
        <table:table-row table:style-name="ro1">
          <table:table-cell office:value-type="float" office:value="0.857217252254486" calcext:value-type="float">
            <text:p>0.857217252254486</text:p>
          </table:table-cell>
          <table:table-cell table:number-columns-repeated="2"/>
        </table:table-row>
        <table:table-row table:style-name="ro1">
          <table:table-cell office:value-type="float" office:value="0.840768277645111" calcext:value-type="float">
            <text:p>0.840768277645111</text:p>
          </table:table-cell>
          <table:table-cell table:number-columns-repeated="2"/>
        </table:table-row>
        <table:table-row table:style-name="ro1">
          <table:table-cell office:value-type="float" office:value="0.85556161403656" calcext:value-type="float">
            <text:p>0.85556161403656</text:p>
          </table:table-cell>
          <table:table-cell table:number-columns-repeated="2"/>
        </table:table-row>
        <table:table-row table:style-name="ro1">
          <table:table-cell office:value-type="float" office:value="0.761934459209442" calcext:value-type="float">
            <text:p>0.761934459209442</text:p>
          </table:table-cell>
          <table:table-cell table:number-columns-repeated="2"/>
        </table:table-row>
        <table:table-row table:style-name="ro1">
          <table:table-cell office:value-type="float" office:value="0.856386959552765" calcext:value-type="float">
            <text:p>0.856386959552765</text:p>
          </table:table-cell>
          <table:table-cell table:number-columns-repeated="2"/>
        </table:table-row>
        <table:table-row table:style-name="ro1">
          <table:table-cell office:value-type="float" office:value="0.791321039199829" calcext:value-type="float">
            <text:p>0.791321039199829</text:p>
          </table:table-cell>
          <table:table-cell table:number-columns-repeated="2"/>
        </table:table-row>
        <table:table-row table:style-name="ro1">
          <table:table-cell office:value-type="float" office:value="0.856179714202881" calcext:value-type="float">
            <text:p>0.856179714202881</text:p>
          </table:table-cell>
          <table:table-cell table:number-columns-repeated="2"/>
        </table:table-row>
        <table:table-row table:style-name="ro1">
          <table:table-cell office:value-type="float" office:value="0.840018689632416" calcext:value-type="float">
            <text:p>0.840018689632416</text:p>
          </table:table-cell>
          <table:table-cell table:number-columns-repeated="2"/>
        </table:table-row>
        <table:table-row table:style-name="ro1">
          <table:table-cell office:value-type="float" office:value="0.855668365955353" calcext:value-type="float">
            <text:p>0.855668365955353</text:p>
          </table:table-cell>
          <table:table-cell table:number-columns-repeated="2"/>
        </table:table-row>
        <table:table-row table:style-name="ro1">
          <table:table-cell office:value-type="float" office:value="0.327732563018799" calcext:value-type="float">
            <text:p>0.327732563018799</text:p>
          </table:table-cell>
          <table:table-cell table:number-columns-repeated="2"/>
        </table:table-row>
        <table:table-row table:style-name="ro1">
          <table:table-cell office:value-type="float" office:value="0.822637438774109" calcext:value-type="float">
            <text:p>0.822637438774109</text:p>
          </table:table-cell>
          <table:table-cell table:number-columns-repeated="2"/>
        </table:table-row>
        <table:table-row table:style-name="ro1">
          <table:table-cell office:value-type="float" office:value="0.856367647647858" calcext:value-type="float">
            <text:p>0.856367647647858</text:p>
          </table:table-cell>
          <table:table-cell table:number-columns-repeated="2"/>
        </table:table-row>
        <table:table-row table:style-name="ro1">
          <table:table-cell office:value-type="float" office:value="0.381312012672424" calcext:value-type="float">
            <text:p>0.381312012672424</text:p>
          </table:table-cell>
          <table:table-cell table:number-columns-repeated="2"/>
        </table:table-row>
        <table:table-row table:style-name="ro1">
          <table:table-cell office:value-type="float" office:value="0.85657125711441" calcext:value-type="float">
            <text:p>0.85657125711441</text:p>
          </table:table-cell>
          <table:table-cell table:number-columns-repeated="2"/>
        </table:table-row>
        <table:table-row table:style-name="ro1">
          <table:table-cell office:value-type="float" office:value="0.916001379489899" calcext:value-type="float">
            <text:p>0.916001379489899</text:p>
          </table:table-cell>
          <table:table-cell table:number-columns-repeated="2"/>
        </table:table-row>
        <table:table-row table:style-name="ro1">
          <table:table-cell office:value-type="float" office:value="0.437535017728806" calcext:value-type="float">
            <text:p>0.437535017728806</text:p>
          </table:table-cell>
          <table:table-cell table:number-columns-repeated="2"/>
        </table:table-row>
        <table:table-row table:style-name="ro1">
          <table:table-cell office:value-type="float" office:value="0.856559157371521" calcext:value-type="float">
            <text:p>0.856559157371521</text:p>
          </table:table-cell>
          <table:table-cell table:number-columns-repeated="2"/>
        </table:table-row>
        <table:table-row table:style-name="ro1">
          <table:table-cell office:value-type="float" office:value="0.904433608055115" calcext:value-type="float">
            <text:p>0.904433608055115</text:p>
          </table:table-cell>
          <table:table-cell table:number-columns-repeated="2"/>
        </table:table-row>
        <table:table-row table:style-name="ro1">
          <table:table-cell office:value-type="float" office:value="0.856501281261444" calcext:value-type="float">
            <text:p>0.856501281261444</text:p>
          </table:table-cell>
          <table:table-cell table:number-columns-repeated="2"/>
        </table:table-row>
        <table:table-row table:style-name="ro1">
          <table:table-cell office:value-type="float" office:value="0.928788244724274" calcext:value-type="float">
            <text:p>0.928788244724274</text:p>
          </table:table-cell>
          <table:table-cell table:number-columns-repeated="2"/>
        </table:table-row>
        <table:table-row table:style-name="ro1">
          <table:table-cell office:value-type="float" office:value="0.412102252244949" calcext:value-type="float">
            <text:p>0.412102252244949</text:p>
          </table:table-cell>
          <table:table-cell table:number-columns-repeated="2"/>
        </table:table-row>
        <table:table-row table:style-name="ro1">
          <table:table-cell office:value-type="float" office:value="0.856409132480621" calcext:value-type="float">
            <text:p>0.856409132480621</text:p>
          </table:table-cell>
          <table:table-cell table:number-columns-repeated="2"/>
        </table:table-row>
        <table:table-row table:style-name="ro1">
          <table:table-cell office:value-type="float" office:value="0.933132469654083" calcext:value-type="float">
            <text:p>0.933132469654083</text:p>
          </table:table-cell>
          <table:table-cell table:number-columns-repeated="2"/>
        </table:table-row>
        <table:table-row table:style-name="ro1">
          <table:table-cell office:value-type="float" office:value="0.856851041316986" calcext:value-type="float">
            <text:p>0.856851041316986</text:p>
          </table:table-cell>
          <table:table-cell table:number-columns-repeated="2"/>
        </table:table-row>
        <table:table-row table:style-name="ro1">
          <table:table-cell office:value-type="float" office:value="0.927323698997498" calcext:value-type="float">
            <text:p>0.927323698997498</text:p>
          </table:table-cell>
          <table:table-cell table:number-columns-repeated="2"/>
        </table:table-row>
        <table:table-row table:style-name="ro1">
          <table:table-cell office:value-type="float" office:value="0.344797730445862" calcext:value-type="float">
            <text:p>0.344797730445862</text:p>
          </table:table-cell>
          <table:table-cell table:number-columns-repeated="2"/>
        </table:table-row>
        <table:table-row table:style-name="ro1">
          <table:table-cell office:value-type="float" office:value="0.856559038162231" calcext:value-type="float">
            <text:p>0.856559038162231</text:p>
          </table:table-cell>
          <table:table-cell table:number-columns-repeated="2"/>
        </table:table-row>
        <table:table-row table:style-name="ro1">
          <table:table-cell office:value-type="float" office:value="0.937616109848022" calcext:value-type="float">
            <text:p>0.937616109848022</text:p>
          </table:table-cell>
          <table:table-cell table:number-columns-repeated="2"/>
        </table:table-row>
        <table:table-row table:style-name="ro1">
          <table:table-cell office:value-type="float" office:value="0.856582760810852" calcext:value-type="float">
            <text:p>0.856582760810852</text:p>
          </table:table-cell>
          <table:table-cell table:number-columns-repeated="2"/>
        </table:table-row>
        <table:table-row table:style-name="ro1">
          <table:table-cell office:value-type="float" office:value="0.926171779632568" calcext:value-type="float">
            <text:p>0.926171779632568</text:p>
          </table:table-cell>
          <table:table-cell table:number-columns-repeated="2"/>
        </table:table-row>
        <table:table-row table:style-name="ro1">
          <table:table-cell office:value-type="float" office:value="0.853457033634186" calcext:value-type="float">
            <text:p>0.853457033634186</text:p>
          </table:table-cell>
          <table:table-cell table:number-columns-repeated="2"/>
        </table:table-row>
        <table:table-row table:style-name="ro1">
          <table:table-cell office:value-type="float" office:value="0.93010276556015" calcext:value-type="float">
            <text:p>0.93010276556015</text:p>
          </table:table-cell>
          <table:table-cell table:number-columns-repeated="2"/>
        </table:table-row>
        <table:table-row table:style-name="ro1">
          <table:table-cell office:value-type="float" office:value="0.855221211910248" calcext:value-type="float">
            <text:p>0.855221211910248</text:p>
          </table:table-cell>
          <table:table-cell table:number-columns-repeated="2"/>
        </table:table-row>
        <table:table-row table:style-name="ro1">
          <table:table-cell office:value-type="float" office:value="0.933487117290497" calcext:value-type="float">
            <text:p>0.933487117290497</text:p>
          </table:table-cell>
          <table:table-cell table:number-columns-repeated="2"/>
        </table:table-row>
        <table:table-row table:style-name="ro1">
          <table:table-cell office:value-type="float" office:value="0.853665709495544" calcext:value-type="float">
            <text:p>0.853665709495544</text:p>
          </table:table-cell>
          <table:table-cell table:number-columns-repeated="2"/>
        </table:table-row>
        <table:table-row table:style-name="ro1">
          <table:table-cell office:value-type="float" office:value="0.914366722106934" calcext:value-type="float">
            <text:p>0.914366722106934</text:p>
          </table:table-cell>
          <table:table-cell table:number-columns-repeated="2"/>
        </table:table-row>
        <table:table-row table:style-name="ro1">
          <table:table-cell office:value-type="float" office:value="0.855367839336395" calcext:value-type="float">
            <text:p>0.855367839336395</text:p>
          </table:table-cell>
          <table:table-cell table:number-columns-repeated="2"/>
        </table:table-row>
        <table:table-row table:style-name="ro1">
          <table:table-cell office:value-type="float" office:value="0.942123532295227" calcext:value-type="float">
            <text:p>0.942123532295227</text:p>
          </table:table-cell>
          <table:table-cell table:number-columns-repeated="2"/>
        </table:table-row>
        <table:table-row table:style-name="ro1">
          <table:table-cell office:value-type="float" office:value="0.854234099388123" calcext:value-type="float">
            <text:p>0.854234099388123</text:p>
          </table:table-cell>
          <table:table-cell table:number-columns-repeated="2"/>
        </table:table-row>
        <table:table-row table:style-name="ro1">
          <table:table-cell office:value-type="float" office:value="0.940749526023865" calcext:value-type="float">
            <text:p>0.940749526023865</text:p>
          </table:table-cell>
          <table:table-cell table:number-columns-repeated="2"/>
        </table:table-row>
        <table:table-row table:style-name="ro1">
          <table:table-cell office:value-type="float" office:value="0.85458779335022" calcext:value-type="float">
            <text:p>0.85458779335022</text:p>
          </table:table-cell>
          <table:table-cell table:number-columns-repeated="2"/>
        </table:table-row>
        <table:table-row table:style-name="ro1">
          <table:table-cell office:value-type="float" office:value="0.93423330783844" calcext:value-type="float">
            <text:p>0.93423330783844</text:p>
          </table:table-cell>
          <table:table-cell table:number-columns-repeated="2"/>
        </table:table-row>
        <table:table-row table:style-name="ro1">
          <table:table-cell office:value-type="float" office:value="0.854135632514954" calcext:value-type="float">
            <text:p>0.854135632514954</text:p>
          </table:table-cell>
          <table:table-cell table:number-columns-repeated="2"/>
        </table:table-row>
        <table:table-row table:style-name="ro1">
          <table:table-cell office:value-type="float" office:value="0.92799723148346" calcext:value-type="float">
            <text:p>0.92799723148346</text:p>
          </table:table-cell>
          <table:table-cell table:number-columns-repeated="2"/>
        </table:table-row>
        <table:table-row table:style-name="ro1">
          <table:table-cell office:value-type="float" office:value="0.854407429695129" calcext:value-type="float">
            <text:p>0.854407429695129</text:p>
          </table:table-cell>
          <table:table-cell table:number-columns-repeated="2"/>
        </table:table-row>
        <table:table-row table:style-name="ro1">
          <table:table-cell office:value-type="float" office:value="0.940497934818268" calcext:value-type="float">
            <text:p>0.940497934818268</text:p>
          </table:table-cell>
          <table:table-cell table:number-columns-repeated="2"/>
        </table:table-row>
        <table:table-row table:style-name="ro1">
          <table:table-cell office:value-type="float" office:value="0.854386866092682" calcext:value-type="float">
            <text:p>0.854386866092682</text:p>
          </table:table-cell>
          <table:table-cell table:number-columns-repeated="2"/>
        </table:table-row>
        <table:table-row table:style-name="ro1">
          <table:table-cell office:value-type="float" office:value="0.931663632392883" calcext:value-type="float">
            <text:p>0.931663632392883</text:p>
          </table:table-cell>
          <table:table-cell table:number-columns-repeated="2"/>
        </table:table-row>
        <table:table-row table:style-name="ro1">
          <table:table-cell office:value-type="float" office:value="0.855108857154846" calcext:value-type="float">
            <text:p>0.855108857154846</text:p>
          </table:table-cell>
          <table:table-cell table:number-columns-repeated="2"/>
        </table:table-row>
        <table:table-row table:style-name="ro1">
          <table:table-cell office:value-type="float" office:value="0.93835723400116" calcext:value-type="float">
            <text:p>0.93835723400116</text:p>
          </table:table-cell>
          <table:table-cell table:number-columns-repeated="2"/>
        </table:table-row>
        <table:table-row table:style-name="ro1">
          <table:table-cell office:value-type="float" office:value="0.854828119277954" calcext:value-type="float">
            <text:p>0.854828119277954</text:p>
          </table:table-cell>
          <table:table-cell table:number-columns-repeated="2"/>
        </table:table-row>
        <table:table-row table:style-name="ro1">
          <table:table-cell office:value-type="float" office:value="0.939505994319916" calcext:value-type="float">
            <text:p>0.939505994319916</text:p>
          </table:table-cell>
          <table:table-cell table:number-columns-repeated="2"/>
        </table:table-row>
        <table:table-row table:style-name="ro1">
          <table:table-cell office:value-type="float" office:value="0.855406880378723" calcext:value-type="float">
            <text:p>0.855406880378723</text:p>
          </table:table-cell>
          <table:table-cell table:number-columns-repeated="2"/>
        </table:table-row>
        <table:table-row table:style-name="ro1">
          <table:table-cell office:value-type="float" office:value="0.940575063228607" calcext:value-type="float">
            <text:p>0.940575063228607</text:p>
          </table:table-cell>
          <table:table-cell table:number-columns-repeated="2"/>
        </table:table-row>
        <table:table-row table:style-name="ro1">
          <table:table-cell office:value-type="float" office:value="0.853973269462585" calcext:value-type="float">
            <text:p>0.853973269462585</text:p>
          </table:table-cell>
          <table:table-cell table:number-columns-repeated="2"/>
        </table:table-row>
        <table:table-row table:style-name="ro1">
          <table:table-cell office:value-type="float" office:value="0.930685698986053" calcext:value-type="float">
            <text:p>0.930685698986053</text:p>
          </table:table-cell>
          <table:table-cell table:number-columns-repeated="2"/>
        </table:table-row>
        <table:table-row table:style-name="ro1">
          <table:table-cell office:value-type="float" office:value="0.856373369693756" calcext:value-type="float">
            <text:p>0.856373369693756</text:p>
          </table:table-cell>
          <table:table-cell table:number-columns-repeated="2"/>
        </table:table-row>
        <table:table-row table:style-name="ro1">
          <table:table-cell office:value-type="float" office:value="0.907996416091919" calcext:value-type="float">
            <text:p>0.907996416091919</text:p>
          </table:table-cell>
          <table:table-cell table:number-columns-repeated="2"/>
        </table:table-row>
        <table:table-row table:style-name="ro1">
          <table:table-cell office:value-type="float" office:value="0.854716062545776" calcext:value-type="float">
            <text:p>0.854716062545776</text:p>
          </table:table-cell>
          <table:table-cell table:number-columns-repeated="2"/>
        </table:table-row>
        <table:table-row table:style-name="ro1">
          <table:table-cell office:value-type="float" office:value="0.878534555435181" calcext:value-type="float">
            <text:p>0.878534555435181</text:p>
          </table:table-cell>
          <table:table-cell table:number-columns-repeated="2"/>
        </table:table-row>
        <table:table-row table:style-name="ro1">
          <table:table-cell office:value-type="float" office:value="0.855144560337067" calcext:value-type="float">
            <text:p>0.855144560337067</text:p>
          </table:table-cell>
          <table:table-cell table:number-columns-repeated="2"/>
        </table:table-row>
        <table:table-row table:style-name="ro1">
          <table:table-cell office:value-type="float" office:value="0.869975924491882" calcext:value-type="float">
            <text:p>0.869975924491882</text:p>
          </table:table-cell>
          <table:table-cell table:number-columns-repeated="2"/>
        </table:table-row>
        <table:table-row table:style-name="ro1">
          <table:table-cell office:value-type="float" office:value="0.84071809053421" calcext:value-type="float">
            <text:p>0.84071809053421</text:p>
          </table:table-cell>
          <table:table-cell table:number-columns-repeated="2"/>
        </table:table-row>
        <table:table-row table:style-name="ro1">
          <table:table-cell office:value-type="float" office:value="0.925019979476929" calcext:value-type="float">
            <text:p>0.925019979476929</text:p>
          </table:table-cell>
          <table:table-cell table:number-columns-repeated="2"/>
        </table:table-row>
        <table:table-row table:style-name="ro1">
          <table:table-cell office:value-type="float" office:value="0.842386245727539" calcext:value-type="float">
            <text:p>0.842386245727539</text:p>
          </table:table-cell>
          <table:table-cell table:number-columns-repeated="2"/>
        </table:table-row>
        <table:table-row table:style-name="ro1">
          <table:table-cell office:value-type="float" office:value="0.919466197490692" calcext:value-type="float">
            <text:p>0.919466197490692</text:p>
          </table:table-cell>
          <table:table-cell table:number-columns-repeated="2"/>
        </table:table-row>
        <table:table-row table:style-name="ro1">
          <table:table-cell office:value-type="float" office:value="0.842945218086243" calcext:value-type="float">
            <text:p>0.842945218086243</text:p>
          </table:table-cell>
          <table:table-cell table:number-columns-repeated="2"/>
        </table:table-row>
        <table:table-row table:style-name="ro1">
          <table:table-cell office:value-type="float" office:value="0.930098533630371" calcext:value-type="float">
            <text:p>0.930098533630371</text:p>
          </table:table-cell>
          <table:table-cell table:number-columns-repeated="2"/>
        </table:table-row>
        <table:table-row table:style-name="ro1">
          <table:table-cell office:value-type="float" office:value="0.843136489391327" calcext:value-type="float">
            <text:p>0.843136489391327</text:p>
          </table:table-cell>
          <table:table-cell table:number-columns-repeated="2"/>
        </table:table-row>
        <table:table-row table:style-name="ro1">
          <table:table-cell office:value-type="float" office:value="0.925532460212708" calcext:value-type="float">
            <text:p>0.925532460212708</text:p>
          </table:table-cell>
          <table:table-cell table:number-columns-repeated="2"/>
        </table:table-row>
        <table:table-row table:style-name="ro1">
          <table:table-cell office:value-type="float" office:value="0.843868851661682" calcext:value-type="float">
            <text:p>0.843868851661682</text:p>
          </table:table-cell>
          <table:table-cell table:number-columns-repeated="2"/>
        </table:table-row>
        <table:table-row table:style-name="ro1">
          <table:table-cell office:value-type="float" office:value="0.924939692020416" calcext:value-type="float">
            <text:p>0.924939692020416</text:p>
          </table:table-cell>
          <table:table-cell table:number-columns-repeated="2"/>
        </table:table-row>
        <table:table-row table:style-name="ro1">
          <table:table-cell office:value-type="float" office:value="0.844586491584778" calcext:value-type="float">
            <text:p>0.844586491584778</text:p>
          </table:table-cell>
          <table:table-cell table:number-columns-repeated="2"/>
        </table:table-row>
        <table:table-row table:style-name="ro1">
          <table:table-cell office:value-type="float" office:value="0.922257244586945" calcext:value-type="float">
            <text:p>0.922257244586945</text:p>
          </table:table-cell>
          <table:table-cell table:number-columns-repeated="2"/>
        </table:table-row>
        <table:table-row table:style-name="ro1">
          <table:table-cell office:value-type="float" office:value="0.844122111797333" calcext:value-type="float">
            <text:p>0.844122111797333</text:p>
          </table:table-cell>
          <table:table-cell table:number-columns-repeated="2"/>
        </table:table-row>
        <table:table-row table:style-name="ro1">
          <table:table-cell office:value-type="float" office:value="0.923583209514618" calcext:value-type="float">
            <text:p>0.923583209514618</text:p>
          </table:table-cell>
          <table:table-cell table:number-columns-repeated="2"/>
        </table:table-row>
        <table:table-row table:style-name="ro1">
          <table:table-cell office:value-type="float" office:value="0.830395579338074" calcext:value-type="float">
            <text:p>0.830395579338074</text:p>
          </table:table-cell>
          <table:table-cell table:number-columns-repeated="2"/>
        </table:table-row>
        <table:table-row table:style-name="ro1">
          <table:table-cell office:value-type="float" office:value="0.92671525478363" calcext:value-type="float">
            <text:p>0.92671525478363</text:p>
          </table:table-cell>
          <table:table-cell table:number-columns-repeated="2"/>
        </table:table-row>
        <table:table-row table:style-name="ro1">
          <table:table-cell office:value-type="float" office:value="0.830958008766174" calcext:value-type="float">
            <text:p>0.830958008766174</text:p>
          </table:table-cell>
          <table:table-cell table:number-columns-repeated="2"/>
        </table:table-row>
        <table:table-row table:style-name="ro1">
          <table:table-cell office:value-type="float" office:value="0.929062604904175" calcext:value-type="float">
            <text:p>0.929062604904175</text:p>
          </table:table-cell>
          <table:table-cell table:number-columns-repeated="2"/>
        </table:table-row>
        <table:table-row table:style-name="ro1">
          <table:table-cell office:value-type="float" office:value="0.831331729888916" calcext:value-type="float">
            <text:p>0.831331729888916</text:p>
          </table:table-cell>
          <table:table-cell table:number-columns-repeated="2"/>
        </table:table-row>
        <table:table-row table:style-name="ro1">
          <table:table-cell office:value-type="float" office:value="0.927209854125977" calcext:value-type="float">
            <text:p>0.927209854125977</text:p>
          </table:table-cell>
          <table:table-cell table:number-columns-repeated="2"/>
        </table:table-row>
        <table:table-row table:style-name="ro1">
          <table:table-cell office:value-type="float" office:value="0.829517304897308" calcext:value-type="float">
            <text:p>0.829517304897308</text:p>
          </table:table-cell>
          <table:table-cell table:number-columns-repeated="2"/>
        </table:table-row>
        <table:table-row table:style-name="ro1">
          <table:table-cell office:value-type="float" office:value="0.924744427204132" calcext:value-type="float">
            <text:p>0.924744427204132</text:p>
          </table:table-cell>
          <table:table-cell table:number-columns-repeated="2"/>
        </table:table-row>
        <table:table-row table:style-name="ro1">
          <table:table-cell office:value-type="float" office:value="0.830015599727631" calcext:value-type="float">
            <text:p>0.830015599727631</text:p>
          </table:table-cell>
          <table:table-cell table:number-columns-repeated="2"/>
        </table:table-row>
        <table:table-row table:style-name="ro1">
          <table:table-cell office:value-type="float" office:value="0.920878887176514" calcext:value-type="float">
            <text:p>0.920878887176514</text:p>
          </table:table-cell>
          <table:table-cell table:number-columns-repeated="2"/>
        </table:table-row>
        <table:table-row table:style-name="ro1">
          <table:table-cell office:value-type="float" office:value="0.830465197563171" calcext:value-type="float">
            <text:p>0.830465197563171</text:p>
          </table:table-cell>
          <table:table-cell table:number-columns-repeated="2"/>
        </table:table-row>
        <table:table-row table:style-name="ro1">
          <table:table-cell office:value-type="float" office:value="0.922850787639618" calcext:value-type="float">
            <text:p>0.922850787639618</text:p>
          </table:table-cell>
          <table:table-cell table:number-columns-repeated="2"/>
        </table:table-row>
        <table:table-row table:style-name="ro1">
          <table:table-cell office:value-type="float" office:value="0.833059966564178" calcext:value-type="float">
            <text:p>0.833059966564178</text:p>
          </table:table-cell>
          <table:table-cell table:number-columns-repeated="2"/>
        </table:table-row>
        <table:table-row table:style-name="ro1">
          <table:table-cell office:value-type="float" office:value="0.923681735992431" calcext:value-type="float">
            <text:p>0.923681735992431</text:p>
          </table:table-cell>
          <table:table-cell table:number-columns-repeated="2"/>
        </table:table-row>
        <table:table-row table:style-name="ro1">
          <table:table-cell office:value-type="float" office:value="0.830640375614166" calcext:value-type="float">
            <text:p>0.830640375614166</text:p>
          </table:table-cell>
          <table:table-cell table:number-columns-repeated="2"/>
        </table:table-row>
        <table:table-row table:style-name="ro1">
          <table:table-cell office:value-type="float" office:value="0.921432316303253" calcext:value-type="float">
            <text:p>0.921432316303253</text:p>
          </table:table-cell>
          <table:table-cell table:number-columns-repeated="2"/>
        </table:table-row>
        <table:table-row table:style-name="ro1">
          <table:table-cell office:value-type="float" office:value="0.830549418926239" calcext:value-type="float">
            <text:p>0.830549418926239</text:p>
          </table:table-cell>
          <table:table-cell table:number-columns-repeated="2"/>
        </table:table-row>
        <table:table-row table:style-name="ro1">
          <table:table-cell office:value-type="float" office:value="0.91784679889679" calcext:value-type="float">
            <text:p>0.91784679889679</text:p>
          </table:table-cell>
          <table:table-cell table:number-columns-repeated="2"/>
        </table:table-row>
        <table:table-row table:style-name="ro1">
          <table:table-cell office:value-type="float" office:value="0.832757472991943" calcext:value-type="float">
            <text:p>0.832757472991943</text:p>
          </table:table-cell>
          <table:table-cell table:number-columns-repeated="2"/>
        </table:table-row>
        <table:table-row table:style-name="ro1">
          <table:table-cell office:value-type="float" office:value="0.913348257541656" calcext:value-type="float">
            <text:p>0.913348257541656</text:p>
          </table:table-cell>
          <table:table-cell table:number-columns-repeated="2"/>
        </table:table-row>
        <table:table-row table:style-name="ro1">
          <table:table-cell office:value-type="float" office:value="0.832874357700348" calcext:value-type="float">
            <text:p>0.832874357700348</text:p>
          </table:table-cell>
          <table:table-cell table:number-columns-repeated="2"/>
        </table:table-row>
        <table:table-row table:style-name="ro1">
          <table:table-cell office:value-type="float" office:value="0.918893992900848" calcext:value-type="float">
            <text:p>0.918893992900848</text:p>
          </table:table-cell>
          <table:table-cell table:number-columns-repeated="2"/>
        </table:table-row>
        <table:table-row table:style-name="ro1">
          <table:table-cell office:value-type="float" office:value="0.830724537372589" calcext:value-type="float">
            <text:p>0.830724537372589</text:p>
          </table:table-cell>
          <table:table-cell table:number-columns-repeated="2"/>
        </table:table-row>
        <table:table-row table:style-name="ro1">
          <table:table-cell office:value-type="float" office:value="0.919631063938141" calcext:value-type="float">
            <text:p>0.919631063938141</text:p>
          </table:table-cell>
          <table:table-cell table:number-columns-repeated="2"/>
        </table:table-row>
        <table:table-row table:style-name="ro1">
          <table:table-cell office:value-type="float" office:value="0.831092953681946" calcext:value-type="float">
            <text:p>0.831092953681946</text:p>
          </table:table-cell>
          <table:table-cell table:number-columns-repeated="2"/>
        </table:table-row>
        <table:table-row table:style-name="ro1">
          <table:table-cell office:value-type="float" office:value="0.924741804599762" calcext:value-type="float">
            <text:p>0.924741804599762</text:p>
          </table:table-cell>
          <table:table-cell table:number-columns-repeated="2"/>
        </table:table-row>
        <table:table-row table:style-name="ro1">
          <table:table-cell office:value-type="float" office:value="0.833003640174866" calcext:value-type="float">
            <text:p>0.833003640174866</text:p>
          </table:table-cell>
          <table:table-cell table:number-columns-repeated="2"/>
        </table:table-row>
        <table:table-row table:style-name="ro1">
          <table:table-cell office:value-type="float" office:value="0.937394618988037" calcext:value-type="float">
            <text:p>0.937394618988037</text:p>
          </table:table-cell>
          <table:table-cell table:number-columns-repeated="2"/>
        </table:table-row>
        <table:table-row table:style-name="ro1">
          <table:table-cell office:value-type="float" office:value="0.835223317146301" calcext:value-type="float">
            <text:p>0.835223317146301</text:p>
          </table:table-cell>
          <table:table-cell table:number-columns-repeated="2"/>
        </table:table-row>
        <table:table-row table:style-name="ro1">
          <table:table-cell office:value-type="float" office:value="0.929857850074768" calcext:value-type="float">
            <text:p>0.929857850074768</text:p>
          </table:table-cell>
          <table:table-cell table:number-columns-repeated="2"/>
        </table:table-row>
        <table:table-row table:style-name="ro1">
          <table:table-cell office:value-type="float" office:value="0.834781348705292" calcext:value-type="float">
            <text:p>0.834781348705292</text:p>
          </table:table-cell>
          <table:table-cell table:number-columns-repeated="2"/>
        </table:table-row>
        <table:table-row table:style-name="ro1">
          <table:table-cell office:value-type="float" office:value="0.932017982006073" calcext:value-type="float">
            <text:p>0.932017982006073</text:p>
          </table:table-cell>
          <table:table-cell table:number-columns-repeated="2"/>
        </table:table-row>
        <table:table-row table:style-name="ro1">
          <table:table-cell office:value-type="float" office:value="0.834575831890106" calcext:value-type="float">
            <text:p>0.834575831890106</text:p>
          </table:table-cell>
          <table:table-cell table:number-columns-repeated="2"/>
        </table:table-row>
        <table:table-row table:style-name="ro1">
          <table:table-cell office:value-type="float" office:value="0.933651566505432" calcext:value-type="float">
            <text:p>0.933651566505432</text:p>
          </table:table-cell>
          <table:table-cell table:number-columns-repeated="2"/>
        </table:table-row>
        <table:table-row table:style-name="ro1">
          <table:table-cell office:value-type="float" office:value="0.834245264530182" calcext:value-type="float">
            <text:p>0.834245264530182</text:p>
          </table:table-cell>
          <table:table-cell table:number-columns-repeated="2"/>
        </table:table-row>
        <table:table-row table:style-name="ro1">
          <table:table-cell office:value-type="float" office:value="0.917113125324249" calcext:value-type="float">
            <text:p>0.917113125324249</text:p>
          </table:table-cell>
          <table:table-cell table:number-columns-repeated="2"/>
        </table:table-row>
        <table:table-row table:style-name="ro1">
          <table:table-cell office:value-type="float" office:value="0.834579110145569" calcext:value-type="float">
            <text:p>0.834579110145569</text:p>
          </table:table-cell>
          <table:table-cell table:number-columns-repeated="2"/>
        </table:table-row>
        <table:table-row table:style-name="ro1">
          <table:table-cell office:value-type="float" office:value="0.880480289459229" calcext:value-type="float">
            <text:p>0.880480289459229</text:p>
          </table:table-cell>
          <table:table-cell table:number-columns-repeated="2"/>
        </table:table-row>
        <table:table-row table:style-name="ro1">
          <table:table-cell office:value-type="float" office:value="0.834429025650024" calcext:value-type="float">
            <text:p>0.834429025650024</text:p>
          </table:table-cell>
          <table:table-cell table:number-columns-repeated="2"/>
        </table:table-row>
        <table:table-row table:style-name="ro1">
          <table:table-cell office:value-type="float" office:value="0.84743869304657" calcext:value-type="float">
            <text:p>0.84743869304657</text:p>
          </table:table-cell>
          <table:table-cell table:number-columns-repeated="2"/>
        </table:table-row>
        <table:table-row table:style-name="ro1">
          <table:table-cell office:value-type="float" office:value="0.836434185504913" calcext:value-type="float">
            <text:p>0.836434185504913</text:p>
          </table:table-cell>
          <table:table-cell table:number-columns-repeated="2"/>
        </table:table-row>
        <table:table-row table:style-name="ro1">
          <table:table-cell office:value-type="float" office:value="0.906566143035889" calcext:value-type="float">
            <text:p>0.906566143035889</text:p>
          </table:table-cell>
          <table:table-cell table:number-columns-repeated="2"/>
        </table:table-row>
        <table:table-row table:style-name="ro1">
          <table:table-cell office:value-type="float" office:value="0.835971891880035" calcext:value-type="float">
            <text:p>0.835971891880035</text:p>
          </table:table-cell>
          <table:table-cell table:number-columns-repeated="2"/>
        </table:table-row>
        <table:table-row table:style-name="ro1">
          <table:table-cell office:value-type="float" office:value="0.91670560836792" calcext:value-type="float">
            <text:p>0.91670560836792</text:p>
          </table:table-cell>
          <table:table-cell table:number-columns-repeated="2"/>
        </table:table-row>
        <table:table-row table:style-name="ro1">
          <table:table-cell office:value-type="float" office:value="0.834930419921875" calcext:value-type="float">
            <text:p>0.834930419921875</text:p>
          </table:table-cell>
          <table:table-cell table:number-columns-repeated="2"/>
        </table:table-row>
        <table:table-row table:style-name="ro1">
          <table:table-cell office:value-type="float" office:value="0.921267688274384" calcext:value-type="float">
            <text:p>0.921267688274384</text:p>
          </table:table-cell>
          <table:table-cell table:number-columns-repeated="2"/>
        </table:table-row>
        <table:table-row table:style-name="ro1">
          <table:table-cell office:value-type="float" office:value="0.834756135940552" calcext:value-type="float">
            <text:p>0.834756135940552</text:p>
          </table:table-cell>
          <table:table-cell table:number-columns-repeated="2"/>
        </table:table-row>
        <table:table-row table:style-name="ro1">
          <table:table-cell office:value-type="float" office:value="0.904883205890656" calcext:value-type="float">
            <text:p>0.904883205890656</text:p>
          </table:table-cell>
          <table:table-cell table:number-columns-repeated="2"/>
        </table:table-row>
        <table:table-row table:style-name="ro1">
          <table:table-cell office:value-type="float" office:value="0.832391262054443" calcext:value-type="float">
            <text:p>0.832391262054443</text:p>
          </table:table-cell>
          <table:table-cell table:number-columns-repeated="2"/>
        </table:table-row>
        <table:table-row table:style-name="ro1">
          <table:table-cell office:value-type="float" office:value="0.878380000591278" calcext:value-type="float">
            <text:p>0.878380000591278</text:p>
          </table:table-cell>
          <table:table-cell table:number-columns-repeated="2"/>
        </table:table-row>
        <table:table-row table:style-name="ro1">
          <table:table-cell office:value-type="float" office:value="0.830550789833069" calcext:value-type="float">
            <text:p>0.830550789833069</text:p>
          </table:table-cell>
          <table:table-cell table:number-columns-repeated="2"/>
        </table:table-row>
        <table:table-row table:style-name="ro1">
          <table:table-cell office:value-type="float" office:value="0.91040301322937" calcext:value-type="float">
            <text:p>0.91040301322937</text:p>
          </table:table-cell>
          <table:table-cell table:number-columns-repeated="2"/>
        </table:table-row>
        <table:table-row table:style-name="ro1">
          <table:table-cell office:value-type="float" office:value="0.833595931529999" calcext:value-type="float">
            <text:p>0.833595931529999</text:p>
          </table:table-cell>
          <table:table-cell table:number-columns-repeated="2"/>
        </table:table-row>
        <table:table-row table:style-name="ro1">
          <table:table-cell office:value-type="float" office:value="0.927252352237701" calcext:value-type="float">
            <text:p>0.927252352237701</text:p>
          </table:table-cell>
          <table:table-cell table:number-columns-repeated="2"/>
        </table:table-row>
        <table:table-row table:style-name="ro1">
          <table:table-cell office:value-type="float" office:value="0.832464218139648" calcext:value-type="float">
            <text:p>0.832464218139648</text:p>
          </table:table-cell>
          <table:table-cell table:number-columns-repeated="2"/>
        </table:table-row>
        <table:table-row table:style-name="ro1">
          <table:table-cell office:value-type="float" office:value="0.926544368267059" calcext:value-type="float">
            <text:p>0.926544368267059</text:p>
          </table:table-cell>
          <table:table-cell table:number-columns-repeated="2"/>
        </table:table-row>
        <table:table-row table:style-name="ro1">
          <table:table-cell office:value-type="float" office:value="0.831667125225067" calcext:value-type="float">
            <text:p>0.831667125225067</text:p>
          </table:table-cell>
          <table:table-cell table:number-columns-repeated="2"/>
        </table:table-row>
        <table:table-row table:style-name="ro1">
          <table:table-cell office:value-type="float" office:value="0.917093873023987" calcext:value-type="float">
            <text:p>0.917093873023987</text:p>
          </table:table-cell>
          <table:table-cell table:number-columns-repeated="2"/>
        </table:table-row>
        <table:table-row table:style-name="ro1">
          <table:table-cell office:value-type="float" office:value="0.83063668012619" calcext:value-type="float">
            <text:p>0.83063668012619</text:p>
          </table:table-cell>
          <table:table-cell table:number-columns-repeated="2"/>
        </table:table-row>
        <table:table-row table:style-name="ro1">
          <table:table-cell office:value-type="float" office:value="0.931783676147461" calcext:value-type="float">
            <text:p>0.931783676147461</text:p>
          </table:table-cell>
          <table:table-cell table:number-columns-repeated="2"/>
        </table:table-row>
        <table:table-row table:style-name="ro1">
          <table:table-cell office:value-type="float" office:value="0.829890489578247" calcext:value-type="float">
            <text:p>0.829890489578247</text:p>
          </table:table-cell>
          <table:table-cell table:number-columns-repeated="2"/>
        </table:table-row>
        <table:table-row table:style-name="ro1">
          <table:table-cell office:value-type="float" office:value="0.915845274925232" calcext:value-type="float">
            <text:p>0.915845274925232</text:p>
          </table:table-cell>
          <table:table-cell table:number-columns-repeated="2"/>
        </table:table-row>
        <table:table-row table:style-name="ro1">
          <table:table-cell office:value-type="float" office:value="0.829850077629089" calcext:value-type="float">
            <text:p>0.829850077629089</text:p>
          </table:table-cell>
          <table:table-cell table:number-columns-repeated="2"/>
        </table:table-row>
        <table:table-row table:style-name="ro1">
          <table:table-cell office:value-type="float" office:value="0.9217529296875" calcext:value-type="float">
            <text:p>0.9217529296875</text:p>
          </table:table-cell>
          <table:table-cell table:number-columns-repeated="2"/>
        </table:table-row>
        <table:table-row table:style-name="ro1">
          <table:table-cell office:value-type="float" office:value="0.830649077892303" calcext:value-type="float">
            <text:p>0.830649077892303</text:p>
          </table:table-cell>
          <table:table-cell table:number-columns-repeated="2"/>
        </table:table-row>
        <table:table-row table:style-name="ro1">
          <table:table-cell office:value-type="float" office:value="0.932530760765076" calcext:value-type="float">
            <text:p>0.932530760765076</text:p>
          </table:table-cell>
          <table:table-cell table:number-columns-repeated="2"/>
        </table:table-row>
        <table:table-row table:style-name="ro1">
          <table:table-cell office:value-type="float" office:value="0.831896662712097" calcext:value-type="float">
            <text:p>0.831896662712097</text:p>
          </table:table-cell>
          <table:table-cell table:number-columns-repeated="2"/>
        </table:table-row>
        <table:table-row table:style-name="ro1">
          <table:table-cell office:value-type="float" office:value="0.937223374843597" calcext:value-type="float">
            <text:p>0.937223374843597</text:p>
          </table:table-cell>
          <table:table-cell table:number-columns-repeated="2"/>
        </table:table-row>
        <table:table-row table:style-name="ro1">
          <table:table-cell office:value-type="float" office:value="0.832092881202698" calcext:value-type="float">
            <text:p>0.832092881202698</text:p>
          </table:table-cell>
          <table:table-cell table:number-columns-repeated="2"/>
        </table:table-row>
        <table:table-row table:style-name="ro1">
          <table:table-cell office:value-type="float" office:value="0.921071887016296" calcext:value-type="float">
            <text:p>0.921071887016296</text:p>
          </table:table-cell>
          <table:table-cell table:number-columns-repeated="2"/>
        </table:table-row>
        <table:table-row table:style-name="ro1">
          <table:table-cell office:value-type="float" office:value="0.831844985485077" calcext:value-type="float">
            <text:p>0.831844985485077</text:p>
          </table:table-cell>
          <table:table-cell table:number-columns-repeated="2"/>
        </table:table-row>
        <table:table-row table:style-name="ro1">
          <table:table-cell office:value-type="float" office:value="0.927583515644074" calcext:value-type="float">
            <text:p>0.927583515644074</text:p>
          </table:table-cell>
          <table:table-cell table:number-columns-repeated="2"/>
        </table:table-row>
        <table:table-row table:style-name="ro1">
          <table:table-cell office:value-type="float" office:value="0.833287596702576" calcext:value-type="float">
            <text:p>0.833287596702576</text:p>
          </table:table-cell>
          <table:table-cell table:number-columns-repeated="2"/>
        </table:table-row>
        <table:table-row table:style-name="ro1">
          <table:table-cell office:value-type="float" office:value="0.934836149215698" calcext:value-type="float">
            <text:p>0.934836149215698</text:p>
          </table:table-cell>
          <table:table-cell table:number-columns-repeated="2"/>
        </table:table-row>
        <table:table-row table:style-name="ro1">
          <table:table-cell office:value-type="float" office:value="0.833470344543457" calcext:value-type="float">
            <text:p>0.833470344543457</text:p>
          </table:table-cell>
          <table:table-cell table:number-columns-repeated="2"/>
        </table:table-row>
        <table:table-row table:style-name="ro1">
          <table:table-cell office:value-type="float" office:value="0.936524569988251" calcext:value-type="float">
            <text:p>0.936524569988251</text:p>
          </table:table-cell>
          <table:table-cell table:number-columns-repeated="2"/>
        </table:table-row>
        <table:table-row table:style-name="ro1">
          <table:table-cell office:value-type="float" office:value="0.834060430526733" calcext:value-type="float">
            <text:p>0.834060430526733</text:p>
          </table:table-cell>
          <table:table-cell table:number-columns-repeated="2"/>
        </table:table-row>
        <table:table-row table:style-name="ro1">
          <table:table-cell office:value-type="float" office:value="0.940372467041016" calcext:value-type="float">
            <text:p>0.940372467041016</text:p>
          </table:table-cell>
          <table:table-cell table:number-columns-repeated="2"/>
        </table:table-row>
        <table:table-row table:style-name="ro1">
          <table:table-cell office:value-type="float" office:value="0.83200478553772" calcext:value-type="float">
            <text:p>0.83200478553772</text:p>
          </table:table-cell>
          <table:table-cell table:number-columns-repeated="2"/>
        </table:table-row>
        <table:table-row table:style-name="ro1">
          <table:table-cell office:value-type="float" office:value="0.951000988483429" calcext:value-type="float">
            <text:p>0.951000988483429</text:p>
          </table:table-cell>
          <table:table-cell table:number-columns-repeated="2"/>
        </table:table-row>
        <table:table-row table:style-name="ro1">
          <table:table-cell office:value-type="float" office:value="0.833193600177765" calcext:value-type="float">
            <text:p>0.833193600177765</text:p>
          </table:table-cell>
          <table:table-cell table:number-columns-repeated="2"/>
        </table:table-row>
        <table:table-row table:style-name="ro1">
          <table:table-cell office:value-type="float" office:value="0.935792744159698" calcext:value-type="float">
            <text:p>0.935792744159698</text:p>
          </table:table-cell>
          <table:table-cell table:number-columns-repeated="2"/>
        </table:table-row>
        <table:table-row table:style-name="ro1">
          <table:table-cell office:value-type="float" office:value="0.833020508289337" calcext:value-type="float">
            <text:p>0.833020508289337</text:p>
          </table:table-cell>
          <table:table-cell table:number-columns-repeated="2"/>
        </table:table-row>
        <table:table-row table:style-name="ro1">
          <table:table-cell office:value-type="float" office:value="0.905203640460968" calcext:value-type="float">
            <text:p>0.905203640460968</text:p>
          </table:table-cell>
          <table:table-cell table:number-columns-repeated="2"/>
        </table:table-row>
        <table:table-row table:style-name="ro1">
          <table:table-cell office:value-type="float" office:value="0.833087384700775" calcext:value-type="float">
            <text:p>0.833087384700775</text:p>
          </table:table-cell>
          <table:table-cell table:number-columns-repeated="2"/>
        </table:table-row>
        <table:table-row table:style-name="ro1">
          <table:table-cell office:value-type="float" office:value="0.864582419395447" calcext:value-type="float">
            <text:p>0.864582419395447</text:p>
          </table:table-cell>
          <table:table-cell table:number-columns-repeated="2"/>
        </table:table-row>
        <table:table-row table:style-name="ro1">
          <table:table-cell office:value-type="float" office:value="0.810253441333771" calcext:value-type="float">
            <text:p>0.810253441333771</text:p>
          </table:table-cell>
          <table:table-cell table:number-columns-repeated="2"/>
        </table:table-row>
        <table:table-row table:style-name="ro1">
          <table:table-cell office:value-type="float" office:value="0.835476577281952" calcext:value-type="float">
            <text:p>0.835476577281952</text:p>
          </table:table-cell>
          <table:table-cell table:number-columns-repeated="2"/>
        </table:table-row>
        <table:table-row table:style-name="ro1">
          <table:table-cell office:value-type="float" office:value="0.835592091083527" calcext:value-type="float">
            <text:p>0.835592091083527</text:p>
          </table:table-cell>
          <table:table-cell table:number-columns-repeated="2"/>
        </table:table-row>
        <table:table-row table:style-name="ro1">
          <table:table-cell office:value-type="float" office:value="0.840016007423401" calcext:value-type="float">
            <text:p>0.840016007423401</text:p>
          </table:table-cell>
          <table:table-cell table:number-columns-repeated="2"/>
        </table:table-row>
        <table:table-row table:style-name="ro1">
          <table:table-cell office:value-type="float" office:value="0.786512196063995" calcext:value-type="float">
            <text:p>0.786512196063995</text:p>
          </table:table-cell>
          <table:table-cell table:number-columns-repeated="2"/>
        </table:table-row>
        <table:table-row table:style-name="ro1">
          <table:table-cell office:value-type="float" office:value="0.835346400737762" calcext:value-type="float">
            <text:p>0.835346400737762</text:p>
          </table:table-cell>
          <table:table-cell table:number-columns-repeated="2"/>
        </table:table-row>
        <table:table-row table:style-name="ro1">
          <table:table-cell office:value-type="float" office:value="0.76147598028183" calcext:value-type="float">
            <text:p>0.76147598028183</text:p>
          </table:table-cell>
          <table:table-cell table:number-columns-repeated="2"/>
        </table:table-row>
        <table:table-row table:style-name="ro1">
          <table:table-cell office:value-type="float" office:value="0.835223376750946" calcext:value-type="float">
            <text:p>0.835223376750946</text:p>
          </table:table-cell>
          <table:table-cell table:number-columns-repeated="2"/>
        </table:table-row>
        <table:table-row table:style-name="ro1">
          <table:table-cell office:value-type="float" office:value="0.835384666919708" calcext:value-type="float">
            <text:p>0.835384666919708</text:p>
          </table:table-cell>
          <table:table-cell table:number-columns-repeated="2"/>
        </table:table-row>
        <table:table-row table:style-name="ro1">
          <table:table-cell office:value-type="float" office:value="0.853839635848999" calcext:value-type="float">
            <text:p>0.853839635848999</text:p>
          </table:table-cell>
          <table:table-cell table:number-columns-repeated="2"/>
        </table:table-row>
        <table:table-row table:style-name="ro1">
          <table:table-cell office:value-type="float" office:value="0.833846390247345" calcext:value-type="float">
            <text:p>0.833846390247345</text:p>
          </table:table-cell>
          <table:table-cell table:number-columns-repeated="2"/>
        </table:table-row>
        <table:table-row table:style-name="ro1">
          <table:table-cell office:value-type="float" office:value="0.862258434295654" calcext:value-type="float">
            <text:p>0.862258434295654</text:p>
          </table:table-cell>
          <table:table-cell table:number-columns-repeated="2"/>
        </table:table-row>
        <table:table-row table:style-name="ro1">
          <table:table-cell office:value-type="float" office:value="0.834392666816711" calcext:value-type="float">
            <text:p>0.834392666816711</text:p>
          </table:table-cell>
          <table:table-cell table:number-columns-repeated="2"/>
        </table:table-row>
        <table:table-row table:style-name="ro1">
          <table:table-cell office:value-type="float" office:value="0.866760611534119" calcext:value-type="float">
            <text:p>0.866760611534119</text:p>
          </table:table-cell>
          <table:table-cell table:number-columns-repeated="2"/>
        </table:table-row>
        <table:table-row table:style-name="ro1">
          <table:table-cell office:value-type="float" office:value="0.834881901741028" calcext:value-type="float">
            <text:p>0.834881901741028</text:p>
          </table:table-cell>
          <table:table-cell table:number-columns-repeated="2"/>
        </table:table-row>
        <table:table-row table:style-name="ro1">
          <table:table-cell office:value-type="float" office:value="0.885875940322876" calcext:value-type="float">
            <text:p>0.885875940322876</text:p>
          </table:table-cell>
          <table:table-cell table:number-columns-repeated="2"/>
        </table:table-row>
        <table:table-row table:style-name="ro1">
          <table:table-cell office:value-type="float" office:value="0.834727287292481" calcext:value-type="float">
            <text:p>0.834727287292481</text:p>
          </table:table-cell>
          <table:table-cell table:number-columns-repeated="2"/>
        </table:table-row>
        <table:table-row table:style-name="ro1">
          <table:table-cell office:value-type="float" office:value="0.889804303646088" calcext:value-type="float">
            <text:p>0.889804303646088</text:p>
          </table:table-cell>
          <table:table-cell table:number-columns-repeated="2"/>
        </table:table-row>
        <table:table-row table:style-name="ro1">
          <table:table-cell office:value-type="float" office:value="0.834550678730011" calcext:value-type="float">
            <text:p>0.834550678730011</text:p>
          </table:table-cell>
          <table:table-cell table:number-columns-repeated="2"/>
        </table:table-row>
        <table:table-row table:style-name="ro1">
          <table:table-cell office:value-type="float" office:value="0.898716688156128" calcext:value-type="float">
            <text:p>0.898716688156128</text:p>
          </table:table-cell>
          <table:table-cell table:number-columns-repeated="2"/>
        </table:table-row>
        <table:table-row table:style-name="ro1">
          <table:table-cell office:value-type="float" office:value="0.83465987443924" calcext:value-type="float">
            <text:p>0.83465987443924</text:p>
          </table:table-cell>
          <table:table-cell table:number-columns-repeated="2"/>
        </table:table-row>
        <table:table-row table:style-name="ro1">
          <table:table-cell office:value-type="float" office:value="0.91827392578125" calcext:value-type="float">
            <text:p>0.91827392578125</text:p>
          </table:table-cell>
          <table:table-cell table:number-columns-repeated="2"/>
        </table:table-row>
        <table:table-row table:style-name="ro1">
          <table:table-cell office:value-type="float" office:value="0.834564924240112" calcext:value-type="float">
            <text:p>0.834564924240112</text:p>
          </table:table-cell>
          <table:table-cell table:number-columns-repeated="2"/>
        </table:table-row>
        <table:table-row table:style-name="ro1">
          <table:table-cell office:value-type="float" office:value="0.920599937438965" calcext:value-type="float">
            <text:p>0.920599937438965</text:p>
          </table:table-cell>
          <table:table-cell table:number-columns-repeated="2"/>
        </table:table-row>
        <table:table-row table:style-name="ro1">
          <table:table-cell office:value-type="float" office:value="0.834530651569366" calcext:value-type="float">
            <text:p>0.834530651569366</text:p>
          </table:table-cell>
          <table:table-cell table:number-columns-repeated="2"/>
        </table:table-row>
        <table:table-row table:style-name="ro1">
          <table:table-cell office:value-type="float" office:value="0.939227402210236" calcext:value-type="float">
            <text:p>0.939227402210236</text:p>
          </table:table-cell>
          <table:table-cell table:number-columns-repeated="2"/>
        </table:table-row>
        <table:table-row table:style-name="ro1">
          <table:table-cell office:value-type="float" office:value="0.834599256515503" calcext:value-type="float">
            <text:p>0.834599256515503</text:p>
          </table:table-cell>
          <table:table-cell table:number-columns-repeated="2"/>
        </table:table-row>
        <table:table-row table:style-name="ro1">
          <table:table-cell office:value-type="float" office:value="0.939262509346008" calcext:value-type="float">
            <text:p>0.939262509346008</text:p>
          </table:table-cell>
          <table:table-cell table:number-columns-repeated="2"/>
        </table:table-row>
        <table:table-row table:style-name="ro1">
          <table:table-cell office:value-type="float" office:value="0.840924561023712" calcext:value-type="float">
            <text:p>0.840924561023712</text:p>
          </table:table-cell>
          <table:table-cell table:number-columns-repeated="2"/>
        </table:table-row>
        <table:table-row table:style-name="ro1">
          <table:table-cell office:value-type="float" office:value="0.930703520774841" calcext:value-type="float">
            <text:p>0.930703520774841</text:p>
          </table:table-cell>
          <table:table-cell table:number-columns-repeated="2"/>
        </table:table-row>
        <table:table-row table:style-name="ro1">
          <table:table-cell office:value-type="float" office:value="0.843215942382813" calcext:value-type="float">
            <text:p>0.843215942382813</text:p>
          </table:table-cell>
          <table:table-cell table:number-columns-repeated="2"/>
        </table:table-row>
        <table:table-row table:style-name="ro1">
          <table:table-cell office:value-type="float" office:value="0.926218152046204" calcext:value-type="float">
            <text:p>0.926218152046204</text:p>
          </table:table-cell>
          <table:table-cell table:number-columns-repeated="2"/>
        </table:table-row>
        <table:table-row table:style-name="ro1">
          <table:table-cell office:value-type="float" office:value="0.842888176441193" calcext:value-type="float">
            <text:p>0.842888176441193</text:p>
          </table:table-cell>
          <table:table-cell table:number-columns-repeated="2"/>
        </table:table-row>
        <table:table-row table:style-name="ro1">
          <table:table-cell office:value-type="float" office:value="0.914830386638641" calcext:value-type="float">
            <text:p>0.914830386638641</text:p>
          </table:table-cell>
          <table:table-cell table:number-columns-repeated="2"/>
        </table:table-row>
        <table:table-row table:style-name="ro1">
          <table:table-cell office:value-type="float" office:value="0.295440286397934" calcext:value-type="float">
            <text:p>0.295440286397934</text:p>
          </table:table-cell>
          <table:table-cell table:number-columns-repeated="2"/>
        </table:table-row>
        <table:table-row table:style-name="ro1">
          <table:table-cell office:value-type="float" office:value="0.837240099906921" calcext:value-type="float">
            <text:p>0.837240099906921</text:p>
          </table:table-cell>
          <table:table-cell table:number-columns-repeated="2"/>
        </table:table-row>
        <table:table-row table:style-name="ro1">
          <table:table-cell office:value-type="float" office:value="0.910646080970764" calcext:value-type="float">
            <text:p>0.910646080970764</text:p>
          </table:table-cell>
          <table:table-cell table:number-columns-repeated="2"/>
        </table:table-row>
        <table:table-row table:style-name="ro1">
          <table:table-cell office:value-type="float" office:value="0.276533305644989" calcext:value-type="float">
            <text:p>0.276533305644989</text:p>
          </table:table-cell>
          <table:table-cell table:number-columns-repeated="2"/>
        </table:table-row>
        <table:table-row table:style-name="ro1">
          <table:table-cell office:value-type="float" office:value="0.835772693157196" calcext:value-type="float">
            <text:p>0.835772693157196</text:p>
          </table:table-cell>
          <table:table-cell table:number-columns-repeated="2"/>
        </table:table-row>
        <table:table-row table:style-name="ro1">
          <table:table-cell office:value-type="float" office:value="0.911995530128479" calcext:value-type="float">
            <text:p>0.911995530128479</text:p>
          </table:table-cell>
          <table:table-cell table:number-columns-repeated="2"/>
        </table:table-row>
        <table:table-row table:style-name="ro1">
          <table:table-cell office:value-type="float" office:value="0.836892664432526" calcext:value-type="float">
            <text:p>0.836892664432526</text:p>
          </table:table-cell>
          <table:table-cell table:number-columns-repeated="2"/>
        </table:table-row>
        <table:table-row table:style-name="ro1">
          <table:table-cell office:value-type="float" office:value="0.920840620994568" calcext:value-type="float">
            <text:p>0.920840620994568</text:p>
          </table:table-cell>
          <table:table-cell table:number-columns-repeated="2"/>
        </table:table-row>
        <table:table-row table:style-name="ro1">
          <table:table-cell office:value-type="float" office:value="0.837088644504547" calcext:value-type="float">
            <text:p>0.837088644504547</text:p>
          </table:table-cell>
          <table:table-cell table:number-columns-repeated="2"/>
        </table:table-row>
        <table:table-row table:style-name="ro1">
          <table:table-cell office:value-type="float" office:value="0.936219036579132" calcext:value-type="float">
            <text:p>0.936219036579132</text:p>
          </table:table-cell>
          <table:table-cell table:number-columns-repeated="2"/>
        </table:table-row>
        <table:table-row table:style-name="ro1">
          <table:table-cell office:value-type="float" office:value="0.836986899375916" calcext:value-type="float">
            <text:p>0.836986899375916</text:p>
          </table:table-cell>
          <table:table-cell table:number-columns-repeated="2"/>
        </table:table-row>
        <table:table-row table:style-name="ro1">
          <table:table-cell office:value-type="float" office:value="0.943732798099518" calcext:value-type="float">
            <text:p>0.943732798099518</text:p>
          </table:table-cell>
          <table:table-cell table:number-columns-repeated="2"/>
        </table:table-row>
        <table:table-row table:style-name="ro1">
          <table:table-cell office:value-type="float" office:value="0.837298214435577" calcext:value-type="float">
            <text:p>0.837298214435577</text:p>
          </table:table-cell>
          <table:table-cell table:number-columns-repeated="2"/>
        </table:table-row>
        <table:table-row table:style-name="ro1">
          <table:table-cell office:value-type="float" office:value="0.945015013217926" calcext:value-type="float">
            <text:p>0.945015013217926</text:p>
          </table:table-cell>
          <table:table-cell table:number-columns-repeated="2"/>
        </table:table-row>
        <table:table-row table:style-name="ro1">
          <table:table-cell office:value-type="float" office:value="0.837863802909851" calcext:value-type="float">
            <text:p>0.837863802909851</text:p>
          </table:table-cell>
          <table:table-cell table:number-columns-repeated="2"/>
        </table:table-row>
        <table:table-row table:style-name="ro1">
          <table:table-cell office:value-type="float" office:value="0.944897294044495" calcext:value-type="float">
            <text:p>0.944897294044495</text:p>
          </table:table-cell>
          <table:table-cell table:number-columns-repeated="2"/>
        </table:table-row>
        <table:table-row table:style-name="ro1">
          <table:table-cell office:value-type="float" office:value="0.837346911430359" calcext:value-type="float">
            <text:p>0.837346911430359</text:p>
          </table:table-cell>
          <table:table-cell table:number-columns-repeated="2"/>
        </table:table-row>
        <table:table-row table:style-name="ro1">
          <table:table-cell office:value-type="float" office:value="0.952116072177887" calcext:value-type="float">
            <text:p>0.952116072177887</text:p>
          </table:table-cell>
          <table:table-cell table:number-columns-repeated="2"/>
        </table:table-row>
        <table:table-row table:style-name="ro1">
          <table:table-cell office:value-type="float" office:value="0.837516844272614" calcext:value-type="float">
            <text:p>0.837516844272614</text:p>
          </table:table-cell>
          <table:table-cell table:number-columns-repeated="2"/>
        </table:table-row>
        <table:table-row table:style-name="ro1">
          <table:table-cell office:value-type="float" office:value="0.953740835189819" calcext:value-type="float">
            <text:p>0.953740835189819</text:p>
          </table:table-cell>
          <table:table-cell table:number-columns-repeated="2"/>
        </table:table-row>
        <table:table-row table:style-name="ro1">
          <table:table-cell office:value-type="float" office:value="0.836977064609528" calcext:value-type="float">
            <text:p>0.836977064609528</text:p>
          </table:table-cell>
          <table:table-cell table:number-columns-repeated="2"/>
        </table:table-row>
        <table:table-row table:style-name="ro1">
          <table:table-cell office:value-type="float" office:value="0.944150507450104" calcext:value-type="float">
            <text:p>0.944150507450104</text:p>
          </table:table-cell>
          <table:table-cell table:number-columns-repeated="2"/>
        </table:table-row>
        <table:table-row table:style-name="ro1">
          <table:table-cell office:value-type="float" office:value="0.836969316005707" calcext:value-type="float">
            <text:p>0.836969316005707</text:p>
          </table:table-cell>
          <table:table-cell table:number-columns-repeated="2"/>
        </table:table-row>
        <table:table-row table:style-name="ro1">
          <table:table-cell office:value-type="float" office:value="0.934082090854645" calcext:value-type="float">
            <text:p>0.934082090854645</text:p>
          </table:table-cell>
          <table:table-cell table:number-columns-repeated="2"/>
        </table:table-row>
        <table:table-row table:style-name="ro1">
          <table:table-cell office:value-type="float" office:value="0.836804687976837" calcext:value-type="float">
            <text:p>0.836804687976837</text:p>
          </table:table-cell>
          <table:table-cell table:number-columns-repeated="2"/>
        </table:table-row>
        <table:table-row table:style-name="ro1">
          <table:table-cell office:value-type="float" office:value="0.949948072433472" calcext:value-type="float">
            <text:p>0.949948072433472</text:p>
          </table:table-cell>
          <table:table-cell table:number-columns-repeated="2"/>
        </table:table-row>
        <table:table-row table:style-name="ro1">
          <table:table-cell office:value-type="float" office:value="0.295914739370346" calcext:value-type="float">
            <text:p>0.295914739370346</text:p>
          </table:table-cell>
          <table:table-cell table:number-columns-repeated="2"/>
        </table:table-row>
        <table:table-row table:style-name="ro1">
          <table:table-cell office:value-type="float" office:value="0.838121294975281" calcext:value-type="float">
            <text:p>0.838121294975281</text:p>
          </table:table-cell>
          <table:table-cell table:number-columns-repeated="2"/>
        </table:table-row>
        <table:table-row table:style-name="ro1">
          <table:table-cell office:value-type="float" office:value="0.940996408462524" calcext:value-type="float">
            <text:p>0.940996408462524</text:p>
          </table:table-cell>
          <table:table-cell table:number-columns-repeated="2"/>
        </table:table-row>
        <table:table-row table:style-name="ro1">
          <table:table-cell office:value-type="float" office:value="0.304865807294846" calcext:value-type="float">
            <text:p>0.304865807294846</text:p>
          </table:table-cell>
          <table:table-cell table:number-columns-repeated="2"/>
        </table:table-row>
        <table:table-row table:style-name="ro1">
          <table:table-cell office:value-type="float" office:value="0.837921261787415" calcext:value-type="float">
            <text:p>0.837921261787415</text:p>
          </table:table-cell>
          <table:table-cell table:number-columns-repeated="2"/>
        </table:table-row>
        <table:table-row table:style-name="ro1">
          <table:table-cell office:value-type="float" office:value="0.93829083442688" calcext:value-type="float">
            <text:p>0.93829083442688</text:p>
          </table:table-cell>
          <table:table-cell table:number-columns-repeated="2"/>
        </table:table-row>
        <table:table-row table:style-name="ro1">
          <table:table-cell office:value-type="float" office:value="0.29105544090271" calcext:value-type="float">
            <text:p>0.29105544090271</text:p>
          </table:table-cell>
          <table:table-cell table:number-columns-repeated="2"/>
        </table:table-row>
        <table:table-row table:style-name="ro1">
          <table:table-cell office:value-type="float" office:value="0.837448000907898" calcext:value-type="float">
            <text:p>0.837448000907898</text:p>
          </table:table-cell>
          <table:table-cell table:number-columns-repeated="2"/>
        </table:table-row>
        <table:table-row table:style-name="ro1">
          <table:table-cell office:value-type="float" office:value="0.946128129959106" calcext:value-type="float">
            <text:p>0.946128129959106</text:p>
          </table:table-cell>
          <table:table-cell table:number-columns-repeated="2"/>
        </table:table-row>
        <table:table-row table:style-name="ro1">
          <table:table-cell office:value-type="float" office:value="0.291295766830444" calcext:value-type="float">
            <text:p>0.291295766830444</text:p>
          </table:table-cell>
          <table:table-cell table:number-columns-repeated="2"/>
        </table:table-row>
        <table:table-row table:style-name="ro1">
          <table:table-cell office:value-type="float" office:value="0.836891412734985" calcext:value-type="float">
            <text:p>0.836891412734985</text:p>
          </table:table-cell>
          <table:table-cell table:number-columns-repeated="2"/>
        </table:table-row>
        <table:table-row table:style-name="ro1">
          <table:table-cell office:value-type="float" office:value="0.949412167072296" calcext:value-type="float">
            <text:p>0.949412167072296</text:p>
          </table:table-cell>
          <table:table-cell table:number-columns-repeated="2"/>
        </table:table-row>
        <table:table-row table:style-name="ro1">
          <table:table-cell office:value-type="float" office:value="0.282106935977936" calcext:value-type="float">
            <text:p>0.282106935977936</text:p>
          </table:table-cell>
          <table:table-cell table:number-columns-repeated="2"/>
        </table:table-row>
        <table:table-row table:style-name="ro1">
          <table:table-cell office:value-type="float" office:value="0.837460160255432" calcext:value-type="float">
            <text:p>0.837460160255432</text:p>
          </table:table-cell>
          <table:table-cell table:number-columns-repeated="2"/>
        </table:table-row>
        <table:table-row table:style-name="ro1">
          <table:table-cell office:value-type="float" office:value="0.953531682491302" calcext:value-type="float">
            <text:p>0.953531682491302</text:p>
          </table:table-cell>
          <table:table-cell table:number-columns-repeated="2"/>
        </table:table-row>
        <table:table-row table:style-name="ro1">
          <table:table-cell office:value-type="float" office:value="0.290165454149246" calcext:value-type="float">
            <text:p>0.290165454149246</text:p>
          </table:table-cell>
          <table:table-cell table:number-columns-repeated="2"/>
        </table:table-row>
        <table:table-row table:style-name="ro1">
          <table:table-cell office:value-type="float" office:value="0.838188707828522" calcext:value-type="float">
            <text:p>0.838188707828522</text:p>
          </table:table-cell>
          <table:table-cell table:number-columns-repeated="2"/>
        </table:table-row>
        <table:table-row table:style-name="ro1">
          <table:table-cell office:value-type="float" office:value="0.95220160484314" calcext:value-type="float">
            <text:p>0.95220160484314</text:p>
          </table:table-cell>
          <table:table-cell table:number-columns-repeated="2"/>
        </table:table-row>
        <table:table-row table:style-name="ro1">
          <table:table-cell office:value-type="float" office:value="0.291580080986023" calcext:value-type="float">
            <text:p>0.291580080986023</text:p>
          </table:table-cell>
          <table:table-cell table:number-columns-repeated="2"/>
        </table:table-row>
        <table:table-row table:style-name="ro1">
          <table:table-cell office:value-type="float" office:value="0.838072240352631" calcext:value-type="float">
            <text:p>0.838072240352631</text:p>
          </table:table-cell>
          <table:table-cell table:number-columns-repeated="2"/>
        </table:table-row>
        <table:table-row table:style-name="ro1">
          <table:table-cell office:value-type="float" office:value="0.891303539276123" calcext:value-type="float">
            <text:p>0.891303539276123</text:p>
          </table:table-cell>
          <table:table-cell table:number-columns-repeated="2"/>
        </table:table-row>
        <table:table-row table:style-name="ro1">
          <table:table-cell office:value-type="float" office:value="0.302611112594604" calcext:value-type="float">
            <text:p>0.302611112594604</text:p>
          </table:table-cell>
          <table:table-cell table:number-columns-repeated="2"/>
        </table:table-row>
        <table:table-row table:style-name="ro1">
          <table:table-cell office:value-type="float" office:value="0.837963104248047" calcext:value-type="float">
            <text:p>0.837963104248047</text:p>
          </table:table-cell>
          <table:table-cell table:number-columns-repeated="2"/>
        </table:table-row>
        <table:table-row table:style-name="ro1">
          <table:table-cell office:value-type="float" office:value="0.87971043586731" calcext:value-type="float">
            <text:p>0.87971043586731</text:p>
          </table:table-cell>
          <table:table-cell table:number-columns-repeated="2"/>
        </table:table-row>
        <table:table-row table:style-name="ro1">
          <table:table-cell office:value-type="float" office:value="0.305704891681671" calcext:value-type="float">
            <text:p>0.305704891681671</text:p>
          </table:table-cell>
          <table:table-cell table:number-columns-repeated="2"/>
        </table:table-row>
        <table:table-row table:style-name="ro1">
          <table:table-cell office:value-type="float" office:value="0.838058590888977" calcext:value-type="float">
            <text:p>0.838058590888977</text:p>
          </table:table-cell>
          <table:table-cell table:number-columns-repeated="2"/>
        </table:table-row>
        <table:table-row table:style-name="ro1">
          <table:table-cell office:value-type="float" office:value="0.903444349765778" calcext:value-type="float">
            <text:p>0.903444349765778</text:p>
          </table:table-cell>
          <table:table-cell table:number-columns-repeated="2"/>
        </table:table-row>
        <table:table-row table:style-name="ro1">
          <table:table-cell office:value-type="float" office:value="0.290268868207932" calcext:value-type="float">
            <text:p>0.290268868207932</text:p>
          </table:table-cell>
          <table:table-cell table:number-columns-repeated="2"/>
        </table:table-row>
        <table:table-row table:style-name="ro1">
          <table:table-cell office:value-type="float" office:value="0.837718963623047" calcext:value-type="float">
            <text:p>0.837718963623047</text:p>
          </table:table-cell>
          <table:table-cell table:number-columns-repeated="2"/>
        </table:table-row>
        <table:table-row table:style-name="ro1">
          <table:table-cell office:value-type="float" office:value="0.94366842508316" calcext:value-type="float">
            <text:p>0.94366842508316</text:p>
          </table:table-cell>
          <table:table-cell table:number-columns-repeated="2"/>
        </table:table-row>
        <table:table-row table:style-name="ro1">
          <table:table-cell office:value-type="float" office:value="0.283595860004425" calcext:value-type="float">
            <text:p>0.283595860004425</text:p>
          </table:table-cell>
          <table:table-cell table:number-columns-repeated="2"/>
        </table:table-row>
        <table:table-row table:style-name="ro1">
          <table:table-cell office:value-type="float" office:value="0.838063061237335" calcext:value-type="float">
            <text:p>0.838063061237335</text:p>
          </table:table-cell>
          <table:table-cell table:number-columns-repeated="2"/>
        </table:table-row>
        <table:table-row table:style-name="ro1">
          <table:table-cell office:value-type="float" office:value="0.942428052425384" calcext:value-type="float">
            <text:p>0.942428052425384</text:p>
          </table:table-cell>
          <table:table-cell table:number-columns-repeated="2"/>
        </table:table-row>
        <table:table-row table:style-name="ro1">
          <table:table-cell office:value-type="float" office:value="0.263367772102356" calcext:value-type="float">
            <text:p>0.263367772102356</text:p>
          </table:table-cell>
          <table:table-cell table:number-columns-repeated="2"/>
        </table:table-row>
        <table:table-row table:style-name="ro1">
          <table:table-cell office:value-type="float" office:value="0.838249146938324" calcext:value-type="float">
            <text:p>0.838249146938324</text:p>
          </table:table-cell>
          <table:table-cell table:number-columns-repeated="2"/>
        </table:table-row>
        <table:table-row table:style-name="ro1">
          <table:table-cell office:value-type="float" office:value="0.933996856212616" calcext:value-type="float">
            <text:p>0.933996856212616</text:p>
          </table:table-cell>
          <table:table-cell table:number-columns-repeated="2"/>
        </table:table-row>
        <table:table-row table:style-name="ro1">
          <table:table-cell office:value-type="float" office:value="0.25166329741478" calcext:value-type="float">
            <text:p>0.25166329741478</text:p>
          </table:table-cell>
          <table:table-cell table:number-columns-repeated="2"/>
        </table:table-row>
        <table:table-row table:style-name="ro1">
          <table:table-cell office:value-type="float" office:value="0.837831079959869" calcext:value-type="float">
            <text:p>0.837831079959869</text:p>
          </table:table-cell>
          <table:table-cell table:number-columns-repeated="2"/>
        </table:table-row>
        <table:table-row table:style-name="ro1">
          <table:table-cell office:value-type="float" office:value="0.927168607711792" calcext:value-type="float">
            <text:p>0.927168607711792</text:p>
          </table:table-cell>
          <table:table-cell table:number-columns-repeated="2"/>
        </table:table-row>
        <table:table-row table:style-name="ro1">
          <table:table-cell office:value-type="float" office:value="0.250129133462906" calcext:value-type="float">
            <text:p>0.250129133462906</text:p>
          </table:table-cell>
          <table:table-cell table:number-columns-repeated="2"/>
        </table:table-row>
        <table:table-row table:style-name="ro1">
          <table:table-cell office:value-type="float" office:value="0.837487161159515" calcext:value-type="float">
            <text:p>0.837487161159515</text:p>
          </table:table-cell>
          <table:table-cell table:number-columns-repeated="2"/>
        </table:table-row>
        <table:table-row table:style-name="ro1">
          <table:table-cell office:value-type="float" office:value="0.919226467609406" calcext:value-type="float">
            <text:p>0.919226467609406</text:p>
          </table:table-cell>
          <table:table-cell table:number-columns-repeated="2"/>
        </table:table-row>
        <table:table-row table:style-name="ro1">
          <table:table-cell office:value-type="float" office:value="0.837246656417847" calcext:value-type="float">
            <text:p>0.837246656417847</text:p>
          </table:table-cell>
          <table:table-cell table:number-columns-repeated="2"/>
        </table:table-row>
        <table:table-row table:style-name="ro1">
          <table:table-cell office:value-type="float" office:value="0.914198517799377" calcext:value-type="float">
            <text:p>0.914198517799377</text:p>
          </table:table-cell>
          <table:table-cell table:number-columns-repeated="2"/>
        </table:table-row>
        <table:table-row table:style-name="ro1">
          <table:table-cell office:value-type="float" office:value="0.837530314922333" calcext:value-type="float">
            <text:p>0.837530314922333</text:p>
          </table:table-cell>
          <table:table-cell table:number-columns-repeated="2"/>
        </table:table-row>
        <table:table-row table:style-name="ro1">
          <table:table-cell office:value-type="float" office:value="0.92084789276123" calcext:value-type="float">
            <text:p>0.92084789276123</text:p>
          </table:table-cell>
          <table:table-cell table:number-columns-repeated="2"/>
        </table:table-row>
        <table:table-row table:style-name="ro1">
          <table:table-cell office:value-type="float" office:value="0.251473426818848" calcext:value-type="float">
            <text:p>0.251473426818848</text:p>
          </table:table-cell>
          <table:table-cell table:number-columns-repeated="2"/>
        </table:table-row>
        <table:table-row table:style-name="ro1">
          <table:table-cell office:value-type="float" office:value="0.838119983673096" calcext:value-type="float">
            <text:p>0.838119983673096</text:p>
          </table:table-cell>
          <table:table-cell table:number-columns-repeated="2"/>
        </table:table-row>
        <table:table-row table:style-name="ro1">
          <table:table-cell office:value-type="float" office:value="0.943682014942169" calcext:value-type="float">
            <text:p>0.943682014942169</text:p>
          </table:table-cell>
          <table:table-cell table:number-columns-repeated="2"/>
        </table:table-row>
        <table:table-row table:style-name="ro1">
          <table:table-cell office:value-type="float" office:value="0.433803111314774" calcext:value-type="float">
            <text:p>0.433803111314774</text:p>
          </table:table-cell>
          <table:table-cell table:number-columns-repeated="2"/>
        </table:table-row>
        <table:table-row table:style-name="ro1">
          <table:table-cell office:value-type="float" office:value="0.831263065338135" calcext:value-type="float">
            <text:p>0.831263065338135</text:p>
          </table:table-cell>
          <table:table-cell table:number-columns-repeated="2"/>
        </table:table-row>
        <table:table-row table:style-name="ro1">
          <table:table-cell office:value-type="float" office:value="0.954232096672058" calcext:value-type="float">
            <text:p>0.954232096672058</text:p>
          </table:table-cell>
          <table:table-cell table:number-columns-repeated="2"/>
        </table:table-row>
        <table:table-row table:style-name="ro1">
          <table:table-cell office:value-type="float" office:value="0.430939316749573" calcext:value-type="float">
            <text:p>0.430939316749573</text:p>
          </table:table-cell>
          <table:table-cell table:number-columns-repeated="2"/>
        </table:table-row>
        <table:table-row table:style-name="ro1">
          <table:table-cell office:value-type="float" office:value="0.830745995044708" calcext:value-type="float">
            <text:p>0.830745995044708</text:p>
          </table:table-cell>
          <table:table-cell table:number-columns-repeated="2"/>
        </table:table-row>
        <table:table-row table:style-name="ro1">
          <table:table-cell office:value-type="float" office:value="0.941895365715027" calcext:value-type="float">
            <text:p>0.941895365715027</text:p>
          </table:table-cell>
          <table:table-cell table:number-columns-repeated="2"/>
        </table:table-row>
        <table:table-row table:style-name="ro1">
          <table:table-cell office:value-type="float" office:value="0.432866036891937" calcext:value-type="float">
            <text:p>0.432866036891937</text:p>
          </table:table-cell>
          <table:table-cell table:number-columns-repeated="2"/>
        </table:table-row>
        <table:table-row table:style-name="ro1">
          <table:table-cell office:value-type="float" office:value="0.830024719238281" calcext:value-type="float">
            <text:p>0.830024719238281</text:p>
          </table:table-cell>
          <table:table-cell table:number-columns-repeated="2"/>
        </table:table-row>
        <table:table-row table:style-name="ro1">
          <table:table-cell office:value-type="float" office:value="0.898505389690399" calcext:value-type="float">
            <text:p>0.898505389690399</text:p>
          </table:table-cell>
          <table:table-cell table:number-columns-repeated="2"/>
        </table:table-row>
        <table:table-row table:style-name="ro1">
          <table:table-cell office:value-type="float" office:value="0.435486257076263" calcext:value-type="float">
            <text:p>0.435486257076263</text:p>
          </table:table-cell>
          <table:table-cell table:number-columns-repeated="2"/>
        </table:table-row>
        <table:table-row table:style-name="ro1">
          <table:table-cell office:value-type="float" office:value="0.830143809318543" calcext:value-type="float">
            <text:p>0.830143809318543</text:p>
          </table:table-cell>
          <table:table-cell table:number-columns-repeated="2"/>
        </table:table-row>
        <table:table-row table:style-name="ro1">
          <table:table-cell office:value-type="float" office:value="0.898139178752899" calcext:value-type="float">
            <text:p>0.898139178752899</text:p>
          </table:table-cell>
          <table:table-cell table:number-columns-repeated="2"/>
        </table:table-row>
        <table:table-row table:style-name="ro1">
          <table:table-cell office:value-type="float" office:value="0.440668523311615" calcext:value-type="float">
            <text:p>0.440668523311615</text:p>
          </table:table-cell>
          <table:table-cell table:number-columns-repeated="2"/>
        </table:table-row>
        <table:table-row table:style-name="ro1">
          <table:table-cell office:value-type="float" office:value="0.830904841423035" calcext:value-type="float">
            <text:p>0.830904841423035</text:p>
          </table:table-cell>
          <table:table-cell table:number-columns-repeated="2"/>
        </table:table-row>
        <table:table-row table:style-name="ro1">
          <table:table-cell office:value-type="float" office:value="0.927498579025269" calcext:value-type="float">
            <text:p>0.927498579025269</text:p>
          </table:table-cell>
          <table:table-cell table:number-columns-repeated="2"/>
        </table:table-row>
        <table:table-row table:style-name="ro1">
          <table:table-cell office:value-type="float" office:value="0.429832518100738" calcext:value-type="float">
            <text:p>0.429832518100738</text:p>
          </table:table-cell>
          <table:table-cell table:number-columns-repeated="2"/>
        </table:table-row>
        <table:table-row table:style-name="ro1">
          <table:table-cell office:value-type="float" office:value="0.832427144050598" calcext:value-type="float">
            <text:p>0.832427144050598</text:p>
          </table:table-cell>
          <table:table-cell table:number-columns-repeated="2"/>
        </table:table-row>
        <table:table-row table:style-name="ro1">
          <table:table-cell office:value-type="float" office:value="0.937806904315948" calcext:value-type="float">
            <text:p>0.937806904315948</text:p>
          </table:table-cell>
          <table:table-cell table:number-columns-repeated="2"/>
        </table:table-row>
        <table:table-row table:style-name="ro1">
          <table:table-cell office:value-type="float" office:value="0.421667188405991" calcext:value-type="float">
            <text:p>0.421667188405991</text:p>
          </table:table-cell>
          <table:table-cell table:number-columns-repeated="2"/>
        </table:table-row>
        <table:table-row table:style-name="ro1">
          <table:table-cell office:value-type="float" office:value="0.832406282424927" calcext:value-type="float">
            <text:p>0.832406282424927</text:p>
          </table:table-cell>
          <table:table-cell table:number-columns-repeated="2"/>
        </table:table-row>
        <table:table-row table:style-name="ro1">
          <table:table-cell office:value-type="float" office:value="0.920682311058044" calcext:value-type="float">
            <text:p>0.920682311058044</text:p>
          </table:table-cell>
          <table:table-cell table:number-columns-repeated="2"/>
        </table:table-row>
        <table:table-row table:style-name="ro1">
          <table:table-cell office:value-type="float" office:value="0.389205485582352" calcext:value-type="float">
            <text:p>0.389205485582352</text:p>
          </table:table-cell>
          <table:table-cell table:number-columns-repeated="2"/>
        </table:table-row>
        <table:table-row table:style-name="ro1">
          <table:table-cell office:value-type="float" office:value="0.833580791950226" calcext:value-type="float">
            <text:p>0.833580791950226</text:p>
          </table:table-cell>
          <table:table-cell table:number-columns-repeated="2"/>
        </table:table-row>
        <table:table-row table:style-name="ro1">
          <table:table-cell office:value-type="float" office:value="0.950346112251282" calcext:value-type="float">
            <text:p>0.950346112251282</text:p>
          </table:table-cell>
          <table:table-cell table:number-columns-repeated="2"/>
        </table:table-row>
        <table:table-row table:style-name="ro1">
          <table:table-cell office:value-type="float" office:value="0.391169488430023" calcext:value-type="float">
            <text:p>0.391169488430023</text:p>
          </table:table-cell>
          <table:table-cell table:number-columns-repeated="2"/>
        </table:table-row>
        <table:table-row table:style-name="ro1">
          <table:table-cell office:value-type="float" office:value="0.834014177322388" calcext:value-type="float">
            <text:p>0.834014177322388</text:p>
          </table:table-cell>
          <table:table-cell table:number-columns-repeated="2"/>
        </table:table-row>
        <table:table-row table:style-name="ro1">
          <table:table-cell office:value-type="float" office:value="0.951610684394836" calcext:value-type="float">
            <text:p>0.951610684394836</text:p>
          </table:table-cell>
          <table:table-cell table:number-columns-repeated="2"/>
        </table:table-row>
        <table:table-row table:style-name="ro1">
          <table:table-cell office:value-type="float" office:value="0.394604384899139" calcext:value-type="float">
            <text:p>0.394604384899139</text:p>
          </table:table-cell>
          <table:table-cell table:number-columns-repeated="2"/>
        </table:table-row>
        <table:table-row table:style-name="ro1">
          <table:table-cell office:value-type="float" office:value="0.834567129611969" calcext:value-type="float">
            <text:p>0.834567129611969</text:p>
          </table:table-cell>
          <table:table-cell table:number-columns-repeated="2"/>
        </table:table-row>
        <table:table-row table:style-name="ro1">
          <table:table-cell office:value-type="float" office:value="0.949066996574402" calcext:value-type="float">
            <text:p>0.949066996574402</text:p>
          </table:table-cell>
          <table:table-cell table:number-columns-repeated="2"/>
        </table:table-row>
        <table:table-row table:style-name="ro1">
          <table:table-cell office:value-type="float" office:value="0.404645055532455" calcext:value-type="float">
            <text:p>0.404645055532455</text:p>
          </table:table-cell>
          <table:table-cell table:number-columns-repeated="2"/>
        </table:table-row>
        <table:table-row table:style-name="ro1">
          <table:table-cell office:value-type="float" office:value="0.83333283662796" calcext:value-type="float">
            <text:p>0.83333283662796</text:p>
          </table:table-cell>
          <table:table-cell table:number-columns-repeated="2"/>
        </table:table-row>
        <table:table-row table:style-name="ro1">
          <table:table-cell office:value-type="float" office:value="0.943036913871765" calcext:value-type="float">
            <text:p>0.943036913871765</text:p>
          </table:table-cell>
          <table:table-cell table:number-columns-repeated="2"/>
        </table:table-row>
        <table:table-row table:style-name="ro1">
          <table:table-cell office:value-type="float" office:value="0.408644169569016" calcext:value-type="float">
            <text:p>0.408644169569016</text:p>
          </table:table-cell>
          <table:table-cell table:number-columns-repeated="2"/>
        </table:table-row>
        <table:table-row table:style-name="ro1">
          <table:table-cell office:value-type="float" office:value="0.834296643733978" calcext:value-type="float">
            <text:p>0.834296643733978</text:p>
          </table:table-cell>
          <table:table-cell table:number-columns-repeated="2"/>
        </table:table-row>
        <table:table-row table:style-name="ro1">
          <table:table-cell office:value-type="float" office:value="0.937059223651886" calcext:value-type="float">
            <text:p>0.937059223651886</text:p>
          </table:table-cell>
          <table:table-cell table:number-columns-repeated="2"/>
        </table:table-row>
        <table:table-row table:style-name="ro1">
          <table:table-cell office:value-type="float" office:value="0.399076193571091" calcext:value-type="float">
            <text:p>0.399076193571091</text:p>
          </table:table-cell>
          <table:table-cell table:number-columns-repeated="2"/>
        </table:table-row>
        <table:table-row table:style-name="ro1">
          <table:table-cell office:value-type="float" office:value="0.83233630657196" calcext:value-type="float">
            <text:p>0.83233630657196</text:p>
          </table:table-cell>
          <table:table-cell table:number-columns-repeated="2"/>
        </table:table-row>
        <table:table-row table:style-name="ro1">
          <table:table-cell office:value-type="float" office:value="0.939115345478058" calcext:value-type="float">
            <text:p>0.939115345478058</text:p>
          </table:table-cell>
          <table:table-cell table:number-columns-repeated="2"/>
        </table:table-row>
        <table:table-row table:style-name="ro1">
          <table:table-cell office:value-type="float" office:value="0.402080446481705" calcext:value-type="float">
            <text:p>0.402080446481705</text:p>
          </table:table-cell>
          <table:table-cell table:number-columns-repeated="2"/>
        </table:table-row>
        <table:table-row table:style-name="ro1">
          <table:table-cell office:value-type="float" office:value="0.833895564079285" calcext:value-type="float">
            <text:p>0.833895564079285</text:p>
          </table:table-cell>
          <table:table-cell table:number-columns-repeated="2"/>
        </table:table-row>
        <table:table-row table:style-name="ro1">
          <table:table-cell office:value-type="float" office:value="0.945640206336975" calcext:value-type="float">
            <text:p>0.945640206336975</text:p>
          </table:table-cell>
          <table:table-cell table:number-columns-repeated="2"/>
        </table:table-row>
        <table:table-row table:style-name="ro1">
          <table:table-cell office:value-type="float" office:value="0.407011955976486" calcext:value-type="float">
            <text:p>0.407011955976486</text:p>
          </table:table-cell>
          <table:table-cell table:number-columns-repeated="2"/>
        </table:table-row>
        <table:table-row table:style-name="ro1">
          <table:table-cell office:value-type="float" office:value="0.833007872104645" calcext:value-type="float">
            <text:p>0.833007872104645</text:p>
          </table:table-cell>
          <table:table-cell table:number-columns-repeated="2"/>
        </table:table-row>
        <table:table-row table:style-name="ro1">
          <table:table-cell office:value-type="float" office:value="0.946213841438293" calcext:value-type="float">
            <text:p>0.946213841438293</text:p>
          </table:table-cell>
          <table:table-cell table:number-columns-repeated="2"/>
        </table:table-row>
        <table:table-row table:style-name="ro1">
          <table:table-cell office:value-type="float" office:value="0.415731936693192" calcext:value-type="float">
            <text:p>0.415731936693192</text:p>
          </table:table-cell>
          <table:table-cell table:number-columns-repeated="2"/>
        </table:table-row>
        <table:table-row table:style-name="ro1">
          <table:table-cell office:value-type="float" office:value="0.833515048027039" calcext:value-type="float">
            <text:p>0.833515048027039</text:p>
          </table:table-cell>
          <table:table-cell table:number-columns-repeated="2"/>
        </table:table-row>
        <table:table-row table:style-name="ro1">
          <table:table-cell office:value-type="float" office:value="0.949775338172913" calcext:value-type="float">
            <text:p>0.949775338172913</text:p>
          </table:table-cell>
          <table:table-cell table:number-columns-repeated="2"/>
        </table:table-row>
        <table:table-row table:style-name="ro1">
          <table:table-cell office:value-type="float" office:value="0.414161950349808" calcext:value-type="float">
            <text:p>0.414161950349808</text:p>
          </table:table-cell>
          <table:table-cell table:number-columns-repeated="2"/>
        </table:table-row>
        <table:table-row table:style-name="ro1">
          <table:table-cell office:value-type="float" office:value="0.833504974842072" calcext:value-type="float">
            <text:p>0.833504974842072</text:p>
          </table:table-cell>
          <table:table-cell table:number-columns-repeated="2"/>
        </table:table-row>
        <table:table-row table:style-name="ro1">
          <table:table-cell office:value-type="float" office:value="0.947175800800324" calcext:value-type="float">
            <text:p>0.947175800800324</text:p>
          </table:table-cell>
          <table:table-cell table:number-columns-repeated="2"/>
        </table:table-row>
        <table:table-row table:style-name="ro1">
          <table:table-cell office:value-type="float" office:value="0.410623669624329" calcext:value-type="float">
            <text:p>0.410623669624329</text:p>
          </table:table-cell>
          <table:table-cell table:number-columns-repeated="2"/>
        </table:table-row>
        <table:table-row table:style-name="ro1">
          <table:table-cell office:value-type="float" office:value="0.83155232667923" calcext:value-type="float">
            <text:p>0.83155232667923</text:p>
          </table:table-cell>
          <table:table-cell table:number-columns-repeated="2"/>
        </table:table-row>
        <table:table-row table:style-name="ro1">
          <table:table-cell office:value-type="float" office:value="0.939367592334747" calcext:value-type="float">
            <text:p>0.939367592334747</text:p>
          </table:table-cell>
          <table:table-cell table:number-columns-repeated="2"/>
        </table:table-row>
        <table:table-row table:style-name="ro1">
          <table:table-cell office:value-type="float" office:value="0.402324318885803" calcext:value-type="float">
            <text:p>0.402324318885803</text:p>
          </table:table-cell>
          <table:table-cell table:number-columns-repeated="2"/>
        </table:table-row>
        <table:table-row table:style-name="ro1">
          <table:table-cell office:value-type="float" office:value="0.831354260444641" calcext:value-type="float">
            <text:p>0.831354260444641</text:p>
          </table:table-cell>
          <table:table-cell table:number-columns-repeated="2"/>
        </table:table-row>
        <table:table-row table:style-name="ro1">
          <table:table-cell office:value-type="float" office:value="0.938181459903717" calcext:value-type="float">
            <text:p>0.938181459903717</text:p>
          </table:table-cell>
          <table:table-cell table:number-columns-repeated="2"/>
        </table:table-row>
        <table:table-row table:style-name="ro1">
          <table:table-cell office:value-type="float" office:value="0.413171172142029" calcext:value-type="float">
            <text:p>0.413171172142029</text:p>
          </table:table-cell>
          <table:table-cell table:number-columns-repeated="2"/>
        </table:table-row>
        <table:table-row table:style-name="ro1">
          <table:table-cell office:value-type="float" office:value="0.832261145114899" calcext:value-type="float">
            <text:p>0.832261145114899</text:p>
          </table:table-cell>
          <table:table-cell table:number-columns-repeated="2"/>
        </table:table-row>
        <table:table-row table:style-name="ro1">
          <table:table-cell office:value-type="float" office:value="0.937947332859039" calcext:value-type="float">
            <text:p>0.937947332859039</text:p>
          </table:table-cell>
          <table:table-cell table:number-columns-repeated="2"/>
        </table:table-row>
        <table:table-row table:style-name="ro1">
          <table:table-cell office:value-type="float" office:value="0.415080785751343" calcext:value-type="float">
            <text:p>0.415080785751343</text:p>
          </table:table-cell>
          <table:table-cell table:number-columns-repeated="2"/>
        </table:table-row>
        <table:table-row table:style-name="ro1">
          <table:table-cell office:value-type="float" office:value="0.831512689590454" calcext:value-type="float">
            <text:p>0.831512689590454</text:p>
          </table:table-cell>
          <table:table-cell table:number-columns-repeated="2"/>
        </table:table-row>
        <table:table-row table:style-name="ro1">
          <table:table-cell office:value-type="float" office:value="0.938695073127747" calcext:value-type="float">
            <text:p>0.938695073127747</text:p>
          </table:table-cell>
          <table:table-cell table:number-columns-repeated="2"/>
        </table:table-row>
        <table:table-row table:style-name="ro1">
          <table:table-cell office:value-type="float" office:value="0.415146410465241" calcext:value-type="float">
            <text:p>0.415146410465241</text:p>
          </table:table-cell>
          <table:table-cell table:number-columns-repeated="2"/>
        </table:table-row>
        <table:table-row table:style-name="ro1">
          <table:table-cell office:value-type="float" office:value="0.83445143699646" calcext:value-type="float">
            <text:p>0.83445143699646</text:p>
          </table:table-cell>
          <table:table-cell table:number-columns-repeated="2"/>
        </table:table-row>
        <table:table-row table:style-name="ro1">
          <table:table-cell office:value-type="float" office:value="0.956284761428833" calcext:value-type="float">
            <text:p>0.956284761428833</text:p>
          </table:table-cell>
          <table:table-cell table:number-columns-repeated="2"/>
        </table:table-row>
        <table:table-row table:style-name="ro1">
          <table:table-cell office:value-type="float" office:value="0.415203422307968" calcext:value-type="float">
            <text:p>0.415203422307968</text:p>
          </table:table-cell>
          <table:table-cell table:number-columns-repeated="2"/>
        </table:table-row>
        <table:table-row table:style-name="ro1">
          <table:table-cell office:value-type="float" office:value="0.833707332611084" calcext:value-type="float">
            <text:p>0.833707332611084</text:p>
          </table:table-cell>
          <table:table-cell table:number-columns-repeated="2"/>
        </table:table-row>
        <table:table-row table:style-name="ro1">
          <table:table-cell office:value-type="float" office:value="0.949122786521912" calcext:value-type="float">
            <text:p>0.949122786521912</text:p>
          </table:table-cell>
          <table:table-cell table:number-columns-repeated="2"/>
        </table:table-row>
        <table:table-row table:style-name="ro1">
          <table:table-cell office:value-type="float" office:value="0.391884475946426" calcext:value-type="float">
            <text:p>0.391884475946426</text:p>
          </table:table-cell>
          <table:table-cell table:number-columns-repeated="2"/>
        </table:table-row>
        <table:table-row table:style-name="ro1">
          <table:table-cell office:value-type="float" office:value="0.832136034965515" calcext:value-type="float">
            <text:p>0.832136034965515</text:p>
          </table:table-cell>
          <table:table-cell table:number-columns-repeated="2"/>
        </table:table-row>
        <table:table-row table:style-name="ro1">
          <table:table-cell office:value-type="float" office:value="0.93569016456604" calcext:value-type="float">
            <text:p>0.93569016456604</text:p>
          </table:table-cell>
          <table:table-cell table:number-columns-repeated="2"/>
        </table:table-row>
        <table:table-row table:style-name="ro1">
          <table:table-cell office:value-type="float" office:value="0.394545763731003" calcext:value-type="float">
            <text:p>0.394545763731003</text:p>
          </table:table-cell>
          <table:table-cell table:number-columns-repeated="2"/>
        </table:table-row>
        <table:table-row table:style-name="ro1">
          <table:table-cell office:value-type="float" office:value="0.83355849981308" calcext:value-type="float">
            <text:p>0.83355849981308</text:p>
          </table:table-cell>
          <table:table-cell table:number-columns-repeated="2"/>
        </table:table-row>
        <table:table-row table:style-name="ro1">
          <table:table-cell office:value-type="float" office:value="0.910898566246033" calcext:value-type="float">
            <text:p>0.910898566246033</text:p>
          </table:table-cell>
          <table:table-cell table:number-columns-repeated="2"/>
        </table:table-row>
        <table:table-row table:style-name="ro1">
          <table:table-cell office:value-type="float" office:value="0.372222006320953" calcext:value-type="float">
            <text:p>0.372222006320953</text:p>
          </table:table-cell>
          <table:table-cell table:number-columns-repeated="2"/>
        </table:table-row>
        <table:table-row table:style-name="ro1">
          <table:table-cell office:value-type="float" office:value="0.835357666015625" calcext:value-type="float">
            <text:p>0.835357666015625</text:p>
          </table:table-cell>
          <table:table-cell table:number-columns-repeated="2"/>
        </table:table-row>
        <table:table-row table:style-name="ro1">
          <table:table-cell office:value-type="float" office:value="0.903218984603882" calcext:value-type="float">
            <text:p>0.903218984603882</text:p>
          </table:table-cell>
          <table:table-cell table:number-columns-repeated="2"/>
        </table:table-row>
        <table:table-row table:style-name="ro1">
          <table:table-cell office:value-type="float" office:value="0.390387982130051" calcext:value-type="float">
            <text:p>0.390387982130051</text:p>
          </table:table-cell>
          <table:table-cell table:number-columns-repeated="2"/>
        </table:table-row>
        <table:table-row table:style-name="ro1">
          <table:table-cell office:value-type="float" office:value="0.833595812320709" calcext:value-type="float">
            <text:p>0.833595812320709</text:p>
          </table:table-cell>
          <table:table-cell table:number-columns-repeated="2"/>
        </table:table-row>
        <table:table-row table:style-name="ro1">
          <table:table-cell office:value-type="float" office:value="0.899346172809601" calcext:value-type="float">
            <text:p>0.899346172809601</text:p>
          </table:table-cell>
          <table:table-cell table:number-columns-repeated="2"/>
        </table:table-row>
        <table:table-row table:style-name="ro1">
          <table:table-cell office:value-type="float" office:value="0.421227931976318" calcext:value-type="float">
            <text:p>0.421227931976318</text:p>
          </table:table-cell>
          <table:table-cell table:number-columns-repeated="2"/>
        </table:table-row>
        <table:table-row table:style-name="ro1">
          <table:table-cell office:value-type="float" office:value="0.835031032562256" calcext:value-type="float">
            <text:p>0.835031032562256</text:p>
          </table:table-cell>
          <table:table-cell table:number-columns-repeated="2"/>
        </table:table-row>
        <table:table-row table:style-name="ro1">
          <table:table-cell office:value-type="float" office:value="0.894939184188843" calcext:value-type="float">
            <text:p>0.894939184188843</text:p>
          </table:table-cell>
          <table:table-cell table:number-columns-repeated="2"/>
        </table:table-row>
        <table:table-row table:style-name="ro1">
          <table:table-cell office:value-type="float" office:value="0.422604143619537" calcext:value-type="float">
            <text:p>0.422604143619537</text:p>
          </table:table-cell>
          <table:table-cell table:number-columns-repeated="2"/>
        </table:table-row>
        <table:table-row table:style-name="ro1">
          <table:table-cell office:value-type="float" office:value="0.835626482963562" calcext:value-type="float">
            <text:p>0.835626482963562</text:p>
          </table:table-cell>
          <table:table-cell table:number-columns-repeated="2"/>
        </table:table-row>
        <table:table-row table:style-name="ro1">
          <table:table-cell office:value-type="float" office:value="0.902281999588013" calcext:value-type="float">
            <text:p>0.902281999588013</text:p>
          </table:table-cell>
          <table:table-cell table:number-columns-repeated="2"/>
        </table:table-row>
        <table:table-row table:style-name="ro1">
          <table:table-cell office:value-type="float" office:value="0.409478574991226" calcext:value-type="float">
            <text:p>0.409478574991226</text:p>
          </table:table-cell>
          <table:table-cell table:number-columns-repeated="2"/>
        </table:table-row>
        <table:table-row table:style-name="ro1">
          <table:table-cell office:value-type="float" office:value="0.83654648065567" calcext:value-type="float">
            <text:p>0.83654648065567</text:p>
          </table:table-cell>
          <table:table-cell table:number-columns-repeated="2"/>
        </table:table-row>
        <table:table-row table:style-name="ro1">
          <table:table-cell office:value-type="float" office:value="0.921217799186706" calcext:value-type="float">
            <text:p>0.921217799186706</text:p>
          </table:table-cell>
          <table:table-cell table:number-columns-repeated="2"/>
        </table:table-row>
        <table:table-row table:style-name="ro1">
          <table:table-cell office:value-type="float" office:value="0.410364121198654" calcext:value-type="float">
            <text:p>0.410364121198654</text:p>
          </table:table-cell>
          <table:table-cell table:number-columns-repeated="2"/>
        </table:table-row>
        <table:table-row table:style-name="ro1">
          <table:table-cell office:value-type="float" office:value="0.836274385452271" calcext:value-type="float">
            <text:p>0.836274385452271</text:p>
          </table:table-cell>
          <table:table-cell table:number-columns-repeated="2"/>
        </table:table-row>
        <table:table-row table:style-name="ro1">
          <table:table-cell office:value-type="float" office:value="0.930471181869507" calcext:value-type="float">
            <text:p>0.930471181869507</text:p>
          </table:table-cell>
          <table:table-cell table:number-columns-repeated="2"/>
        </table:table-row>
        <table:table-row table:style-name="ro1">
          <table:table-cell office:value-type="float" office:value="0.383272618055344" calcext:value-type="float">
            <text:p>0.383272618055344</text:p>
          </table:table-cell>
          <table:table-cell table:number-columns-repeated="2"/>
        </table:table-row>
        <table:table-row table:style-name="ro1">
          <table:table-cell office:value-type="float" office:value="0.829704523086548" calcext:value-type="float">
            <text:p>0.829704523086548</text:p>
          </table:table-cell>
          <table:table-cell table:number-columns-repeated="2"/>
        </table:table-row>
        <table:table-row table:style-name="ro1">
          <table:table-cell office:value-type="float" office:value="0.949800789356232" calcext:value-type="float">
            <text:p>0.949800789356232</text:p>
          </table:table-cell>
          <table:table-cell table:number-columns-repeated="2"/>
        </table:table-row>
        <table:table-row table:style-name="ro1">
          <table:table-cell office:value-type="float" office:value="0.824970662593842" calcext:value-type="float">
            <text:p>0.824970662593842</text:p>
          </table:table-cell>
          <table:table-cell table:number-columns-repeated="2"/>
        </table:table-row>
        <table:table-row table:style-name="ro1">
          <table:table-cell office:value-type="float" office:value="0.949422776699066" calcext:value-type="float">
            <text:p>0.949422776699066</text:p>
          </table:table-cell>
          <table:table-cell table:number-columns-repeated="2"/>
        </table:table-row>
        <table:table-row table:style-name="ro1">
          <table:table-cell office:value-type="float" office:value="0.827958881855011" calcext:value-type="float">
            <text:p>0.827958881855011</text:p>
          </table:table-cell>
          <table:table-cell table:number-columns-repeated="2"/>
        </table:table-row>
        <table:table-row table:style-name="ro1">
          <table:table-cell office:value-type="float" office:value="0.938447117805481" calcext:value-type="float">
            <text:p>0.938447117805481</text:p>
          </table:table-cell>
          <table:table-cell table:number-columns-repeated="2"/>
        </table:table-row>
        <table:table-row table:style-name="ro1">
          <table:table-cell office:value-type="float" office:value="0.828054308891296" calcext:value-type="float">
            <text:p>0.828054308891296</text:p>
          </table:table-cell>
          <table:table-cell table:number-columns-repeated="2"/>
        </table:table-row>
        <table:table-row table:style-name="ro1">
          <table:table-cell office:value-type="float" office:value="0.898904025554657" calcext:value-type="float">
            <text:p>0.898904025554657</text:p>
          </table:table-cell>
          <table:table-cell table:number-columns-repeated="2"/>
        </table:table-row>
        <table:table-row table:style-name="ro1">
          <table:table-cell office:value-type="float" office:value="0.827243506908417" calcext:value-type="float">
            <text:p>0.827243506908417</text:p>
          </table:table-cell>
          <table:table-cell table:number-columns-repeated="2"/>
        </table:table-row>
        <table:table-row table:style-name="ro1">
          <table:table-cell office:value-type="float" office:value="0.918322384357452" calcext:value-type="float">
            <text:p>0.918322384357452</text:p>
          </table:table-cell>
          <table:table-cell table:number-columns-repeated="2"/>
        </table:table-row>
        <table:table-row table:style-name="ro1">
          <table:table-cell office:value-type="float" office:value="0.825546681880951" calcext:value-type="float">
            <text:p>0.825546681880951</text:p>
          </table:table-cell>
          <table:table-cell table:number-columns-repeated="2"/>
        </table:table-row>
        <table:table-row table:style-name="ro1">
          <table:table-cell office:value-type="float" office:value="0.908416032791138" calcext:value-type="float">
            <text:p>0.908416032791138</text:p>
          </table:table-cell>
          <table:table-cell table:number-columns-repeated="2"/>
        </table:table-row>
        <table:table-row table:style-name="ro1">
          <table:table-cell office:value-type="float" office:value="0.825443983078003" calcext:value-type="float">
            <text:p>0.825443983078003</text:p>
          </table:table-cell>
          <table:table-cell table:number-columns-repeated="2"/>
        </table:table-row>
        <table:table-row table:style-name="ro1">
          <table:table-cell office:value-type="float" office:value="0.91593599319458" calcext:value-type="float">
            <text:p>0.91593599319458</text:p>
          </table:table-cell>
          <table:table-cell table:number-columns-repeated="2"/>
        </table:table-row>
        <table:table-row table:style-name="ro1">
          <table:table-cell office:value-type="float" office:value="0.827784478664398" calcext:value-type="float">
            <text:p>0.827784478664398</text:p>
          </table:table-cell>
          <table:table-cell table:number-columns-repeated="2"/>
        </table:table-row>
        <table:table-row table:style-name="ro1">
          <table:table-cell office:value-type="float" office:value="0.894357323646545" calcext:value-type="float">
            <text:p>0.894357323646545</text:p>
          </table:table-cell>
          <table:table-cell table:number-columns-repeated="2"/>
        </table:table-row>
        <table:table-row table:style-name="ro1">
          <table:table-cell office:value-type="float" office:value="0.827141463756561" calcext:value-type="float">
            <text:p>0.827141463756561</text:p>
          </table:table-cell>
          <table:table-cell table:number-columns-repeated="2"/>
        </table:table-row>
        <table:table-row table:style-name="ro1">
          <table:table-cell office:value-type="float" office:value="0.850040018558502" calcext:value-type="float">
            <text:p>0.850040018558502</text:p>
          </table:table-cell>
          <table:table-cell table:number-columns-repeated="2"/>
        </table:table-row>
        <table:table-row table:style-name="ro1">
          <table:table-cell office:value-type="float" office:value="0.82440847158432" calcext:value-type="float">
            <text:p>0.82440847158432</text:p>
          </table:table-cell>
          <table:table-cell table:number-columns-repeated="2"/>
        </table:table-row>
        <table:table-row table:style-name="ro1">
          <table:table-cell office:value-type="float" office:value="0.901231825351715" calcext:value-type="float">
            <text:p>0.901231825351715</text:p>
          </table:table-cell>
          <table:table-cell table:number-columns-repeated="2"/>
        </table:table-row>
        <table:table-row table:style-name="ro1">
          <table:table-cell office:value-type="float" office:value="0.817964732646942" calcext:value-type="float">
            <text:p>0.817964732646942</text:p>
          </table:table-cell>
          <table:table-cell table:number-columns-repeated="2"/>
        </table:table-row>
        <table:table-row table:style-name="ro1">
          <table:table-cell office:value-type="float" office:value="0.925173342227936" calcext:value-type="float">
            <text:p>0.925173342227936</text:p>
          </table:table-cell>
          <table:table-cell table:number-columns-repeated="2"/>
        </table:table-row>
        <table:table-row table:style-name="ro1">
          <table:table-cell office:value-type="float" office:value="0.816627562046051" calcext:value-type="float">
            <text:p>0.816627562046051</text:p>
          </table:table-cell>
          <table:table-cell table:number-columns-repeated="2"/>
        </table:table-row>
        <table:table-row table:style-name="ro1">
          <table:table-cell office:value-type="float" office:value="0.948141932487488" calcext:value-type="float">
            <text:p>0.948141932487488</text:p>
          </table:table-cell>
          <table:table-cell table:number-columns-repeated="2"/>
        </table:table-row>
        <table:table-row table:style-name="ro1">
          <table:table-cell office:value-type="float" office:value="0.827160358428955" calcext:value-type="float">
            <text:p>0.827160358428955</text:p>
          </table:table-cell>
          <table:table-cell table:number-columns-repeated="2"/>
        </table:table-row>
        <table:table-row table:style-name="ro1">
          <table:table-cell office:value-type="float" office:value="0.948905348777771" calcext:value-type="float">
            <text:p>0.948905348777771</text:p>
          </table:table-cell>
          <table:table-cell table:number-columns-repeated="2"/>
        </table:table-row>
        <table:table-row table:style-name="ro1">
          <table:table-cell office:value-type="float" office:value="0.825831651687622" calcext:value-type="float">
            <text:p>0.825831651687622</text:p>
          </table:table-cell>
          <table:table-cell table:number-columns-repeated="2"/>
        </table:table-row>
        <table:table-row table:style-name="ro1">
          <table:table-cell office:value-type="float" office:value="0.94389420747757" calcext:value-type="float">
            <text:p>0.94389420747757</text:p>
          </table:table-cell>
          <table:table-cell/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0.823562562465668" calcext:value-type="float">
            <text:p>0.823562562465668</text:p>
          </table:table-cell>
          <table:table-cell/>
          <table:table-cell table:formula="of:=AVERAGE([.A1:.A4160])" office:value-type="float" office:value="0.819773801423323" calcext:value-type="float">
            <text:p>0.819773801423323</text:p>
          </table:table-cell>
        </table:table-row>
        <table:table-row table:style-name="ro1">
          <table:table-cell office:value-type="float" office:value="0.958202302455902" calcext:value-type="float">
            <text:p>0.958202302455902</text:p>
          </table:table-cell>
          <table:table-cell table:number-columns-repeated="2"/>
        </table:table-row>
        <table:table-row table:style-name="ro1">
          <table:table-cell office:value-type="float" office:value="0.824962675571442" calcext:value-type="float">
            <text:p>0.824962675571442</text:p>
          </table:table-cell>
          <table:table-cell table:number-columns-repeated="2"/>
        </table:table-row>
        <table:table-row table:style-name="ro1">
          <table:table-cell office:value-type="float" office:value="0.952814400196075" calcext:value-type="float">
            <text:p>0.952814400196075</text:p>
          </table:table-cell>
          <table:table-cell table:number-columns-repeated="2"/>
        </table:table-row>
        <table:table-row table:style-name="ro1">
          <table:table-cell office:value-type="float" office:value="0.829484820365906" calcext:value-type="float">
            <text:p>0.829484820365906</text:p>
          </table:table-cell>
          <table:table-cell table:number-columns-repeated="2"/>
        </table:table-row>
        <table:table-row table:style-name="ro1">
          <table:table-cell office:value-type="float" office:value="0.914165377616882" calcext:value-type="float">
            <text:p>0.914165377616882</text:p>
          </table:table-cell>
          <table:table-cell table:number-columns-repeated="2"/>
        </table:table-row>
        <table:table-row table:style-name="ro1">
          <table:table-cell office:value-type="float" office:value="0.82482898235321" calcext:value-type="float">
            <text:p>0.82482898235321</text:p>
          </table:table-cell>
          <table:table-cell table:number-columns-repeated="2"/>
        </table:table-row>
        <table:table-row table:style-name="ro1">
          <table:table-cell office:value-type="float" office:value="0.911321878433228" calcext:value-type="float">
            <text:p>0.911321878433228</text:p>
          </table:table-cell>
          <table:table-cell table:number-columns-repeated="2"/>
        </table:table-row>
        <table:table-row table:style-name="ro1">
          <table:table-cell office:value-type="float" office:value="0.824674308300018" calcext:value-type="float">
            <text:p>0.824674308300018</text:p>
          </table:table-cell>
          <table:table-cell table:number-columns-repeated="2"/>
        </table:table-row>
        <table:table-row table:style-name="ro1">
          <table:table-cell office:value-type="float" office:value="0.897035002708435" calcext:value-type="float">
            <text:p>0.897035002708435</text:p>
          </table:table-cell>
          <table:table-cell table:number-columns-repeated="2"/>
        </table:table-row>
        <table:table-row table:style-name="ro1">
          <table:table-cell office:value-type="float" office:value="0.828119516372681" calcext:value-type="float">
            <text:p>0.828119516372681</text:p>
          </table:table-cell>
          <table:table-cell table:number-columns-repeated="2"/>
        </table:table-row>
        <table:table-row table:style-name="ro1">
          <table:table-cell office:value-type="float" office:value="0.865383505821228" calcext:value-type="float">
            <text:p>0.865383505821228</text:p>
          </table:table-cell>
          <table:table-cell table:number-columns-repeated="2"/>
        </table:table-row>
        <table:table-row table:style-name="ro1">
          <table:table-cell office:value-type="float" office:value="0.824438989162445" calcext:value-type="float">
            <text:p>0.824438989162445</text:p>
          </table:table-cell>
          <table:table-cell table:number-columns-repeated="2"/>
        </table:table-row>
        <table:table-row table:style-name="ro1">
          <table:table-cell office:value-type="float" office:value="0.89095938205719" calcext:value-type="float">
            <text:p>0.89095938205719</text:p>
          </table:table-cell>
          <table:table-cell table:number-columns-repeated="2"/>
        </table:table-row>
        <table:table-row table:style-name="ro1">
          <table:table-cell office:value-type="float" office:value="0.817896246910095" calcext:value-type="float">
            <text:p>0.817896246910095</text:p>
          </table:table-cell>
          <table:table-cell table:number-columns-repeated="2"/>
        </table:table-row>
        <table:table-row table:style-name="ro1">
          <table:table-cell office:value-type="float" office:value="0.9189732670784" calcext:value-type="float">
            <text:p>0.9189732670784</text:p>
          </table:table-cell>
          <table:table-cell table:number-columns-repeated="2"/>
        </table:table-row>
        <table:table-row table:style-name="ro1">
          <table:table-cell office:value-type="float" office:value="0.820449233055115" calcext:value-type="float">
            <text:p>0.820449233055115</text:p>
          </table:table-cell>
          <table:table-cell table:number-columns-repeated="2"/>
        </table:table-row>
        <table:table-row table:style-name="ro1">
          <table:table-cell office:value-type="float" office:value="0.917213141918182" calcext:value-type="float">
            <text:p>0.917213141918182</text:p>
          </table:table-cell>
          <table:table-cell table:number-columns-repeated="2"/>
        </table:table-row>
        <table:table-row table:style-name="ro1">
          <table:table-cell office:value-type="float" office:value="0.82171094417572" calcext:value-type="float">
            <text:p>0.82171094417572</text:p>
          </table:table-cell>
          <table:table-cell table:number-columns-repeated="2"/>
        </table:table-row>
        <table:table-row table:style-name="ro1">
          <table:table-cell office:value-type="float" office:value="0.912444949150085" calcext:value-type="float">
            <text:p>0.912444949150085</text:p>
          </table:table-cell>
          <table:table-cell table:number-columns-repeated="2"/>
        </table:table-row>
        <table:table-row table:style-name="ro1">
          <table:table-cell office:value-type="float" office:value="0.817006945610046" calcext:value-type="float">
            <text:p>0.817006945610046</text:p>
          </table:table-cell>
          <table:table-cell table:number-columns-repeated="2"/>
        </table:table-row>
        <table:table-row table:style-name="ro1">
          <table:table-cell office:value-type="float" office:value="0.913904368877411" calcext:value-type="float">
            <text:p>0.9139043688774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15:48:37.944216610</dc:date>
    <meta:editing-duration>PT3M5S</meta:editing-duration>
    <meta:editing-cycles>1</meta:editing-cycles>
    <meta:document-statistic meta:table-count="1" meta:cell-count="416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3.883cm" svg:y="4.151cm" style:legend-expansion="high" chart:style-name="ch2"/>
        <chart:plot-area chart:style-name="ch3" table:cell-range-address="20230130_153812conf_memo.A1:20230130_153812conf_memo.A4160" svg:x="0.319cm" svg:y="0.18cm" svg:width="13.245cm" svg:height="8.646cm">
          <chartooo:coordinate-region svg:x="1.046cm" svg:y="0.38cm" svg:width="12.14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130_153812conf_memo.A1:20230130_153812conf_memo.A4160" chart:class="chart:scatter">
            <chart:data-point chart:repeated="4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5656567811966">
                <text:p>0.445656567811966</text:p>
                <draw:g>
                  <svg:desc>20230130_153812conf_memo.A1:20230130_153812conf_memo.A4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4300179481506">
                <text:p>0.814300179481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6922659873962">
                <text:p>0.946922659873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6915913820267">
                <text:p>0.426915913820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9497585296631">
                <text:p>0.819497585296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7305817604065">
                <text:p>0.927305817604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1446243524551">
                <text:p>0.411446243524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0285439491272">
                <text:p>0.820285439491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0373499393463">
                <text:p>0.920373499393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0362097024918">
                <text:p>0.470362097024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1324467658997">
                <text:p>0.821324467658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2290127277374">
                <text:p>0.942290127277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6876487731934">
                <text:p>0.486876487731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205867767334">
                <text:p>0.82205867767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4993317127228">
                <text:p>0.944993317127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3657330274582">
                <text:p>0.483657330274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2632014751434">
                <text:p>0.822632014751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1843748092651">
                <text:p>0.941843748092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9600489139557">
                <text:p>0.479600489139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5506508350372">
                <text:p>0.825506508350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2756822109222">
                <text:p>0.952756822109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310420870781">
                <text:p>0.47310420870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4292302131653">
                <text:p>0.824292302131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5873787403107">
                <text:p>0.955873787403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5912630558014">
                <text:p>0.475912630558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24285805225372">
                <text:p>0.824285805225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6574866771698">
                <text:p>0.946574866771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5861331224442">
                <text:p>0.485861331224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4646592140198">
                <text:p>0.824646592140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7654297351837">
                <text:p>0.9576542973518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1622974872589">
                <text:p>0.501622974872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4987053871155">
                <text:p>0.824987053871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6461975574493">
                <text:p>0.946461975574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1060763597488">
                <text:p>0.491060763597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25124740600586">
                <text:p>0.825124740600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8935875892639">
                <text:p>0.938935875892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0321567058563">
                <text:p>0.500321567058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2027733325958">
                <text:p>0.832027733325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1150784492493">
                <text:p>0.9411507844924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2995729446411">
                <text:p>0.502995729446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1642508506775">
                <text:p>0.831642508506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9263870716095">
                <text:p>0.949263870716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9601016044617">
                <text:p>0.489601016044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2459211349487">
                <text:p>0.8324592113494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4125165939331">
                <text:p>0.9541251659393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4537521600723">
                <text:p>0.474537521600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289874792099">
                <text:p>0.8289874792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0561413764954">
                <text:p>0.940561413764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65103030204773">
                <text:p>0.465103030204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32962095737457">
                <text:p>0.832962095737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44324910640717">
                <text:p>0.944324910640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20467376709">
                <text:p>0.459204673767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33927154541016">
                <text:p>0.833927154541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44435834884644">
                <text:p>0.944435834884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9731500148773">
                <text:p>0.47973150014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3857357501983">
                <text:p>0.8338573575019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1617200374603">
                <text:p>0.931617200374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2804009914398">
                <text:p>0.472804009914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34199488162994">
                <text:p>0.834199488162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5261478424072">
                <text:p>0.945261478424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695592045784">
                <text:p>0.47695592045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34012508392334">
                <text:p>0.834012508392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1642096042633">
                <text:p>0.9516420960426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0463399887085">
                <text:p>0.3404633998870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1971049308777">
                <text:p>0.831971049308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3843891620636">
                <text:p>0.9538438916206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146301984787">
                <text:p>0.35146301984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4221065044403">
                <text:p>0.834221065044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645191192627">
                <text:p>0.936451911926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6606125831604">
                <text:p>0.3566061258316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33401560783386">
                <text:p>0.833401560783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9211020469666">
                <text:p>0.929211020469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7592722177505">
                <text:p>0.367592722177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41693639755249">
                <text:p>0.8416936397552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1707253456116">
                <text:p>0.941707253456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4128071069717">
                <text:p>0.3141280710697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1905832290649">
                <text:p>0.8419058322906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40498471260071">
                <text:p>0.9404984712600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306155443192">
                <text:p>0.329306155443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118680477142">
                <text:p>0.842118680477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23317694664">
                <text:p>0.90233176946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1278871297836">
                <text:p>0.3512788712978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185004234314">
                <text:p>0.841850042343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95744919776917">
                <text:p>0.895744919776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73024165630341">
                <text:p>0.373024165630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1911792755127">
                <text:p>0.841911792755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8507673740387">
                <text:p>0.878507673740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8721127510071">
                <text:p>0.3687211275100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1094672679901">
                <text:p>0.8410946726799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0950102806091">
                <text:p>0.8709501028060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7613433599472">
                <text:p>0.3376134335994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0936899185181">
                <text:p>0.840936899185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2541208267212">
                <text:p>0.852541208267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5940728187561">
                <text:p>0.325940728187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054559469223">
                <text:p>0.840545594692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4135961532593">
                <text:p>0.884135961532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16815972328186">
                <text:p>0.316815972328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0855777263641">
                <text:p>0.8408557772636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0967795848846">
                <text:p>0.8809677958488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6776514053345">
                <text:p>0.316776514053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0772211551666">
                <text:p>0.840772211551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4511451721191">
                <text:p>0.904511451721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6017814874649">
                <text:p>0.2760178148746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1381549835205">
                <text:p>0.8413815498352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15701448917389">
                <text:p>0.9157014489173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03363859653473">
                <text:p>0.303363859653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1709673404694">
                <text:p>0.8417096734046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72891485691071">
                <text:p>0.8728914856910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7923266887665">
                <text:p>0.2979232668876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05888265371323">
                <text:p>0.3058882653713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18971753120422">
                <text:p>0.3189717531204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8531186580658">
                <text:p>0.8485311865806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852407336235">
                <text:p>0.33852407336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5631583929062">
                <text:p>0.455631583929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8276317119598">
                <text:p>0.848276317119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83951783180237">
                <text:p>0.3839517831802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9427759647369">
                <text:p>0.8494277596473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5890181064606">
                <text:p>0.2658901810646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6194050312042">
                <text:p>0.3861940503120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8164021968842">
                <text:p>0.8481640219688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84051501750946">
                <text:p>0.3840515017509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7394227981567">
                <text:p>0.8473942279815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84895592927933">
                <text:p>0.3848955929279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710019826889">
                <text:p>0.847100198268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0742227435112">
                <text:p>0.40742227435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9657356739044">
                <text:p>0.8496573567390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4825398921967">
                <text:p>0.3948253989219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9985659122467">
                <text:p>0.8499856591224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40091794729233">
                <text:p>0.3400917947292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9857807159424">
                <text:p>0.8498578071594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3231347799301">
                <text:p>0.2832313477993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451112985611">
                <text:p>0.304511129856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9746823310852">
                <text:p>0.8497468233108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870090842247">
                <text:p>0.288700908422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9878549575806">
                <text:p>0.849878549575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51821660995483">
                <text:p>0.851821660995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232443094254">
                <text:p>0.2722324430942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34839671850205">
                <text:p>0.3348396718502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49760830402374">
                <text:p>0.849760830402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09164607524872">
                <text:p>0.9091646075248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66438901424408">
                <text:p>0.2664389014244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97479236125946">
                <text:p>0.3974792361259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08702111244202">
                <text:p>0.808702111244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47583532333374">
                <text:p>0.8475835323333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0979973077774">
                <text:p>0.3309799730777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7196221351624">
                <text:p>0.8471962213516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0166038274765">
                <text:p>0.901660382747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0767760276794">
                <text:p>0.3207677602767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47452640533447">
                <text:p>0.847452640533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87000799179077">
                <text:p>0.8870007991790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48408758640289">
                <text:p>0.3484087586402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7461819648743">
                <text:p>0.8474618196487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66412878036499">
                <text:p>0.8664128780364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8516434431076">
                <text:p>0.3485164344310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17664396762848">
                <text:p>0.617664396762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7483575344086">
                <text:p>0.8474835753440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44617038965225">
                <text:p>0.344617038965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3636937141418">
                <text:p>0.7736369371414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2785775661469">
                <text:p>0.8427857756614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39151382446289">
                <text:p>0.3391513824462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3070149421692">
                <text:p>0.8430701494216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97226572036743">
                <text:p>0.8972265720367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42715412378311">
                <text:p>0.3427154123783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2939853668213">
                <text:p>0.8429398536682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07030582427978">
                <text:p>0.9070305824279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263170838356">
                <text:p>0.362631708383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2583656311035">
                <text:p>0.8425836563110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13903892040253">
                <text:p>0.9139038920402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442044377327">
                <text:p>0.364420443773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364378452301">
                <text:p>0.843643784523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0321296453476">
                <text:p>0.903212964534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53685587644577">
                <text:p>0.3536855876445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4022750854492">
                <text:p>0.844022750854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02342081069946">
                <text:p>0.9023420810699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34416121244431">
                <text:p>0.3344161212444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43594551086426">
                <text:p>0.8435945510864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17513787746429">
                <text:p>0.917513787746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2112790346146">
                <text:p>0.3621127903461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43204259872437">
                <text:p>0.843204259872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4795954227448">
                <text:p>0.8947959542274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4376753568649">
                <text:p>0.3643767535686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42198371887207">
                <text:p>0.8421983718872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22760546207428">
                <text:p>0.9227605462074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5123211145401">
                <text:p>0.351232111454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2820048332214">
                <text:p>0.8428200483322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36203896999359">
                <text:p>0.9362038969993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51722002029419">
                <text:p>0.3517220020294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42458367347717">
                <text:p>0.8424583673477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31216776371002">
                <text:p>0.931216776371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44425499439239">
                <text:p>0.3444254994392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3217432498932">
                <text:p>0.8432174324989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29352819919586">
                <text:p>0.9293528199195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35223317146301">
                <text:p>0.335223317146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42951834201813">
                <text:p>0.8429518342018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24594044685364">
                <text:p>0.9245940446853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29438716173172">
                <text:p>0.3294387161731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43016624450684">
                <text:p>0.843016624450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681473493576">
                <text:p>0.926814734935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6207011938095">
                <text:p>0.3262070119380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42715322971344">
                <text:p>0.8427153229713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27685737609863">
                <text:p>0.9276857376098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34584623575211">
                <text:p>0.3345846235752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2964708805084">
                <text:p>0.842964708805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31167900562286">
                <text:p>0.9311679005622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41765463352203">
                <text:p>0.3417654633522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42967092990875">
                <text:p>0.842967092990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29809033870697">
                <text:p>0.9298090338706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38020235300064">
                <text:p>0.3380202353000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42967092990875">
                <text:p>0.84296709299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1810140609741">
                <text:p>0.9318101406097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39351028203964">
                <text:p>0.3393510282039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4301632642746">
                <text:p>0.843016326427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22392904758453">
                <text:p>0.9223929047584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30146551132202">
                <text:p>0.3301465511322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44514906406403">
                <text:p>0.8445149064064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19584929943085">
                <text:p>0.9195849299430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0867350101471">
                <text:p>0.3308673501014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42249929904938">
                <text:p>0.8422499299049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51331782341">
                <text:p>0.91513317823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32947134971619">
                <text:p>0.3329471349716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44259917736053">
                <text:p>0.844259917736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8001005649567">
                <text:p>0.9080010056495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4272226691246">
                <text:p>0.34272226691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44136774539948">
                <text:p>0.8441367745399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6997789144516">
                <text:p>0.869977891445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49985778331757">
                <text:p>0.3499857783317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51620471477508">
                <text:p>0.751620471477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4607595205307">
                <text:p>0.846075952053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45818489789963">
                <text:p>0.345818489789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47446382045746">
                <text:p>0.8474463820457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5971736907959">
                <text:p>0.859717369079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53509038686752">
                <text:p>0.3535090386867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48063230514526">
                <text:p>0.848063230514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02488350868225">
                <text:p>0.902488350868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49676638841629">
                <text:p>0.3496766388416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47809493541718">
                <text:p>0.8478094935417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05751347541809">
                <text:p>0.9057513475418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51081997156143">
                <text:p>0.3510819971561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48003506660461">
                <text:p>0.8480035066604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01878535747528">
                <text:p>0.9018785357475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38697969913483">
                <text:p>0.3386979699134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7829401493073">
                <text:p>0.8478294014930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17143702507019">
                <text:p>0.9171437025070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40362429618835">
                <text:p>0.3403624296188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47514688968658">
                <text:p>0.8475146889686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10888493061066">
                <text:p>0.9108884930610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25810611248016">
                <text:p>0.3258106112480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47796440124512">
                <text:p>0.8477964401245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21755194664001">
                <text:p>0.9217551946640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39262068271637">
                <text:p>0.3392620682716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5177590847015">
                <text:p>0.8451775908470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99214148521423">
                <text:p>0.8992141485214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36482107639313">
                <text:p>0.8364821076393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80623817443848">
                <text:p>0.8806238174438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89508557319641">
                <text:p>0.6895085573196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37710022926331">
                <text:p>0.8377100229263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6650192737579">
                <text:p>0.8366501927375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38556110858917">
                <text:p>0.8385561108589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37302923202515">
                <text:p>0.8373029232025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71779799461365">
                <text:p>0.8717797994613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36619019508362">
                <text:p>0.8366190195083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84131014347076">
                <text:p>0.8841310143470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37144613265991">
                <text:p>0.837144613265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9912211894989">
                <text:p>0.899122118949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16493093967438">
                <text:p>0.8164930939674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7327539920807">
                <text:p>0.837327539920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3495633602142">
                <text:p>0.2534956336021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36855888366699">
                <text:p>0.8368558883666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7516665458679">
                <text:p>0.8375166654586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35408627986908">
                <text:p>0.8354086279869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926642537117">
                <text:p>0.89266425371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3546906709671">
                <text:p>0.835469067096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81665050983429">
                <text:p>0.8816650509834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15783202648163">
                <text:p>0.8157832026481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35194170475006">
                <text:p>0.8351941704750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38746964931488">
                <text:p>0.8387469649314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63676428794861">
                <text:p>0.8636764287948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385950922966">
                <text:p>0.83859509229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6570018529892">
                <text:p>0.865700185298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39034259319305">
                <text:p>0.8390342593193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60674321651459">
                <text:p>0.8606743216514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56830364465713">
                <text:p>0.2568303644657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38829755783081">
                <text:p>0.8388297557830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20131623744965">
                <text:p>0.9201316237449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39335322380066">
                <text:p>0.8393353223800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17173743247986">
                <text:p>0.9171737432479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39479625225067">
                <text:p>0.8394796252250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19873178005218">
                <text:p>0.9198731780052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39748919010162">
                <text:p>0.8397489190101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31039810180664">
                <text:p>0.9310398101806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4004020690918">
                <text:p>0.840040206909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26845550537109">
                <text:p>0.9268455505371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40309321880341">
                <text:p>0.840309321880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13339912891388">
                <text:p>0.9133399128913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40863943099976">
                <text:p>0.8408639430999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06915187835693">
                <text:p>0.9069151878356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40708196163178">
                <text:p>0.8407081961631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26361382007599">
                <text:p>0.9263613820075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40777099132538">
                <text:p>0.8407770991325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02771532535553">
                <text:p>0.9027715325355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40185523033142">
                <text:p>0.8401855230331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76779317855835">
                <text:p>0.8767793178558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4150493144989">
                <text:p>0.841504931449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8149905204773">
                <text:p>0.881499052047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41120064258575">
                <text:p>0.8411200642585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96969616413116">
                <text:p>0.8969696164131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33124876022339">
                <text:p>0.8331248760223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40507447719574">
                <text:p>0.8405074477195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39494526386261">
                <text:p>0.8394945263862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90386879444122">
                <text:p>0.8903868794441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39735865592956">
                <text:p>0.839735865592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77446949481964">
                <text:p>0.8774469494819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3964878320694">
                <text:p>0.839648783206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05687153339386">
                <text:p>0.9056871533393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38960409164429">
                <text:p>0.8389604091644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41031157970428">
                <text:p>0.9410311579704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38361799716949">
                <text:p>0.8383617997169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39040005207062">
                <text:p>0.9390400052070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20805430412293">
                <text:p>0.8208054304122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46062624454498">
                <text:p>0.9460626244544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25915813446045">
                <text:p>0.825915813446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22446250915527">
                <text:p>0.9224462509155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25430274009705">
                <text:p>0.8254302740097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36150014400482">
                <text:p>0.9361500144004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03774535655975">
                <text:p>0.8037745356559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33429002761841">
                <text:p>0.9334290027618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09673845767975">
                <text:p>0.8096738457679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322469830513">
                <text:p>0.93224698305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16000103950501">
                <text:p>0.8160001039505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56845462322235">
                <text:p>0.9568454623222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15063238143921">
                <text:p>0.8150632381439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42934453487396">
                <text:p>0.9429344534873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01766037940979">
                <text:p>0.8017660379409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55146014690399">
                <text:p>0.9551460146903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05989682674408">
                <text:p>0.8059896826744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5751541852951">
                <text:p>0.957515418529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98939108848572">
                <text:p>0.7989391088485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582080245018">
                <text:p>0.95820802450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08039307594299">
                <text:p>0.8080393075942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67290639877319">
                <text:p>0.9672906398773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07169318199158">
                <text:p>0.8071693181991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59546267986298">
                <text:p>0.9595462679862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92074501514435">
                <text:p>0.7920745015144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72176015377045">
                <text:p>0.9721760153770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84893095493317">
                <text:p>0.7848930954933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53781127929688">
                <text:p>0.9537811279296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88899779319763">
                <text:p>0.7888997793197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60567474365234">
                <text:p>0.9605674743652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02157402038574">
                <text:p>0.8021574020385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57562386989594">
                <text:p>0.9575623869895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96323120594025">
                <text:p>0.796323120594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59810316562653">
                <text:p>0.9598103165626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3604770898819">
                <text:p>0.336047708988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89432048797607">
                <text:p>0.7894320487976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66410338878632">
                <text:p>0.9664103388786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18821465969086">
                <text:p>0.7188214659690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50947701931">
                <text:p>0.9509477019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34429436922073">
                <text:p>0.4344294369220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89405000209808">
                <text:p>0.5894050002098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49187994003296">
                <text:p>0.9491879940032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38931703567505">
                <text:p>0.4389317035675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5325049161911">
                <text:p>0.553250491619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1305449008942">
                <text:p>0.9513054490089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3656799197197">
                <text:p>0.436567991971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87444490194321">
                <text:p>0.4874444901943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4928503036499">
                <text:p>0.949285030364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44535434246063">
                <text:p>0.4445354342460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66591536998749">
                <text:p>0.4665915369987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48605537414551">
                <text:p>0.9486055374145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59275633096695">
                <text:p>0.4592756330966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77040767669678">
                <text:p>0.4770407676696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4217449426651">
                <text:p>0.942174494266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42192912101746">
                <text:p>0.4421929121017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60545688867569">
                <text:p>0.4605456888675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914407491684">
                <text:p>0.939144074916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74780917167664">
                <text:p>0.4747809171676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85973954200745">
                <text:p>0.4859739542007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3565821647644">
                <text:p>0.935658216476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78556418418884">
                <text:p>0.5785564184188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30867910385132">
                <text:p>0.9308679103851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50664269924164">
                <text:p>0.6506642699241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36788380146027">
                <text:p>0.9367883801460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14825212955475">
                <text:p>0.7148252129554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34802353382111">
                <text:p>0.9348023533821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47735798358917">
                <text:p>0.7477357983589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34966862201691">
                <text:p>0.9349668622016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81721746921539">
                <text:p>0.6817217469215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55326914787292">
                <text:p>0.9553269147872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15665984153748">
                <text:p>0.4156659841537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80365145206451">
                <text:p>0.6803651452064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63901996612549">
                <text:p>0.9639019966125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42910182476044">
                <text:p>0.6429101824760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63923573493958">
                <text:p>0.9639235734939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70263564586639">
                <text:p>0.5702635645866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60666239261627">
                <text:p>0.9606662392616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94483518600464">
                <text:p>0.6944835186004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61773037910461">
                <text:p>0.9617730379104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72917664051056">
                <text:p>0.6729176640510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61152255535126">
                <text:p>0.9611522555351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42794573307037">
                <text:p>0.7427945733070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5840311050415">
                <text:p>0.958403110504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69597113132477">
                <text:p>0.7695971131324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43159699440002">
                <text:p>0.9431596994400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59335935115814">
                <text:p>0.7593359351158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42014575004577">
                <text:p>0.9420145750045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00193667411804">
                <text:p>0.8001936674118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27951335906982">
                <text:p>0.9279513359069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21910977363586">
                <text:p>0.8219109773635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39913690090179">
                <text:p>0.9399136900901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12871634960175">
                <text:p>0.8128716349601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53938066959381">
                <text:p>0.9539380669593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85826027393341">
                <text:p>0.7858260273933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46754574775696">
                <text:p>0.9467545747756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89149880409241">
                <text:p>0.7891498804092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54597890377045">
                <text:p>0.9545978903770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41905212402344">
                <text:p>0.7419052124023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41074132919312">
                <text:p>0.9410741329193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22389876842499">
                <text:p>0.7223898768424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50281918048858">
                <text:p>0.9502819180488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95136988162994">
                <text:p>0.7951369881629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56464886665344">
                <text:p>0.9564648866653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99727499485016">
                <text:p>0.7997274994850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45638358592987">
                <text:p>0.9456383585929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74523913860321">
                <text:p>0.7745239138603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61031496524811">
                <text:p>0.9610314965248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90513575077057">
                <text:p>0.7905135750770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39429342746735">
                <text:p>0.939429342746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89516985416412">
                <text:p>0.7895169854164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65083479881287">
                <text:p>0.9650834798812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05924952030182">
                <text:p>0.8059249520301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52681064605713">
                <text:p>0.9526810646057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97965943813324">
                <text:p>0.7979659438133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5597368478775">
                <text:p>0.955973684787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10003042221069">
                <text:p>0.8100030422210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58772897720337">
                <text:p>0.9587728977203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06565821170807">
                <text:p>0.8065658211708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54482197761535">
                <text:p>0.9544821977615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19404780864716">
                <text:p>0.8194047808647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66788589954376">
                <text:p>0.9667885899543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21070373058319">
                <text:p>0.8210703730583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58299338817596">
                <text:p>0.9582993388175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24407160282135">
                <text:p>0.8244071602821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53689515590668">
                <text:p>0.9536895155906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36754620075226">
                <text:p>0.8367546200752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65652644634247">
                <text:p>0.9656526446342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35359752178192">
                <text:p>0.8353597521781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54129874706268">
                <text:p>0.9541298747062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39454293251038">
                <text:p>0.8394542932510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46029245853424">
                <text:p>0.9460292458534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43009412288666">
                <text:p>0.8430094122886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60010528564453">
                <text:p>0.9600105285644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42178523540497">
                <text:p>0.8421785235404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55943822860718">
                <text:p>0.9559438228607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43531668186188">
                <text:p>0.8435316681861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57399845123291">
                <text:p>0.9573998451232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30805659294128">
                <text:p>0.8308056592941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60379958152771">
                <text:p>0.9603799581527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31753253936768">
                <text:p>0.8317532539367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42938685417175">
                <text:p>0.9429386854171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32234144210815">
                <text:p>0.8322341442108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36091601848602">
                <text:p>0.9360916018486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32653224468231">
                <text:p>0.8326532244682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25016760826111">
                <text:p>0.9250167608261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31120669841766">
                <text:p>0.8311206698417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28921580314636">
                <text:p>0.9289215803146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30365300178528">
                <text:p>0.8303653001785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93771171569824">
                <text:p>0.8937711715698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30730557441711">
                <text:p>0.8307305574417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28661227226257">
                <text:p>0.9286612272262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90149331092835">
                <text:p>0.7901493310928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3110922574997">
                <text:p>0.831109225749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30244302749634">
                <text:p>0.8302443027496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55817556381226">
                <text:p>0.8558175563812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3174204826355">
                <text:p>0.831742048263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17714297771454">
                <text:p>0.9177142977714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31756293773651">
                <text:p>0.8317562937736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15574431419373">
                <text:p>0.9155744314193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38917970657349">
                <text:p>0.8389179706573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19554591178894">
                <text:p>0.9195545911788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29817235469818">
                <text:p>0.8298172354698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38642358779907">
                <text:p>0.8386423587799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40201258659363">
                <text:p>0.8402012586593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19629514217377">
                <text:p>0.9196295142173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38853120803833">
                <text:p>0.8388531208038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6688631772995">
                <text:p>0.866886317729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38644325733185">
                <text:p>0.838644325733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6613792181015">
                <text:p>0.866137921810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25998783111572">
                <text:p>0.8259987831115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38474571704865">
                <text:p>0.8384745717048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38564336299896">
                <text:p>0.8385643362998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57530176639557">
                <text:p>0.8575301766395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37437927722931">
                <text:p>0.8374379277229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08001720905304">
                <text:p>0.9080017209053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75018632411957">
                <text:p>0.7750186324119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37213933467865">
                <text:p>0.8372139334678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15406620502472">
                <text:p>0.8154066205024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37581753730774">
                <text:p>0.8375817537307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37089598178864">
                <text:p>0.8370895981788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94197285175324">
                <text:p>0.8941972851753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3776980638504">
                <text:p>0.837769806385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1679984331131">
                <text:p>0.916799843311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34287166595459">
                <text:p>0.8342871665954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18987095355988">
                <text:p>0.9189870953559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34416389465332">
                <text:p>0.8344163894653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76567482948303">
                <text:p>0.8765674829483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77422428131104">
                <text:p>0.7774224281311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34580719470978">
                <text:p>0.8345807194709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73166239261627">
                <text:p>0.7731662392616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834917426109314">
                <text:p>0.8349174261093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51375436782837">
                <text:p>0.7513754367828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35866034030914">
                <text:p>0.8358660340309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84369111061096">
                <text:p>0.7843691110610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836177527904511">
                <text:p>0.8361775279045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67363905906677">
                <text:p>0.7673639059066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36128830909729">
                <text:p>0.8361288309097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51083314418793">
                <text:p>0.7510833144187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36355924606323">
                <text:p>0.8363559246063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22305119037628">
                <text:p>0.7223051190376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36068391799927">
                <text:p>0.8360683917999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62704169750214">
                <text:p>0.6627041697502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40072572231293">
                <text:p>0.8400725722312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26914620399475">
                <text:p>0.6269146203994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40197026729584">
                <text:p>0.8401970267295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58008670806885">
                <text:p>0.5580086708068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41832756996155">
                <text:p>0.8418327569961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76334989070892">
                <text:p>0.4763349890708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44070255756378">
                <text:p>0.8440702557563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27686679363251">
                <text:p>0.6276866793632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44686567783356">
                <text:p>0.8446865677833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730695486068726">
                <text:p>0.7306954860687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44039618968964">
                <text:p>0.8440396189689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44675934314728">
                <text:p>0.7446759343147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4367299079895">
                <text:p>0.843672990798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20401251316071">
                <text:p>0.8204012513160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43627035617828">
                <text:p>0.8436270356178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1309677362442">
                <text:p>0.613096773624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43392372131348">
                <text:p>0.8433923721313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26412117481232">
                <text:p>0.7264121174812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3571960926056">
                <text:p>0.8435719609260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641459226608276">
                <text:p>0.6414592266082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43225836753845">
                <text:p>0.8432258367538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79220461845398">
                <text:p>0.7792204618453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43962252140045">
                <text:p>0.8439622521400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58961772918701">
                <text:p>0.6589617729187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43481600284576">
                <text:p>0.8434816002845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63618111610413">
                <text:p>0.7636181116104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42841982841492">
                <text:p>0.8428419828414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42877626419067">
                <text:p>0.8428776264190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86977434158325">
                <text:p>0.8869774341583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43666911125183">
                <text:p>0.8436669111251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06816780567169">
                <text:p>0.9068167805671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43107044696808">
                <text:p>0.8431070446968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73667001724243">
                <text:p>0.8736670017242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14590513706207">
                <text:p>0.8145905137062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44055354595184">
                <text:p>0.8440553545951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24265480041504">
                <text:p>0.8242654800415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43662798404694">
                <text:p>0.8436627984046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22841763496399">
                <text:p>0.8228417634963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43700051307678">
                <text:p>0.8437000513076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44156324863434">
                <text:p>0.8441563248634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78976106643677">
                <text:p>0.8789761066436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44167947769165">
                <text:p>0.8441679477691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10980343818665">
                <text:p>0.9109803438186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44330608844757">
                <text:p>0.8443306088447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5641747713089">
                <text:p>0.856417477130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44078660011292">
                <text:p>0.8440786600112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67869973182678">
                <text:p>0.8678699731826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4384423494339">
                <text:p>0.843844234943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6586856842041">
                <text:p>0.865868568420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43875885009766">
                <text:p>0.8438758850097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63802015781403">
                <text:p>0.8638020157814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44127178192139">
                <text:p>0.8441271781921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51583659648895">
                <text:p>0.8515836596488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49716305732727">
                <text:p>0.8497163057327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70178937911987">
                <text:p>0.8701789379119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22750926017761">
                <text:p>0.8227509260177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48293840885162">
                <text:p>0.8482938408851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49890649318695">
                <text:p>0.8498906493186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08695340156555">
                <text:p>0.9086953401565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50268304347992">
                <text:p>0.8502683043479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27541017532349">
                <text:p>0.9275410175323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50216209888458">
                <text:p>0.8502162098884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35535967350006">
                <text:p>0.9355359673500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4197610616684">
                <text:p>0.841976106166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33149755001068">
                <text:p>0.9331497550010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42593431472778">
                <text:p>0.8425934314727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48270499706268">
                <text:p>0.9482704997062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42218995094299">
                <text:p>0.8422189950942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28416430950165">
                <text:p>0.9284164309501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40843379497528">
                <text:p>0.8408433794975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52956855297089">
                <text:p>0.9529568552970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37551653385162">
                <text:p>0.8375516533851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61356282234192">
                <text:p>0.9613562822341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37389945983887">
                <text:p>0.8373899459838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61795508861541">
                <text:p>0.9617955088615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36979329586029">
                <text:p>0.8369793295860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60871338844299">
                <text:p>0.9608713388442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28023493289948">
                <text:p>0.8280234932899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53644454479218">
                <text:p>0.9536444544792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29042017459869">
                <text:p>0.8290420174598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33478713035584">
                <text:p>0.9334787130355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2887601852417">
                <text:p>0.828876018524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45859909057617">
                <text:p>0.9458599090576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29092383384705">
                <text:p>0.8290923833847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4681841135025">
                <text:p>0.946818411350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30393552780151">
                <text:p>0.8303935527801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60467636585236">
                <text:p>0.9604676365852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31404745578766">
                <text:p>0.8314047455787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54883933067322">
                <text:p>0.9548839330673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31809461116791">
                <text:p>0.8318094611167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46114838123322">
                <text:p>0.9461148381233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31080317497253">
                <text:p>0.8310803174972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54375207424164">
                <text:p>0.9543752074241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33536446094513">
                <text:p>0.8335364460945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48567986488342">
                <text:p>0.9485679864883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33609282970428">
                <text:p>0.8336092829704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488086104393">
                <text:p>0.94880861043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33131432533264">
                <text:p>0.8331314325332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57296550273895">
                <text:p>0.9572965502738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32718133926392">
                <text:p>0.8327181339263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53149199485779">
                <text:p>0.9531491994857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31323564052582">
                <text:p>0.8313235640525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53015565872192">
                <text:p>0.9530155658721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30146193504334">
                <text:p>0.8301461935043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55435216426849">
                <text:p>0.9554352164268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30436766147614">
                <text:p>0.8304367661476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55110847949982">
                <text:p>0.9551108479499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830114185810089">
                <text:p>0.83011418581008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56506371498108">
                <text:p>0.9565063714981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31538856029511">
                <text:p>0.8315388560295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49844002723694">
                <text:p>0.9498440027236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30534040927887">
                <text:p>0.83053404092788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43230509757996">
                <text:p>0.9432305097579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831831395626068">
                <text:p>0.8318313956260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46627497673035">
                <text:p>0.9466274976730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30522239208221">
                <text:p>0.8305222392082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30217444896698">
                <text:p>0.9302174448966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30324053764343">
                <text:p>0.8303240537643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35864448547363">
                <text:p>0.9358644485473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30052018165588">
                <text:p>0.8300520181655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34695363044739">
                <text:p>0.93469536304473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29867780208588">
                <text:p>0.8298677802085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26783919334412">
                <text:p>0.9267839193344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29339027404785">
                <text:p>0.8293390274047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23395156860352">
                <text:p>0.9233951568603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29591810703278">
                <text:p>0.82959181070327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24226403236389">
                <text:p>0.9242264032363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20511341094971">
                <text:p>0.82051134109497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21983301639557">
                <text:p>0.9219833016395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21325480937958">
                <text:p>0.8213254809379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2026150226593">
                <text:p>0.920261502265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1999123096466">
                <text:p>0.8199912309646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16024088859558">
                <text:p>0.9160240888595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21773111820221">
                <text:p>0.8217731118202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15403068065643">
                <text:p>0.9154030680656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22043299674988">
                <text:p>0.8220432996749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22848582267761">
                <text:p>0.9228485822677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822956383228302">
                <text:p>0.8229563832283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26922142505646">
                <text:p>0.9269221425056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24101567268372">
                <text:p>0.8241015672683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06729400157928">
                <text:p>0.9067294001579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26332807540894">
                <text:p>0.8263328075408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50483357906342">
                <text:p>0.8504833579063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27056884765625">
                <text:p>0.8270568847656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88790249824524">
                <text:p>0.8887902498245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27305734157562">
                <text:p>0.8273057341575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15795385837555">
                <text:p>0.9157953858375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26821982860565">
                <text:p>0.8268219828605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34673607349396">
                <text:p>0.9346736073493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26198399066925">
                <text:p>0.8261983990669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56082046031952">
                <text:p>0.9560820460319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25212359428406">
                <text:p>0.8252123594284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54896092414856">
                <text:p>0.9548960924148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21824550628662">
                <text:p>0.8218245506286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54851567745209">
                <text:p>0.9548515677452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17313015460968">
                <text:p>0.8173130154609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60979223251343">
                <text:p>0.9609792232513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16043019294739">
                <text:p>0.8160430192947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07876431941986">
                <text:p>0.9078764319419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18054437637329">
                <text:p>0.8180544376373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71772611141205">
                <text:p>0.9717726111412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1835812330246">
                <text:p>0.818358123302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50191080570221">
                <text:p>0.9501910805702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81617659330368">
                <text:p>0.816176593303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61503803730011">
                <text:p>0.9615038037300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15855205059052">
                <text:p>0.8158552050590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62517082691193">
                <text:p>0.9625170826911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14852297306061">
                <text:p>0.8148522973060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58556354045868">
                <text:p>0.9585563540458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09144377708435">
                <text:p>0.8091443777084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54596042633056">
                <text:p>0.9545960426330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06600511074066">
                <text:p>0.8066005110740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44175839424133">
                <text:p>0.9441758394241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09479296207428">
                <text:p>0.8094792962074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48877930641174">
                <text:p>0.9488779306411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12787771224976">
                <text:p>0.8127877712249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52126502990723">
                <text:p>0.9521265029907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12334358692169">
                <text:p>0.8123343586921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41013932228088">
                <text:p>0.9410139322280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13787579536438">
                <text:p>0.8137875795364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36530470848084">
                <text:p>0.9365304708480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12706470489502">
                <text:p>0.8127064704895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38425540924072">
                <text:p>0.9384255409240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10506582260132">
                <text:p>0.8105065822601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50106024742126">
                <text:p>0.9501060247421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10615003108978">
                <text:p>0.8106150031089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59076762199402">
                <text:p>0.9590767621994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11615645885468">
                <text:p>0.8116156458854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66494679450989">
                <text:p>0.9664946794509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09774458408356">
                <text:p>0.8097744584083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58022236824035">
                <text:p>0.9580222368240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10584127902985">
                <text:p>0.8105841279029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50766384601593">
                <text:p>0.9507663846015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15752148628235">
                <text:p>0.8157521486282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46678519248962">
                <text:p>0.9466785192489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16571712493897">
                <text:p>0.8165717124938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52819228172302">
                <text:p>0.9528192281723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15527737140656">
                <text:p>0.8155277371406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45656776428223">
                <text:p>0.9456567764282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15411329269409">
                <text:p>0.8154113292694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54324543476105">
                <text:p>0.9543245434761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11534345149994">
                <text:p>0.8115343451499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45661544799805">
                <text:p>0.9456615447998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10295939445496">
                <text:p>0.81029593944549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30094242095947">
                <text:p>0.9300942420959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18118155002594">
                <text:p>0.8181181550025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41206634044647">
                <text:p>0.9412066340446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15886437892914">
                <text:p>0.8158864378929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41321313381195">
                <text:p>0.9413213133811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2378488779068">
                <text:p>0.8237848877906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63844358921051">
                <text:p>0.9638443589210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22658252716064">
                <text:p>0.6226582527160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28452706336975">
                <text:p>0.8284527063369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64192628860474">
                <text:p>0.96419262886047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37168526649475">
                <text:p>0.6371685266494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28504085540772">
                <text:p>0.8285040855407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93867415189743">
                <text:p>0.938674151897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19660198688507">
                <text:p>0.6196601986885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28694999217987">
                <text:p>0.8286949992179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61598992347717">
                <text:p>0.9615989923477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13945925235748">
                <text:p>0.7139459252357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27390313148499">
                <text:p>0.82739031314849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48311626911163">
                <text:p>0.9483116269111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78680121898651">
                <text:p>0.6786801218986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25653612613678">
                <text:p>0.8256536126136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30445492267608">
                <text:p>0.9304454922676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18867123126983">
                <text:p>0.71886712312698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22848081588745">
                <text:p>0.82284808158874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34646606445312">
                <text:p>0.9346466064453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19193398952484">
                <text:p>0.7191933989524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22202563285828">
                <text:p>0.8222025632858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34974610805512">
                <text:p>0.9349746108055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1922641992569">
                <text:p>0.719226419925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22277426719666">
                <text:p>0.8222774267196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33100879192352">
                <text:p>0.9331008791923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06122815608978">
                <text:p>0.70612281560897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82151585817337">
                <text:p>0.821515858173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29050445556641">
                <text:p>0.92905044555664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09636092185974">
                <text:p>0.7096360921859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22050094604492">
                <text:p>0.8220500946044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2913830280304">
                <text:p>0.9291383028030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12398648262024">
                <text:p>0.7123986482620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20765435695648">
                <text:p>0.8207654356956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30063128471374">
                <text:p>0.9300631284713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06253170967102">
                <text:p>0.7062531709671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8210489153862">
                <text:p>0.82104891538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30910646915436">
                <text:p>0.9309106469154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97755575180054">
                <text:p>0.6977555751800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821359992027283">
                <text:p>0.8213599920272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31252181529999">
                <text:p>0.9312521815299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699422478675842">
                <text:p>0.6994224786758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22029590606689">
                <text:p>0.8220295906066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32151079177856">
                <text:p>0.9321510791778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13525533676147">
                <text:p>0.7135255336761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2178658246994">
                <text:p>0.821786582469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36229526996612">
                <text:p>0.9362295269966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698832869529724">
                <text:p>0.6988328695297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823392868041992">
                <text:p>0.8233928680419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30975019931793">
                <text:p>0.9309750199317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699197173118591">
                <text:p>0.6991971731185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23519468307495">
                <text:p>0.82351946830749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31495487689972">
                <text:p>0.9314954876899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92730367183685">
                <text:p>0.69273036718368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2971328496933">
                <text:p>0.829713284969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30034875869751">
                <text:p>0.9300348758697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30174326896668">
                <text:p>0.83017432689666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25638139247894">
                <text:p>0.9256381392478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67803108692169">
                <text:p>0.6678031086921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82973039150238">
                <text:p>0.8297303915023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32413578033447">
                <text:p>0.9324135780334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29630136489868">
                <text:p>0.8296301364898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3281364440918">
                <text:p>0.932813644409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04990208148956">
                <text:p>0.7049902081489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30288589000702">
                <text:p>0.8302885890007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3841964006424">
                <text:p>0.938419640064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646621346473694">
                <text:p>0.64662134647369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822194159030914">
                <text:p>0.8221941590309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56427276134491">
                <text:p>0.9564272761344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25847327709198">
                <text:p>0.8258473277091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46243226528168">
                <text:p>0.9462432265281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7848002910614">
                <text:p>0.678480029106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23738038539887">
                <text:p>0.8237380385398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37250792980194">
                <text:p>0.93725079298019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87441051006317">
                <text:p>0.6874410510063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19045424461365">
                <text:p>0.81904542446136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55414652824402">
                <text:p>0.9554146528244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18559348583221">
                <text:p>0.8185593485832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54594194889069">
                <text:p>0.9545941948890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19679737091064">
                <text:p>0.8196797370910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48391854763031">
                <text:p>0.9483918547630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8970024585724">
                <text:p>0.8189700245857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54869449138641">
                <text:p>0.9548694491386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9479107856751">
                <text:p>0.8194791078567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377321600914">
                <text:p>0.93773216009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21726858615875">
                <text:p>0.8217268586158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57531571388245">
                <text:p>0.9575315713882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24042081832886">
                <text:p>0.8240420818328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51866984367371">
                <text:p>0.9518669843673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24826121330261">
                <text:p>0.8248261213302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28594887256622">
                <text:p>0.92859488725662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9674601554871">
                <text:p>0.82967460155487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37520623207092">
                <text:p>0.9375206232070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30694556236267">
                <text:p>0.8306945562362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42705869674683">
                <text:p>0.9427058696746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31733226776123">
                <text:p>0.8317332267761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43830788135529">
                <text:p>0.9438307881355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31791818141937">
                <text:p>0.8317918181419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43030655384064">
                <text:p>0.9430306553840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31619679927826">
                <text:p>0.8316196799278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4581550359726">
                <text:p>0.945815503597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29712629318237">
                <text:p>0.82971262931823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37229573726654">
                <text:p>0.93722957372665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0657780170441">
                <text:p>0.8306577801704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954123556613922">
                <text:p>0.9541235566139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0711483955383">
                <text:p>0.8307114839553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50572848320007">
                <text:p>0.9505728483200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28098952770233">
                <text:p>0.8280989527702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3585193157196">
                <text:p>0.935851931571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27605724334717">
                <text:p>0.8276057243347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39334332942963">
                <text:p>0.93933433294296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28795433044434">
                <text:p>0.8287954330444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26472663879394">
                <text:p>0.92647266387939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29520463943481">
                <text:p>0.8295204639434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32989716529846">
                <text:p>0.9329897165298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29411745071411">
                <text:p>0.8294117450714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31077361106873">
                <text:p>0.9310773611068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29010605812073">
                <text:p>0.82901060581207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3217658996582">
                <text:p>0.9321765899658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28782379627228">
                <text:p>0.8287823796272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33598756790161">
                <text:p>0.9335987567901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28704595565796">
                <text:p>0.8287045955657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50412929058075">
                <text:p>0.9504129290580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27188491821289">
                <text:p>0.8271884918212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49485898017883">
                <text:p>0.9494858980178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27638387680054">
                <text:p>0.8276383876800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43725407123566">
                <text:p>0.9437254071235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28018009662628">
                <text:p>0.8280180096626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945833563804626">
                <text:p>0.9458335638046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2622617483139">
                <text:p>0.826226174831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966102778911591">
                <text:p>0.9661027789115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24003100395203">
                <text:p>0.8240031003952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51449990272522">
                <text:p>0.9514499902725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3494246006012">
                <text:p>0.834942460060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5591127872467">
                <text:p>0.955911278724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35623204708099">
                <text:p>0.83562320470809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46129679679871">
                <text:p>0.9461296796798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33595633506775">
                <text:p>0.8335956335067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44232225418091">
                <text:p>0.9442322254180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3186686038971">
                <text:p>0.831866860389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47835385799408">
                <text:p>0.9478353857994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27777922153473">
                <text:p>0.8277779221534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65303063392639">
                <text:p>0.9653030633926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27687799930573">
                <text:p>0.82768779993057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68189418315887">
                <text:p>0.9681894183158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28213274478912">
                <text:p>0.8282132744789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66848254203796">
                <text:p>0.9668482542037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30206871032715">
                <text:p>0.8302068710327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4180029630661">
                <text:p>0.941800296306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285071849823">
                <text:p>0.82850718498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53348875045776">
                <text:p>0.95334887504577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30021679401398">
                <text:p>0.8300216794013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947192311286926">
                <text:p>0.94719231128692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28921318054199">
                <text:p>0.8289213180541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943069815635681">
                <text:p>0.9430698156356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22844564914703">
                <text:p>0.8228445649147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44356322288513">
                <text:p>0.9443563222885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22283864021301">
                <text:p>0.8222838640213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29866135120392">
                <text:p>0.9298661351203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25357139110565">
                <text:p>0.8253571391105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34995412826538">
                <text:p>0.9349954128265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27272534370422">
                <text:p>0.8272725343704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40679848194122">
                <text:p>0.94067984819412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29092442989349">
                <text:p>0.8290924429893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4914048910141">
                <text:p>0.949140489101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26859176158905">
                <text:p>0.8268591761589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58563387393951">
                <text:p>0.9585633873939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22505474090576">
                <text:p>0.8225054740905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30124044418335">
                <text:p>0.9301240444183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24053466320038">
                <text:p>0.82405346632003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34628844261169">
                <text:p>0.9346288442611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23809385299683">
                <text:p>0.8238093852996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39255058765411">
                <text:p>0.9392550587654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24848115444183">
                <text:p>0.82484811544418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48961079120636">
                <text:p>0.9489610791206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27515363693237">
                <text:p>0.8275153636932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4766104221344">
                <text:p>0.947661042213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28149855136871">
                <text:p>0.8281498551368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42150056362152">
                <text:p>0.9421500563621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30157399177551">
                <text:p>0.8301573991775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42457616329193">
                <text:p>0.94245761632919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30767512321472">
                <text:p>0.8307675123214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29175019264221">
                <text:p>0.9291750192642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31487059593201">
                <text:p>0.8314870595932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36729192733765">
                <text:p>0.9367291927337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20834398269653">
                <text:p>0.8208343982696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4424444437027">
                <text:p>0.944244444370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13343822956085">
                <text:p>0.81334382295608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3723976612091">
                <text:p>0.937239766120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792650997638702">
                <text:p>0.7926509976387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47580754756928">
                <text:p>0.9475807547569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790701150894165">
                <text:p>0.79070115089416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54911291599274">
                <text:p>0.95491129159927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781590521335602">
                <text:p>0.78159052133560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66304183006287">
                <text:p>0.96630418300628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779168367385864">
                <text:p>0.7791683673858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58697080612183">
                <text:p>0.9586970806121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791011929512024">
                <text:p>0.7910119295120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56210970878601">
                <text:p>0.9562109708786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792076349258423">
                <text:p>0.7920763492584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31556642055512">
                <text:p>0.9315566420555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04186761379242">
                <text:p>0.8041867613792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46226418018341">
                <text:p>0.94622641801834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09110283851624">
                <text:p>0.8091102838516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44738447666168">
                <text:p>0.94473844766616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15091073513031">
                <text:p>0.81509107351303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43228125572205">
                <text:p>0.9432281255722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09310913085938">
                <text:p>0.8093109130859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47342693805695">
                <text:p>0.9473426938056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07470321655273">
                <text:p>0.8074703216552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40627455711365">
                <text:p>0.9406274557113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11218976974487">
                <text:p>0.8112189769744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52774941921234">
                <text:p>0.9527749419212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19394111633301">
                <text:p>0.8193941116333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27379667758942">
                <text:p>0.9273796677589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25176239013672">
                <text:p>0.8251762390136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69605004787445">
                <text:p>0.86960500478744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26160788536072">
                <text:p>0.8261607885360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35032486915588">
                <text:p>0.9350324869155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30536365509033">
                <text:p>0.8305363655090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71373653411865">
                <text:p>0.87137365341186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30835282802582">
                <text:p>0.8308352828025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31887304782867">
                <text:p>0.8318873047828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34037184715271">
                <text:p>0.83403718471527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33919668197632">
                <text:p>0.9339196681976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33105504512787">
                <text:p>0.8331055045127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40492928028107">
                <text:p>0.9404929280281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36291015148163">
                <text:p>0.83629101514816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31260585784912">
                <text:p>0.9312605857849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3451771736145">
                <text:p>0.834517717361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02866661548614">
                <text:p>0.9028666615486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31630706787109">
                <text:p>0.8316307067871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19196546077728">
                <text:p>0.91919654607772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3140641450882">
                <text:p>0.8314064145088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72358679771423">
                <text:p>0.8723586797714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11160862445831">
                <text:p>0.81116086244583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34454119205475">
                <text:p>0.8344541192054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37466478347778">
                <text:p>0.83746647834777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45019638538361">
                <text:p>0.8450196385383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41215312480927">
                <text:p>0.8412153124809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00528967380524">
                <text:p>0.9005289673805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39852631092072">
                <text:p>0.8398526310920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13596987724304">
                <text:p>0.91359698772430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38096022605896">
                <text:p>0.8380960226058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17611002922058">
                <text:p>0.9176110029220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36982488632202">
                <text:p>0.8369824886322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67545330524445">
                <text:p>0.96754533052444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33477437496185">
                <text:p>0.8334774374961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62322175502777">
                <text:p>0.96232217550277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28938543796539">
                <text:p>0.8289385437965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5573091506958">
                <text:p>0.955730915069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21645140647888">
                <text:p>0.8216451406478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49526250362396">
                <text:p>0.9495262503623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14274251461029">
                <text:p>0.8142742514610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55518066883087">
                <text:p>0.9555180668830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21932077407837">
                <text:p>0.8219320774078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44322645664215">
                <text:p>0.9443226456642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00594508647919">
                <text:p>0.8005945086479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60770070552826">
                <text:p>0.9607700705528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19512128829956">
                <text:p>0.8195121288299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53007102012634">
                <text:p>0.9530071020126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32809746265411">
                <text:p>0.8328097462654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51762318611145">
                <text:p>0.95176231861114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34870994091034">
                <text:p>0.8348709940910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40306484699249">
                <text:p>0.94030648469924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29081475734711">
                <text:p>0.8290814757347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52103614807129">
                <text:p>0.9521036148071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821779251098633">
                <text:p>0.8217792510986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48047816753387">
                <text:p>0.9480478167533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839829027652741">
                <text:p>0.8398290276527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54217910766602">
                <text:p>0.9542179107666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845751464366913">
                <text:p>0.84575146436691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47084844112396">
                <text:p>0.94708484411239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843463063240051">
                <text:p>0.84346306324005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52594995498657">
                <text:p>0.95259499549865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845878958702087">
                <text:p>0.8458789587020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59721446037292">
                <text:p>0.9597214460372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842998683452606">
                <text:p>0.8429986834526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49601352214813">
                <text:p>0.9496013522148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842212200164795">
                <text:p>0.84221220016479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50234889984131">
                <text:p>0.95023488998413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43797862529754">
                <text:p>0.84379786252975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950194776058197">
                <text:p>0.95019477605819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844225168228149">
                <text:p>0.8442251682281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46910381317139">
                <text:p>0.94691038131713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45616519451141">
                <text:p>0.84561651945114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46379125118256">
                <text:p>0.94637912511825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46057176589966">
                <text:p>0.84605717658996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46715831756592">
                <text:p>0.94671583175659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44939529895783">
                <text:p>0.8449395298957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39414978027344">
                <text:p>0.93941497802734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48346471786499">
                <text:p>0.8483464717864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41733419895172">
                <text:p>0.94173341989517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848661124706268">
                <text:p>0.84866112470626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27269041538238">
                <text:p>0.92726904153823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847830891609192">
                <text:p>0.84783089160919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19809937477112">
                <text:p>0.91980993747711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848330199718475">
                <text:p>0.84833019971847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25144493579864">
                <text:p>0.92514449357986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842380106449127">
                <text:p>0.84238010644912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09187376499176">
                <text:p>0.9091873764991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84159654378891">
                <text:p>0.8415965437889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841619908809662">
                <text:p>0.8416199088096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841921448707581">
                <text:p>0.84192144870758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26441013813019">
                <text:p>0.92644101381301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843971133232117">
                <text:p>0.84397113323211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52665090560913">
                <text:p>0.95266509056091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844687640666962">
                <text:p>0.8446876406669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957604050636292">
                <text:p>0.95760405063629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845816016197205">
                <text:p>0.84581601619720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63327467441559">
                <text:p>0.96332746744155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846003830432892">
                <text:p>0.84600383043289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57704365253448">
                <text:p>0.95770436525344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846968293190002">
                <text:p>0.84696829319000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4470340013504">
                <text:p>0.9447034001350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846324801445007">
                <text:p>0.84632480144500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38480138778686">
                <text:p>0.93848013877868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845324397087097">
                <text:p>0.8453243970870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35727953910827">
                <text:p>0.9357279539108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8452388048172">
                <text:p>0.845238804817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37752068042755">
                <text:p>0.93775206804275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845339000225067">
                <text:p>0.8453390002250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38303053379059">
                <text:p>0.93830305337905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847137331962585">
                <text:p>0.84713733196258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41446900367737">
                <text:p>0.94144690036773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840699315071106">
                <text:p>0.84069931507110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41411733627319">
                <text:p>0.94141173362731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41903328895569">
                <text:p>0.84190332889556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945265591144562">
                <text:p>0.94526559114456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840535581111908">
                <text:p>0.84053558111190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50253427028656">
                <text:p>0.95025342702865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838471293449402">
                <text:p>0.83847129344940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943565368652344">
                <text:p>0.94356536865234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837590157985687">
                <text:p>0.83759015798568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28833067417145">
                <text:p>0.92883306741714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837590634822845">
                <text:p>0.83759063482284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918813228607178">
                <text:p>0.91881322860717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36394065618515">
                <text:p>0.363940656185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832005500793457">
                <text:p>0.83200550079345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836215138435364">
                <text:p>0.83621513843536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546029031276703">
                <text:p>0.54602903127670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837976694107056">
                <text:p>0.83797669410705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837044060230255">
                <text:p>0.83704406023025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872552573680878">
                <text:p>0.87255257368087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835166394710541">
                <text:p>0.83516639471054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882632195949554">
                <text:p>0.88263219594955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832754909992218">
                <text:p>0.83275490999221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891394674777985">
                <text:p>0.89139467477798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31294763088226">
                <text:p>0.53129476308822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821146786212921">
                <text:p>0.82114678621292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818803071975708">
                <text:p>0.81880307197570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816500186920166">
                <text:p>0.81650018692016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817454040050507">
                <text:p>0.81745404005050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816505193710327">
                <text:p>0.8165051937103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815187275409699">
                <text:p>0.81518727540969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1672203540802">
                <text:p>0.8167220354080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815494954586029">
                <text:p>0.81549495458602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814657330513001">
                <text:p>0.81465733051300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813424110412598">
                <text:p>0.81342411041259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817051529884338">
                <text:p>0.81705152988433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813682675361633">
                <text:p>0.81368267536163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809402525424957">
                <text:p>0.80940252542495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807551622390747">
                <text:p>0.80755162239074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807938516139984">
                <text:p>0.80793851613998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805377900600433">
                <text:p>0.8053779006004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806315302848816">
                <text:p>0.80631530284881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802913308143616">
                <text:p>0.80291330814361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802259981632233">
                <text:p>0.8022599816322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801540434360504">
                <text:p>0.80154043436050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801008999347687">
                <text:p>0.80100899934768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81393301486969">
                <text:p>0.8139330148696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821279942989349">
                <text:p>0.82127994298934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820947885513306">
                <text:p>0.82094788551330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826023399829865">
                <text:p>0.82602339982986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824804365634918">
                <text:p>0.82480436563491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824932396411896">
                <text:p>0.8249323964118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82100248336792">
                <text:p>0.8210024833679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821857750415802">
                <text:p>0.82185775041580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82127845287323">
                <text:p>0.8212784528732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82101446390152">
                <text:p>0.8210144639015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821693420410156">
                <text:p>0.82169342041015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822386622428894">
                <text:p>0.82238662242889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822493076324463">
                <text:p>0.82249307632446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8226358294487">
                <text:p>0.822635829448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23126614093781">
                <text:p>0.82312661409378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820625245571137">
                <text:p>0.82062524557113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820692420005798">
                <text:p>0.82069242000579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822891414165497">
                <text:p>0.82289141416549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1823080778122">
                <text:p>0.8182308077812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819508969783783">
                <text:p>0.81950896978378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819725453853607">
                <text:p>0.81972545385360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819670677185059">
                <text:p>0.81967067718505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819637060165405">
                <text:p>0.81963706016540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818975865840912">
                <text:p>0.81897586584091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817574501037598">
                <text:p>0.81757450103759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817366182804108">
                <text:p>0.8173661828041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816947996616364">
                <text:p>0.81694799661636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817606031894684">
                <text:p>0.81760603189468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817189037799835">
                <text:p>0.81718903779983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8160080909729">
                <text:p>0.816008090972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815271139144897">
                <text:p>0.81527113914489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81693309545517">
                <text:p>0.8169330954551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815552890300751">
                <text:p>0.81555289030075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817358374595642">
                <text:p>0.81735837459564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816956043243408">
                <text:p>0.81695604324340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816782295703888">
                <text:p>0.81678229570388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814286291599274">
                <text:p>0.81428629159927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814799845218658">
                <text:p>0.81479984521865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81504213809967">
                <text:p>0.8150421380996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80820220708847">
                <text:p>0.8082022070884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807386577129364">
                <text:p>0.80738657712936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812298893928528">
                <text:p>0.81229889392852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809565186500549">
                <text:p>0.80956518650054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812628626823425">
                <text:p>0.81262862682342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80975079536438">
                <text:p>0.8097507953643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809673249721527">
                <text:p>0.80967324972152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809279084205627">
                <text:p>0.80927908420562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809125781059265">
                <text:p>0.80912578105926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809130489826202">
                <text:p>0.80913048982620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809114754199982">
                <text:p>0.80911475419998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809104025363922">
                <text:p>0.80910402536392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808666527271271">
                <text:p>0.80866652727127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807784020900726">
                <text:p>0.8077840209007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813492059707642">
                <text:p>0.81349205970764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810830950737">
                <text:p>0.81083095073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816343784332275">
                <text:p>0.81634378433227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815990030765533">
                <text:p>0.8159900307655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81579327583313">
                <text:p>0.8157932758331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816031634807587">
                <text:p>0.81603163480758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815877854824066">
                <text:p>0.81587785482406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817362010478973">
                <text:p>0.81736201047897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817519664764404">
                <text:p>0.81751966476440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817101657390595">
                <text:p>0.8171016573905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8130823969841">
                <text:p>0.813082396984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823282301425934">
                <text:p>0.82328230142593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824785172939301">
                <text:p>0.82478517293930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824009776115418">
                <text:p>0.82400977611541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823991239070892">
                <text:p>0.82399123907089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823525130748749">
                <text:p>0.82352513074874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822830021381378">
                <text:p>0.82283002138137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822934925556183">
                <text:p>0.82293492555618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823467493057251">
                <text:p>0.82346749305725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823095262050629">
                <text:p>0.8230952620506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820914566516876">
                <text:p>0.82091456651687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822168290615082">
                <text:p>0.82216829061508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817114233970642">
                <text:p>0.81711423397064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14842641353607">
                <text:p>0.81484264135360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81792688369751">
                <text:p>0.8179268836975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81600958108902">
                <text:p>0.8160095810890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817992031574249">
                <text:p>0.81799203157424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81632912158966">
                <text:p>0.8163291215896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818143665790558">
                <text:p>0.8181436657905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816343605518341">
                <text:p>0.8163436055183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250137567520142">
                <text:p>0.25013756752014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818600356578827">
                <text:p>0.81860035657882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816508293151856">
                <text:p>0.81650829315185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818338811397553">
                <text:p>0.81833881139755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816501319408417">
                <text:p>0.8165013194084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818108379840851">
                <text:p>0.81810837984085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816152632236481">
                <text:p>0.81615263223648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819486200809479">
                <text:p>0.81948620080947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817470669746399">
                <text:p>0.81747066974639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819530665874481">
                <text:p>0.81953066587448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817399084568024">
                <text:p>0.81739908456802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819503545761108">
                <text:p>0.81950354576110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817694365978241">
                <text:p>0.8176943659782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8195720911026">
                <text:p>0.819572091102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812717497348785">
                <text:p>0.81271749734878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816059112548828">
                <text:p>0.81605911254882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813283741474152">
                <text:p>0.81328374147415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820179522037506">
                <text:p>0.82017952203750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81638115644455">
                <text:p>0.816381156444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81700325012207">
                <text:p>0.817003250122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816290497779846">
                <text:p>0.8162904977798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817082107067108">
                <text:p>0.81708210706710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815320253372192">
                <text:p>0.81532025337219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815837502479553">
                <text:p>0.81583750247955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816378355026245">
                <text:p>0.81637835502624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816127777099609">
                <text:p>0.81612777709960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814837336540222">
                <text:p>0.81483733654022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816130042076111">
                <text:p>0.81613004207611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815137922763824">
                <text:p>0.81513792276382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813354671001434">
                <text:p>0.81335467100143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81397420167923">
                <text:p>0.8139742016792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813742816448212">
                <text:p>0.81374281644821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813733875751495">
                <text:p>0.81373387575149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813540101051331">
                <text:p>0.81354010105133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81257575750351">
                <text:p>0.8125757575035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813546001911163">
                <text:p>0.81354600191116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813633620738983">
                <text:p>0.81363362073898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813387215137482">
                <text:p>0.81338721513748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813331782817841">
                <text:p>0.81333178281784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812940955162048">
                <text:p>0.8129409551620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812983870506287">
                <text:p>0.81298387050628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81419038772583">
                <text:p>0.8141903877258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812832951545715">
                <text:p>0.81283295154571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815586686134338">
                <text:p>0.81558668613433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815829813480377">
                <text:p>0.81582981348037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816217422485352">
                <text:p>0.81621742248535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816199421882629">
                <text:p>0.81619942188262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818892180919647">
                <text:p>0.81889218091964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816286265850067">
                <text:p>0.81628626585006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815267443656921">
                <text:p>0.81526744365692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814752161502838">
                <text:p>0.81475216150283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81558233499527">
                <text:p>0.8155823349952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81649786233902">
                <text:p>0.8164978623390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810625612735748">
                <text:p>0.8106256127357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809987723827362">
                <text:p>0.80998772382736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810219049453735">
                <text:p>0.81021904945373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809656918048858">
                <text:p>0.80965691804885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809608817100525">
                <text:p>0.8096088171005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808996438980102">
                <text:p>0.80899643898010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809860169887543">
                <text:p>0.8098601698875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808185636997223">
                <text:p>0.8081856369972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808390378952026">
                <text:p>0.80839037895202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808584928512573">
                <text:p>0.80858492851257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07979285717011">
                <text:p>0.80797928571701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806058168411255">
                <text:p>0.80605816841125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807589471340179">
                <text:p>0.80758947134017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807115316390991">
                <text:p>0.80711531639099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808064699172974">
                <text:p>0.80806469917297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807012319564819">
                <text:p>0.80701231956481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809496462345123">
                <text:p>0.80949646234512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809628009796143">
                <text:p>0.80962800979614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809784531593323">
                <text:p>0.80978453159332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809442639350891">
                <text:p>0.80944263935089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810911059379578">
                <text:p>0.81091105937957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810783982276917">
                <text:p>0.81078398227691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810965538024902">
                <text:p>0.81096553802490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810598433017731">
                <text:p>0.81059843301773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80922269821167">
                <text:p>0.8092226982116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807346880435944">
                <text:p>0.80734688043594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809343039989471">
                <text:p>0.80934303998947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810254991054535">
                <text:p>0.8102549910545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809666574001312">
                <text:p>0.80966657400131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80809736251831">
                <text:p>0.8080973625183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809067606925964">
                <text:p>0.80906760692596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08574616909027">
                <text:p>0.80857461690902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809084355831146">
                <text:p>0.80908435583114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809987902641296">
                <text:p>0.80998790264129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80971896648407">
                <text:p>0.8097189664840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810689151287079">
                <text:p>0.81068915128707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819142460823059">
                <text:p>0.81914246082305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819432854652405">
                <text:p>0.81943285465240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819837331771851">
                <text:p>0.81983733177185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820252537727356">
                <text:p>0.82025253772735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820470631122589">
                <text:p>0.82047063112258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820697128772736">
                <text:p>0.82069712877273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820492267608643">
                <text:p>0.82049226760864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820888102054596">
                <text:p>0.82088810205459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820809125900269">
                <text:p>0.82080912590026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820754826068878">
                <text:p>0.82075482606887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820562064647675">
                <text:p>0.82056206464767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820893287658691">
                <text:p>0.82089328765869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816421866416931">
                <text:p>0.81642186641693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81616747379303">
                <text:p>0.8161674737930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815855741500855">
                <text:p>0.81585574150085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815701544284821">
                <text:p>0.81570154428482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815585672855377">
                <text:p>0.81558567285537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815440952777862">
                <text:p>0.81544095277786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815248727798462">
                <text:p>0.81524872779846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815672874450684">
                <text:p>0.81567287445068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815984010696411">
                <text:p>0.8159840106964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817679107189178">
                <text:p>0.81767910718917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81891131401062">
                <text:p>0.8189113140106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819784343242645">
                <text:p>0.81978434324264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812056183815002">
                <text:p>0.81205618381500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811350524425507">
                <text:p>0.81135052442550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811738610267639">
                <text:p>0.81173861026763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811375617980957">
                <text:p>0.8113756179809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812420189380646">
                <text:p>0.81242018938064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811560153961181">
                <text:p>0.81156015396118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811652302742004">
                <text:p>0.81165230274200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811768651008606">
                <text:p>0.81176865100860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12679409980774">
                <text:p>0.81267940998077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812378823757172">
                <text:p>0.81237882375717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81231153011322">
                <text:p>0.8123115301132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812493562698364">
                <text:p>0.81249356269836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10552060604095">
                <text:p>0.81055206060409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809876263141632">
                <text:p>0.80987626314163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810958862304688">
                <text:p>0.81095886230468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810515522956848">
                <text:p>0.8105155229568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810148417949677">
                <text:p>0.81014841794967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810173630714417">
                <text:p>0.81017363071441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810435891151428">
                <text:p>0.81043589115142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810250699520111">
                <text:p>0.81025069952011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810808658599854">
                <text:p>0.81080865859985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811161875724793">
                <text:p>0.81116187572479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811967372894287">
                <text:p>0.81196737289428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811585068702698">
                <text:p>0.81158506870269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813693046569824">
                <text:p>0.81369304656982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813011109828949">
                <text:p>0.81301110982894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813399374485016">
                <text:p>0.81339937448501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809837698936462">
                <text:p>0.80983769893646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812599420547485">
                <text:p>0.81259942054748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801550447940826">
                <text:p>0.80155044794082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803978502750397">
                <text:p>0.80397850275039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802503228187561">
                <text:p>0.80250322818756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805223226547241">
                <text:p>0.80522322654724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802672684192658">
                <text:p>0.80267268419265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802724063396454">
                <text:p>0.80272406339645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804179191589356">
                <text:p>0.80417919158935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807467997074127">
                <text:p>0.80746799707412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807035863399506">
                <text:p>0.80703586339950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807325541973114">
                <text:p>0.80732554197311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805190145969391">
                <text:p>0.80519014596939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807981967926025">
                <text:p>0.8079819679260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10396194458008">
                <text:p>0.81039619445800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808367371559143">
                <text:p>0.80836737155914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810460269451141">
                <text:p>0.81046026945114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811392724514008">
                <text:p>0.81139272451400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811593651771545">
                <text:p>0.81159365177154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811350405216217">
                <text:p>0.81135040521621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811907887458801">
                <text:p>0.81190788745880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801921546459198">
                <text:p>0.80192154645919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801342010498047">
                <text:p>0.80134201049804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800822556018829">
                <text:p>0.80082255601882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800951957702637">
                <text:p>0.80095195770263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800915598869324">
                <text:p>0.80091559886932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80091005563736">
                <text:p>0.8009100556373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801310062408447">
                <text:p>0.80131006240844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80092716217041">
                <text:p>0.8009271621704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801484346389771">
                <text:p>0.80148434638977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801330924034119">
                <text:p>0.80133092403411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801125705242157">
                <text:p>0.80112570524215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80103987455368">
                <text:p>0.8010398745536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800861954689026">
                <text:p>0.80086195468902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795709669589996">
                <text:p>0.79570966958999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98695385456085">
                <text:p>0.79869538545608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794637620449066">
                <text:p>0.79463762044906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79774820804596">
                <text:p>0.7977482080459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797676503658295">
                <text:p>0.79767650365829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798050582408905">
                <text:p>0.79805058240890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799587249755859">
                <text:p>0.79958724975585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799070954322815">
                <text:p>0.79907095432281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799382507801056">
                <text:p>0.79938250780105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00077199935913">
                <text:p>0.80007719993591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799686431884766">
                <text:p>0.79968643188476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801513195037842">
                <text:p>0.80151319503784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802458226680756">
                <text:p>0.80245822668075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803132891654968">
                <text:p>0.80313289165496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803078711032867">
                <text:p>0.80307871103286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802608847618103">
                <text:p>0.80260884761810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802644014358521">
                <text:p>0.80264401435852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802809178829193">
                <text:p>0.80280917882919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802721977233887">
                <text:p>0.80272197723388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803755939006805">
                <text:p>0.80375593900680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803718149662018">
                <text:p>0.80371814966201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804213404655456">
                <text:p>0.80421340465545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804253160953522">
                <text:p>0.80425316095352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803330779075623">
                <text:p>0.80333077907562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803730309009552">
                <text:p>0.80373030900955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804015696048737">
                <text:p>0.80401569604873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804188072681427">
                <text:p>0.80418807268142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804713785648346">
                <text:p>0.80471378564834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80501526594162">
                <text:p>0.8050152659416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804790079593658">
                <text:p>0.80479007959365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804933071136475">
                <text:p>0.80493307113647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805252909660339">
                <text:p>0.8052529096603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819767534732819">
                <text:p>0.81976753473281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821439146995544">
                <text:p>0.82143914699554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820634424686432">
                <text:p>0.82063442468643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809368073940277">
                <text:p>0.80936807394027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810460925102234">
                <text:p>0.81046092510223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811258971691132">
                <text:p>0.81125897169113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808221876621246">
                <text:p>0.80822187662124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812697291374206">
                <text:p>0.81269729137420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81307852268219">
                <text:p>0.8130785226821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815406322479248">
                <text:p>0.81540632247924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815351545810699">
                <text:p>0.81535154581069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81667298078537">
                <text:p>0.8166729807853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815516650676727">
                <text:p>0.81551665067672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816745221614838">
                <text:p>0.81674522161483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15388143062592">
                <text:p>0.81538814306259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818651258945465">
                <text:p>0.81865125894546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816979765892029">
                <text:p>0.81697976589202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816903293132782">
                <text:p>0.81690329313278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817193865776062">
                <text:p>0.81719386577606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818927228450775">
                <text:p>0.81892722845077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819052577018738">
                <text:p>0.81905257701873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819034099578857">
                <text:p>0.81903409957885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819364666938782">
                <text:p>0.81936466693878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819266974925995">
                <text:p>0.81926697492599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816330671310425">
                <text:p>0.81633067131042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818240761756897">
                <text:p>0.81824076175689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816714107990265">
                <text:p>0.81671410799026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813560664653778">
                <text:p>0.81356066465377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812257647514343">
                <text:p>0.81225764751434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815452814102173">
                <text:p>0.81545281410217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815013349056244">
                <text:p>0.81501334905624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814782500267029">
                <text:p>0.81478250026702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793161153793335">
                <text:p>0.79316115379333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795767366886139">
                <text:p>0.79576736688613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792355000972748">
                <text:p>0.79235500097274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98280119895935">
                <text:p>0.79828011989593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797358751296997">
                <text:p>0.79735875129699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797107577323914">
                <text:p>0.7971075773239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795556426048279">
                <text:p>0.79555642604827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798356711864471">
                <text:p>0.79835671186447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79353266954422">
                <text:p>0.7935326695442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797505974769592">
                <text:p>0.79750597476959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795781314373016">
                <text:p>0.79578131437301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7994784116745">
                <text:p>0.799478411674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799261033535004">
                <text:p>0.79926103353500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799793124198914">
                <text:p>0.79979312419891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800779581069946">
                <text:p>0.80077958106994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802044212818146">
                <text:p>0.80204421281814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80265611410141">
                <text:p>0.8026561141014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802432119846344">
                <text:p>0.8024321198463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802143633365631">
                <text:p>0.80214363336563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795179486274719">
                <text:p>0.79517948627471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791339874267578">
                <text:p>0.79133987426757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797683775424957">
                <text:p>0.79768377542495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795922636985779">
                <text:p>0.79592263698577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797426283359528">
                <text:p>0.79742628335952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795778214931488">
                <text:p>0.79577821493148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799818873405456">
                <text:p>0.79981887340545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797977209091187">
                <text:p>0.79797720909118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800693988800049">
                <text:p>0.80069398880004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799862205982208">
                <text:p>0.79986220598220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800941407680512">
                <text:p>0.80094140768051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79877108335495">
                <text:p>0.7987710833549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803706407546997">
                <text:p>0.80370640754699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807246267795563">
                <text:p>0.80724626779556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807675659656525">
                <text:p>0.80767565965652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807233870029449">
                <text:p>0.80723387002944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807619333267212">
                <text:p>0.80761933326721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804831027984619">
                <text:p>0.80483102798461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805331826210022">
                <text:p>0.80533182621002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803620219230652">
                <text:p>0.80362021923065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806789040565491">
                <text:p>0.80678904056549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805512726306915">
                <text:p>0.80551272630691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805998861789703">
                <text:p>0.80599886178970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804965853691101">
                <text:p>0.80496585369110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802686214447022">
                <text:p>0.80268621444702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799840867519379">
                <text:p>0.79984086751937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805352807044983">
                <text:p>0.80535280704498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802279114723206">
                <text:p>0.80227911472320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804078876972199">
                <text:p>0.80407887697219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803394854068756">
                <text:p>0.80339485406875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803949356079102">
                <text:p>0.80394935607910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803116977214813">
                <text:p>0.80311697721481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803352355957031">
                <text:p>0.80335235595703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803435385227203">
                <text:p>0.80343538522720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803437232971191">
                <text:p>0.80343723297119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803438484668732">
                <text:p>0.80343848466873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800655543804169">
                <text:p>0.80065554380416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799296498298645">
                <text:p>0.79929649829864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802252113819122">
                <text:p>0.80225211381912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801259398460388">
                <text:p>0.80125939846038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80170750617981">
                <text:p>0.8017075061798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800292789936066">
                <text:p>0.80029278993606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801053166389465">
                <text:p>0.80105316638946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799655258655548">
                <text:p>0.79965525865554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800080001354218">
                <text:p>0.80008000135421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800999820232391">
                <text:p>0.80099982023239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80218631029129">
                <text:p>0.8021863102912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80038982629776">
                <text:p>0.8003898262977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805023908615112">
                <text:p>0.80502390861511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805612564086914">
                <text:p>0.80561256408691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806617558002472">
                <text:p>0.80661755800247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806529521942139">
                <text:p>0.80652952194213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808447659015656">
                <text:p>0.80844765901565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805978715419769">
                <text:p>0.80597871541976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808429777622223">
                <text:p>0.80842977762222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808254778385162">
                <text:p>0.80825477838516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808144152164459">
                <text:p>0.80814415216445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807916700839996">
                <text:p>0.80791670083999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807811975479126">
                <text:p>0.80781197547912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808348834514618">
                <text:p>0.8083488345146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803542912006378">
                <text:p>0.80354291200637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802075624465942">
                <text:p>0.80207562446594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802924931049347">
                <text:p>0.80292493104934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802827596664429">
                <text:p>0.80282759666442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804539918899536">
                <text:p>0.80453991889953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80398166179657">
                <text:p>0.8039816617965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80391800403595">
                <text:p>0.8039180040359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803479731082916">
                <text:p>0.80347973108291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805855751037598">
                <text:p>0.80585575103759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805692732334137">
                <text:p>0.80569273233413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805325925350189">
                <text:p>0.80532592535018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806017816066742">
                <text:p>0.80601781606674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806401193141937">
                <text:p>0.80640119314193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80553275346756">
                <text:p>0.8055327534675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805805742740631">
                <text:p>0.80580574274063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805636703968048">
                <text:p>0.80563670396804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805975258350372">
                <text:p>0.80597525835037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818048655986786">
                <text:p>0.8180486559867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818544805049896">
                <text:p>0.81854480504989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818340063095093">
                <text:p>0.81834006309509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82016509771347">
                <text:p>0.8201650977134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81961190700531">
                <text:p>0.8196119070053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818038702011108">
                <text:p>0.81803870201110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81996476650238">
                <text:p>0.8199647665023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833784818649292">
                <text:p>0.83378481864929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834089815616608">
                <text:p>0.83408981561660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836000502109528">
                <text:p>0.83600050210952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834052383899689">
                <text:p>0.83405238389968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834001421928406">
                <text:p>0.83400142192840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834349513053894">
                <text:p>0.83434951305389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834396719932556">
                <text:p>0.83439671993255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834239304065704">
                <text:p>0.83423930406570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834680020809174">
                <text:p>0.83468002080917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833357691764831">
                <text:p>0.83335769176483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834178924560547">
                <text:p>0.83417892456054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832976758480072">
                <text:p>0.83297675848007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833238422870636">
                <text:p>0.83323842287063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833624601364136">
                <text:p>0.83362460136413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835584342479706">
                <text:p>0.83558434247970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835465371608734">
                <text:p>0.83546537160873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837365508079529">
                <text:p>0.83736550807952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837393820285797">
                <text:p>0.83739382028579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837433338165283">
                <text:p>0.83743333816528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836438059806824">
                <text:p>0.83643805980682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836481928825378">
                <text:p>0.83648192882537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835953414440155">
                <text:p>0.83595341444015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836289823055267">
                <text:p>0.83628982305526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836146295070648">
                <text:p>0.83614629507064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834467589855194">
                <text:p>0.83446758985519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811139523983002">
                <text:p>0.81113952398300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815237104892731">
                <text:p>0.81523710489273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813359975814819">
                <text:p>0.81335997581481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816541016101837">
                <text:p>0.8165410161018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815686762332916">
                <text:p>0.81568676233291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815329551696777">
                <text:p>0.81532955169677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815141916275024">
                <text:p>0.81514191627502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81668096780777">
                <text:p>0.8166809678077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815953373908997">
                <text:p>0.81595337390899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816271901130676">
                <text:p>0.81627190113067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814860701560974">
                <text:p>0.81486070156097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78724467754364">
                <text:p>0.7872446775436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787967085838318">
                <text:p>0.78796708583831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789856553077698">
                <text:p>0.78985655307769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789225399494171">
                <text:p>0.78922539949417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791203677654266">
                <text:p>0.79120367765426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791217744350433">
                <text:p>0.7912177443504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791359961032867">
                <text:p>0.79135996103286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791141033172607">
                <text:p>0.79114103317260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794715106487274">
                <text:p>0.79471510648727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794753074645996">
                <text:p>0.79475307464599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793324410915375">
                <text:p>0.79332441091537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793337523937225">
                <text:p>0.7933375239372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787550985813141">
                <text:p>0.78755098581314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789001405239105">
                <text:p>0.78900140523910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788613319396973">
                <text:p>0.78861331939697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786061882972717">
                <text:p>0.78606188297271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787756085395813">
                <text:p>0.78775608539581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787750899791718">
                <text:p>0.78775089979171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787906527519226">
                <text:p>0.78790652751922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787756860256195">
                <text:p>0.78775686025619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787656486034393">
                <text:p>0.78765648603439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788703322410584">
                <text:p>0.78870332241058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792035579681397">
                <text:p>0.79203557968139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789290487766266">
                <text:p>0.78929048776626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822600603103638">
                <text:p>0.82260060310363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822112321853638">
                <text:p>0.82211232185363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823687434196472">
                <text:p>0.82368743419647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822167456150055">
                <text:p>0.82216745615005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822018325328827">
                <text:p>0.82201832532882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82293301820755">
                <text:p>0.8229330182075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824212849140167">
                <text:p>0.82421284914016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823779761791229">
                <text:p>0.82377976179122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822575390338898">
                <text:p>0.82257539033889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823144376277924">
                <text:p>0.82314437627792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82341605424881">
                <text:p>0.8234160542488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823646903038025">
                <text:p>0.82364690303802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825201809406281">
                <text:p>0.82520180940628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823289215564728">
                <text:p>0.82328921556472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825229167938232">
                <text:p>0.82522916793823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824056744575501">
                <text:p>0.82405674457550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825329184532166">
                <text:p>0.82532918453216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823924839496612">
                <text:p>0.82392483949661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825548529624939">
                <text:p>0.82554852962493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82542335987091">
                <text:p>0.8254233598709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825718760490418">
                <text:p>0.82571876049041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25326800346375">
                <text:p>0.82532680034637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8258256316185">
                <text:p>0.825825631618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825835525989533">
                <text:p>0.82583552598953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824932038784027">
                <text:p>0.82493203878402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23492348194122">
                <text:p>0.82349234819412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824949622154236">
                <text:p>0.82494962215423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823525547981262">
                <text:p>0.82352554798126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825272977352142">
                <text:p>0.82527297735214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825791478157043">
                <text:p>0.82579147815704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826629996299744">
                <text:p>0.82662999629974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824840366840362">
                <text:p>0.82484036684036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826997816562653">
                <text:p>0.82699781656265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8251833319664">
                <text:p>0.825183331966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82720947265625">
                <text:p>0.8272094726562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26280951499939">
                <text:p>0.82628095149993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814480602741241">
                <text:p>0.81448060274124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810417294502258">
                <text:p>0.81041729450225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812204837799072">
                <text:p>0.81220483779907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81269109249115">
                <text:p>0.8126910924911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81423282623291">
                <text:p>0.8142328262329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811467111110687">
                <text:p>0.81146711111068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11217188835144">
                <text:p>0.81121718883514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810572624206543">
                <text:p>0.81057262420654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81057608127594">
                <text:p>0.8105760812759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811437427997589">
                <text:p>0.81143742799758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811173498630524">
                <text:p>0.81117349863052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810902118682861">
                <text:p>0.81090211868286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813813447952271">
                <text:p>0.81381344795227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813307106494904">
                <text:p>0.81330710649490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814616560935974">
                <text:p>0.81461656093597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813992500305176">
                <text:p>0.81399250030517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814969301223755">
                <text:p>0.81496930122375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815679311752319">
                <text:p>0.81567931175231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817192077636719">
                <text:p>0.81719207763671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815068781375885">
                <text:p>0.81506878137588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814992368221283">
                <text:p>0.81499236822128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81507134437561">
                <text:p>0.8150713443756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815088093280792">
                <text:p>0.81508809328079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815210044384003">
                <text:p>0.81521004438400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814410626888275">
                <text:p>0.81441062688827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809524595737457">
                <text:p>0.80952459573745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809762299060822">
                <text:p>0.80976229906082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805617570877075">
                <text:p>0.80561757087707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80683159828186">
                <text:p>0.8068315982818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803728461265564">
                <text:p>0.80372846126556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807226300239563">
                <text:p>0.80722630023956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805279970169067">
                <text:p>0.80527997016906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80527538061142">
                <text:p>0.8052753806114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807703673839569">
                <text:p>0.80770367383956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808680295944214">
                <text:p>0.80868029594421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807925403118133">
                <text:p>0.80792540311813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809190928936004">
                <text:p>0.80919092893600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805301904678345">
                <text:p>0.80530190467834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809609949588776">
                <text:p>0.80960994958877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809259474277496">
                <text:p>0.80925947427749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809360206127167">
                <text:p>0.80936020612716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808510899543762">
                <text:p>0.80851089954376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810448408126831">
                <text:p>0.81044840812683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808309137821198">
                <text:p>0.80830913782119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811333119869232">
                <text:p>0.81133311986923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809653639793396">
                <text:p>0.80965363979339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811193287372589">
                <text:p>0.81119328737258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809709310531616">
                <text:p>0.80970931053161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812735378742218">
                <text:p>0.81273537874221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807260751724243">
                <text:p>0.80726075172424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811037600040436">
                <text:p>0.81103760004043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809607625007629">
                <text:p>0.80960762500762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811326801776886">
                <text:p>0.81132680177688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809513628482819">
                <text:p>0.80951362848281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81097275018692">
                <text:p>0.8109727501869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805329620838165">
                <text:p>0.80532962083816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808240056037903">
                <text:p>0.80824005603790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809742212295532">
                <text:p>0.80974221229553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810162425041199">
                <text:p>0.81016242504119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808226823806763">
                <text:p>0.80822682380676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811108946800232">
                <text:p>0.8111089468002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810285091400147">
                <text:p>0.81028509140014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810279071331024">
                <text:p>0.8102790713310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810883224010468">
                <text:p>0.81088322401046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810610413551331">
                <text:p>0.81061041355133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811387956142426">
                <text:p>0.81138795614242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811343729496002">
                <text:p>0.81134372949600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811924815177918">
                <text:p>0.81192481517791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812103688716888">
                <text:p>0.81210368871688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81236857175827">
                <text:p>0.8123685717582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812682628631592">
                <text:p>0.81268262863159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812917470932007">
                <text:p>0.81291747093200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813602805137634">
                <text:p>0.81360280513763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812425255775452">
                <text:p>0.81242525577545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811503767967224">
                <text:p>0.81150376796722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811716079711914">
                <text:p>0.81171607971191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811704933643341">
                <text:p>0.81170493364334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810265779495239">
                <text:p>0.81026577949523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810473382472992">
                <text:p>0.81047338247299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809615552425385">
                <text:p>0.80961555242538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810338258743286">
                <text:p>0.81033825874328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810226023197174">
                <text:p>0.81022602319717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80949729681015">
                <text:p>0.8094972968101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809354305267334">
                <text:p>0.80935430526733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808399319648743">
                <text:p>0.80839931964874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806446075439453">
                <text:p>0.80644607543945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808091044425964">
                <text:p>0.80809104442596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808338403701782">
                <text:p>0.80833840370178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809823930263519">
                <text:p>0.80982393026351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798418402671814">
                <text:p>0.79841840267181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798233509063721">
                <text:p>0.79823350906372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796271860599518">
                <text:p>0.79627186059951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796289086341858">
                <text:p>0.79628908634185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796141624450684">
                <text:p>0.79614162445068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797336101531982">
                <text:p>0.79733610153198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796240866184235">
                <text:p>0.79624086618423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827951312065125">
                <text:p>0.82795131206512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828271985054016">
                <text:p>0.82827198505401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825648725032806">
                <text:p>0.82564872503280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82566750049591">
                <text:p>0.8256675004959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825274348258972">
                <text:p>0.82527434825897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825795412063599">
                <text:p>0.82579541206359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826779127120972">
                <text:p>0.82677912712097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827136814594269">
                <text:p>0.82713681459426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827374339103699">
                <text:p>0.82737433910369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828010261058807">
                <text:p>0.82801026105880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828096807003021">
                <text:p>0.82809680700302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827829122543335">
                <text:p>0.82782912254333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825378119945526">
                <text:p>0.82537811994552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824765503406525">
                <text:p>0.82476550340652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826820969581604">
                <text:p>0.82682096958160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826871693134308">
                <text:p>0.82687169313430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826608180999756">
                <text:p>0.82660818099975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826299786567688">
                <text:p>0.82629978656768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826924562454224">
                <text:p>0.82692456245422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826474070549011">
                <text:p>0.82647407054901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826587498188019">
                <text:p>0.82658749818801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825959026813507">
                <text:p>0.82595902681350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826824963092804">
                <text:p>0.82682496309280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826848745346069">
                <text:p>0.82684874534606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823956787586212">
                <text:p>0.82395678758621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815357863903046">
                <text:p>0.81535786390304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814715147018433">
                <text:p>0.81471514701843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813496232032776">
                <text:p>0.81349623203277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815292418003082">
                <text:p>0.81529241800308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816732406616211">
                <text:p>0.81673240661621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81540709733963">
                <text:p>0.8154070973396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814466297626495">
                <text:p>0.81446629762649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814679384231567">
                <text:p>0.81467938423156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814298927783966">
                <text:p>0.81429892778396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814146280288696">
                <text:p>0.81414628028869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814148247241974">
                <text:p>0.81414824724197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816921353340149">
                <text:p>0.81692135334014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817709743976593">
                <text:p>0.81770974397659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817475497722626">
                <text:p>0.81747549772262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816778898239136">
                <text:p>0.81677889823913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819421648979187">
                <text:p>0.81942164897918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818134129047394">
                <text:p>0.81813412904739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817644953727722">
                <text:p>0.81764495372772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817486226558685">
                <text:p>0.81748622655868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817160367965698">
                <text:p>0.81716036796569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817591547966003">
                <text:p>0.81759154796600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8177649974823">
                <text:p>0.817764997482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817571938037872">
                <text:p>0.81757193803787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821760594844818">
                <text:p>0.82176059484481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822290122509003">
                <text:p>0.82229012250900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822750449180603">
                <text:p>0.82275044918060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823107957839966">
                <text:p>0.82310795783996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824008405208588">
                <text:p>0.82400840520858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823934674263001">
                <text:p>0.82393467426300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824173033237457">
                <text:p>0.82417303323745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824675798416138">
                <text:p>0.82467579841613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824936389923096">
                <text:p>0.82493638992309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812083661556244">
                <text:p>0.81208366155624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817902207374573">
                <text:p>0.81790220737457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816572964191437">
                <text:p>0.81657296419143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821542143821716">
                <text:p>0.82154214382171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820975303649902">
                <text:p>0.82097530364990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822271883487701">
                <text:p>0.82227188348770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820012867450714">
                <text:p>0.82001286745071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820518791675568">
                <text:p>0.82051879167556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82079267501831">
                <text:p>0.8207926750183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820643007755279">
                <text:p>0.82064300775527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82103818655014">
                <text:p>0.8210381865501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820662796497345">
                <text:p>0.82066279649734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820902526378632">
                <text:p>0.82090252637863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822203576564789">
                <text:p>0.82220357656478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82205069065094">
                <text:p>0.8220506906509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819666981697083">
                <text:p>0.81966698169708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817297518253326">
                <text:p>0.81729751825332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817777693271637">
                <text:p>0.81777769327163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818035423755646">
                <text:p>0.81803542375564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819142460823059">
                <text:p>0.81914246082305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819329977035522">
                <text:p>0.81932997703552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820394158363342">
                <text:p>0.82039415836334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818877458572388">
                <text:p>0.81887745857238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820116758346558">
                <text:p>0.82011675834655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819733262062073">
                <text:p>0.81973326206207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819975554943085">
                <text:p>0.81997555494308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819944143295288">
                <text:p>0.81994414329528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81477302312851">
                <text:p>0.8147730231285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811521947383881">
                <text:p>0.81152194738388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813028633594513">
                <text:p>0.81302863359451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812911331653595">
                <text:p>0.81291133165359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813016891479492">
                <text:p>0.81301689147949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813389956951141">
                <text:p>0.81338995695114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812387466430664">
                <text:p>0.81238746643066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805950939655304">
                <text:p>0.80595093965530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806714296340942">
                <text:p>0.80671429634094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803082942962647">
                <text:p>0.80308294296264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806638419628143">
                <text:p>0.80663841962814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805671036243439">
                <text:p>0.80567103624343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819993019104004">
                <text:p>0.81999301910400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817965090274811">
                <text:p>0.81796509027481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819982588291168">
                <text:p>0.81998258829116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818639874458313">
                <text:p>0.81863987445831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818696081638336">
                <text:p>0.81869608163833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362412720918655">
                <text:p>0.36241272091865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816611051559448">
                <text:p>0.81661105155944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257409900426865">
                <text:p>0.25740990042686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81699925661087">
                <text:p>0.8169992566108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816973090171814">
                <text:p>0.81697309017181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867760717868805">
                <text:p>0.86776071786880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817346036434174">
                <text:p>0.81734603643417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906534671783447">
                <text:p>0.90653467178344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818504869937897">
                <text:p>0.81850486993789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916365027427673">
                <text:p>0.91636502742767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81839919090271">
                <text:p>0.8183991909027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92949503660202">
                <text:p>0.9294950366020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818561911582947">
                <text:p>0.81856191158294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919334053993225">
                <text:p>0.91933405399322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821762323379517">
                <text:p>0.82176232337951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90785163640976">
                <text:p>0.9078516364097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820251107215881">
                <text:p>0.82025110721588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927400648593903">
                <text:p>0.92740064859390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824809789657593">
                <text:p>0.82480978965759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917564630508423">
                <text:p>0.91756463050842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825116813182831">
                <text:p>0.82511681318283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89543217420578">
                <text:p>0.8954321742057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825567781925201">
                <text:p>0.82556778192520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889005482196808">
                <text:p>0.88900548219680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825064480304718">
                <text:p>0.82506448030471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913894593715668">
                <text:p>0.91389459371566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825738072395325">
                <text:p>0.82573807239532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900208532810211">
                <text:p>0.90020853281021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825608015060425">
                <text:p>0.82560801506042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859070479869843">
                <text:p>0.85907047986984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664356529712677">
                <text:p>0.66435652971267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824840426445007">
                <text:p>0.82484042644500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825550436973572">
                <text:p>0.82555043697357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825083196163178">
                <text:p>0.82508319616317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825348794460297">
                <text:p>0.82534879446029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822420477867126">
                <text:p>0.82242047786712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815806925296783">
                <text:p>0.81580692529678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81680428981781">
                <text:p>0.816804289817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794792115688324">
                <text:p>0.79479211568832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792855858802795">
                <text:p>0.79285585880279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792727768421173">
                <text:p>0.79272776842117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793809711933136">
                <text:p>0.79380971193313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793683648109436">
                <text:p>0.79368364810943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795584380626678">
                <text:p>0.79558438062667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797753095626831">
                <text:p>0.79775309562683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79758620262146">
                <text:p>0.7975862026214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798305332660675">
                <text:p>0.79830533266067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794000208377838">
                <text:p>0.79400020837783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792608082294464">
                <text:p>0.79260808229446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792552769184112">
                <text:p>0.79255276918411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792156994342804">
                <text:p>0.79215699434280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795035064220428">
                <text:p>0.79503506422042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795163452625275">
                <text:p>0.79516345262527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797358632087708">
                <text:p>0.79735863208770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797368764877319">
                <text:p>0.79736876487731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798138856887817">
                <text:p>0.79813885688781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798723042011261">
                <text:p>0.79872304201126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79878044128418">
                <text:p>0.7987804412841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798100531101227">
                <text:p>0.79810053110122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796848952770233">
                <text:p>0.79684895277023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796464145183563">
                <text:p>0.79646414518356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797639906406403">
                <text:p>0.79763990640640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796664953231812">
                <text:p>0.79666495323181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798604190349579">
                <text:p>0.79860419034957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798403203487396">
                <text:p>0.79840320348739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797664105892181">
                <text:p>0.79766410589218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797710299491882">
                <text:p>0.79771029949188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797412633895874">
                <text:p>0.79741263389587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799791097640991">
                <text:p>0.79979109764099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799609243869782">
                <text:p>0.79960924386978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798543155193329">
                <text:p>0.79854315519332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802464544773102">
                <text:p>0.80246454477310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801707923412323">
                <text:p>0.80170792341232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802796900272369">
                <text:p>0.80279690027236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797939121723175">
                <text:p>0.79793912172317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798793852329254">
                <text:p>0.79879385232925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799226522445679">
                <text:p>0.79922652244567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79858523607254">
                <text:p>0.7985852360725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798064410686493">
                <text:p>0.79806441068649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798367321491241">
                <text:p>0.79836732149124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797977566719055">
                <text:p>0.79797756671905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798703908920288">
                <text:p>0.79870390892028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798369407653809">
                <text:p>0.79836940765380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793498933315277">
                <text:p>0.79349893331527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793629467487335">
                <text:p>0.79362946748733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794719398021698">
                <text:p>0.79471939802169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794624209403992">
                <text:p>0.79462420940399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795880496501923">
                <text:p>0.79588049650192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795485258102417">
                <text:p>0.79548525810241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795193195343018">
                <text:p>0.79519319534301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795429944992065">
                <text:p>0.79542994499206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795244455337524">
                <text:p>0.79524445533752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795209646224976">
                <text:p>0.79520964622497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795434713363647">
                <text:p>0.79543471336364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794359385967255">
                <text:p>0.79435938596725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796518564224243">
                <text:p>0.79651856422424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79758358001709">
                <text:p>0.7975835800170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797205626964569">
                <text:p>0.79720562696456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796640276908875">
                <text:p>0.79664027690887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797335088253021">
                <text:p>0.79733508825302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819341778755188">
                <text:p>0.81934177875518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822250783443451">
                <text:p>0.82225078344345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822136700153351">
                <text:p>0.82213670015335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82217001914978">
                <text:p>0.8221700191497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819943845272064">
                <text:p>0.81994384527206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820135772228241">
                <text:p>0.82013577222824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819725692272186">
                <text:p>0.81972569227218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825166523456574">
                <text:p>0.82516652345657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824922740459442">
                <text:p>0.82492274045944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824973523616791">
                <text:p>0.82497352361679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824962854385376">
                <text:p>0.82496285438537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825374901294708">
                <text:p>0.82537490129470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825371623039246">
                <text:p>0.82537162303924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825281143188477">
                <text:p>0.82528114318847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826081037521362">
                <text:p>0.82608103752136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826052188873291">
                <text:p>0.82605218887329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825944304466248">
                <text:p>0.82594430446624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825980722904205">
                <text:p>0.82598072290420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825791656970978">
                <text:p>0.82579165697097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825925350189209">
                <text:p>0.82592535018920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82612407207489">
                <text:p>0.8261240720748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825636744499206">
                <text:p>0.82563674449920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825519382953644">
                <text:p>0.82551938295364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825328528881073">
                <text:p>0.82532852888107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825397074222565">
                <text:p>0.82539707422256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825510323047638">
                <text:p>0.82551032304763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825349509716034">
                <text:p>0.82534950971603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825382232666016">
                <text:p>0.82538223266601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825351417064667">
                <text:p>0.82535141706466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825397849082947">
                <text:p>0.82539784908294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825193583965302">
                <text:p>0.82519358396530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825934886932373">
                <text:p>0.82593488693237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81801575422287">
                <text:p>0.8180157542228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819321513175964">
                <text:p>0.8193215131759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818772375583649">
                <text:p>0.81877237558364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346893101930618">
                <text:p>0.34689310193061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820660829544067">
                <text:p>0.82066082954406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527539312839508">
                <text:p>0.52753931283950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820556581020355">
                <text:p>0.82055658102035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619120538234711">
                <text:p>0.61912053823471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820450305938721">
                <text:p>0.82045030593872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59841001033783">
                <text:p>0.5984100103378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819924354553223">
                <text:p>0.81992435455322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588980972766876">
                <text:p>0.58898097276687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820255756378174">
                <text:p>0.82025575637817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556723952293396">
                <text:p>0.55672395229339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820362150669098">
                <text:p>0.82036215066909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54273909330368">
                <text:p>0.5427390933036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820890426635742">
                <text:p>0.82089042663574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478773057460785">
                <text:p>0.47877305746078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820585012435913">
                <text:p>0.82058501243591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50631719827652">
                <text:p>0.5063171982765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809029579162598">
                <text:p>0.80902957916259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464322954416275">
                <text:p>0.46432295441627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807463586330414">
                <text:p>0.80746358633041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433340609073639">
                <text:p>0.4333406090736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807096242904663">
                <text:p>0.80709624290466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380878508090973">
                <text:p>0.38087850809097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806599736213684">
                <text:p>0.80659973621368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374039322137833">
                <text:p>0.37403932213783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807096600532532">
                <text:p>0.80709660053253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333816558122635">
                <text:p>0.33381655812263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806886553764343">
                <text:p>0.80688655376434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331068813800812">
                <text:p>0.33106881380081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807511448860168">
                <text:p>0.80751144886016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267233103513718">
                <text:p>0.26723310351371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807692766189575">
                <text:p>0.80769276618957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269817501306534">
                <text:p>0.26981750130653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807742238044739">
                <text:p>0.80774223804473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807766854763031">
                <text:p>0.80776685476303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807689428329468">
                <text:p>0.80768942832946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807909667491913">
                <text:p>0.80790966749191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810312926769257">
                <text:p>0.81031292676925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806489288806915">
                <text:p>0.80648928880691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807878434658051">
                <text:p>0.80787843465805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808251082897186">
                <text:p>0.80825108289718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807522177696228">
                <text:p>0.80752217769622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807723820209503">
                <text:p>0.80772382020950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807753622531891">
                <text:p>0.80775362253189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807722449302673">
                <text:p>0.80772244930267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807251930236816">
                <text:p>0.80725193023681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811218559741974">
                <text:p>0.81121855974197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815875172615051">
                <text:p>0.8158751726150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81546813249588">
                <text:p>0.8154681324958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816935181617737">
                <text:p>0.81693518161773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820653080940247">
                <text:p>0.82065308094024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550175249576569">
                <text:p>0.55017524957656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822930335998535">
                <text:p>0.82293033599853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509401679039001">
                <text:p>0.50940167903900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821966886520386">
                <text:p>0.82196688652038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590419113636017">
                <text:p>0.59041911363601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822011232376099">
                <text:p>0.82201123237609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666958391666412">
                <text:p>0.66695839166641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821065902709961">
                <text:p>0.82106590270996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731755077838898">
                <text:p>0.73175507783889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821654915809631">
                <text:p>0.82165491580963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699133634567261">
                <text:p>0.69913363456726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821807205677033">
                <text:p>0.82180720567703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739547729492188">
                <text:p>0.73954772949218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821927070617676">
                <text:p>0.82192707061767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751945495605469">
                <text:p>0.75194549560546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821657299995422">
                <text:p>0.821657299995422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764434814453125">
                <text:p>0.76443481445312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821703851222992">
                <text:p>0.82170385122299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789288938045502">
                <text:p>0.78928893804550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821165204048157">
                <text:p>0.82116520404815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781539678573608">
                <text:p>0.78153967857360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818037927150726">
                <text:p>0.81803792715072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795296609401703">
                <text:p>0.79529660940170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817078530788422">
                <text:p>0.81707853078842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801104307174683">
                <text:p>0.80110430717468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817012012004852">
                <text:p>0.81701201200485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806414127349854">
                <text:p>0.80641412734985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816856861114502">
                <text:p>0.81685686111450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805596053600311">
                <text:p>0.80559605360031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817104279994965">
                <text:p>0.81710427999496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809195816516876">
                <text:p>0.80919581651687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817647337913513">
                <text:p>0.81764733791351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804007112979889">
                <text:p>0.80400711297988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818092405796051">
                <text:p>0.81809240579605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800011873245239">
                <text:p>0.80001187324523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818336009979248">
                <text:p>0.81833600997924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800098896026611">
                <text:p>0.80009889602661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818637728691101">
                <text:p>0.81863772869110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800683677196503">
                <text:p>0.800683677196503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818621277809143">
                <text:p>0.81862127780914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799171686172485">
                <text:p>0.79917168617248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819039881229401">
                <text:p>0.81903988122940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803403854370117">
                <text:p>0.8034038543701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819345891475678">
                <text:p>0.81934589147567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792370438575745">
                <text:p>0.79237043857574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819897353649139">
                <text:p>0.81989735364913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797449350357056">
                <text:p>0.797449350357056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818130195140839">
                <text:p>0.81813019514083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792317688465118">
                <text:p>0.79231768846511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817781448364258">
                <text:p>0.81778144836425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788350701332092">
                <text:p>0.78835070133209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817687034606934">
                <text:p>0.81768703460693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780371308326721">
                <text:p>0.78037130832672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81766152381897">
                <text:p>0.8176615238189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813733160495758">
                <text:p>0.81373316049575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814761161804199">
                <text:p>0.81476116180419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815641641616821">
                <text:p>0.81564164161682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81608122587204">
                <text:p>0.8160812258720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81479799747467">
                <text:p>0.8147979974746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816794097423553">
                <text:p>0.81679409742355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815285623073578">
                <text:p>0.81528562307357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817006528377533">
                <text:p>0.81700652837753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812057912349701">
                <text:p>0.81205791234970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819516539573669">
                <text:p>0.81951653957366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814657688140869">
                <text:p>0.81465768814086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829923450946808">
                <text:p>0.82992345094680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812339842319489">
                <text:p>0.81233984231948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831541657447815">
                <text:p>0.83154165744781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821214079856873">
                <text:p>0.82121407985687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838777303695679">
                <text:p>0.83877730369567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820866048336029">
                <text:p>0.82086604833602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839793980121612">
                <text:p>0.83979398012161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822445154190064">
                <text:p>0.82244515419006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839604556560516">
                <text:p>0.83960455656051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821721613407135">
                <text:p>0.82172161340713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838878452777862">
                <text:p>0.83887845277786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821638643741608">
                <text:p>0.82163864374160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839922666549683">
                <text:p>0.83992266654968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821816980838776">
                <text:p>0.82181698083877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839523255825043">
                <text:p>0.83952325582504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820955395698547">
                <text:p>0.82095539569854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828396141529083">
                <text:p>0.82839614152908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820320546627045">
                <text:p>0.82032054662704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833001136779785">
                <text:p>0.83300113677978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821195840835571">
                <text:p>0.82119584083557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89458578824997">
                <text:p>0.8945857882499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821568191051483">
                <text:p>0.82156819105148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910806775093079">
                <text:p>0.91080677509307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821527421474457">
                <text:p>0.82152742147445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883815467357636">
                <text:p>0.88381546735763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821582138538361">
                <text:p>0.82158213853836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886806786060333">
                <text:p>0.8868067860603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822593450546265">
                <text:p>0.82259345054626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876064002513886">
                <text:p>0.87606400251388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71987509727478">
                <text:p>0.7198750972747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822011291980743">
                <text:p>0.82201129198074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390086799860001">
                <text:p>0.39008679986000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822075664997101">
                <text:p>0.82207566499710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821706414222717">
                <text:p>0.82170641422271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822906911373138">
                <text:p>0.82290691137313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820953547954559">
                <text:p>0.82095354795455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822129487991333">
                <text:p>0.82212948799133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821198344230652">
                <text:p>0.82119834423065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82183313369751">
                <text:p>0.8218331336975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820731520652771">
                <text:p>0.82073152065277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821716070175171">
                <text:p>0.82171607017517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821090459823608">
                <text:p>0.82109045982360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826114237308502">
                <text:p>0.82611423730850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813452184200287">
                <text:p>0.81345218420028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817005217075348">
                <text:p>0.81700521707534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817196249961853">
                <text:p>0.81719624996185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81675660610199">
                <text:p>0.8167566061019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816526055335999">
                <text:p>0.81652605533599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816480875015259">
                <text:p>0.81648087501525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81692099571228">
                <text:p>0.8169209957122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815303921699524">
                <text:p>0.81530392169952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815557956695556">
                <text:p>0.81555795669555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815480172634125">
                <text:p>0.81548017263412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815559387207031">
                <text:p>0.81555938720703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806898176670074">
                <text:p>0.80689817667007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805462896823883">
                <text:p>0.80546289682388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80566817522049">
                <text:p>0.8056681752204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803482890129089">
                <text:p>0.80348289012908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803450405597687">
                <text:p>0.80345040559768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804166436195374">
                <text:p>0.80416643619537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805013418197632">
                <text:p>0.80501341819763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804907560348511">
                <text:p>0.80490756034851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808848857879639">
                <text:p>0.80884885787963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806365311145783">
                <text:p>0.806365311145783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807271957397461">
                <text:p>0.80727195739746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80629026889801">
                <text:p>0.8062902688980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811381280422211">
                <text:p>0.81138128042221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811075627803803">
                <text:p>0.81107562780380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813934743404388">
                <text:p>0.81393474340438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812372982501983">
                <text:p>0.81237298250198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812385737895966">
                <text:p>0.81238573789596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812737345695496">
                <text:p>0.81273734569549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814618170261383">
                <text:p>0.81461817026138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813048124313355">
                <text:p>0.81304812431335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815399825572968">
                <text:p>0.81539982557296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798209190368652">
                <text:p>0.79820919036865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803823828697205">
                <text:p>0.80382382869720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802521526813507">
                <text:p>0.80252152681350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794769108295441">
                <text:p>0.794769108295441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793203592300415">
                <text:p>0.79320359230041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795529007911682">
                <text:p>0.79552900791168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796217143535614">
                <text:p>0.79621714353561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795848488807678">
                <text:p>0.79584848880767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795978784561157">
                <text:p>0.79597878456115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795696914196014">
                <text:p>0.79569691419601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794766902923584">
                <text:p>0.79476690292358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793746829032898">
                <text:p>0.79374682903289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794809401035309">
                <text:p>0.79480940103530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794942975044251">
                <text:p>0.79494297504425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795654892921448">
                <text:p>0.79565489292144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799119174480438">
                <text:p>0.79911917448043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797157645225525">
                <text:p>0.79715764522552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800513505935669">
                <text:p>0.800513505935669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799560487270355">
                <text:p>0.79956048727035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799926936626434">
                <text:p>0.79992693662643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799856305122376">
                <text:p>0.79985630512237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799872398376465">
                <text:p>0.79987239837646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797929048538208">
                <text:p>0.79792904853820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801423788070679">
                <text:p>0.80142378807067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798845589160919">
                <text:p>0.79884558916091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799357116222382">
                <text:p>0.79935711622238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799594342708588">
                <text:p>0.79959434270858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798437178134918">
                <text:p>0.79843717813491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788243472576141">
                <text:p>0.78824347257614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791843593120575">
                <text:p>0.79184359312057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790414810180664">
                <text:p>0.79041481018066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790907442569733">
                <text:p>0.79090744256973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801370084285736">
                <text:p>0.80137008428573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801795244216919">
                <text:p>0.80179524421691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800578892230987">
                <text:p>0.80057889223098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799108028411865">
                <text:p>0.79910802841186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799612164497376">
                <text:p>0.799612164497376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799462556838989">
                <text:p>0.79946255683898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801829636096954">
                <text:p>0.80182963609695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813017308712006">
                <text:p>0.813017308712006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811458647251129">
                <text:p>0.81145864725112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812430381774902">
                <text:p>0.81243038177490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812933325767517">
                <text:p>0.81293332576751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812978267669678">
                <text:p>0.81297826766967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813141703605652">
                <text:p>0.81314170360565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813772439956665">
                <text:p>0.81377243995666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813265144824982">
                <text:p>0.81326514482498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812987089157105">
                <text:p>0.81298708915710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812708437442779">
                <text:p>0.81270843744277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812279939651489">
                <text:p>0.81227993965148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813162505626678">
                <text:p>0.81316250562667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816901862621307">
                <text:p>0.81690186262130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815169751644135">
                <text:p>0.81516975164413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816870510578156">
                <text:p>0.81687051057815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817392826080322">
                <text:p>0.81739282608032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817364156246185">
                <text:p>0.81736415624618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81837010383606">
                <text:p>0.8183701038360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818119466304779">
                <text:p>0.818119466304779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816406726837158">
                <text:p>0.81640672683715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818452417850494">
                <text:p>0.81845241785049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818772375583649">
                <text:p>0.81877237558364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819337487220764">
                <text:p>0.81933748722076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81935727596283">
                <text:p>0.8193572759628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817607939243317">
                <text:p>0.81760793924331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818601727485657">
                <text:p>0.81860172748565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820750892162323">
                <text:p>0.82075089216232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821313142776489">
                <text:p>0.82131314277648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821400582790375">
                <text:p>0.82140058279037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82112729549408">
                <text:p>0.8211272954940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821145355701447">
                <text:p>0.82114535570144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820690512657166">
                <text:p>0.82069051265716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820595026016235">
                <text:p>0.82059502601623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821047604084015">
                <text:p>0.82104760408401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821698606014252">
                <text:p>0.82169860601425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82140976190567">
                <text:p>0.82140976190567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810490369796753">
                <text:p>0.81049036979675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810533702373504">
                <text:p>0.81053370237350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809738516807556">
                <text:p>0.80973851680755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809689700603485">
                <text:p>0.80968970060348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809666097164154">
                <text:p>0.80966609716415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809890508651733">
                <text:p>0.80989050865173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810484886169434">
                <text:p>0.81048488616943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810625910758972">
                <text:p>0.81062591075897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810650110244751">
                <text:p>0.81065011024475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809848010540008">
                <text:p>0.80984801054000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810853958129883">
                <text:p>0.81085395812988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809967756271362">
                <text:p>0.80996775627136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810605049133301">
                <text:p>0.810605049133301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810233891010284">
                <text:p>0.81023389101028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811548352241516">
                <text:p>0.81154835224151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811633884906769">
                <text:p>0.81163388490676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811613619327545">
                <text:p>0.81161361932754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811192870140076">
                <text:p>0.81119287014007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811185836791992">
                <text:p>0.81118583679199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811152338981628">
                <text:p>0.81115233898162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810983180999756">
                <text:p>0.810983180999756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81697815656662">
                <text:p>0.8169781565666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817502439022064">
                <text:p>0.81750243902206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8159459233284">
                <text:p>0.815945923328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829372823238373">
                <text:p>0.82937282323837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827740669250488">
                <text:p>0.82774066925048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829395890235901">
                <text:p>0.82939589023590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827040612697601">
                <text:p>0.82704061269760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827427744865418">
                <text:p>0.82742774486541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827709138393402">
                <text:p>0.82770913839340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827752411365509">
                <text:p>0.82775241136550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827805101871491">
                <text:p>0.82780510187149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82830423116684">
                <text:p>0.8283042311668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828422665596008">
                <text:p>0.82842266559600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827672600746155">
                <text:p>0.82767260074615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829281270503998">
                <text:p>0.82928127050399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825574815273285">
                <text:p>0.82557481527328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826858818531036">
                <text:p>0.826858818531036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826857149600983">
                <text:p>0.82685714960098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826847732067108">
                <text:p>0.82684773206710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826296269893646">
                <text:p>0.826296269893646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826642274856567">
                <text:p>0.826642274856567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826754152774811">
                <text:p>0.82675415277481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826983392238617">
                <text:p>0.826983392238617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8265021443367">
                <text:p>0.826502144336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827786087989807">
                <text:p>0.82778608798980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826386272907257">
                <text:p>0.826386272907257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824397206306458">
                <text:p>0.82439720630645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823230862617493">
                <text:p>0.82323086261749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821336567401886">
                <text:p>0.821336567401886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824065983295441">
                <text:p>0.824065983295441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823788106441498">
                <text:p>0.82378810644149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824913740158081">
                <text:p>0.82491374015808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818848669528961">
                <text:p>0.81884866952896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818327128887177">
                <text:p>0.81832712888717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817991435527802">
                <text:p>0.81799143552780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818240404129028">
                <text:p>0.81824040412902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818883717060089">
                <text:p>0.81888371706008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818181395530701">
                <text:p>0.81818139553070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818685412406921">
                <text:p>0.81868541240692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814047694206238">
                <text:p>0.81404769420623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812030732631683">
                <text:p>0.81203073263168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814018249511719">
                <text:p>0.81401824951171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813475430011749">
                <text:p>0.81347543001174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813263237476349">
                <text:p>0.81326323747634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813382983207703">
                <text:p>0.81338298320770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813245236873627">
                <text:p>0.81324523687362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813116371631622">
                <text:p>0.81311637163162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812627494335175">
                <text:p>0.81262749433517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812172949314117">
                <text:p>0.81217294931411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815027832984924">
                <text:p>0.81502783298492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812546372413635">
                <text:p>0.81254637241363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805480420589447">
                <text:p>0.80548042058944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805442631244659">
                <text:p>0.80544263124465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80611526966095">
                <text:p>0.8061152696609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806276082992554">
                <text:p>0.80627608299255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806350708007813">
                <text:p>0.806350708007813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806928277015686">
                <text:p>0.80692827701568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807884097099304">
                <text:p>0.80788409709930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807388782501221">
                <text:p>0.80738878250122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807401359081268">
                <text:p>0.80740135908126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807316839694977">
                <text:p>0.80731683969497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807444930076599">
                <text:p>0.80744493007659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807599604129791">
                <text:p>0.80759960412979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810426712036133">
                <text:p>0.81042671203613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80970299243927">
                <text:p>0.8097029924392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810882151126862">
                <text:p>0.81088215112686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810302019119263">
                <text:p>0.81030201911926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810749292373657">
                <text:p>0.8107492923736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808886051177979">
                <text:p>0.808886051177979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810006499290466">
                <text:p>0.810006499290466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80944812297821">
                <text:p>0.80944812297821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809905409812927">
                <text:p>0.80990540981292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809881687164306">
                <text:p>0.809881687164306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810166358947754">
                <text:p>0.810166358947754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81108421087265">
                <text:p>0.8110842108726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814087808132172">
                <text:p>0.81408780813217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812932133674622">
                <text:p>0.81293213367462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813133835792542">
                <text:p>0.81313383579254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813107192516327">
                <text:p>0.813107192516327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812568843364716">
                <text:p>0.812568843364716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812771677970886">
                <text:p>0.81277167797088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813369631767273">
                <text:p>0.81336963176727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813387215137482">
                <text:p>0.81338721513748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813859939575195">
                <text:p>0.81385993957519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813773214817047">
                <text:p>0.81377321481704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814081251621246">
                <text:p>0.81408125162124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814126074314117">
                <text:p>0.814126074314117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817031681537628">
                <text:p>0.81703168153762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815030694007874">
                <text:p>0.81503069400787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815407693386078">
                <text:p>0.81540769338607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814953148365021">
                <text:p>0.81495314836502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815696656703949">
                <text:p>0.81569665670394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816979646682739">
                <text:p>0.816979646682739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817125737667084">
                <text:p>0.81712573766708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816779315471649">
                <text:p>0.81677931547164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816958725452423">
                <text:p>0.81695872545242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810541689395904">
                <text:p>0.81054168939590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811307013034821">
                <text:p>0.81130701303482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810831606388092">
                <text:p>0.81083160638809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818273365497589">
                <text:p>0.81827336549758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816627860069275">
                <text:p>0.81662786006927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816256701946258">
                <text:p>0.81625670194625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816161692142487">
                <text:p>0.816161692142487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81713593006134">
                <text:p>0.81713593006134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815803945064545">
                <text:p>0.81580394506454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821313083171845">
                <text:p>0.82131308317184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820305526256561">
                <text:p>0.82030552625656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820169627666473">
                <text:p>0.82016962766647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818752467632294">
                <text:p>0.818752467632294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816023766994476">
                <text:p>0.81602376699447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816098749637604">
                <text:p>0.81609874963760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81631737947464">
                <text:p>0.8163173794746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816334784030914">
                <text:p>0.81633478403091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816102743148804">
                <text:p>0.81610274314880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814678013324737">
                <text:p>0.814678013324737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816108882427216">
                <text:p>0.81610888242721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814184546470642">
                <text:p>0.81418454647064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815727472305298">
                <text:p>0.815727472305298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816218674182892">
                <text:p>0.816218674182892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816740572452545">
                <text:p>0.81674057245254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815370738506317">
                <text:p>0.815370738506317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818431437015533">
                <text:p>0.81843143701553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819492518901825">
                <text:p>0.81949251890182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824335932731628">
                <text:p>0.82433593273162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823069989681244">
                <text:p>0.82306998968124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824784576892853">
                <text:p>0.82478457689285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824515521526337">
                <text:p>0.824515521526337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82451719045639">
                <text:p>0.8245171904563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812673985958099">
                <text:p>0.81267398595809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814506351947784">
                <text:p>0.81450635194778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81388396024704">
                <text:p>0.8138839602470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813819169998169">
                <text:p>0.81381916999816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812812030315399">
                <text:p>0.81281203031539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817038476467133">
                <text:p>0.81703847646713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815935909748077">
                <text:p>0.81593590974807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797531008720398">
                <text:p>0.79753100872039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794483184814453">
                <text:p>0.79448318481445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8026522397995">
                <text:p>0.802652239799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799768149852753">
                <text:p>0.799768149852753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805354177951813">
                <text:p>0.80535417795181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802810907363892">
                <text:p>0.80281090736389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80360609292984">
                <text:p>0.8036060929298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802632391452789">
                <text:p>0.80263239145278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804931342601776">
                <text:p>0.804931342601776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80215710401535">
                <text:p>0.8021571040153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8046715259552">
                <text:p>0.804671525955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802310407161713">
                <text:p>0.802310407161713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791204035282135">
                <text:p>0.79120403528213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791746020317078">
                <text:p>0.79174602031707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792619049549103">
                <text:p>0.79261904954910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79175466299057">
                <text:p>0.7917546629905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792790591716766">
                <text:p>0.792790591716766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788197040557861">
                <text:p>0.78819704055786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792282640933991">
                <text:p>0.79228264093399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792581260204315">
                <text:p>0.79258126020431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792432487010956">
                <text:p>0.79243248701095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79248309135437">
                <text:p>0.79248309135437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792711853981018">
                <text:p>0.7927118539810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792352974414825">
                <text:p>0.79235297441482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79088544845581">
                <text:p>0.7908854484558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806931614875793">
                <text:p>0.806931614875793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806757628917694">
                <text:p>0.80675762891769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804556369781494">
                <text:p>0.80455636978149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80642294883728">
                <text:p>0.80642294883728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806881070137024">
                <text:p>0.80688107013702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809229910373688">
                <text:p>0.809229910373688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808756232261658">
                <text:p>0.808756232261658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808797419071198">
                <text:p>0.808797419071198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807828605175018">
                <text:p>0.807828605175018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809816479682922">
                <text:p>0.80981647968292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809144496917725">
                <text:p>0.80914449691772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808937609195709">
                <text:p>0.808937609195709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806822240352631">
                <text:p>0.80682224035263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808499336242676">
                <text:p>0.808499336242676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808316349983215">
                <text:p>0.80831634998321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808239877223969">
                <text:p>0.80823987722396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808144986629486">
                <text:p>0.80814498662948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808603644371033">
                <text:p>0.80860364437103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808498442173004">
                <text:p>0.80849844217300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808365643024445">
                <text:p>0.80836564302444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808429062366486">
                <text:p>0.808429062366486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80839616060257">
                <text:p>0.80839616060257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803442358970642">
                <text:p>0.80344235897064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803514957427979">
                <text:p>0.80351495742797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803108215332031">
                <text:p>0.80310821533203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803118228912354">
                <text:p>0.80311822891235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803926050662994">
                <text:p>0.803926050662994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805420398712158">
                <text:p>0.80542039871215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804147124290466">
                <text:p>0.804147124290466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803738534450531">
                <text:p>0.803738534450531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803115725517273">
                <text:p>0.80311572551727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80302357673645">
                <text:p>0.8030235767364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82056725025177">
                <text:p>0.8205672502517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822498083114624">
                <text:p>0.82249808311462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822340428829193">
                <text:p>0.82234042882919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822120010852814">
                <text:p>0.822120010852814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824005246162415">
                <text:p>0.82400524616241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822706341743469">
                <text:p>0.82270634174346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822241425514221">
                <text:p>0.822241425514221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82365083694458">
                <text:p>0.8236508369445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821951985359192">
                <text:p>0.821951985359192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822661280632019">
                <text:p>0.82266128063201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821798980236053">
                <text:p>0.821798980236053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821453273296356">
                <text:p>0.821453273296356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82157826423645">
                <text:p>0.8215782642364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82152533531189">
                <text:p>0.8215253353118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821336984634399">
                <text:p>0.82133698463439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831435680389404">
                <text:p>0.831435680389404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830791175365448">
                <text:p>0.83079117536544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830658793449402">
                <text:p>0.83065879344940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831145703792572">
                <text:p>0.83114570379257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830753147602081">
                <text:p>0.83075314760208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831313669681549">
                <text:p>0.831313669681549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83118200302124">
                <text:p>0.8311820030212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831610381603241">
                <text:p>0.831610381603241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831537783145904">
                <text:p>0.831537783145904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83159613609314">
                <text:p>0.8315961360931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831672251224518">
                <text:p>0.831672251224518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832643270492554">
                <text:p>0.83264327049255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831884682178497">
                <text:p>0.831884682178497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831450879573822">
                <text:p>0.83145087957382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830921053886414">
                <text:p>0.830921053886414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831619024276733">
                <text:p>0.83161902427673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831122100353241">
                <text:p>0.831122100353241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802337765693665">
                <text:p>0.80233776569366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80138099193573">
                <text:p>0.8013809919357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800108969211578">
                <text:p>0.80010896921157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799576938152313">
                <text:p>0.799576938152313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798329472541809">
                <text:p>0.79832947254180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800832092761993">
                <text:p>0.80083209276199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7977614402771">
                <text:p>0.797761440277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797151267528534">
                <text:p>0.79715126752853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795522212982178">
                <text:p>0.79552221298217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79650092124939">
                <text:p>0.7965009212493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795097291469574">
                <text:p>0.79509729146957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796282589435577">
                <text:p>0.79628258943557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79653787612915">
                <text:p>0.7965378761291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798735976219177">
                <text:p>0.798735976219177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796840190887451">
                <text:p>0.796840190887451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798164010047913">
                <text:p>0.79816401004791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798038840293884">
                <text:p>0.79803884029388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798363983631134">
                <text:p>0.79836398363113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797187089920044">
                <text:p>0.79718708992004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797173082828522">
                <text:p>0.797173082828522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795823276042938">
                <text:p>0.795823276042938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797369956970215">
                <text:p>0.79736995697021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795895338058472">
                <text:p>0.79589533805847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79714560508728">
                <text:p>0.79714560508728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796943426132202">
                <text:p>0.79694342613220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797422647476196">
                <text:p>0.79742264747619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797493875026703">
                <text:p>0.79749387502670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797434747219086">
                <text:p>0.79743474721908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797167658805847">
                <text:p>0.79716765880584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795116007328033">
                <text:p>0.79511600732803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795160412788391">
                <text:p>0.79516041278839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794981062412262">
                <text:p>0.794981062412262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807179570198059">
                <text:p>0.80717957019805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808873653411865">
                <text:p>0.80887365341186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808635592460632">
                <text:p>0.80863559246063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810043513774872">
                <text:p>0.81004351377487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808337032794952">
                <text:p>0.80833703279495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808785557746887">
                <text:p>0.808785557746887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808354318141937">
                <text:p>0.80835431814193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809846103191376">
                <text:p>0.80984610319137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808344542980194">
                <text:p>0.808344542980194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8086998462677">
                <text:p>0.8086998462677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80798065662384">
                <text:p>0.8079806566238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803208351135254">
                <text:p>0.80320835113525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802344024181366">
                <text:p>0.80234402418136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805384695529938">
                <text:p>0.80538469552993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804364621639252">
                <text:p>0.80436462163925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806637406349182">
                <text:p>0.80663740634918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804287075996399">
                <text:p>0.80428707599639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806782960891724">
                <text:p>0.806782960891724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806291460990906">
                <text:p>0.806291460990906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806659281253815">
                <text:p>0.806659281253815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803843677043915">
                <text:p>0.80384367704391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805735170841217">
                <text:p>0.805735170841217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80449515581131">
                <text:p>0.8044951558113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797150254249573">
                <text:p>0.797150254249573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797433972358704">
                <text:p>0.797433972358704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797247350215912">
                <text:p>0.79724735021591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796474695205689">
                <text:p>0.79647469520568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800345838069916">
                <text:p>0.80034583806991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798377990722656">
                <text:p>0.79837799072265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798411726951599">
                <text:p>0.798411726951599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799754619598389">
                <text:p>0.799754619598389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799646496772766">
                <text:p>0.799646496772766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819746613502502">
                <text:p>0.81974661350250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820165932178497">
                <text:p>0.82016593217849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819898307323456">
                <text:p>0.81989830732345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829666554927826">
                <text:p>0.829666554927826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830177903175354">
                <text:p>0.830177903175354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830620884895325">
                <text:p>0.83062088489532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830784320831299">
                <text:p>0.83078432083129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831162452697754">
                <text:p>0.831162452697754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829947352409363">
                <text:p>0.829947352409363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831608712673187">
                <text:p>0.83160871267318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830213904380798">
                <text:p>0.83021390438079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831852734088898">
                <text:p>0.83185273408889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830544412136078">
                <text:p>0.83054441213607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831827163696289">
                <text:p>0.83182716369628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831569075584412">
                <text:p>0.83156907558441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831819593906403">
                <text:p>0.83181959390640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832158446311951">
                <text:p>0.83215844631195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832059741020203">
                <text:p>0.832059741020203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831913352012634">
                <text:p>0.83191335201263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833766758441925">
                <text:p>0.83376675844192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833635509014129">
                <text:p>0.83363550901412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833667695522308">
                <text:p>0.833667695522308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833453238010407">
                <text:p>0.83345323801040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834164023399353">
                <text:p>0.83416402339935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834106743335724">
                <text:p>0.834106743335724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83420318365097">
                <text:p>0.83420318365097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834019184112549">
                <text:p>0.83401918411254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833041548728943">
                <text:p>0.833041548728943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832612872123718">
                <text:p>0.832612872123718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832580208778381">
                <text:p>0.832580208778381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831943809986115">
                <text:p>0.83194380998611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832639694213867">
                <text:p>0.832639694213867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83751916885376">
                <text:p>0.8375191688537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841996371746063">
                <text:p>0.84199637174606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840962171554565">
                <text:p>0.840962171554565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840540051460266">
                <text:p>0.840540051460266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841058075428009">
                <text:p>0.84105807542800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841730833053589">
                <text:p>0.84173083305358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841088593006134">
                <text:p>0.841088593006134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838048875331879">
                <text:p>0.838048875331879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838361382484436">
                <text:p>0.83836138248443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840754806995392">
                <text:p>0.84075480699539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839817941188812">
                <text:p>0.83981794118881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840327322483063">
                <text:p>0.840327322483063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839833080768585">
                <text:p>0.839833080768585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839753091335297">
                <text:p>0.839753091335297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839998364448547">
                <text:p>0.83999836444854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840383470058441">
                <text:p>0.84038347005844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840193629264831">
                <text:p>0.84019362926483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840319335460663">
                <text:p>0.84031933546066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840163111686706">
                <text:p>0.840163111686706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837035179138184">
                <text:p>0.837035179138184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83719003200531">
                <text:p>0.83719003200531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837568640708923">
                <text:p>0.83756864070892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837278366088867">
                <text:p>0.837278366088867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83744353055954">
                <text:p>0.83744353055954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837318539619446">
                <text:p>0.83731853961944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837661147117615">
                <text:p>0.8376611471176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837361574172974">
                <text:p>0.83736157417297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836424946784973">
                <text:p>0.83642494678497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836591601371765">
                <text:p>0.83659160137176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836774289608002">
                <text:p>0.836774289608002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836886405944824">
                <text:p>0.836886405944824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834824681282043">
                <text:p>0.83482468128204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818743169307709">
                <text:p>0.818743169307709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819167494773865">
                <text:p>0.81916749477386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818777143955231">
                <text:p>0.81877714395523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818183898925781">
                <text:p>0.818183898925781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818053901195526">
                <text:p>0.818053901195526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.819880366325378">
                <text:p>0.81988036632537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820568382740021">
                <text:p>0.82056838274002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82225775718689">
                <text:p>0.82225775718689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82062953710556">
                <text:p>0.820629537105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821098446846008">
                <text:p>0.82109844684600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820788860321045">
                <text:p>0.82078886032104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817805886268616">
                <text:p>0.81780588626861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818120539188385">
                <text:p>0.81812053918838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81791216135025">
                <text:p>0.81791216135025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81819748878479">
                <text:p>0.81819748878479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818754851818085">
                <text:p>0.81875485181808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818282127380371">
                <text:p>0.818282127380371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818268597126007">
                <text:p>0.81826859712600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817974746227264">
                <text:p>0.817974746227264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818139433860779">
                <text:p>0.81813943386077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818105936050415">
                <text:p>0.818105936050415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818180680274963">
                <text:p>0.81818068027496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818118870258331">
                <text:p>0.81811887025833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814804434776306">
                <text:p>0.814804434776306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814822435379028">
                <text:p>0.81482243537902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815488398075104">
                <text:p>0.815488398075104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814484357833862">
                <text:p>0.81448435783386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814863562583923">
                <text:p>0.814863562583923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814237236976624">
                <text:p>0.81423723697662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814942061901093">
                <text:p>0.81494206190109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815381050109863">
                <text:p>0.81538105010986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815271973609924">
                <text:p>0.81527197360992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815480709075928">
                <text:p>0.815480709075928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822019934654236">
                <text:p>0.822019934654236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817219138145447">
                <text:p>0.817219138145447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808314085006714">
                <text:p>0.808314085006714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806506276130676">
                <text:p>0.806506276130676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808830738067627">
                <text:p>0.80883073806762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806586980819702">
                <text:p>0.80658698081970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809041619300842">
                <text:p>0.80904161930084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806958973407745">
                <text:p>0.80695897340774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809350490570068">
                <text:p>0.80935049057006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808926641941071">
                <text:p>0.80892664194107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811952292919159">
                <text:p>0.811952292919159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810211002826691">
                <text:p>0.810211002826691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811595439910889">
                <text:p>0.811595439910889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810319185256958">
                <text:p>0.81031918525695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8096022605896">
                <text:p>0.8096022605896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807721197605133">
                <text:p>0.80772119760513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809736549854279">
                <text:p>0.80973654985427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808876633644104">
                <text:p>0.80887663364410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81003475189209">
                <text:p>0.81003475189209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809173762798309">
                <text:p>0.809173762798309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809265494346619">
                <text:p>0.809265494346619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809370398521423">
                <text:p>0.809370398521423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811017394065857">
                <text:p>0.81101739406585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809545636177063">
                <text:p>0.809545636177063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81031721830368">
                <text:p>0.81031721830368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810394585132599">
                <text:p>0.81039458513259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812941372394562">
                <text:p>0.81294137239456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809825658798218">
                <text:p>0.80982565879821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811477243900299">
                <text:p>0.811477243900299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810384452342987">
                <text:p>0.81038445234298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811523199081421">
                <text:p>0.81152319908142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788700044155121">
                <text:p>0.78870004415512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787622451782227">
                <text:p>0.787622451782227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7875075340271">
                <text:p>0.787507534027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790446221828461">
                <text:p>0.79044622182846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788071691989899">
                <text:p>0.78807169198989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.788050472736358">
                <text:p>0.78805047273635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788645744323731">
                <text:p>0.788645744323731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785417437553406">
                <text:p>0.78541743755340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784250855445862">
                <text:p>0.78425085544586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786043643951416">
                <text:p>0.78604364395141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783685684204102">
                <text:p>0.78368568420410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78436678647995">
                <text:p>0.7843667864799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784095704555512">
                <text:p>0.78409570455551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784496963024139">
                <text:p>0.78449696302413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783575356006622">
                <text:p>0.783575356006622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78443706035614">
                <text:p>0.784437060356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787486374378204">
                <text:p>0.78748637437820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78785902261734">
                <text:p>0.7878590226173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787602066993713">
                <text:p>0.787602066993713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791881084442139">
                <text:p>0.791881084442139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790165543556213">
                <text:p>0.79016554355621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795791804790497">
                <text:p>0.79579180479049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796273291110992">
                <text:p>0.79627329111099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796166121959686">
                <text:p>0.79616612195968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795819282531738">
                <text:p>0.795819282531738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795717179775238">
                <text:p>0.79571717977523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795026302337647">
                <text:p>0.795026302337647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794751763343811">
                <text:p>0.79475176334381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793523550033569">
                <text:p>0.793523550033569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79563307762146">
                <text:p>0.79563307762146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795675456523895">
                <text:p>0.79567545652389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793578028678894">
                <text:p>0.79357802867889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805279910564423">
                <text:p>0.80527991056442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810252487659454">
                <text:p>0.81025248765945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808967292308807">
                <text:p>0.808967292308807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809073984622955">
                <text:p>0.80907398462295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808729827404022">
                <text:p>0.80872982740402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809307754039764">
                <text:p>0.809307754039764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810262978076935">
                <text:p>0.810262978076935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810899078845978">
                <text:p>0.810899078845978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80918687582016">
                <text:p>0.80918687582016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812242090702057">
                <text:p>0.81224209070205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810786664485931">
                <text:p>0.81078666448593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821317076683044">
                <text:p>0.82131707668304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822277784347534">
                <text:p>0.822277784347534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822616755962372">
                <text:p>0.82261675596237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822287559509277">
                <text:p>0.822287559509277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821417510509491">
                <text:p>0.821417510509491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82152271270752">
                <text:p>0.8215227127075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822209715843201">
                <text:p>0.822209715843201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821360647678375">
                <text:p>0.821360647678375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822738528251648">
                <text:p>0.82273852825164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821691513061523">
                <text:p>0.82169151306152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821889758110046">
                <text:p>0.82188975811004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821953535079956">
                <text:p>0.821953535079956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822988331317902">
                <text:p>0.82298833131790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823206901550293">
                <text:p>0.82320690155029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825346350669861">
                <text:p>0.825346350669861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825497627258301">
                <text:p>0.82549762725830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826148450374603">
                <text:p>0.826148450374603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825964212417602">
                <text:p>0.825964212417602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826191008090973">
                <text:p>0.826191008090973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82624751329422">
                <text:p>0.8262475132942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825585186481476">
                <text:p>0.82558518648147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806634902954102">
                <text:p>0.806634902954102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811800837516785">
                <text:p>0.811800837516785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808892548084259">
                <text:p>0.808892548084259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.799611568450928">
                <text:p>0.799611568450928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.79826033115387">
                <text:p>0.79826033115387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.800129294395447">
                <text:p>0.800129294395447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799557864665985">
                <text:p>0.799557864665985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.799769520759583">
                <text:p>0.799769520759583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.798970997333527">
                <text:p>0.79897099733352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.80166620016098">
                <text:p>0.8016662001609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.80132931470871">
                <text:p>0.80132931470871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.801712870597839">
                <text:p>0.801712870597839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.80177116394043">
                <text:p>0.80177116394043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.802497625350952">
                <text:p>0.802497625350952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.802569210529327">
                <text:p>0.802569210529327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807178258895874">
                <text:p>0.807178258895874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.806943476200104">
                <text:p>0.806943476200104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.807869076728821">
                <text:p>0.807869076728821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.807685136795044">
                <text:p>0.807685136795044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.808696031570435">
                <text:p>0.808696031570435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.80924117565155">
                <text:p>0.80924117565155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.809065401554108">
                <text:p>0.80906540155410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808652579784393">
                <text:p>0.808652579784393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.808735966682434">
                <text:p>0.80873596668243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.807574510574341">
                <text:p>0.80757451057434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.808892607688904">
                <text:p>0.808892607688904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.809979379177094">
                <text:p>0.809979379177094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.801617562770844">
                <text:p>0.80161756277084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.803030848503113">
                <text:p>0.80303084850311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804248690605164">
                <text:p>0.80424869060516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803915441036224">
                <text:p>0.803915441036224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.803462207317352">
                <text:p>0.80346220731735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795044183731079">
                <text:p>0.79504418373107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795016169548035">
                <text:p>0.79501616954803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.795259475708008">
                <text:p>0.795259475708008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.79667592048645">
                <text:p>0.79667592048645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793412744998932">
                <text:p>0.79341274499893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795015752315521">
                <text:p>0.79501575231552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795872569084168">
                <text:p>0.795872569084168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.799459338188171">
                <text:p>0.79945933818817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.796491026878357">
                <text:p>0.79649102687835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797489821910858">
                <text:p>0.797489821910858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796394050121307">
                <text:p>0.796394050121307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.798047125339508">
                <text:p>0.79804712533950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797736883163452">
                <text:p>0.79773688316345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799649298191071">
                <text:p>0.799649298191071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.793966174125671">
                <text:p>0.793966174125671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796032130718231">
                <text:p>0.796032130718231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794780969619751">
                <text:p>0.794780969619751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798916399478912">
                <text:p>0.79891639947891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798135817050934">
                <text:p>0.798135817050934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799707233905792">
                <text:p>0.79970723390579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79915851354599">
                <text:p>0.79915851354599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801771700382233">
                <text:p>0.801771700382233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799482047557831">
                <text:p>0.799482047557831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798109531402588">
                <text:p>0.798109531402588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796548664569855">
                <text:p>0.796548664569855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.799603998661041">
                <text:p>0.799603998661041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798361599445343">
                <text:p>0.798361599445343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.801125526428223">
                <text:p>0.80112552642822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.799787700176239">
                <text:p>0.79978770017623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.800952136516571">
                <text:p>0.80095213651657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.800002455711365">
                <text:p>0.800002455711365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796510696411133">
                <text:p>0.796510696411133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80883926153183">
                <text:p>0.80883926153183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.811275601387024">
                <text:p>0.811275601387024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.811886966228485">
                <text:p>0.81188696622848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.812044978141785">
                <text:p>0.81204497814178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.812970280647278">
                <text:p>0.81297028064727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.814311146736145">
                <text:p>0.814311146736145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.813518524169922">
                <text:p>0.81351852416992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.814328491687775">
                <text:p>0.814328491687775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.811559438705444">
                <text:p>0.811559438705444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.812669098377228">
                <text:p>0.812669098377228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.812393724918366">
                <text:p>0.81239372491836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.81545752286911">
                <text:p>0.81545752286911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.813679993152618">
                <text:p>0.813679993152618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.815410435199737">
                <text:p>0.815410435199737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.815325498580933">
                <text:p>0.81532549858093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.817638337612152">
                <text:p>0.81763833761215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.815809786319733">
                <text:p>0.815809786319733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817446351051331">
                <text:p>0.817446351051331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.816976249217987">
                <text:p>0.816976249217987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.816226363182068">
                <text:p>0.816226363182068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.816399276256561">
                <text:p>0.81639927625656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.818072497844696">
                <text:p>0.818072497844696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.816938161849976">
                <text:p>0.816938161849976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.814613044261932">
                <text:p>0.81461304426193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.812553584575653">
                <text:p>0.812553584575653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.814693629741669">
                <text:p>0.81469362974166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.814075589179993">
                <text:p>0.81407558917999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.814453780651093">
                <text:p>0.814453780651093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.813280820846558">
                <text:p>0.813280820846558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.813427686691284">
                <text:p>0.81342768669128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.813114523887634">
                <text:p>0.81311452388763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.813175022602081">
                <text:p>0.813175022602081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.809146046638489">
                <text:p>0.80914604663848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.811953961849213">
                <text:p>0.81195396184921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.80662876367569">
                <text:p>0.8066287636756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.807044684886932">
                <text:p>0.807044684886932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.803521156311035">
                <text:p>0.80352115631103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.807382643222809">
                <text:p>0.807382643222809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.807657361030579">
                <text:p>0.807657361030579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.810171663761139">
                <text:p>0.810171663761139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.809047341346741">
                <text:p>0.809047341346741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.811048567295074">
                <text:p>0.81104856729507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.810413718223572">
                <text:p>0.81041371822357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.810128271579742">
                <text:p>0.81012827157974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.806835532188416">
                <text:p>0.80683553218841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.80643093585968">
                <text:p>0.80643093585968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.804060220718384">
                <text:p>0.80406022071838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.797913074493408">
                <text:p>0.79791307449340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.788936376571655">
                <text:p>0.788936376571655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.792194366455078">
                <text:p>0.792194366455078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.787983536720276">
                <text:p>0.787983536720276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.782730758190155">
                <text:p>0.78273075819015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.775524258613586">
                <text:p>0.775524258613586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.766893684864044">
                <text:p>0.766893684864044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.746860206127167">
                <text:p>0.746860206127167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.731748878955841">
                <text:p>0.73174887895584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.688579320907593">
                <text:p>0.688579320907593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.6722052693367">
                <text:p>0.672205269336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.623570919036865">
                <text:p>0.62357091903686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.569893538951874">
                <text:p>0.569893538951874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.468291401863098">
                <text:p>0.468291401863098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.431804984807968">
                <text:p>0.431804984807968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.293139845132828">
                <text:p>0.293139845132828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.350460052490234">
                <text:p>0.350460052490234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.385622173547745">
                <text:p>0.38562217354774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.662489712238312">
                <text:p>0.662489712238312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.638596296310425">
                <text:p>0.63859629631042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.768478929996491">
                <text:p>0.768478929996491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.749045312404633">
                <text:p>0.749045312404633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.798707127571106">
                <text:p>0.798707127571106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.771779119968414">
                <text:p>0.77177911996841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.774144768714905">
                <text:p>0.774144768714905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.714803218841553">
                <text:p>0.714803218841553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.723002076148987">
                <text:p>0.723002076148987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.745112299919128">
                <text:p>0.74511229991912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.751953423023224">
                <text:p>0.75195342302322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.768643081188202">
                <text:p>0.76864308118820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.773190677165985">
                <text:p>0.77319067716598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.763001441955566">
                <text:p>0.763001441955566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.783842086791992">
                <text:p>0.783842086791992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.773546040058136">
                <text:p>0.77354604005813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.77832305431366">
                <text:p>0.77832305431366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.784145474433899">
                <text:p>0.784145474433899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.795239567756653">
                <text:p>0.795239567756653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.798592925071716">
                <text:p>0.798592925071716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.810922265052795">
                <text:p>0.81092226505279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.820242941379547">
                <text:p>0.820242941379547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.82892256975174">
                <text:p>0.82892256975174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.819822669029236">
                <text:p>0.819822669029236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.829305112361908">
                <text:p>0.82930511236190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.829718708992004">
                <text:p>0.82971870899200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.845486223697662">
                <text:p>0.84548622369766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.846207439899445">
                <text:p>0.846207439899445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.852625072002411">
                <text:p>0.85262507200241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.850021302700043">
                <text:p>0.850021302700043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.845304608345032">
                <text:p>0.845304608345032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.840065062046051">
                <text:p>0.840065062046051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.836919963359833">
                <text:p>0.836919963359833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.836082220077515">
                <text:p>0.836082220077515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.849563181400299">
                <text:p>0.84956318140029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.832567989826202">
                <text:p>0.832567989826202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.837919354438782">
                <text:p>0.83791935443878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.828823506832123">
                <text:p>0.828823506832123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.832352578639984">
                <text:p>0.832352578639984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.831081449985504">
                <text:p>0.831081449985504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.830880224704742">
                <text:p>0.830880224704742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.830223023891449">
                <text:p>0.830223023891449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.835540533065796">
                <text:p>0.83554053306579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.838290393352508">
                <text:p>0.838290393352508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.840005874633789">
                <text:p>0.840005874633789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.839652895927429">
                <text:p>0.839652895927429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.846433162689209">
                <text:p>0.84643316268920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.844391107559204">
                <text:p>0.844391107559204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.846325159072876">
                <text:p>0.846325159072876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.846847534179688">
                <text:p>0.846847534179688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.849002540111542">
                <text:p>0.849002540111542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.847743332386017">
                <text:p>0.84774333238601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84963595867157">
                <text:p>0.84963595867157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.848678529262543">
                <text:p>0.848678529262543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.852018058300018">
                <text:p>0.852018058300018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.848052799701691">
                <text:p>0.84805279970169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.848846733570099">
                <text:p>0.84884673357009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.846347332000732">
                <text:p>0.84634733200073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.846165776252747">
                <text:p>0.846165776252747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.843027532100678">
                <text:p>0.843027532100678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.847795963287354">
                <text:p>0.84779596328735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.846362471580505">
                <text:p>0.846362471580505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.846078634262085">
                <text:p>0.84607863426208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.84534752368927">
                <text:p>0.84534752368927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.847893059253693">
                <text:p>0.847893059253693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.850189387798309">
                <text:p>0.850189387798309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.850903570652008">
                <text:p>0.850903570652008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.85814505815506">
                <text:p>0.85814505815506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.860106289386749">
                <text:p>0.860106289386749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.857131659984589">
                <text:p>0.857131659984589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.851817965507507">
                <text:p>0.851817965507507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.849812209606171">
                <text:p>0.849812209606171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.847162663936615">
                <text:p>0.84716266393661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.843570530414581">
                <text:p>0.84357053041458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.845172762870789">
                <text:p>0.845172762870789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.846512854099274">
                <text:p>0.846512854099274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.851414918899536">
                <text:p>0.851414918899536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.849590539932251">
                <text:p>0.849590539932251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.85149496793747">
                <text:p>0.85149496793747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.84939181804657">
                <text:p>0.8493918180465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.851132690906525">
                <text:p>0.85113269090652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.847215056419373">
                <text:p>0.847215056419373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.84775698184967">
                <text:p>0.84775698184967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.845783948898315">
                <text:p>0.845783948898315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.849149525165558">
                <text:p>0.849149525165558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.848142981529236">
                <text:p>0.84814298152923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.846068739891052">
                <text:p>0.846068739891052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.842526733875275">
                <text:p>0.842526733875275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.835035443305969">
                <text:p>0.835035443305969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.834839224815369">
                <text:p>0.834839224815369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.835698962211609">
                <text:p>0.83569896221160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.835019409656525">
                <text:p>0.83501940965652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.830623626708984">
                <text:p>0.83062362670898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.829020082950592">
                <text:p>0.82902008295059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.833960175514221">
                <text:p>0.83396017551422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.831939101219177">
                <text:p>0.831939101219177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.838687121868133">
                <text:p>0.8386871218681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.839046061038971">
                <text:p>0.83904606103897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.839829802513123">
                <text:p>0.839829802513123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.845274865627289">
                <text:p>0.845274865627289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.84806227684021">
                <text:p>0.8480622768402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.838787972927094">
                <text:p>0.838787972927094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.835661947727203">
                <text:p>0.83566194772720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.830062925815582">
                <text:p>0.830062925815582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.830749034881592">
                <text:p>0.83074903488159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.824373245239258">
                <text:p>0.82437324523925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.826564013957977">
                <text:p>0.826564013957977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.825347781181335">
                <text:p>0.825347781181335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.824853718280792">
                <text:p>0.82485371828079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.822633445262909">
                <text:p>0.82263344526290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.832009077072144">
                <text:p>0.83200907707214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.837045550346375">
                <text:p>0.837045550346375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.83460146188736">
                <text:p>0.83460146188736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.834114670753479">
                <text:p>0.83411467075347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.834570467472076">
                <text:p>0.834570467472076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.831107378005981">
                <text:p>0.831107378005981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.824569880962372">
                <text:p>0.824569880962372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.823771595954895">
                <text:p>0.82377159595489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.826029419898987">
                <text:p>0.82602941989898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.828561782836914">
                <text:p>0.8285617828369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.82662570476532">
                <text:p>0.82662570476532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.831392407417297">
                <text:p>0.831392407417297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.829241931438446">
                <text:p>0.82924193143844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.828601121902466">
                <text:p>0.828601121902466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.836179077625275">
                <text:p>0.836179077625275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.832376301288605">
                <text:p>0.832376301288605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.833041369915008">
                <text:p>0.833041369915008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.829595863819122">
                <text:p>0.829595863819122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.827483892440796">
                <text:p>0.827483892440796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.355843186378479">
                <text:p>0.35584318637847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.821202754974365">
                <text:p>0.821202754974365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.794490098953247">
                <text:p>0.794490098953247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.891193628311157">
                <text:p>0.891193628311157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.755184054374695">
                <text:p>0.75518405437469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.906832635402679">
                <text:p>0.906832635402679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.746430516242981">
                <text:p>0.74643051624298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.909239649772644">
                <text:p>0.909239649772644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.715078115463257">
                <text:p>0.715078115463257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.904526770114899">
                <text:p>0.904526770114899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.738634049892426">
                <text:p>0.738634049892426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.951407551765442">
                <text:p>0.951407551765442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.671540319919586">
                <text:p>0.671540319919586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.954683780670166">
                <text:p>0.954683780670166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.671438872814178">
                <text:p>0.671438872814178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.949399948120117">
                <text:p>0.949399948120117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.700203239917755">
                <text:p>0.700203239917755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.96142852306366">
                <text:p>0.96142852306366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.702727317810059">
                <text:p>0.702727317810059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.948064982891083">
                <text:p>0.948064982891083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.676364958286285">
                <text:p>0.676364958286285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.959414124488831">
                <text:p>0.959414124488831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.61358380317688">
                <text:p>0.6135838031768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963562786579132">
                <text:p>0.96356278657913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.520246922969818">
                <text:p>0.52024692296981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.955514490604401">
                <text:p>0.955514490604401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.68767648935318">
                <text:p>0.68767648935318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.960076749324799">
                <text:p>0.960076749324799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.796708762645721">
                <text:p>0.796708762645721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.957880795001983">
                <text:p>0.95788079500198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.806272268295288">
                <text:p>0.806272268295288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.961487412452698">
                <text:p>0.961487412452698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.798268735408783">
                <text:p>0.798268735408783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.953885316848755">
                <text:p>0.953885316848755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.822928488254547">
                <text:p>0.822928488254547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.967764377593994">
                <text:p>0.967764377593994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.83295089006424">
                <text:p>0.83295089006424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.910367965698242">
                <text:p>0.910367965698242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.838292598724365">
                <text:p>0.838292598724365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.965566277503967">
                <text:p>0.965566277503967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.838077425956726">
                <text:p>0.838077425956726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.954212009906769">
                <text:p>0.95421200990676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.840146839618683">
                <text:p>0.84014683961868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.958148956298828">
                <text:p>0.95814895629882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.838112950325012">
                <text:p>0.838112950325012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.961968958377838">
                <text:p>0.961968958377838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.82579916715622">
                <text:p>0.8257991671562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.964797794818878">
                <text:p>0.96479779481887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.830734729766846">
                <text:p>0.83073472976684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.954638063907623">
                <text:p>0.954638063907623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.830432593822479">
                <text:p>0.830432593822479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.946537911891937">
                <text:p>0.946537911891937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.829226195812225">
                <text:p>0.829226195812225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.968314826488495">
                <text:p>0.96831482648849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.837947487831116">
                <text:p>0.837947487831116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.948855936527252">
                <text:p>0.94885593652725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.836907625198364">
                <text:p>0.836907625198364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.956290245056152">
                <text:p>0.956290245056152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.84996622800827">
                <text:p>0.84996622800827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.950669705867767">
                <text:p>0.950669705867767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.841636836528778">
                <text:p>0.841636836528778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.962506651878357">
                <text:p>0.962506651878357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.847582697868347">
                <text:p>0.84758269786834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.957275986671448">
                <text:p>0.957275986671448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.844122171401977">
                <text:p>0.844122171401977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.949055731296539">
                <text:p>0.94905573129653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.844806015491486">
                <text:p>0.844806015491486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.942316830158233">
                <text:p>0.942316830158233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.827306151390076">
                <text:p>0.82730615139007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.943502962589264">
                <text:p>0.943502962589264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.828919470310211">
                <text:p>0.82891947031021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.945641279220581">
                <text:p>0.945641279220581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.830801904201508">
                <text:p>0.830801904201508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.947067022323608">
                <text:p>0.947067022323608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.841631531715393">
                <text:p>0.841631531715393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.92649781703949">
                <text:p>0.92649781703949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.84007054567337">
                <text:p>0.84007054567337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.937786877155304">
                <text:p>0.937786877155304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.842368006706238">
                <text:p>0.842368006706238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.940773546695709">
                <text:p>0.940773546695709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.838890552520752">
                <text:p>0.838890552520752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.949155926704407">
                <text:p>0.949155926704407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.842361509799957">
                <text:p>0.842361509799957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.924285531044006">
                <text:p>0.92428553104400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.61737734079361">
                <text:p>0.61737734079361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.845658481121063">
                <text:p>0.845658481121063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.84494686126709">
                <text:p>0.84494686126709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.857121109962463">
                <text:p>0.857121109962463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.844464898109436">
                <text:p>0.844464898109436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.896283149719238">
                <text:p>0.896283149719238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.844241917133331">
                <text:p>0.844241917133331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.896687269210815">
                <text:p>0.896687269210815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.843887805938721">
                <text:p>0.843887805938721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.897942066192627">
                <text:p>0.897942066192627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.844130873680115">
                <text:p>0.844130873680115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.921733260154724">
                <text:p>0.92173326015472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.843394935131073">
                <text:p>0.843394935131073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.943682312965393">
                <text:p>0.94368231296539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.843771994113922">
                <text:p>0.84377199411392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.944410800933838">
                <text:p>0.944410800933838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.843775629997253">
                <text:p>0.843775629997253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.960202813148498">
                <text:p>0.960202813148498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.844685196876526">
                <text:p>0.844685196876526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.945754706859589">
                <text:p>0.94575470685958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.844320356845856">
                <text:p>0.84432035684585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.945042669773102">
                <text:p>0.94504266977310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.845672786235809">
                <text:p>0.845672786235809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.933140635490418">
                <text:p>0.933140635490418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.843784153461456">
                <text:p>0.843784153461456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.948134183883667">
                <text:p>0.948134183883667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.843313455581665">
                <text:p>0.843313455581665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.925253808498383">
                <text:p>0.925253808498383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.843144595623016">
                <text:p>0.843144595623016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.922982394695282">
                <text:p>0.922982394695282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.843114495277405">
                <text:p>0.843114495277405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.941738724708557">
                <text:p>0.941738724708557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.842807710170746">
                <text:p>0.842807710170746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.87539666891098">
                <text:p>0.87539666891098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.294847309589386">
                <text:p>0.29484730958938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.843428790569305">
                <text:p>0.843428790569305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.843239486217499">
                <text:p>0.843239486217499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.843806207180023">
                <text:p>0.84380620718002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.842362642288208">
                <text:p>0.84236264228820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.843007266521454">
                <text:p>0.843007266521454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.843188941478729">
                <text:p>0.843188941478729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.842565894126892">
                <text:p>0.842565894126892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.81718522310257">
                <text:p>0.8171852231025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.819280743598938">
                <text:p>0.819280743598938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.818554222583771">
                <text:p>0.818554222583771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.820799648761749">
                <text:p>0.82079964876174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.818191409111023">
                <text:p>0.81819140911102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.816636979579926">
                <text:p>0.816636979579926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.816345572471619">
                <text:p>0.816345572471619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.816424906253815">
                <text:p>0.8164249062538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.814863502979279">
                <text:p>0.814863502979279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.815037608146668">
                <text:p>0.815037608146668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.813851416110992">
                <text:p>0.81385141611099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.814052104949951">
                <text:p>0.81405210494995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.813057124614716">
                <text:p>0.813057124614716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.814045608043671">
                <text:p>0.814045608043671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.813615739345551">
                <text:p>0.813615739345551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.813567817211151">
                <text:p>0.813567817211151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.813410878181458">
                <text:p>0.813410878181458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.814908623695374">
                <text:p>0.814908623695374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.814380168914795">
                <text:p>0.814380168914795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.818408966064453">
                <text:p>0.818408966064453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.817697763442993">
                <text:p>0.817697763442993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.818861961364746">
                <text:p>0.818861961364746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.818796336650848">
                <text:p>0.818796336650848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.818478345870972">
                <text:p>0.818478345870972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.817140817642212">
                <text:p>0.81714081764221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.817159414291382">
                <text:p>0.817159414291382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.816319346427918">
                <text:p>0.816319346427918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.816935122013092">
                <text:p>0.81693512201309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.816304624080658">
                <text:p>0.81630462408065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.816175639629364">
                <text:p>0.81617563962936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.815895795822144">
                <text:p>0.815895795822144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.814426958560944">
                <text:p>0.814426958560944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.82567548751831">
                <text:p>0.82567548751831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.829719305038452">
                <text:p>0.82971930503845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.828866243362427">
                <text:p>0.82886624336242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.829111278057098">
                <text:p>0.829111278057098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.821445524692535">
                <text:p>0.821445524692535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.823255598545074">
                <text:p>0.823255598545074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.820966601371765">
                <text:p>0.820966601371765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.824146807193756">
                <text:p>0.824146807193756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.823645532131195">
                <text:p>0.823645532131195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.824267685413361">
                <text:p>0.824267685413361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.822956025600433">
                <text:p>0.822956025600433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.820333003997803">
                <text:p>0.820333003997803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.818747103214264">
                <text:p>0.818747103214264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.819541275501251">
                <text:p>0.81954127550125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.818788647651672">
                <text:p>0.818788647651672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.818333983421326">
                <text:p>0.818333983421326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.817962825298309">
                <text:p>0.81796282529830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.818108379840851">
                <text:p>0.818108379840851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.817705392837524">
                <text:p>0.817705392837524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.818649411201477">
                <text:p>0.818649411201477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.818052649497986">
                <text:p>0.81805264949798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.819236755371094">
                <text:p>0.819236755371094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.819533705711365">
                <text:p>0.819533705711365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.823282063007355">
                <text:p>0.823282063007355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.820502936840057">
                <text:p>0.82050293684005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.822725713253021">
                <text:p>0.822725713253021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.821782350540161">
                <text:p>0.821782350540161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.822107553482056">
                <text:p>0.822107553482056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.82213419675827">
                <text:p>0.8221341967582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.822417795658112">
                <text:p>0.82241779565811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.822238802909851">
                <text:p>0.82223880290985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.823086738586426">
                <text:p>0.823086738586426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.81590211391449">
                <text:p>0.8159021139144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.815423488616943">
                <text:p>0.815423488616943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.812544345855713">
                <text:p>0.812544345855713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.810323059558868">
                <text:p>0.810323059558868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.810726284980774">
                <text:p>0.810726284980774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.810927212238312">
                <text:p>0.810927212238312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.810035526752472">
                <text:p>0.81003552675247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.809147894382477">
                <text:p>0.809147894382477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.809757590293884">
                <text:p>0.809757590293884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.892600536346435">
                <text:p>0.892600536346435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0.809635818004608">
                <text:p>0.809635818004608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.931621432304382">
                <text:p>0.931621432304382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.810320496559143">
                <text:p>0.810320496559143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.94292277097702">
                <text:p>0.94292277097702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.812270998954773">
                <text:p>0.812270998954773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.936345934867859">
                <text:p>0.936345934867859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.813462316989899">
                <text:p>0.81346231698989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0.938328087329864">
                <text:p>0.938328087329864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0.816144526004791">
                <text:p>0.816144526004791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.915191233158112">
                <text:p>0.915191233158112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.817072093486786">
                <text:p>0.817072093486786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.932517647743225">
                <text:p>0.932517647743225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.813462674617767">
                <text:p>0.813462674617767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.938508331775665">
                <text:p>0.93850833177566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.813222467899323">
                <text:p>0.813222467899323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.940488696098327">
                <text:p>0.940488696098327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.814019799232483">
                <text:p>0.814019799232483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.926370620727539">
                <text:p>0.926370620727539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.815574467182159">
                <text:p>0.815574467182159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.958003520965576">
                <text:p>0.958003520965576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.815666258335114">
                <text:p>0.815666258335114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.942432343959808">
                <text:p>0.942432343959808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0.816944003105164">
                <text:p>0.816944003105164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.941068649291992">
                <text:p>0.94106864929199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.817726254463196">
                <text:p>0.81772625446319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.94440346956253">
                <text:p>0.94440346956253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.819473087787628">
                <text:p>0.81947308778762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.941970109939575">
                <text:p>0.941970109939575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.304374635219574">
                <text:p>0.304374635219574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.819837629795074">
                <text:p>0.819837629795074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.958750784397125">
                <text:p>0.958750784397125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.817461609840393">
                <text:p>0.817461609840393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.957178115844727">
                <text:p>0.957178115844727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.813937246799469">
                <text:p>0.813937246799469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.949364900588989">
                <text:p>0.949364900588989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.815355479717254">
                <text:p>0.815355479717254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.951439440250397">
                <text:p>0.951439440250397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.809468328952789">
                <text:p>0.80946832895278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.958640694618225">
                <text:p>0.958640694618225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.809813976287842">
                <text:p>0.809813976287842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.956678092479706">
                <text:p>0.95667809247970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.810192048549652">
                <text:p>0.81019204854965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.961439847946167">
                <text:p>0.961439847946167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0.811297953128815">
                <text:p>0.81129795312881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0.962244629859924">
                <text:p>0.96224462985992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.814262211322784">
                <text:p>0.814262211322784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.954817771911621">
                <text:p>0.954817771911621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.816159784793854">
                <text:p>0.81615978479385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.948286533355713">
                <text:p>0.948286533355713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.820154011249542">
                <text:p>0.820154011249542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.947417676448822">
                <text:p>0.947417676448822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.8193279504776">
                <text:p>0.8193279504776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.952352702617645">
                <text:p>0.952352702617645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.820841193199158">
                <text:p>0.82084119319915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.950561344623566">
                <text:p>0.950561344623566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.818428814411163">
                <text:p>0.818428814411163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.943885862827301">
                <text:p>0.943885862827301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0.818326413631439">
                <text:p>0.818326413631439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.936280429363251">
                <text:p>0.936280429363251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0.814837217330933">
                <text:p>0.814837217330933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.936644375324249">
                <text:p>0.936644375324249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.827559530735016">
                <text:p>0.827559530735016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.925062298774719">
                <text:p>0.925062298774719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.825269162654877">
                <text:p>0.825269162654877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.923826396465302">
                <text:p>0.92382639646530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0.824965953826904">
                <text:p>0.824965953826904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0.923247873783112">
                <text:p>0.923247873783112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.823292076587677">
                <text:p>0.823292076587677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.927640318870544">
                <text:p>0.927640318870544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.823622822761535">
                <text:p>0.823622822761535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.929676711559296">
                <text:p>0.929676711559296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.824263870716095">
                <text:p>0.824263870716095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0.930150866508484">
                <text:p>0.930150866508484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0.823850631713867">
                <text:p>0.823850631713867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.92900562286377">
                <text:p>0.92900562286377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.824239611625671">
                <text:p>0.824239611625671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.92896556854248">
                <text:p>0.9289655685424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.824171006679535">
                <text:p>0.824171006679535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.927395582199097">
                <text:p>0.927395582199097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0.824188053607941">
                <text:p>0.824188053607941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0.929947912693024">
                <text:p>0.929947912693024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.82313346862793">
                <text:p>0.82313346862793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.929491639137268">
                <text:p>0.929491639137268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.823192834854126">
                <text:p>0.823192834854126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.928812623023987">
                <text:p>0.928812623023987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.821322441101074">
                <text:p>0.821322441101074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.929858148097992">
                <text:p>0.929858148097992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0.820188224315643">
                <text:p>0.820188224315643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.931592226028442">
                <text:p>0.931592226028442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.82124251127243">
                <text:p>0.8212425112724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.930887520313263">
                <text:p>0.930887520313263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.820808112621307">
                <text:p>0.820808112621307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.931185901165008">
                <text:p>0.931185901165008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.820972621440887">
                <text:p>0.820972621440887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.931222975254059">
                <text:p>0.93122297525405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.820530652999878">
                <text:p>0.820530652999878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.935398459434509">
                <text:p>0.935398459434509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.82010418176651">
                <text:p>0.8201041817665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.93285459280014">
                <text:p>0.9328545928001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.820411741733551">
                <text:p>0.820411741733551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.93645316362381">
                <text:p>0.93645316362381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.820830643177033">
                <text:p>0.82083064317703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.937783181667328">
                <text:p>0.937783181667328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.820899546146393">
                <text:p>0.820899546146393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.937658369541168">
                <text:p>0.937658369541168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.820486605167389">
                <text:p>0.820486605167389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.938123285770416">
                <text:p>0.938123285770416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.819925427436829">
                <text:p>0.819925427436829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.937512457370758">
                <text:p>0.937512457370758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.821571290493012">
                <text:p>0.821571290493012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0.934447109699249">
                <text:p>0.93444710969924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.832308948040008">
                <text:p>0.83230894804000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.933477818965912">
                <text:p>0.933477818965912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.834830701351166">
                <text:p>0.83483070135116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.937845766544342">
                <text:p>0.937845766544342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.832809984683991">
                <text:p>0.832809984683991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.936321020126343">
                <text:p>0.93632102012634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.835069119930267">
                <text:p>0.835069119930267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.93130362033844">
                <text:p>0.93130362033844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.832958936691284">
                <text:p>0.832958936691284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.936326265335083">
                <text:p>0.936326265335083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.833357870578766">
                <text:p>0.833357870578766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.928679049015045">
                <text:p>0.928679049015045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.830283641815185">
                <text:p>0.830283641815185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.929437100887299">
                <text:p>0.929437100887299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.831974148750305">
                <text:p>0.831974148750305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.930881023406982">
                <text:p>0.930881023406982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.833625853061676">
                <text:p>0.83362585306167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.928708493709564">
                <text:p>0.92870849370956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.8354731798172">
                <text:p>0.8354731798172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.9256232380867">
                <text:p>0.9256232380867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.833654344081879">
                <text:p>0.833654344081879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.924725115299225">
                <text:p>0.924725115299225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0.829352021217346">
                <text:p>0.829352021217346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.928764760494232">
                <text:p>0.928764760494232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.827824175357819">
                <text:p>0.827824175357819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.92932790517807">
                <text:p>0.92932790517807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0.83034485578537">
                <text:p>0.83034485578537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.930462002754211">
                <text:p>0.930462002754211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.830758035182953">
                <text:p>0.830758035182953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.929575204849243">
                <text:p>0.929575204849243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.831404507160187">
                <text:p>0.831404507160187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.933776438236237">
                <text:p>0.933776438236237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.830606460571289">
                <text:p>0.830606460571289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.938611626625061">
                <text:p>0.93861162662506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.829490542411804">
                <text:p>0.829490542411804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.94183224439621">
                <text:p>0.94183224439621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.829699575901032">
                <text:p>0.829699575901032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.944013237953186">
                <text:p>0.944013237953186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.829782962799072">
                <text:p>0.829782962799072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0.944844245910644">
                <text:p>0.944844245910644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.828333556652069">
                <text:p>0.828333556652069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.939879655838013">
                <text:p>0.939879655838013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.828222334384918">
                <text:p>0.828222334384918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.941666305065155">
                <text:p>0.941666305065155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.828040182590485">
                <text:p>0.828040182590485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0.938073396682739">
                <text:p>0.938073396682739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0.832156360149383">
                <text:p>0.83215636014938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0.938220500946045">
                <text:p>0.938220500946045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.833007156848908">
                <text:p>0.83300715684890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.931931436061859">
                <text:p>0.93193143606185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.834018111228943">
                <text:p>0.834018111228943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0.929278671741486">
                <text:p>0.929278671741486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.834562540054321">
                <text:p>0.834562540054321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0.926674246788025">
                <text:p>0.926674246788025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0.835417091846466">
                <text:p>0.835417091846466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0.928199052810669">
                <text:p>0.92819905281066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.834676504135132">
                <text:p>0.834676504135132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0.92783534526825">
                <text:p>0.9278353452682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0.835859596729279">
                <text:p>0.835859596729279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.928931951522827">
                <text:p>0.928931951522827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0.835305094718933">
                <text:p>0.835305094718933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0.928440988063812">
                <text:p>0.928440988063812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0.835912585258484">
                <text:p>0.835912585258484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0.929960310459137">
                <text:p>0.929960310459137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0.837350904941559">
                <text:p>0.837350904941559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0.928137004375458">
                <text:p>0.92813700437545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0.836743414402008">
                <text:p>0.836743414402008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0.927704691886902">
                <text:p>0.927704691886902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0.836399912834168">
                <text:p>0.836399912834168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0.927344679832458">
                <text:p>0.927344679832458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.833777487277985">
                <text:p>0.833777487277985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.927694201469421">
                <text:p>0.927694201469421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0.833983421325684">
                <text:p>0.833983421325684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.927456259727478">
                <text:p>0.927456259727478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0.833460927009583">
                <text:p>0.833460927009583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0.924096822738647">
                <text:p>0.924096822738647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0.832786560058594">
                <text:p>0.83278656005859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0.922981202602386">
                <text:p>0.922981202602386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0.832705020904541">
                <text:p>0.832705020904541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0.922173082828522">
                <text:p>0.922173082828522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0.831336200237274">
                <text:p>0.831336200237274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.921693921089172">
                <text:p>0.921693921089172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0.833465874195099">
                <text:p>0.833465874195099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0.921845078468323">
                <text:p>0.921845078468323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0.833255648612976">
                <text:p>0.833255648612976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0.922729849815369">
                <text:p>0.922729849815369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0.833157420158386">
                <text:p>0.833157420158386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.923524677753448">
                <text:p>0.923524677753448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0.833638727664948">
                <text:p>0.833638727664948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.923759639263153">
                <text:p>0.923759639263153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.833759784698486">
                <text:p>0.833759784698486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0.923947334289551">
                <text:p>0.923947334289551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0.833724558353424">
                <text:p>0.83372455835342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0.923803627490997">
                <text:p>0.923803627490997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0.830247044563293">
                <text:p>0.830247044563293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0.924189269542694">
                <text:p>0.92418926954269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0.829732537269592">
                <text:p>0.82973253726959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0.923771500587463">
                <text:p>0.923771500587463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0.830174267292023">
                <text:p>0.830174267292023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0.92330801486969">
                <text:p>0.92330801486969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0.829873621463776">
                <text:p>0.82987362146377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0.923317313194275">
                <text:p>0.92331731319427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0.830330193042755">
                <text:p>0.830330193042755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0.922825694084168">
                <text:p>0.922825694084168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0.829481661319733">
                <text:p>0.829481661319733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0.922585129737854">
                <text:p>0.922585129737854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0.829532086849213">
                <text:p>0.829532086849213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0.922762870788574">
                <text:p>0.922762870788574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0.829514443874359">
                <text:p>0.829514443874359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0.923571109771728">
                <text:p>0.923571109771728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0.829975605010986">
                <text:p>0.829975605010986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0.924027800559998">
                <text:p>0.924027800559998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0.829880356788635">
                <text:p>0.829880356788635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0.924391090869904">
                <text:p>0.924391090869904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0.831285953521729">
                <text:p>0.83128595352172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0.924382328987122">
                <text:p>0.92438232898712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0.828836619853973">
                <text:p>0.828836619853973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0.925292551517487">
                <text:p>0.925292551517487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0.826190054416657">
                <text:p>0.826190054416657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0.924887776374817">
                <text:p>0.924887776374817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0.824645161628723">
                <text:p>0.824645161628723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0.924377202987671">
                <text:p>0.924377202987671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0.825390696525574">
                <text:p>0.825390696525574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0.924598634243012">
                <text:p>0.924598634243012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0.82489150762558">
                <text:p>0.82489150762558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0.924923479557037">
                <text:p>0.924923479557037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0.825401663780212">
                <text:p>0.825401663780212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0.925641357898712">
                <text:p>0.925641357898712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0.828433811664581">
                <text:p>0.828433811664581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0.924102306365967">
                <text:p>0.92410230636596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0.829195380210876">
                <text:p>0.82919538021087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0.924547672271728">
                <text:p>0.924547672271728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0.827915012836456">
                <text:p>0.827915012836456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0.9264857172966">
                <text:p>0.9264857172966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0.827978312969208">
                <text:p>0.827978312969208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0.926880776882172">
                <text:p>0.926880776882172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0.825781762599945">
                <text:p>0.825781762599945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0.927253246307373">
                <text:p>0.92725324630737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0.824440836906433">
                <text:p>0.824440836906433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0.927658438682556">
                <text:p>0.92765843868255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0.824790120124817">
                <text:p>0.824790120124817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0.927956461906433">
                <text:p>0.927956461906433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0.816941797733307">
                <text:p>0.81694179773330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0.928920745849609">
                <text:p>0.928920745849609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0.819397747516632">
                <text:p>0.81939774751663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0.929292559623718">
                <text:p>0.929292559623718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0.82090425491333">
                <text:p>0.82090425491333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0.928804576396942">
                <text:p>0.928804576396942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0.820772588253021">
                <text:p>0.820772588253021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0.928413331508636">
                <text:p>0.928413331508636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0.820571780204773">
                <text:p>0.820571780204773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0.927163898944855">
                <text:p>0.927163898944855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0.82004052400589">
                <text:p>0.8200405240058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0.927502274513245">
                <text:p>0.927502274513245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0.820409417152405">
                <text:p>0.820409417152405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0.927462995052338">
                <text:p>0.92746299505233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0.819172739982605">
                <text:p>0.819172739982605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0.926050066947937">
                <text:p>0.92605006694793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0.819728553295136">
                <text:p>0.81972855329513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0.92730712890625">
                <text:p>0.927307128906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0.820121228694916">
                <text:p>0.820121228694916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0.926195979118347">
                <text:p>0.926195979118347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0.820114314556122">
                <text:p>0.82011431455612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0.926314055919647">
                <text:p>0.926314055919647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0.820172667503357">
                <text:p>0.820172667503357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0.926422119140625">
                <text:p>0.926422119140625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0.817508935928345">
                <text:p>0.817508935928345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0.926940441131592">
                <text:p>0.926940441131592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0.818379759788513">
                <text:p>0.818379759788513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0.92569899559021">
                <text:p>0.92569899559021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0.820509254932404">
                <text:p>0.82050925493240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0.925027549266815">
                <text:p>0.925027549266815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0.820379853248596">
                <text:p>0.820379853248596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0.923736989498138">
                <text:p>0.923736989498138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0.821000576019287">
                <text:p>0.82100057601928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0.920140981674194">
                <text:p>0.920140981674194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0.820827007293701">
                <text:p>0.820827007293701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0.919117152690887">
                <text:p>0.919117152690887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0.81964898109436">
                <text:p>0.81964898109436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0.919024527072906">
                <text:p>0.91902452707290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0.819143831729889">
                <text:p>0.81914383172988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0.915759980678558">
                <text:p>0.915759980678558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0.819429337978363">
                <text:p>0.819429337978363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0.908769071102142">
                <text:p>0.908769071102142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0.817478954792023">
                <text:p>0.81747895479202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0.902997732162476">
                <text:p>0.902997732162476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0.818004846572876">
                <text:p>0.818004846572876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0.900391936302185">
                <text:p>0.900391936302185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0.817162275314331">
                <text:p>0.81716227531433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0.898398518562317">
                <text:p>0.898398518562317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0.82020103931427">
                <text:p>0.82020103931427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0.899802684783935">
                <text:p>0.899802684783935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0.837108612060547">
                <text:p>0.837108612060547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0.902177512645721">
                <text:p>0.902177512645721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0.838140189647675">
                <text:p>0.83814018964767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0.895779669284821">
                <text:p>0.895779669284821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0.836914658546448">
                <text:p>0.836914658546448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0.89800363779068">
                <text:p>0.89800363779068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0.837043881416321">
                <text:p>0.837043881416321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0.897286713123322">
                <text:p>0.897286713123322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0.83629298210144">
                <text:p>0.83629298210144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0.904287815093994">
                <text:p>0.90428781509399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0.838041484355927">
                <text:p>0.838041484355927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0.907622396945953">
                <text:p>0.90762239694595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0.838226556777954">
                <text:p>0.838226556777954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0.902712106704712">
                <text:p>0.902712106704712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0.83989542722702">
                <text:p>0.83989542722702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0.872322976589203">
                <text:p>0.872322976589203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0.839795351028442">
                <text:p>0.839795351028442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0.857634961605072">
                <text:p>0.857634961605072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0.840141415596008">
                <text:p>0.840141415596008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0.888729393482208">
                <text:p>0.888729393482208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839604496955872">
                <text:p>0.839604496955872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0.897097766399383">
                <text:p>0.897097766399383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0.847314357757568">
                <text:p>0.847314357757568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0.878717601299286">
                <text:p>0.878717601299286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0.841915667057037">
                <text:p>0.841915667057037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0.84673947095871">
                <text:p>0.84673947095871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0.847005188465118">
                <text:p>0.847005188465118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0.856157302856445">
                <text:p>0.856157302856445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0.43153703212738">
                <text:p>0.43153703212738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0.846806526184082">
                <text:p>0.84680652618408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0.846675515174866">
                <text:p>0.846675515174866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0.724141299724579">
                <text:p>0.724141299724579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0.847240626811981">
                <text:p>0.847240626811981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0.766609251499176">
                <text:p>0.76660925149917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0.847443699836731">
                <text:p>0.847443699836731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0.847724378108978">
                <text:p>0.84772437810897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0.876311421394348">
                <text:p>0.876311421394348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0.848282277584076">
                <text:p>0.848282277584076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0.920594274997711">
                <text:p>0.92059427499771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0.848257780075073">
                <text:p>0.848257780075073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0.933941423892975">
                <text:p>0.93394142389297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0.848248183727264">
                <text:p>0.848248183727264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0.93723052740097">
                <text:p>0.9372305274009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0.848256468772888">
                <text:p>0.848256468772888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0.939841687679291">
                <text:p>0.939841687679291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0.848288118839264">
                <text:p>0.84828811883926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0.941990077495575">
                <text:p>0.941990077495575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0.847830057144165">
                <text:p>0.847830057144165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0.939699411392212">
                <text:p>0.939699411392212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0.847945034503937">
                <text:p>0.847945034503937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0.940585970878601">
                <text:p>0.940585970878601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0.847616791725159">
                <text:p>0.847616791725159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0.930669367313385">
                <text:p>0.930669367313385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0.847748458385468">
                <text:p>0.847748458385468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0.919806778430939">
                <text:p>0.91980677843093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0.846788883209229">
                <text:p>0.846788883209229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0.890054404735565">
                <text:p>0.890054404735565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0.84750509262085">
                <text:p>0.84750509262085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0.8649001121521">
                <text:p>0.8649001121521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0.846183955669403">
                <text:p>0.846183955669403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0.884567201137543">
                <text:p>0.88456720113754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0.846306264400482">
                <text:p>0.846306264400482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0.852160334587097">
                <text:p>0.852160334587097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0.82162868976593">
                <text:p>0.82162868976593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0.840171098709106">
                <text:p>0.840171098709106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0.785177409648895">
                <text:p>0.785177409648895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0.841907382011414">
                <text:p>0.841907382011414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0.80693656206131">
                <text:p>0.80693656206131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0.84167468547821">
                <text:p>0.84167468547821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0.781625211238861">
                <text:p>0.781625211238861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0.841345429420471">
                <text:p>0.841345429420471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0.756580770015717">
                <text:p>0.756580770015717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0.841042101383209">
                <text:p>0.841042101383209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0.701126456260681">
                <text:p>0.701126456260681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0.840702652931213">
                <text:p>0.840702652931213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0.77566385269165">
                <text:p>0.77566385269165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0.841238737106323">
                <text:p>0.841238737106323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0.744041681289673">
                <text:p>0.74404168128967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0.840786099433899">
                <text:p>0.840786099433899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0.715296626091003">
                <text:p>0.715296626091003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0.840012788772583">
                <text:p>0.84001278877258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0.795673251152039">
                <text:p>0.795673251152039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0.839712500572205">
                <text:p>0.83971250057220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0.839706063270569">
                <text:p>0.839706063270569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0.869027853012085">
                <text:p>0.869027853012085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0.840127646923065">
                <text:p>0.840127646923065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0.892134130001068">
                <text:p>0.892134130001068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0.839647948741913">
                <text:p>0.839647948741913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0.897639155387878">
                <text:p>0.897639155387878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0.840686738491058">
                <text:p>0.84068673849105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0.90074497461319">
                <text:p>0.90074497461319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0.841559827327728">
                <text:p>0.841559827327728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0.920555531978607">
                <text:p>0.920555531978607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0.840634644031525">
                <text:p>0.840634644031525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0.924504816532135">
                <text:p>0.92450481653213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0.838418066501617">
                <text:p>0.838418066501617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0.91786116361618">
                <text:p>0.91786116361618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0.83927595615387">
                <text:p>0.83927595615387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0.927680253982544">
                <text:p>0.927680253982544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0.83703488111496">
                <text:p>0.83703488111496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0.936938166618347">
                <text:p>0.93693816661834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0.837473690509796">
                <text:p>0.837473690509796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0.94891631603241">
                <text:p>0.9489163160324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0.837237536907196">
                <text:p>0.837237536907196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0.945730566978455">
                <text:p>0.945730566978455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0.837421953678131">
                <text:p>0.837421953678131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0.941088378429413">
                <text:p>0.941088378429413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0.838520884513855">
                <text:p>0.838520884513855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0.945494294166565">
                <text:p>0.945494294166565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0.837127864360809">
                <text:p>0.837127864360809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0.918355047702789">
                <text:p>0.918355047702789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0.648401856422424">
                <text:p>0.648401856422424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0.836377680301666">
                <text:p>0.836377680301666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0.838893473148346">
                <text:p>0.838893473148346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0.889932692050934">
                <text:p>0.889932692050934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0.839785635471344">
                <text:p>0.839785635471344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0.937576591968536">
                <text:p>0.937576591968536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0.838544428348541">
                <text:p>0.838544428348541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0.943323016166687">
                <text:p>0.943323016166687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0.835689604282379">
                <text:p>0.835689604282379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.942579865455627">
                <text:p>0.942579865455627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0.835197269916534">
                <text:p>0.83519726991653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0.935498952865601">
                <text:p>0.935498952865601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0.830792009830475">
                <text:p>0.830792009830475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0.949715137481689">
                <text:p>0.949715137481689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0.831120312213898">
                <text:p>0.83112031221389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0.946239590644836">
                <text:p>0.946239590644836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0.83430415391922">
                <text:p>0.8343041539192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0.936511099338532">
                <text:p>0.93651109933853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0.833322465419769">
                <text:p>0.833322465419769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0.938412547111511">
                <text:p>0.938412547111511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0.832967460155487">
                <text:p>0.832967460155487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0.936250567436218">
                <text:p>0.93625056743621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0.83356910943985">
                <text:p>0.83356910943985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0.938831031322479">
                <text:p>0.938831031322479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0.833608329296112">
                <text:p>0.833608329296112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0.932612597942352">
                <text:p>0.932612597942352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0.834684073925018">
                <text:p>0.834684073925018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0.937836289405823">
                <text:p>0.937836289405823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0.835283160209656">
                <text:p>0.835283160209656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0.929616868495941">
                <text:p>0.929616868495941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0.847000896930695">
                <text:p>0.847000896930695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0.933664560317993">
                <text:p>0.933664560317993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0.845607817173004">
                <text:p>0.845607817173004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0.920139133930206">
                <text:p>0.920139133930206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0.846121251583099">
                <text:p>0.846121251583099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0.93977552652359">
                <text:p>0.93977552652359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0.845830202102661">
                <text:p>0.845830202102661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0.943589627742767">
                <text:p>0.943589627742767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0.846034944057465">
                <text:p>0.846034944057465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0.964175462722778">
                <text:p>0.964175462722778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0.845585465431213">
                <text:p>0.845585465431213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0.951315939426422">
                <text:p>0.951315939426422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0.845422148704529">
                <text:p>0.84542214870452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0.946104466915131">
                <text:p>0.946104466915131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0.845431387424469">
                <text:p>0.84543138742446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0.939797341823578">
                <text:p>0.939797341823578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0.845608532428741">
                <text:p>0.84560853242874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0.935667335987091">
                <text:p>0.935667335987091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0.845600843429565">
                <text:p>0.845600843429565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0.935865342617035">
                <text:p>0.935865342617035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0.846533358097076">
                <text:p>0.84653335809707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0.937856197357178">
                <text:p>0.937856197357178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0.845373451709747">
                <text:p>0.845373451709747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0.933568596839905">
                <text:p>0.933568596839905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0.844809234142303">
                <text:p>0.844809234142303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0.939379155635834">
                <text:p>0.939379155635834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0.844999432563782">
                <text:p>0.844999432563782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0.949658811092377">
                <text:p>0.949658811092377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0.845649898052216">
                <text:p>0.845649898052216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0.941750407218933">
                <text:p>0.941750407218933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0.845897614955902">
                <text:p>0.845897614955902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0.939330995082855">
                <text:p>0.939330995082855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0.846351802349091">
                <text:p>0.846351802349091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0.937350273132324">
                <text:p>0.937350273132324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0.846254229545593">
                <text:p>0.846254229545593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0.932182669639587">
                <text:p>0.932182669639587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0.846813142299652">
                <text:p>0.846813142299652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0.92931467294693">
                <text:p>0.9293146729469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0.848126113414764">
                <text:p>0.848126113414764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0.929470777511597">
                <text:p>0.929470777511597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0.848883211612701">
                <text:p>0.848883211612701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0.929452180862427">
                <text:p>0.929452180862427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0.848934769630432">
                <text:p>0.848934769630432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0.930226683616638">
                <text:p>0.930226683616638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0.849067568778992">
                <text:p>0.849067568778992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0.926601767539978">
                <text:p>0.92660176753997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0.849005103111267">
                <text:p>0.84900510311126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0.94457620382309">
                <text:p>0.94457620382309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0.847664475440979">
                <text:p>0.84766447544097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0.937259316444397">
                <text:p>0.937259316444397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0.837216377258301">
                <text:p>0.837216377258301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0.941555678844452">
                <text:p>0.941555678844452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0.837656080722809">
                <text:p>0.837656080722809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0.940944969654083">
                <text:p>0.940944969654083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0.837378799915314">
                <text:p>0.83737879991531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0.945986449718475">
                <text:p>0.945986449718475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0.83709716796875">
                <text:p>0.83709716796875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0.94512540102005">
                <text:p>0.94512540102005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0.837197780609131">
                <text:p>0.83719778060913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0.950011372566223">
                <text:p>0.950011372566223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0.836928963661194">
                <text:p>0.836928963661194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0.946628928184509">
                <text:p>0.946628928184509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0.456642746925354">
                <text:p>0.45664274692535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0.836445927619934">
                <text:p>0.836445927619934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0.954828083515167">
                <text:p>0.954828083515167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0.426145255565643">
                <text:p>0.426145255565643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0.837162911891937">
                <text:p>0.837162911891937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0.958955526351929">
                <text:p>0.95895552635192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0.395828574895859">
                <text:p>0.395828574895859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0.837578892707825">
                <text:p>0.837578892707825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0.945717096328735">
                <text:p>0.945717096328735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0.31860077381134">
                <text:p>0.31860077381134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0.837085723876953">
                <text:p>0.837085723876953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0.885988354682922">
                <text:p>0.885988354682922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0.837436378002167">
                <text:p>0.837436378002167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0.894954442977905">
                <text:p>0.894954442977905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0.829675376415253">
                <text:p>0.829675376415253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0.899020373821258">
                <text:p>0.899020373821258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0.829846262931824">
                <text:p>0.8298462629318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0.854858994483948">
                <text:p>0.854858994483948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0.831530094146729">
                <text:p>0.831530094146729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0.925819635391235">
                <text:p>0.92581963539123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0.831650197505951">
                <text:p>0.831650197505951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0.835468173027039">
                <text:p>0.83546817302703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0.831960260868073">
                <text:p>0.831960260868073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0.859301507472992">
                <text:p>0.859301507472992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0.831991314888001">
                <text:p>0.831991314888001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0.858753085136414">
                <text:p>0.858753085136414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0.834943473339081">
                <text:p>0.834943473339081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0.857406079769135">
                <text:p>0.857406079769135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0.833401083946228">
                <text:p>0.833401083946228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0.858332872390747">
                <text:p>0.858332872390747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0.835266053676605">
                <text:p>0.835266053676605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0.84250545501709">
                <text:p>0.8425054550170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0.82136869430542">
                <text:p>0.82136869430542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0.835401833057404">
                <text:p>0.835401833057404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0.812937915325165">
                <text:p>0.812937915325165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0.834709167480469">
                <text:p>0.834709167480469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0.816990375518799">
                <text:p>0.816990375518799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0.835275769233704">
                <text:p>0.835275769233704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0.832712173461914">
                <text:p>0.832712173461914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0.833671689033508">
                <text:p>0.833671689033508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0.833499133586883">
                <text:p>0.833499133586883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0.839942157268524">
                <text:p>0.83994215726852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0.832591831684112">
                <text:p>0.832591831684112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0.848762214183807">
                <text:p>0.848762214183807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0.832661330699921">
                <text:p>0.83266133069992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0.856354594230652">
                <text:p>0.856354594230652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0.832968473434448">
                <text:p>0.832968473434448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0.83792108297348">
                <text:p>0.8379210829734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0.825928688049316">
                <text:p>0.825928688049316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0.831792831420898">
                <text:p>0.831792831420898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0.815350532531738">
                <text:p>0.815350532531738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0.832129955291748">
                <text:p>0.832129955291748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0.819382607936859">
                <text:p>0.819382607936859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0.832162916660309">
                <text:p>0.83216291666030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0.809577226638794">
                <text:p>0.809577226638794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0.832327961921692">
                <text:p>0.832327961921692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0.775524139404297">
                <text:p>0.775524139404297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0.843875586986542">
                <text:p>0.843875586986542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0.847728550434112">
                <text:p>0.847728550434112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0.871886968612671">
                <text:p>0.871886968612671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0.841448247432709">
                <text:p>0.841448247432709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0.846336781978607">
                <text:p>0.846336781978607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0.845673739910126">
                <text:p>0.84567373991012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0.857217252254486">
                <text:p>0.857217252254486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0.840768277645111">
                <text:p>0.840768277645111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0.85556161403656">
                <text:p>0.85556161403656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0.761934459209442">
                <text:p>0.761934459209442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0.856386959552765">
                <text:p>0.856386959552765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0.791321039199829">
                <text:p>0.79132103919982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0.856179714202881">
                <text:p>0.856179714202881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0.840018689632416">
                <text:p>0.840018689632416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0.855668365955353">
                <text:p>0.855668365955353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0.327732563018799">
                <text:p>0.327732563018799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0.822637438774109">
                <text:p>0.822637438774109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0.856367647647858">
                <text:p>0.856367647647858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0.381312012672424">
                <text:p>0.381312012672424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0.85657125711441">
                <text:p>0.85657125711441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0.916001379489899">
                <text:p>0.916001379489899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0.437535017728806">
                <text:p>0.43753501772880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0.856559157371521">
                <text:p>0.856559157371521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0.904433608055115">
                <text:p>0.904433608055115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0.856501281261444">
                <text:p>0.856501281261444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0.928788244724274">
                <text:p>0.928788244724274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0.412102252244949">
                <text:p>0.412102252244949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0.856409132480621">
                <text:p>0.856409132480621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0.933132469654083">
                <text:p>0.933132469654083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0.856851041316986">
                <text:p>0.856851041316986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0.927323698997498">
                <text:p>0.927323698997498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0.344797730445862">
                <text:p>0.344797730445862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0.856559038162231">
                <text:p>0.856559038162231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0.937616109848022">
                <text:p>0.937616109848022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0.856582760810852">
                <text:p>0.856582760810852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0.926171779632568">
                <text:p>0.926171779632568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0.853457033634186">
                <text:p>0.853457033634186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0.93010276556015">
                <text:p>0.93010276556015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0.855221211910248">
                <text:p>0.855221211910248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0.933487117290497">
                <text:p>0.933487117290497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0.853665709495544">
                <text:p>0.85366570949554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0.914366722106934">
                <text:p>0.914366722106934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0.855367839336395">
                <text:p>0.855367839336395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0.942123532295227">
                <text:p>0.942123532295227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0.854234099388123">
                <text:p>0.854234099388123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0.940749526023865">
                <text:p>0.940749526023865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0.85458779335022">
                <text:p>0.85458779335022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0.93423330783844">
                <text:p>0.93423330783844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0.854135632514954">
                <text:p>0.854135632514954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0.92799723148346">
                <text:p>0.92799723148346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0.854407429695129">
                <text:p>0.854407429695129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0.940497934818268">
                <text:p>0.940497934818268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0.854386866092682">
                <text:p>0.854386866092682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0.931663632392883">
                <text:p>0.931663632392883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0.855108857154846">
                <text:p>0.855108857154846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0.93835723400116">
                <text:p>0.93835723400116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0.854828119277954">
                <text:p>0.854828119277954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0.939505994319916">
                <text:p>0.939505994319916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0.855406880378723">
                <text:p>0.855406880378723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0.940575063228607">
                <text:p>0.940575063228607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0.853973269462585">
                <text:p>0.853973269462585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0.930685698986053">
                <text:p>0.93068569898605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0.856373369693756">
                <text:p>0.85637336969375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0.907996416091919">
                <text:p>0.907996416091919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0.854716062545776">
                <text:p>0.854716062545776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0.878534555435181">
                <text:p>0.878534555435181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0.855144560337067">
                <text:p>0.85514456033706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0.869975924491882">
                <text:p>0.869975924491882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0.84071809053421">
                <text:p>0.8407180905342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0.925019979476929">
                <text:p>0.925019979476929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0.842386245727539">
                <text:p>0.842386245727539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0.919466197490692">
                <text:p>0.91946619749069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0.842945218086243">
                <text:p>0.842945218086243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0.930098533630371">
                <text:p>0.930098533630371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0.843136489391327">
                <text:p>0.843136489391327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0.925532460212708">
                <text:p>0.925532460212708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0.843868851661682">
                <text:p>0.843868851661682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0.924939692020416">
                <text:p>0.924939692020416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0.844586491584778">
                <text:p>0.84458649158477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0.922257244586945">
                <text:p>0.92225724458694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0.844122111797333">
                <text:p>0.844122111797333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0.923583209514618">
                <text:p>0.923583209514618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0.830395579338074">
                <text:p>0.830395579338074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0.92671525478363">
                <text:p>0.92671525478363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0.830958008766174">
                <text:p>0.830958008766174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0.929062604904175">
                <text:p>0.929062604904175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0.831331729888916">
                <text:p>0.831331729888916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0.927209854125977">
                <text:p>0.927209854125977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0.829517304897308">
                <text:p>0.829517304897308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0.924744427204132">
                <text:p>0.924744427204132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0.830015599727631">
                <text:p>0.830015599727631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0.920878887176514">
                <text:p>0.920878887176514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0.830465197563171">
                <text:p>0.830465197563171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0.922850787639618">
                <text:p>0.922850787639618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0.833059966564178">
                <text:p>0.833059966564178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0.923681735992431">
                <text:p>0.923681735992431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0.830640375614166">
                <text:p>0.830640375614166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0.921432316303253">
                <text:p>0.921432316303253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0.830549418926239">
                <text:p>0.830549418926239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0.91784679889679">
                <text:p>0.91784679889679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0.832757472991943">
                <text:p>0.832757472991943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0.913348257541656">
                <text:p>0.913348257541656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0.832874357700348">
                <text:p>0.83287435770034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0.918893992900848">
                <text:p>0.918893992900848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0.830724537372589">
                <text:p>0.830724537372589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0.919631063938141">
                <text:p>0.919631063938141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0.831092953681946">
                <text:p>0.83109295368194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0.924741804599762">
                <text:p>0.924741804599762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0.833003640174866">
                <text:p>0.833003640174866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0.937394618988037">
                <text:p>0.937394618988037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0.835223317146301">
                <text:p>0.835223317146301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0.929857850074768">
                <text:p>0.929857850074768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0.834781348705292">
                <text:p>0.834781348705292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0.932017982006073">
                <text:p>0.932017982006073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0.834575831890106">
                <text:p>0.834575831890106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0.933651566505432">
                <text:p>0.933651566505432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0.834245264530182">
                <text:p>0.834245264530182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0.917113125324249">
                <text:p>0.917113125324249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0.834579110145569">
                <text:p>0.834579110145569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0.880480289459229">
                <text:p>0.88048028945922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0.834429025650024">
                <text:p>0.83442902565002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0.84743869304657">
                <text:p>0.84743869304657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0.836434185504913">
                <text:p>0.836434185504913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0.906566143035889">
                <text:p>0.906566143035889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0.835971891880035">
                <text:p>0.835971891880035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0.91670560836792">
                <text:p>0.91670560836792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0.834930419921875">
                <text:p>0.834930419921875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0.921267688274384">
                <text:p>0.921267688274384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0.834756135940552">
                <text:p>0.83475613594055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0.904883205890656">
                <text:p>0.904883205890656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0.832391262054443">
                <text:p>0.832391262054443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0.878380000591278">
                <text:p>0.878380000591278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0.830550789833069">
                <text:p>0.830550789833069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0.91040301322937">
                <text:p>0.91040301322937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0.833595931529999">
                <text:p>0.83359593152999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0.927252352237701">
                <text:p>0.927252352237701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0.832464218139648">
                <text:p>0.832464218139648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0.926544368267059">
                <text:p>0.926544368267059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0.831667125225067">
                <text:p>0.831667125225067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0.917093873023987">
                <text:p>0.917093873023987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0.83063668012619">
                <text:p>0.83063668012619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0.931783676147461">
                <text:p>0.931783676147461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0.829890489578247">
                <text:p>0.829890489578247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0.915845274925232">
                <text:p>0.915845274925232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0.829850077629089">
                <text:p>0.829850077629089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0.9217529296875">
                <text:p>0.9217529296875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0.830649077892303">
                <text:p>0.830649077892303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0.932530760765076">
                <text:p>0.932530760765076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0.831896662712097">
                <text:p>0.831896662712097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0.937223374843597">
                <text:p>0.937223374843597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0.832092881202698">
                <text:p>0.832092881202698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0.921071887016296">
                <text:p>0.921071887016296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0.831844985485077">
                <text:p>0.831844985485077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0.927583515644074">
                <text:p>0.927583515644074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0.833287596702576">
                <text:p>0.833287596702576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0.934836149215698">
                <text:p>0.934836149215698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0.833470344543457">
                <text:p>0.83347034454345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0.936524569988251">
                <text:p>0.936524569988251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0.834060430526733">
                <text:p>0.83406043052673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0.940372467041016">
                <text:p>0.940372467041016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0.83200478553772">
                <text:p>0.83200478553772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0.951000988483429">
                <text:p>0.951000988483429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0.833193600177765">
                <text:p>0.83319360017776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0.935792744159698">
                <text:p>0.93579274415969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0.833020508289337">
                <text:p>0.833020508289337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0.905203640460968">
                <text:p>0.90520364046096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0.833087384700775">
                <text:p>0.83308738470077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0.864582419395447">
                <text:p>0.864582419395447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0.810253441333771">
                <text:p>0.810253441333771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0.835476577281952">
                <text:p>0.835476577281952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0.835592091083527">
                <text:p>0.835592091083527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0.840016007423401">
                <text:p>0.840016007423401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0.786512196063995">
                <text:p>0.786512196063995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0.835346400737762">
                <text:p>0.835346400737762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0.76147598028183">
                <text:p>0.76147598028183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0.835223376750946">
                <text:p>0.83522337675094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0.835384666919708">
                <text:p>0.835384666919708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0.853839635848999">
                <text:p>0.85383963584899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0.833846390247345">
                <text:p>0.833846390247345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0.862258434295654">
                <text:p>0.862258434295654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0.834392666816711">
                <text:p>0.83439266681671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0.866760611534119">
                <text:p>0.866760611534119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0.834881901741028">
                <text:p>0.834881901741028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0.885875940322876">
                <text:p>0.885875940322876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0.834727287292481">
                <text:p>0.834727287292481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0.889804303646088">
                <text:p>0.889804303646088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0.834550678730011">
                <text:p>0.834550678730011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0.898716688156128">
                <text:p>0.898716688156128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0.83465987443924">
                <text:p>0.83465987443924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0.91827392578125">
                <text:p>0.91827392578125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0.834564924240112">
                <text:p>0.834564924240112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0.920599937438965">
                <text:p>0.920599937438965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0.834530651569366">
                <text:p>0.834530651569366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0.939227402210236">
                <text:p>0.93922740221023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0.834599256515503">
                <text:p>0.83459925651550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0.939262509346008">
                <text:p>0.939262509346008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0.840924561023712">
                <text:p>0.840924561023712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0.930703520774841">
                <text:p>0.930703520774841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0.843215942382813">
                <text:p>0.84321594238281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0.926218152046204">
                <text:p>0.926218152046204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0.842888176441193">
                <text:p>0.842888176441193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0.914830386638641">
                <text:p>0.914830386638641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0.295440286397934">
                <text:p>0.295440286397934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0.837240099906921">
                <text:p>0.837240099906921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0.910646080970764">
                <text:p>0.910646080970764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0.276533305644989">
                <text:p>0.276533305644989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0.835772693157196">
                <text:p>0.83577269315719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0.911995530128479">
                <text:p>0.911995530128479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0.836892664432526">
                <text:p>0.836892664432526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0.920840620994568">
                <text:p>0.920840620994568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0.837088644504547">
                <text:p>0.837088644504547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0.936219036579132">
                <text:p>0.936219036579132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0.836986899375916">
                <text:p>0.836986899375916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0.943732798099518">
                <text:p>0.943732798099518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0.837298214435577">
                <text:p>0.837298214435577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0.945015013217926">
                <text:p>0.94501501321792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0.837863802909851">
                <text:p>0.837863802909851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0.944897294044495">
                <text:p>0.944897294044495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0.837346911430359">
                <text:p>0.837346911430359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0.952116072177887">
                <text:p>0.95211607217788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0.837516844272614">
                <text:p>0.837516844272614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0.953740835189819">
                <text:p>0.953740835189819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0.836977064609528">
                <text:p>0.836977064609528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0.944150507450104">
                <text:p>0.944150507450104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0.836969316005707">
                <text:p>0.836969316005707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0.934082090854645">
                <text:p>0.934082090854645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0.836804687976837">
                <text:p>0.836804687976837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0.949948072433472">
                <text:p>0.949948072433472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0.295914739370346">
                <text:p>0.295914739370346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0.838121294975281">
                <text:p>0.83812129497528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0.940996408462524">
                <text:p>0.940996408462524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0.304865807294846">
                <text:p>0.304865807294846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0.837921261787415">
                <text:p>0.837921261787415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0.93829083442688">
                <text:p>0.9382908344268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0.29105544090271">
                <text:p>0.29105544090271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0.837448000907898">
                <text:p>0.837448000907898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0.946128129959106">
                <text:p>0.946128129959106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0.291295766830444">
                <text:p>0.291295766830444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0.836891412734985">
                <text:p>0.836891412734985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0.949412167072296">
                <text:p>0.949412167072296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0.282106935977936">
                <text:p>0.282106935977936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0.837460160255432">
                <text:p>0.837460160255432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0.953531682491302">
                <text:p>0.953531682491302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0.290165454149246">
                <text:p>0.290165454149246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0.838188707828522">
                <text:p>0.838188707828522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0.95220160484314">
                <text:p>0.95220160484314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0.291580080986023">
                <text:p>0.29158008098602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0.838072240352631">
                <text:p>0.838072240352631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0.891303539276123">
                <text:p>0.891303539276123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0.302611112594604">
                <text:p>0.30261111259460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0.837963104248047">
                <text:p>0.837963104248047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0.87971043586731">
                <text:p>0.87971043586731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0.305704891681671">
                <text:p>0.305704891681671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0.838058590888977">
                <text:p>0.838058590888977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0.903444349765778">
                <text:p>0.903444349765778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0.290268868207932">
                <text:p>0.290268868207932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0.837718963623047">
                <text:p>0.837718963623047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0.94366842508316">
                <text:p>0.94366842508316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0.283595860004425">
                <text:p>0.2835958600044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0.838063061237335">
                <text:p>0.83806306123733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942428052425384">
                <text:p>0.942428052425384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0.263367772102356">
                <text:p>0.263367772102356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0.838249146938324">
                <text:p>0.838249146938324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0.933996856212616">
                <text:p>0.933996856212616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0.25166329741478">
                <text:p>0.25166329741478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0.837831079959869">
                <text:p>0.837831079959869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0.927168607711792">
                <text:p>0.927168607711792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0.250129133462906">
                <text:p>0.250129133462906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0.837487161159515">
                <text:p>0.837487161159515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0.919226467609406">
                <text:p>0.919226467609406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0.837246656417847">
                <text:p>0.837246656417847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0.914198517799377">
                <text:p>0.914198517799377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0.837530314922333">
                <text:p>0.837530314922333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0.92084789276123">
                <text:p>0.92084789276123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0.251473426818848">
                <text:p>0.25147342681884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0.838119983673096">
                <text:p>0.838119983673096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0.943682014942169">
                <text:p>0.943682014942169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0.433803111314774">
                <text:p>0.433803111314774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0.831263065338135">
                <text:p>0.831263065338135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0.954232096672058">
                <text:p>0.95423209667205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0.430939316749573">
                <text:p>0.43093931674957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0.830745995044708">
                <text:p>0.83074599504470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0.941895365715027">
                <text:p>0.941895365715027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0.432866036891937">
                <text:p>0.432866036891937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0.830024719238281">
                <text:p>0.830024719238281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0.898505389690399">
                <text:p>0.898505389690399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0.435486257076263">
                <text:p>0.435486257076263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0.830143809318543">
                <text:p>0.830143809318543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0.898139178752899">
                <text:p>0.898139178752899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0.440668523311615">
                <text:p>0.44066852331161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0.830904841423035">
                <text:p>0.830904841423035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0.927498579025269">
                <text:p>0.927498579025269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0.429832518100738">
                <text:p>0.429832518100738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0.832427144050598">
                <text:p>0.832427144050598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0.937806904315948">
                <text:p>0.937806904315948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0.421667188405991">
                <text:p>0.421667188405991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0.832406282424927">
                <text:p>0.832406282424927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0.920682311058044">
                <text:p>0.920682311058044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0.389205485582352">
                <text:p>0.389205485582352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0.833580791950226">
                <text:p>0.833580791950226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0.950346112251282">
                <text:p>0.950346112251282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0.391169488430023">
                <text:p>0.391169488430023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0.834014177322388">
                <text:p>0.834014177322388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0.951610684394836">
                <text:p>0.951610684394836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0.394604384899139">
                <text:p>0.394604384899139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0.834567129611969">
                <text:p>0.834567129611969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0.949066996574402">
                <text:p>0.949066996574402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0.404645055532455">
                <text:p>0.404645055532455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0.83333283662796">
                <text:p>0.83333283662796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0.943036913871765">
                <text:p>0.943036913871765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0.408644169569016">
                <text:p>0.408644169569016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0.834296643733978">
                <text:p>0.83429664373397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0.937059223651886">
                <text:p>0.937059223651886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0.399076193571091">
                <text:p>0.399076193571091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0.83233630657196">
                <text:p>0.83233630657196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0.939115345478058">
                <text:p>0.93911534547805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0.402080446481705">
                <text:p>0.402080446481705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0.833895564079285">
                <text:p>0.833895564079285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0.945640206336975">
                <text:p>0.945640206336975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0.407011955976486">
                <text:p>0.407011955976486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0.833007872104645">
                <text:p>0.833007872104645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0.946213841438293">
                <text:p>0.946213841438293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0.415731936693192">
                <text:p>0.415731936693192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0.833515048027039">
                <text:p>0.833515048027039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0.949775338172913">
                <text:p>0.949775338172913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0.414161950349808">
                <text:p>0.414161950349808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0.833504974842072">
                <text:p>0.833504974842072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0.947175800800324">
                <text:p>0.947175800800324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0.410623669624329">
                <text:p>0.410623669624329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0.83155232667923">
                <text:p>0.83155232667923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0.939367592334747">
                <text:p>0.939367592334747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0.402324318885803">
                <text:p>0.402324318885803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0.831354260444641">
                <text:p>0.83135426044464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0.938181459903717">
                <text:p>0.938181459903717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0.413171172142029">
                <text:p>0.41317117214202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0.832261145114899">
                <text:p>0.832261145114899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0.937947332859039">
                <text:p>0.937947332859039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0.415080785751343">
                <text:p>0.415080785751343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0.831512689590454">
                <text:p>0.831512689590454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0.938695073127747">
                <text:p>0.938695073127747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0.415146410465241">
                <text:p>0.415146410465241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0.83445143699646">
                <text:p>0.83445143699646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0.956284761428833">
                <text:p>0.956284761428833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0.415203422307968">
                <text:p>0.415203422307968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0.833707332611084">
                <text:p>0.833707332611084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0.949122786521912">
                <text:p>0.949122786521912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0.391884475946426">
                <text:p>0.391884475946426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0.832136034965515">
                <text:p>0.832136034965515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0.93569016456604">
                <text:p>0.93569016456604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0.394545763731003">
                <text:p>0.394545763731003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0.83355849981308">
                <text:p>0.83355849981308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0.910898566246033">
                <text:p>0.910898566246033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0.372222006320953">
                <text:p>0.372222006320953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0.835357666015625">
                <text:p>0.83535766601562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0.903218984603882">
                <text:p>0.903218984603882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0.390387982130051">
                <text:p>0.39038798213005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833595812320709">
                <text:p>0.833595812320709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0.899346172809601">
                <text:p>0.899346172809601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0.421227931976318">
                <text:p>0.421227931976318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0.835031032562256">
                <text:p>0.835031032562256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0.894939184188843">
                <text:p>0.894939184188843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0.422604143619537">
                <text:p>0.422604143619537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0.835626482963562">
                <text:p>0.835626482963562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0.902281999588013">
                <text:p>0.902281999588013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0.409478574991226">
                <text:p>0.409478574991226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0.83654648065567">
                <text:p>0.83654648065567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0.921217799186706">
                <text:p>0.921217799186706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0.410364121198654">
                <text:p>0.410364121198654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0.836274385452271">
                <text:p>0.836274385452271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0.930471181869507">
                <text:p>0.930471181869507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0.383272618055344">
                <text:p>0.383272618055344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0.829704523086548">
                <text:p>0.829704523086548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0.949800789356232">
                <text:p>0.949800789356232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0.824970662593842">
                <text:p>0.824970662593842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0.949422776699066">
                <text:p>0.949422776699066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0.827958881855011">
                <text:p>0.827958881855011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0.938447117805481">
                <text:p>0.938447117805481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0.828054308891296">
                <text:p>0.828054308891296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0.898904025554657">
                <text:p>0.898904025554657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0.827243506908417">
                <text:p>0.827243506908417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0.918322384357452">
                <text:p>0.918322384357452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0.825546681880951">
                <text:p>0.825546681880951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0.908416032791138">
                <text:p>0.908416032791138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0.825443983078003">
                <text:p>0.825443983078003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0.91593599319458">
                <text:p>0.9159359931945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0.827784478664398">
                <text:p>0.827784478664398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0.894357323646545">
                <text:p>0.894357323646545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0.827141463756561">
                <text:p>0.827141463756561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0.850040018558502">
                <text:p>0.850040018558502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0.82440847158432">
                <text:p>0.82440847158432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0.901231825351715">
                <text:p>0.901231825351715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0.817964732646942">
                <text:p>0.817964732646942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0.925173342227936">
                <text:p>0.92517334222793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0.816627562046051">
                <text:p>0.816627562046051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0.948141932487488">
                <text:p>0.948141932487488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0.827160358428955">
                <text:p>0.827160358428955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0.948905348777771">
                <text:p>0.94890534877777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0.825831651687622">
                <text:p>0.825831651687622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0.94389420747757">
                <text:p>0.94389420747757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0.823562562465668">
                <text:p>0.823562562465668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0.958202302455902">
                <text:p>0.958202302455902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0.824962675571442">
                <text:p>0.824962675571442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0.952814400196075">
                <text:p>0.95281440019607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0.829484820365906">
                <text:p>0.829484820365906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0.914165377616882">
                <text:p>0.914165377616882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0.82482898235321">
                <text:p>0.82482898235321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0.911321878433228">
                <text:p>0.911321878433228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0.824674308300018">
                <text:p>0.824674308300018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0.897035002708435">
                <text:p>0.897035002708435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0.828119516372681">
                <text:p>0.828119516372681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0.865383505821228">
                <text:p>0.865383505821228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0.824438989162445">
                <text:p>0.824438989162445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0.89095938205719">
                <text:p>0.89095938205719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0.817896246910095">
                <text:p>0.81789624691009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0.9189732670784">
                <text:p>0.9189732670784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0.820449233055115">
                <text:p>0.820449233055115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0.917213141918182">
                <text:p>0.917213141918182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0.82171094417572">
                <text:p>0.82171094417572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0.912444949150085">
                <text:p>0.912444949150085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0.817006945610046">
                <text:p>0.817006945610046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0.913904368877411">
                <text:p>0.913904368877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